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" calcext:value-type="float">
            <text:p>104148</text:p>
          </table:table-cell>
          <table:table-cell office:value-type="float" office:value="103096" calcext:value-type="float">
            <text:p>1030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.010257" calcext:value-type="float">
            <text:p>2.010257</text:p>
          </table:table-cell>
          <table:table-cell office:value-type="float" office:value="99.0051" calcext:value-type="float">
            <text:p>99.0051</text:p>
          </table:table-cell>
          <table:table-cell office:value-type="float" office:value="96.994843" calcext:value-type="float">
            <text:p>96.994843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.023799" calcext:value-type="float">
            <text:p>2.023799</text:p>
          </table:table-cell>
          <table:table-cell office:value-type="float" office:value="99.020524" calcext:value-type="float">
            <text:p>99.020524</text:p>
          </table:table-cell>
          <table:table-cell office:value-type="float" office:value="96.996725" calcext:value-type="float">
            <text:p>96.996725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79" calcext:value-type="float">
            <text:p>1.026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8356" calcext:value-type="float">
            <text:p>2.018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37" calcext:value-type="float">
            <text:p>1.037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99.505111" calcext:value-type="float">
            <text:p>99.505111</text:p>
          </table:table-cell>
          <table:table-cell office:value-type="float" office:value="98.495889" calcext:value-type="float">
            <text:p>98.495889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46117" calcext:value-type="float">
            <text:p>1.046117</text:p>
          </table:table-cell>
          <table:table-cell office:value-type="float" office:value="99.520535" calcext:value-type="float">
            <text:p>99.520535</text:p>
          </table:table-cell>
          <table:table-cell office:value-type="float" office:value="98.474418" calcext:value-type="float">
            <text:p>98.474418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53" calcext:value-type="float">
            <text:p>1.025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" calcext:value-type="float">
            <text:p>1.02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232" calcext:value-type="float">
            <text:p>1.035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3393" calcext:value-type="float">
            <text:p>1.013393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91704" calcext:value-type="float">
            <text:p>98.991704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" calcext:value-type="float">
            <text:p>312444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.046678" calcext:value-type="float">
            <text:p>1.046678</text:p>
          </table:table-cell>
          <table:table-cell office:value-type="float" office:value="99.687194" calcext:value-type="float">
            <text:p>99.687194</text:p>
          </table:table-cell>
          <table:table-cell office:value-type="float" office:value="98.640516" calcext:value-type="float">
            <text:p>98.640516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15" calcext:value-type="float">
            <text:p>1.020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861" calcext:value-type="float">
            <text:p>1.01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753" calcext:value-type="float">
            <text:p>1.035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755103" calcext:value-type="float">
            <text:p>99.755103</text:p>
          </table:table-cell>
          <table:table-cell office:value-type="float" office:value="98.746641" calcext:value-type="float">
            <text:p>98.746641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46469" calcext:value-type="float">
            <text:p>1.046469</text:p>
          </table:table-cell>
          <table:table-cell office:value-type="float" office:value="99.770527" calcext:value-type="float">
            <text:p>99.770527</text:p>
          </table:table-cell>
          <table:table-cell office:value-type="float" office:value="98.724058" calcext:value-type="float">
            <text:p>98.724058</text:p>
          </table:table-cell>
          <table:table-cell office:value-type="float" office:value="0.033758" calcext:value-type="float">
            <text:p>0.03375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194" calcext:value-type="float">
            <text:p>1.021194</text:p>
          </table:table-cell>
          <table:table-cell office:value-type="float" office:value="12.271078" calcext:value-type="float">
            <text:p>12.271078</text:p>
          </table:table-cell>
          <table:table-cell office:value-type="float" office:value="11.249884" calcext:value-type="float">
            <text:p>11.24988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12.272565" calcext:value-type="float">
            <text:p>12.272565</text:p>
          </table:table-cell>
          <table:table-cell office:value-type="float" office:value="11.259494" calcext:value-type="float">
            <text:p>11.25949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584" calcext:value-type="float">
            <text:p>1.035584</text:p>
          </table:table-cell>
          <table:table-cell office:value-type="float" office:value="12.273919" calcext:value-type="float">
            <text:p>12.273919</text:p>
          </table:table-cell>
          <table:table-cell office:value-type="float" office:value="11.238335" calcext:value-type="float">
            <text:p>11.23833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25235" calcext:value-type="float">
            <text:p>1.025235</text:p>
          </table:table-cell>
          <table:table-cell office:value-type="float" office:value="99.805108" calcext:value-type="float">
            <text:p>99.805108</text:p>
          </table:table-cell>
          <table:table-cell office:value-type="float" office:value="98.779873" calcext:value-type="float">
            <text:p>98.779873</text:p>
          </table:table-cell>
          <table:table-cell office:value-type="float" office:value="0.042174" calcext:value-type="float">
            <text:p>0.042174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51603" calcext:value-type="float">
            <text:p>1.051603</text:p>
          </table:table-cell>
          <table:table-cell office:value-type="float" office:value="99.820532" calcext:value-type="float">
            <text:p>99.820532</text:p>
          </table:table-cell>
          <table:table-cell office:value-type="float" office:value="98.768929" calcext:value-type="float">
            <text:p>98.768929</text:p>
          </table:table-cell>
          <table:table-cell office:value-type="float" office:value="0.042178" calcext:value-type="float">
            <text:p>0.042178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8468" calcext:value-type="float">
            <text:p>1.028468</text:p>
          </table:table-cell>
          <table:table-cell office:value-type="float" office:value="28.219074" calcext:value-type="float">
            <text:p>28.219074</text:p>
          </table:table-cell>
          <table:table-cell office:value-type="float" office:value="27.190606" calcext:value-type="float">
            <text:p>27.19060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881" calcext:value-type="float">
            <text:p>1.026881</text:p>
          </table:table-cell>
          <table:table-cell office:value-type="float" office:value="28.22056" calcext:value-type="float">
            <text:p>28.22056</text:p>
          </table:table-cell>
          <table:table-cell office:value-type="float" office:value="27.193679" calcext:value-type="float">
            <text:p>27.19367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0598" calcext:value-type="float">
            <text:p>1.040598</text:p>
          </table:table-cell>
          <table:table-cell office:value-type="float" office:value="28.221994" calcext:value-type="float">
            <text:p>28.221994</text:p>
          </table:table-cell>
          <table:table-cell office:value-type="float" office:value="27.181396" calcext:value-type="float">
            <text:p>27.18139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99.838435" calcext:value-type="float">
            <text:p>99.838435</text:p>
          </table:table-cell>
          <table:table-cell office:value-type="float" office:value="98.827013" calcext:value-type="float">
            <text:p>98.827013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42557" calcext:value-type="float">
            <text:p>1.042557</text:p>
          </table:table-cell>
          <table:table-cell office:value-type="float" office:value="99.853859" calcext:value-type="float">
            <text:p>99.853859</text:p>
          </table:table-cell>
          <table:table-cell office:value-type="float" office:value="98.811301" calcext:value-type="float">
            <text:p>98.811301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134" calcext:value-type="float">
            <text:p>1.024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1" calcext:value-type="float">
            <text:p>1.016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33" calcext:value-type="float">
            <text:p>1.031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862252" calcext:value-type="float">
            <text:p>99.862252</text:p>
          </table:table-cell>
          <table:table-cell office:value-type="float" office:value="98.854011" calcext:value-type="float">
            <text:p>98.854011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49377" calcext:value-type="float">
            <text:p>1.049377</text:p>
          </table:table-cell>
          <table:table-cell office:value-type="float" office:value="99.877676" calcext:value-type="float">
            <text:p>99.877676</text:p>
          </table:table-cell>
          <table:table-cell office:value-type="float" office:value="98.8283" calcext:value-type="float">
            <text:p>98.8283</text:p>
          </table:table-cell>
          <table:table-cell office:value-type="float" office:value="0.059014" calcext:value-type="float">
            <text:p>0.059014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53" calcext:value-type="float">
            <text:p>1.026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312" calcext:value-type="float">
            <text:p>1.038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99.880096" calcext:value-type="float">
            <text:p>99.880096</text:p>
          </table:table-cell>
          <table:table-cell office:value-type="float" office:value="98.870603" calcext:value-type="float">
            <text:p>98.870603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58579" calcext:value-type="float">
            <text:p>1.058579</text:p>
          </table:table-cell>
          <table:table-cell office:value-type="float" office:value="99.89552" calcext:value-type="float">
            <text:p>99.89552</text:p>
          </table:table-cell>
          <table:table-cell office:value-type="float" office:value="98.836941" calcext:value-type="float">
            <text:p>98.836941</text:p>
          </table:table-cell>
          <table:table-cell office:value-type="float" office:value="0.067439" calcext:value-type="float">
            <text:p>0.067439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285" calcext:value-type="float">
            <text:p>1.03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715" calcext:value-type="float">
            <text:p>1.047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3805" calcext:value-type="float">
            <text:p>98.993805</text:p>
          </table:table-cell>
          <table:table-cell office:value-type="float" office:value="0.075834" calcext:value-type="float">
            <text:p>0.075834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7332" calcext:value-type="float">
            <text:p>937332</text:p>
          </table:table-cell>
          <table:table-cell table:number-columns-repeated="2" office:value-type="float" office:value="891" calcext:value-type="float">
            <text:p>891</text:p>
          </table:table-cell>
          <table:table-cell office:value-type="float" office:value="1.041528" calcext:value-type="float">
            <text:p>1.041528</text:p>
          </table:table-cell>
          <table:table-cell office:value-type="float" office:value="99.909415" calcext:value-type="float">
            <text:p>99.909415</text:p>
          </table:table-cell>
          <table:table-cell office:value-type="float" office:value="98.867887" calcext:value-type="float">
            <text:p>98.867887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65" calcext:value-type="float">
            <text:p>1.020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483" calcext:value-type="float">
            <text:p>1.030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05103" calcext:value-type="float">
            <text:p>99.905103</text:p>
          </table:table-cell>
          <table:table-cell office:value-type="float" office:value="98.897822" calcext:value-type="float">
            <text:p>98.897822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48417" calcext:value-type="float">
            <text:p>1.048417</text:p>
          </table:table-cell>
          <table:table-cell office:value-type="float" office:value="99.920527" calcext:value-type="float">
            <text:p>99.920527</text:p>
          </table:table-cell>
          <table:table-cell office:value-type="float" office:value="98.872111" calcext:value-type="float">
            <text:p>98.872111</text:p>
          </table:table-cell>
          <table:table-cell office:value-type="float" office:value="0.084269" calcext:value-type="float">
            <text:p>0.084269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93" calcext:value-type="float">
            <text:p>1.026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52" calcext:value-type="float">
            <text:p>1.037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99.914203" calcext:value-type="float">
            <text:p>99.914203</text:p>
          </table:table-cell>
          <table:table-cell office:value-type="float" office:value="98.903762" calcext:value-type="float">
            <text:p>98.903762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49197" calcext:value-type="float">
            <text:p>1.049197</text:p>
          </table:table-cell>
          <table:table-cell office:value-type="float" office:value="99.929627" calcext:value-type="float">
            <text:p>99.929627</text:p>
          </table:table-cell>
          <table:table-cell office:value-type="float" office:value="98.88043" calcext:value-type="float">
            <text:p>98.88043</text:p>
          </table:table-cell>
          <table:table-cell office:value-type="float" office:value="0.092688" calcext:value-type="float">
            <text:p>0.092688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133" calcext:value-type="float">
            <text:p>1.031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252" calcext:value-type="float">
            <text:p>1.038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6222" calcext:value-type="float">
            <text:p>1.016222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8879" calcext:value-type="float">
            <text:p>98.988879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49776" calcext:value-type="float">
            <text:p>1249776</text:p>
          </table:table-cell>
          <table:table-cell table:number-columns-repeated="2" office:value-type="float" office:value="1188" calcext:value-type="float">
            <text:p>1188</text:p>
          </table:table-cell>
          <table:table-cell office:value-type="float" office:value="1.053447" calcext:value-type="float">
            <text:p>1.053447</text:p>
          </table:table-cell>
          <table:table-cell office:value-type="float" office:value="99.937198" calcext:value-type="float">
            <text:p>99.937198</text:p>
          </table:table-cell>
          <table:table-cell office:value-type="float" office:value="98.883751" calcext:value-type="float">
            <text:p>98.883751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344" calcext:value-type="float">
            <text:p>1.028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1" calcext:value-type="float">
            <text:p>1.020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583" calcext:value-type="float">
            <text:p>1.042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28183" calcext:value-type="float">
            <text:p>99.928183</text:p>
          </table:table-cell>
          <table:table-cell office:value-type="float" office:value="98.920902" calcext:value-type="float">
            <text:p>98.92090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44597" calcext:value-type="float">
            <text:p>1.044597</text:p>
          </table:table-cell>
          <table:table-cell office:value-type="float" office:value="99.943607" calcext:value-type="float">
            <text:p>99.943607</text:p>
          </table:table-cell>
          <table:table-cell office:value-type="float" office:value="98.89901" calcext:value-type="float">
            <text:p>98.89901</text:p>
          </table:table-cell>
          <table:table-cell office:value-type="float" office:value="0.10952" calcext:value-type="float">
            <text:p>0.10952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93" calcext:value-type="float">
            <text:p>1.02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752" calcext:value-type="float">
            <text:p>1.03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100.005103" calcext:value-type="float">
            <text:p>100.005103</text:p>
          </table:table-cell>
          <table:table-cell office:value-type="float" office:value="98.992891" calcext:value-type="float">
            <text:p>98.992891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8072" calcext:value-type="float">
            <text:p>1458072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1.048616" calcext:value-type="float">
            <text:p>1.048616</text:p>
          </table:table-cell>
          <table:table-cell office:value-type="float" office:value="99.949101" calcext:value-type="float">
            <text:p>99.949101</text:p>
          </table:table-cell>
          <table:table-cell office:value-type="float" office:value="98.900485" calcext:value-type="float">
            <text:p>98.900485</text:p>
          </table:table-cell>
          <table:table-cell office:value-type="float" office:value="0.117943" calcext:value-type="float">
            <text:p>0.117943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745" calcext:value-type="float">
            <text:p>1.024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01" calcext:value-type="float">
            <text:p>1.014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511" calcext:value-type="float">
            <text:p>1.037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17995" calcext:value-type="float">
            <text:p>1.017995</text:p>
          </table:table-cell>
          <table:table-cell office:value-type="float" office:value="99.93843" calcext:value-type="float">
            <text:p>99.93843</text:p>
          </table:table-cell>
          <table:table-cell office:value-type="float" office:value="98.920434" calcext:value-type="float">
            <text:p>98.920434</text:p>
          </table:table-cell>
          <table:table-cell office:value-type="float" office:value="0.126342" calcext:value-type="float">
            <text:p>0.126342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" calcext:value-type="float">
            <text:p>1562220</text:p>
          </table:table-cell>
          <table:table-cell office:value-type="float" office:value="1560116" calcext:value-type="float">
            <text:p>1560116</text:p>
          </table:table-cell>
          <table:table-cell office:value-type="float" office:value="1485" calcext:value-type="float">
            <text:p>1485</text:p>
          </table:table-cell>
          <table:table-cell office:value-type="float" office:value="1483" calcext:value-type="float">
            <text:p>1483</text:p>
          </table:table-cell>
          <table:table-cell office:value-type="float" office:value="1.289451" calcext:value-type="float">
            <text:p>1.289451</text:p>
          </table:table-cell>
          <table:table-cell office:value-type="float" office:value="99.953854" calcext:value-type="float">
            <text:p>99.953854</text:p>
          </table:table-cell>
          <table:table-cell office:value-type="float" office:value="98.664402" calcext:value-type="float">
            <text:p>98.664402</text:p>
          </table:table-cell>
          <table:table-cell office:value-type="float" office:value="0.126499" calcext:value-type="float">
            <text:p>0.126499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62405" calcext:value-type="float">
            <text:p>1.262405</text:p>
          </table:table-cell>
          <table:table-cell office:value-type="float" office:value="29.103109" calcext:value-type="float">
            <text:p>29.103109</text:p>
          </table:table-cell>
          <table:table-cell office:value-type="float" office:value="27.840703" calcext:value-type="float">
            <text:p>27.840703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7062" calcext:value-type="float">
            <text:p>1.257062</text:p>
          </table:table-cell>
          <table:table-cell office:value-type="float" office:value="29.089176" calcext:value-type="float">
            <text:p>29.089176</text:p>
          </table:table-cell>
          <table:table-cell office:value-type="float" office:value="27.832114" calcext:value-type="float">
            <text:p>27.83211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8367" calcext:value-type="float">
            <text:p>1.278367</text:p>
          </table:table-cell>
          <table:table-cell office:value-type="float" office:value="29.104443" calcext:value-type="float">
            <text:p>29.104443</text:p>
          </table:table-cell>
          <table:table-cell office:value-type="float" office:value="27.826076" calcext:value-type="float">
            <text:p>27.82607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1501" calcext:value-type="float">
            <text:p>1.011501</text:p>
          </table:table-cell>
          <table:table-cell office:value-type="float" office:value="99.942614" calcext:value-type="float">
            <text:p>99.942614</text:p>
          </table:table-cell>
          <table:table-cell office:value-type="float" office:value="98.931113" calcext:value-type="float">
            <text:p>98.931113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45377" calcext:value-type="float">
            <text:p>1.045377</text:p>
          </table:table-cell>
          <table:table-cell office:value-type="float" office:value="99.958018" calcext:value-type="float">
            <text:p>99.958018</text:p>
          </table:table-cell>
          <table:table-cell office:value-type="float" office:value="98.912641" calcext:value-type="float">
            <text:p>98.912641</text:p>
          </table:table-cell>
          <table:table-cell office:value-type="float" office:value="0.134775" calcext:value-type="float">
            <text:p>0.134775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3" calcext:value-type="float">
            <text:p>1.025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92" calcext:value-type="float">
            <text:p>1.034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5401" calcext:value-type="float">
            <text:p>1.015401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97" calcext:value-type="float">
            <text:p>98.9897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0516" calcext:value-type="float">
            <text:p>1770516</text:p>
          </table:table-cell>
          <table:table-cell table:number-columns-repeated="2" office:value-type="float" office:value="1683" calcext:value-type="float">
            <text:p>1683</text:p>
          </table:table-cell>
          <table:table-cell office:value-type="float" office:value="1.054517" calcext:value-type="float">
            <text:p>1.054517</text:p>
          </table:table-cell>
          <table:table-cell office:value-type="float" office:value="99.961698" calcext:value-type="float">
            <text:p>99.961698</text:p>
          </table:table-cell>
          <table:table-cell office:value-type="float" office:value="98.907182" calcext:value-type="float">
            <text:p>98.907182</text:p>
          </table:table-cell>
          <table:table-cell office:value-type="float" office:value="0.143206" calcext:value-type="float">
            <text:p>0.143206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253" calcext:value-type="float">
            <text:p>1.029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492" calcext:value-type="float">
            <text:p>1.043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99.949557" calcext:value-type="float">
            <text:p>99.949557</text:p>
          </table:table-cell>
          <table:table-cell office:value-type="float" office:value="98.941215" calcext:value-type="float">
            <text:p>98.941215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50507" calcext:value-type="float">
            <text:p>1.050507</text:p>
          </table:table-cell>
          <table:table-cell office:value-type="float" office:value="99.964981" calcext:value-type="float">
            <text:p>99.964981</text:p>
          </table:table-cell>
          <table:table-cell office:value-type="float" office:value="98.914473" calcext:value-type="float">
            <text:p>98.914473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54" calcext:value-type="float">
            <text:p>1.029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1" calcext:value-type="float">
            <text:p>1.018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593" calcext:value-type="float">
            <text:p>1.038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08301" calcext:value-type="float">
            <text:p>1.008301</text:p>
          </table:table-cell>
          <table:table-cell office:value-type="float" office:value="99.952465" calcext:value-type="float">
            <text:p>99.952465</text:p>
          </table:table-cell>
          <table:table-cell office:value-type="float" office:value="98.944164" calcext:value-type="float">
            <text:p>98.944164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52537" calcext:value-type="float">
            <text:p>1.052537</text:p>
          </table:table-cell>
          <table:table-cell office:value-type="float" office:value="99.967889" calcext:value-type="float">
            <text:p>99.967889</text:p>
          </table:table-cell>
          <table:table-cell office:value-type="float" office:value="98.915352" calcext:value-type="float">
            <text:p>98.915352</text:p>
          </table:table-cell>
          <table:table-cell office:value-type="float" office:value="0.160041" calcext:value-type="float">
            <text:p>0.160041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13" calcext:value-type="float">
            <text:p>1.031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552" calcext:value-type="float">
            <text:p>1.041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8042" calcext:value-type="float">
            <text:p>1.018042</text:p>
          </table:table-cell>
          <table:table-cell office:value-type="float" office:value="99.955111" calcext:value-type="float">
            <text:p>99.955111</text:p>
          </table:table-cell>
          <table:table-cell office:value-type="float" office:value="98.937069" calcext:value-type="float">
            <text:p>98.937069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980" calcext:value-type="float">
            <text:p>1980</text:p>
          </table:table-cell>
          <table:table-cell office:value-type="float" office:value="1976" calcext:value-type="float">
            <text:p>1976</text:p>
          </table:table-cell>
          <table:table-cell office:value-type="float" office:value="1.287251" calcext:value-type="float">
            <text:p>1.287251</text:p>
          </table:table-cell>
          <table:table-cell office:value-type="float" office:value="99.970535" calcext:value-type="float">
            <text:p>99.970535</text:p>
          </table:table-cell>
          <table:table-cell office:value-type="float" office:value="98.683285" calcext:value-type="float">
            <text:p>98.683285</text:p>
          </table:table-cell>
          <table:table-cell office:value-type="float" office:value="0.168519" calcext:value-type="float">
            <text:p>0.168519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167" calcext:value-type="float">
            <text:p>1.268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064" calcext:value-type="float">
            <text:p>1.26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6346" calcext:value-type="float">
            <text:p>1.276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17372" calcext:value-type="float">
            <text:p>1.017372</text:p>
          </table:table-cell>
          <table:table-cell office:value-type="float" office:value="99.957486" calcext:value-type="float">
            <text:p>99.957486</text:p>
          </table:table-cell>
          <table:table-cell office:value-type="float" office:value="98.940114" calcext:value-type="float">
            <text:p>98.940114</text:p>
          </table:table-cell>
          <table:table-cell office:value-type="float" office:value="0.176843" calcext:value-type="float">
            <text:p>0.176843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72729" calcext:value-type="float">
            <text:p>1.072729</text:p>
          </table:table-cell>
          <table:table-cell office:value-type="float" office:value="99.97291" calcext:value-type="float">
            <text:p>99.97291</text:p>
          </table:table-cell>
          <table:table-cell office:value-type="float" office:value="98.90018" calcext:value-type="float">
            <text:p>98.90018</text:p>
          </table:table-cell>
          <table:table-cell office:value-type="float" office:value="0.176914" calcext:value-type="float">
            <text:p>0.176914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32114" calcext:value-type="float">
            <text:p>1.032114</text:p>
          </table:table-cell>
          <table:table-cell office:value-type="float" office:value="53.064682" calcext:value-type="float">
            <text:p>53.064682</text:p>
          </table:table-cell>
          <table:table-cell office:value-type="float" office:value="52.032568" calcext:value-type="float">
            <text:p>52.032568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1061" calcext:value-type="float">
            <text:p>1.021061</text:p>
          </table:table-cell>
          <table:table-cell office:value-type="float" office:value="53.073105" calcext:value-type="float">
            <text:p>53.073105</text:p>
          </table:table-cell>
          <table:table-cell office:value-type="float" office:value="52.052044" calcext:value-type="float">
            <text:p>52.05204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7573" calcext:value-type="float">
            <text:p>1.047573</text:p>
          </table:table-cell>
          <table:table-cell office:value-type="float" office:value="53.066016" calcext:value-type="float">
            <text:p>53.066016</text:p>
          </table:table-cell>
          <table:table-cell office:value-type="float" office:value="52.018444" calcext:value-type="float">
            <text:p>52.01844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09501" calcext:value-type="float">
            <text:p>1.009501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95595" calcext:value-type="float">
            <text:p>98.995595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1256" calcext:value-type="float">
            <text:p>2291256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1.046617" calcext:value-type="float">
            <text:p>1.046617</text:p>
          </table:table-cell>
          <table:table-cell office:value-type="float" office:value="99.975073" calcext:value-type="float">
            <text:p>99.975073</text:p>
          </table:table-cell>
          <table:table-cell office:value-type="float" office:value="98.928457" calcext:value-type="float">
            <text:p>98.928457</text:p>
          </table:table-cell>
          <table:table-cell office:value-type="float" office:value="0.185286" calcext:value-type="float">
            <text:p>0.18528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233" calcext:value-type="float">
            <text:p>1.026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32" calcext:value-type="float">
            <text:p>1.035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61616" calcext:value-type="float">
            <text:p>99.961616</text:p>
          </table:table-cell>
          <table:table-cell office:value-type="float" office:value="98.947144" calcext:value-type="float">
            <text:p>98.9471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6554" calcext:value-type="float">
            <text:p>1.06554</text:p>
          </table:table-cell>
          <table:table-cell office:value-type="float" office:value="99.97704" calcext:value-type="float">
            <text:p>99.97704</text:p>
          </table:table-cell>
          <table:table-cell office:value-type="float" office:value="98.9115" calcext:value-type="float">
            <text:p>98.9115</text:p>
          </table:table-cell>
          <table:table-cell office:value-type="float" office:value="0.193741" calcext:value-type="float">
            <text:p>0.193741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25" calcext:value-type="float">
            <text:p>1.02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563" calcext:value-type="float">
            <text:p>1.040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09373" calcext:value-type="float">
            <text:p>1.009373</text:p>
          </table:table-cell>
          <table:table-cell office:value-type="float" office:value="99.96344" calcext:value-type="float">
            <text:p>99.96344</text:p>
          </table:table-cell>
          <table:table-cell office:value-type="float" office:value="98.954067" calcext:value-type="float">
            <text:p>98.954067</text:p>
          </table:table-cell>
          <table:table-cell office:value-type="float" office:value="0.202078" calcext:value-type="float">
            <text:p>0.20207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43428" calcext:value-type="float">
            <text:p>1.043428</text:p>
          </table:table-cell>
          <table:table-cell office:value-type="float" office:value="99.978864" calcext:value-type="float">
            <text:p>99.978864</text:p>
          </table:table-cell>
          <table:table-cell office:value-type="float" office:value="98.935436" calcext:value-type="float">
            <text:p>98.935436</text:p>
          </table:table-cell>
          <table:table-cell office:value-type="float" office:value="0.202116" calcext:value-type="float">
            <text:p>0.202116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35" calcext:value-type="float">
            <text:p>1.024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61" calcext:value-type="float">
            <text:p>1.014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43" calcext:value-type="float">
            <text:p>1.032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99.965103" calcext:value-type="float">
            <text:p>99.965103</text:p>
          </table:table-cell>
          <table:table-cell office:value-type="float" office:value="98.956801" calcext:value-type="float">
            <text:p>98.956801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54868" calcext:value-type="float">
            <text:p>1.054868</text:p>
          </table:table-cell>
          <table:table-cell office:value-type="float" office:value="99.980527" calcext:value-type="float">
            <text:p>99.980527</text:p>
          </table:table-cell>
          <table:table-cell office:value-type="float" office:value="98.925659" calcext:value-type="float">
            <text:p>98.925659</text:p>
          </table:table-cell>
          <table:table-cell office:value-type="float" office:value="0.210558" calcext:value-type="float">
            <text:p>0.210558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134" calcext:value-type="float">
            <text:p>1.021134</text:p>
          </table:table-cell>
          <table:table-cell office:value-type="float" office:value="68.058068" calcext:value-type="float">
            <text:p>68.058068</text:p>
          </table:table-cell>
          <table:table-cell office:value-type="float" office:value="67.036934" calcext:value-type="float">
            <text:p>67.0369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7071" calcext:value-type="float">
            <text:p>1.017071</text:p>
          </table:table-cell>
          <table:table-cell office:value-type="float" office:value="68.06631" calcext:value-type="float">
            <text:p>68.06631</text:p>
          </table:table-cell>
          <table:table-cell office:value-type="float" office:value="67.04924" calcext:value-type="float">
            <text:p>67.0492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333" calcext:value-type="float">
            <text:p>1.035333</text:p>
          </table:table-cell>
          <table:table-cell office:value-type="float" office:value="68.059402" calcext:value-type="float">
            <text:p>68.059402</text:p>
          </table:table-cell>
          <table:table-cell office:value-type="float" office:value="67.024069" calcext:value-type="float">
            <text:p>67.02406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11341" calcext:value-type="float">
            <text:p>1.011341</text:p>
          </table:table-cell>
          <table:table-cell office:value-type="float" office:value="100.005111" calcext:value-type="float">
            <text:p>100.005111</text:p>
          </table:table-cell>
          <table:table-cell office:value-type="float" office:value="98.99377" calcext:value-type="float">
            <text:p>98.99377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7848" calcext:value-type="float">
            <text:p>2707848</text:p>
          </table:table-cell>
          <table:table-cell table:number-columns-repeated="2" office:value-type="float" office:value="2574" calcext:value-type="float">
            <text:p>2574</text:p>
          </table:table-cell>
          <table:table-cell office:value-type="float" office:value="1.056103" calcext:value-type="float">
            <text:p>1.056103</text:p>
          </table:table-cell>
          <table:table-cell office:value-type="float" office:value="99.982069" calcext:value-type="float">
            <text:p>99.982069</text:p>
          </table:table-cell>
          <table:table-cell office:value-type="float" office:value="98.925966" calcext:value-type="float">
            <text:p>98.925966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53" calcext:value-type="float">
            <text:p>1.022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89" calcext:value-type="float">
            <text:p>1.01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192" calcext:value-type="float">
            <text:p>1.03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1481" calcext:value-type="float">
            <text:p>1.011481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3616" calcext:value-type="float">
            <text:p>98.993616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1996" calcext:value-type="float">
            <text:p>2811996</text:p>
          </table:table-cell>
          <table:table-cell table:number-columns-repeated="2" office:value-type="float" office:value="2673" calcext:value-type="float">
            <text:p>2673</text:p>
          </table:table-cell>
          <table:table-cell office:value-type="float" office:value="1.041517" calcext:value-type="float">
            <text:p>1.041517</text:p>
          </table:table-cell>
          <table:table-cell office:value-type="float" office:value="99.983495" calcext:value-type="float">
            <text:p>99.983495</text:p>
          </table:table-cell>
          <table:table-cell office:value-type="float" office:value="98.941978" calcext:value-type="float">
            <text:p>98.941978</text:p>
          </table:table-cell>
          <table:table-cell office:value-type="float" office:value="0.227365" calcext:value-type="float">
            <text:p>0.227365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73" calcext:value-type="float">
            <text:p>1.018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9" calcext:value-type="float">
            <text:p>1.01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12" calcext:value-type="float">
            <text:p>1.030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99.969385" calcext:value-type="float">
            <text:p>99.969385</text:p>
          </table:table-cell>
          <table:table-cell office:value-type="float" office:value="98.960964" calcext:value-type="float">
            <text:p>98.960964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57058" calcext:value-type="float">
            <text:p>1.057058</text:p>
          </table:table-cell>
          <table:table-cell office:value-type="float" office:value="99.984809" calcext:value-type="float">
            <text:p>99.984809</text:p>
          </table:table-cell>
          <table:table-cell office:value-type="float" office:value="98.927751" calcext:value-type="float">
            <text:p>98.927751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353" calcext:value-type="float">
            <text:p>1.030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572" calcext:value-type="float">
            <text:p>1.040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08493" calcext:value-type="float">
            <text:p>1.008493</text:p>
          </table:table-cell>
          <table:table-cell office:value-type="float" office:value="99.970628" calcext:value-type="float">
            <text:p>99.970628</text:p>
          </table:table-cell>
          <table:table-cell office:value-type="float" office:value="98.962136" calcext:value-type="float">
            <text:p>98.962136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60611" calcext:value-type="float">
            <text:p>1.060611</text:p>
          </table:table-cell>
          <table:table-cell office:value-type="float" office:value="99.986052" calcext:value-type="float">
            <text:p>99.986052</text:p>
          </table:table-cell>
          <table:table-cell office:value-type="float" office:value="98.925441" calcext:value-type="float">
            <text:p>98.925441</text:p>
          </table:table-cell>
          <table:table-cell office:value-type="float" office:value="0.244248" calcext:value-type="float">
            <text:p>0.244248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475" calcext:value-type="float">
            <text:p>1.02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71" calcext:value-type="float">
            <text:p>1.014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016" calcext:value-type="float">
            <text:p>1.04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4404" calcext:value-type="float">
            <text:p>1.014404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0703" calcext:value-type="float">
            <text:p>98.990703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0" calcext:value-type="float">
            <text:p>3124440</text:p>
          </table:table-cell>
          <table:table-cell table:number-columns-repeated="2" office:value-type="float" office:value="2970" calcext:value-type="float">
            <text:p>2970</text:p>
          </table:table-cell>
          <table:table-cell office:value-type="float" office:value="1.05223" calcext:value-type="float">
            <text:p>1.05223</text:p>
          </table:table-cell>
          <table:table-cell office:value-type="float" office:value="99.987184" calcext:value-type="float">
            <text:p>99.987184</text:p>
          </table:table-cell>
          <table:table-cell office:value-type="float" office:value="98.934954" calcext:value-type="float">
            <text:p>98.934954</text:p>
          </table:table-cell>
          <table:table-cell office:value-type="float" office:value="0.252646" calcext:value-type="float">
            <text:p>0.252646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36" calcext:value-type="float">
            <text:p>1.02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475" calcext:value-type="float">
            <text:p>1.03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07373" calcext:value-type="float">
            <text:p>1.007373</text:p>
          </table:table-cell>
          <table:table-cell office:value-type="float" office:value="99.972856" calcext:value-type="float">
            <text:p>99.972856</text:p>
          </table:table-cell>
          <table:table-cell office:value-type="float" office:value="98.965483" calcext:value-type="float">
            <text:p>98.965483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49239" calcext:value-type="float">
            <text:p>1.049239</text:p>
          </table:table-cell>
          <table:table-cell office:value-type="float" office:value="99.98826" calcext:value-type="float">
            <text:p>99.98826</text:p>
          </table:table-cell>
          <table:table-cell office:value-type="float" office:value="98.939021" calcext:value-type="float">
            <text:p>98.939021</text:p>
          </table:table-cell>
          <table:table-cell office:value-type="float" office:value="0.261057" calcext:value-type="float">
            <text:p>0.261057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85" calcext:value-type="float">
            <text:p>1.02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61" calcext:value-type="float">
            <text:p>1.017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43" calcext:value-type="float">
            <text:p>1.029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99.973851" calcext:value-type="float">
            <text:p>99.973851</text:p>
          </table:table-cell>
          <table:table-cell office:value-type="float" office:value="98.957389" calcext:value-type="float">
            <text:p>98.957389</text:p>
          </table:table-cell>
          <table:table-cell office:value-type="float" office:value="0.269428" calcext:value-type="float">
            <text:p>0.269428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6562" calcext:value-type="float">
            <text:p>1.06562</text:p>
          </table:table-cell>
          <table:table-cell office:value-type="float" office:value="99.989275" calcext:value-type="float">
            <text:p>99.989275</text:p>
          </table:table-cell>
          <table:table-cell office:value-type="float" office:value="98.923655" calcext:value-type="float">
            <text:p>98.923655</text:p>
          </table:table-cell>
          <table:table-cell office:value-type="float" office:value="0.26952" calcext:value-type="float">
            <text:p>0.26952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317" calcext:value-type="float">
            <text:p>1.039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1" calcext:value-type="float">
            <text:p>1.021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4495" calcext:value-type="float">
            <text:p>1.05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13441" calcext:value-type="float">
            <text:p>1.013441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1657" calcext:value-type="float">
            <text:p>98.991657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6884" calcext:value-type="float">
            <text:p>3436884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1.046438" calcext:value-type="float">
            <text:p>1.046438</text:p>
          </table:table-cell>
          <table:table-cell office:value-type="float" office:value="99.990216" calcext:value-type="float">
            <text:p>99.990216</text:p>
          </table:table-cell>
          <table:table-cell office:value-type="float" office:value="98.943778" calcext:value-type="float">
            <text:p>98.943778</text:p>
          </table:table-cell>
          <table:table-cell office:value-type="float" office:value="0.277886" calcext:value-type="float">
            <text:p>0.277886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33" calcext:value-type="float">
            <text:p>1.023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" calcext:value-type="float">
            <text:p>1.0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852" calcext:value-type="float">
            <text:p>1.029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99.975685" calcext:value-type="float">
            <text:p>99.975685</text:p>
          </table:table-cell>
          <table:table-cell office:value-type="float" office:value="98.959472" calcext:value-type="float">
            <text:p>98.959472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2411" calcext:value-type="float">
            <text:p>1.052411</text:p>
          </table:table-cell>
          <table:table-cell office:value-type="float" office:value="99.991109" calcext:value-type="float">
            <text:p>99.991109</text:p>
          </table:table-cell>
          <table:table-cell office:value-type="float" office:value="98.938698" calcext:value-type="float">
            <text:p>98.938698</text:p>
          </table:table-cell>
          <table:table-cell office:value-type="float" office:value="0.286321" calcext:value-type="float">
            <text:p>0.286321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85" calcext:value-type="float">
            <text:p>1.029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61" calcext:value-type="float">
            <text:p>1.01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486" calcext:value-type="float">
            <text:p>1.041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20221" calcext:value-type="float">
            <text:p>1.020221</text:p>
          </table:table-cell>
          <table:table-cell office:value-type="float" office:value="99.976541" calcext:value-type="float">
            <text:p>99.976541</text:p>
          </table:table-cell>
          <table:table-cell office:value-type="float" office:value="98.95632" calcext:value-type="float">
            <text:p>98.95632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5125" calcext:value-type="float">
            <text:p>1.05125</text:p>
          </table:table-cell>
          <table:table-cell office:value-type="float" office:value="99.991965" calcext:value-type="float">
            <text:p>99.991965</text:p>
          </table:table-cell>
          <table:table-cell office:value-type="float" office:value="98.940715" calcext:value-type="float">
            <text:p>98.940715</text:p>
          </table:table-cell>
          <table:table-cell office:value-type="float" office:value="0.294737" calcext:value-type="float">
            <text:p>0.294737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71" calcext:value-type="float">
            <text:p>1.025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807" calcext:value-type="float">
            <text:p>1.021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285" calcext:value-type="float">
            <text:p>1.040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6262" calcext:value-type="float">
            <text:p>1.016262</text:p>
          </table:table-cell>
          <table:table-cell office:value-type="float" office:value="99.977325" calcext:value-type="float">
            <text:p>99.977325</text:p>
          </table:table-cell>
          <table:table-cell office:value-type="float" office:value="98.961063" calcext:value-type="float">
            <text:p>98.961063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58801" calcext:value-type="float">
            <text:p>1.058801</text:p>
          </table:table-cell>
          <table:table-cell office:value-type="float" office:value="99.992749" calcext:value-type="float">
            <text:p>99.992749</text:p>
          </table:table-cell>
          <table:table-cell office:value-type="float" office:value="98.933949" calcext:value-type="float">
            <text:p>98.933949</text:p>
          </table:table-cell>
          <table:table-cell office:value-type="float" office:value="0.303178" calcext:value-type="float">
            <text:p>0.303178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74" calcext:value-type="float">
            <text:p>1.025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791" calcext:value-type="float">
            <text:p>1.018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955" calcext:value-type="float">
            <text:p>1.037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15221" calcext:value-type="float">
            <text:p>1.015221</text:p>
          </table:table-cell>
          <table:table-cell office:value-type="float" office:value="100.005112" calcext:value-type="float">
            <text:p>100.005112</text:p>
          </table:table-cell>
          <table:table-cell office:value-type="float" office:value="98.989891" calcext:value-type="float">
            <text:p>98.989891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53476" calcext:value-type="float">
            <text:p>3853476</text:p>
          </table:table-cell>
          <table:table-cell office:value-type="float" office:value="3815604" calcext:value-type="float">
            <text:p>3815604</text:p>
          </table:table-cell>
          <table:table-cell office:value-type="float" office:value="3663" calcext:value-type="float">
            <text:p>3663</text:p>
          </table:table-cell>
          <table:table-cell office:value-type="float" office:value="3627" calcext:value-type="float">
            <text:p>3627</text:p>
          </table:table-cell>
          <table:table-cell office:value-type="float" office:value="2.049908" calcext:value-type="float">
            <text:p>2.049908</text:p>
          </table:table-cell>
          <table:table-cell office:value-type="float" office:value="99.993489" calcext:value-type="float">
            <text:p>99.993489</text:p>
          </table:table-cell>
          <table:table-cell office:value-type="float" office:value="97.943581" calcext:value-type="float">
            <text:p>97.943581</text:p>
          </table:table-cell>
          <table:table-cell office:value-type="float" office:value="0.311657" calcext:value-type="float">
            <text:p>0.311657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53" calcext:value-type="float">
            <text:p>1.027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1" calcext:value-type="float">
            <text:p>1.01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8963" calcext:value-type="float">
            <text:p>2.038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3241" calcext:value-type="float">
            <text:p>1.013241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1865" calcext:value-type="float">
            <text:p>98.991865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7624" calcext:value-type="float">
            <text:p>3957624</text:p>
          </table:table-cell>
          <table:table-cell office:value-type="float" office:value="3918700" calcext:value-type="float">
            <text:p>3918700</text:p>
          </table:table-cell>
          <table:table-cell office:value-type="float" office:value="3762" calcext:value-type="float">
            <text:p>3762</text:p>
          </table:table-cell>
          <table:table-cell office:value-type="float" office:value="3725" calcext:value-type="float">
            <text:p>3725</text:p>
          </table:table-cell>
          <table:table-cell office:value-type="float" office:value="2.060874" calcext:value-type="float">
            <text:p>2.060874</text:p>
          </table:table-cell>
          <table:table-cell office:value-type="float" office:value="99.994204" calcext:value-type="float">
            <text:p>99.994204</text:p>
          </table:table-cell>
          <table:table-cell office:value-type="float" office:value="97.93333" calcext:value-type="float">
            <text:p>97.93333</text:p>
          </table:table-cell>
          <table:table-cell office:value-type="float" office:value="0.320112" calcext:value-type="float">
            <text:p>0.320112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213" calcext:value-type="float">
            <text:p>1.023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" calcext:value-type="float">
            <text:p>1.01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9543" calcext:value-type="float">
            <text:p>2.029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07273" calcext:value-type="float">
            <text:p>1.007273</text:p>
          </table:table-cell>
          <table:table-cell office:value-type="float" office:value="99.979469" calcext:value-type="float">
            <text:p>99.979469</text:p>
          </table:table-cell>
          <table:table-cell office:value-type="float" office:value="98.972196" calcext:value-type="float">
            <text:p>98.972196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50411" calcext:value-type="float">
            <text:p>1.050411</text:p>
          </table:table-cell>
          <table:table-cell office:value-type="float" office:value="99.994893" calcext:value-type="float">
            <text:p>99.994893</text:p>
          </table:table-cell>
          <table:table-cell office:value-type="float" office:value="98.944482" calcext:value-type="float">
            <text:p>98.944482</text:p>
          </table:table-cell>
          <table:table-cell office:value-type="float" office:value="0.328408" calcext:value-type="float">
            <text:p>0.328408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667" calcext:value-type="float">
            <text:p>1.032667</text:p>
          </table:table-cell>
          <table:table-cell office:value-type="float" office:value="69.072476" calcext:value-type="float">
            <text:p>69.072476</text:p>
          </table:table-cell>
          <table:table-cell office:value-type="float" office:value="68.039809" calcext:value-type="float">
            <text:p>68.03980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9071" calcext:value-type="float">
            <text:p>1.019071</text:p>
          </table:table-cell>
          <table:table-cell office:value-type="float" office:value="69.04818" calcext:value-type="float">
            <text:p>69.04818</text:p>
          </table:table-cell>
          <table:table-cell office:value-type="float" office:value="68.029108" calcext:value-type="float">
            <text:p>68.02910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9386" calcext:value-type="float">
            <text:p>1.039386</text:p>
          </table:table-cell>
          <table:table-cell office:value-type="float" office:value="69.07393" calcext:value-type="float">
            <text:p>69.07393</text:p>
          </table:table-cell>
          <table:table-cell office:value-type="float" office:value="68.034544" calcext:value-type="float">
            <text:p>68.03454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980109" calcext:value-type="float">
            <text:p>99.980109</text:p>
          </table:table-cell>
          <table:table-cell office:value-type="float" office:value="98.971867" calcext:value-type="float">
            <text:p>98.971867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7839" calcext:value-type="float">
            <text:p>1.047839</text:p>
          </table:table-cell>
          <table:table-cell office:value-type="float" office:value="99.995533" calcext:value-type="float">
            <text:p>99.995533</text:p>
          </table:table-cell>
          <table:table-cell office:value-type="float" office:value="98.947693" calcext:value-type="float">
            <text:p>98.947693</text:p>
          </table:table-cell>
          <table:table-cell office:value-type="float" office:value="0.336818" calcext:value-type="float">
            <text:p>0.336818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413" calcext:value-type="float">
            <text:p>1.023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975" calcext:value-type="float">
            <text:p>1.036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11322" calcext:value-type="float">
            <text:p>1.011322</text:p>
          </table:table-cell>
          <table:table-cell office:value-type="float" office:value="99.98071" calcext:value-type="float">
            <text:p>99.98071</text:p>
          </table:table-cell>
          <table:table-cell office:value-type="float" office:value="98.969388" calcext:value-type="float">
            <text:p>98.969388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72305" calcext:value-type="float">
            <text:p>1.072305</text:p>
          </table:table-cell>
          <table:table-cell office:value-type="float" office:value="99.996134" calcext:value-type="float">
            <text:p>99.996134</text:p>
          </table:table-cell>
          <table:table-cell office:value-type="float" office:value="98.923829" calcext:value-type="float">
            <text:p>98.923829</text:p>
          </table:table-cell>
          <table:table-cell office:value-type="float" office:value="0.345322" calcext:value-type="float">
            <text:p>0.345322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357" calcext:value-type="float">
            <text:p>1.03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1" calcext:value-type="float">
            <text:p>1.02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555" calcext:value-type="float">
            <text:p>1.046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81301" calcext:value-type="float">
            <text:p>99.981301</text:p>
          </table:table-cell>
          <table:table-cell office:value-type="float" office:value="98.966828" calcext:value-type="float">
            <text:p>98.9668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8391" calcext:value-type="float">
            <text:p>1.048391</text:p>
          </table:table-cell>
          <table:table-cell office:value-type="float" office:value="99.996725" calcext:value-type="float">
            <text:p>99.996725</text:p>
          </table:table-cell>
          <table:table-cell office:value-type="float" office:value="98.948334" calcext:value-type="float">
            <text:p>98.948334</text:p>
          </table:table-cell>
          <table:table-cell office:value-type="float" office:value="0.353657" calcext:value-type="float">
            <text:p>0.353657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45" calcext:value-type="float">
            <text:p>1.024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386" calcext:value-type="float">
            <text:p>1.037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10502" calcext:value-type="float">
            <text:p>1.010502</text:p>
          </table:table-cell>
          <table:table-cell office:value-type="float" office:value="99.98185" calcext:value-type="float">
            <text:p>99.98185</text:p>
          </table:table-cell>
          <table:table-cell office:value-type="float" office:value="98.971348" calcext:value-type="float">
            <text:p>98.971348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76166" calcext:value-type="float">
            <text:p>1.076166</text:p>
          </table:table-cell>
          <table:table-cell office:value-type="float" office:value="99.997274" calcext:value-type="float">
            <text:p>99.997274</text:p>
          </table:table-cell>
          <table:table-cell office:value-type="float" office:value="98.921108" calcext:value-type="float">
            <text:p>98.921108</text:p>
          </table:table-cell>
          <table:table-cell office:value-type="float" office:value="0.362177" calcext:value-type="float">
            <text:p>0.362177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057" calcext:value-type="float">
            <text:p>1.031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1" calcext:value-type="float">
            <text:p>1.015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495" calcext:value-type="float">
            <text:p>1.04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1373" calcext:value-type="float">
            <text:p>1.011373</text:p>
          </table:table-cell>
          <table:table-cell office:value-type="float" office:value="99.982386" calcext:value-type="float">
            <text:p>99.982386</text:p>
          </table:table-cell>
          <table:table-cell office:value-type="float" office:value="98.971013" calcext:value-type="float">
            <text:p>98.971013</text:p>
          </table:table-cell>
          <table:table-cell office:value-type="float" office:value="0.370412" calcext:value-type="float">
            <text:p>0.370412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5531" calcext:value-type="float">
            <text:p>1.045531</text:p>
          </table:table-cell>
          <table:table-cell office:value-type="float" office:value="99.99779" calcext:value-type="float">
            <text:p>99.99779</text:p>
          </table:table-cell>
          <table:table-cell office:value-type="float" office:value="98.952259" calcext:value-type="float">
            <text:p>98.952259</text:p>
          </table:table-cell>
          <table:table-cell office:value-type="float" office:value="0.370483" calcext:value-type="float">
            <text:p>0.370483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45" calcext:value-type="float">
            <text:p>1.019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386" calcext:value-type="float">
            <text:p>1.034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100.005104" calcext:value-type="float">
            <text:p>100.005104</text:p>
          </table:table-cell>
          <table:table-cell office:value-type="float" office:value="98.988891" calcext:value-type="float">
            <text:p>98.988891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6660" calcext:value-type="float">
            <text:p>4686660</text:p>
          </table:table-cell>
          <table:table-cell table:number-columns-repeated="2" office:value-type="float" office:value="4455" calcext:value-type="float">
            <text:p>4455</text:p>
          </table:table-cell>
          <table:table-cell office:value-type="float" office:value="1.046391" calcext:value-type="float">
            <text:p>1.046391</text:p>
          </table:table-cell>
          <table:table-cell office:value-type="float" office:value="99.998301" calcext:value-type="float">
            <text:p>99.998301</text:p>
          </table:table-cell>
          <table:table-cell office:value-type="float" office:value="98.95191" calcext:value-type="float">
            <text:p>98.95191</text:p>
          </table:table-cell>
          <table:table-cell office:value-type="float" office:value="0.378904" calcext:value-type="float">
            <text:p>0.378904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25" calcext:value-type="float">
            <text:p>1.023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21" calcext:value-type="float">
            <text:p>1.018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406" calcext:value-type="float">
            <text:p>1.035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2293" calcext:value-type="float">
            <text:p>1.012293</text:p>
          </table:table-cell>
          <table:table-cell office:value-type="float" office:value="100.005105" calcext:value-type="float">
            <text:p>100.005105</text:p>
          </table:table-cell>
          <table:table-cell office:value-type="float" office:value="98.992812" calcext:value-type="float">
            <text:p>98.992812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0808" calcext:value-type="float">
            <text:p>4790808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1.072285" calcext:value-type="float">
            <text:p>1.072285</text:p>
          </table:table-cell>
          <table:table-cell office:value-type="float" office:value="99.998782" calcext:value-type="float">
            <text:p>99.998782</text:p>
          </table:table-cell>
          <table:table-cell office:value-type="float" office:value="98.926497" calcext:value-type="float">
            <text:p>98.926497</text:p>
          </table:table-cell>
          <table:table-cell office:value-type="float" office:value="0.387424" calcext:value-type="float">
            <text:p>0.387424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67" calcext:value-type="float">
            <text:p>1.031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786" calcext:value-type="float">
            <text:p>1.041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4253" calcext:value-type="float">
            <text:p>1.014253</text:p>
          </table:table-cell>
          <table:table-cell office:value-type="float" office:value="99.983838" calcext:value-type="float">
            <text:p>99.983838</text:p>
          </table:table-cell>
          <table:table-cell office:value-type="float" office:value="98.969586" calcext:value-type="float">
            <text:p>98.969586</text:p>
          </table:table-cell>
          <table:table-cell office:value-type="float" office:value="0.395674" calcext:value-type="float">
            <text:p>0.395674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56041" calcext:value-type="float">
            <text:p>1.056041</text:p>
          </table:table-cell>
          <table:table-cell office:value-type="float" office:value="99.999242" calcext:value-type="float">
            <text:p>99.999242</text:p>
          </table:table-cell>
          <table:table-cell office:value-type="float" office:value="98.943201" calcext:value-type="float">
            <text:p>98.943201</text:p>
          </table:table-cell>
          <table:table-cell office:value-type="float" office:value="0.395779" calcext:value-type="float">
            <text:p>0.395779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87" calcext:value-type="float">
            <text:p>1.030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01" calcext:value-type="float">
            <text:p>1.016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566" calcext:value-type="float">
            <text:p>1.036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10501" calcext:value-type="float">
            <text:p>1.010501</text:p>
          </table:table-cell>
          <table:table-cell office:value-type="float" office:value="100.005167" calcext:value-type="float">
            <text:p>100.005167</text:p>
          </table:table-cell>
          <table:table-cell office:value-type="float" office:value="98.994665" calcext:value-type="float">
            <text:p>98.994665</text:p>
          </table:table-cell>
          <table:table-cell office:value-type="float" office:value="0.404075" calcext:value-type="float">
            <text:p>0.404075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9104" calcext:value-type="float">
            <text:p>4999104</text:p>
          </table:table-cell>
          <table:table-cell table:number-columns-repeated="2" office:value-type="float" office:value="4752" calcext:value-type="float">
            <text:p>4752</text:p>
          </table:table-cell>
          <table:table-cell office:value-type="float" office:value="1.046147" calcext:value-type="float">
            <text:p>1.046147</text:p>
          </table:table-cell>
          <table:table-cell office:value-type="float" office:value="99.999684" calcext:value-type="float">
            <text:p>99.999684</text:p>
          </table:table-cell>
          <table:table-cell office:value-type="float" office:value="98.953537" calcext:value-type="float">
            <text:p>98.953537</text:p>
          </table:table-cell>
          <table:table-cell office:value-type="float" office:value="0.404158" calcext:value-type="float">
            <text:p>0.404158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13" calcext:value-type="float">
            <text:p>1.017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635" calcext:value-type="float">
            <text:p>1.032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0301" calcext:value-type="float">
            <text:p>1.010301</text:p>
          </table:table-cell>
          <table:table-cell office:value-type="float" office:value="100.005612" calcext:value-type="float">
            <text:p>100.005612</text:p>
          </table:table-cell>
          <table:table-cell office:value-type="float" office:value="98.995311" calcext:value-type="float">
            <text:p>98.995311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3252" calcext:value-type="float">
            <text:p>5103252</text:p>
          </table:table-cell>
          <table:table-cell table:number-columns-repeated="2" office:value-type="float" office:value="4851" calcext:value-type="float">
            <text:p>4851</text:p>
          </table:table-cell>
          <table:table-cell office:value-type="float" office:value="1.041699" calcext:value-type="float">
            <text:p>1.041699</text:p>
          </table:table-cell>
          <table:table-cell office:value-type="float" office:value="100.00011" calcext:value-type="float">
            <text:p>100.00011</text:p>
          </table:table-cell>
          <table:table-cell office:value-type="float" office:value="98.95841" calcext:value-type="float">
            <text:p>98.95841</text:p>
          </table:table-cell>
          <table:table-cell office:value-type="float" office:value="0.412557" calcext:value-type="float">
            <text:p>0.412557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55" calcext:value-type="float">
            <text:p>1.030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3273" calcext:value-type="float">
            <text:p>1.013273</text:p>
          </table:table-cell>
          <table:table-cell office:value-type="float" office:value="99.98613" calcext:value-type="float">
            <text:p>99.98613</text:p>
          </table:table-cell>
          <table:table-cell office:value-type="float" office:value="98.972857" calcext:value-type="float">
            <text:p>98.972857</text:p>
          </table:table-cell>
          <table:table-cell office:value-type="float" office:value="0.420915" calcext:value-type="float">
            <text:p>0.420915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52251" calcext:value-type="float">
            <text:p>1.052251</text:p>
          </table:table-cell>
          <table:table-cell office:value-type="float" office:value="100.000534" calcext:value-type="float">
            <text:p>100.000534</text:p>
          </table:table-cell>
          <table:table-cell office:value-type="float" office:value="98.948283" calcext:value-type="float">
            <text:p>98.948283</text:p>
          </table:table-cell>
          <table:table-cell office:value-type="float" office:value="0.42102" calcext:value-type="float">
            <text:p>0.4210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9705" calcext:value-type="float">
            <text:p>1.019705</text:p>
          </table:table-cell>
          <table:table-cell office:value-type="float" office:value="93.094263" calcext:value-type="float">
            <text:p>93.094263</text:p>
          </table:table-cell>
          <table:table-cell office:value-type="float" office:value="92.074559" calcext:value-type="float">
            <text:p>92.07455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5921" calcext:value-type="float">
            <text:p>1.015921</text:p>
          </table:table-cell>
          <table:table-cell office:value-type="float" office:value="93.09575" calcext:value-type="float">
            <text:p>93.09575</text:p>
          </table:table-cell>
          <table:table-cell office:value-type="float" office:value="92.079829" calcext:value-type="float">
            <text:p>92.07982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916" calcext:value-type="float">
            <text:p>1.032916</text:p>
          </table:table-cell>
          <table:table-cell office:value-type="float" office:value="93.097404" calcext:value-type="float">
            <text:p>93.097404</text:p>
          </table:table-cell>
          <table:table-cell office:value-type="float" office:value="92.064488" calcext:value-type="float">
            <text:p>92.06448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00.006582" calcext:value-type="float">
            <text:p>100.006582</text:p>
          </table:table-cell>
          <table:table-cell office:value-type="float" office:value="98.99231" calcext:value-type="float">
            <text:p>98.99231</text:p>
          </table:table-cell>
          <table:table-cell office:value-type="float" office:value="0.429334" calcext:value-type="float">
            <text:p>0.429334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1548" calcext:value-type="float">
            <text:p>5311548</text:p>
          </table:table-cell>
          <table:table-cell table:number-columns-repeated="2" office:value-type="float" office:value="5049" calcext:value-type="float">
            <text:p>5049</text:p>
          </table:table-cell>
          <table:table-cell office:value-type="float" office:value="1.063851" calcext:value-type="float">
            <text:p>1.063851</text:p>
          </table:table-cell>
          <table:table-cell office:value-type="float" office:value="100.00092" calcext:value-type="float">
            <text:p>100.00092</text:p>
          </table:table-cell>
          <table:table-cell office:value-type="float" office:value="98.937068" calcext:value-type="float">
            <text:p>98.937068</text:p>
          </table:table-cell>
          <table:table-cell office:value-type="float" office:value="0.429489" calcext:value-type="float">
            <text:p>0.429489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137" calcext:value-type="float">
            <text:p>1.032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04" calcext:value-type="float">
            <text:p>1.027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176" calcext:value-type="float">
            <text:p>1.044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100.006855" calcext:value-type="float">
            <text:p>100.006855</text:p>
          </table:table-cell>
          <table:table-cell office:value-type="float" office:value="98.990393" calcext:value-type="float">
            <text:p>98.990393</text:p>
          </table:table-cell>
          <table:table-cell office:value-type="float" office:value="0.437759" calcext:value-type="float">
            <text:p>0.437759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5696" calcext:value-type="float">
            <text:p>5415696</text:p>
          </table:table-cell>
          <table:table-cell table:number-columns-repeated="2" office:value-type="float" office:value="5148" calcext:value-type="float">
            <text:p>5148</text:p>
          </table:table-cell>
          <table:table-cell office:value-type="float" office:value="1.058881" calcext:value-type="float">
            <text:p>1.058881</text:p>
          </table:table-cell>
          <table:table-cell office:value-type="float" office:value="100.001292" calcext:value-type="float">
            <text:p>100.001292</text:p>
          </table:table-cell>
          <table:table-cell office:value-type="float" office:value="98.942411" calcext:value-type="float">
            <text:p>98.942411</text:p>
          </table:table-cell>
          <table:table-cell office:value-type="float" office:value="0.437887" calcext:value-type="float">
            <text:p>0.437887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37" calcext:value-type="float">
            <text:p>1.029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1" calcext:value-type="float">
            <text:p>1.020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375" calcext:value-type="float">
            <text:p>1.042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988318" calcext:value-type="float">
            <text:p>99.988318</text:p>
          </table:table-cell>
          <table:table-cell office:value-type="float" office:value="98.979856" calcext:value-type="float">
            <text:p>98.979856</text:p>
          </table:table-cell>
          <table:table-cell office:value-type="float" office:value="0.446139" calcext:value-type="float">
            <text:p>0.446139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58982" calcext:value-type="float">
            <text:p>1.058982</text:p>
          </table:table-cell>
          <table:table-cell office:value-type="float" office:value="100.001662" calcext:value-type="float">
            <text:p>100.001662</text:p>
          </table:table-cell>
          <table:table-cell office:value-type="float" office:value="98.94268" calcext:value-type="float">
            <text:p>98.94268</text:p>
          </table:table-cell>
          <table:table-cell office:value-type="float" office:value="0.446306" calcext:value-type="float">
            <text:p>0.446306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85" calcext:value-type="float">
            <text:p>1.03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761" calcext:value-type="float">
            <text:p>1.028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057" calcext:value-type="float">
            <text:p>1.04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8461" calcext:value-type="float">
            <text:p>1.008461</text:p>
          </table:table-cell>
          <table:table-cell office:value-type="float" office:value="99.989184" calcext:value-type="float">
            <text:p>99.989184</text:p>
          </table:table-cell>
          <table:table-cell office:value-type="float" office:value="98.980723" calcext:value-type="float">
            <text:p>98.980723</text:p>
          </table:table-cell>
          <table:table-cell office:value-type="float" office:value="0.454553" calcext:value-type="float">
            <text:p>0.454553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41359" calcext:value-type="float">
            <text:p>1.041359</text:p>
          </table:table-cell>
          <table:table-cell office:value-type="float" office:value="100.002008" calcext:value-type="float">
            <text:p>100.002008</text:p>
          </table:table-cell>
          <table:table-cell office:value-type="float" office:value="98.960649" calcext:value-type="float">
            <text:p>98.960649</text:p>
          </table:table-cell>
          <table:table-cell office:value-type="float" office:value="0.454645" calcext:value-type="float">
            <text:p>0.454645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13" calcext:value-type="float">
            <text:p>1.016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335" calcext:value-type="float">
            <text:p>1.030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5313" calcext:value-type="float">
            <text:p>1.015313</text:p>
          </table:table-cell>
          <table:table-cell office:value-type="float" office:value="100.008074" calcext:value-type="float">
            <text:p>100.008074</text:p>
          </table:table-cell>
          <table:table-cell office:value-type="float" office:value="98.992761" calcext:value-type="float">
            <text:p>98.992761</text:p>
          </table:table-cell>
          <table:table-cell office:value-type="float" office:value="0.462999" calcext:value-type="float">
            <text:p>0.462999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728140" calcext:value-type="float">
            <text:p>5728140</text:p>
          </table:table-cell>
          <table:table-cell office:value-type="float" office:value="5714464" calcext:value-type="float">
            <text:p>5714464</text:p>
          </table:table-cell>
          <table:table-cell office:value-type="float" office:value="5445" calcext:value-type="float">
            <text:p>5445</text:p>
          </table:table-cell>
          <table:table-cell office:value-type="float" office:value="5432" calcext:value-type="float">
            <text:p>5432</text:p>
          </table:table-cell>
          <table:table-cell office:value-type="float" office:value="1.303851" calcext:value-type="float">
            <text:p>1.303851</text:p>
          </table:table-cell>
          <table:table-cell office:value-type="float" office:value="100.002351" calcext:value-type="float">
            <text:p>100.002351</text:p>
          </table:table-cell>
          <table:table-cell office:value-type="float" office:value="98.698501" calcext:value-type="float">
            <text:p>98.698501</text:p>
          </table:table-cell>
          <table:table-cell office:value-type="float" office:value="0.463185" calcext:value-type="float">
            <text:p>0.463185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354" calcext:value-type="float">
            <text:p>1.270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271" calcext:value-type="float">
            <text:p>1.262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4555" calcext:value-type="float">
            <text:p>1.284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08273" calcext:value-type="float">
            <text:p>1.008273</text:p>
          </table:table-cell>
          <table:table-cell office:value-type="float" office:value="99.990484" calcext:value-type="float">
            <text:p>99.990484</text:p>
          </table:table-cell>
          <table:table-cell office:value-type="float" office:value="98.982211" calcext:value-type="float">
            <text:p>98.982211</text:p>
          </table:table-cell>
          <table:table-cell office:value-type="float" office:value="0.471381" calcext:value-type="float">
            <text:p>0.47138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58495" calcext:value-type="float">
            <text:p>1.058495</text:p>
          </table:table-cell>
          <table:table-cell office:value-type="float" office:value="100.002668" calcext:value-type="float">
            <text:p>100.002668</text:p>
          </table:table-cell>
          <table:table-cell office:value-type="float" office:value="98.944173" calcext:value-type="float">
            <text:p>98.944173</text:p>
          </table:table-cell>
          <table:table-cell office:value-type="float" office:value="0.471562" calcext:value-type="float">
            <text:p>0.471562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67" calcext:value-type="float">
            <text:p>1.027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51" calcext:value-type="float">
            <text:p>1.04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16461" calcext:value-type="float">
            <text:p>1.016461</text:p>
          </table:table-cell>
          <table:table-cell office:value-type="float" office:value="99.99116" calcext:value-type="float">
            <text:p>99.99116</text:p>
          </table:table-cell>
          <table:table-cell office:value-type="float" office:value="98.974698" calcext:value-type="float">
            <text:p>98.974698</text:p>
          </table:table-cell>
          <table:table-cell office:value-type="float" office:value="0.479835" calcext:value-type="float">
            <text:p>0.479835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6069" calcext:value-type="float">
            <text:p>1.06069</text:p>
          </table:table-cell>
          <table:table-cell office:value-type="float" office:value="100.002984" calcext:value-type="float">
            <text:p>100.002984</text:p>
          </table:table-cell>
          <table:table-cell office:value-type="float" office:value="98.942294" calcext:value-type="float">
            <text:p>98.942294</text:p>
          </table:table-cell>
          <table:table-cell office:value-type="float" office:value="0.479992" calcext:value-type="float">
            <text:p>0.479992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76" calcext:value-type="float">
            <text:p>1.031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93" calcext:value-type="float">
            <text:p>1.02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877" calcext:value-type="float">
            <text:p>1.046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07341" calcext:value-type="float">
            <text:p>1.007341</text:p>
          </table:table-cell>
          <table:table-cell office:value-type="float" office:value="100.008799" calcext:value-type="float">
            <text:p>100.008799</text:p>
          </table:table-cell>
          <table:table-cell office:value-type="float" office:value="99.001457" calcext:value-type="float">
            <text:p>99.001457</text:p>
          </table:table-cell>
          <table:table-cell office:value-type="float" office:value="0.488206" calcext:value-type="float">
            <text:p>0.488206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0584" calcext:value-type="float">
            <text:p>6040584</text:p>
          </table:table-cell>
          <table:table-cell table:number-columns-repeated="2" office:value-type="float" office:value="5742" calcext:value-type="float">
            <text:p>5742</text:p>
          </table:table-cell>
          <table:table-cell office:value-type="float" office:value="1.064083" calcext:value-type="float">
            <text:p>1.064083</text:p>
          </table:table-cell>
          <table:table-cell office:value-type="float" office:value="100.003276" calcext:value-type="float">
            <text:p>100.003276</text:p>
          </table:table-cell>
          <table:table-cell office:value-type="float" office:value="98.939193" calcext:value-type="float">
            <text:p>98.939193</text:p>
          </table:table-cell>
          <table:table-cell office:value-type="float" office:value="0.488428" calcext:value-type="float">
            <text:p>0.488428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624" calcext:value-type="float">
            <text:p>1.03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621" calcext:value-type="float">
            <text:p>1.027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365" calcext:value-type="float">
            <text:p>1.04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28779" calcext:value-type="float">
            <text:p>1.028779</text:p>
          </table:table-cell>
          <table:table-cell office:value-type="float" office:value="99.992282" calcext:value-type="float">
            <text:p>99.992282</text:p>
          </table:table-cell>
          <table:table-cell office:value-type="float" office:value="98.963502" calcext:value-type="float">
            <text:p>98.963502</text:p>
          </table:table-cell>
          <table:table-cell office:value-type="float" office:value="0.496727" calcext:value-type="float">
            <text:p>0.496727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09" calcext:value-type="float">
            <text:p>1.016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144732" calcext:value-type="float">
            <text:p>6144732</text:p>
          </table:table-cell>
          <table:table-cell office:value-type="float" office:value="6128952" calcext:value-type="float">
            <text:p>6128952</text:p>
          </table:table-cell>
          <table:table-cell office:value-type="float" office:value="5841" calcext:value-type="float">
            <text:p>5841</text:p>
          </table:table-cell>
          <table:table-cell office:value-type="float" office:value="5826" calcext:value-type="float">
            <text:p>5826</text:p>
          </table:table-cell>
          <table:table-cell office:value-type="float" office:value="1.310711" calcext:value-type="float">
            <text:p>1.310711</text:p>
          </table:table-cell>
          <table:table-cell office:value-type="float" office:value="100.003586" calcext:value-type="float">
            <text:p>100.003586</text:p>
          </table:table-cell>
          <table:table-cell office:value-type="float" office:value="98.692874" calcext:value-type="float">
            <text:p>98.692874</text:p>
          </table:table-cell>
          <table:table-cell office:value-type="float" office:value="0.49681" calcext:value-type="float">
            <text:p>0.49681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8404" calcext:value-type="float">
            <text:p>1.278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898" calcext:value-type="float">
            <text:p>1.261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8803" calcext:value-type="float">
            <text:p>1.288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12382" calcext:value-type="float">
            <text:p>1.012382</text:p>
          </table:table-cell>
          <table:table-cell office:value-type="float" office:value="99.994733" calcext:value-type="float">
            <text:p>99.994733</text:p>
          </table:table-cell>
          <table:table-cell office:value-type="float" office:value="98.982351" calcext:value-type="float">
            <text:p>98.982351</text:p>
          </table:table-cell>
          <table:table-cell office:value-type="float" office:value="0.50505" calcext:value-type="float">
            <text:p>0.50505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76251" calcext:value-type="float">
            <text:p>1.076251</text:p>
          </table:table-cell>
          <table:table-cell office:value-type="float" office:value="100.011539" calcext:value-type="float">
            <text:p>100.011539</text:p>
          </table:table-cell>
          <table:table-cell office:value-type="float" office:value="98.935288" calcext:value-type="float">
            <text:p>98.935288</text:p>
          </table:table-cell>
          <table:table-cell office:value-type="float" office:value="0.50529" calcext:value-type="float">
            <text:p>0.50529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5527" calcext:value-type="float">
            <text:p>1.025527</text:p>
          </table:table-cell>
          <table:table-cell office:value-type="float" office:value="77.043295" calcext:value-type="float">
            <text:p>77.043295</text:p>
          </table:table-cell>
          <table:table-cell office:value-type="float" office:value="76.017768" calcext:value-type="float">
            <text:p>76.01776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961" calcext:value-type="float">
            <text:p>1.015961</text:p>
          </table:table-cell>
          <table:table-cell office:value-type="float" office:value="77.046115" calcext:value-type="float">
            <text:p>77.046115</text:p>
          </table:table-cell>
          <table:table-cell office:value-type="float" office:value="76.030154" calcext:value-type="float">
            <text:p>76.03015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5148" calcext:value-type="float">
            <text:p>1.045148</text:p>
          </table:table-cell>
          <table:table-cell office:value-type="float" office:value="77.044669" calcext:value-type="float">
            <text:p>77.044669</text:p>
          </table:table-cell>
          <table:table-cell office:value-type="float" office:value="75.999521" calcext:value-type="float">
            <text:p>75.99952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346716" calcext:value-type="float">
            <text:p>6346716</text:p>
          </table:table-cell>
          <table:table-cell office:value-type="float" office:value="6039" calcext:value-type="float">
            <text:p>6039</text:p>
          </table:table-cell>
          <table:table-cell office:value-type="float" office:value="6033" calcext:value-type="float">
            <text:p>6033</text:p>
          </table:table-cell>
          <table:table-cell office:value-type="float" office:value="1.008442" calcext:value-type="float">
            <text:p>1.008442</text:p>
          </table:table-cell>
          <table:table-cell office:value-type="float" office:value="100.380492" calcext:value-type="float">
            <text:p>100.380492</text:p>
          </table:table-cell>
          <table:table-cell office:value-type="float" office:value="99.37205" calcext:value-type="float">
            <text:p>99.37205</text:p>
          </table:table-cell>
          <table:table-cell office:value-type="float" office:value="0.510946" calcext:value-type="float">
            <text:p>0.510946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046896" calcext:value-type="float">
            <text:p>6046896</text:p>
          </table:table-cell>
          <table:table-cell office:value-type="float" office:value="6039" calcext:value-type="float">
            <text:p>6039</text:p>
          </table:table-cell>
          <table:table-cell office:value-type="float" office:value="5748" calcext:value-type="float">
            <text:p>5748</text:p>
          </table:table-cell>
          <table:table-cell office:value-type="float" office:value="1.050803" calcext:value-type="float">
            <text:p>1.050803</text:p>
          </table:table-cell>
          <table:table-cell office:value-type="float" office:value="100.39364" calcext:value-type="float">
            <text:p>100.39364</text:p>
          </table:table-cell>
          <table:table-cell office:value-type="float" office:value="99.342838" calcext:value-type="float">
            <text:p>99.342838</text:p>
          </table:table-cell>
          <table:table-cell office:value-type="float" office:value="0.486952" calcext:value-type="float">
            <text:p>0.486952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800" calcext:value-type="float">
            <text:p>11800</text:p>
          </table:table-cell>
          <table:table-cell office:value-type="float" office:value="11760" calcext:value-type="float">
            <text:p>11760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1.025117" calcext:value-type="float">
            <text:p>1.025117</text:p>
          </table:table-cell>
          <table:table-cell office:value-type="float" office:value="94.131172" calcext:value-type="float">
            <text:p>94.131172</text:p>
          </table:table-cell>
          <table:table-cell office:value-type="float" office:value="93.106055" calcext:value-type="float">
            <text:p>93.106055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14071" calcext:value-type="float">
            <text:p>1.014071</text:p>
          </table:table-cell>
          <table:table-cell office:value-type="float" office:value="94.139574" calcext:value-type="float">
            <text:p>94.139574</text:p>
          </table:table-cell>
          <table:table-cell office:value-type="float" office:value="93.125504" calcext:value-type="float">
            <text:p>93.12550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39778" calcext:value-type="float">
            <text:p>1.039778</text:p>
          </table:table-cell>
          <table:table-cell office:value-type="float" office:value="94.132506" calcext:value-type="float">
            <text:p>94.132506</text:p>
          </table:table-cell>
          <table:table-cell office:value-type="float" office:value="93.092728" calcext:value-type="float">
            <text:p>93.09272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.614484" calcext:value-type="float">
            <text:p>22.614484</text:p>
          </table:table-cell>
          <table:table-cell office:value-type="float" office:value="93.947585" calcext:value-type="float">
            <text:p>93.947585</text:p>
          </table:table-cell>
          <table:table-cell office:value-type="float" office:value="71.3331" calcext:value-type="float">
            <text:p>71.333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405628" calcext:value-type="float">
            <text:p>6405628</text:p>
          </table:table-cell>
          <table:table-cell office:value-type="float" office:value="6139" calcext:value-type="float">
            <text:p>6139</text:p>
          </table:table-cell>
          <table:table-cell office:value-type="float" office:value="6089" calcext:value-type="float">
            <text:p>6089</text:p>
          </table:table-cell>
          <table:table-cell office:value-type="float" office:value="1.018051" calcext:value-type="float">
            <text:p>1.018051</text:p>
          </table:table-cell>
          <table:table-cell office:value-type="float" office:value="100.403272" calcext:value-type="float">
            <text:p>100.403272</text:p>
          </table:table-cell>
          <table:table-cell office:value-type="float" office:value="99.385221" calcext:value-type="float">
            <text:p>99.385221</text:p>
          </table:table-cell>
          <table:table-cell office:value-type="float" office:value="0.51562" calcext:value-type="float">
            <text:p>0.51562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7176" calcext:value-type="float">
            <text:p>6457176</text:p>
          </table:table-cell>
          <table:table-cell office:value-type="float" office:value="5683956" calcext:value-type="float">
            <text:p>5683956</text:p>
          </table:table-cell>
          <table:table-cell office:value-type="float" office:value="6138" calcext:value-type="float">
            <text:p>6138</text:p>
          </table:table-cell>
          <table:table-cell office:value-type="float" office:value="5403" calcext:value-type="float">
            <text:p>5403</text:p>
          </table:table-cell>
          <table:table-cell office:value-type="float" office:value="1.292671" calcext:value-type="float">
            <text:p>1.292671</text:p>
          </table:table-cell>
          <table:table-cell office:value-type="float" office:value="100.412615" calcext:value-type="float">
            <text:p>100.412615</text:p>
          </table:table-cell>
          <table:table-cell office:value-type="float" office:value="99.119943" calcext:value-type="float">
            <text:p>99.119943</text:p>
          </table:table-cell>
          <table:table-cell office:value-type="float" office:value="0.458754" calcext:value-type="float">
            <text:p>0.458754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20" calcext:value-type="float">
            <text:p>28720</text:p>
          </table:table-cell>
          <table:table-cell office:value-type="float" office:value="28560" calcext:value-type="float">
            <text:p>28560</text:p>
          </table:table-cell>
          <table:table-cell office:value-type="float" office:value="713" calcext:value-type="float">
            <text:p>713</text:p>
          </table:table-cell>
          <table:table-cell office:value-type="float" office:value="709" calcext:value-type="float">
            <text:p>709</text:p>
          </table:table-cell>
          <table:table-cell office:value-type="float" office:value="1.267085" calcext:value-type="float">
            <text:p>1.267085</text:p>
          </table:table-cell>
          <table:table-cell office:value-type="float" office:value="104.045185" calcext:value-type="float">
            <text:p>104.045185</text:p>
          </table:table-cell>
          <table:table-cell office:value-type="float" office:value="102.7781" calcext:value-type="float">
            <text:p>102.7781</text:p>
          </table:table-cell>
          <table:table-cell office:value-type="float" office:value="0.002223" calcext:value-type="float">
            <text:p>0.002223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52" calcext:value-type="float">
            <text:p>115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256079" calcext:value-type="float">
            <text:p>1.256079</text:p>
          </table:table-cell>
          <table:table-cell office:value-type="float" office:value="97.275872" calcext:value-type="float">
            <text:p>97.275872</text:p>
          </table:table-cell>
          <table:table-cell office:value-type="float" office:value="96.019793" calcext:value-type="float">
            <text:p>96.019793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281767" calcext:value-type="float">
            <text:p>1.281767</text:p>
          </table:table-cell>
          <table:table-cell office:value-type="float" office:value="97.268823" calcext:value-type="float">
            <text:p>97.268823</text:p>
          </table:table-cell>
          <table:table-cell office:value-type="float" office:value="95.987057" calcext:value-type="float">
            <text:p>95.987057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2.498181" calcext:value-type="float">
            <text:p>12.498181</text:p>
          </table:table-cell>
          <table:table-cell office:value-type="float" office:value="97.083233" calcext:value-type="float">
            <text:p>97.083233</text:p>
          </table:table-cell>
          <table:table-cell office:value-type="float" office:value="84.585052" calcext:value-type="float">
            <text:p>84.58505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478216" calcext:value-type="float">
            <text:p>6478216</text:p>
          </table:table-cell>
          <table:table-cell office:value-type="float" office:value="6237" calcext:value-type="float">
            <text:p>6237</text:p>
          </table:table-cell>
          <table:table-cell office:value-type="float" office:value="6158" calcext:value-type="float">
            <text:p>6158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100.409438" calcext:value-type="float">
            <text:p>100.409438</text:p>
          </table:table-cell>
          <table:table-cell office:value-type="float" office:value="99.394045" calcext:value-type="float">
            <text:p>99.394045</text:p>
          </table:table-cell>
          <table:table-cell office:value-type="float" office:value="0.521417" calcext:value-type="float">
            <text:p>0.521417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5400968" calcext:value-type="float">
            <text:p>5400968</text:p>
          </table:table-cell>
          <table:table-cell office:value-type="float" office:value="6237" calcext:value-type="float">
            <text:p>6237</text:p>
          </table:table-cell>
          <table:table-cell office:value-type="float" office:value="5134" calcext:value-type="float">
            <text:p>5134</text:p>
          </table:table-cell>
          <table:table-cell office:value-type="float" office:value="1.066163" calcext:value-type="float">
            <text:p>1.066163</text:p>
          </table:table-cell>
          <table:table-cell office:value-type="float" office:value="100.511388" calcext:value-type="float">
            <text:p>100.511388</text:p>
          </table:table-cell>
          <table:table-cell office:value-type="float" office:value="99.445224" calcext:value-type="float">
            <text:p>99.445224</text:p>
          </table:table-cell>
          <table:table-cell office:value-type="float" office:value="0.434488" calcext:value-type="float">
            <text:p>0.434488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240" calcext:value-type="float">
            <text:p>41240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" calcext:value-type="float">
            <text:p>1024</text:p>
          </table:table-cell>
          <table:table-cell office:value-type="float" office:value="1017" calcext:value-type="float">
            <text:p>1017</text:p>
          </table:table-cell>
          <table:table-cell office:value-type="float" office:value="1.030623" calcext:value-type="float">
            <text:p>1.030623</text:p>
          </table:table-cell>
          <table:table-cell office:value-type="float" office:value="98.833079" calcext:value-type="float">
            <text:p>98.833079</text:p>
          </table:table-cell>
          <table:table-cell office:value-type="float" office:value="97.802456" calcext:value-type="float">
            <text:p>97.802456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88" calcext:value-type="float">
            <text:p>148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0267" calcext:value-type="float">
            <text:p>1.0267</text:p>
          </table:table-cell>
          <table:table-cell office:value-type="float" office:value="98.841502" calcext:value-type="float">
            <text:p>98.841502</text:p>
          </table:table-cell>
          <table:table-cell office:value-type="float" office:value="97.814802" calcext:value-type="float">
            <text:p>97.81480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0" calcext:value-type="float">
            <text:p>9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044135" calcext:value-type="float">
            <text:p>1.044135</text:p>
          </table:table-cell>
          <table:table-cell office:value-type="float" office:value="98.834413" calcext:value-type="float">
            <text:p>98.834413</text:p>
          </table:table-cell>
          <table:table-cell office:value-type="float" office:value="97.790279" calcext:value-type="float">
            <text:p>97.790279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72" calcext:value-type="float">
            <text:p>30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.854517" calcext:value-type="float">
            <text:p>8.854517</text:p>
          </table:table-cell>
          <table:table-cell office:value-type="float" office:value="98.405728" calcext:value-type="float">
            <text:p>98.405728</text:p>
          </table:table-cell>
          <table:table-cell office:value-type="float" office:value="89.551211" calcext:value-type="float">
            <text:p>89.551211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476112" calcext:value-type="float">
            <text:p>6476112</text:p>
          </table:table-cell>
          <table:table-cell office:value-type="float" office:value="6336" calcext:value-type="float">
            <text:p>6336</text:p>
          </table:table-cell>
          <table:table-cell office:value-type="float" office:value="6156" calcext:value-type="float">
            <text:p>6156</text:p>
          </table:table-cell>
          <table:table-cell office:value-type="float" office:value="1.016301" calcext:value-type="float">
            <text:p>1.016301</text:p>
          </table:table-cell>
          <table:table-cell office:value-type="float" office:value="100.338613" calcext:value-type="float">
            <text:p>100.338613</text:p>
          </table:table-cell>
          <table:table-cell office:value-type="float" office:value="99.322311" calcext:value-type="float">
            <text:p>99.322311</text:p>
          </table:table-cell>
          <table:table-cell office:value-type="float" office:value="0.521624" calcext:value-type="float">
            <text:p>0.521624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5169528" calcext:value-type="float">
            <text:p>5169528</text:p>
          </table:table-cell>
          <table:table-cell office:value-type="float" office:value="6336" calcext:value-type="float">
            <text:p>6336</text:p>
          </table:table-cell>
          <table:table-cell office:value-type="float" office:value="4914" calcext:value-type="float">
            <text:p>4914</text:p>
          </table:table-cell>
          <table:table-cell office:value-type="float" office:value="1.065214" calcext:value-type="float">
            <text:p>1.065214</text:p>
          </table:table-cell>
          <table:table-cell office:value-type="float" office:value="100.39825" calcext:value-type="float">
            <text:p>100.39825</text:p>
          </table:table-cell>
          <table:table-cell office:value-type="float" office:value="99.333036" calcext:value-type="float">
            <text:p>99.333036</text:p>
          </table:table-cell>
          <table:table-cell office:value-type="float" office:value="0.416339" calcext:value-type="float">
            <text:p>0.416339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408" calcext:value-type="float">
            <text:p>51408</text:p>
          </table:table-cell>
          <table:table-cell office:value-type="float" office:value="51008" calcext:value-type="float">
            <text:p>51008</text:p>
          </table:table-cell>
          <table:table-cell office:value-type="float" office:value="1277" calcext:value-type="float">
            <text:p>1277</text:p>
          </table:table-cell>
          <table:table-cell office:value-type="float" office:value="1267" calcext:value-type="float">
            <text:p>1267</text:p>
          </table:table-cell>
          <table:table-cell office:value-type="float" office:value="1.031004" calcext:value-type="float">
            <text:p>1.031004</text:p>
          </table:table-cell>
          <table:table-cell office:value-type="float" office:value="99.229162" calcext:value-type="float">
            <text:p>99.229162</text:p>
          </table:table-cell>
          <table:table-cell office:value-type="float" office:value="98.198158" calcext:value-type="float">
            <text:p>98.198158</text:p>
          </table:table-cell>
          <table:table-cell office:value-type="float" office:value="0.004156" calcext:value-type="float">
            <text:p>0.004156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029537" calcext:value-type="float">
            <text:p>1.029537</text:p>
          </table:table-cell>
          <table:table-cell office:value-type="float" office:value="99.232062" calcext:value-type="float">
            <text:p>99.232062</text:p>
          </table:table-cell>
          <table:table-cell office:value-type="float" office:value="98.202525" calcext:value-type="float">
            <text:p>98.20252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043325" calcext:value-type="float">
            <text:p>1.043325</text:p>
          </table:table-cell>
          <table:table-cell office:value-type="float" office:value="99.230496" calcext:value-type="float">
            <text:p>99.230496</text:p>
          </table:table-cell>
          <table:table-cell office:value-type="float" office:value="98.187171" calcext:value-type="float">
            <text:p>98.187171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744" calcext:value-type="float">
            <text:p>3744</text:p>
          </table:table-cell>
          <table:table-cell office:value-type="float" office:value="3600" calcext:value-type="float">
            <text:p>360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0.386373" calcext:value-type="float">
            <text:p>10.386373</text:p>
          </table:table-cell>
          <table:table-cell office:value-type="float" office:value="99.032713" calcext:value-type="float">
            <text:p>99.032713</text:p>
          </table:table-cell>
          <table:table-cell office:value-type="float" office:value="88.64634" calcext:value-type="float">
            <text:p>88.64634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436" calcext:value-type="float">
            <text:p>6436</text:p>
          </table:table-cell>
          <table:table-cell office:value-type="float" office:value="6237" calcext:value-type="float">
            <text:p>6237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382815" calcext:value-type="float">
            <text:p>100.382815</text:p>
          </table:table-cell>
          <table:table-cell office:value-type="float" office:value="99.373453" calcext:value-type="float">
            <text:p>99.373453</text:p>
          </table:table-cell>
          <table:table-cell office:value-type="float" office:value="0.528215" calcext:value-type="float">
            <text:p>0.528215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69620" calcext:value-type="float">
            <text:p>6769620</text:p>
          </table:table-cell>
          <table:table-cell office:value-type="float" office:value="4982272" calcext:value-type="float">
            <text:p>4982272</text:p>
          </table:table-cell>
          <table:table-cell office:value-type="float" office:value="6435" calcext:value-type="float">
            <text:p>6435</text:p>
          </table:table-cell>
          <table:table-cell office:value-type="float" office:value="4736" calcext:value-type="float">
            <text:p>4736</text:p>
          </table:table-cell>
          <table:table-cell office:value-type="float" office:value="1.060233" calcext:value-type="float">
            <text:p>1.060233</text:p>
          </table:table-cell>
          <table:table-cell office:value-type="float" office:value="100.405293" calcext:value-type="float">
            <text:p>100.405293</text:p>
          </table:table-cell>
          <table:table-cell office:value-type="float" office:value="99.345061" calcext:value-type="float">
            <text:p>99.345061</text:p>
          </table:table-cell>
          <table:table-cell office:value-type="float" office:value="0.401209" calcext:value-type="float">
            <text:p>0.401209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6440" calcext:value-type="float">
            <text:p>56440</text:p>
          </table:table-cell>
          <table:table-cell office:value-type="float" office:value="55920" calcext:value-type="float">
            <text:p>55920</text:p>
          </table:table-cell>
          <table:table-cell office:value-type="float" office:value="1402" calcext:value-type="float">
            <text:p>1402</text:p>
          </table:table-cell>
          <table:table-cell office:value-type="float" office:value="1389" calcext:value-type="float">
            <text:p>1389</text:p>
          </table:table-cell>
          <table:table-cell office:value-type="float" office:value="1.029504" calcext:value-type="float">
            <text:p>1.029504</text:p>
          </table:table-cell>
          <table:table-cell office:value-type="float" office:value="99.379401" calcext:value-type="float">
            <text:p>99.379401</text:p>
          </table:table-cell>
          <table:table-cell office:value-type="float" office:value="98.349897" calcext:value-type="float">
            <text:p>98.349897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025641" calcext:value-type="float">
            <text:p>1.025641</text:p>
          </table:table-cell>
          <table:table-cell office:value-type="float" office:value="99.382321" calcext:value-type="float">
            <text:p>99.382321</text:p>
          </table:table-cell>
          <table:table-cell office:value-type="float" office:value="98.35668" calcext:value-type="float">
            <text:p>98.3566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0" calcext:value-type="float">
            <text:p>1200</text:p>
          </table:table-cell>
          <table:table-cell office:value-type="float" office:value="1170" calcext:value-type="float">
            <text:p>117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.043725" calcext:value-type="float">
            <text:p>1.043725</text:p>
          </table:table-cell>
          <table:table-cell office:value-type="float" office:value="99.380735" calcext:value-type="float">
            <text:p>99.380735</text:p>
          </table:table-cell>
          <table:table-cell office:value-type="float" office:value="98.337009" calcext:value-type="float">
            <text:p>98.337009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.83529" calcext:value-type="float">
            <text:p>5.83529</text:p>
          </table:table-cell>
          <table:table-cell office:value-type="float" office:value="99.215191" calcext:value-type="float">
            <text:p>99.215191</text:p>
          </table:table-cell>
          <table:table-cell office:value-type="float" office:value="93.379901" calcext:value-type="float">
            <text:p>93.379901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547648" calcext:value-type="float">
            <text:p>6547648</text:p>
          </table:table-cell>
          <table:table-cell office:value-type="float" office:value="6535" calcext:value-type="float">
            <text:p>6535</text:p>
          </table:table-cell>
          <table:table-cell office:value-type="float" office:value="6224" calcext:value-type="float">
            <text:p>6224</text:p>
          </table:table-cell>
          <table:table-cell office:value-type="float" office:value="1.009302" calcext:value-type="float">
            <text:p>1.009302</text:p>
          </table:table-cell>
          <table:table-cell office:value-type="float" office:value="100.107928" calcext:value-type="float">
            <text:p>100.107928</text:p>
          </table:table-cell>
          <table:table-cell office:value-type="float" office:value="99.098626" calcext:value-type="float">
            <text:p>99.098626</text:p>
          </table:table-cell>
          <table:table-cell office:value-type="float" office:value="0.528576" calcext:value-type="float">
            <text:p>0.528576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3768" calcext:value-type="float">
            <text:p>6873768</text:p>
          </table:table-cell>
          <table:table-cell office:value-type="float" office:value="4917048" calcext:value-type="float">
            <text:p>4917048</text:p>
          </table:table-cell>
          <table:table-cell office:value-type="float" office:value="6534" calcext:value-type="float">
            <text:p>6534</text:p>
          </table:table-cell>
          <table:table-cell office:value-type="float" office:value="4674" calcext:value-type="float">
            <text:p>4674</text:p>
          </table:table-cell>
          <table:table-cell office:value-type="float" office:value="1.058375" calcext:value-type="float">
            <text:p>1.058375</text:p>
          </table:table-cell>
          <table:table-cell office:value-type="float" office:value="100.412224" calcext:value-type="float">
            <text:p>100.412224</text:p>
          </table:table-cell>
          <table:table-cell office:value-type="float" office:value="99.353849" calcext:value-type="float">
            <text:p>99.353849</text:p>
          </table:table-cell>
          <table:table-cell office:value-type="float" office:value="0.395922" calcext:value-type="float">
            <text:p>0.39592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832" calcext:value-type="float">
            <text:p>60832</text:p>
          </table:table-cell>
          <table:table-cell office:value-type="float" office:value="60032" calcext:value-type="float">
            <text:p>60032</text:p>
          </table:table-cell>
          <table:table-cell office:value-type="float" office:value="1512" calcext:value-type="float">
            <text:p>1512</text:p>
          </table:table-cell>
          <table:table-cell office:value-type="float" office:value="1492" calcext:value-type="float">
            <text:p>1492</text:p>
          </table:table-cell>
          <table:table-cell office:value-type="float" office:value="1.024068" calcext:value-type="float">
            <text:p>1.024068</text:p>
          </table:table-cell>
          <table:table-cell office:value-type="float" office:value="99.495065" calcext:value-type="float">
            <text:p>99.495065</text:p>
          </table:table-cell>
          <table:table-cell office:value-type="float" office:value="98.470997" calcext:value-type="float">
            <text:p>98.470997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84" calcext:value-type="float">
            <text:p>158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.014062" calcext:value-type="float">
            <text:p>1.014062</text:p>
          </table:table-cell>
          <table:table-cell office:value-type="float" office:value="99.496651" calcext:value-type="float">
            <text:p>99.496651</text:p>
          </table:table-cell>
          <table:table-cell office:value-type="float" office:value="98.482589" calcext:value-type="float">
            <text:p>98.48258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.032207" calcext:value-type="float">
            <text:p>1.032207</text:p>
          </table:table-cell>
          <table:table-cell office:value-type="float" office:value="99.497985" calcext:value-type="float">
            <text:p>99.497985</text:p>
          </table:table-cell>
          <table:table-cell office:value-type="float" office:value="98.465779" calcext:value-type="float">
            <text:p>98.46577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24" calcext:value-type="float">
            <text:p>422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5.331315" calcext:value-type="float">
            <text:p>5.331315</text:p>
          </table:table-cell>
          <table:table-cell office:value-type="float" office:value="99.055572" calcext:value-type="float">
            <text:p>99.055572</text:p>
          </table:table-cell>
          <table:table-cell office:value-type="float" office:value="93.724257" calcext:value-type="float">
            <text:p>93.724257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743320" calcext:value-type="float">
            <text:p>6743320</text:p>
          </table:table-cell>
          <table:table-cell office:value-type="float" office:value="6634" calcext:value-type="float">
            <text:p>6634</text:p>
          </table:table-cell>
          <table:table-cell office:value-type="float" office:value="6410" calcext:value-type="float">
            <text:p>6410</text:p>
          </table:table-cell>
          <table:table-cell office:value-type="float" office:value="1.016361" calcext:value-type="float">
            <text:p>1.016361</text:p>
          </table:table-cell>
          <table:table-cell office:value-type="float" office:value="100.425782" calcext:value-type="float">
            <text:p>100.425782</text:p>
          </table:table-cell>
          <table:table-cell office:value-type="float" office:value="99.409421" calcext:value-type="float">
            <text:p>99.409421</text:p>
          </table:table-cell>
          <table:table-cell office:value-type="float" office:value="0.54267" calcext:value-type="float">
            <text:p>0.54267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7916" calcext:value-type="float">
            <text:p>6977916</text:p>
          </table:table-cell>
          <table:table-cell office:value-type="float" office:value="5250532" calcext:value-type="float">
            <text:p>5250532</text:p>
          </table:table-cell>
          <table:table-cell office:value-type="float" office:value="6633" calcext:value-type="float">
            <text:p>6633</text:p>
          </table:table-cell>
          <table:table-cell office:value-type="float" office:value="4991" calcext:value-type="float">
            <text:p>4991</text:p>
          </table:table-cell>
          <table:table-cell office:value-type="float" office:value="1.060491" calcext:value-type="float">
            <text:p>1.060491</text:p>
          </table:table-cell>
          <table:table-cell office:value-type="float" office:value="100.524817" calcext:value-type="float">
            <text:p>100.524817</text:p>
          </table:table-cell>
          <table:table-cell office:value-type="float" office:value="99.464326" calcext:value-type="float">
            <text:p>99.464326</text:p>
          </table:table-cell>
          <table:table-cell office:value-type="float" office:value="0.422305" calcext:value-type="float">
            <text:p>0.422305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680" calcext:value-type="float">
            <text:p>38680</text:p>
          </table:table-cell>
          <table:table-cell office:value-type="float" office:value="38400" calcext:value-type="float">
            <text:p>38400</text:p>
          </table:table-cell>
          <table:table-cell office:value-type="float" office:value="948" calcext:value-type="float">
            <text:p>948</text:p>
          </table:table-cell>
          <table:table-cell office:value-type="float" office:value="941" calcext:value-type="float">
            <text:p>941</text:p>
          </table:table-cell>
          <table:table-cell office:value-type="float" office:value="1.028116" calcext:value-type="float">
            <text:p>1.028116</text:p>
          </table:table-cell>
          <table:table-cell office:value-type="float" office:value="98.509754" calcext:value-type="float">
            <text:p>98.509754</text:p>
          </table:table-cell>
          <table:table-cell office:value-type="float" office:value="97.481638" calcext:value-type="float">
            <text:p>97.481638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88" calcext:value-type="float">
            <text:p>388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.024453" calcext:value-type="float">
            <text:p>1.024453</text:p>
          </table:table-cell>
          <table:table-cell office:value-type="float" office:value="98.512534" calcext:value-type="float">
            <text:p>98.512534</text:p>
          </table:table-cell>
          <table:table-cell office:value-type="float" office:value="97.488082" calcext:value-type="float">
            <text:p>97.488082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30" calcext:value-type="float">
            <text:p>2430</text:p>
          </table:table-cell>
          <table:table-cell office:value-type="float" office:value="2280" calcext:value-type="float">
            <text:p>228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.035315" calcext:value-type="float">
            <text:p>1.035315</text:p>
          </table:table-cell>
          <table:table-cell office:value-type="float" office:value="98.511088" calcext:value-type="float">
            <text:p>98.511088</text:p>
          </table:table-cell>
          <table:table-cell office:value-type="float" office:value="97.475774" calcext:value-type="float">
            <text:p>97.47577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.911041" calcext:value-type="float">
            <text:p>6.911041</text:p>
          </table:table-cell>
          <table:table-cell office:value-type="float" office:value="98.085185" calcext:value-type="float">
            <text:p>98.085185</text:p>
          </table:table-cell>
          <table:table-cell office:value-type="float" office:value="91.174144" calcext:value-type="float">
            <text:p>91.174144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764360" calcext:value-type="float">
            <text:p>6764360</text:p>
          </table:table-cell>
          <table:table-cell office:value-type="float" office:value="6733" calcext:value-type="float">
            <text:p>6733</text:p>
          </table:table-cell>
          <table:table-cell office:value-type="float" office:value="6430" calcext:value-type="float">
            <text:p>6430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100.492287" calcext:value-type="float">
            <text:p>100.492287</text:p>
          </table:table-cell>
          <table:table-cell office:value-type="float" office:value="99.483985" calcext:value-type="float">
            <text:p>99.483985</text:p>
          </table:table-cell>
          <table:table-cell office:value-type="float" office:value="0.543956" calcext:value-type="float">
            <text:p>0.543956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2064" calcext:value-type="float">
            <text:p>7082064</text:p>
          </table:table-cell>
          <table:table-cell office:value-type="float" office:value="4842356" calcext:value-type="float">
            <text:p>4842356</text:p>
          </table:table-cell>
          <table:table-cell office:value-type="float" office:value="6732" calcext:value-type="float">
            <text:p>6732</text:p>
          </table:table-cell>
          <table:table-cell office:value-type="float" office:value="4603" calcext:value-type="float">
            <text:p>4603</text:p>
          </table:table-cell>
          <table:table-cell office:value-type="float" office:value="1.053421" calcext:value-type="float">
            <text:p>1.053421</text:p>
          </table:table-cell>
          <table:table-cell office:value-type="float" office:value="100.533456" calcext:value-type="float">
            <text:p>100.533456</text:p>
          </table:table-cell>
          <table:table-cell office:value-type="float" office:value="99.480036" calcext:value-type="float">
            <text:p>99.480036</text:p>
          </table:table-cell>
          <table:table-cell office:value-type="float" office:value="0.389413" calcext:value-type="float">
            <text:p>0.389413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064" calcext:value-type="float">
            <text:p>58064</text:p>
          </table:table-cell>
          <table:table-cell office:value-type="float" office:value="56704" calcext:value-type="float">
            <text:p>56704</text:p>
          </table:table-cell>
          <table:table-cell office:value-type="float" office:value="1436" calcext:value-type="float">
            <text:p>1436</text:p>
          </table:table-cell>
          <table:table-cell office:value-type="float" office:value="1402" calcext:value-type="float">
            <text:p>1402</text:p>
          </table:table-cell>
          <table:table-cell office:value-type="float" office:value="1.023767" calcext:value-type="float">
            <text:p>1.023767</text:p>
          </table:table-cell>
          <table:table-cell office:value-type="float" office:value="99.209797" calcext:value-type="float">
            <text:p>99.209797</text:p>
          </table:table-cell>
          <table:table-cell office:value-type="float" office:value="98.186031" calcext:value-type="float">
            <text:p>98.186031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4" calcext:value-type="float">
            <text:p>30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97.328295" calcext:value-type="float">
            <text:p>97.328295</text:p>
          </table:table-cell>
          <table:table-cell office:value-type="float" office:value="96.315224" calcext:value-type="float">
            <text:p>96.315224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0" calcext:value-type="float">
            <text:p>1890</text:p>
          </table:table-cell>
          <table:table-cell office:value-type="float" office:value="1830" calcext:value-type="float">
            <text:p>183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.034065" calcext:value-type="float">
            <text:p>1.034065</text:p>
          </table:table-cell>
          <table:table-cell office:value-type="float" office:value="97.310501" calcext:value-type="float">
            <text:p>97.310501</text:p>
          </table:table-cell>
          <table:table-cell office:value-type="float" office:value="96.276436" calcext:value-type="float">
            <text:p>96.27643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.521353" calcext:value-type="float">
            <text:p>4.521353</text:p>
          </table:table-cell>
          <table:table-cell office:value-type="float" office:value="98.968387" calcext:value-type="float">
            <text:p>98.968387</text:p>
          </table:table-cell>
          <table:table-cell office:value-type="float" office:value="94.447034" calcext:value-type="float">
            <text:p>94.447034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7073648" calcext:value-type="float">
            <text:p>7073648</text:p>
          </table:table-cell>
          <table:table-cell office:value-type="float" office:value="6831" calcext:value-type="float">
            <text:p>6831</text:p>
          </table:table-cell>
          <table:table-cell office:value-type="float" office:value="6724" calcext:value-type="float">
            <text:p>6724</text:p>
          </table:table-cell>
          <table:table-cell office:value-type="float" office:value="1.011441" calcext:value-type="float">
            <text:p>1.011441</text:p>
          </table:table-cell>
          <table:table-cell office:value-type="float" office:value="100.470767" calcext:value-type="float">
            <text:p>100.470767</text:p>
          </table:table-cell>
          <table:table-cell office:value-type="float" office:value="99.459325" calcext:value-type="float">
            <text:p>99.459325</text:p>
          </table:table-cell>
          <table:table-cell office:value-type="float" office:value="0.568968" calcext:value-type="float">
            <text:p>0.568968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366252" calcext:value-type="float">
            <text:p>5366252</text:p>
          </table:table-cell>
          <table:table-cell office:value-type="float" office:value="6831" calcext:value-type="float">
            <text:p>6831</text:p>
          </table:table-cell>
          <table:table-cell office:value-type="float" office:value="5101" calcext:value-type="float">
            <text:p>5101</text:p>
          </table:table-cell>
          <table:table-cell office:value-type="float" office:value="1.072441" calcext:value-type="float">
            <text:p>1.072441</text:p>
          </table:table-cell>
          <table:table-cell office:value-type="float" office:value="100.580977" calcext:value-type="float">
            <text:p>100.580977</text:p>
          </table:table-cell>
          <table:table-cell office:value-type="float" office:value="99.508536" calcext:value-type="float">
            <text:p>99.508536</text:p>
          </table:table-cell>
          <table:table-cell office:value-type="float" office:value="0.43142" calcext:value-type="float">
            <text:p>0.43142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816" calcext:value-type="float">
            <text:p>26816</text:p>
          </table:table-cell>
          <table:table-cell office:value-type="float" office:value="26456" calcext:value-type="float">
            <text:p>26456</text:p>
          </table:table-cell>
          <table:table-cell office:value-type="float" office:value="646" calcext:value-type="float">
            <text:p>646</text:p>
          </table:table-cell>
          <table:table-cell office:value-type="float" office:value="637" calcext:value-type="float">
            <text:p>637</text:p>
          </table:table-cell>
          <table:table-cell office:value-type="float" office:value="1.026436" calcext:value-type="float">
            <text:p>1.026436</text:p>
          </table:table-cell>
          <table:table-cell office:value-type="float" office:value="100.582663" calcext:value-type="float">
            <text:p>100.582663</text:p>
          </table:table-cell>
          <table:table-cell office:value-type="float" office:value="99.556227" calcext:value-type="float">
            <text:p>99.556227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6" calcext:value-type="float">
            <text:p>489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.022173" calcext:value-type="float">
            <text:p>1.022173</text:p>
          </table:table-cell>
          <table:table-cell office:value-type="float" office:value="100.573341" calcext:value-type="float">
            <text:p>100.573341</text:p>
          </table:table-cell>
          <table:table-cell office:value-type="float" office:value="99.551168" calcext:value-type="float">
            <text:p>99.551168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60" calcext:value-type="float">
            <text:p>3060</text:p>
          </table:table-cell>
          <table:table-cell office:value-type="float" office:value="2730" calcext:value-type="float">
            <text:p>2730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.041217" calcext:value-type="float">
            <text:p>1.041217</text:p>
          </table:table-cell>
          <table:table-cell office:value-type="float" office:value="100.583997" calcext:value-type="float">
            <text:p>100.583997</text:p>
          </table:table-cell>
          <table:table-cell office:value-type="float" office:value="99.54278" calcext:value-type="float">
            <text:p>99.5427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.460876" calcext:value-type="float">
            <text:p>4.460876</text:p>
          </table:table-cell>
          <table:table-cell office:value-type="float" office:value="89.896132" calcext:value-type="float">
            <text:p>89.896132</text:p>
          </table:table-cell>
          <table:table-cell office:value-type="float" office:value="85.435256" calcext:value-type="float">
            <text:p>85.435256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7229344" calcext:value-type="float">
            <text:p>7229344</text:p>
          </table:table-cell>
          <table:table-cell office:value-type="float" office:value="6931" calcext:value-type="float">
            <text:p>6931</text:p>
          </table:table-cell>
          <table:table-cell office:value-type="float" office:value="6872" calcext:value-type="float">
            <text:p>6872</text:p>
          </table:table-cell>
          <table:table-cell office:value-type="float" office:value="1.008253" calcext:value-type="float">
            <text:p>1.008253</text:p>
          </table:table-cell>
          <table:table-cell office:value-type="float" office:value="100.28272" calcext:value-type="float">
            <text:p>100.28272</text:p>
          </table:table-cell>
          <table:table-cell office:value-type="float" office:value="99.274468" calcext:value-type="float">
            <text:p>99.274468</text:p>
          </table:table-cell>
          <table:table-cell office:value-type="float" office:value="0.582574" calcext:value-type="float">
            <text:p>0.582574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0360" calcext:value-type="float">
            <text:p>7290360</text:p>
          </table:table-cell>
          <table:table-cell office:value-type="float" office:value="5566132" calcext:value-type="float">
            <text:p>5566132</text:p>
          </table:table-cell>
          <table:table-cell office:value-type="float" office:value="6930" calcext:value-type="float">
            <text:p>6930</text:p>
          </table:table-cell>
          <table:table-cell office:value-type="float" office:value="5291" calcext:value-type="float">
            <text:p>5291</text:p>
          </table:table-cell>
          <table:table-cell office:value-type="float" office:value="1.073558" calcext:value-type="float">
            <text:p>1.073558</text:p>
          </table:table-cell>
          <table:table-cell office:value-type="float" office:value="100.593609" calcext:value-type="float">
            <text:p>100.593609</text:p>
          </table:table-cell>
          <table:table-cell office:value-type="float" office:value="99.520051" calcext:value-type="float">
            <text:p>99.520051</text:p>
          </table:table-cell>
          <table:table-cell office:value-type="float" office:value="0.447438" calcext:value-type="float">
            <text:p>0.44743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176" calcext:value-type="float">
            <text:p>16176</text:p>
          </table:table-cell>
          <table:table-cell office:value-type="float" office:value="15896" calcext:value-type="float">
            <text:p>15896</text:p>
          </table:table-cell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office:value-type="float" office:value="1.03674" calcext:value-type="float">
            <text:p>1.03674</text:p>
          </table:table-cell>
          <table:table-cell office:value-type="float" office:value="99.98838" calcext:value-type="float">
            <text:p>99.98838</text:p>
          </table:table-cell>
          <table:table-cell office:value-type="float" office:value="98.95164" calcext:value-type="float">
            <text:p>98.95164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64" calcext:value-type="float">
            <text:p>566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.021944" calcext:value-type="float">
            <text:p>1.021944</text:p>
          </table:table-cell>
          <table:table-cell office:value-type="float" office:value="100.714926" calcext:value-type="float">
            <text:p>100.714926</text:p>
          </table:table-cell>
          <table:table-cell office:value-type="float" office:value="99.692982" calcext:value-type="float">
            <text:p>99.692982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558" calcext:value-type="float">
            <text:p>3558</text:p>
          </table:table-cell>
          <table:table-cell office:value-type="float" office:value="3258" calcext:value-type="float">
            <text:p>325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.043279" calcext:value-type="float">
            <text:p>1.043279</text:p>
          </table:table-cell>
          <table:table-cell office:value-type="float" office:value="100.71338" calcext:value-type="float">
            <text:p>100.71338</text:p>
          </table:table-cell>
          <table:table-cell office:value-type="float" office:value="99.670101" calcext:value-type="float">
            <text:p>99.670101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.273829" calcext:value-type="float">
            <text:p>4.273829</text:p>
          </table:table-cell>
          <table:table-cell office:value-type="float" office:value="97.111929" calcext:value-type="float">
            <text:p>97.111929</text:p>
          </table:table-cell>
          <table:table-cell office:value-type="float" office:value="92.8381" calcext:value-type="float">
            <text:p>92.8381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7239864" calcext:value-type="float">
            <text:p>7239864</text:p>
          </table:table-cell>
          <table:table-cell office:value-type="float" office:value="7030" calcext:value-type="float">
            <text:p>7030</text:p>
          </table:table-cell>
          <table:table-cell office:value-type="float" office:value="6882" calcext:value-type="float">
            <text:p>6882</text:p>
          </table:table-cell>
          <table:table-cell office:value-type="float" office:value="1.016393" calcext:value-type="float">
            <text:p>1.016393</text:p>
          </table:table-cell>
          <table:table-cell office:value-type="float" office:value="100.502399" calcext:value-type="float">
            <text:p>100.502399</text:p>
          </table:table-cell>
          <table:table-cell office:value-type="float" office:value="99.486006" calcext:value-type="float">
            <text:p>99.486006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4508" calcext:value-type="float">
            <text:p>7394508</text:p>
          </table:table-cell>
          <table:table-cell office:value-type="float" office:value="5335744" calcext:value-type="float">
            <text:p>5335744</text:p>
          </table:table-cell>
          <table:table-cell office:value-type="float" office:value="7029" calcext:value-type="float">
            <text:p>7029</text:p>
          </table:table-cell>
          <table:table-cell office:value-type="float" office:value="5072" calcext:value-type="float">
            <text:p>5072</text:p>
          </table:table-cell>
          <table:table-cell office:value-type="float" office:value="1.067435" calcext:value-type="float">
            <text:p>1.067435</text:p>
          </table:table-cell>
          <table:table-cell office:value-type="float" office:value="100.563245" calcext:value-type="float">
            <text:p>100.563245</text:p>
          </table:table-cell>
          <table:table-cell office:value-type="float" office:value="99.49581" calcext:value-type="float">
            <text:p>99.49581</text:p>
          </table:table-cell>
          <table:table-cell office:value-type="float" office:value="0.429023" calcext:value-type="float">
            <text:p>0.429023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5136" calcext:value-type="float">
            <text:p>25136</text:p>
          </table:table-cell>
          <table:table-cell office:value-type="float" office:value="24816" calcext:value-type="float">
            <text:p>24816</text:p>
          </table:table-cell>
          <table:table-cell office:value-type="float" office:value="602" calcext:value-type="float">
            <text:p>602</text:p>
          </table:table-cell>
          <table:table-cell office:value-type="float" office:value="594" calcext:value-type="float">
            <text:p>594</text:p>
          </table:table-cell>
          <table:table-cell office:value-type="float" office:value="1.038068" calcext:value-type="float">
            <text:p>1.038068</text:p>
          </table:table-cell>
          <table:table-cell office:value-type="float" office:value="100.672827" calcext:value-type="float">
            <text:p>100.672827</text:p>
          </table:table-cell>
          <table:table-cell office:value-type="float" office:value="99.634759" calcext:value-type="float">
            <text:p>99.634759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96" calcext:value-type="float">
            <text:p>4896</text:p>
          </table:table-cell>
          <table:table-cell office:value-type="float" office:value="4800" calcext:value-type="float">
            <text:p>480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.027632" calcext:value-type="float">
            <text:p>1.027632</text:p>
          </table:table-cell>
          <table:table-cell office:value-type="float" office:value="100.567452" calcext:value-type="float">
            <text:p>100.567452</text:p>
          </table:table-cell>
          <table:table-cell office:value-type="float" office:value="99.53982" calcext:value-type="float">
            <text:p>99.53982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60" calcext:value-type="float">
            <text:p>3060</text:p>
          </table:table-cell>
          <table:table-cell office:value-type="float" office:value="2850" calcext:value-type="float">
            <text:p>2850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.045187" calcext:value-type="float">
            <text:p>1.045187</text:p>
          </table:table-cell>
          <table:table-cell office:value-type="float" office:value="100.566026" calcext:value-type="float">
            <text:p>100.566026</text:p>
          </table:table-cell>
          <table:table-cell office:value-type="float" office:value="99.520839" calcext:value-type="float">
            <text:p>99.52083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120" calcext:value-type="float">
            <text:p>3120</text:p>
          </table:table-cell>
          <table:table-cell office:value-type="float" office:value="3024" calcext:value-type="float">
            <text:p>302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.148391" calcext:value-type="float">
            <text:p>7.148391</text:p>
          </table:table-cell>
          <table:table-cell office:value-type="float" office:value="100.068772" calcext:value-type="float">
            <text:p>100.068772</text:p>
          </table:table-cell>
          <table:table-cell office:value-type="float" office:value="92.920381" calcext:value-type="float">
            <text:p>92.92038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7351376" calcext:value-type="float">
            <text:p>7351376</text:p>
          </table:table-cell>
          <table:table-cell office:value-type="float" office:value="7128" calcext:value-type="float">
            <text:p>7128</text:p>
          </table:table-cell>
          <table:table-cell office:value-type="float" office:value="6988" calcext:value-type="float">
            <text:p>6988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100.422792" calcext:value-type="float">
            <text:p>100.422792</text:p>
          </table:table-cell>
          <table:table-cell office:value-type="float" office:value="99.412471" calcext:value-type="float">
            <text:p>99.412471</text:p>
          </table:table-cell>
          <table:table-cell office:value-type="float" office:value="0.591586" calcext:value-type="float">
            <text:p>0.591586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196880" calcext:value-type="float">
            <text:p>5196880</text:p>
          </table:table-cell>
          <table:table-cell office:value-type="float" office:value="7128" calcext:value-type="float">
            <text:p>7128</text:p>
          </table:table-cell>
          <table:table-cell office:value-type="float" office:value="4940" calcext:value-type="float">
            <text:p>4940</text:p>
          </table:table-cell>
          <table:table-cell office:value-type="float" office:value="2.076445" calcext:value-type="float">
            <text:p>2.076445</text:p>
          </table:table-cell>
          <table:table-cell office:value-type="float" office:value="100.847472" calcext:value-type="float">
            <text:p>100.847472</text:p>
          </table:table-cell>
          <table:table-cell office:value-type="float" office:value="98.771027" calcext:value-type="float">
            <text:p>98.771027</text:p>
          </table:table-cell>
          <table:table-cell office:value-type="float" office:value="0.420923" calcext:value-type="float">
            <text:p>0.420923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568" calcext:value-type="float">
            <text:p>26568</text:p>
          </table:table-cell>
          <table:table-cell office:value-type="float" office:value="26320" calcext:value-type="float">
            <text:p>26320</text:p>
          </table:table-cell>
          <table:table-cell office:value-type="float" office:value="640" calcext:value-type="float">
            <text:p>640</text:p>
          </table:table-cell>
          <table:table-cell office:value-type="float" office:value="634" calcext:value-type="float">
            <text:p>634</text:p>
          </table:table-cell>
          <table:table-cell office:value-type="float" office:value="1.027696" calcext:value-type="float">
            <text:p>1.027696</text:p>
          </table:table-cell>
          <table:table-cell office:value-type="float" office:value="100.450113" calcext:value-type="float">
            <text:p>100.450113</text:p>
          </table:table-cell>
          <table:table-cell office:value-type="float" office:value="99.422417" calcext:value-type="float">
            <text:p>99.422417</text:p>
          </table:table-cell>
          <table:table-cell office:value-type="float" office:value="0.002118" calcext:value-type="float">
            <text:p>0.00211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2" calcext:value-type="float">
            <text:p>4032</text:p>
          </table:table-cell>
          <table:table-cell office:value-type="float" office:value="3984" calcext:value-type="float">
            <text:p>398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.021593" calcext:value-type="float">
            <text:p>1.021593</text:p>
          </table:table-cell>
          <table:table-cell office:value-type="float" office:value="99.246233" calcext:value-type="float">
            <text:p>99.246233</text:p>
          </table:table-cell>
          <table:table-cell office:value-type="float" office:value="98.22464" calcext:value-type="float">
            <text:p>98.22464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0" calcext:value-type="float">
            <text:p>2490</text:p>
          </table:table-cell>
          <table:table-cell office:value-type="float" office:value="2220" calcext:value-type="float">
            <text:p>222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2.040683" calcext:value-type="float">
            <text:p>2.040683</text:p>
          </table:table-cell>
          <table:table-cell office:value-type="float" office:value="99.699201" calcext:value-type="float">
            <text:p>99.699201</text:p>
          </table:table-cell>
          <table:table-cell office:value-type="float" office:value="97.658518" calcext:value-type="float">
            <text:p>97.658518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72" calcext:value-type="float">
            <text:p>427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4.764755" calcext:value-type="float">
            <text:p>4.764755</text:p>
          </table:table-cell>
          <table:table-cell office:value-type="float" office:value="100.31011" calcext:value-type="float">
            <text:p>100.31011</text:p>
          </table:table-cell>
          <table:table-cell office:value-type="float" office:value="95.545355" calcext:value-type="float">
            <text:p>95.545355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7466044" calcext:value-type="float">
            <text:p>7466044</text:p>
          </table:table-cell>
          <table:table-cell office:value-type="float" office:value="7228" calcext:value-type="float">
            <text:p>7228</text:p>
          </table:table-cell>
          <table:table-cell office:value-type="float" office:value="7097" calcext:value-type="float">
            <text:p>7097</text:p>
          </table:table-cell>
          <table:table-cell office:value-type="float" office:value="1.016362" calcext:value-type="float">
            <text:p>1.016362</text:p>
          </table:table-cell>
          <table:table-cell office:value-type="float" office:value="100.280179" calcext:value-type="float">
            <text:p>100.280179</text:p>
          </table:table-cell>
          <table:table-cell office:value-type="float" office:value="99.263817" calcext:value-type="float">
            <text:p>99.263817</text:p>
          </table:table-cell>
          <table:table-cell office:value-type="float" office:value="0.601713" calcext:value-type="float">
            <text:p>0.601713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2804" calcext:value-type="float">
            <text:p>7602804</text:p>
          </table:table-cell>
          <table:table-cell office:value-type="float" office:value="5295768" calcext:value-type="float">
            <text:p>5295768</text:p>
          </table:table-cell>
          <table:table-cell office:value-type="float" office:value="7227" calcext:value-type="float">
            <text:p>7227</text:p>
          </table:table-cell>
          <table:table-cell office:value-type="float" office:value="5034" calcext:value-type="float">
            <text:p>5034</text:p>
          </table:table-cell>
          <table:table-cell office:value-type="float" office:value="1.078124" calcext:value-type="float">
            <text:p>1.078124</text:p>
          </table:table-cell>
          <table:table-cell office:value-type="float" office:value="100.498131" calcext:value-type="float">
            <text:p>100.498131</text:p>
          </table:table-cell>
          <table:table-cell office:value-type="float" office:value="99.420007" calcext:value-type="float">
            <text:p>99.420007</text:p>
          </table:table-cell>
          <table:table-cell office:value-type="float" office:value="0.426133" calcext:value-type="float">
            <text:p>0.426133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544" calcext:value-type="float">
            <text:p>21544</text:p>
          </table:table-cell>
          <table:table-cell office:value-type="float" office:value="21304" calcext:value-type="float">
            <text:p>21304</text:p>
          </table:table-cell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1.037169" calcext:value-type="float">
            <text:p>1.037169</text:p>
          </table:table-cell>
          <table:table-cell office:value-type="float" office:value="99.555437" calcext:value-type="float">
            <text:p>99.555437</text:p>
          </table:table-cell>
          <table:table-cell office:value-type="float" office:value="98.518268" calcext:value-type="float">
            <text:p>98.518268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36" calcext:value-type="float">
            <text:p>393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.024333" calcext:value-type="float">
            <text:p>1.024333</text:p>
          </table:table-cell>
          <table:table-cell office:value-type="float" office:value="99.562325" calcext:value-type="float">
            <text:p>99.562325</text:p>
          </table:table-cell>
          <table:table-cell office:value-type="float" office:value="98.537992" calcext:value-type="float">
            <text:p>98.53799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0" calcext:value-type="float">
            <text:p>2460</text:p>
          </table:table-cell>
          <table:table-cell office:value-type="float" office:value="2010" calcext:value-type="float">
            <text:p>2010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1.052911" calcext:value-type="float">
            <text:p>1.052911</text:p>
          </table:table-cell>
          <table:table-cell office:value-type="float" office:value="99.503043" calcext:value-type="float">
            <text:p>99.503043</text:p>
          </table:table-cell>
          <table:table-cell office:value-type="float" office:value="98.450132" calcext:value-type="float">
            <text:p>98.45013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.499511" calcext:value-type="float">
            <text:p>3.499511</text:p>
          </table:table-cell>
          <table:table-cell office:value-type="float" office:value="95.754198" calcext:value-type="float">
            <text:p>95.754198</text:p>
          </table:table-cell>
          <table:table-cell office:value-type="float" office:value="92.254688" calcext:value-type="float">
            <text:p>92.254688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7571244" calcext:value-type="float">
            <text:p>7571244</text:p>
          </table:table-cell>
          <table:table-cell office:value-type="float" office:value="7326" calcext:value-type="float">
            <text:p>7326</text:p>
          </table:table-cell>
          <table:table-cell office:value-type="float" office:value="7197" calcext:value-type="float">
            <text:p>7197</text:p>
          </table:table-cell>
          <table:table-cell office:value-type="float" office:value="1.014282" calcext:value-type="float">
            <text:p>1.014282</text:p>
          </table:table-cell>
          <table:table-cell office:value-type="float" office:value="100.159367" calcext:value-type="float">
            <text:p>100.159367</text:p>
          </table:table-cell>
          <table:table-cell office:value-type="float" office:value="99.145085" calcext:value-type="float">
            <text:p>99.145085</text:p>
          </table:table-cell>
          <table:table-cell office:value-type="float" office:value="0.610922" calcext:value-type="float">
            <text:p>0.610922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247376" calcext:value-type="float">
            <text:p>5247376</text:p>
          </table:table-cell>
          <table:table-cell office:value-type="float" office:value="7326" calcext:value-type="float">
            <text:p>7326</text:p>
          </table:table-cell>
          <table:table-cell office:value-type="float" office:value="4988" calcext:value-type="float">
            <text:p>4988</text:p>
          </table:table-cell>
          <table:table-cell office:value-type="float" office:value="1.074329" calcext:value-type="float">
            <text:p>1.074329</text:p>
          </table:table-cell>
          <table:table-cell office:value-type="float" office:value="100.48549" calcext:value-type="float">
            <text:p>100.48549</text:p>
          </table:table-cell>
          <table:table-cell office:value-type="float" office:value="99.411161" calcext:value-type="float">
            <text:p>99.411161</text:p>
          </table:table-cell>
          <table:table-cell office:value-type="float" office:value="0.422277" calcext:value-type="float">
            <text:p>0.42227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328" calcext:value-type="float">
            <text:p>22328</text:p>
          </table:table-cell>
          <table:table-cell office:value-type="float" office:value="22208" calcext:value-type="float">
            <text:p>22208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  <table:table-cell office:value-type="float" office:value="1.027657" calcext:value-type="float">
            <text:p>1.027657</text:p>
          </table:table-cell>
          <table:table-cell office:value-type="float" office:value="99.88638" calcext:value-type="float">
            <text:p>99.88638</text:p>
          </table:table-cell>
          <table:table-cell office:value-type="float" office:value="98.858723" calcext:value-type="float">
            <text:p>98.858723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2" calcext:value-type="float">
            <text:p>427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.022593" calcext:value-type="float">
            <text:p>1.022593</text:p>
          </table:table-cell>
          <table:table-cell office:value-type="float" office:value="98.386999" calcext:value-type="float">
            <text:p>98.386999</text:p>
          </table:table-cell>
          <table:table-cell office:value-type="float" office:value="97.364406" calcext:value-type="float">
            <text:p>97.364406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70" calcext:value-type="float">
            <text:p>2670</text:p>
          </table:table-cell>
          <table:table-cell office:value-type="float" office:value="2310" calcext:value-type="float">
            <text:p>231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.042878" calcext:value-type="float">
            <text:p>1.042878</text:p>
          </table:table-cell>
          <table:table-cell office:value-type="float" office:value="98.877494" calcext:value-type="float">
            <text:p>98.877494</text:p>
          </table:table-cell>
          <table:table-cell office:value-type="float" office:value="97.834616" calcext:value-type="float">
            <text:p>97.834616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504" calcext:value-type="float">
            <text:p>350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.371724" calcext:value-type="float">
            <text:p>3.371724</text:p>
          </table:table-cell>
          <table:table-cell office:value-type="float" office:value="99.683633" calcext:value-type="float">
            <text:p>99.683633</text:p>
          </table:table-cell>
          <table:table-cell office:value-type="float" office:value="96.311909" calcext:value-type="float">
            <text:p>96.311909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7693276" calcext:value-type="float">
            <text:p>7693276</text:p>
          </table:table-cell>
          <table:table-cell office:value-type="float" office:value="7426" calcext:value-type="float">
            <text:p>7426</text:p>
          </table:table-cell>
          <table:table-cell office:value-type="float" office:value="7313" calcext:value-type="float">
            <text:p>7313</text:p>
          </table:table-cell>
          <table:table-cell office:value-type="float" office:value="1.010342" calcext:value-type="float">
            <text:p>1.010342</text:p>
          </table:table-cell>
          <table:table-cell office:value-type="float" office:value="100.43367" calcext:value-type="float">
            <text:p>100.43367</text:p>
          </table:table-cell>
          <table:table-cell office:value-type="float" office:value="99.423328" calcext:value-type="float">
            <text:p>99.423328</text:p>
          </table:table-cell>
          <table:table-cell office:value-type="float" office:value="0.619032" calcext:value-type="float">
            <text:p>0.619032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1100" calcext:value-type="float">
            <text:p>7811100</text:p>
          </table:table-cell>
          <table:table-cell office:value-type="float" office:value="5230544" calcext:value-type="float">
            <text:p>5230544</text:p>
          </table:table-cell>
          <table:table-cell office:value-type="float" office:value="7425" calcext:value-type="float">
            <text:p>7425</text:p>
          </table:table-cell>
          <table:table-cell office:value-type="float" office:value="4972" calcext:value-type="float">
            <text:p>4972</text:p>
          </table:table-cell>
          <table:table-cell office:value-type="float" office:value="1.069179" calcext:value-type="float">
            <text:p>1.069179</text:p>
          </table:table-cell>
          <table:table-cell office:value-type="float" office:value="100.857459" calcext:value-type="float">
            <text:p>100.857459</text:p>
          </table:table-cell>
          <table:table-cell office:value-type="float" office:value="99.788281" calcext:value-type="float">
            <text:p>99.788281</text:p>
          </table:table-cell>
          <table:table-cell office:value-type="float" office:value="0.419331" calcext:value-type="float">
            <text:p>0.419331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648" calcext:value-type="float">
            <text:p>16648</text:p>
          </table:table-cell>
          <table:table-cell office:value-type="float" office:value="16440" calcext:value-type="float">
            <text:p>16440</text:p>
          </table:table-cell>
          <table:table-cell office:value-type="float" office:value="391" calcext:value-type="float">
            <text:p>391</text:p>
          </table:table-cell>
          <table:table-cell office:value-type="float" office:value="386" calcext:value-type="float">
            <text:p>386</text:p>
          </table:table-cell>
          <table:table-cell office:value-type="float" office:value="1.022217" calcext:value-type="float">
            <text:p>1.022217</text:p>
          </table:table-cell>
          <table:table-cell office:value-type="float" office:value="100.574172" calcext:value-type="float">
            <text:p>100.574172</text:p>
          </table:table-cell>
          <table:table-cell office:value-type="float" office:value="99.551955" calcext:value-type="float">
            <text:p>99.551955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36" calcext:value-type="float">
            <text:p>393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.013011" calcext:value-type="float">
            <text:p>1.013011</text:p>
          </table:table-cell>
          <table:table-cell office:value-type="float" office:value="100.576362" calcext:value-type="float">
            <text:p>100.576362</text:p>
          </table:table-cell>
          <table:table-cell office:value-type="float" office:value="99.563352" calcext:value-type="float">
            <text:p>99.563352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08" calcext:value-type="float">
            <text:p>2508</text:p>
          </table:table-cell>
          <table:table-cell office:value-type="float" office:value="2118" calcext:value-type="float">
            <text:p>211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.038478" calcext:value-type="float">
            <text:p>1.038478</text:p>
          </table:table-cell>
          <table:table-cell office:value-type="float" office:value="100.781068" calcext:value-type="float">
            <text:p>100.781068</text:p>
          </table:table-cell>
          <table:table-cell office:value-type="float" office:value="99.74259" calcext:value-type="float">
            <text:p>99.7425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840" calcext:value-type="float">
            <text:p>3840</text:p>
          </table:table-cell>
          <table:table-cell office:value-type="float" office:value="3696" calcext:value-type="float">
            <text:p>369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4.190045" calcext:value-type="float">
            <text:p>4.190045</text:p>
          </table:table-cell>
          <table:table-cell office:value-type="float" office:value="99.078741" calcext:value-type="float">
            <text:p>99.078741</text:p>
          </table:table-cell>
          <table:table-cell office:value-type="float" office:value="94.888697" calcext:value-type="float">
            <text:p>94.888697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7733252" calcext:value-type="float">
            <text:p>7733252</text:p>
          </table:table-cell>
          <table:table-cell office:value-type="float" office:value="7524" calcext:value-type="float">
            <text:p>7524</text:p>
          </table:table-cell>
          <table:table-cell office:value-type="float" office:value="7351" calcext:value-type="float">
            <text:p>7351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0.593662" calcext:value-type="float">
            <text:p>100.593662</text:p>
          </table:table-cell>
          <table:table-cell office:value-type="float" office:value="99.58436" calcext:value-type="float">
            <text:p>99.58436</text:p>
          </table:table-cell>
          <table:table-cell office:value-type="float" office:value="0.621242" calcext:value-type="float">
            <text:p>0.621242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095888" calcext:value-type="float">
            <text:p>5095888</text:p>
          </table:table-cell>
          <table:table-cell office:value-type="float" office:value="7524" calcext:value-type="float">
            <text:p>7524</text:p>
          </table:table-cell>
          <table:table-cell office:value-type="float" office:value="4844" calcext:value-type="float">
            <text:p>4844</text:p>
          </table:table-cell>
          <table:table-cell office:value-type="float" office:value="1.057513" calcext:value-type="float">
            <text:p>1.057513</text:p>
          </table:table-cell>
          <table:table-cell office:value-type="float" office:value="100.975004" calcext:value-type="float">
            <text:p>100.975004</text:p>
          </table:table-cell>
          <table:table-cell office:value-type="float" office:value="99.91749" calcext:value-type="float">
            <text:p>99.91749</text:p>
          </table:table-cell>
          <table:table-cell office:value-type="float" office:value="0.408008" calcext:value-type="float">
            <text:p>0.408008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5192" calcext:value-type="float">
            <text:p>25192</text:p>
          </table:table-cell>
          <table:table-cell office:value-type="float" office:value="25016" calcext:value-type="float">
            <text:p>25016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1.025606" calcext:value-type="float">
            <text:p>1.025606</text:p>
          </table:table-cell>
          <table:table-cell office:value-type="float" office:value="100.596546" calcext:value-type="float">
            <text:p>100.596546</text:p>
          </table:table-cell>
          <table:table-cell office:value-type="float" office:value="99.57094" calcext:value-type="float">
            <text:p>99.57094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3552" calcext:value-type="float">
            <text:p>355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.01407" calcext:value-type="float">
            <text:p>1.01407</text:p>
          </table:table-cell>
          <table:table-cell office:value-type="float" office:value="99.18425" calcext:value-type="float">
            <text:p>99.18425</text:p>
          </table:table-cell>
          <table:table-cell office:value-type="float" office:value="98.17018" calcext:value-type="float">
            <text:p>98.17018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20" calcext:value-type="float">
            <text:p>2220</text:p>
          </table:table-cell>
          <table:table-cell office:value-type="float" office:value="1860" calcext:value-type="float">
            <text:p>186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1.040967" calcext:value-type="float">
            <text:p>1.040967</text:p>
          </table:table-cell>
          <table:table-cell office:value-type="float" office:value="100.056186" calcext:value-type="float">
            <text:p>100.056186</text:p>
          </table:table-cell>
          <table:table-cell office:value-type="float" office:value="99.015219" calcext:value-type="float">
            <text:p>99.01521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232" calcext:value-type="float">
            <text:p>523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3.475743" calcext:value-type="float">
            <text:p>3.475743</text:p>
          </table:table-cell>
          <table:table-cell office:value-type="float" office:value="100.544169" calcext:value-type="float">
            <text:p>100.544169</text:p>
          </table:table-cell>
          <table:table-cell office:value-type="float" office:value="97.068426" calcext:value-type="float">
            <text:p>97.068426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7838452" calcext:value-type="float">
            <text:p>7838452</text:p>
          </table:table-cell>
          <table:table-cell office:value-type="float" office:value="7623" calcext:value-type="float">
            <text:p>7623</text:p>
          </table:table-cell>
          <table:table-cell office:value-type="float" office:value="7451" calcext:value-type="float">
            <text:p>7451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0.147469" calcext:value-type="float">
            <text:p>100.147469</text:p>
          </table:table-cell>
          <table:table-cell office:value-type="float" office:value="99.140047" calcext:value-type="float">
            <text:p>99.140047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012780" calcext:value-type="float">
            <text:p>5012780</text:p>
          </table:table-cell>
          <table:table-cell office:value-type="float" office:value="7623" calcext:value-type="float">
            <text:p>7623</text:p>
          </table:table-cell>
          <table:table-cell office:value-type="float" office:value="4765" calcext:value-type="float">
            <text:p>4765</text:p>
          </table:table-cell>
          <table:table-cell office:value-type="float" office:value="1.057943" calcext:value-type="float">
            <text:p>1.057943</text:p>
          </table:table-cell>
          <table:table-cell office:value-type="float" office:value="100.480008" calcext:value-type="float">
            <text:p>100.480008</text:p>
          </table:table-cell>
          <table:table-cell office:value-type="float" office:value="99.422064" calcext:value-type="float">
            <text:p>99.422064</text:p>
          </table:table-cell>
          <table:table-cell office:value-type="float" office:value="0.403354" calcext:value-type="float">
            <text:p>0.403354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096" calcext:value-type="float">
            <text:p>26096</text:p>
          </table:table-cell>
          <table:table-cell office:value-type="float" office:value="26048" calcext:value-type="float">
            <text:p>26048</text:p>
          </table:table-cell>
          <table:table-cell office:value-type="float" office:value="628" calcext:value-type="float">
            <text:p>628</text:p>
          </table:table-cell>
          <table:table-cell office:value-type="float" office:value="627" calcext:value-type="float">
            <text:p>627</text:p>
          </table:table-cell>
          <table:table-cell office:value-type="float" office:value="1.024637" calcext:value-type="float">
            <text:p>1.024637</text:p>
          </table:table-cell>
          <table:table-cell office:value-type="float" office:value="99.876938" calcext:value-type="float">
            <text:p>99.876938</text:p>
          </table:table-cell>
          <table:table-cell office:value-type="float" office:value="98.852301" calcext:value-type="float">
            <text:p>98.852301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8" calcext:value-type="float">
            <text:p>364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020693" calcext:value-type="float">
            <text:p>1.020693</text:p>
          </table:table-cell>
          <table:table-cell office:value-type="float" office:value="98.462388" calcext:value-type="float">
            <text:p>98.462388</text:p>
          </table:table-cell>
          <table:table-cell office:value-type="float" office:value="97.441694" calcext:value-type="float">
            <text:p>97.44169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0" calcext:value-type="float">
            <text:p>2280</text:p>
          </table:table-cell>
          <table:table-cell office:value-type="float" office:value="2130" calcext:value-type="float">
            <text:p>2130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.038188" calcext:value-type="float">
            <text:p>1.038188</text:p>
          </table:table-cell>
          <table:table-cell office:value-type="float" office:value="98.444574" calcext:value-type="float">
            <text:p>98.444574</text:p>
          </table:table-cell>
          <table:table-cell office:value-type="float" office:value="97.406386" calcext:value-type="float">
            <text:p>97.406386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48" calcext:value-type="float">
            <text:p>4848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3.304532" calcext:value-type="float">
            <text:p>3.304532</text:p>
          </table:table-cell>
          <table:table-cell office:value-type="float" office:value="99.645357" calcext:value-type="float">
            <text:p>99.645357</text:p>
          </table:table-cell>
          <table:table-cell office:value-type="float" office:value="96.340825" calcext:value-type="float">
            <text:p>96.340825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7896312" calcext:value-type="float">
            <text:p>7896312</text:p>
          </table:table-cell>
          <table:table-cell office:value-type="float" office:value="7722" calcext:value-type="float">
            <text:p>7722</text:p>
          </table:table-cell>
          <table:table-cell office:value-type="float" office:value="7506" calcext:value-type="float">
            <text:p>7506</text:p>
          </table:table-cell>
          <table:table-cell office:value-type="float" office:value="1.009402" calcext:value-type="float">
            <text:p>1.009402</text:p>
          </table:table-cell>
          <table:table-cell office:value-type="float" office:value="100.424398" calcext:value-type="float">
            <text:p>100.424398</text:p>
          </table:table-cell>
          <table:table-cell office:value-type="float" office:value="99.414996" calcext:value-type="float">
            <text:p>99.414996</text:p>
          </table:table-cell>
          <table:table-cell office:value-type="float" office:value="0.635422" calcext:value-type="float">
            <text:p>0.635422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4873916" calcext:value-type="float">
            <text:p>4873916</text:p>
          </table:table-cell>
          <table:table-cell office:value-type="float" office:value="7722" calcext:value-type="float">
            <text:p>7722</text:p>
          </table:table-cell>
          <table:table-cell office:value-type="float" office:value="4633" calcext:value-type="float">
            <text:p>4633</text:p>
          </table:table-cell>
          <table:table-cell office:value-type="float" office:value="1.071443" calcext:value-type="float">
            <text:p>1.071443</text:p>
          </table:table-cell>
          <table:table-cell office:value-type="float" office:value="100.937656" calcext:value-type="float">
            <text:p>100.937656</text:p>
          </table:table-cell>
          <table:table-cell office:value-type="float" office:value="99.866213" calcext:value-type="float">
            <text:p>99.866213</text:p>
          </table:table-cell>
          <table:table-cell office:value-type="float" office:value="0.390436" calcext:value-type="float">
            <text:p>0.39043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7624" calcext:value-type="float">
            <text:p>27624</text:p>
          </table:table-cell>
          <table:table-cell office:value-type="float" office:value="27256" calcext:value-type="float">
            <text:p>27256</text:p>
          </table:table-cell>
          <table:table-cell office:value-type="float" office:value="666" calcext:value-type="float">
            <text:p>666</text:p>
          </table:table-cell>
          <table:table-cell office:value-type="float" office:value="657" calcext:value-type="float">
            <text:p>657</text:p>
          </table:table-cell>
          <table:table-cell office:value-type="float" office:value="1.022397" calcext:value-type="float">
            <text:p>1.022397</text:p>
          </table:table-cell>
          <table:table-cell office:value-type="float" office:value="100.511057" calcext:value-type="float">
            <text:p>100.511057</text:p>
          </table:table-cell>
          <table:table-cell office:value-type="float" office:value="99.48866" calcext:value-type="float">
            <text:p>99.48866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56" calcext:value-type="float">
            <text:p>345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.012071" calcext:value-type="float">
            <text:p>1.012071</text:p>
          </table:table-cell>
          <table:table-cell office:value-type="float" office:value="99.073883" calcext:value-type="float">
            <text:p>99.073883</text:p>
          </table:table-cell>
          <table:table-cell office:value-type="float" office:value="98.061812" calcext:value-type="float">
            <text:p>98.061812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770" calcext:value-type="float">
            <text:p>1770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1.029075" calcext:value-type="float">
            <text:p>1.029075</text:p>
          </table:table-cell>
          <table:table-cell office:value-type="float" office:value="99.025624" calcext:value-type="float">
            <text:p>99.025624</text:p>
          </table:table-cell>
          <table:table-cell office:value-type="float" office:value="97.996549" calcext:value-type="float">
            <text:p>97.99654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088" calcext:value-type="float">
            <text:p>5088</text:p>
          </table:table-cell>
          <table:table-cell office:value-type="float" office:value="4992" calcext:value-type="float">
            <text:p>499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4.127581" calcext:value-type="float">
            <text:p>4.127581</text:p>
          </table:table-cell>
          <table:table-cell office:value-type="float" office:value="100.482673" calcext:value-type="float">
            <text:p>100.482673</text:p>
          </table:table-cell>
          <table:table-cell office:value-type="float" office:value="96.355092" calcext:value-type="float">
            <text:p>96.355092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8025708" calcext:value-type="float">
            <text:p>8025708</text:p>
          </table:table-cell>
          <table:table-cell office:value-type="float" office:value="7821" calcext:value-type="float">
            <text:p>7821</text:p>
          </table:table-cell>
          <table:table-cell office:value-type="float" office:value="7629" calcext:value-type="float">
            <text:p>7629</text:p>
          </table:table-cell>
          <table:table-cell office:value-type="float" office:value="1.010493" calcext:value-type="float">
            <text:p>1.010493</text:p>
          </table:table-cell>
          <table:table-cell office:value-type="float" office:value="100.444895" calcext:value-type="float">
            <text:p>100.444895</text:p>
          </table:table-cell>
          <table:table-cell office:value-type="float" office:value="99.434402" calcext:value-type="float">
            <text:p>99.434402</text:p>
          </table:table-cell>
          <table:table-cell office:value-type="float" office:value="0.645709" calcext:value-type="float">
            <text:p>0.645709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4779236" calcext:value-type="float">
            <text:p>4779236</text:p>
          </table:table-cell>
          <table:table-cell office:value-type="float" office:value="7821" calcext:value-type="float">
            <text:p>7821</text:p>
          </table:table-cell>
          <table:table-cell office:value-type="float" office:value="4543" calcext:value-type="float">
            <text:p>4543</text:p>
          </table:table-cell>
          <table:table-cell office:value-type="float" office:value="1.056664" calcext:value-type="float">
            <text:p>1.056664</text:p>
          </table:table-cell>
          <table:table-cell office:value-type="float" office:value="100.672012" calcext:value-type="float">
            <text:p>100.672012</text:p>
          </table:table-cell>
          <table:table-cell office:value-type="float" office:value="99.615348" calcext:value-type="float">
            <text:p>99.615348</text:p>
          </table:table-cell>
          <table:table-cell office:value-type="float" office:value="0.383815" calcext:value-type="float">
            <text:p>0.383815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0120" calcext:value-type="float">
            <text:p>30120</text:p>
          </table:table-cell>
          <table:table-cell office:value-type="float" office:value="29984" calcext:value-type="float">
            <text:p>29984</text:p>
          </table:table-cell>
          <table:table-cell office:value-type="float" office:value="729" calcext:value-type="float">
            <text:p>729</text:p>
          </table:table-cell>
          <table:table-cell office:value-type="float" office:value="726" calcext:value-type="float">
            <text:p>726</text:p>
          </table:table-cell>
          <table:table-cell office:value-type="float" office:value="1.024027" calcext:value-type="float">
            <text:p>1.024027</text:p>
          </table:table-cell>
          <table:table-cell office:value-type="float" office:value="100.505131" calcext:value-type="float">
            <text:p>100.505131</text:p>
          </table:table-cell>
          <table:table-cell office:value-type="float" office:value="99.481104" calcext:value-type="float">
            <text:p>99.481104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56" calcext:value-type="float">
            <text:p>3456</text:p>
          </table:table-cell>
          <table:table-cell office:value-type="float" office:value="3360" calcext:value-type="float">
            <text:p>336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.020204" calcext:value-type="float">
            <text:p>1.020204</text:p>
          </table:table-cell>
          <table:table-cell office:value-type="float" office:value="100.503644" calcext:value-type="float">
            <text:p>100.503644</text:p>
          </table:table-cell>
          <table:table-cell office:value-type="float" office:value="99.48344" calcext:value-type="float">
            <text:p>99.48344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0" calcext:value-type="float">
            <text:p>2100</text:p>
          </table:table-cell>
          <table:table-cell office:value-type="float" office:value="1590" calcext:value-type="float">
            <text:p>1590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.037129" calcext:value-type="float">
            <text:p>1.037129</text:p>
          </table:table-cell>
          <table:table-cell office:value-type="float" office:value="100.90614" calcext:value-type="float">
            <text:p>100.90614</text:p>
          </table:table-cell>
          <table:table-cell office:value-type="float" office:value="99.869011" calcext:value-type="float">
            <text:p>99.86901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520" calcext:value-type="float">
            <text:p>552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.281489" calcext:value-type="float">
            <text:p>4.281489</text:p>
          </table:table-cell>
          <table:table-cell office:value-type="float" office:value="97.746912" calcext:value-type="float">
            <text:p>97.746912</text:p>
          </table:table-cell>
          <table:table-cell office:value-type="float" office:value="93.465423" calcext:value-type="float">
            <text:p>93.465423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8142480" calcext:value-type="float">
            <text:p>8142480</text:p>
          </table:table-cell>
          <table:table-cell office:value-type="float" office:value="7920" calcext:value-type="float">
            <text:p>7920</text:p>
          </table:table-cell>
          <table:table-cell office:value-type="float" office:value="7740" calcext:value-type="float">
            <text:p>7740</text:p>
          </table:table-cell>
          <table:table-cell office:value-type="float" office:value="1.015402" calcext:value-type="float">
            <text:p>1.015402</text:p>
          </table:table-cell>
          <table:table-cell office:value-type="float" office:value="100.438596" calcext:value-type="float">
            <text:p>100.438596</text:p>
          </table:table-cell>
          <table:table-cell office:value-type="float" office:value="99.423194" calcext:value-type="float">
            <text:p>99.423194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4705596" calcext:value-type="float">
            <text:p>4705596</text:p>
          </table:table-cell>
          <table:table-cell office:value-type="float" office:value="7920" calcext:value-type="float">
            <text:p>7920</text:p>
          </table:table-cell>
          <table:table-cell office:value-type="float" office:value="4473" calcext:value-type="float">
            <text:p>4473</text:p>
          </table:table-cell>
          <table:table-cell office:value-type="float" office:value="1.085515" calcext:value-type="float">
            <text:p>1.085515</text:p>
          </table:table-cell>
          <table:table-cell office:value-type="float" office:value="100.924607" calcext:value-type="float">
            <text:p>100.924607</text:p>
          </table:table-cell>
          <table:table-cell office:value-type="float" office:value="99.839092" calcext:value-type="float">
            <text:p>99.839092</text:p>
          </table:table-cell>
          <table:table-cell office:value-type="float" office:value="0.377054" calcext:value-type="float">
            <text:p>0.377054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672" calcext:value-type="float">
            <text:p>23672</text:p>
          </table:table-cell>
          <table:table-cell office:value-type="float" office:value="23384" calcext:value-type="float">
            <text:p>23384</text:p>
          </table:table-cell>
          <table:table-cell office:value-type="float" office:value="569" calcext:value-type="float">
            <text:p>569</text:p>
          </table:table-cell>
          <table:table-cell office:value-type="float" office:value="562" calcext:value-type="float">
            <text:p>562</text:p>
          </table:table-cell>
          <table:table-cell office:value-type="float" office:value="1.033819" calcext:value-type="float">
            <text:p>1.033819</text:p>
          </table:table-cell>
          <table:table-cell office:value-type="float" office:value="101.312219" calcext:value-type="float">
            <text:p>101.312219</text:p>
          </table:table-cell>
          <table:table-cell office:value-type="float" office:value="100.278399" calcext:value-type="float">
            <text:p>100.278399</text:p>
          </table:table-cell>
          <table:table-cell office:value-type="float" office:value="0.001866" calcext:value-type="float">
            <text:p>0.001866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80" calcext:value-type="float">
            <text:p>28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.023433" calcext:value-type="float">
            <text:p>1.023433</text:p>
          </table:table-cell>
          <table:table-cell office:value-type="float" office:value="101.367781" calcext:value-type="float">
            <text:p>101.367781</text:p>
          </table:table-cell>
          <table:table-cell office:value-type="float" office:value="100.344347" calcext:value-type="float">
            <text:p>100.34434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0" calcext:value-type="float">
            <text:p>1740</text:p>
          </table:table-cell>
          <table:table-cell office:value-type="float" office:value="1500" calcext:value-type="float">
            <text:p>15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.048701" calcext:value-type="float">
            <text:p>1.048701</text:p>
          </table:table-cell>
          <table:table-cell office:value-type="float" office:value="100.828552" calcext:value-type="float">
            <text:p>100.828552</text:p>
          </table:table-cell>
          <table:table-cell office:value-type="float" office:value="99.779851" calcext:value-type="float">
            <text:p>99.77985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598" calcext:value-type="float">
            <text:p>5598</text:p>
          </table:table-cell>
          <table:table-cell office:value-type="float" office:value="5502" calcext:value-type="float">
            <text:p>550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4.452936" calcext:value-type="float">
            <text:p>4.452936</text:p>
          </table:table-cell>
          <table:table-cell office:value-type="float" office:value="101.369135" calcext:value-type="float">
            <text:p>101.369135</text:p>
          </table:table-cell>
          <table:table-cell office:value-type="float" office:value="96.916199" calcext:value-type="float">
            <text:p>96.916199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8243472" calcext:value-type="float">
            <text:p>8243472</text:p>
          </table:table-cell>
          <table:table-cell office:value-type="float" office:value="8020" calcext:value-type="float">
            <text:p>8020</text:p>
          </table:table-cell>
          <table:table-cell office:value-type="float" office:value="7836" calcext:value-type="float">
            <text:p>7836</text:p>
          </table:table-cell>
          <table:table-cell office:value-type="float" office:value="1.016333" calcext:value-type="float">
            <text:p>1.016333</text:p>
          </table:table-cell>
          <table:table-cell office:value-type="float" office:value="100.2549" calcext:value-type="float">
            <text:p>100.2549</text:p>
          </table:table-cell>
          <table:table-cell office:value-type="float" office:value="99.238567" calcext:value-type="float">
            <text:p>99.238567</text:p>
          </table:table-cell>
          <table:table-cell office:value-type="float" office:value="0.664538" calcext:value-type="float">
            <text:p>0.664538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5988" calcext:value-type="float">
            <text:p>8435988</text:p>
          </table:table-cell>
          <table:table-cell office:value-type="float" office:value="4655100" calcext:value-type="float">
            <text:p>4655100</text:p>
          </table:table-cell>
          <table:table-cell office:value-type="float" office:value="8019" calcext:value-type="float">
            <text:p>8019</text:p>
          </table:table-cell>
          <table:table-cell office:value-type="float" office:value="4425" calcext:value-type="float">
            <text:p>4425</text:p>
          </table:table-cell>
          <table:table-cell office:value-type="float" office:value="1.065417" calcext:value-type="float">
            <text:p>1.065417</text:p>
          </table:table-cell>
          <table:table-cell office:value-type="float" office:value="100.580088" calcext:value-type="float">
            <text:p>100.580088</text:p>
          </table:table-cell>
          <table:table-cell office:value-type="float" office:value="99.514671" calcext:value-type="float">
            <text:p>99.514671</text:p>
          </table:table-cell>
          <table:table-cell office:value-type="float" office:value="0.374224" calcext:value-type="float">
            <text:p>0.374224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232" calcext:value-type="float">
            <text:p>26232</text:p>
          </table:table-cell>
          <table:table-cell office:value-type="float" office:value="26192" calcext:value-type="float">
            <text:p>26192</text:p>
          </table:table-cell>
          <table:table-cell office:value-type="float" office:value="633" calcext:value-type="float">
            <text:p>633</text:p>
          </table:table-cell>
          <table:table-cell office:value-type="float" office:value="632" calcext:value-type="float">
            <text:p>632</text:p>
          </table:table-cell>
          <table:table-cell office:value-type="float" office:value="1.03401" calcext:value-type="float">
            <text:p>1.03401</text:p>
          </table:table-cell>
          <table:table-cell office:value-type="float" office:value="100.726156" calcext:value-type="float">
            <text:p>100.726156</text:p>
          </table:table-cell>
          <table:table-cell office:value-type="float" office:value="99.692146" calcext:value-type="float">
            <text:p>99.692146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592" calcext:value-type="float">
            <text:p>259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.024564" calcext:value-type="float">
            <text:p>1.024564</text:p>
          </table:table-cell>
          <table:table-cell office:value-type="float" office:value="100.748581" calcext:value-type="float">
            <text:p>100.748581</text:p>
          </table:table-cell>
          <table:table-cell office:value-type="float" office:value="99.724017" calcext:value-type="float">
            <text:p>99.724017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0" calcext:value-type="float">
            <text:p>1560</text:p>
          </table:table-cell>
          <table:table-cell office:value-type="float" office:value="1350" calcext:value-type="float">
            <text:p>135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.049091" calcext:value-type="float">
            <text:p>1.049091</text:p>
          </table:table-cell>
          <table:table-cell office:value-type="float" office:value="99.62624" calcext:value-type="float">
            <text:p>99.62624</text:p>
          </table:table-cell>
          <table:table-cell office:value-type="float" office:value="98.577149" calcext:value-type="float">
            <text:p>98.57714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66" calcext:value-type="float">
            <text:p>636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3.016592" calcext:value-type="float">
            <text:p>3.016592</text:p>
          </table:table-cell>
          <table:table-cell office:value-type="float" office:value="100.750075" calcext:value-type="float">
            <text:p>100.750075</text:p>
          </table:table-cell>
          <table:table-cell office:value-type="float" office:value="97.733482" calcext:value-type="float">
            <text:p>97.733482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8276084" calcext:value-type="float">
            <text:p>8276084</text:p>
          </table:table-cell>
          <table:table-cell office:value-type="float" office:value="8118" calcext:value-type="float">
            <text:p>8118</text:p>
          </table:table-cell>
          <table:table-cell office:value-type="float" office:value="7867" calcext:value-type="float">
            <text:p>7867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0.194469" calcext:value-type="float">
            <text:p>100.194469</text:p>
          </table:table-cell>
          <table:table-cell office:value-type="float" office:value="99.179227" calcext:value-type="float">
            <text:p>99.179227</text:p>
          </table:table-cell>
          <table:table-cell office:value-type="float" office:value="0.667566" calcext:value-type="float">
            <text:p>0.667566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4685608" calcext:value-type="float">
            <text:p>4685608</text:p>
          </table:table-cell>
          <table:table-cell office:value-type="float" office:value="8118" calcext:value-type="float">
            <text:p>8118</text:p>
          </table:table-cell>
          <table:table-cell office:value-type="float" office:value="4454" calcext:value-type="float">
            <text:p>4454</text:p>
          </table:table-cell>
          <table:table-cell office:value-type="float" office:value="1.067897" calcext:value-type="float">
            <text:p>1.067897</text:p>
          </table:table-cell>
          <table:table-cell office:value-type="float" office:value="100.526631" calcext:value-type="float">
            <text:p>100.526631</text:p>
          </table:table-cell>
          <table:table-cell office:value-type="float" office:value="99.458735" calcext:value-type="float">
            <text:p>99.458735</text:p>
          </table:table-cell>
          <table:table-cell office:value-type="float" office:value="0.376889" calcext:value-type="float">
            <text:p>0.376889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656" calcext:value-type="float">
            <text:p>26656</text:p>
          </table:table-cell>
          <table:table-cell office:value-type="float" office:value="26448" calcext:value-type="float">
            <text:p>26448</text:p>
          </table:table-cell>
          <table:table-cell office:value-type="float" office:value="644" calcext:value-type="float">
            <text:p>644</text:p>
          </table:table-cell>
          <table:table-cell office:value-type="float" office:value="639" calcext:value-type="float">
            <text:p>639</text:p>
          </table:table-cell>
          <table:table-cell office:value-type="float" office:value="1.03534" calcext:value-type="float">
            <text:p>1.03534</text:p>
          </table:table-cell>
          <table:table-cell office:value-type="float" office:value="99.841559" calcext:value-type="float">
            <text:p>99.841559</text:p>
          </table:table-cell>
          <table:table-cell office:value-type="float" office:value="98.806219" calcext:value-type="float">
            <text:p>98.806219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52" calcext:value-type="float">
            <text:p>23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.023213" calcext:value-type="float">
            <text:p>1.023213</text:p>
          </table:table-cell>
          <table:table-cell office:value-type="float" office:value="98.423244" calcext:value-type="float">
            <text:p>98.423244</text:p>
          </table:table-cell>
          <table:table-cell office:value-type="float" office:value="97.400031" calcext:value-type="float">
            <text:p>97.40003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70" calcext:value-type="float">
            <text:p>1470</text:p>
          </table:table-cell>
          <table:table-cell office:value-type="float" office:value="1140" calcext:value-type="float">
            <text:p>114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.048381" calcext:value-type="float">
            <text:p>1.048381</text:p>
          </table:table-cell>
          <table:table-cell office:value-type="float" office:value="98.919195" calcext:value-type="float">
            <text:p>98.919195</text:p>
          </table:table-cell>
          <table:table-cell office:value-type="float" office:value="97.870814" calcext:value-type="float">
            <text:p>97.870814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00" calcext:value-type="float">
            <text:p>6000</text:p>
          </table:table-cell>
          <table:table-cell office:value-type="float" office:value="5904" calcext:value-type="float">
            <text:p>5904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4.040063" calcext:value-type="float">
            <text:p>4.040063</text:p>
          </table:table-cell>
          <table:table-cell office:value-type="float" office:value="99.604836" calcext:value-type="float">
            <text:p>99.604836</text:p>
          </table:table-cell>
          <table:table-cell office:value-type="float" office:value="95.564773" calcext:value-type="float">
            <text:p>95.564773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8402324" calcext:value-type="float">
            <text:p>8402324</text:p>
          </table:table-cell>
          <table:table-cell office:value-type="float" office:value="8217" calcext:value-type="float">
            <text:p>8217</text:p>
          </table:table-cell>
          <table:table-cell office:value-type="float" office:value="7987" calcext:value-type="float">
            <text:p>7987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100.356647" calcext:value-type="float">
            <text:p>100.356647</text:p>
          </table:table-cell>
          <table:table-cell office:value-type="float" office:value="99.344326" calcext:value-type="float">
            <text:p>99.344326</text:p>
          </table:table-cell>
          <table:table-cell office:value-type="float" office:value="0.676622" calcext:value-type="float">
            <text:p>0.676622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4637216" calcext:value-type="float">
            <text:p>4637216</text:p>
          </table:table-cell>
          <table:table-cell office:value-type="float" office:value="8217" calcext:value-type="float">
            <text:p>8217</text:p>
          </table:table-cell>
          <table:table-cell office:value-type="float" office:value="4408" calcext:value-type="float">
            <text:p>4408</text:p>
          </table:table-cell>
          <table:table-cell office:value-type="float" office:value="1.055249" calcext:value-type="float">
            <text:p>1.055249</text:p>
          </table:table-cell>
          <table:table-cell office:value-type="float" office:value="100.617872" calcext:value-type="float">
            <text:p>100.617872</text:p>
          </table:table-cell>
          <table:table-cell office:value-type="float" office:value="99.562622" calcext:value-type="float">
            <text:p>99.562622</text:p>
          </table:table-cell>
          <table:table-cell office:value-type="float" office:value="0.372607" calcext:value-type="float">
            <text:p>0.372607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568" calcext:value-type="float">
            <text:p>28568</text:p>
          </table:table-cell>
          <table:table-cell office:value-type="float" office:value="28360" calcext:value-type="float">
            <text:p>28360</text:p>
          </table:table-cell>
          <table:table-cell office:value-type="float" office:value="689" calcext:value-type="float">
            <text:p>689</text:p>
          </table:table-cell>
          <table:table-cell office:value-type="float" office:value="684" calcext:value-type="float">
            <text:p>684</text:p>
          </table:table-cell>
          <table:table-cell office:value-type="float" office:value="1.024476" calcext:value-type="float">
            <text:p>1.024476</text:p>
          </table:table-cell>
          <table:table-cell office:value-type="float" office:value="100.741167" calcext:value-type="float">
            <text:p>100.741167</text:p>
          </table:table-cell>
          <table:table-cell office:value-type="float" office:value="99.716691" calcext:value-type="float">
            <text:p>99.716691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28" calcext:value-type="float">
            <text:p>2928</text:p>
          </table:table-cell>
          <table:table-cell office:value-type="float" office:value="2832" calcext:value-type="float">
            <text:p>283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.020433" calcext:value-type="float">
            <text:p>1.020433</text:p>
          </table:table-cell>
          <table:table-cell office:value-type="float" office:value="100.79767" calcext:value-type="float">
            <text:p>100.79767</text:p>
          </table:table-cell>
          <table:table-cell office:value-type="float" office:value="99.777238" calcext:value-type="float">
            <text:p>99.777238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88" calcext:value-type="float">
            <text:p>1788</text:p>
          </table:table-cell>
          <table:table-cell office:value-type="float" office:value="1548" calcext:value-type="float">
            <text:p>154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.036437" calcext:value-type="float">
            <text:p>1.036437</text:p>
          </table:table-cell>
          <table:table-cell office:value-type="float" office:value="99.801261" calcext:value-type="float">
            <text:p>99.801261</text:p>
          </table:table-cell>
          <table:table-cell office:value-type="float" office:value="98.764823" calcext:value-type="float">
            <text:p>98.76482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54" calcext:value-type="float">
            <text:p>6654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3.631551" calcext:value-type="float">
            <text:p>3.631551</text:p>
          </table:table-cell>
          <table:table-cell office:value-type="float" office:value="100.799004" calcext:value-type="float">
            <text:p>100.799004</text:p>
          </table:table-cell>
          <table:table-cell office:value-type="float" office:value="97.167454" calcext:value-type="float">
            <text:p>97.167454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8494900" calcext:value-type="float">
            <text:p>8494900</text:p>
          </table:table-cell>
          <table:table-cell office:value-type="float" office:value="8316" calcext:value-type="float">
            <text:p>8316</text:p>
          </table:table-cell>
          <table:table-cell office:value-type="float" office:value="8075" calcext:value-type="float">
            <text:p>8075</text:p>
          </table:table-cell>
          <table:table-cell office:value-type="float" office:value="1.011361" calcext:value-type="float">
            <text:p>1.011361</text:p>
          </table:table-cell>
          <table:table-cell office:value-type="float" office:value="100.476586" calcext:value-type="float">
            <text:p>100.476586</text:p>
          </table:table-cell>
          <table:table-cell office:value-type="float" office:value="99.465225" calcext:value-type="float">
            <text:p>99.465225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4552004" calcext:value-type="float">
            <text:p>4552004</text:p>
          </table:table-cell>
          <table:table-cell office:value-type="float" office:value="8316" calcext:value-type="float">
            <text:p>8316</text:p>
          </table:table-cell>
          <table:table-cell office:value-type="float" office:value="4327" calcext:value-type="float">
            <text:p>4327</text:p>
          </table:table-cell>
          <table:table-cell office:value-type="float" office:value="1.077968" calcext:value-type="float">
            <text:p>1.077968</text:p>
          </table:table-cell>
          <table:table-cell office:value-type="float" office:value="101.003215" calcext:value-type="float">
            <text:p>101.003215</text:p>
          </table:table-cell>
          <table:table-cell office:value-type="float" office:value="99.925247" calcext:value-type="float">
            <text:p>99.925247</text:p>
          </table:table-cell>
          <table:table-cell office:value-type="float" office:value="0.364433" calcext:value-type="float">
            <text:p>0.364433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3232" calcext:value-type="float">
            <text:p>33232</text:p>
          </table:table-cell>
          <table:table-cell office:value-type="float" office:value="32944" calcext:value-type="float">
            <text:p>32944</text:p>
          </table:table-cell>
          <table:table-cell office:value-type="float" office:value="807" calcext:value-type="float">
            <text:p>807</text:p>
          </table:table-cell>
          <table:table-cell office:value-type="float" office:value="800" calcext:value-type="float">
            <text:p>800</text:p>
          </table:table-cell>
          <table:table-cell office:value-type="float" office:value="1.024794" calcext:value-type="float">
            <text:p>1.024794</text:p>
          </table:table-cell>
          <table:table-cell office:value-type="float" office:value="100.683515" calcext:value-type="float">
            <text:p>100.683515</text:p>
          </table:table-cell>
          <table:table-cell office:value-type="float" office:value="99.658721" calcext:value-type="float">
            <text:p>99.658721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16" calcext:value-type="float">
            <text:p>321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.020831" calcext:value-type="float">
            <text:p>1.020831</text:p>
          </table:table-cell>
          <table:table-cell office:value-type="float" office:value="101.103066" calcext:value-type="float">
            <text:p>101.103066</text:p>
          </table:table-cell>
          <table:table-cell office:value-type="float" office:value="100.082235" calcext:value-type="float">
            <text:p>100.082235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6" calcext:value-type="float">
            <text:p>2076</text:p>
          </table:table-cell>
          <table:table-cell office:value-type="float" office:value="1746" calcext:value-type="float">
            <text:p>1746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.037175" calcext:value-type="float">
            <text:p>1.037175</text:p>
          </table:table-cell>
          <table:table-cell office:value-type="float" office:value="101.1016" calcext:value-type="float">
            <text:p>101.1016</text:p>
          </table:table-cell>
          <table:table-cell office:value-type="float" office:value="100.064425" calcext:value-type="float">
            <text:p>100.06442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96" calcext:value-type="float">
            <text:p>6096</text:p>
          </table:table-cell>
          <table:table-cell office:value-type="float" office:value="6000" calcext:value-type="float">
            <text:p>6000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3.064153" calcext:value-type="float">
            <text:p>3.064153</text:p>
          </table:table-cell>
          <table:table-cell office:value-type="float" office:value="100.682109" calcext:value-type="float">
            <text:p>100.682109</text:p>
          </table:table-cell>
          <table:table-cell office:value-type="float" office:value="97.617956" calcext:value-type="float">
            <text:p>97.617956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8594840" calcext:value-type="float">
            <text:p>8594840</text:p>
          </table:table-cell>
          <table:table-cell office:value-type="float" office:value="8415" calcext:value-type="float">
            <text:p>8415</text:p>
          </table:table-cell>
          <table:table-cell office:value-type="float" office:value="8170" calcext:value-type="float">
            <text:p>8170</text:p>
          </table:table-cell>
          <table:table-cell office:value-type="float" office:value="1.014361" calcext:value-type="float">
            <text:p>1.014361</text:p>
          </table:table-cell>
          <table:table-cell office:value-type="float" office:value="100.40013" calcext:value-type="float">
            <text:p>100.40013</text:p>
          </table:table-cell>
          <table:table-cell office:value-type="float" office:value="99.385768" calcext:value-type="float">
            <text:p>99.385768</text:p>
          </table:table-cell>
          <table:table-cell office:value-type="float" office:value="0.691837" calcext:value-type="float">
            <text:p>0.691837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4532016" calcext:value-type="float">
            <text:p>4532016</text:p>
          </table:table-cell>
          <table:table-cell office:value-type="float" office:value="8415" calcext:value-type="float">
            <text:p>8415</text:p>
          </table:table-cell>
          <table:table-cell office:value-type="float" office:value="4308" calcext:value-type="float">
            <text:p>4308</text:p>
          </table:table-cell>
          <table:table-cell office:value-type="float" office:value="1.066485" calcext:value-type="float">
            <text:p>1.066485</text:p>
          </table:table-cell>
          <table:table-cell office:value-type="float" office:value="100.67271" calcext:value-type="float">
            <text:p>100.67271</text:p>
          </table:table-cell>
          <table:table-cell office:value-type="float" office:value="99.606225" calcext:value-type="float">
            <text:p>99.606225</text:p>
          </table:table-cell>
          <table:table-cell office:value-type="float" office:value="0.363995" calcext:value-type="float">
            <text:p>0.363995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0776" calcext:value-type="float">
            <text:p>30776</text:p>
          </table:table-cell>
          <table:table-cell office:value-type="float" office:value="30736" calcext:value-type="float">
            <text:p>30736</text:p>
          </table:table-cell>
          <table:table-cell office:value-type="float" office:value="745" calcext:value-type="float">
            <text:p>745</text:p>
          </table:table-cell>
          <table:table-cell office:value-type="float" office:value="744" calcext:value-type="float">
            <text:p>744</text:p>
          </table:table-cell>
          <table:table-cell office:value-type="float" office:value="1.032159" calcext:value-type="float">
            <text:p>1.032159</text:p>
          </table:table-cell>
          <table:table-cell office:value-type="float" office:value="100.674377" calcext:value-type="float">
            <text:p>100.674377</text:p>
          </table:table-cell>
          <table:table-cell office:value-type="float" office:value="99.642218" calcext:value-type="float">
            <text:p>99.642218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48" calcext:value-type="float">
            <text:p>24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.022693" calcext:value-type="float">
            <text:p>1.022693</text:p>
          </table:table-cell>
          <table:table-cell office:value-type="float" office:value="100.763649" calcext:value-type="float">
            <text:p>100.763649</text:p>
          </table:table-cell>
          <table:table-cell office:value-type="float" office:value="99.740956" calcext:value-type="float">
            <text:p>99.740956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48" calcext:value-type="float">
            <text:p>1548</text:p>
          </table:table-cell>
          <table:table-cell office:value-type="float" office:value="1188" calcext:value-type="float">
            <text:p>118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.04717" calcext:value-type="float">
            <text:p>1.04717</text:p>
          </table:table-cell>
          <table:table-cell office:value-type="float" office:value="100.761963" calcext:value-type="float">
            <text:p>100.761963</text:p>
          </table:table-cell>
          <table:table-cell office:value-type="float" office:value="99.714793" calcext:value-type="float">
            <text:p>99.714793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960" calcext:value-type="float">
            <text:p>696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.870863" calcext:value-type="float">
            <text:p>2.870863</text:p>
          </table:table-cell>
          <table:table-cell office:value-type="float" office:value="98.409164" calcext:value-type="float">
            <text:p>98.409164</text:p>
          </table:table-cell>
          <table:table-cell office:value-type="float" office:value="95.538301" calcext:value-type="float">
            <text:p>95.538301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8596944" calcext:value-type="float">
            <text:p>8596944</text:p>
          </table:table-cell>
          <table:table-cell office:value-type="float" office:value="8514" calcext:value-type="float">
            <text:p>8514</text:p>
          </table:table-cell>
          <table:table-cell office:value-type="float" office:value="8172" calcext:value-type="float">
            <text:p>8172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100.454212" calcext:value-type="float">
            <text:p>100.454212</text:p>
          </table:table-cell>
          <table:table-cell office:value-type="float" office:value="99.44485" calcext:value-type="float">
            <text:p>99.44485</text:p>
          </table:table-cell>
          <table:table-cell office:value-type="float" office:value="0.691595" calcext:value-type="float">
            <text:p>0.691595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4354228" calcext:value-type="float">
            <text:p>4354228</text:p>
          </table:table-cell>
          <table:table-cell office:value-type="float" office:value="8514" calcext:value-type="float">
            <text:p>8514</text:p>
          </table:table-cell>
          <table:table-cell office:value-type="float" office:value="4139" calcext:value-type="float">
            <text:p>4139</text:p>
          </table:table-cell>
          <table:table-cell office:value-type="float" office:value="1.305007" calcext:value-type="float">
            <text:p>1.305007</text:p>
          </table:table-cell>
          <table:table-cell office:value-type="float" office:value="100.701084" calcext:value-type="float">
            <text:p>100.701084</text:p>
          </table:table-cell>
          <table:table-cell office:value-type="float" office:value="99.396077" calcext:value-type="float">
            <text:p>99.396077</text:p>
          </table:table-cell>
          <table:table-cell office:value-type="float" office:value="0.350455" calcext:value-type="float">
            <text:p>0.350455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4096" calcext:value-type="float">
            <text:p>34096</text:p>
          </table:table-cell>
          <table:table-cell office:value-type="float" office:value="34016" calcext:value-type="float">
            <text:p>34016</text:p>
          </table:table-cell>
          <table:table-cell office:value-type="float" office:value="827" calcext:value-type="float">
            <text:p>827</text:p>
          </table:table-cell>
          <table:table-cell office:value-type="float" office:value="825" calcext:value-type="float">
            <text:p>825</text:p>
          </table:table-cell>
          <table:table-cell office:value-type="float" office:value="1.264775" calcext:value-type="float">
            <text:p>1.264775</text:p>
          </table:table-cell>
          <table:table-cell office:value-type="float" office:value="100.796344" calcext:value-type="float">
            <text:p>100.796344</text:p>
          </table:table-cell>
          <table:table-cell office:value-type="float" office:value="99.531569" calcext:value-type="float">
            <text:p>99.531569</text:p>
          </table:table-cell>
          <table:table-cell office:value-type="float" office:value="0.002734" calcext:value-type="float">
            <text:p>0.002734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6" calcext:value-type="float">
            <text:p>249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.254069" calcext:value-type="float">
            <text:p>1.254069</text:p>
          </table:table-cell>
          <table:table-cell office:value-type="float" office:value="100.89731" calcext:value-type="float">
            <text:p>100.89731</text:p>
          </table:table-cell>
          <table:table-cell office:value-type="float" office:value="99.643241" calcext:value-type="float">
            <text:p>99.64324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.279956" calcext:value-type="float">
            <text:p>1.279956</text:p>
          </table:table-cell>
          <table:table-cell office:value-type="float" office:value="98.250353" calcext:value-type="float">
            <text:p>98.250353</text:p>
          </table:table-cell>
          <table:table-cell office:value-type="float" office:value="96.970397" calcext:value-type="float">
            <text:p>96.970397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566" calcext:value-type="float">
            <text:p>7566</text:p>
          </table:table-cell>
          <table:table-cell office:value-type="float" office:value="7518" calcext:value-type="float">
            <text:p>7518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4.244377" calcext:value-type="float">
            <text:p>4.244377</text:p>
          </table:table-cell>
          <table:table-cell office:value-type="float" office:value="100.898644" calcext:value-type="float">
            <text:p>100.898644</text:p>
          </table:table-cell>
          <table:table-cell office:value-type="float" office:value="96.654267" calcext:value-type="float">
            <text:p>96.654267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8663220" calcext:value-type="float">
            <text:p>8663220</text:p>
          </table:table-cell>
          <table:table-cell office:value-type="float" office:value="8613" calcext:value-type="float">
            <text:p>8613</text:p>
          </table:table-cell>
          <table:table-cell office:value-type="float" office:value="8235" calcext:value-type="float">
            <text:p>8235</text:p>
          </table:table-cell>
          <table:table-cell office:value-type="float" office:value="1.011301" calcext:value-type="float">
            <text:p>1.011301</text:p>
          </table:table-cell>
          <table:table-cell office:value-type="float" office:value="100.274836" calcext:value-type="float">
            <text:p>100.274836</text:p>
          </table:table-cell>
          <table:table-cell office:value-type="float" office:value="99.263535" calcext:value-type="float">
            <text:p>99.263535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4320564" calcext:value-type="float">
            <text:p>4320564</text:p>
          </table:table-cell>
          <table:table-cell office:value-type="float" office:value="8613" calcext:value-type="float">
            <text:p>8613</text:p>
          </table:table-cell>
          <table:table-cell office:value-type="float" office:value="4107" calcext:value-type="float">
            <text:p>4107</text:p>
          </table:table-cell>
          <table:table-cell office:value-type="float" office:value="1.072495" calcext:value-type="float">
            <text:p>1.072495</text:p>
          </table:table-cell>
          <table:table-cell office:value-type="float" office:value="100.663467" calcext:value-type="float">
            <text:p>100.663467</text:p>
          </table:table-cell>
          <table:table-cell office:value-type="float" office:value="99.590972" calcext:value-type="float">
            <text:p>99.590972</text:p>
          </table:table-cell>
          <table:table-cell office:value-type="float" office:value="0.347065" calcext:value-type="float">
            <text:p>0.347065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4848" calcext:value-type="float">
            <text:p>34848</text:p>
          </table:table-cell>
          <table:table-cell office:value-type="float" office:value="34416" calcext:value-type="float">
            <text:p>34416</text:p>
          </table:table-cell>
          <table:table-cell office:value-type="float" office:value="845" calcext:value-type="float">
            <text:p>845</text:p>
          </table:table-cell>
          <table:table-cell office:value-type="float" office:value="835" calcext:value-type="float">
            <text:p>835</text:p>
          </table:table-cell>
          <table:table-cell office:value-type="float" office:value="1.032047" calcext:value-type="float">
            <text:p>1.032047</text:p>
          </table:table-cell>
          <table:table-cell office:value-type="float" office:value="100.060476" calcext:value-type="float">
            <text:p>100.060476</text:p>
          </table:table-cell>
          <table:table-cell office:value-type="float" office:value="99.02843" calcext:value-type="float">
            <text:p>99.02843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0" calcext:value-type="float">
            <text:p>2400</text:p>
          </table:table-cell>
          <table:table-cell office:value-type="float" office:value="2256" calcext:value-type="float">
            <text:p>225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.019481" calcext:value-type="float">
            <text:p>1.019481</text:p>
          </table:table-cell>
          <table:table-cell office:value-type="float" office:value="100.799077" calcext:value-type="float">
            <text:p>100.799077</text:p>
          </table:table-cell>
          <table:table-cell office:value-type="float" office:value="99.779597" calcext:value-type="float">
            <text:p>99.779597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02" calcext:value-type="float">
            <text:p>1602</text:p>
          </table:table-cell>
          <table:table-cell office:value-type="float" office:value="1302" calcext:value-type="float">
            <text:p>130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.047398" calcext:value-type="float">
            <text:p>1.047398</text:p>
          </table:table-cell>
          <table:table-cell office:value-type="float" office:value="100.797531" calcext:value-type="float">
            <text:p>100.797531</text:p>
          </table:table-cell>
          <table:table-cell office:value-type="float" office:value="99.750133" calcext:value-type="float">
            <text:p>99.75013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736" calcext:value-type="float">
            <text:p>873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3.007063" calcext:value-type="float">
            <text:p>3.007063</text:p>
          </table:table-cell>
          <table:table-cell office:value-type="float" office:value="98.428533" calcext:value-type="float">
            <text:p>98.428533</text:p>
          </table:table-cell>
          <table:table-cell office:value-type="float" office:value="95.42147" calcext:value-type="float">
            <text:p>95.42147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8809448" calcext:value-type="float">
            <text:p>8809448</text:p>
          </table:table-cell>
          <table:table-cell office:value-type="float" office:value="8713" calcext:value-type="float">
            <text:p>8713</text:p>
          </table:table-cell>
          <table:table-cell office:value-type="float" office:value="8374" calcext:value-type="float">
            <text:p>8374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294281" calcext:value-type="float">
            <text:p>100.294281</text:p>
          </table:table-cell>
          <table:table-cell office:value-type="float" office:value="99.285919" calcext:value-type="float">
            <text:p>99.285919</text:p>
          </table:table-cell>
          <table:table-cell office:value-type="float" office:value="0.709825" calcext:value-type="float">
            <text:p>0.709825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5024" calcext:value-type="float">
            <text:p>9165024</text:p>
          </table:table-cell>
          <table:table-cell office:value-type="float" office:value="4261652" calcext:value-type="float">
            <text:p>4261652</text:p>
          </table:table-cell>
          <table:table-cell office:value-type="float" office:value="8712" calcext:value-type="float">
            <text:p>8712</text:p>
          </table:table-cell>
          <table:table-cell office:value-type="float" office:value="4051" calcext:value-type="float">
            <text:p>4051</text:p>
          </table:table-cell>
          <table:table-cell office:value-type="float" office:value="1.085615" calcext:value-type="float">
            <text:p>1.085615</text:p>
          </table:table-cell>
          <table:table-cell office:value-type="float" office:value="100.66938" calcext:value-type="float">
            <text:p>100.66938</text:p>
          </table:table-cell>
          <table:table-cell office:value-type="float" office:value="99.583765" calcext:value-type="float">
            <text:p>99.583765</text:p>
          </table:table-cell>
          <table:table-cell office:value-type="float" office:value="0.342357" calcext:value-type="float">
            <text:p>0.342357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5160" calcext:value-type="float">
            <text:p>35160</text:p>
          </table:table-cell>
          <table:table-cell office:value-type="float" office:value="35080" calcext:value-type="float">
            <text:p>35080</text:p>
          </table:table-cell>
          <table:table-cell office:value-type="float" office:value="852" calcext:value-type="float">
            <text:p>852</text:p>
          </table:table-cell>
          <table:table-cell office:value-type="float" office:value="850" calcext:value-type="float">
            <text:p>850</text:p>
          </table:table-cell>
          <table:table-cell office:value-type="float" office:value="1.031589" calcext:value-type="float">
            <text:p>1.031589</text:p>
          </table:table-cell>
          <table:table-cell office:value-type="float" office:value="100.177535" calcext:value-type="float">
            <text:p>100.177535</text:p>
          </table:table-cell>
          <table:table-cell office:value-type="float" office:value="99.145946" calcext:value-type="float">
            <text:p>99.145946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" calcext:value-type="float">
            <text:p>2208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.022063" calcext:value-type="float">
            <text:p>1.022063</text:p>
          </table:table-cell>
          <table:table-cell office:value-type="float" office:value="96.991579" calcext:value-type="float">
            <text:p>96.991579</text:p>
          </table:table-cell>
          <table:table-cell office:value-type="float" office:value="95.969516" calcext:value-type="float">
            <text:p>95.96951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80" calcext:value-type="float">
            <text:p>1380</text:p>
          </table:table-cell>
          <table:table-cell office:value-type="float" office:value="1050" calcext:value-type="float">
            <text:p>105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.044131" calcext:value-type="float">
            <text:p>1.044131</text:p>
          </table:table-cell>
          <table:table-cell office:value-type="float" office:value="96.990153" calcext:value-type="float">
            <text:p>96.990153</text:p>
          </table:table-cell>
          <table:table-cell office:value-type="float" office:value="95.946022" calcext:value-type="float">
            <text:p>95.946022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496" calcext:value-type="float">
            <text:p>8496</text:p>
          </table:table-cell>
          <table:table-cell office:value-type="float" office:value="8448" calcext:value-type="float">
            <text:p>8448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3.051902" calcext:value-type="float">
            <text:p>3.051902</text:p>
          </table:table-cell>
          <table:table-cell office:value-type="float" office:value="99.870744" calcext:value-type="float">
            <text:p>99.870744</text:p>
          </table:table-cell>
          <table:table-cell office:value-type="float" office:value="96.818842" calcext:value-type="float">
            <text:p>96.818842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8834696" calcext:value-type="float">
            <text:p>8834696</text:p>
          </table:table-cell>
          <table:table-cell office:value-type="float" office:value="8812" calcext:value-type="float">
            <text:p>8812</text:p>
          </table:table-cell>
          <table:table-cell office:value-type="float" office:value="8398" calcext:value-type="float">
            <text:p>8398</text:p>
          </table:table-cell>
          <table:table-cell office:value-type="float" office:value="1.013402" calcext:value-type="float">
            <text:p>1.013402</text:p>
          </table:table-cell>
          <table:table-cell office:value-type="float" office:value="100.307789" calcext:value-type="float">
            <text:p>100.307789</text:p>
          </table:table-cell>
          <table:table-cell office:value-type="float" office:value="99.294387" calcext:value-type="float">
            <text:p>99.294387</text:p>
          </table:table-cell>
          <table:table-cell office:value-type="float" office:value="0.711798" calcext:value-type="float">
            <text:p>0.711798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69172" calcext:value-type="float">
            <text:p>9269172</text:p>
          </table:table-cell>
          <table:table-cell office:value-type="float" office:value="4146984" calcext:value-type="float">
            <text:p>4146984</text:p>
          </table:table-cell>
          <table:table-cell office:value-type="float" office:value="8811" calcext:value-type="float">
            <text:p>8811</text:p>
          </table:table-cell>
          <table:table-cell office:value-type="float" office:value="3942" calcext:value-type="float">
            <text:p>3942</text:p>
          </table:table-cell>
          <table:table-cell office:value-type="float" office:value="1.072497" calcext:value-type="float">
            <text:p>1.072497</text:p>
          </table:table-cell>
          <table:table-cell office:value-type="float" office:value="100.785965" calcext:value-type="float">
            <text:p>100.785965</text:p>
          </table:table-cell>
          <table:table-cell office:value-type="float" office:value="99.713469" calcext:value-type="float">
            <text:p>99.713469</text:p>
          </table:table-cell>
          <table:table-cell office:value-type="float" office:value="0.332712" calcext:value-type="float">
            <text:p>0.332712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360" calcext:value-type="float">
            <text:p>41360</text:p>
          </table:table-cell>
          <table:table-cell office:value-type="float" office:value="40848" calcext:value-type="float">
            <text:p>40848</text:p>
          </table:table-cell>
          <table:table-cell office:value-type="float" office:value="1008" calcext:value-type="float">
            <text:p>1008</text:p>
          </table:table-cell>
          <table:table-cell office:value-type="float" office:value="996" calcext:value-type="float">
            <text:p>996</text:p>
          </table:table-cell>
          <table:table-cell office:value-type="float" office:value="1.032031" calcext:value-type="float">
            <text:p>1.032031</text:p>
          </table:table-cell>
          <table:table-cell office:value-type="float" office:value="100.256993" calcext:value-type="float">
            <text:p>100.256993</text:p>
          </table:table-cell>
          <table:table-cell office:value-type="float" office:value="99.224963" calcext:value-type="float">
            <text:p>99.224963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92" calcext:value-type="float">
            <text:p>2592</text:p>
          </table:table-cell>
          <table:table-cell office:value-type="float" office:value="2496" calcext:value-type="float">
            <text:p>249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.022645" calcext:value-type="float">
            <text:p>1.022645</text:p>
          </table:table-cell>
          <table:table-cell office:value-type="float" office:value="100.928935" calcext:value-type="float">
            <text:p>100.928935</text:p>
          </table:table-cell>
          <table:table-cell office:value-type="float" office:value="99.906291" calcext:value-type="float">
            <text:p>99.90629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22" calcext:value-type="float">
            <text:p>1722</text:p>
          </table:table-cell>
          <table:table-cell office:value-type="float" office:value="1482" calcext:value-type="float">
            <text:p>148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.045492" calcext:value-type="float">
            <text:p>1.045492</text:p>
          </table:table-cell>
          <table:table-cell office:value-type="float" office:value="100.927309" calcext:value-type="float">
            <text:p>100.927309</text:p>
          </table:table-cell>
          <table:table-cell office:value-type="float" office:value="99.881817" calcext:value-type="float">
            <text:p>99.88181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544" calcext:value-type="float">
            <text:p>854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.102465" calcext:value-type="float">
            <text:p>3.102465</text:p>
          </table:table-cell>
          <table:table-cell office:value-type="float" office:value="99.955501" calcext:value-type="float">
            <text:p>99.955501</text:p>
          </table:table-cell>
          <table:table-cell office:value-type="float" office:value="96.853035" calcext:value-type="float">
            <text:p>96.853035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8991444" calcext:value-type="float">
            <text:p>8991444</text:p>
          </table:table-cell>
          <table:table-cell office:value-type="float" office:value="8911" calcext:value-type="float">
            <text:p>8911</text:p>
          </table:table-cell>
          <table:table-cell office:value-type="float" office:value="8547" calcext:value-type="float">
            <text:p>8547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00.449319" calcext:value-type="float">
            <text:p>100.449319</text:p>
          </table:table-cell>
          <table:table-cell office:value-type="float" office:value="99.439107" calcext:value-type="float">
            <text:p>99.439107</text:p>
          </table:table-cell>
          <table:table-cell office:value-type="float" office:value="0.723373" calcext:value-type="float">
            <text:p>0.723373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3320" calcext:value-type="float">
            <text:p>9373320</text:p>
          </table:table-cell>
          <table:table-cell office:value-type="float" office:value="4194324" calcext:value-type="float">
            <text:p>4194324</text:p>
          </table:table-cell>
          <table:table-cell office:value-type="float" office:value="8910" calcext:value-type="float">
            <text:p>8910</text:p>
          </table:table-cell>
          <table:table-cell office:value-type="float" office:value="3987" calcext:value-type="float">
            <text:p>3987</text:p>
          </table:table-cell>
          <table:table-cell office:value-type="float" office:value="1.064547" calcext:value-type="float">
            <text:p>1.064547</text:p>
          </table:table-cell>
          <table:table-cell office:value-type="float" office:value="100.336492" calcext:value-type="float">
            <text:p>100.336492</text:p>
          </table:table-cell>
          <table:table-cell office:value-type="float" office:value="99.271945" calcext:value-type="float">
            <text:p>99.271945</text:p>
          </table:table-cell>
          <table:table-cell office:value-type="float" office:value="0.338007" calcext:value-type="float">
            <text:p>0.338007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488" calcext:value-type="float">
            <text:p>37488</text:p>
          </table:table-cell>
          <table:table-cell office:value-type="float" office:value="37200" calcext:value-type="float">
            <text:p>37200</text:p>
          </table:table-cell>
          <table:table-cell office:value-type="float" office:value="913" calcext:value-type="float">
            <text:p>913</text:p>
          </table:table-cell>
          <table:table-cell office:value-type="float" office:value="906" calcext:value-type="float">
            <text:p>906</text:p>
          </table:table-cell>
          <table:table-cell office:value-type="float" office:value="1.03109" calcext:value-type="float">
            <text:p>1.03109</text:p>
          </table:table-cell>
          <table:table-cell office:value-type="float" office:value="100.864211" calcext:value-type="float">
            <text:p>100.864211</text:p>
          </table:table-cell>
          <table:table-cell office:value-type="float" office:value="99.833121" calcext:value-type="float">
            <text:p>99.833121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018704" calcext:value-type="float">
            <text:p>1.018704</text:p>
          </table:table-cell>
          <table:table-cell office:value-type="float" office:value="100.363905" calcext:value-type="float">
            <text:p>100.363905</text:p>
          </table:table-cell>
          <table:table-cell office:value-type="float" office:value="99.345201" calcext:value-type="float">
            <text:p>99.345201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70" calcext:value-type="float">
            <text:p>1170</text:p>
          </table:table-cell>
          <table:table-cell office:value-type="float" office:value="930" calcext:value-type="float">
            <text:p>93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.045191" calcext:value-type="float">
            <text:p>1.045191</text:p>
          </table:table-cell>
          <table:table-cell office:value-type="float" office:value="100.860351" calcext:value-type="float">
            <text:p>100.860351</text:p>
          </table:table-cell>
          <table:table-cell office:value-type="float" office:value="99.81516" calcext:value-type="float">
            <text:p>99.81516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592" calcext:value-type="float">
            <text:p>8592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4.571594" calcext:value-type="float">
            <text:p>4.571594</text:p>
          </table:table-cell>
          <table:table-cell office:value-type="float" office:value="99.430273" calcext:value-type="float">
            <text:p>99.430273</text:p>
          </table:table-cell>
          <table:table-cell office:value-type="float" office:value="94.858679" calcext:value-type="float">
            <text:p>94.858679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8992496" calcext:value-type="float">
            <text:p>8992496</text:p>
          </table:table-cell>
          <table:table-cell office:value-type="float" office:value="9009" calcext:value-type="float">
            <text:p>9009</text:p>
          </table:table-cell>
          <table:table-cell office:value-type="float" office:value="8548" calcext:value-type="float">
            <text:p>8548</text:p>
          </table:table-cell>
          <table:table-cell office:value-type="float" office:value="1.011333" calcext:value-type="float">
            <text:p>1.011333</text:p>
          </table:table-cell>
          <table:table-cell office:value-type="float" office:value="100.288309" calcext:value-type="float">
            <text:p>100.288309</text:p>
          </table:table-cell>
          <table:table-cell office:value-type="float" office:value="99.276976" calcext:value-type="float">
            <text:p>99.276976</text:p>
          </table:table-cell>
          <table:table-cell office:value-type="float" office:value="0.724639" calcext:value-type="float">
            <text:p>0.724639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4052304" calcext:value-type="float">
            <text:p>4052304</text:p>
          </table:table-cell>
          <table:table-cell office:value-type="float" office:value="9009" calcext:value-type="float">
            <text:p>9009</text:p>
          </table:table-cell>
          <table:table-cell office:value-type="float" office:value="3852" calcext:value-type="float">
            <text:p>3852</text:p>
          </table:table-cell>
          <table:table-cell office:value-type="float" office:value="1.083607" calcext:value-type="float">
            <text:p>1.083607</text:p>
          </table:table-cell>
          <table:table-cell office:value-type="float" office:value="100.510368" calcext:value-type="float">
            <text:p>100.510368</text:p>
          </table:table-cell>
          <table:table-cell office:value-type="float" office:value="99.426761" calcext:value-type="float">
            <text:p>99.426761</text:p>
          </table:table-cell>
          <table:table-cell office:value-type="float" office:value="0.326053" calcext:value-type="float">
            <text:p>0.326053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768" calcext:value-type="float">
            <text:p>37768</text:p>
          </table:table-cell>
          <table:table-cell office:value-type="float" office:value="37472" calcext:value-type="float">
            <text:p>37472</text:p>
          </table:table-cell>
          <table:table-cell office:value-type="float" office:value="920" calcext:value-type="float">
            <text:p>920</text:p>
          </table:table-cell>
          <table:table-cell office:value-type="float" office:value="913" calcext:value-type="float">
            <text:p>913</text:p>
          </table:table-cell>
          <table:table-cell office:value-type="float" office:value="1.023207" calcext:value-type="float">
            <text:p>1.023207</text:p>
          </table:table-cell>
          <table:table-cell office:value-type="float" office:value="99.890154" calcext:value-type="float">
            <text:p>99.890154</text:p>
          </table:table-cell>
          <table:table-cell office:value-type="float" office:value="98.866947" calcext:value-type="float">
            <text:p>98.866947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6" calcext:value-type="float">
            <text:p>2496</text:p>
          </table:table-cell>
          <table:table-cell office:value-type="float" office:value="2352" calcext:value-type="float">
            <text:p>235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.019464" calcext:value-type="float">
            <text:p>1.019464</text:p>
          </table:table-cell>
          <table:table-cell office:value-type="float" office:value="99.891661" calcext:value-type="float">
            <text:p>99.891661</text:p>
          </table:table-cell>
          <table:table-cell office:value-type="float" office:value="98.872197" calcext:value-type="float">
            <text:p>98.872197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30" calcext:value-type="float">
            <text:p>1530</text:p>
          </table:table-cell>
          <table:table-cell office:value-type="float" office:value="1110" calcext:value-type="float">
            <text:p>111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.041961" calcext:value-type="float">
            <text:p>1.041961</text:p>
          </table:table-cell>
          <table:table-cell office:value-type="float" office:value="100.499523" calcext:value-type="float">
            <text:p>100.499523</text:p>
          </table:table-cell>
          <table:table-cell office:value-type="float" office:value="99.457562" calcext:value-type="float">
            <text:p>99.457562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32" calcext:value-type="float">
            <text:p>7632</text:p>
          </table:table-cell>
          <table:table-cell office:value-type="float" office:value="7488" calcext:value-type="float">
            <text:p>7488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4.413004" calcext:value-type="float">
            <text:p>4.413004</text:p>
          </table:table-cell>
          <table:table-cell office:value-type="float" office:value="98.218965" calcext:value-type="float">
            <text:p>98.218965</text:p>
          </table:table-cell>
          <table:table-cell office:value-type="float" office:value="93.805961" calcext:value-type="float">
            <text:p>93.80596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9117684" calcext:value-type="float">
            <text:p>9117684</text:p>
          </table:table-cell>
          <table:table-cell office:value-type="float" office:value="9109" calcext:value-type="float">
            <text:p>9109</text:p>
          </table:table-cell>
          <table:table-cell office:value-type="float" office:value="8667" calcext:value-type="float">
            <text:p>8667</text:p>
          </table:table-cell>
          <table:table-cell office:value-type="float" office:value="1.015212" calcext:value-type="float">
            <text:p>1.015212</text:p>
          </table:table-cell>
          <table:table-cell office:value-type="float" office:value="100.374566" calcext:value-type="float">
            <text:p>100.374566</text:p>
          </table:table-cell>
          <table:table-cell office:value-type="float" office:value="99.359354" calcext:value-type="float">
            <text:p>99.359354</text:p>
          </table:table-cell>
          <table:table-cell office:value-type="float" office:value="0.734118" calcext:value-type="float">
            <text:p>0.734118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1616" calcext:value-type="float">
            <text:p>9581616</text:p>
          </table:table-cell>
          <table:table-cell office:value-type="float" office:value="3966040" calcext:value-type="float">
            <text:p>3966040</text:p>
          </table:table-cell>
          <table:table-cell office:value-type="float" office:value="9108" calcext:value-type="float">
            <text:p>9108</text:p>
          </table:table-cell>
          <table:table-cell office:value-type="float" office:value="3770" calcext:value-type="float">
            <text:p>3770</text:p>
          </table:table-cell>
          <table:table-cell office:value-type="float" office:value="1.069987" calcext:value-type="float">
            <text:p>1.069987</text:p>
          </table:table-cell>
          <table:table-cell office:value-type="float" office:value="100.832882" calcext:value-type="float">
            <text:p>100.832882</text:p>
          </table:table-cell>
          <table:table-cell office:value-type="float" office:value="99.762895" calcext:value-type="float">
            <text:p>99.762895</text:p>
          </table:table-cell>
          <table:table-cell office:value-type="float" office:value="0.318037" calcext:value-type="float">
            <text:p>0.318037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976" calcext:value-type="float">
            <text:p>42976</text:p>
          </table:table-cell>
          <table:table-cell office:value-type="float" office:value="42688" calcext:value-type="float">
            <text:p>42688</text:p>
          </table:table-cell>
          <table:table-cell office:value-type="float" office:value="1050" calcext:value-type="float">
            <text:p>1050</text:p>
          </table:table-cell>
          <table:table-cell office:value-type="float" office:value="1043" calcext:value-type="float">
            <text:p>1043</text:p>
          </table:table-cell>
          <table:table-cell office:value-type="float" office:value="1.035537" calcext:value-type="float">
            <text:p>1.035537</text:p>
          </table:table-cell>
          <table:table-cell office:value-type="float" office:value="100.340609" calcext:value-type="float">
            <text:p>100.340609</text:p>
          </table:table-cell>
          <table:table-cell office:value-type="float" office:value="99.305071" calcext:value-type="float">
            <text:p>99.305071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64" calcext:value-type="float">
            <text:p>20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.026171" calcext:value-type="float">
            <text:p>1.026171</text:p>
          </table:table-cell>
          <table:table-cell office:value-type="float" office:value="100.342055" calcext:value-type="float">
            <text:p>100.342055</text:p>
          </table:table-cell>
          <table:table-cell office:value-type="float" office:value="99.315884" calcext:value-type="float">
            <text:p>99.315884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86" calcext:value-type="float">
            <text:p>1386</text:p>
          </table:table-cell>
          <table:table-cell office:value-type="float" office:value="1086" calcext:value-type="float">
            <text:p>108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.047839" calcext:value-type="float">
            <text:p>1.047839</text:p>
          </table:table-cell>
          <table:table-cell office:value-type="float" office:value="100.834216" calcext:value-type="float">
            <text:p>100.834216</text:p>
          </table:table-cell>
          <table:table-cell office:value-type="float" office:value="99.786378" calcext:value-type="float">
            <text:p>99.786378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304" calcext:value-type="float">
            <text:p>8304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3.158984" calcext:value-type="float">
            <text:p>3.158984</text:p>
          </table:table-cell>
          <table:table-cell office:value-type="float" office:value="98.634845" calcext:value-type="float">
            <text:p>98.634845</text:p>
          </table:table-cell>
          <table:table-cell office:value-type="float" office:value="95.475861" calcext:value-type="float">
            <text:p>95.475861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9156608" calcext:value-type="float">
            <text:p>9156608</text:p>
          </table:table-cell>
          <table:table-cell office:value-type="float" office:value="9208" calcext:value-type="float">
            <text:p>9208</text:p>
          </table:table-cell>
          <table:table-cell office:value-type="float" office:value="8704" calcext:value-type="float">
            <text:p>8704</text:p>
          </table:table-cell>
          <table:table-cell office:value-type="float" office:value="1.019309" calcext:value-type="float">
            <text:p>1.019309</text:p>
          </table:table-cell>
          <table:table-cell office:value-type="float" office:value="100.332445" calcext:value-type="float">
            <text:p>100.332445</text:p>
          </table:table-cell>
          <table:table-cell office:value-type="float" office:value="99.313135" calcext:value-type="float">
            <text:p>99.313135</text:p>
          </table:table-cell>
          <table:table-cell office:value-type="float" office:value="0.737595" calcext:value-type="float">
            <text:p>0.737595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5764" calcext:value-type="float">
            <text:p>9685764</text:p>
          </table:table-cell>
          <table:table-cell office:value-type="float" office:value="3905024" calcext:value-type="float">
            <text:p>3905024</text:p>
          </table:table-cell>
          <table:table-cell office:value-type="float" office:value="9207" calcext:value-type="float">
            <text:p>9207</text:p>
          </table:table-cell>
          <table:table-cell office:value-type="float" office:value="3712" calcext:value-type="float">
            <text:p>3712</text:p>
          </table:table-cell>
          <table:table-cell office:value-type="float" office:value="1.311919" calcext:value-type="float">
            <text:p>1.311919</text:p>
          </table:table-cell>
          <table:table-cell office:value-type="float" office:value="100.811963" calcext:value-type="float">
            <text:p>100.811963</text:p>
          </table:table-cell>
          <table:table-cell office:value-type="float" office:value="99.500044" calcext:value-type="float">
            <text:p>99.500044</text:p>
          </table:table-cell>
          <table:table-cell office:value-type="float" office:value="0.313972" calcext:value-type="float">
            <text:p>0.313972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3400" calcext:value-type="float">
            <text:p>43400</text:p>
          </table:table-cell>
          <table:table-cell office:value-type="float" office:value="42992" calcext:value-type="float">
            <text:p>42992</text:p>
          </table:table-cell>
          <table:table-cell office:value-type="float" office:value="1059" calcext:value-type="float">
            <text:p>1059</text:p>
          </table:table-cell>
          <table:table-cell office:value-type="float" office:value="1049" calcext:value-type="float">
            <text:p>1049</text:p>
          </table:table-cell>
          <table:table-cell office:value-type="float" office:value="1.27789" calcext:value-type="float">
            <text:p>1.27789</text:p>
          </table:table-cell>
          <table:table-cell office:value-type="float" office:value="100.335289" calcext:value-type="float">
            <text:p>100.335289</text:p>
          </table:table-cell>
          <table:table-cell office:value-type="float" office:value="99.057399" calcext:value-type="float">
            <text:p>99.057399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0" calcext:value-type="float">
            <text:p>2160</text:p>
          </table:table-cell>
          <table:table-cell office:value-type="float" office:value="2064" calcext:value-type="float">
            <text:p>206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.265824" calcext:value-type="float">
            <text:p>1.265824</text:p>
          </table:table-cell>
          <table:table-cell office:value-type="float" office:value="100.336895" calcext:value-type="float">
            <text:p>100.336895</text:p>
          </table:table-cell>
          <table:table-cell office:value-type="float" office:value="99.071071" calcext:value-type="float">
            <text:p>99.071071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6" calcext:value-type="float">
            <text:p>1416</text:p>
          </table:table-cell>
          <table:table-cell office:value-type="float" office:value="936" calcext:value-type="float">
            <text:p>93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.284429" calcext:value-type="float">
            <text:p>1.284429</text:p>
          </table:table-cell>
          <table:table-cell office:value-type="float" office:value="100.813297" calcext:value-type="float">
            <text:p>100.813297</text:p>
          </table:table-cell>
          <table:table-cell office:value-type="float" office:value="99.528868" calcext:value-type="float">
            <text:p>99.528868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12" calcext:value-type="float">
            <text:p>9312</text:p>
          </table:table-cell>
          <table:table-cell office:value-type="float" office:value="9168" calcext:value-type="float">
            <text:p>9168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4.593631" calcext:value-type="float">
            <text:p>4.593631</text:p>
          </table:table-cell>
          <table:table-cell office:value-type="float" office:value="99.971496" calcext:value-type="float">
            <text:p>99.971496</text:p>
          </table:table-cell>
          <table:table-cell office:value-type="float" office:value="95.377865" calcext:value-type="float">
            <text:p>95.377865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9214468" calcext:value-type="float">
            <text:p>9214468</text:p>
          </table:table-cell>
          <table:table-cell office:value-type="float" office:value="9306" calcext:value-type="float">
            <text:p>9306</text:p>
          </table:table-cell>
          <table:table-cell office:value-type="float" office:value="8759" calcext:value-type="float">
            <text:p>8759</text:p>
          </table:table-cell>
          <table:table-cell office:value-type="float" office:value="1.01959" calcext:value-type="float">
            <text:p>1.01959</text:p>
          </table:table-cell>
          <table:table-cell office:value-type="float" office:value="100.255962" calcext:value-type="float">
            <text:p>100.255962</text:p>
          </table:table-cell>
          <table:table-cell office:value-type="float" office:value="99.236372" calcext:value-type="float">
            <text:p>99.236372</text:p>
          </table:table-cell>
          <table:table-cell office:value-type="float" office:value="0.74283" calcext:value-type="float">
            <text:p>0.74283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3685156" calcext:value-type="float">
            <text:p>3685156</text:p>
          </table:table-cell>
          <table:table-cell office:value-type="float" office:value="9306" calcext:value-type="float">
            <text:p>9306</text:p>
          </table:table-cell>
          <table:table-cell office:value-type="float" office:value="3503" calcext:value-type="float">
            <text:p>3503</text:p>
          </table:table-cell>
          <table:table-cell office:value-type="float" office:value="1.094219" calcext:value-type="float">
            <text:p>1.094219</text:p>
          </table:table-cell>
          <table:table-cell office:value-type="float" office:value="100.656911" calcext:value-type="float">
            <text:p>100.656911</text:p>
          </table:table-cell>
          <table:table-cell office:value-type="float" office:value="99.562693" calcext:value-type="float">
            <text:p>99.562693</text:p>
          </table:table-cell>
          <table:table-cell office:value-type="float" office:value="0.296107" calcext:value-type="float">
            <text:p>0.296107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7800" calcext:value-type="float">
            <text:p>47800</text:p>
          </table:table-cell>
          <table:table-cell office:value-type="float" office:value="47224" calcext:value-type="float">
            <text:p>47224</text:p>
          </table:table-cell>
          <table:table-cell office:value-type="float" office:value="1168" calcext:value-type="float">
            <text:p>1168</text:p>
          </table:table-cell>
          <table:table-cell office:value-type="float" office:value="1154" calcext:value-type="float">
            <text:p>1154</text:p>
          </table:table-cell>
          <table:table-cell office:value-type="float" office:value="1.0436" calcext:value-type="float">
            <text:p>1.0436</text:p>
          </table:table-cell>
          <table:table-cell office:value-type="float" office:value="100.154523" calcext:value-type="float">
            <text:p>100.154523</text:p>
          </table:table-cell>
          <table:table-cell office:value-type="float" office:value="99.110922" calcext:value-type="float">
            <text:p>99.110922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28" calcext:value-type="float">
            <text:p>2728</text:p>
          </table:table-cell>
          <table:table-cell office:value-type="float" office:value="2584" calcext:value-type="float">
            <text:p>2584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.034214" calcext:value-type="float">
            <text:p>1.034214</text:p>
          </table:table-cell>
          <table:table-cell office:value-type="float" office:value="98.533108" calcext:value-type="float">
            <text:p>98.533108</text:p>
          </table:table-cell>
          <table:table-cell office:value-type="float" office:value="97.498894" calcext:value-type="float">
            <text:p>97.498894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20" calcext:value-type="float">
            <text:p>1620</text:p>
          </table:table-cell>
          <table:table-cell office:value-type="float" office:value="1230" calcext:value-type="float">
            <text:p>123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.055801" calcext:value-type="float">
            <text:p>1.055801</text:p>
          </table:table-cell>
          <table:table-cell office:value-type="float" office:value="98.531562" calcext:value-type="float">
            <text:p>98.531562</text:p>
          </table:table-cell>
          <table:table-cell office:value-type="float" office:value="97.475761" calcext:value-type="float">
            <text:p>97.475761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592" calcext:value-type="float">
            <text:p>8592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3.471658" calcext:value-type="float">
            <text:p>3.471658</text:p>
          </table:table-cell>
          <table:table-cell office:value-type="float" office:value="99.84973" calcext:value-type="float">
            <text:p>99.84973</text:p>
          </table:table-cell>
          <table:table-cell office:value-type="float" office:value="96.378073" calcext:value-type="float">
            <text:p>96.378073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9297576" calcext:value-type="float">
            <text:p>9297576</text:p>
          </table:table-cell>
          <table:table-cell office:value-type="float" office:value="9405" calcext:value-type="float">
            <text:p>9405</text:p>
          </table:table-cell>
          <table:table-cell office:value-type="float" office:value="8838" calcext:value-type="float">
            <text:p>8838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0.466045" calcext:value-type="float">
            <text:p>100.466045</text:p>
          </table:table-cell>
          <table:table-cell office:value-type="float" office:value="99.454752" calcext:value-type="float">
            <text:p>99.454752</text:p>
          </table:table-cell>
          <table:table-cell office:value-type="float" office:value="0.747884" calcext:value-type="float">
            <text:p>0.747884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3721976" calcext:value-type="float">
            <text:p>3721976</text:p>
          </table:table-cell>
          <table:table-cell office:value-type="float" office:value="9405" calcext:value-type="float">
            <text:p>9405</text:p>
          </table:table-cell>
          <table:table-cell office:value-type="float" office:value="3538" calcext:value-type="float">
            <text:p>3538</text:p>
          </table:table-cell>
          <table:table-cell office:value-type="float" office:value="1.088138" calcext:value-type="float">
            <text:p>1.088138</text:p>
          </table:table-cell>
          <table:table-cell office:value-type="float" office:value="100.698197" calcext:value-type="float">
            <text:p>100.698197</text:p>
          </table:table-cell>
          <table:table-cell office:value-type="float" office:value="99.610059" calcext:value-type="float">
            <text:p>99.610059</text:p>
          </table:table-cell>
          <table:table-cell office:value-type="float" office:value="0.298924" calcext:value-type="float">
            <text:p>0.298924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7176" calcext:value-type="float">
            <text:p>47176</text:p>
          </table:table-cell>
          <table:table-cell office:value-type="float" office:value="46880" calcext:value-type="float">
            <text:p>46880</text:p>
          </table:table-cell>
          <table:table-cell office:value-type="float" office:value="1153" calcext:value-type="float">
            <text:p>1153</text:p>
          </table:table-cell>
          <table:table-cell office:value-type="float" office:value="1146" calcext:value-type="float">
            <text:p>1146</text:p>
          </table:table-cell>
          <table:table-cell office:value-type="float" office:value="1.03152" calcext:value-type="float">
            <text:p>1.03152</text:p>
          </table:table-cell>
          <table:table-cell office:value-type="float" office:value="100.194773" calcext:value-type="float">
            <text:p>100.194773</text:p>
          </table:table-cell>
          <table:table-cell office:value-type="float" office:value="99.163253" calcext:value-type="float">
            <text:p>99.163253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1824" calcext:value-type="float">
            <text:p>18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.022074" calcext:value-type="float">
            <text:p>1.022074</text:p>
          </table:table-cell>
          <table:table-cell office:value-type="float" office:value="97.509686" calcext:value-type="float">
            <text:p>97.509686</text:p>
          </table:table-cell>
          <table:table-cell office:value-type="float" office:value="96.487612" calcext:value-type="float">
            <text:p>96.48761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88" calcext:value-type="float">
            <text:p>1188</text:p>
          </table:table-cell>
          <table:table-cell office:value-type="float" office:value="798" calcext:value-type="float">
            <text:p>79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045961" calcext:value-type="float">
            <text:p>1.045961</text:p>
          </table:table-cell>
          <table:table-cell office:value-type="float" office:value="97.99946" calcext:value-type="float">
            <text:p>97.99946</text:p>
          </table:table-cell>
          <table:table-cell office:value-type="float" office:value="96.953499" calcext:value-type="float">
            <text:p>96.953499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48" calcext:value-type="float">
            <text:p>9648</text:p>
          </table:table-cell>
          <table:table-cell office:value-type="float" office:value="9504" calcext:value-type="float">
            <text:p>9504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.780534" calcext:value-type="float">
            <text:p>2.780534</text:p>
          </table:table-cell>
          <table:table-cell office:value-type="float" office:value="100.173713" calcext:value-type="float">
            <text:p>100.173713</text:p>
          </table:table-cell>
          <table:table-cell office:value-type="float" office:value="97.393179" calcext:value-type="float">
            <text:p>97.393179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9475364" calcext:value-type="float">
            <text:p>9475364</text:p>
          </table:table-cell>
          <table:table-cell office:value-type="float" office:value="9504" calcext:value-type="float">
            <text:p>9504</text:p>
          </table:table-cell>
          <table:table-cell office:value-type="float" office:value="9007" calcext:value-type="float">
            <text:p>9007</text:p>
          </table:table-cell>
          <table:table-cell office:value-type="float" office:value="1.008401" calcext:value-type="float">
            <text:p>1.008401</text:p>
          </table:table-cell>
          <table:table-cell office:value-type="float" office:value="100.493091" calcext:value-type="float">
            <text:p>100.493091</text:p>
          </table:table-cell>
          <table:table-cell office:value-type="float" office:value="99.48469" calcext:value-type="float">
            <text:p>99.48469</text:p>
          </table:table-cell>
          <table:table-cell office:value-type="float" office:value="0.761956" calcext:value-type="float">
            <text:p>0.761956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3729340" calcext:value-type="float">
            <text:p>3729340</text:p>
          </table:table-cell>
          <table:table-cell office:value-type="float" office:value="9504" calcext:value-type="float">
            <text:p>9504</text:p>
          </table:table-cell>
          <table:table-cell office:value-type="float" office:value="3545" calcext:value-type="float">
            <text:p>3545</text:p>
          </table:table-cell>
          <table:table-cell office:value-type="float" office:value="1.080493" calcext:value-type="float">
            <text:p>1.080493</text:p>
          </table:table-cell>
          <table:table-cell office:value-type="float" office:value="100.980686" calcext:value-type="float">
            <text:p>100.980686</text:p>
          </table:table-cell>
          <table:table-cell office:value-type="float" office:value="99.900192" calcext:value-type="float">
            <text:p>99.900192</text:p>
          </table:table-cell>
          <table:table-cell office:value-type="float" office:value="0.298645" calcext:value-type="float">
            <text:p>0.298645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4336" calcext:value-type="float">
            <text:p>44336</text:p>
          </table:table-cell>
          <table:table-cell office:value-type="float" office:value="44136" calcext:value-type="float">
            <text:p>44136</text:p>
          </table:table-cell>
          <table:table-cell office:value-type="float" office:value="1085" calcext:value-type="float">
            <text:p>1085</text:p>
          </table:table-cell>
          <table:table-cell office:value-type="float" office:value="1080" calcext:value-type="float">
            <text:p>1080</text:p>
          </table:table-cell>
          <table:table-cell office:value-type="float" office:value="1.029599" calcext:value-type="float">
            <text:p>1.029599</text:p>
          </table:table-cell>
          <table:table-cell office:value-type="float" office:value="100.85126" calcext:value-type="float">
            <text:p>100.85126</text:p>
          </table:table-cell>
          <table:table-cell office:value-type="float" office:value="99.821661" calcext:value-type="float">
            <text:p>99.821661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04" calcext:value-type="float">
            <text:p>11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93.294925" calcext:value-type="float">
            <text:p>93.294925</text:p>
          </table:table-cell>
          <table:table-cell office:value-type="float" office:value="92.275852" calcext:value-type="float">
            <text:p>92.275852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90" calcext:value-type="float">
            <text:p>690</text:p>
          </table:table-cell>
          <table:table-cell office:value-type="float" office:value="570" calcext:value-type="float">
            <text:p>57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.049993" calcext:value-type="float">
            <text:p>1.049993</text:p>
          </table:table-cell>
          <table:table-cell office:value-type="float" office:value="93.785317" calcext:value-type="float">
            <text:p>93.785317</text:p>
          </table:table-cell>
          <table:table-cell office:value-type="float" office:value="92.735324" calcext:value-type="float">
            <text:p>92.73532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44" calcext:value-type="float">
            <text:p>974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3.205348" calcext:value-type="float">
            <text:p>3.205348</text:p>
          </table:table-cell>
          <table:table-cell office:value-type="float" office:value="100.849674" calcext:value-type="float">
            <text:p>100.849674</text:p>
          </table:table-cell>
          <table:table-cell office:value-type="float" office:value="97.644325" calcext:value-type="float">
            <text:p>97.644325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9375424" calcext:value-type="float">
            <text:p>9375424</text:p>
          </table:table-cell>
          <table:table-cell office:value-type="float" office:value="9604" calcext:value-type="float">
            <text:p>9604</text:p>
          </table:table-cell>
          <table:table-cell office:value-type="float" office:value="8912" calcext:value-type="float">
            <text:p>8912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0.242573" calcext:value-type="float">
            <text:p>100.242573</text:p>
          </table:table-cell>
          <table:table-cell office:value-type="float" office:value="99.235211" calcext:value-type="float">
            <text:p>99.235211</text:p>
          </table:table-cell>
          <table:table-cell office:value-type="float" office:value="0.755814" calcext:value-type="float">
            <text:p>0.755814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2356" calcext:value-type="float">
            <text:p>10102356</text:p>
          </table:table-cell>
          <table:table-cell office:value-type="float" office:value="3485276" calcext:value-type="float">
            <text:p>3485276</text:p>
          </table:table-cell>
          <table:table-cell office:value-type="float" office:value="9603" calcext:value-type="float">
            <text:p>9603</text:p>
          </table:table-cell>
          <table:table-cell office:value-type="float" office:value="3313" calcext:value-type="float">
            <text:p>3313</text:p>
          </table:table-cell>
          <table:table-cell office:value-type="float" office:value="1.091061" calcext:value-type="float">
            <text:p>1.091061</text:p>
          </table:table-cell>
          <table:table-cell office:value-type="float" office:value="100.818976" calcext:value-type="float">
            <text:p>100.818976</text:p>
          </table:table-cell>
          <table:table-cell office:value-type="float" office:value="99.727914" calcext:value-type="float">
            <text:p>99.727914</text:p>
          </table:table-cell>
          <table:table-cell office:value-type="float" office:value="0.279583" calcext:value-type="float">
            <text:p>0.279583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3520" calcext:value-type="float">
            <text:p>53520</text:p>
          </table:table-cell>
          <table:table-cell office:value-type="float" office:value="53352" calcext:value-type="float">
            <text:p>53352</text:p>
          </table:table-cell>
          <table:table-cell office:value-type="float" office:value="1314" calcext:value-type="float">
            <text:p>1314</text:p>
          </table:table-cell>
          <table:table-cell office:value-type="float" office:value="1310" calcext:value-type="float">
            <text:p>1310</text:p>
          </table:table-cell>
          <table:table-cell office:value-type="float" office:value="1.041619" calcext:value-type="float">
            <text:p>1.041619</text:p>
          </table:table-cell>
          <table:table-cell office:value-type="float" office:value="100.310088" calcext:value-type="float">
            <text:p>100.310088</text:p>
          </table:table-cell>
          <table:table-cell office:value-type="float" office:value="99.268469" calcext:value-type="float">
            <text:p>99.268469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776" calcext:value-type="float">
            <text:p>177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.030944" calcext:value-type="float">
            <text:p>1.030944</text:p>
          </table:table-cell>
          <table:table-cell office:value-type="float" office:value="97.581481" calcext:value-type="float">
            <text:p>97.581481</text:p>
          </table:table-cell>
          <table:table-cell office:value-type="float" office:value="96.550537" calcext:value-type="float">
            <text:p>96.55053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88" calcext:value-type="float">
            <text:p>1188</text:p>
          </table:table-cell>
          <table:table-cell office:value-type="float" office:value="918" calcext:value-type="float">
            <text:p>91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.05686" calcext:value-type="float">
            <text:p>1.05686</text:p>
          </table:table-cell>
          <table:table-cell office:value-type="float" office:value="98.073206" calcext:value-type="float">
            <text:p>98.073206</text:p>
          </table:table-cell>
          <table:table-cell office:value-type="float" office:value="97.016346" calcext:value-type="float">
            <text:p>97.01634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0" calcext:value-type="float">
            <text:p>912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.850091" calcext:value-type="float">
            <text:p>2.850091</text:p>
          </table:table-cell>
          <table:table-cell office:value-type="float" office:value="100.272369" calcext:value-type="float">
            <text:p>100.272369</text:p>
          </table:table-cell>
          <table:table-cell office:value-type="float" office:value="97.422278" calcext:value-type="float">
            <text:p>97.422278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9555316" calcext:value-type="float">
            <text:p>9555316</text:p>
          </table:table-cell>
          <table:table-cell office:value-type="float" office:value="9702" calcext:value-type="float">
            <text:p>9702</text:p>
          </table:table-cell>
          <table:table-cell office:value-type="float" office:value="9083" calcext:value-type="float">
            <text:p>9083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100.4071" calcext:value-type="float">
            <text:p>100.4071</text:p>
          </table:table-cell>
          <table:table-cell office:value-type="float" office:value="99.396798" calcext:value-type="float">
            <text:p>99.396798</text:p>
          </table:table-cell>
          <table:table-cell office:value-type="float" office:value="0.769064" calcext:value-type="float">
            <text:p>0.769064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3419000" calcext:value-type="float">
            <text:p>3419000</text:p>
          </table:table-cell>
          <table:table-cell office:value-type="float" office:value="9702" calcext:value-type="float">
            <text:p>9702</text:p>
          </table:table-cell>
          <table:table-cell office:value-type="float" office:value="3250" calcext:value-type="float">
            <text:p>3250</text:p>
          </table:table-cell>
          <table:table-cell office:value-type="float" office:value="1.087414" calcext:value-type="float">
            <text:p>1.087414</text:p>
          </table:table-cell>
          <table:table-cell office:value-type="float" office:value="100.91823" calcext:value-type="float">
            <text:p>100.91823</text:p>
          </table:table-cell>
          <table:table-cell office:value-type="float" office:value="99.830816" calcext:value-type="float">
            <text:p>99.830816</text:p>
          </table:table-cell>
          <table:table-cell office:value-type="float" office:value="0.273984" calcext:value-type="float">
            <text:p>0.273984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4656" calcext:value-type="float">
            <text:p>54656</text:p>
          </table:table-cell>
          <table:table-cell office:value-type="float" office:value="54088" calcext:value-type="float">
            <text:p>54088</text:p>
          </table:table-cell>
          <table:table-cell office:value-type="float" office:value="1342" calcext:value-type="float">
            <text:p>1342</text:p>
          </table:table-cell>
          <table:table-cell office:value-type="float" office:value="1328" calcext:value-type="float">
            <text:p>1328</text:p>
          </table:table-cell>
          <table:table-cell office:value-type="float" office:value="1.030769" calcext:value-type="float">
            <text:p>1.030769</text:p>
          </table:table-cell>
          <table:table-cell office:value-type="float" office:value="100.416901" calcext:value-type="float">
            <text:p>100.416901</text:p>
          </table:table-cell>
          <table:table-cell office:value-type="float" office:value="99.386132" calcext:value-type="float">
            <text:p>99.386132</text:p>
          </table:table-cell>
          <table:table-cell office:value-type="float" office:value="0.004354" calcext:value-type="float">
            <text:p>0.004354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584" calcext:value-type="float">
            <text:p>158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.021063" calcext:value-type="float">
            <text:p>1.021063</text:p>
          </table:table-cell>
          <table:table-cell office:value-type="float" office:value="100.415454" calcext:value-type="float">
            <text:p>100.415454</text:p>
          </table:table-cell>
          <table:table-cell office:value-type="float" office:value="99.394391" calcext:value-type="float">
            <text:p>99.39439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90" calcext:value-type="float">
            <text:p>990</text:p>
          </table:table-cell>
          <table:table-cell office:value-type="float" office:value="690" calcext:value-type="float">
            <text:p>69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.050593" calcext:value-type="float">
            <text:p>1.050593</text:p>
          </table:table-cell>
          <table:table-cell office:value-type="float" office:value="94.505571" calcext:value-type="float">
            <text:p>94.505571</text:p>
          </table:table-cell>
          <table:table-cell office:value-type="float" office:value="93.454978" calcext:value-type="float">
            <text:p>93.454978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552" calcext:value-type="float">
            <text:p>9552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.998263" calcext:value-type="float">
            <text:p>2.998263</text:p>
          </table:table-cell>
          <table:table-cell office:value-type="float" office:value="100.122972" calcext:value-type="float">
            <text:p>100.122972</text:p>
          </table:table-cell>
          <table:table-cell office:value-type="float" office:value="97.124709" calcext:value-type="float">
            <text:p>97.124709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9482728" calcext:value-type="float">
            <text:p>9482728</text:p>
          </table:table-cell>
          <table:table-cell office:value-type="float" office:value="9802" calcext:value-type="float">
            <text:p>9802</text:p>
          </table:table-cell>
          <table:table-cell office:value-type="float" office:value="9014" calcext:value-type="float">
            <text:p>9014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100.187538" calcext:value-type="float">
            <text:p>100.187538</text:p>
          </table:table-cell>
          <table:table-cell office:value-type="float" office:value="99.173257" calcext:value-type="float">
            <text:p>99.173257</text:p>
          </table:table-cell>
          <table:table-cell office:value-type="float" office:value="0.764942" calcext:value-type="float">
            <text:p>0.764942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0652" calcext:value-type="float">
            <text:p>10310652</text:p>
          </table:table-cell>
          <table:table-cell office:value-type="float" office:value="3380076" calcext:value-type="float">
            <text:p>3380076</text:p>
          </table:table-cell>
          <table:table-cell office:value-type="float" office:value="9801" calcext:value-type="float">
            <text:p>9801</text:p>
          </table:table-cell>
          <table:table-cell office:value-type="float" office:value="3213" calcext:value-type="float">
            <text:p>3213</text:p>
          </table:table-cell>
          <table:table-cell office:value-type="float" office:value="1.305073" calcext:value-type="float">
            <text:p>1.305073</text:p>
          </table:table-cell>
          <table:table-cell office:value-type="float" office:value="100.800995" calcext:value-type="float">
            <text:p>100.800995</text:p>
          </table:table-cell>
          <table:table-cell office:value-type="float" office:value="99.495922" calcext:value-type="float">
            <text:p>99.495922</text:p>
          </table:table-cell>
          <table:table-cell office:value-type="float" office:value="0.271776" calcext:value-type="float">
            <text:p>0.271776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4400" calcext:value-type="float">
            <text:p>54400</text:p>
          </table:table-cell>
          <table:table-cell office:value-type="float" office:value="54080" calcext:value-type="float">
            <text:p>54080</text:p>
          </table:table-cell>
          <table:table-cell office:value-type="float" office:value="1336" calcext:value-type="float">
            <text:p>1336</text:p>
          </table:table-cell>
          <table:table-cell office:value-type="float" office:value="1328" calcext:value-type="float">
            <text:p>1328</text:p>
          </table:table-cell>
          <table:table-cell office:value-type="float" office:value="1.261392" calcext:value-type="float">
            <text:p>1.261392</text:p>
          </table:table-cell>
          <table:table-cell office:value-type="float" office:value="100.30218" calcext:value-type="float">
            <text:p>100.30218</text:p>
          </table:table-cell>
          <table:table-cell office:value-type="float" office:value="99.040788" calcext:value-type="float">
            <text:p>99.040788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80" calcext:value-type="float">
            <text:p>148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252066" calcext:value-type="float">
            <text:p>1.252066</text:p>
          </table:table-cell>
          <table:table-cell office:value-type="float" office:value="99.068213" calcext:value-type="float">
            <text:p>99.068213</text:p>
          </table:table-cell>
          <table:table-cell office:value-type="float" office:value="97.816147" calcext:value-type="float">
            <text:p>97.81614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92" calcext:value-type="float">
            <text:p>1092</text:p>
          </table:table-cell>
          <table:table-cell office:value-type="float" office:value="792" calcext:value-type="float">
            <text:p>79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.274633" calcext:value-type="float">
            <text:p>1.274633</text:p>
          </table:table-cell>
          <table:table-cell office:value-type="float" office:value="99.03082" calcext:value-type="float">
            <text:p>99.03082</text:p>
          </table:table-cell>
          <table:table-cell office:value-type="float" office:value="97.756187" calcext:value-type="float">
            <text:p>97.756187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88" calcext:value-type="float">
            <text:p>9888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3.301638" calcext:value-type="float">
            <text:p>3.301638</text:p>
          </table:table-cell>
          <table:table-cell office:value-type="float" office:value="100.300734" calcext:value-type="float">
            <text:p>100.300734</text:p>
          </table:table-cell>
          <table:table-cell office:value-type="float" office:value="96.999096" calcext:value-type="float">
            <text:p>96.999096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9604760" calcext:value-type="float">
            <text:p>9604760</text:p>
          </table:table-cell>
          <table:table-cell office:value-type="float" office:value="9900" calcext:value-type="float">
            <text:p>9900</text:p>
          </table:table-cell>
          <table:table-cell office:value-type="float" office:value="9130" calcext:value-type="float">
            <text:p>9130</text:p>
          </table:table-cell>
          <table:table-cell office:value-type="float" office:value="1.010242" calcext:value-type="float">
            <text:p>1.010242</text:p>
          </table:table-cell>
          <table:table-cell office:value-type="float" office:value="100.371748" calcext:value-type="float">
            <text:p>100.371748</text:p>
          </table:table-cell>
          <table:table-cell office:value-type="float" office:value="99.361506" calcext:value-type="float">
            <text:p>99.361506</text:p>
          </table:table-cell>
          <table:table-cell office:value-type="float" office:value="0.773318" calcext:value-type="float">
            <text:p>0.77331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3748" calcext:value-type="float">
            <text:p>10413748</text:p>
          </table:table-cell>
          <table:table-cell office:value-type="float" office:value="3365348" calcext:value-type="float">
            <text:p>3365348</text:p>
          </table:table-cell>
          <table:table-cell office:value-type="float" office:value="9899" calcext:value-type="float">
            <text:p>9899</text:p>
          </table:table-cell>
          <table:table-cell office:value-type="float" office:value="3199" calcext:value-type="float">
            <text:p>3199</text:p>
          </table:table-cell>
          <table:table-cell office:value-type="float" office:value="1.06184" calcext:value-type="float">
            <text:p>1.06184</text:p>
          </table:table-cell>
          <table:table-cell office:value-type="float" office:value="100.87576" calcext:value-type="float">
            <text:p>100.87576</text:p>
          </table:table-cell>
          <table:table-cell office:value-type="float" office:value="99.81392" calcext:value-type="float">
            <text:p>99.81392</text:p>
          </table:table-cell>
          <table:table-cell office:value-type="float" office:value="0.26973" calcext:value-type="float">
            <text:p>0.26973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6224" calcext:value-type="float">
            <text:p>56224</text:p>
          </table:table-cell>
          <table:table-cell office:value-type="float" office:value="55984" calcext:value-type="float">
            <text:p>55984</text:p>
          </table:table-cell>
          <table:table-cell office:value-type="float" office:value="1382" calcext:value-type="float">
            <text:p>1382</text:p>
          </table:table-cell>
          <table:table-cell office:value-type="float" office:value="1376" calcext:value-type="float">
            <text:p>1376</text:p>
          </table:table-cell>
          <table:table-cell office:value-type="float" office:value="1.027899" calcext:value-type="float">
            <text:p>1.027899</text:p>
          </table:table-cell>
          <table:table-cell office:value-type="float" office:value="100.385668" calcext:value-type="float">
            <text:p>100.385668</text:p>
          </table:table-cell>
          <table:table-cell office:value-type="float" office:value="99.357769" calcext:value-type="float">
            <text:p>99.357769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1152" calcext:value-type="float">
            <text:p>115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.018573" calcext:value-type="float">
            <text:p>1.018573</text:p>
          </table:table-cell>
          <table:table-cell office:value-type="float" office:value="101.009712" calcext:value-type="float">
            <text:p>101.009712</text:p>
          </table:table-cell>
          <table:table-cell office:value-type="float" office:value="99.991139" calcext:value-type="float">
            <text:p>99.991139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.041661" calcext:value-type="float">
            <text:p>1.041661</text:p>
          </table:table-cell>
          <table:table-cell office:value-type="float" office:value="101.008026" calcext:value-type="float">
            <text:p>101.008026</text:p>
          </table:table-cell>
          <table:table-cell office:value-type="float" office:value="99.966365" calcext:value-type="float">
            <text:p>99.96636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36" calcext:value-type="float">
            <text:p>9936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.99067" calcext:value-type="float">
            <text:p>2.99067</text:p>
          </table:table-cell>
          <table:table-cell office:value-type="float" office:value="100.061045" calcext:value-type="float">
            <text:p>100.061045</text:p>
          </table:table-cell>
          <table:table-cell office:value-type="float" office:value="97.070375" calcext:value-type="float">
            <text:p>97.070375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9883540" calcext:value-type="float">
            <text:p>9883540</text:p>
          </table:table-cell>
          <table:table-cell office:value-type="float" office:value="10000" calcext:value-type="float">
            <text:p>10000</text:p>
          </table:table-cell>
          <table:table-cell office:value-type="float" office:value="9395" calcext:value-type="float">
            <text:p>9395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100.498563" calcext:value-type="float">
            <text:p>100.498563</text:p>
          </table:table-cell>
          <table:table-cell office:value-type="float" office:value="99.490142" calcext:value-type="float">
            <text:p>99.490142</text:p>
          </table:table-cell>
          <table:table-cell office:value-type="float" office:value="0.794735" calcext:value-type="float">
            <text:p>0.794735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17896" calcext:value-type="float">
            <text:p>10517896</text:p>
          </table:table-cell>
          <table:table-cell office:value-type="float" office:value="3215964" calcext:value-type="float">
            <text:p>3215964</text:p>
          </table:table-cell>
          <table:table-cell office:value-type="float" office:value="9998" calcext:value-type="float">
            <text:p>9998</text:p>
          </table:table-cell>
          <table:table-cell office:value-type="float" office:value="3057" calcext:value-type="float">
            <text:p>3057</text:p>
          </table:table-cell>
          <table:table-cell office:value-type="float" office:value="1.319499" calcext:value-type="float">
            <text:p>1.319499</text:p>
          </table:table-cell>
          <table:table-cell office:value-type="float" office:value="100.717122" calcext:value-type="float">
            <text:p>100.717122</text:p>
          </table:table-cell>
          <table:table-cell office:value-type="float" office:value="99.397622" calcext:value-type="float">
            <text:p>99.397622</text:p>
          </table:table-cell>
          <table:table-cell office:value-type="float" office:value="0.258836" calcext:value-type="float">
            <text:p>0.258836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264" calcext:value-type="float">
            <text:p>51264</text:p>
          </table:table-cell>
          <table:table-cell office:value-type="float" office:value="51024" calcext:value-type="float">
            <text:p>51024</text:p>
          </table:table-cell>
          <table:table-cell office:value-type="float" office:value="1261" calcext:value-type="float">
            <text:p>1261</text:p>
          </table:table-cell>
          <table:table-cell office:value-type="float" office:value="1255" calcext:value-type="float">
            <text:p>1255</text:p>
          </table:table-cell>
          <table:table-cell office:value-type="float" office:value="1.276057" calcext:value-type="float">
            <text:p>1.276057</text:p>
          </table:table-cell>
          <table:table-cell office:value-type="float" office:value="100.706098" calcext:value-type="float">
            <text:p>100.706098</text:p>
          </table:table-cell>
          <table:table-cell office:value-type="float" office:value="99.43004" calcext:value-type="float">
            <text:p>99.43004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6" calcext:value-type="float">
            <text:p>105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265191" calcext:value-type="float">
            <text:p>1.265191</text:p>
          </table:table-cell>
          <table:table-cell office:value-type="float" office:value="98.039562" calcext:value-type="float">
            <text:p>98.039562</text:p>
          </table:table-cell>
          <table:table-cell office:value-type="float" office:value="96.77437" calcext:value-type="float">
            <text:p>96.77437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08" calcext:value-type="float">
            <text:p>708</text:p>
          </table:table-cell>
          <table:table-cell office:value-type="float" office:value="558" calcext:value-type="float">
            <text:p>55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289219" calcext:value-type="float">
            <text:p>1.289219</text:p>
          </table:table-cell>
          <table:table-cell office:value-type="float" office:value="98.92201" calcext:value-type="float">
            <text:p>98.92201</text:p>
          </table:table-cell>
          <table:table-cell office:value-type="float" office:value="97.632791" calcext:value-type="float">
            <text:p>97.632791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0" calcext:value-type="float">
            <text:p>912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3.238484" calcext:value-type="float">
            <text:p>3.238484</text:p>
          </table:table-cell>
          <table:table-cell office:value-type="float" office:value="100.68255" calcext:value-type="float">
            <text:p>100.68255</text:p>
          </table:table-cell>
          <table:table-cell office:value-type="float" office:value="97.444066" calcext:value-type="float">
            <text:p>97.444066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9851980" calcext:value-type="float">
            <text:p>9851980</text:p>
          </table:table-cell>
          <table:table-cell office:value-type="float" office:value="10098" calcext:value-type="float">
            <text:p>10098</text:p>
          </table:table-cell>
          <table:table-cell office:value-type="float" office:value="9365" calcext:value-type="float">
            <text:p>9365</text:p>
          </table:table-cell>
          <table:table-cell office:value-type="float" office:value="1.013453" calcext:value-type="float">
            <text:p>1.013453</text:p>
          </table:table-cell>
          <table:table-cell office:value-type="float" office:value="100.282834" calcext:value-type="float">
            <text:p>100.282834</text:p>
          </table:table-cell>
          <table:table-cell office:value-type="float" office:value="99.269382" calcext:value-type="float">
            <text:p>99.269382</text:p>
          </table:table-cell>
          <table:table-cell office:value-type="float" office:value="0.793959" calcext:value-type="float">
            <text:p>0.793959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2044" calcext:value-type="float">
            <text:p>10622044</text:p>
          </table:table-cell>
          <table:table-cell office:value-type="float" office:value="3262252" calcext:value-type="float">
            <text:p>3262252</text:p>
          </table:table-cell>
          <table:table-cell office:value-type="float" office:value="10097" calcext:value-type="float">
            <text:p>10097</text:p>
          </table:table-cell>
          <table:table-cell office:value-type="float" office:value="3101" calcext:value-type="float">
            <text:p>3101</text:p>
          </table:table-cell>
          <table:table-cell office:value-type="float" office:value="1.322383" calcext:value-type="float">
            <text:p>1.322383</text:p>
          </table:table-cell>
          <table:table-cell office:value-type="float" office:value="100.495766" calcext:value-type="float">
            <text:p>100.495766</text:p>
          </table:table-cell>
          <table:table-cell office:value-type="float" office:value="99.173383" calcext:value-type="float">
            <text:p>99.173383</text:p>
          </table:table-cell>
          <table:table-cell office:value-type="float" office:value="0.263155" calcext:value-type="float">
            <text:p>0.263155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2400" calcext:value-type="float">
            <text:p>52400</text:p>
          </table:table-cell>
          <table:table-cell office:value-type="float" office:value="52152" calcext:value-type="float">
            <text:p>52152</text:p>
          </table:table-cell>
          <table:table-cell office:value-type="float" office:value="1287" calcext:value-type="float">
            <text:p>1287</text:p>
          </table:table-cell>
          <table:table-cell office:value-type="float" office:value="1281" calcext:value-type="float">
            <text:p>1281</text:p>
          </table:table-cell>
          <table:table-cell office:value-type="float" office:value="1.273719" calcext:value-type="float">
            <text:p>1.273719</text:p>
          </table:table-cell>
          <table:table-cell office:value-type="float" office:value="99.88363" calcext:value-type="float">
            <text:p>99.88363</text:p>
          </table:table-cell>
          <table:table-cell office:value-type="float" office:value="98.609911" calcext:value-type="float">
            <text:p>98.609911</text:p>
          </table:table-cell>
          <table:table-cell office:value-type="float" office:value="0.004231" calcext:value-type="float">
            <text:p>0.004231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1248" calcext:value-type="float">
            <text:p>124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.262693" calcext:value-type="float">
            <text:p>1.262693</text:p>
          </table:table-cell>
          <table:table-cell office:value-type="float" office:value="98.427265" calcext:value-type="float">
            <text:p>98.427265</text:p>
          </table:table-cell>
          <table:table-cell office:value-type="float" office:value="97.164572" calcext:value-type="float">
            <text:p>97.16457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0" calcext:value-type="float">
            <text:p>840</text:p>
          </table:table-cell>
          <table:table-cell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.291783" calcext:value-type="float">
            <text:p>1.291783</text:p>
          </table:table-cell>
          <table:table-cell office:value-type="float" office:value="98.907693" calcext:value-type="float">
            <text:p>98.907693</text:p>
          </table:table-cell>
          <table:table-cell office:value-type="float" office:value="97.61591" calcext:value-type="float">
            <text:p>97.61591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36" calcext:value-type="float">
            <text:p>9936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3.381978" calcext:value-type="float">
            <text:p>3.381978</text:p>
          </table:table-cell>
          <table:table-cell office:value-type="float" office:value="99.586783" calcext:value-type="float">
            <text:p>99.586783</text:p>
          </table:table-cell>
          <table:table-cell office:value-type="float" office:value="96.204805" calcext:value-type="float">
            <text:p>96.204805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9943504" calcext:value-type="float">
            <text:p>9943504</text:p>
          </table:table-cell>
          <table:table-cell office:value-type="float" office:value="10197" calcext:value-type="float">
            <text:p>10197</text:p>
          </table:table-cell>
          <table:table-cell office:value-type="float" office:value="9452" calcext:value-type="float">
            <text:p>9452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544362" calcext:value-type="float">
            <text:p>100.544362</text:p>
          </table:table-cell>
          <table:table-cell office:value-type="float" office:value="99.531081" calcext:value-type="float">
            <text:p>99.531081</text:p>
          </table:table-cell>
          <table:table-cell office:value-type="float" office:value="0.799228" calcext:value-type="float">
            <text:p>0.799228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6192" calcext:value-type="float">
            <text:p>10726192</text:p>
          </table:table-cell>
          <table:table-cell office:value-type="float" office:value="3133908" calcext:value-type="float">
            <text:p>3133908</text:p>
          </table:table-cell>
          <table:table-cell office:value-type="float" office:value="10196" calcext:value-type="float">
            <text:p>10196</text:p>
          </table:table-cell>
          <table:table-cell office:value-type="float" office:value="2979" calcext:value-type="float">
            <text:p>2979</text:p>
          </table:table-cell>
          <table:table-cell office:value-type="float" office:value="1.081373" calcext:value-type="float">
            <text:p>1.081373</text:p>
          </table:table-cell>
          <table:table-cell office:value-type="float" office:value="101.138057" calcext:value-type="float">
            <text:p>101.138057</text:p>
          </table:table-cell>
          <table:table-cell office:value-type="float" office:value="100.056684" calcext:value-type="float">
            <text:p>100.056684</text:p>
          </table:table-cell>
          <table:table-cell office:value-type="float" office:value="0.250571" calcext:value-type="float">
            <text:p>0.250571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984" calcext:value-type="float">
            <text:p>58984</text:p>
          </table:table-cell>
          <table:table-cell office:value-type="float" office:value="58856" calcext:value-type="float">
            <text:p>58856</text:p>
          </table:table-cell>
          <table:table-cell office:value-type="float" office:value="1450" calcext:value-type="float">
            <text:p>1450</text:p>
          </table:table-cell>
          <table:table-cell office:value-type="float" office:value="1447" calcext:value-type="float">
            <text:p>1447</text:p>
          </table:table-cell>
          <table:table-cell office:value-type="float" office:value="1.036641" calcext:value-type="float">
            <text:p>1.036641</text:p>
          </table:table-cell>
          <table:table-cell office:value-type="float" office:value="100.641089" calcext:value-type="float">
            <text:p>100.641089</text:p>
          </table:table-cell>
          <table:table-cell office:value-type="float" office:value="99.604447" calcext:value-type="float">
            <text:p>99.604447</text:p>
          </table:table-cell>
          <table:table-cell office:value-type="float" office:value="0.004727" calcext:value-type="float">
            <text:p>0.004727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864" calcext:value-type="float">
            <text:p>86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.027175" calcext:value-type="float">
            <text:p>1.027175</text:p>
          </table:table-cell>
          <table:table-cell office:value-type="float" office:value="96.251944" calcext:value-type="float">
            <text:p>96.251944</text:p>
          </table:table-cell>
          <table:table-cell office:value-type="float" office:value="95.224769" calcext:value-type="float">
            <text:p>95.224769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70" calcext:value-type="float">
            <text:p>570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056725" calcext:value-type="float">
            <text:p>1.056725</text:p>
          </table:table-cell>
          <table:table-cell office:value-type="float" office:value="96.726454" calcext:value-type="float">
            <text:p>96.726454</text:p>
          </table:table-cell>
          <table:table-cell office:value-type="float" office:value="95.669729" calcext:value-type="float">
            <text:p>95.66972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512" calcext:value-type="float">
            <text:p>10512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3.125886" calcext:value-type="float">
            <text:p>3.125886</text:p>
          </table:table-cell>
          <table:table-cell office:value-type="float" office:value="100.570276" calcext:value-type="float">
            <text:p>100.570276</text:p>
          </table:table-cell>
          <table:table-cell office:value-type="float" office:value="97.44439" calcext:value-type="float">
            <text:p>97.44439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9898268" calcext:value-type="float">
            <text:p>9898268</text:p>
          </table:table-cell>
          <table:table-cell office:value-type="float" office:value="10296" calcext:value-type="float">
            <text:p>10296</text:p>
          </table:table-cell>
          <table:table-cell office:value-type="float" office:value="9409" calcext:value-type="float">
            <text:p>9409</text:p>
          </table:table-cell>
          <table:table-cell office:value-type="float" office:value="1.007253" calcext:value-type="float">
            <text:p>1.007253</text:p>
          </table:table-cell>
          <table:table-cell office:value-type="float" office:value="100.334966" calcext:value-type="float">
            <text:p>100.334966</text:p>
          </table:table-cell>
          <table:table-cell office:value-type="float" office:value="99.327714" calcext:value-type="float">
            <text:p>99.327714</text:p>
          </table:table-cell>
          <table:table-cell office:value-type="float" office:value="0.797221" calcext:value-type="float">
            <text:p>0.797221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0340" calcext:value-type="float">
            <text:p>10830340</text:p>
          </table:table-cell>
          <table:table-cell office:value-type="float" office:value="2979264" calcext:value-type="float">
            <text:p>2979264</text:p>
          </table:table-cell>
          <table:table-cell office:value-type="float" office:value="10295" calcext:value-type="float">
            <text:p>10295</text:p>
          </table:table-cell>
          <table:table-cell office:value-type="float" office:value="2832" calcext:value-type="float">
            <text:p>2832</text:p>
          </table:table-cell>
          <table:table-cell office:value-type="float" office:value="1.076473" calcext:value-type="float">
            <text:p>1.076473</text:p>
          </table:table-cell>
          <table:table-cell office:value-type="float" office:value="100.523929" calcext:value-type="float">
            <text:p>100.523929</text:p>
          </table:table-cell>
          <table:table-cell office:value-type="float" office:value="99.447456" calcext:value-type="float">
            <text:p>99.447456</text:p>
          </table:table-cell>
          <table:table-cell office:value-type="float" office:value="0.239665" calcext:value-type="float">
            <text:p>0.239665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904" calcext:value-type="float">
            <text:p>58904</text:p>
          </table:table-cell>
          <table:table-cell office:value-type="float" office:value="58656" calcext:value-type="float">
            <text:p>58656</text:p>
          </table:table-cell>
          <table:table-cell office:value-type="float" office:value="1451" calcext:value-type="float">
            <text:p>1451</text:p>
          </table:table-cell>
          <table:table-cell office:value-type="float" office:value="1445" calcext:value-type="float">
            <text:p>1445</text:p>
          </table:table-cell>
          <table:table-cell office:value-type="float" office:value="1.02797" calcext:value-type="float">
            <text:p>1.02797</text:p>
          </table:table-cell>
          <table:table-cell office:value-type="float" office:value="99.857452" calcext:value-type="float">
            <text:p>99.857452</text:p>
          </table:table-cell>
          <table:table-cell office:value-type="float" office:value="98.829482" calcext:value-type="float">
            <text:p>98.829482</text:p>
          </table:table-cell>
          <table:table-cell office:value-type="float" office:value="0.004748" calcext:value-type="float">
            <text:p>0.00474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48" calcext:value-type="float">
            <text:p>124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017324" calcext:value-type="float">
            <text:p>1.017324</text:p>
          </table:table-cell>
          <table:table-cell office:value-type="float" office:value="93.773347" calcext:value-type="float">
            <text:p>93.773347</text:p>
          </table:table-cell>
          <table:table-cell office:value-type="float" office:value="92.756023" calcext:value-type="float">
            <text:p>92.75602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80" calcext:value-type="float">
            <text:p>780</text:p>
          </table:table-cell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046214" calcext:value-type="float">
            <text:p>1.046214</text:p>
          </table:table-cell>
          <table:table-cell office:value-type="float" office:value="92.276166" calcext:value-type="float">
            <text:p>92.276166</text:p>
          </table:table-cell>
          <table:table-cell office:value-type="float" office:value="91.229952" calcext:value-type="float">
            <text:p>91.22995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696" calcext:value-type="float">
            <text:p>969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4.756746" calcext:value-type="float">
            <text:p>4.756746</text:p>
          </table:table-cell>
          <table:table-cell office:value-type="float" office:value="99.565587" calcext:value-type="float">
            <text:p>99.565587</text:p>
          </table:table-cell>
          <table:table-cell office:value-type="float" office:value="94.808841" calcext:value-type="float">
            <text:p>94.808841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10084472" calcext:value-type="float">
            <text:p>10084472</text:p>
          </table:table-cell>
          <table:table-cell office:value-type="float" office:value="10395" calcext:value-type="float">
            <text:p>10395</text:p>
          </table:table-cell>
          <table:table-cell office:value-type="float" office:value="9586" calcext:value-type="float">
            <text:p>9586</text:p>
          </table:table-cell>
          <table:table-cell office:value-type="float" office:value="1.019501" calcext:value-type="float">
            <text:p>1.019501</text:p>
          </table:table-cell>
          <table:table-cell office:value-type="float" office:value="100.397928" calcext:value-type="float">
            <text:p>100.397928</text:p>
          </table:table-cell>
          <table:table-cell office:value-type="float" office:value="99.378427" calcext:value-type="float">
            <text:p>99.378427</text:p>
          </table:table-cell>
          <table:table-cell office:value-type="float" office:value="0.811804" calcext:value-type="float">
            <text:p>0.811804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4488" calcext:value-type="float">
            <text:p>10934488</text:p>
          </table:table-cell>
          <table:table-cell office:value-type="float" office:value="2873012" calcext:value-type="float">
            <text:p>2873012</text:p>
          </table:table-cell>
          <table:table-cell office:value-type="float" office:value="10394" calcext:value-type="float">
            <text:p>10394</text:p>
          </table:table-cell>
          <table:table-cell office:value-type="float" office:value="2731" calcext:value-type="float">
            <text:p>2731</text:p>
          </table:table-cell>
          <table:table-cell office:value-type="float" office:value="1.088447" calcext:value-type="float">
            <text:p>1.088447</text:p>
          </table:table-cell>
          <table:table-cell office:value-type="float" office:value="100.872984" calcext:value-type="float">
            <text:p>100.872984</text:p>
          </table:table-cell>
          <table:table-cell office:value-type="float" office:value="99.784536" calcext:value-type="float">
            <text:p>99.784536</text:p>
          </table:table-cell>
          <table:table-cell office:value-type="float" office:value="0.230337" calcext:value-type="float">
            <text:p>0.230337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9104" calcext:value-type="float">
            <text:p>59104</text:p>
          </table:table-cell>
          <table:table-cell office:value-type="float" office:value="58904" calcext:value-type="float">
            <text:p>58904</text:p>
          </table:table-cell>
          <table:table-cell office:value-type="float" office:value="1454" calcext:value-type="float">
            <text:p>1454</text:p>
          </table:table-cell>
          <table:table-cell office:value-type="float" office:value="1449" calcext:value-type="float">
            <text:p>1449</text:p>
          </table:table-cell>
          <table:table-cell office:value-type="float" office:value="1.047843" calcext:value-type="float">
            <text:p>1.047843</text:p>
          </table:table-cell>
          <table:table-cell office:value-type="float" office:value="100.499064" calcext:value-type="float">
            <text:p>100.499064</text:p>
          </table:table-cell>
          <table:table-cell office:value-type="float" office:value="99.451221" calcext:value-type="float">
            <text:p>99.451221</text:p>
          </table:table-cell>
          <table:table-cell office:value-type="float" office:value="0.004738" calcext:value-type="float">
            <text:p>0.004738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6" calcext:value-type="float">
            <text:p>105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38597" calcext:value-type="float">
            <text:p>1.038597</text:p>
          </table:table-cell>
          <table:table-cell office:value-type="float" office:value="83.515178" calcext:value-type="float">
            <text:p>83.515178</text:p>
          </table:table-cell>
          <table:table-cell office:value-type="float" office:value="82.47658" calcext:value-type="float">
            <text:p>82.4765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56" calcext:value-type="float">
            <text:p>756</text:p>
          </table:table-cell>
          <table:table-cell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065447" calcext:value-type="float">
            <text:p>1.065447</text:p>
          </table:table-cell>
          <table:table-cell office:value-type="float" office:value="84.006613" calcext:value-type="float">
            <text:p>84.006613</text:p>
          </table:table-cell>
          <table:table-cell office:value-type="float" office:value="82.941166" calcext:value-type="float">
            <text:p>82.94116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792" calcext:value-type="float">
            <text:p>9792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3.825686" calcext:value-type="float">
            <text:p>3.825686</text:p>
          </table:table-cell>
          <table:table-cell office:value-type="float" office:value="100.453006" calcext:value-type="float">
            <text:p>100.453006</text:p>
          </table:table-cell>
          <table:table-cell office:value-type="float" office:value="96.62732" calcext:value-type="float">
            <text:p>96.62732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10084472" calcext:value-type="float">
            <text:p>10084472</text:p>
          </table:table-cell>
          <table:table-cell office:value-type="float" office:value="10495" calcext:value-type="float">
            <text:p>10495</text:p>
          </table:table-cell>
          <table:table-cell office:value-type="float" office:value="9586" calcext:value-type="float">
            <text:p>9586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0.496906" calcext:value-type="float">
            <text:p>100.496906</text:p>
          </table:table-cell>
          <table:table-cell office:value-type="float" office:value="99.487594" calcext:value-type="float">
            <text:p>99.487594</text:p>
          </table:table-cell>
          <table:table-cell office:value-type="float" office:value="0.810913" calcext:value-type="float">
            <text:p>0.810913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38636" calcext:value-type="float">
            <text:p>11038636</text:p>
          </table:table-cell>
          <table:table-cell office:value-type="float" office:value="2863544" calcext:value-type="float">
            <text:p>2863544</text:p>
          </table:table-cell>
          <table:table-cell office:value-type="float" office:value="10493" calcext:value-type="float">
            <text:p>10493</text:p>
          </table:table-cell>
          <table:table-cell office:value-type="float" office:value="2722" calcext:value-type="float">
            <text:p>2722</text:p>
          </table:table-cell>
          <table:table-cell office:value-type="float" office:value="1.307424" calcext:value-type="float">
            <text:p>1.307424</text:p>
          </table:table-cell>
          <table:table-cell office:value-type="float" office:value="100.700862" calcext:value-type="float">
            <text:p>100.700862</text:p>
          </table:table-cell>
          <table:table-cell office:value-type="float" office:value="99.393438" calcext:value-type="float">
            <text:p>99.393438</text:p>
          </table:table-cell>
          <table:table-cell office:value-type="float" office:value="0.230482" calcext:value-type="float">
            <text:p>0.230482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752" calcext:value-type="float">
            <text:p>62752</text:p>
          </table:table-cell>
          <table:table-cell office:value-type="float" office:value="62632" calcext:value-type="float">
            <text:p>62632</text:p>
          </table:table-cell>
          <table:table-cell office:value-type="float" office:value="1548" calcext:value-type="float">
            <text:p>1548</text:p>
          </table:table-cell>
          <table:table-cell office:value-type="float" office:value="1545" calcext:value-type="float">
            <text:p>1545</text:p>
          </table:table-cell>
          <table:table-cell office:value-type="float" office:value="1.263849" calcext:value-type="float">
            <text:p>1.263849</text:p>
          </table:table-cell>
          <table:table-cell office:value-type="float" office:value="100.750087" calcext:value-type="float">
            <text:p>100.750087</text:p>
          </table:table-cell>
          <table:table-cell office:value-type="float" office:value="99.486238" calcext:value-type="float">
            <text:p>99.486238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53003" calcext:value-type="float">
            <text:p>1.253003</text:p>
          </table:table-cell>
          <table:table-cell office:value-type="float" office:value="88.885862" calcext:value-type="float">
            <text:p>88.885862</text:p>
          </table:table-cell>
          <table:table-cell office:value-type="float" office:value="87.63286" calcext:value-type="float">
            <text:p>87.63286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282493" calcext:value-type="float">
            <text:p>1.282493</text:p>
          </table:table-cell>
          <table:table-cell office:value-type="float" office:value="89.367497" calcext:value-type="float">
            <text:p>89.367497</text:p>
          </table:table-cell>
          <table:table-cell office:value-type="float" office:value="88.085004" calcext:value-type="float">
            <text:p>88.085004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24" calcext:value-type="float">
            <text:p>10224</text:p>
          </table:table-cell>
          <table:table-cell office:value-type="float" office:value="10080" calcext:value-type="float">
            <text:p>10080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5.316281" calcext:value-type="float">
            <text:p>5.316281</text:p>
          </table:table-cell>
          <table:table-cell office:value-type="float" office:value="99.369531" calcext:value-type="float">
            <text:p>99.369531</text:p>
          </table:table-cell>
          <table:table-cell office:value-type="float" office:value="94.05325" calcext:value-type="float">
            <text:p>94.05325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10099200" calcext:value-type="float">
            <text:p>10099200</text:p>
          </table:table-cell>
          <table:table-cell office:value-type="float" office:value="10594" calcext:value-type="float">
            <text:p>10594</text:p>
          </table:table-cell>
          <table:table-cell office:value-type="float" office:value="9600" calcext:value-type="float">
            <text:p>9600</text:p>
          </table:table-cell>
          <table:table-cell office:value-type="float" office:value="1.013213" calcext:value-type="float">
            <text:p>1.013213</text:p>
          </table:table-cell>
          <table:table-cell office:value-type="float" office:value="100.50081" calcext:value-type="float">
            <text:p>100.50081</text:p>
          </table:table-cell>
          <table:table-cell office:value-type="float" office:value="99.487597" calcext:value-type="float">
            <text:p>99.487597</text:p>
          </table:table-cell>
          <table:table-cell office:value-type="float" office:value="0.812097" calcext:value-type="float">
            <text:p>0.812097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2784" calcext:value-type="float">
            <text:p>11142784</text:p>
          </table:table-cell>
          <table:table-cell office:value-type="float" office:value="2841452" calcext:value-type="float">
            <text:p>2841452</text:p>
          </table:table-cell>
          <table:table-cell office:value-type="float" office:value="10592" calcext:value-type="float">
            <text:p>10592</text:p>
          </table:table-cell>
          <table:table-cell office:value-type="float" office:value="2701" calcext:value-type="float">
            <text:p>2701</text:p>
          </table:table-cell>
          <table:table-cell office:value-type="float" office:value="1.090579" calcext:value-type="float">
            <text:p>1.090579</text:p>
          </table:table-cell>
          <table:table-cell office:value-type="float" office:value="100.756104" calcext:value-type="float">
            <text:p>100.756104</text:p>
          </table:table-cell>
          <table:table-cell office:value-type="float" office:value="99.665525" calcext:value-type="float">
            <text:p>99.665525</text:p>
          </table:table-cell>
          <table:table-cell office:value-type="float" office:value="0.228079" calcext:value-type="float">
            <text:p>0.228079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408" calcext:value-type="float">
            <text:p>65408</text:p>
          </table:table-cell>
          <table:table-cell office:value-type="float" office:value="65208" calcext:value-type="float">
            <text:p>65208</text:p>
          </table:table-cell>
          <table:table-cell office:value-type="float" office:value="1612" calcext:value-type="float">
            <text:p>1612</text:p>
          </table:table-cell>
          <table:table-cell office:value-type="float" office:value="1607" calcext:value-type="float">
            <text:p>1607</text:p>
          </table:table-cell>
          <table:table-cell office:value-type="float" office:value="1.039321" calcext:value-type="float">
            <text:p>1.039321</text:p>
          </table:table-cell>
          <table:table-cell office:value-type="float" office:value="100.600863" calcext:value-type="float">
            <text:p>100.600863</text:p>
          </table:table-cell>
          <table:table-cell office:value-type="float" office:value="99.561543" calcext:value-type="float">
            <text:p>99.561543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6" calcext:value-type="float">
            <text:p>105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24532" calcext:value-type="float">
            <text:p>1.024532</text:p>
          </table:table-cell>
          <table:table-cell office:value-type="float" office:value="88.684362" calcext:value-type="float">
            <text:p>88.684362</text:p>
          </table:table-cell>
          <table:table-cell office:value-type="float" office:value="87.65983" calcext:value-type="float">
            <text:p>87.65983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60" calcext:value-type="float">
            <text:p>660</text:p>
          </table:table-cell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.057425" calcext:value-type="float">
            <text:p>1.057425</text:p>
          </table:table-cell>
          <table:table-cell office:value-type="float" office:value="89.164398" calcext:value-type="float">
            <text:p>89.164398</text:p>
          </table:table-cell>
          <table:table-cell office:value-type="float" office:value="88.106973" calcext:value-type="float">
            <text:p>88.10697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128" calcext:value-type="float">
            <text:p>10128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4.287231" calcext:value-type="float">
            <text:p>4.287231</text:p>
          </table:table-cell>
          <table:table-cell office:value-type="float" office:value="100.590105" calcext:value-type="float">
            <text:p>100.590105</text:p>
          </table:table-cell>
          <table:table-cell office:value-type="float" office:value="96.302875" calcext:value-type="float">
            <text:p>96.302875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10232804" calcext:value-type="float">
            <text:p>10232804</text:p>
          </table:table-cell>
          <table:table-cell office:value-type="float" office:value="10693" calcext:value-type="float">
            <text:p>10693</text:p>
          </table:table-cell>
          <table:table-cell office:value-type="float" office:value="9727" calcext:value-type="float">
            <text:p>9727</text:p>
          </table:table-cell>
          <table:table-cell office:value-type="float" office:value="1.014213" calcext:value-type="float">
            <text:p>1.014213</text:p>
          </table:table-cell>
          <table:table-cell office:value-type="float" office:value="100.223863" calcext:value-type="float">
            <text:p>100.223863</text:p>
          </table:table-cell>
          <table:table-cell office:value-type="float" office:value="99.20965" calcext:value-type="float">
            <text:p>99.20965</text:p>
          </table:table-cell>
          <table:table-cell office:value-type="float" office:value="0.825146" calcext:value-type="float">
            <text:p>0.825146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6932" calcext:value-type="float">
            <text:p>11246932</text:p>
          </table:table-cell>
          <table:table-cell office:value-type="float" office:value="2679444" calcext:value-type="float">
            <text:p>2679444</text:p>
          </table:table-cell>
          <table:table-cell office:value-type="float" office:value="10691" calcext:value-type="float">
            <text:p>10691</text:p>
          </table:table-cell>
          <table:table-cell office:value-type="float" office:value="2547" calcext:value-type="float">
            <text:p>2547</text:p>
          </table:table-cell>
          <table:table-cell office:value-type="float" office:value="1.074611" calcext:value-type="float">
            <text:p>1.074611</text:p>
          </table:table-cell>
          <table:table-cell office:value-type="float" office:value="100.768373" calcext:value-type="float">
            <text:p>100.768373</text:p>
          </table:table-cell>
          <table:table-cell office:value-type="float" office:value="99.693762" calcext:value-type="float">
            <text:p>99.693762</text:p>
          </table:table-cell>
          <table:table-cell office:value-type="float" office:value="0.215014" calcext:value-type="float">
            <text:p>0.215014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928" calcext:value-type="float">
            <text:p>68928</text:p>
          </table:table-cell>
          <table:table-cell office:value-type="float" office:value="68808" calcext:value-type="float">
            <text:p>68808</text:p>
          </table:table-cell>
          <table:table-cell office:value-type="float" office:value="1701" calcext:value-type="float">
            <text:p>1701</text:p>
          </table:table-cell>
          <table:table-cell office:value-type="float" office:value="1698" calcext:value-type="float">
            <text:p>1698</text:p>
          </table:table-cell>
          <table:table-cell office:value-type="float" office:value="1.037093" calcext:value-type="float">
            <text:p>1.037093</text:p>
          </table:table-cell>
          <table:table-cell office:value-type="float" office:value="100.259809" calcext:value-type="float">
            <text:p>100.259809</text:p>
          </table:table-cell>
          <table:table-cell office:value-type="float" office:value="99.222716" calcext:value-type="float">
            <text:p>99.222716</text:p>
          </table:table-cell>
          <table:table-cell office:value-type="float" office:value="0.005548" calcext:value-type="float">
            <text:p>0.005548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27527" calcext:value-type="float">
            <text:p>1.027527</text:p>
          </table:table-cell>
          <table:table-cell office:value-type="float" office:value="98.817388" calcext:value-type="float">
            <text:p>98.817388</text:p>
          </table:table-cell>
          <table:table-cell office:value-type="float" office:value="97.789861" calcext:value-type="float">
            <text:p>97.789861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48" calcext:value-type="float">
            <text:p>348</text:p>
          </table:table-cell>
          <table:table-cell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049494" calcext:value-type="float">
            <text:p>1.049494</text:p>
          </table:table-cell>
          <table:table-cell office:value-type="float" office:value="100.258263" calcext:value-type="float">
            <text:p>100.258263</text:p>
          </table:table-cell>
          <table:table-cell office:value-type="float" office:value="99.208769" calcext:value-type="float">
            <text:p>99.20876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512" calcext:value-type="float">
            <text:p>10512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3.037422" calcext:value-type="float">
            <text:p>3.037422</text:p>
          </table:table-cell>
          <table:table-cell office:value-type="float" office:value="100.241686" calcext:value-type="float">
            <text:p>100.241686</text:p>
          </table:table-cell>
          <table:table-cell office:value-type="float" office:value="97.204264" calcext:value-type="float">
            <text:p>97.204264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10282248" calcext:value-type="float">
            <text:p>10282248</text:p>
          </table:table-cell>
          <table:table-cell office:value-type="float" office:value="10791" calcext:value-type="float">
            <text:p>10791</text:p>
          </table:table-cell>
          <table:table-cell office:value-type="float" office:value="9774" calcext:value-type="float">
            <text:p>9774</text:p>
          </table:table-cell>
          <table:table-cell office:value-type="float" office:value="1.010462" calcext:value-type="float">
            <text:p>1.010462</text:p>
          </table:table-cell>
          <table:table-cell office:value-type="float" office:value="100.418968" calcext:value-type="float">
            <text:p>100.418968</text:p>
          </table:table-cell>
          <table:table-cell office:value-type="float" office:value="99.408506" calcext:value-type="float">
            <text:p>99.408506</text:p>
          </table:table-cell>
          <table:table-cell office:value-type="float" office:value="0.827474" calcext:value-type="float">
            <text:p>0.827474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1080" calcext:value-type="float">
            <text:p>11351080</text:p>
          </table:table-cell>
          <table:table-cell office:value-type="float" office:value="2724680" calcext:value-type="float">
            <text:p>2724680</text:p>
          </table:table-cell>
          <table:table-cell office:value-type="float" office:value="10790" calcext:value-type="float">
            <text:p>10790</text:p>
          </table:table-cell>
          <table:table-cell office:value-type="float" office:value="2590" calcext:value-type="float">
            <text:p>2590</text:p>
          </table:table-cell>
          <table:table-cell office:value-type="float" office:value="1.059736" calcext:value-type="float">
            <text:p>1.059736</text:p>
          </table:table-cell>
          <table:table-cell office:value-type="float" office:value="100.805058" calcext:value-type="float">
            <text:p>100.805058</text:p>
          </table:table-cell>
          <table:table-cell office:value-type="float" office:value="99.745322" calcext:value-type="float">
            <text:p>99.745322</text:p>
          </table:table-cell>
          <table:table-cell office:value-type="float" office:value="0.218531" calcext:value-type="float">
            <text:p>0.218531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568" calcext:value-type="float">
            <text:p>62568</text:p>
          </table:table-cell>
          <table:table-cell office:value-type="float" office:value="62320" calcext:value-type="float">
            <text:p>62320</text:p>
          </table:table-cell>
          <table:table-cell office:value-type="float" office:value="1542" calcext:value-type="float">
            <text:p>1542</text:p>
          </table:table-cell>
          <table:table-cell office:value-type="float" office:value="1536" calcext:value-type="float">
            <text:p>1536</text:p>
          </table:table-cell>
          <table:table-cell office:value-type="float" office:value="1.027919" calcext:value-type="float">
            <text:p>1.027919</text:p>
          </table:table-cell>
          <table:table-cell office:value-type="float" office:value="100.380654" calcext:value-type="float">
            <text:p>100.380654</text:p>
          </table:table-cell>
          <table:table-cell office:value-type="float" office:value="99.352734" calcext:value-type="float">
            <text:p>99.352734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92" calcext:value-type="float">
            <text:p>139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.018593" calcext:value-type="float">
            <text:p>1.018593</text:p>
          </table:table-cell>
          <table:table-cell office:value-type="float" office:value="97.258466" calcext:value-type="float">
            <text:p>97.258466</text:p>
          </table:table-cell>
          <table:table-cell office:value-type="float" office:value="96.239873" calcext:value-type="float">
            <text:p>96.23987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0" calcext:value-type="float">
            <text:p>840</text:p>
          </table:table-cell>
          <table:table-cell office:value-type="float" office:value="540" calcext:value-type="float">
            <text:p>54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.040241" calcext:value-type="float">
            <text:p>1.040241</text:p>
          </table:table-cell>
          <table:table-cell office:value-type="float" office:value="98.142408" calcext:value-type="float">
            <text:p>98.142408</text:p>
          </table:table-cell>
          <table:table-cell office:value-type="float" office:value="97.102167" calcext:value-type="float">
            <text:p>97.102167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96" calcext:value-type="float">
            <text:p>9696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.002381" calcext:value-type="float">
            <text:p>3.002381</text:p>
          </table:table-cell>
          <table:table-cell office:value-type="float" office:value="99.967608" calcext:value-type="float">
            <text:p>99.967608</text:p>
          </table:table-cell>
          <table:table-cell office:value-type="float" office:value="96.965227" calcext:value-type="float">
            <text:p>96.96522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10307496" calcext:value-type="float">
            <text:p>10307496</text:p>
          </table:table-cell>
          <table:table-cell office:value-type="float" office:value="10891" calcext:value-type="float">
            <text:p>10891</text:p>
          </table:table-cell>
          <table:table-cell office:value-type="float" office:value="9798" calcext:value-type="float">
            <text:p>9798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351454" calcext:value-type="float">
            <text:p>100.351454</text:p>
          </table:table-cell>
          <table:table-cell office:value-type="float" office:value="99.342093" calcext:value-type="float">
            <text:p>99.342093</text:p>
          </table:table-cell>
          <table:table-cell office:value-type="float" office:value="0.830061" calcext:value-type="float">
            <text:p>0.830061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5228" calcext:value-type="float">
            <text:p>11455228</text:p>
          </table:table-cell>
          <table:table-cell office:value-type="float" office:value="2506916" calcext:value-type="float">
            <text:p>2506916</text:p>
          </table:table-cell>
          <table:table-cell office:value-type="float" office:value="10889" calcext:value-type="float">
            <text:p>10889</text:p>
          </table:table-cell>
          <table:table-cell office:value-type="float" office:value="2383" calcext:value-type="float">
            <text:p>2383</text:p>
          </table:table-cell>
          <table:table-cell office:value-type="float" office:value="1.089557" calcext:value-type="float">
            <text:p>1.089557</text:p>
          </table:table-cell>
          <table:table-cell office:value-type="float" office:value="100.716136" calcext:value-type="float">
            <text:p>100.716136</text:p>
          </table:table-cell>
          <table:table-cell office:value-type="float" office:value="99.626579" calcext:value-type="float">
            <text:p>99.626579</text:p>
          </table:table-cell>
          <table:table-cell office:value-type="float" office:value="0.201305" calcext:value-type="float">
            <text:p>0.201305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944" calcext:value-type="float">
            <text:p>72944</text:p>
          </table:table-cell>
          <table:table-cell office:value-type="float" office:value="72784" calcext:value-type="float">
            <text:p>72784</text:p>
          </table:table-cell>
          <table:table-cell office:value-type="float" office:value="1801" calcext:value-type="float">
            <text:p>1801</text:p>
          </table:table-cell>
          <table:table-cell office:value-type="float" office:value="1797" calcext:value-type="float">
            <text:p>1797</text:p>
          </table:table-cell>
          <table:table-cell office:value-type="float" office:value="1.028439" calcext:value-type="float">
            <text:p>1.028439</text:p>
          </table:table-cell>
          <table:table-cell office:value-type="float" office:value="100.849096" calcext:value-type="float">
            <text:p>100.849096</text:p>
          </table:table-cell>
          <table:table-cell office:value-type="float" office:value="99.820657" calcext:value-type="float">
            <text:p>99.820657</text:p>
          </table:table-cell>
          <table:table-cell office:value-type="float" office:value="0.005833" calcext:value-type="float">
            <text:p>0.00583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100.878973" calcext:value-type="float">
            <text:p>100.878973</text:p>
          </table:table-cell>
          <table:table-cell office:value-type="float" office:value="99.8599" calcext:value-type="float">
            <text:p>99.859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53695" calcext:value-type="float">
            <text:p>1.053695</text:p>
          </table:table-cell>
          <table:table-cell office:value-type="float" office:value="93.230853" calcext:value-type="float">
            <text:p>93.230853</text:p>
          </table:table-cell>
          <table:table-cell office:value-type="float" office:value="92.177158" calcext:value-type="float">
            <text:p>92.17715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38" calcext:value-type="float">
            <text:p>10638</text:p>
          </table:table-cell>
          <table:table-cell office:value-type="float" office:value="10542" calcext:value-type="float">
            <text:p>10542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3.739386" calcext:value-type="float">
            <text:p>3.739386</text:p>
          </table:table-cell>
          <table:table-cell office:value-type="float" office:value="100.880307" calcext:value-type="float">
            <text:p>100.880307</text:p>
          </table:table-cell>
          <table:table-cell office:value-type="float" office:value="97.14092" calcext:value-type="float">
            <text:p>97.14092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9451168" calcext:value-type="float">
            <text:p>9451168</text:p>
          </table:table-cell>
          <table:table-cell office:value-type="float" office:value="10990" calcext:value-type="float">
            <text:p>10990</text:p>
          </table:table-cell>
          <table:table-cell office:value-type="float" office:value="8984" calcext:value-type="float">
            <text:p>8984</text:p>
          </table:table-cell>
          <table:table-cell office:value-type="float" office:value="1.011362" calcext:value-type="float">
            <text:p>1.011362</text:p>
          </table:table-cell>
          <table:table-cell office:value-type="float" office:value="100.77378" calcext:value-type="float">
            <text:p>100.77378</text:p>
          </table:table-cell>
          <table:table-cell office:value-type="float" office:value="99.762418" calcext:value-type="float">
            <text:p>99.762418</text:p>
          </table:table-cell>
          <table:table-cell office:value-type="float" office:value="0.757894" calcext:value-type="float">
            <text:p>0.757894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59376" calcext:value-type="float">
            <text:p>11559376</text:p>
          </table:table-cell>
          <table:table-cell office:value-type="float" office:value="1885184" calcext:value-type="float">
            <text:p>1885184</text:p>
          </table:table-cell>
          <table:table-cell office:value-type="float" office:value="10988" calcext:value-type="float">
            <text:p>10988</text:p>
          </table:table-cell>
          <table:table-cell office:value-type="float" office:value="1792" calcext:value-type="float">
            <text:p>1792</text:p>
          </table:table-cell>
          <table:table-cell office:value-type="float" office:value="1.079034" calcext:value-type="float">
            <text:p>1.079034</text:p>
          </table:table-cell>
          <table:table-cell office:value-type="float" office:value="101.276333" calcext:value-type="float">
            <text:p>101.276333</text:p>
          </table:table-cell>
          <table:table-cell office:value-type="float" office:value="100.197299" calcext:value-type="float">
            <text:p>100.197299</text:p>
          </table:table-cell>
          <table:table-cell office:value-type="float" office:value="0.150518" calcext:value-type="float">
            <text:p>0.150518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5152" calcext:value-type="float">
            <text:p>45152</text:p>
          </table:table-cell>
          <table:table-cell office:value-type="float" office:value="44648" calcext:value-type="float">
            <text:p>44648</text:p>
          </table:table-cell>
          <table:table-cell office:value-type="float" office:value="1118" calcext:value-type="float">
            <text:p>1118</text:p>
          </table:table-cell>
          <table:table-cell office:value-type="float" office:value="1106" calcext:value-type="float">
            <text:p>1106</text:p>
          </table:table-cell>
          <table:table-cell office:value-type="float" office:value="1.03902" calcext:value-type="float">
            <text:p>1.03902</text:p>
          </table:table-cell>
          <table:table-cell office:value-type="float" office:value="100.775446" calcext:value-type="float">
            <text:p>100.775446</text:p>
          </table:table-cell>
          <table:table-cell office:value-type="float" office:value="99.736426" calcext:value-type="float">
            <text:p>99.736426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4" calcext:value-type="float">
            <text:p>2384</text:p>
          </table:table-cell>
          <table:table-cell office:value-type="float" office:value="2296" calcext:value-type="float">
            <text:p>229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.028424" calcext:value-type="float">
            <text:p>1.028424</text:p>
          </table:table-cell>
          <table:table-cell office:value-type="float" office:value="100.783669" calcext:value-type="float">
            <text:p>100.783669</text:p>
          </table:table-cell>
          <table:table-cell office:value-type="float" office:value="99.755245" calcext:value-type="float">
            <text:p>99.75524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80" calcext:value-type="float">
            <text:p>1380</text:p>
          </table:table-cell>
          <table:table-cell office:value-type="float" office:value="1290" calcext:value-type="float">
            <text:p>129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.062547" calcext:value-type="float">
            <text:p>1.062547</text:p>
          </table:table-cell>
          <table:table-cell office:value-type="float" office:value="100.77678" calcext:value-type="float">
            <text:p>100.77678</text:p>
          </table:table-cell>
          <table:table-cell office:value-type="float" office:value="99.714234" calcext:value-type="float">
            <text:p>99.71423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672" calcext:value-type="float">
            <text:p>667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10564184" calcext:value-type="float">
            <text:p>10564184</text:p>
          </table:table-cell>
          <table:table-cell office:value-type="float" office:value="11089" calcext:value-type="float">
            <text:p>11089</text:p>
          </table:table-cell>
          <table:table-cell office:value-type="float" office:value="10042" calcext:value-type="float">
            <text:p>10042</text:p>
          </table:table-cell>
          <table:table-cell office:value-type="float" office:value="1.012262" calcext:value-type="float">
            <text:p>1.012262</text:p>
          </table:table-cell>
          <table:table-cell office:value-type="float" office:value="100.501184" calcext:value-type="float">
            <text:p>100.501184</text:p>
          </table:table-cell>
          <table:table-cell office:value-type="float" office:value="99.488922" calcext:value-type="float">
            <text:p>99.488922</text:p>
          </table:table-cell>
          <table:table-cell office:value-type="float" office:value="0.849476" calcext:value-type="float">
            <text:p>0.84947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3524" calcext:value-type="float">
            <text:p>11663524</text:p>
          </table:table-cell>
          <table:table-cell office:value-type="float" office:value="2400664" calcext:value-type="float">
            <text:p>2400664</text:p>
          </table:table-cell>
          <table:table-cell office:value-type="float" office:value="11087" calcext:value-type="float">
            <text:p>11087</text:p>
          </table:table-cell>
          <table:table-cell office:value-type="float" office:value="2282" calcext:value-type="float">
            <text:p>2282</text:p>
          </table:table-cell>
          <table:table-cell office:value-type="float" office:value="1.097309" calcext:value-type="float">
            <text:p>1.097309</text:p>
          </table:table-cell>
          <table:table-cell office:value-type="float" office:value="100.731274" calcext:value-type="float">
            <text:p>100.731274</text:p>
          </table:table-cell>
          <table:table-cell office:value-type="float" office:value="99.633964" calcext:value-type="float">
            <text:p>99.633964</text:p>
          </table:table-cell>
          <table:table-cell office:value-type="float" office:value="0.192759" calcext:value-type="float">
            <text:p>0.192759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680" calcext:value-type="float">
            <text:p>73680</text:p>
          </table:table-cell>
          <table:table-cell office:value-type="float" office:value="73520" calcext:value-type="float">
            <text:p>73520</text:p>
          </table:table-cell>
          <table:table-cell office:value-type="float" office:value="1821" calcext:value-type="float">
            <text:p>1821</text:p>
          </table:table-cell>
          <table:table-cell office:value-type="float" office:value="1817" calcext:value-type="float">
            <text:p>1817</text:p>
          </table:table-cell>
          <table:table-cell office:value-type="float" office:value="1.0398" calcext:value-type="float">
            <text:p>1.0398</text:p>
          </table:table-cell>
          <table:table-cell office:value-type="float" office:value="100.581339" calcext:value-type="float">
            <text:p>100.581339</text:p>
          </table:table-cell>
          <table:table-cell office:value-type="float" office:value="99.541539" calcext:value-type="float">
            <text:p>99.541539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3521" calcext:value-type="float">
            <text:p>1.023521</text:p>
          </table:table-cell>
          <table:table-cell office:value-type="float" office:value="100.579852" calcext:value-type="float">
            <text:p>100.579852</text:p>
          </table:table-cell>
          <table:table-cell office:value-type="float" office:value="99.556331" calcext:value-type="float">
            <text:p>99.556331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058934" calcext:value-type="float">
            <text:p>1.058934</text:p>
          </table:table-cell>
          <table:table-cell office:value-type="float" office:value="100.582673" calcext:value-type="float">
            <text:p>100.582673</text:p>
          </table:table-cell>
          <table:table-cell office:value-type="float" office:value="99.523739" calcext:value-type="float">
            <text:p>99.52373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20" calcext:value-type="float">
            <text:p>1032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.932424" calcext:value-type="float">
            <text:p>2.932424</text:p>
          </table:table-cell>
          <table:table-cell office:value-type="float" office:value="100.529123" calcext:value-type="float">
            <text:p>100.529123</text:p>
          </table:table-cell>
          <table:table-cell office:value-type="float" office:value="97.596698" calcext:value-type="float">
            <text:p>97.59669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10465296" calcext:value-type="float">
            <text:p>10465296</text:p>
          </table:table-cell>
          <table:table-cell office:value-type="float" office:value="11187" calcext:value-type="float">
            <text:p>11187</text:p>
          </table:table-cell>
          <table:table-cell office:value-type="float" office:value="9948" calcext:value-type="float">
            <text:p>9948</text:p>
          </table:table-cell>
          <table:table-cell office:value-type="float" office:value="1.010442" calcext:value-type="float">
            <text:p>1.010442</text:p>
          </table:table-cell>
          <table:table-cell office:value-type="float" office:value="100.502579" calcext:value-type="float">
            <text:p>100.502579</text:p>
          </table:table-cell>
          <table:table-cell office:value-type="float" office:value="99.492137" calcext:value-type="float">
            <text:p>99.492137</text:p>
          </table:table-cell>
          <table:table-cell office:value-type="float" office:value="0.841497" calcext:value-type="float">
            <text:p>0.841497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7672" calcext:value-type="float">
            <text:p>11767672</text:p>
          </table:table-cell>
          <table:table-cell office:value-type="float" office:value="2299672" calcext:value-type="float">
            <text:p>2299672</text:p>
          </table:table-cell>
          <table:table-cell office:value-type="float" office:value="11186" calcext:value-type="float">
            <text:p>11186</text:p>
          </table:table-cell>
          <table:table-cell office:value-type="float" office:value="2186" calcext:value-type="float">
            <text:p>2186</text:p>
          </table:table-cell>
          <table:table-cell office:value-type="float" office:value="1.081985" calcext:value-type="float">
            <text:p>1.081985</text:p>
          </table:table-cell>
          <table:table-cell office:value-type="float" office:value="101.017891" calcext:value-type="float">
            <text:p>101.017891</text:p>
          </table:table-cell>
          <table:table-cell office:value-type="float" office:value="99.935906" calcext:value-type="float">
            <text:p>99.935906</text:p>
          </table:table-cell>
          <table:table-cell office:value-type="float" office:value="0.184092" calcext:value-type="float">
            <text:p>0.184092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448" calcext:value-type="float">
            <text:p>82448</text:p>
          </table:table-cell>
          <table:table-cell office:value-type="float" office:value="81968" calcext:value-type="float">
            <text:p>81968</text:p>
          </table:table-cell>
          <table:table-cell office:value-type="float" office:value="2039" calcext:value-type="float">
            <text:p>2039</text:p>
          </table:table-cell>
          <table:table-cell office:value-type="float" office:value="2027" calcext:value-type="float">
            <text:p>2027</text:p>
          </table:table-cell>
          <table:table-cell office:value-type="float" office:value="1.031067" calcext:value-type="float">
            <text:p>1.031067</text:p>
          </table:table-cell>
          <table:table-cell office:value-type="float" office:value="100.509959" calcext:value-type="float">
            <text:p>100.509959</text:p>
          </table:table-cell>
          <table:table-cell office:value-type="float" office:value="99.478892" calcext:value-type="float">
            <text:p>99.478892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1741" calcext:value-type="float">
            <text:p>1.021741</text:p>
          </table:table-cell>
          <table:table-cell office:value-type="float" office:value="97.834158" calcext:value-type="float">
            <text:p>97.834158</text:p>
          </table:table-cell>
          <table:table-cell office:value-type="float" office:value="96.812416" calcext:value-type="float">
            <text:p>96.81241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059977" calcext:value-type="float">
            <text:p>1.059977</text:p>
          </table:table-cell>
          <table:table-cell office:value-type="float" office:value="98.315718" calcext:value-type="float">
            <text:p>98.315718</text:p>
          </table:table-cell>
          <table:table-cell office:value-type="float" office:value="97.255741" calcext:value-type="float">
            <text:p>97.255741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44" calcext:value-type="float">
            <text:p>10944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.899896" calcext:value-type="float">
            <text:p>2.899896</text:p>
          </table:table-cell>
          <table:table-cell office:value-type="float" office:value="100.180256" calcext:value-type="float">
            <text:p>100.180256</text:p>
          </table:table-cell>
          <table:table-cell office:value-type="float" office:value="97.28036" calcext:value-type="float">
            <text:p>97.2803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10375876" calcext:value-type="float">
            <text:p>10375876</text:p>
          </table:table-cell>
          <table:table-cell office:value-type="float" office:value="11286" calcext:value-type="float">
            <text:p>11286</text:p>
          </table:table-cell>
          <table:table-cell office:value-type="float" office:value="9863" calcext:value-type="float">
            <text:p>9863</text:p>
          </table:table-cell>
          <table:table-cell office:value-type="float" office:value="1.011242" calcext:value-type="float">
            <text:p>1.011242</text:p>
          </table:table-cell>
          <table:table-cell office:value-type="float" office:value="100.541597" calcext:value-type="float">
            <text:p>100.541597</text:p>
          </table:table-cell>
          <table:table-cell office:value-type="float" office:value="99.530355" calcext:value-type="float">
            <text:p>99.530355</text:p>
          </table:table-cell>
          <table:table-cell office:value-type="float" office:value="0.833987" calcext:value-type="float">
            <text:p>0.833987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1820" calcext:value-type="float">
            <text:p>11871820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11285" calcext:value-type="float">
            <text:p>11285</text:p>
          </table:table-cell>
          <table:table-cell office:value-type="float" office:value="2111" calcext:value-type="float">
            <text:p>2111</text:p>
          </table:table-cell>
          <table:table-cell office:value-type="float" office:value="1.089822" calcext:value-type="float">
            <text:p>1.089822</text:p>
          </table:table-cell>
          <table:table-cell office:value-type="float" office:value="101.053465" calcext:value-type="float">
            <text:p>101.053465</text:p>
          </table:table-cell>
          <table:table-cell office:value-type="float" office:value="99.963643" calcext:value-type="float">
            <text:p>99.963643</text:p>
          </table:table-cell>
          <table:table-cell office:value-type="float" office:value="0.177726" calcext:value-type="float">
            <text:p>0.177726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000" calcext:value-type="float">
            <text:p>89000</text:p>
          </table:table-cell>
          <table:table-cell office:value-type="float" office:value="88472" calcext:value-type="float">
            <text:p>88472</text:p>
          </table:table-cell>
          <table:table-cell office:value-type="float" office:value="2201" calcext:value-type="float">
            <text:p>2201</text:p>
          </table:table-cell>
          <table:table-cell office:value-type="float" office:value="2188" calcext:value-type="float">
            <text:p>2188</text:p>
          </table:table-cell>
          <table:table-cell office:value-type="float" office:value="1.03701" calcext:value-type="float">
            <text:p>1.03701</text:p>
          </table:table-cell>
          <table:table-cell office:value-type="float" office:value="100.555655" calcext:value-type="float">
            <text:p>100.555655</text:p>
          </table:table-cell>
          <table:table-cell office:value-type="float" office:value="99.518645" calcext:value-type="float">
            <text:p>99.518645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.027924" calcext:value-type="float">
            <text:p>1.027924</text:p>
          </table:table-cell>
          <table:table-cell office:value-type="float" office:value="91.749305" calcext:value-type="float">
            <text:p>91.749305</text:p>
          </table:table-cell>
          <table:table-cell office:value-type="float" office:value="90.721381" calcext:value-type="float">
            <text:p>90.72138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16" calcext:value-type="float">
            <text:p>816</text:p>
          </table:table-cell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.056044" calcext:value-type="float">
            <text:p>1.056044</text:p>
          </table:table-cell>
          <table:table-cell office:value-type="float" office:value="92.230023" calcext:value-type="float">
            <text:p>92.230023</text:p>
          </table:table-cell>
          <table:table-cell office:value-type="float" office:value="91.173979" calcext:value-type="float">
            <text:p>91.173979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92" calcext:value-type="float">
            <text:p>1099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.894274" calcext:value-type="float">
            <text:p>2.894274</text:p>
          </table:table-cell>
          <table:table-cell office:value-type="float" office:value="100.164988" calcext:value-type="float">
            <text:p>100.164988</text:p>
          </table:table-cell>
          <table:table-cell office:value-type="float" office:value="97.270715" calcext:value-type="float">
            <text:p>97.270715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10699892" calcext:value-type="float">
            <text:p>10699892</text:p>
          </table:table-cell>
          <table:table-cell office:value-type="float" office:value="11386" calcext:value-type="float">
            <text:p>11386</text:p>
          </table:table-cell>
          <table:table-cell office:value-type="float" office:value="10171" calcext:value-type="float">
            <text:p>10171</text:p>
          </table:table-cell>
          <table:table-cell office:value-type="float" office:value="1.013502" calcext:value-type="float">
            <text:p>1.013502</text:p>
          </table:table-cell>
          <table:table-cell office:value-type="float" office:value="100.397869" calcext:value-type="float">
            <text:p>100.397869</text:p>
          </table:table-cell>
          <table:table-cell office:value-type="float" office:value="99.384367" calcext:value-type="float">
            <text:p>99.384367</text:p>
          </table:table-cell>
          <table:table-cell office:value-type="float" office:value="0.861294" calcext:value-type="float">
            <text:p>0.861294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5968" calcext:value-type="float">
            <text:p>11975968</text:p>
          </table:table-cell>
          <table:table-cell office:value-type="float" office:value="2146080" calcext:value-type="float">
            <text:p>2146080</text:p>
          </table:table-cell>
          <table:table-cell office:value-type="float" office:value="11384" calcext:value-type="float">
            <text:p>11384</text:p>
          </table:table-cell>
          <table:table-cell office:value-type="float" office:value="2040" calcext:value-type="float">
            <text:p>2040</text:p>
          </table:table-cell>
          <table:table-cell office:value-type="float" office:value="1.119839" calcext:value-type="float">
            <text:p>1.119839</text:p>
          </table:table-cell>
          <table:table-cell office:value-type="float" office:value="100.609152" calcext:value-type="float">
            <text:p>100.609152</text:p>
          </table:table-cell>
          <table:table-cell office:value-type="float" office:value="99.489313" calcext:value-type="float">
            <text:p>99.489313</text:p>
          </table:table-cell>
          <table:table-cell office:value-type="float" office:value="0.172568" calcext:value-type="float">
            <text:p>0.172568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576" calcext:value-type="float">
            <text:p>81576</text:p>
          </table:table-cell>
          <table:table-cell office:value-type="float" office:value="81256" calcext:value-type="float">
            <text:p>81256</text:p>
          </table:table-cell>
          <table:table-cell office:value-type="float" office:value="2019" calcext:value-type="float">
            <text:p>2019</text:p>
          </table:table-cell>
          <table:table-cell office:value-type="float" office:value="2011" calcext:value-type="float">
            <text:p>2011</text:p>
          </table:table-cell>
          <table:table-cell office:value-type="float" office:value="1.052064" calcext:value-type="float">
            <text:p>1.052064</text:p>
          </table:table-cell>
          <table:table-cell office:value-type="float" office:value="100.07805" calcext:value-type="float">
            <text:p>100.07805</text:p>
          </table:table-cell>
          <table:table-cell office:value-type="float" office:value="99.025986" calcext:value-type="float">
            <text:p>99.025986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37297" calcext:value-type="float">
            <text:p>1.037297</text:p>
          </table:table-cell>
          <table:table-cell office:value-type="float" office:value="95.454315" calcext:value-type="float">
            <text:p>95.454315</text:p>
          </table:table-cell>
          <table:table-cell office:value-type="float" office:value="94.417018" calcext:value-type="float">
            <text:p>94.41701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0" calcext:value-type="float">
            <text:p>510</text:p>
          </table:table-cell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.070538" calcext:value-type="float">
            <text:p>1.070538</text:p>
          </table:table-cell>
          <table:table-cell office:value-type="float" office:value="95.447226" calcext:value-type="float">
            <text:p>95.447226</text:p>
          </table:table-cell>
          <table:table-cell office:value-type="float" office:value="94.376688" calcext:value-type="float">
            <text:p>94.37668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128" calcext:value-type="float">
            <text:p>10128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3.077032" calcext:value-type="float">
            <text:p>3.077032</text:p>
          </table:table-cell>
          <table:table-cell office:value-type="float" office:value="99.718478" calcext:value-type="float">
            <text:p>99.718478</text:p>
          </table:table-cell>
          <table:table-cell office:value-type="float" office:value="96.641445" calcext:value-type="float">
            <text:p>96.641445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10754596" calcext:value-type="float">
            <text:p>10754596</text:p>
          </table:table-cell>
          <table:table-cell office:value-type="float" office:value="11484" calcext:value-type="float">
            <text:p>11484</text:p>
          </table:table-cell>
          <table:table-cell office:value-type="float" office:value="10223" calcext:value-type="float">
            <text:p>10223</text:p>
          </table:table-cell>
          <table:table-cell office:value-type="float" office:value="1.010273" calcext:value-type="float">
            <text:p>1.010273</text:p>
          </table:table-cell>
          <table:table-cell office:value-type="float" office:value="100.460454" calcext:value-type="float">
            <text:p>100.460454</text:p>
          </table:table-cell>
          <table:table-cell office:value-type="float" office:value="99.450182" calcext:value-type="float">
            <text:p>99.450182</text:p>
          </table:table-cell>
          <table:table-cell office:value-type="float" office:value="0.865124" calcext:value-type="float">
            <text:p>0.865124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0116" calcext:value-type="float">
            <text:p>12080116</text:p>
          </table:table-cell>
          <table:table-cell office:value-type="float" office:value="1980916" calcext:value-type="float">
            <text:p>1980916</text:p>
          </table:table-cell>
          <table:table-cell office:value-type="float" office:value="11483" calcext:value-type="float">
            <text:p>11483</text:p>
          </table:table-cell>
          <table:table-cell office:value-type="float" office:value="1883" calcext:value-type="float">
            <text:p>1883</text:p>
          </table:table-cell>
          <table:table-cell office:value-type="float" office:value="3.100905" calcext:value-type="float">
            <text:p>3.100905</text:p>
          </table:table-cell>
          <table:table-cell office:value-type="float" office:value="100.779134" calcext:value-type="float">
            <text:p>100.779134</text:p>
          </table:table-cell>
          <table:table-cell office:value-type="float" office:value="97.678229" calcext:value-type="float">
            <text:p>97.678229</text:p>
          </table:table-cell>
          <table:table-cell office:value-type="float" office:value="0.16224" calcext:value-type="float">
            <text:p>0.16224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352" calcext:value-type="float">
            <text:p>87352</text:p>
          </table:table-cell>
          <table:table-cell office:value-type="float" office:value="87192" calcext:value-type="float">
            <text:p>87192</text:p>
          </table:table-cell>
          <table:table-cell office:value-type="float" office:value="2162" calcext:value-type="float">
            <text:p>2162</text:p>
          </table:table-cell>
          <table:table-cell office:value-type="float" office:value="2158" calcext:value-type="float">
            <text:p>2158</text:p>
          </table:table-cell>
          <table:table-cell office:value-type="float" office:value="1.034533" calcext:value-type="float">
            <text:p>1.034533</text:p>
          </table:table-cell>
          <table:table-cell office:value-type="float" office:value="100.467378" calcext:value-type="float">
            <text:p>100.467378</text:p>
          </table:table-cell>
          <table:table-cell office:value-type="float" office:value="99.432846" calcext:value-type="float">
            <text:p>99.432846</text:p>
          </table:table-cell>
          <table:table-cell office:value-type="float" office:value="0.007015" calcext:value-type="float">
            <text:p>0.007015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18244" calcext:value-type="float">
            <text:p>1.018244</text:p>
          </table:table-cell>
          <table:table-cell office:value-type="float" office:value="100.474386" calcext:value-type="float">
            <text:p>100.474386</text:p>
          </table:table-cell>
          <table:table-cell office:value-type="float" office:value="99.456142" calcext:value-type="float">
            <text:p>99.456142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70" calcext:value-type="float">
            <text:p>57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.047666" calcext:value-type="float">
            <text:p>3.047666</text:p>
          </table:table-cell>
          <table:table-cell office:value-type="float" office:value="100.900477" calcext:value-type="float">
            <text:p>100.900477</text:p>
          </table:table-cell>
          <table:table-cell office:value-type="float" office:value="97.852811" calcext:value-type="float">
            <text:p>97.85281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72" calcext:value-type="float">
            <text:p>1027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4.806209" calcext:value-type="float">
            <text:p>4.806209</text:p>
          </table:table-cell>
          <table:table-cell office:value-type="float" office:value="99.90028" calcext:value-type="float">
            <text:p>99.90028</text:p>
          </table:table-cell>
          <table:table-cell office:value-type="float" office:value="95.09407" calcext:value-type="float">
            <text:p>95.09407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10271728" calcext:value-type="float">
            <text:p>10271728</text:p>
          </table:table-cell>
          <table:table-cell office:value-type="float" office:value="11583" calcext:value-type="float">
            <text:p>11583</text:p>
          </table:table-cell>
          <table:table-cell office:value-type="float" office:value="9764" calcext:value-type="float">
            <text:p>9764</text:p>
          </table:table-cell>
          <table:table-cell office:value-type="float" office:value="1.011302" calcext:value-type="float">
            <text:p>1.011302</text:p>
          </table:table-cell>
          <table:table-cell office:value-type="float" office:value="100.595143" calcext:value-type="float">
            <text:p>100.595143</text:p>
          </table:table-cell>
          <table:table-cell office:value-type="float" office:value="99.583841" calcext:value-type="float">
            <text:p>99.583841</text:p>
          </table:table-cell>
          <table:table-cell office:value-type="float" office:value="0.825172" calcext:value-type="float">
            <text:p>0.825172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4264" calcext:value-type="float">
            <text:p>12184264</text:p>
          </table:table-cell>
          <table:table-cell office:value-type="float" office:value="2021944" calcext:value-type="float">
            <text:p>2021944</text:p>
          </table:table-cell>
          <table:table-cell office:value-type="float" office:value="11582" calcext:value-type="float">
            <text:p>11582</text:p>
          </table:table-cell>
          <table:table-cell office:value-type="float" office:value="1922" calcext:value-type="float">
            <text:p>1922</text:p>
          </table:table-cell>
          <table:table-cell office:value-type="float" office:value="1.090938" calcext:value-type="float">
            <text:p>1.090938</text:p>
          </table:table-cell>
          <table:table-cell office:value-type="float" office:value="100.553653" calcext:value-type="float">
            <text:p>100.553653</text:p>
          </table:table-cell>
          <table:table-cell office:value-type="float" office:value="99.462715" calcext:value-type="float">
            <text:p>99.462715</text:p>
          </table:table-cell>
          <table:table-cell office:value-type="float" office:value="0.162629" calcext:value-type="float">
            <text:p>0.162629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504" calcext:value-type="float">
            <text:p>100504</text:p>
          </table:table-cell>
          <table:table-cell office:value-type="float" office:value="99416" calcext:value-type="float">
            <text:p>99416</text:p>
          </table:table-cell>
          <table:table-cell office:value-type="float" office:value="2490" calcext:value-type="float">
            <text:p>2490</text:p>
          </table:table-cell>
          <table:table-cell office:value-type="float" office:value="2463" calcext:value-type="float">
            <text:p>2463</text:p>
          </table:table-cell>
          <table:table-cell office:value-type="float" office:value="1.035312" calcext:value-type="float">
            <text:p>1.035312</text:p>
          </table:table-cell>
          <table:table-cell office:value-type="float" office:value="100.915928" calcext:value-type="float">
            <text:p>100.915928</text:p>
          </table:table-cell>
          <table:table-cell office:value-type="float" office:value="99.880616" calcext:value-type="float">
            <text:p>99.880616</text:p>
          </table:table-cell>
          <table:table-cell office:value-type="float" office:value="0.007963" calcext:value-type="float">
            <text:p>0.007963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1872" calcext:value-type="float">
            <text:p>187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.025947" calcext:value-type="float">
            <text:p>1.025947</text:p>
          </table:table-cell>
          <table:table-cell office:value-type="float" office:value="100.563946" calcext:value-type="float">
            <text:p>100.563946</text:p>
          </table:table-cell>
          <table:table-cell office:value-type="float" office:value="99.537999" calcext:value-type="float">
            <text:p>99.537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48" calcext:value-type="float">
            <text:p>1248</text:p>
          </table:table-cell>
          <table:table-cell office:value-type="float" office:value="978" calcext:value-type="float">
            <text:p>97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.054716" calcext:value-type="float">
            <text:p>1.054716</text:p>
          </table:table-cell>
          <table:table-cell office:value-type="float" office:value="100.61168" calcext:value-type="float">
            <text:p>100.61168</text:p>
          </table:table-cell>
          <table:table-cell office:value-type="float" office:value="99.556964" calcext:value-type="float">
            <text:p>99.556964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24" calcext:value-type="float">
            <text:p>10224</text:p>
          </table:table-cell>
          <table:table-cell office:value-type="float" office:value="10128" calcext:value-type="float">
            <text:p>10128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2.824642" calcext:value-type="float">
            <text:p>2.824642</text:p>
          </table:table-cell>
          <table:table-cell office:value-type="float" office:value="100.031309" calcext:value-type="float">
            <text:p>100.031309</text:p>
          </table:table-cell>
          <table:table-cell office:value-type="float" office:value="97.206667" calcext:value-type="float">
            <text:p>97.206667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9926672" calcext:value-type="float">
            <text:p>9926672</text:p>
          </table:table-cell>
          <table:table-cell office:value-type="float" office:value="11683" calcext:value-type="float">
            <text:p>11683</text:p>
          </table:table-cell>
          <table:table-cell office:value-type="float" office:value="9436" calcext:value-type="float">
            <text:p>9436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876911" calcext:value-type="float">
            <text:p>100.876911</text:p>
          </table:table-cell>
          <table:table-cell office:value-type="float" office:value="99.86363" calcext:value-type="float">
            <text:p>99.86363</text:p>
          </table:table-cell>
          <table:table-cell office:value-type="float" office:value="0.795218" calcext:value-type="float">
            <text:p>0.795218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88412" calcext:value-type="float">
            <text:p>12288412</text:p>
          </table:table-cell>
          <table:table-cell office:value-type="float" office:value="1967240" calcext:value-type="float">
            <text:p>1967240</text:p>
          </table:table-cell>
          <table:table-cell office:value-type="float" office:value="11681" calcext:value-type="float">
            <text:p>11681</text:p>
          </table:table-cell>
          <table:table-cell office:value-type="float" office:value="1870" calcext:value-type="float">
            <text:p>1870</text:p>
          </table:table-cell>
          <table:table-cell office:value-type="float" office:value="1.09809" calcext:value-type="float">
            <text:p>1.09809</text:p>
          </table:table-cell>
          <table:table-cell office:value-type="float" office:value="101.075643" calcext:value-type="float">
            <text:p>101.075643</text:p>
          </table:table-cell>
          <table:table-cell office:value-type="float" office:value="99.977553" calcext:value-type="float">
            <text:p>99.977553</text:p>
          </table:table-cell>
          <table:table-cell office:value-type="float" office:value="0.157415" calcext:value-type="float">
            <text:p>0.157415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6984" calcext:value-type="float">
            <text:p>46984</text:p>
          </table:table-cell>
          <table:table-cell office:value-type="float" office:value="46864" calcext:value-type="float">
            <text:p>46864</text:p>
          </table:table-cell>
          <table:table-cell office:value-type="float" office:value="1165" calcext:value-type="float">
            <text:p>1165</text:p>
          </table:table-cell>
          <table:table-cell office:value-type="float" office:value="1162" calcext:value-type="float">
            <text:p>1162</text:p>
          </table:table-cell>
          <table:table-cell office:value-type="float" office:value="1.045192" calcext:value-type="float">
            <text:p>1.045192</text:p>
          </table:table-cell>
          <table:table-cell office:value-type="float" office:value="104.022389" calcext:value-type="float">
            <text:p>104.022389</text:p>
          </table:table-cell>
          <table:table-cell office:value-type="float" office:value="102.977197" calcext:value-type="float">
            <text:p>102.977197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52" calcext:value-type="float">
            <text:p>23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.035886" calcext:value-type="float">
            <text:p>1.035886</text:p>
          </table:table-cell>
          <table:table-cell office:value-type="float" office:value="101.104522" calcext:value-type="float">
            <text:p>101.104522</text:p>
          </table:table-cell>
          <table:table-cell office:value-type="float" office:value="100.068636" calcext:value-type="float">
            <text:p>100.06863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428" calcext:value-type="float">
            <text:p>14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.063196" calcext:value-type="float">
            <text:p>1.063196</text:p>
          </table:table-cell>
          <table:table-cell office:value-type="float" office:value="101.103096" calcext:value-type="float">
            <text:p>101.103096</text:p>
          </table:table-cell>
          <table:table-cell office:value-type="float" office:value="100.0399" calcext:value-type="float">
            <text:p>100.039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10571548" calcext:value-type="float">
            <text:p>10571548</text:p>
          </table:table-cell>
          <table:table-cell office:value-type="float" office:value="11782" calcext:value-type="float">
            <text:p>11782</text:p>
          </table:table-cell>
          <table:table-cell office:value-type="float" office:value="10049" calcext:value-type="float">
            <text:p>10049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100.499506" calcext:value-type="float">
            <text:p>100.499506</text:p>
          </table:table-cell>
          <table:table-cell office:value-type="float" office:value="99.491264" calcext:value-type="float">
            <text:p>99.491264</text:p>
          </table:table-cell>
          <table:table-cell office:value-type="float" office:value="0.850048" calcext:value-type="float">
            <text:p>0.850048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2560" calcext:value-type="float">
            <text:p>12392560</text:p>
          </table:table-cell>
          <table:table-cell office:value-type="float" office:value="1874664" calcext:value-type="float">
            <text:p>1874664</text:p>
          </table:table-cell>
          <table:table-cell office:value-type="float" office:value="11780" calcext:value-type="float">
            <text:p>11780</text:p>
          </table:table-cell>
          <table:table-cell office:value-type="float" office:value="1782" calcext:value-type="float">
            <text:p>1782</text:p>
          </table:table-cell>
          <table:table-cell office:value-type="float" office:value="1.068019" calcext:value-type="float">
            <text:p>1.068019</text:p>
          </table:table-cell>
          <table:table-cell office:value-type="float" office:value="100.590282" calcext:value-type="float">
            <text:p>100.590282</text:p>
          </table:table-cell>
          <table:table-cell office:value-type="float" office:value="99.522263" calcext:value-type="float">
            <text:p>99.522263</text:p>
          </table:table-cell>
          <table:table-cell office:value-type="float" office:value="0.150693" calcext:value-type="float">
            <text:p>0.150693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424" calcext:value-type="float">
            <text:p>94424</text:p>
          </table:table-cell>
          <table:table-cell office:value-type="float" office:value="93608" calcext:value-type="float">
            <text:p>93608</text:p>
          </table:table-cell>
          <table:table-cell office:value-type="float" office:value="2339" calcext:value-type="float">
            <text:p>2339</text:p>
          </table:table-cell>
          <table:table-cell office:value-type="float" office:value="2319" calcext:value-type="float">
            <text:p>2319</text:p>
          </table:table-cell>
          <table:table-cell office:value-type="float" office:value="1.025719" calcext:value-type="float">
            <text:p>1.025719</text:p>
          </table:table-cell>
          <table:table-cell office:value-type="float" office:value="100.734323" calcext:value-type="float">
            <text:p>100.734323</text:p>
          </table:table-cell>
          <table:table-cell office:value-type="float" office:value="99.708605" calcext:value-type="float">
            <text:p>99.708605</text:p>
          </table:table-cell>
          <table:table-cell office:value-type="float" office:value="0.007511" calcext:value-type="float">
            <text:p>0.007511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776" calcext:value-type="float">
            <text:p>177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.016433" calcext:value-type="float">
            <text:p>1.016433</text:p>
          </table:table-cell>
          <table:table-cell office:value-type="float" office:value="100.759965" calcext:value-type="float">
            <text:p>100.759965</text:p>
          </table:table-cell>
          <table:table-cell office:value-type="float" office:value="99.743533" calcext:value-type="float">
            <text:p>99.74353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.03774" calcext:value-type="float">
            <text:p>1.03774</text:p>
          </table:table-cell>
          <table:table-cell office:value-type="float" office:value="73.611434" calcext:value-type="float">
            <text:p>73.611434</text:p>
          </table:table-cell>
          <table:table-cell office:value-type="float" office:value="72.573694" calcext:value-type="float">
            <text:p>72.573694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74" calcext:value-type="float">
            <text:p>9774</text:p>
          </table:table-cell>
          <table:table-cell office:value-type="float" office:value="9726" calcext:value-type="float">
            <text:p>9726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3.024952" calcext:value-type="float">
            <text:p>3.024952</text:p>
          </table:table-cell>
          <table:table-cell office:value-type="float" office:value="100.761339" calcext:value-type="float">
            <text:p>100.761339</text:p>
          </table:table-cell>
          <table:table-cell office:value-type="float" office:value="97.736387" calcext:value-type="float">
            <text:p>97.736387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10329588" calcext:value-type="float">
            <text:p>10329588</text:p>
          </table:table-cell>
          <table:table-cell office:value-type="float" office:value="11881" calcext:value-type="float">
            <text:p>11881</text:p>
          </table:table-cell>
          <table:table-cell office:value-type="float" office:value="9819" calcext:value-type="float">
            <text:p>9819</text:p>
          </table:table-cell>
          <table:table-cell office:value-type="float" office:value="1.019551" calcext:value-type="float">
            <text:p>1.019551</text:p>
          </table:table-cell>
          <table:table-cell office:value-type="float" office:value="100.548528" calcext:value-type="float">
            <text:p>100.548528</text:p>
          </table:table-cell>
          <table:table-cell office:value-type="float" office:value="99.528976" calcext:value-type="float">
            <text:p>99.528976</text:p>
          </table:table-cell>
          <table:table-cell office:value-type="float" office:value="0.830278" calcext:value-type="float">
            <text:p>0.830278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6708" calcext:value-type="float">
            <text:p>12496708</text:p>
          </table:table-cell>
          <table:table-cell office:value-type="float" office:value="1960928" calcext:value-type="float">
            <text:p>1960928</text:p>
          </table:table-cell>
          <table:table-cell office:value-type="float" office:value="11879" calcext:value-type="float">
            <text:p>11879</text:p>
          </table:table-cell>
          <table:table-cell office:value-type="float" office:value="1864" calcext:value-type="float">
            <text:p>1864</text:p>
          </table:table-cell>
          <table:table-cell office:value-type="float" office:value="1.318704" calcext:value-type="float">
            <text:p>1.318704</text:p>
          </table:table-cell>
          <table:table-cell office:value-type="float" office:value="101.053075" calcext:value-type="float">
            <text:p>101.053075</text:p>
          </table:table-cell>
          <table:table-cell office:value-type="float" office:value="99.734371" calcext:value-type="float">
            <text:p>99.734371</text:p>
          </table:table-cell>
          <table:table-cell office:value-type="float" office:value="0.157292" calcext:value-type="float">
            <text:p>0.15729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544" calcext:value-type="float">
            <text:p>95544</text:p>
          </table:table-cell>
          <table:table-cell office:value-type="float" office:value="94376" calcext:value-type="float">
            <text:p>94376</text:p>
          </table:table-cell>
          <table:table-cell office:value-type="float" office:value="2366" calcext:value-type="float">
            <text:p>2366</text:p>
          </table:table-cell>
          <table:table-cell office:value-type="float" office:value="2337" calcext:value-type="float">
            <text:p>2337</text:p>
          </table:table-cell>
          <table:table-cell office:value-type="float" office:value="1.267886" calcext:value-type="float">
            <text:p>1.267886</text:p>
          </table:table-cell>
          <table:table-cell office:value-type="float" office:value="100.557102" calcext:value-type="float">
            <text:p>100.557102</text:p>
          </table:table-cell>
          <table:table-cell office:value-type="float" office:value="99.289216" calcext:value-type="float">
            <text:p>99.289216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8" calcext:value-type="float">
            <text:p>2448</text:p>
          </table:table-cell>
          <table:table-cell office:value-type="float" office:value="2400" calcext:value-type="float">
            <text:p>240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.25764" calcext:value-type="float">
            <text:p>1.25764</text:p>
          </table:table-cell>
          <table:table-cell office:value-type="float" office:value="91.385456" calcext:value-type="float">
            <text:p>91.385456</text:p>
          </table:table-cell>
          <table:table-cell office:value-type="float" office:value="90.127816" calcext:value-type="float">
            <text:p>90.127816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30" calcext:value-type="float">
            <text:p>1530</text:p>
          </table:table-cell>
          <table:table-cell office:value-type="float" office:value="1020" calcext:value-type="float">
            <text:p>1020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.28589" calcext:value-type="float">
            <text:p>1.28589</text:p>
          </table:table-cell>
          <table:table-cell office:value-type="float" office:value="89.485098" calcext:value-type="float">
            <text:p>89.485098</text:p>
          </table:table-cell>
          <table:table-cell office:value-type="float" office:value="88.199208" calcext:value-type="float">
            <text:p>88.199208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744" calcext:value-type="float">
            <text:p>9744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3.824285" calcext:value-type="float">
            <text:p>3.824285</text:p>
          </table:table-cell>
          <table:table-cell office:value-type="float" office:value="100.111559" calcext:value-type="float">
            <text:p>100.111559</text:p>
          </table:table-cell>
          <table:table-cell office:value-type="float" office:value="96.287275" calcext:value-type="float">
            <text:p>96.28727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10329588" calcext:value-type="float">
            <text:p>10329588</text:p>
          </table:table-cell>
          <table:table-cell office:value-type="float" office:value="11979" calcext:value-type="float">
            <text:p>11979</text:p>
          </table:table-cell>
          <table:table-cell office:value-type="float" office:value="9819" calcext:value-type="float">
            <text:p>9819</text:p>
          </table:table-cell>
          <table:table-cell office:value-type="float" office:value="1.020504" calcext:value-type="float">
            <text:p>1.020504</text:p>
          </table:table-cell>
          <table:table-cell office:value-type="float" office:value="100.491979" calcext:value-type="float">
            <text:p>100.491979</text:p>
          </table:table-cell>
          <table:table-cell office:value-type="float" office:value="99.471475" calcext:value-type="float">
            <text:p>99.471475</text:p>
          </table:table-cell>
          <table:table-cell office:value-type="float" office:value="0.830758" calcext:value-type="float">
            <text:p>0.830758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0856" calcext:value-type="float">
            <text:p>12600856</text:p>
          </table:table-cell>
          <table:table-cell office:value-type="float" office:value="2041932" calcext:value-type="float">
            <text:p>2041932</text:p>
          </table:table-cell>
          <table:table-cell office:value-type="float" office:value="11978" calcext:value-type="float">
            <text:p>11978</text:p>
          </table:table-cell>
          <table:table-cell office:value-type="float" office:value="1941" calcext:value-type="float">
            <text:p>1941</text:p>
          </table:table-cell>
          <table:table-cell office:value-type="float" office:value="1.100174" calcext:value-type="float">
            <text:p>1.100174</text:p>
          </table:table-cell>
          <table:table-cell office:value-type="float" office:value="100.582781" calcext:value-type="float">
            <text:p>100.582781</text:p>
          </table:table-cell>
          <table:table-cell office:value-type="float" office:value="99.482607" calcext:value-type="float">
            <text:p>99.482607</text:p>
          </table:table-cell>
          <table:table-cell office:value-type="float" office:value="0.164204" calcext:value-type="float">
            <text:p>0.164204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944" calcext:value-type="float">
            <text:p>97944</text:p>
          </table:table-cell>
          <table:table-cell office:value-type="float" office:value="97176" calcext:value-type="float">
            <text:p>97176</text:p>
          </table:table-cell>
          <table:table-cell office:value-type="float" office:value="2426" calcext:value-type="float">
            <text:p>2426</text:p>
          </table:table-cell>
          <table:table-cell office:value-type="float" office:value="2407" calcext:value-type="float">
            <text:p>2407</text:p>
          </table:table-cell>
          <table:table-cell office:value-type="float" office:value="1.048285" calcext:value-type="float">
            <text:p>1.048285</text:p>
          </table:table-cell>
          <table:table-cell office:value-type="float" office:value="100.706164" calcext:value-type="float">
            <text:p>100.706164</text:p>
          </table:table-cell>
          <table:table-cell office:value-type="float" office:value="99.657879" calcext:value-type="float">
            <text:p>99.657879</text:p>
          </table:table-cell>
          <table:table-cell office:value-type="float" office:value="0.007801" calcext:value-type="float">
            <text:p>0.007801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8" calcext:value-type="float">
            <text:p>2528</text:p>
          </table:table-cell>
          <table:table-cell office:value-type="float" office:value="2480" calcext:value-type="float">
            <text:p>248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.027773" calcext:value-type="float">
            <text:p>1.027773</text:p>
          </table:table-cell>
          <table:table-cell office:value-type="float" office:value="100.704657" calcext:value-type="float">
            <text:p>100.704657</text:p>
          </table:table-cell>
          <table:table-cell office:value-type="float" office:value="99.676884" calcext:value-type="float">
            <text:p>99.67688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6" calcext:value-type="float">
            <text:p>1566</text:p>
          </table:table-cell>
          <table:table-cell office:value-type="float" office:value="1146" calcext:value-type="float">
            <text:p>114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.078305" calcext:value-type="float">
            <text:p>1.078305</text:p>
          </table:table-cell>
          <table:table-cell office:value-type="float" office:value="99.101671" calcext:value-type="float">
            <text:p>99.101671</text:p>
          </table:table-cell>
          <table:table-cell office:value-type="float" office:value="98.023366" calcext:value-type="float">
            <text:p>98.023366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70" calcext:value-type="float">
            <text:p>987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3.127601" calcext:value-type="float">
            <text:p>3.127601</text:p>
          </table:table-cell>
          <table:table-cell office:value-type="float" office:value="100.707658" calcext:value-type="float">
            <text:p>100.707658</text:p>
          </table:table-cell>
          <table:table-cell office:value-type="float" office:value="97.580057" calcext:value-type="float">
            <text:p>97.580057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10013988" calcext:value-type="float">
            <text:p>10013988</text:p>
          </table:table-cell>
          <table:table-cell office:value-type="float" office:value="12079" calcext:value-type="float">
            <text:p>12079</text:p>
          </table:table-cell>
          <table:table-cell office:value-type="float" office:value="9519" calcext:value-type="float">
            <text:p>9519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100.317988" calcext:value-type="float">
            <text:p>100.317988</text:p>
          </table:table-cell>
          <table:table-cell office:value-type="float" office:value="99.305775" calcext:value-type="float">
            <text:p>99.305775</text:p>
          </table:table-cell>
          <table:table-cell office:value-type="float" office:value="0.806719" calcext:value-type="float">
            <text:p>0.806719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5004" calcext:value-type="float">
            <text:p>12705004</text:p>
          </table:table-cell>
          <table:table-cell office:value-type="float" office:value="2024048" calcext:value-type="float">
            <text:p>2024048</text:p>
          </table:table-cell>
          <table:table-cell office:value-type="float" office:value="12077" calcext:value-type="float">
            <text:p>12077</text:p>
          </table:table-cell>
          <table:table-cell office:value-type="float" office:value="1924" calcext:value-type="float">
            <text:p>1924</text:p>
          </table:table-cell>
          <table:table-cell office:value-type="float" office:value="1.096079" calcext:value-type="float">
            <text:p>1.096079</text:p>
          </table:table-cell>
          <table:table-cell office:value-type="float" office:value="100.904468" calcext:value-type="float">
            <text:p>100.904468</text:p>
          </table:table-cell>
          <table:table-cell office:value-type="float" office:value="99.808389" calcext:value-type="float">
            <text:p>99.808389</text:p>
          </table:table-cell>
          <table:table-cell office:value-type="float" office:value="0.162235" calcext:value-type="float">
            <text:p>0.162235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192" calcext:value-type="float">
            <text:p>93192</text:p>
          </table:table-cell>
          <table:table-cell office:value-type="float" office:value="91192" calcext:value-type="float">
            <text:p>91192</text:p>
          </table:table-cell>
          <table:table-cell office:value-type="float" office:value="2306" calcext:value-type="float">
            <text:p>2306</text:p>
          </table:table-cell>
          <table:table-cell office:value-type="float" office:value="2257" calcext:value-type="float">
            <text:p>2257</text:p>
          </table:table-cell>
          <table:table-cell office:value-type="float" office:value="1.044271" calcext:value-type="float">
            <text:p>1.044271</text:p>
          </table:table-cell>
          <table:table-cell office:value-type="float" office:value="100.394371" calcext:value-type="float">
            <text:p>100.394371</text:p>
          </table:table-cell>
          <table:table-cell office:value-type="float" office:value="99.3501" calcext:value-type="float">
            <text:p>99.3501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8" calcext:value-type="float">
            <text:p>3528</text:p>
          </table:table-cell>
          <table:table-cell office:value-type="float" office:value="3288" calcext:value-type="float">
            <text:p>3288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.034785" calcext:value-type="float">
            <text:p>1.034785</text:p>
          </table:table-cell>
          <table:table-cell office:value-type="float" office:value="100.396018" calcext:value-type="float">
            <text:p>100.396018</text:p>
          </table:table-cell>
          <table:table-cell office:value-type="float" office:value="99.361232" calcext:value-type="float">
            <text:p>99.361232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50" calcext:value-type="float">
            <text:p>2250</text:p>
          </table:table-cell>
          <table:table-cell office:value-type="float" office:value="1770" calcext:value-type="float">
            <text:p>177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.063305" calcext:value-type="float">
            <text:p>1.063305</text:p>
          </table:table-cell>
          <table:table-cell office:value-type="float" office:value="100.406412" calcext:value-type="float">
            <text:p>100.406412</text:p>
          </table:table-cell>
          <table:table-cell office:value-type="float" office:value="99.343106" calcext:value-type="float">
            <text:p>99.34310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92" calcext:value-type="float">
            <text:p>9792</text:p>
          </table:table-cell>
          <table:table-cell office:value-type="float" office:value="9552" calcext:value-type="float">
            <text:p>9552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3.528259" calcext:value-type="float">
            <text:p>3.528259</text:p>
          </table:table-cell>
          <table:table-cell office:value-type="float" office:value="99.583169" calcext:value-type="float">
            <text:p>99.583169</text:p>
          </table:table-cell>
          <table:table-cell office:value-type="float" office:value="96.054911" calcext:value-type="float">
            <text:p>96.054911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9758352" calcext:value-type="float">
            <text:p>9758352</text:p>
          </table:table-cell>
          <table:table-cell office:value-type="float" office:value="12178" calcext:value-type="float">
            <text:p>12178</text:p>
          </table:table-cell>
          <table:table-cell office:value-type="float" office:value="9276" calcext:value-type="float">
            <text:p>9276</text:p>
          </table:table-cell>
          <table:table-cell office:value-type="float" office:value="1.018382" calcext:value-type="float">
            <text:p>1.018382</text:p>
          </table:table-cell>
          <table:table-cell office:value-type="float" office:value="101.109254" calcext:value-type="float">
            <text:p>101.109254</text:p>
          </table:table-cell>
          <table:table-cell office:value-type="float" office:value="100.090872" calcext:value-type="float">
            <text:p>100.090872</text:p>
          </table:table-cell>
          <table:table-cell office:value-type="float" office:value="0.779959" calcext:value-type="float">
            <text:p>0.779959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09152" calcext:value-type="float">
            <text:p>12809152</text:p>
          </table:table-cell>
          <table:table-cell office:value-type="float" office:value="1608508" calcext:value-type="float">
            <text:p>1608508</text:p>
          </table:table-cell>
          <table:table-cell office:value-type="float" office:value="12176" calcext:value-type="float">
            <text:p>12176</text:p>
          </table:table-cell>
          <table:table-cell office:value-type="float" office:value="1529" calcext:value-type="float">
            <text:p>1529</text:p>
          </table:table-cell>
          <table:table-cell office:value-type="float" office:value="1.307665" calcext:value-type="float">
            <text:p>1.307665</text:p>
          </table:table-cell>
          <table:table-cell office:value-type="float" office:value="100.697273" calcext:value-type="float">
            <text:p>100.697273</text:p>
          </table:table-cell>
          <table:table-cell office:value-type="float" office:value="99.389607" calcext:value-type="float">
            <text:p>99.389607</text:p>
          </table:table-cell>
          <table:table-cell office:value-type="float" office:value="0.129471" calcext:value-type="float">
            <text:p>0.129471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856" calcext:value-type="float">
            <text:p>57856</text:p>
          </table:table-cell>
          <table:table-cell office:value-type="float" office:value="57296" calcext:value-type="float">
            <text:p>57296</text:p>
          </table:table-cell>
          <table:table-cell office:value-type="float" office:value="1436" calcext:value-type="float">
            <text:p>1436</text:p>
          </table:table-cell>
          <table:table-cell office:value-type="float" office:value="1422" calcext:value-type="float">
            <text:p>1422</text:p>
          </table:table-cell>
          <table:table-cell office:value-type="float" office:value="1.26151" calcext:value-type="float">
            <text:p>1.26151</text:p>
          </table:table-cell>
          <table:table-cell office:value-type="float" office:value="100.165586" calcext:value-type="float">
            <text:p>100.165586</text:p>
          </table:table-cell>
          <table:table-cell office:value-type="float" office:value="98.904076" calcext:value-type="float">
            <text:p>98.904076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40" calcext:value-type="float">
            <text:p>244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.252064" calcext:value-type="float">
            <text:p>1.252064</text:p>
          </table:table-cell>
          <table:table-cell office:value-type="float" office:value="100.168466" calcext:value-type="float">
            <text:p>100.168466</text:p>
          </table:table-cell>
          <table:table-cell office:value-type="float" office:value="98.916402" calcext:value-type="float">
            <text:p>98.91640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00" calcext:value-type="float">
            <text:p>15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.279974" calcext:value-type="float">
            <text:p>1.279974</text:p>
          </table:table-cell>
          <table:table-cell office:value-type="float" office:value="100.167" calcext:value-type="float">
            <text:p>100.167</text:p>
          </table:table-cell>
          <table:table-cell office:value-type="float" office:value="98.887026" calcext:value-type="float">
            <text:p>98.88702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528" calcext:value-type="float">
            <text:p>6528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10085524" calcext:value-type="float">
            <text:p>10085524</text:p>
          </table:table-cell>
          <table:table-cell office:value-type="float" office:value="12277" calcext:value-type="float">
            <text:p>12277</text:p>
          </table:table-cell>
          <table:table-cell office:value-type="float" office:value="9587" calcext:value-type="float">
            <text:p>9587</text:p>
          </table:table-cell>
          <table:table-cell office:value-type="float" office:value="1.008222" calcext:value-type="float">
            <text:p>1.008222</text:p>
          </table:table-cell>
          <table:table-cell office:value-type="float" office:value="100.502417" calcext:value-type="float">
            <text:p>100.502417</text:p>
          </table:table-cell>
          <table:table-cell office:value-type="float" office:value="99.494195" calcext:value-type="float">
            <text:p>99.494195</text:p>
          </table:table-cell>
          <table:table-cell office:value-type="float" office:value="0.810944" calcext:value-type="float">
            <text:p>0.81094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3300" calcext:value-type="float">
            <text:p>12913300</text:p>
          </table:table-cell>
          <table:table-cell office:value-type="float" office:value="2080856" calcext:value-type="float">
            <text:p>2080856</text:p>
          </table:table-cell>
          <table:table-cell office:value-type="float" office:value="12275" calcext:value-type="float">
            <text:p>12275</text:p>
          </table:table-cell>
          <table:table-cell office:value-type="float" office:value="1978" calcext:value-type="float">
            <text:p>1978</text:p>
          </table:table-cell>
          <table:table-cell office:value-type="float" office:value="1.098686" calcext:value-type="float">
            <text:p>1.098686</text:p>
          </table:table-cell>
          <table:table-cell office:value-type="float" office:value="100.612628" calcext:value-type="float">
            <text:p>100.612628</text:p>
          </table:table-cell>
          <table:table-cell office:value-type="float" office:value="99.513942" calcext:value-type="float">
            <text:p>99.513942</text:p>
          </table:table-cell>
          <table:table-cell office:value-type="float" office:value="0.167282" calcext:value-type="float">
            <text:p>0.167282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392" calcext:value-type="float">
            <text:p>93392</text:p>
          </table:table-cell>
          <table:table-cell office:value-type="float" office:value="91392" calcext:value-type="float">
            <text:p>91392</text:p>
          </table:table-cell>
          <table:table-cell office:value-type="float" office:value="2310" calcext:value-type="float">
            <text:p>2310</text:p>
          </table:table-cell>
          <table:table-cell office:value-type="float" office:value="2261" calcext:value-type="float">
            <text:p>2261</text:p>
          </table:table-cell>
          <table:table-cell office:value-type="float" office:value="1.032792" calcext:value-type="float">
            <text:p>1.032792</text:p>
          </table:table-cell>
          <table:table-cell office:value-type="float" office:value="100.782225" calcext:value-type="float">
            <text:p>100.782225</text:p>
          </table:table-cell>
          <table:table-cell office:value-type="float" office:value="99.749433" calcext:value-type="float">
            <text:p>99.749433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80" calcext:value-type="float">
            <text:p>3880</text:p>
          </table:table-cell>
          <table:table-cell office:value-type="float" office:value="3832" calcext:value-type="float">
            <text:p>383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.023766" calcext:value-type="float">
            <text:p>1.023766</text:p>
          </table:table-cell>
          <table:table-cell office:value-type="float" office:value="100.35912" calcext:value-type="float">
            <text:p>100.35912</text:p>
          </table:table-cell>
          <table:table-cell office:value-type="float" office:value="99.335354" calcext:value-type="float">
            <text:p>99.335354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8" calcext:value-type="float">
            <text:p>2298</text:p>
          </table:table-cell>
          <table:table-cell office:value-type="float" office:value="1728" calcext:value-type="float">
            <text:p>1728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.044833" calcext:value-type="float">
            <text:p>1.044833</text:p>
          </table:table-cell>
          <table:table-cell office:value-type="float" office:value="100.780751" calcext:value-type="float">
            <text:p>100.780751</text:p>
          </table:table-cell>
          <table:table-cell office:value-type="float" office:value="99.735918" calcext:value-type="float">
            <text:p>99.73591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20" calcext:value-type="float">
            <text:p>9120</text:p>
          </table:table-cell>
          <table:table-cell office:value-type="float" office:value="8976" calcext:value-type="float">
            <text:p>8976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3.596158" calcext:value-type="float">
            <text:p>3.596158</text:p>
          </table:table-cell>
          <table:table-cell office:value-type="float" office:value="99.925345" calcext:value-type="float">
            <text:p>99.925345</text:p>
          </table:table-cell>
          <table:table-cell office:value-type="float" office:value="96.329187" calcext:value-type="float">
            <text:p>96.329187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10374824" calcext:value-type="float">
            <text:p>10374824</text:p>
          </table:table-cell>
          <table:table-cell office:value-type="float" office:value="12375" calcext:value-type="float">
            <text:p>12375</text:p>
          </table:table-cell>
          <table:table-cell office:value-type="float" office:value="9862" calcext:value-type="float">
            <text:p>9862</text:p>
          </table:table-cell>
          <table:table-cell office:value-type="float" office:value="1.010353" calcext:value-type="float">
            <text:p>1.010353</text:p>
          </table:table-cell>
          <table:table-cell office:value-type="float" office:value="100.562656" calcext:value-type="float">
            <text:p>100.562656</text:p>
          </table:table-cell>
          <table:table-cell office:value-type="float" office:value="99.552303" calcext:value-type="float">
            <text:p>99.552303</text:p>
          </table:table-cell>
          <table:table-cell office:value-type="float" office:value="0.833718" calcext:value-type="float">
            <text:p>0.833718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7448" calcext:value-type="float">
            <text:p>13017448</text:p>
          </table:table-cell>
          <table:table-cell office:value-type="float" office:value="1841000" calcext:value-type="float">
            <text:p>1841000</text:p>
          </table:table-cell>
          <table:table-cell office:value-type="float" office:value="12374" calcext:value-type="float">
            <text:p>12374</text:p>
          </table:table-cell>
          <table:table-cell office:value-type="float" office:value="1750" calcext:value-type="float">
            <text:p>1750</text:p>
          </table:table-cell>
          <table:table-cell office:value-type="float" office:value="1.083574" calcext:value-type="float">
            <text:p>1.083574</text:p>
          </table:table-cell>
          <table:table-cell office:value-type="float" office:value="101.009203" calcext:value-type="float">
            <text:p>101.009203</text:p>
          </table:table-cell>
          <table:table-cell office:value-type="float" office:value="99.925629" calcext:value-type="float">
            <text:p>99.925629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632" calcext:value-type="float">
            <text:p>98632</text:p>
          </table:table-cell>
          <table:table-cell office:value-type="float" office:value="96640" calcext:value-type="float">
            <text:p>96640</text:p>
          </table:table-cell>
          <table:table-cell office:value-type="float" office:value="2443" calcext:value-type="float">
            <text:p>2443</text:p>
          </table:table-cell>
          <table:table-cell office:value-type="float" office:value="2394" calcext:value-type="float">
            <text:p>2394</text:p>
          </table:table-cell>
          <table:table-cell office:value-type="float" office:value="1.039403" calcext:value-type="float">
            <text:p>1.039403</text:p>
          </table:table-cell>
          <table:table-cell office:value-type="float" office:value="100.596412" calcext:value-type="float">
            <text:p>100.596412</text:p>
          </table:table-cell>
          <table:table-cell office:value-type="float" office:value="99.557009" calcext:value-type="float">
            <text:p>99.557009</text:p>
          </table:table-cell>
          <table:table-cell office:value-type="float" office:value="0.007766" calcext:value-type="float">
            <text:p>0.007766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76" calcext:value-type="float">
            <text:p>2776</text:p>
          </table:table-cell>
          <table:table-cell office:value-type="float" office:value="2584" calcext:value-type="float">
            <text:p>258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.024375" calcext:value-type="float">
            <text:p>1.024375</text:p>
          </table:table-cell>
          <table:table-cell office:value-type="float" office:value="100.6034" calcext:value-type="float">
            <text:p>100.6034</text:p>
          </table:table-cell>
          <table:table-cell office:value-type="float" office:value="99.579025" calcext:value-type="float">
            <text:p>99.57902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6" calcext:value-type="float">
            <text:p>1716</text:p>
          </table:table-cell>
          <table:table-cell office:value-type="float" office:value="1206" calcext:value-type="float">
            <text:p>1206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.052975" calcext:value-type="float">
            <text:p>1.052975</text:p>
          </table:table-cell>
          <table:table-cell office:value-type="float" office:value="101.003761" calcext:value-type="float">
            <text:p>101.003761</text:p>
          </table:table-cell>
          <table:table-cell office:value-type="float" office:value="99.950786" calcext:value-type="float">
            <text:p>99.950786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12" calcext:value-type="float">
            <text:p>9312</text:p>
          </table:table-cell>
          <table:table-cell office:value-type="float" office:value="9168" calcext:value-type="float">
            <text:p>9168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2.994683" calcext:value-type="float">
            <text:p>2.994683</text:p>
          </table:table-cell>
          <table:table-cell office:value-type="float" office:value="100.271321" calcext:value-type="float">
            <text:p>100.271321</text:p>
          </table:table-cell>
          <table:table-cell office:value-type="float" office:value="97.276637" calcext:value-type="float">
            <text:p>97.276637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9997156" calcext:value-type="float">
            <text:p>9997156</text:p>
          </table:table-cell>
          <table:table-cell office:value-type="float" office:value="12474" calcext:value-type="float">
            <text:p>12474</text:p>
          </table:table-cell>
          <table:table-cell office:value-type="float" office:value="9503" calcext:value-type="float">
            <text:p>9503</text:p>
          </table:table-cell>
          <table:table-cell office:value-type="float" office:value="1.010422" calcext:value-type="float">
            <text:p>1.010422</text:p>
          </table:table-cell>
          <table:table-cell office:value-type="float" office:value="100.847211" calcext:value-type="float">
            <text:p>100.847211</text:p>
          </table:table-cell>
          <table:table-cell office:value-type="float" office:value="99.836789" calcext:value-type="float">
            <text:p>99.836789</text:p>
          </table:table-cell>
          <table:table-cell office:value-type="float" office:value="0.80108" calcext:value-type="float">
            <text:p>0.80108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1596" calcext:value-type="float">
            <text:p>13121596</text:p>
          </table:table-cell>
          <table:table-cell office:value-type="float" office:value="2038776" calcext:value-type="float">
            <text:p>2038776</text:p>
          </table:table-cell>
          <table:table-cell office:value-type="float" office:value="12473" calcext:value-type="float">
            <text:p>12473</text:p>
          </table:table-cell>
          <table:table-cell office:value-type="float" office:value="1938" calcext:value-type="float">
            <text:p>1938</text:p>
          </table:table-cell>
          <table:table-cell office:value-type="float" office:value="1.077593" calcext:value-type="float">
            <text:p>1.077593</text:p>
          </table:table-cell>
          <table:table-cell office:value-type="float" office:value="100.137789" calcext:value-type="float">
            <text:p>100.137789</text:p>
          </table:table-cell>
          <table:table-cell office:value-type="float" office:value="99.060196" calcext:value-type="float">
            <text:p>99.060196</text:p>
          </table:table-cell>
          <table:table-cell office:value-type="float" office:value="0.164649" calcext:value-type="float">
            <text:p>0.164649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128" calcext:value-type="float">
            <text:p>103128</text:p>
          </table:table-cell>
          <table:table-cell office:value-type="float" office:value="101192" calcext:value-type="float">
            <text:p>101192</text:p>
          </table:table-cell>
          <table:table-cell office:value-type="float" office:value="2553" calcext:value-type="float">
            <text:p>2553</text:p>
          </table:table-cell>
          <table:table-cell office:value-type="float" office:value="2506" calcext:value-type="float">
            <text:p>2506</text:p>
          </table:table-cell>
          <table:table-cell office:value-type="float" office:value="1.032962" calcext:value-type="float">
            <text:p>1.032962</text:p>
          </table:table-cell>
          <table:table-cell office:value-type="float" office:value="100.512317" calcext:value-type="float">
            <text:p>100.512317</text:p>
          </table:table-cell>
          <table:table-cell office:value-type="float" office:value="99.479355" calcext:value-type="float">
            <text:p>99.479355</text:p>
          </table:table-cell>
          <table:table-cell office:value-type="float" office:value="0.008138" calcext:value-type="float">
            <text:p>0.008138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3408" calcext:value-type="float">
            <text:p>340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1.023716" calcext:value-type="float">
            <text:p>1.023716</text:p>
          </table:table-cell>
          <table:table-cell office:value-type="float" office:value="99.912932" calcext:value-type="float">
            <text:p>99.912932</text:p>
          </table:table-cell>
          <table:table-cell office:value-type="float" office:value="98.889216" calcext:value-type="float">
            <text:p>98.889216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34" calcext:value-type="float">
            <text:p>2334</text:p>
          </table:table-cell>
          <table:table-cell office:value-type="float" office:value="1674" calcext:value-type="float">
            <text:p>1674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1.051206" calcext:value-type="float">
            <text:p>1.051206</text:p>
          </table:table-cell>
          <table:table-cell office:value-type="float" office:value="100.405146" calcext:value-type="float">
            <text:p>100.405146</text:p>
          </table:table-cell>
          <table:table-cell office:value-type="float" office:value="99.35394" calcext:value-type="float">
            <text:p>99.3539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10080" calcext:value-type="float">
            <text:p>10080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.792577" calcext:value-type="float">
            <text:p>2.792577</text:p>
          </table:table-cell>
          <table:table-cell office:value-type="float" office:value="100.55309" calcext:value-type="float">
            <text:p>100.55309</text:p>
          </table:table-cell>
          <table:table-cell office:value-type="float" office:value="97.760513" calcext:value-type="float">
            <text:p>97.760513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9884592" calcext:value-type="float">
            <text:p>9884592</text:p>
          </table:table-cell>
          <table:table-cell office:value-type="float" office:value="12573" calcext:value-type="float">
            <text:p>12573</text:p>
          </table:table-cell>
          <table:table-cell office:value-type="float" office:value="9396" calcext:value-type="float">
            <text:p>9396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534825" calcext:value-type="float">
            <text:p>100.534825</text:p>
          </table:table-cell>
          <table:table-cell office:value-type="float" office:value="99.524603" calcext:value-type="float">
            <text:p>99.524603</text:p>
          </table:table-cell>
          <table:table-cell office:value-type="float" office:value="0.794545" calcext:value-type="float">
            <text:p>0.794545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5744" calcext:value-type="float">
            <text:p>13225744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2572" calcext:value-type="float">
            <text:p>12572</text:p>
          </table:table-cell>
          <table:table-cell office:value-type="float" office:value="1976" calcext:value-type="float">
            <text:p>1976</text:p>
          </table:table-cell>
          <table:table-cell office:value-type="float" office:value="1.119017" calcext:value-type="float">
            <text:p>1.119017</text:p>
          </table:table-cell>
          <table:table-cell office:value-type="float" office:value="101.067836" calcext:value-type="float">
            <text:p>101.067836</text:p>
          </table:table-cell>
          <table:table-cell office:value-type="float" office:value="99.948819" calcext:value-type="float">
            <text:p>99.948819</text:p>
          </table:table-cell>
          <table:table-cell office:value-type="float" office:value="0.166385" calcext:value-type="float">
            <text:p>0.166385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624" calcext:value-type="float">
            <text:p>103624</text:p>
          </table:table-cell>
          <table:table-cell office:value-type="float" office:value="101888" calcext:value-type="float">
            <text:p>101888</text:p>
          </table:table-cell>
          <table:table-cell office:value-type="float" office:value="2567" calcext:value-type="float">
            <text:p>2567</text:p>
          </table:table-cell>
          <table:table-cell office:value-type="float" office:value="2525" calcext:value-type="float">
            <text:p>2525</text:p>
          </table:table-cell>
          <table:table-cell office:value-type="float" office:value="1.038984" calcext:value-type="float">
            <text:p>1.038984</text:p>
          </table:table-cell>
          <table:table-cell office:value-type="float" office:value="100.724905" calcext:value-type="float">
            <text:p>100.724905</text:p>
          </table:table-cell>
          <table:table-cell office:value-type="float" office:value="99.685921" calcext:value-type="float">
            <text:p>99.685921</text:p>
          </table:table-cell>
          <table:table-cell office:value-type="float" office:value="0.008177" calcext:value-type="float">
            <text:p>0.008177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20" calcext:value-type="float">
            <text:p>3920</text:p>
          </table:table-cell>
          <table:table-cell office:value-type="float" office:value="3776" calcext:value-type="float">
            <text:p>3776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.023935" calcext:value-type="float">
            <text:p>1.023935</text:p>
          </table:table-cell>
          <table:table-cell office:value-type="float" office:value="99.425286" calcext:value-type="float">
            <text:p>99.425286</text:p>
          </table:table-cell>
          <table:table-cell office:value-type="float" office:value="98.401351" calcext:value-type="float">
            <text:p>98.401351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20" calcext:value-type="float">
            <text:p>2220</text:p>
          </table:table-cell>
          <table:table-cell office:value-type="float" office:value="1620" calcext:value-type="float">
            <text:p>1620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.066768" calcext:value-type="float">
            <text:p>1.066768</text:p>
          </table:table-cell>
          <table:table-cell office:value-type="float" office:value="99.498415" calcext:value-type="float">
            <text:p>99.498415</text:p>
          </table:table-cell>
          <table:table-cell office:value-type="float" office:value="98.431647" calcext:value-type="float">
            <text:p>98.43164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68" calcext:value-type="float">
            <text:p>9168</text:p>
          </table:table-cell>
          <table:table-cell office:value-type="float" office:value="9120" calcext:value-type="float">
            <text:p>912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.84821" calcext:value-type="float">
            <text:p>2.84821</text:p>
          </table:table-cell>
          <table:table-cell office:value-type="float" office:value="100.723479" calcext:value-type="float">
            <text:p>100.723479</text:p>
          </table:table-cell>
          <table:table-cell office:value-type="float" office:value="97.875269" calcext:value-type="float">
            <text:p>97.875269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10149696" calcext:value-type="float">
            <text:p>10149696</text:p>
          </table:table-cell>
          <table:table-cell office:value-type="float" office:value="12672" calcext:value-type="float">
            <text:p>12672</text:p>
          </table:table-cell>
          <table:table-cell office:value-type="float" office:value="9648" calcext:value-type="float">
            <text:p>9648</text:p>
          </table:table-cell>
          <table:table-cell office:value-type="float" office:value="1.036315" calcext:value-type="float">
            <text:p>1.036315</text:p>
          </table:table-cell>
          <table:table-cell office:value-type="float" office:value="100.550774" calcext:value-type="float">
            <text:p>100.550774</text:p>
          </table:table-cell>
          <table:table-cell office:value-type="float" office:value="99.51446" calcext:value-type="float">
            <text:p>99.51446</text:p>
          </table:table-cell>
          <table:table-cell office:value-type="float" office:value="0.815937" calcext:value-type="float">
            <text:p>0.81593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04" calcext:value-type="float">
            <text:p>9504</text:p>
          </table:table-cell>
          <table:table-cell office:value-type="float" office:value="9456" calcext:value-type="float">
            <text:p>9456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.017178" calcext:value-type="float">
            <text:p>1.017178</text:p>
          </table:table-cell>
          <table:table-cell office:value-type="float" office:value="100.126708" calcext:value-type="float">
            <text:p>100.126708</text:p>
          </table:table-cell>
          <table:table-cell office:value-type="float" office:value="99.10953" calcext:value-type="float">
            <text:p>99.10953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29892" calcext:value-type="float">
            <text:p>13329892</text:p>
          </table:table-cell>
          <table:table-cell office:value-type="float" office:value="2093480" calcext:value-type="float">
            <text:p>2093480</text:p>
          </table:table-cell>
          <table:table-cell office:value-type="float" office:value="12671" calcext:value-type="float">
            <text:p>12671</text:p>
          </table:table-cell>
          <table:table-cell office:value-type="float" office:value="1990" calcext:value-type="float">
            <text:p>1990</text:p>
          </table:table-cell>
          <table:table-cell office:value-type="float" office:value="1.121874" calcext:value-type="float">
            <text:p>1.121874</text:p>
          </table:table-cell>
          <table:table-cell office:value-type="float" office:value="101.064351" calcext:value-type="float">
            <text:p>101.064351</text:p>
          </table:table-cell>
          <table:table-cell office:value-type="float" office:value="99.942477" calcext:value-type="float">
            <text:p>99.942477</text:p>
          </table:table-cell>
          <table:table-cell office:value-type="float" office:value="0.167575" calcext:value-type="float">
            <text:p>0.16757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664" calcext:value-type="float">
            <text:p>91664</text:p>
          </table:table-cell>
          <table:table-cell office:value-type="float" office:value="89392" calcext:value-type="float">
            <text:p>89392</text:p>
          </table:table-cell>
          <table:table-cell office:value-type="float" office:value="2267" calcext:value-type="float">
            <text:p>2267</text:p>
          </table:table-cell>
          <table:table-cell office:value-type="float" office:value="2211" calcext:value-type="float">
            <text:p>2211</text:p>
          </table:table-cell>
          <table:table-cell office:value-type="float" office:value="1.049187" calcext:value-type="float">
            <text:p>1.049187</text:p>
          </table:table-cell>
          <table:table-cell office:value-type="float" office:value="100.55421" calcext:value-type="float">
            <text:p>100.55421</text:p>
          </table:table-cell>
          <table:table-cell office:value-type="float" office:value="99.505023" calcext:value-type="float">
            <text:p>99.505023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84" calcext:value-type="float">
            <text:p>3784</text:p>
          </table:table-cell>
          <table:table-cell office:value-type="float" office:value="3592" calcext:value-type="float">
            <text:p>3592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.318437" calcext:value-type="float">
            <text:p>3.318437</text:p>
          </table:table-cell>
          <table:table-cell office:value-type="float" office:value="97.516932" calcext:value-type="float">
            <text:p>97.516932</text:p>
          </table:table-cell>
          <table:table-cell office:value-type="float" office:value="94.198495" calcext:value-type="float">
            <text:p>94.198495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8" calcext:value-type="float">
            <text:p>2298</text:p>
          </table:table-cell>
          <table:table-cell office:value-type="float" office:value="1608" calcext:value-type="float">
            <text:p>1608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.077916" calcext:value-type="float">
            <text:p>1.077916</text:p>
          </table:table-cell>
          <table:table-cell office:value-type="float" office:value="97.515286" calcext:value-type="float">
            <text:p>97.515286</text:p>
          </table:table-cell>
          <table:table-cell office:value-type="float" office:value="96.43737" calcext:value-type="float">
            <text:p>96.4373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9881436" calcext:value-type="float">
            <text:p>9881436</text:p>
          </table:table-cell>
          <table:table-cell office:value-type="float" office:value="12771" calcext:value-type="float">
            <text:p>12771</text:p>
          </table:table-cell>
          <table:table-cell office:value-type="float" office:value="9393" calcext:value-type="float">
            <text:p>9393</text:p>
          </table:table-cell>
          <table:table-cell office:value-type="float" office:value="1.007401" calcext:value-type="float">
            <text:p>1.007401</text:p>
          </table:table-cell>
          <table:table-cell office:value-type="float" office:value="100.594184" calcext:value-type="float">
            <text:p>100.594184</text:p>
          </table:table-cell>
          <table:table-cell office:value-type="float" office:value="99.586783" calcext:value-type="float">
            <text:p>99.586783</text:p>
          </table:table-cell>
          <table:table-cell office:value-type="float" office:value="0.793795" calcext:value-type="float">
            <text:p>0.793795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4040" calcext:value-type="float">
            <text:p>13434040</text:p>
          </table:table-cell>
          <table:table-cell office:value-type="float" office:value="1883080" calcext:value-type="float">
            <text:p>1883080</text:p>
          </table:table-cell>
          <table:table-cell office:value-type="float" office:value="12770" calcext:value-type="float">
            <text:p>12770</text:p>
          </table:table-cell>
          <table:table-cell office:value-type="float" office:value="1790" calcext:value-type="float">
            <text:p>1790</text:p>
          </table:table-cell>
          <table:table-cell office:value-type="float" office:value="1.103374" calcext:value-type="float">
            <text:p>1.103374</text:p>
          </table:table-cell>
          <table:table-cell office:value-type="float" office:value="101.215353" calcext:value-type="float">
            <text:p>101.215353</text:p>
          </table:table-cell>
          <table:table-cell office:value-type="float" office:value="100.111979" calcext:value-type="float">
            <text:p>100.111979</text:p>
          </table:table-cell>
          <table:table-cell office:value-type="float" office:value="0.150478" calcext:value-type="float">
            <text:p>0.150478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368" calcext:value-type="float">
            <text:p>103368</text:p>
          </table:table-cell>
          <table:table-cell office:value-type="float" office:value="100296" calcext:value-type="float">
            <text:p>100296</text:p>
          </table:table-cell>
          <table:table-cell office:value-type="float" office:value="2560" calcext:value-type="float">
            <text:p>2560</text:p>
          </table:table-cell>
          <table:table-cell office:value-type="float" office:value="2485" calcext:value-type="float">
            <text:p>2485</text:p>
          </table:table-cell>
          <table:table-cell office:value-type="float" office:value="1.030901" calcext:value-type="float">
            <text:p>1.030901</text:p>
          </table:table-cell>
          <table:table-cell office:value-type="float" office:value="100.694201" calcext:value-type="float">
            <text:p>100.694201</text:p>
          </table:table-cell>
          <table:table-cell office:value-type="float" office:value="99.663299" calcext:value-type="float">
            <text:p>99.663299</text:p>
          </table:table-cell>
          <table:table-cell office:value-type="float" office:value="0.008051" calcext:value-type="float">
            <text:p>0.008051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92" calcext:value-type="float">
            <text:p>4192</text:p>
          </table:table-cell>
          <table:table-cell office:value-type="float" office:value="3832" calcext:value-type="float">
            <text:p>383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.015653" calcext:value-type="float">
            <text:p>1.015653</text:p>
          </table:table-cell>
          <table:table-cell office:value-type="float" office:value="100.695707" calcext:value-type="float">
            <text:p>100.695707</text:p>
          </table:table-cell>
          <table:table-cell office:value-type="float" office:value="99.680055" calcext:value-type="float">
            <text:p>99.680055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0" calcext:value-type="float">
            <text:p>2580</text:p>
          </table:table-cell>
          <table:table-cell office:value-type="float" office:value="2040" calcext:value-type="float">
            <text:p>2040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1.062091" calcext:value-type="float">
            <text:p>1.062091</text:p>
          </table:table-cell>
          <table:table-cell office:value-type="float" office:value="100.700101" calcext:value-type="float">
            <text:p>100.700101</text:p>
          </table:table-cell>
          <table:table-cell office:value-type="float" office:value="99.638011" calcext:value-type="float">
            <text:p>99.63801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592" calcext:value-type="float">
            <text:p>8592</text:p>
          </table:table-cell>
          <table:table-cell office:value-type="float" office:value="8496" calcext:value-type="float">
            <text:p>8496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2.723361" calcext:value-type="float">
            <text:p>2.723361</text:p>
          </table:table-cell>
          <table:table-cell office:value-type="float" office:value="100.218038" calcext:value-type="float">
            <text:p>100.218038</text:p>
          </table:table-cell>
          <table:table-cell office:value-type="float" office:value="97.494677" calcext:value-type="float">
            <text:p>97.494677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9932984" calcext:value-type="float">
            <text:p>9932984</text:p>
          </table:table-cell>
          <table:table-cell office:value-type="float" office:value="12870" calcext:value-type="float">
            <text:p>12870</text:p>
          </table:table-cell>
          <table:table-cell office:value-type="float" office:value="9442" calcext:value-type="float">
            <text:p>9442</text:p>
          </table:table-cell>
          <table:table-cell office:value-type="float" office:value="1.023021" calcext:value-type="float">
            <text:p>1.023021</text:p>
          </table:table-cell>
          <table:table-cell office:value-type="float" office:value="100.699368" calcext:value-type="float">
            <text:p>100.699368</text:p>
          </table:table-cell>
          <table:table-cell office:value-type="float" office:value="99.676347" calcext:value-type="float">
            <text:p>99.676347</text:p>
          </table:table-cell>
          <table:table-cell office:value-type="float" office:value="0.797219" calcext:value-type="float">
            <text:p>0.797219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92" calcext:value-type="float">
            <text:p>9792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1.010168" calcext:value-type="float">
            <text:p>1.010168</text:p>
          </table:table-cell>
          <table:table-cell office:value-type="float" office:value="100.189082" calcext:value-type="float">
            <text:p>100.189082</text:p>
          </table:table-cell>
          <table:table-cell office:value-type="float" office:value="99.178914" calcext:value-type="float">
            <text:p>99.17891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8188" calcext:value-type="float">
            <text:p>13538188</text:p>
          </table:table-cell>
          <table:table-cell office:value-type="float" office:value="1922004" calcext:value-type="float">
            <text:p>1922004</text:p>
          </table:table-cell>
          <table:table-cell office:value-type="float" office:value="12869" calcext:value-type="float">
            <text:p>12869</text:p>
          </table:table-cell>
          <table:table-cell office:value-type="float" office:value="1827" calcext:value-type="float">
            <text:p>1827</text:p>
          </table:table-cell>
          <table:table-cell office:value-type="float" office:value="1.316802" calcext:value-type="float">
            <text:p>1.316802</text:p>
          </table:table-cell>
          <table:table-cell office:value-type="float" office:value="100.794977" calcext:value-type="float">
            <text:p>100.794977</text:p>
          </table:table-cell>
          <table:table-cell office:value-type="float" office:value="99.478175" calcext:value-type="float">
            <text:p>99.478175</text:p>
          </table:table-cell>
          <table:table-cell office:value-type="float" office:value="0.154567" calcext:value-type="float">
            <text:p>0.154567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688" calcext:value-type="float">
            <text:p>103688</text:p>
          </table:table-cell>
          <table:table-cell office:value-type="float" office:value="101088" calcext:value-type="float">
            <text:p>101088</text:p>
          </table:table-cell>
          <table:table-cell office:value-type="float" office:value="2568" calcext:value-type="float">
            <text:p>2568</text:p>
          </table:table-cell>
          <table:table-cell office:value-type="float" office:value="2504" calcext:value-type="float">
            <text:p>2504</text:p>
          </table:table-cell>
          <table:table-cell office:value-type="float" office:value="1.277109" calcext:value-type="float">
            <text:p>1.277109</text:p>
          </table:table-cell>
          <table:table-cell office:value-type="float" office:value="100.872343" calcext:value-type="float">
            <text:p>100.872343</text:p>
          </table:table-cell>
          <table:table-cell office:value-type="float" office:value="99.595234" calcext:value-type="float">
            <text:p>99.595234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28" calcext:value-type="float">
            <text:p>3728</text:p>
          </table:table-cell>
          <table:table-cell office:value-type="float" office:value="3488" calcext:value-type="float">
            <text:p>3488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.262061" calcext:value-type="float">
            <text:p>1.262061</text:p>
          </table:table-cell>
          <table:table-cell office:value-type="float" office:value="101.040292" calcext:value-type="float">
            <text:p>101.040292</text:p>
          </table:table-cell>
          <table:table-cell office:value-type="float" office:value="99.778231" calcext:value-type="float">
            <text:p>99.77823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14" calcext:value-type="float">
            <text:p>2514</text:p>
          </table:table-cell>
          <table:table-cell office:value-type="float" office:value="1884" calcext:value-type="float">
            <text:p>188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.289311" calcext:value-type="float">
            <text:p>1.289311</text:p>
          </table:table-cell>
          <table:table-cell office:value-type="float" office:value="101.035709" calcext:value-type="float">
            <text:p>101.035709</text:p>
          </table:table-cell>
          <table:table-cell office:value-type="float" office:value="99.746398" calcext:value-type="float">
            <text:p>99.746398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10140228" calcext:value-type="float">
            <text:p>10140228</text:p>
          </table:table-cell>
          <table:table-cell office:value-type="float" office:value="12969" calcext:value-type="float">
            <text:p>12969</text:p>
          </table:table-cell>
          <table:table-cell office:value-type="float" office:value="9639" calcext:value-type="float">
            <text:p>9639</text:p>
          </table:table-cell>
          <table:table-cell office:value-type="float" office:value="1.012413" calcext:value-type="float">
            <text:p>1.012413</text:p>
          </table:table-cell>
          <table:table-cell office:value-type="float" office:value="100.843095" calcext:value-type="float">
            <text:p>100.843095</text:p>
          </table:table-cell>
          <table:table-cell office:value-type="float" office:value="99.830682" calcext:value-type="float">
            <text:p>99.830682</text:p>
          </table:table-cell>
          <table:table-cell office:value-type="float" office:value="0.812594" calcext:value-type="float">
            <text:p>0.812594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2336" calcext:value-type="float">
            <text:p>13642336</text:p>
          </table:table-cell>
          <table:table-cell office:value-type="float" office:value="1838896" calcext:value-type="float">
            <text:p>1838896</text:p>
          </table:table-cell>
          <table:table-cell office:value-type="float" office:value="12968" calcext:value-type="float">
            <text:p>12968</text:p>
          </table:table-cell>
          <table:table-cell office:value-type="float" office:value="1748" calcext:value-type="float">
            <text:p>1748</text:p>
          </table:table-cell>
          <table:table-cell office:value-type="float" office:value="1.11206" calcext:value-type="float">
            <text:p>1.11206</text:p>
          </table:table-cell>
          <table:table-cell office:value-type="float" office:value="101.002746" calcext:value-type="float">
            <text:p>101.002746</text:p>
          </table:table-cell>
          <table:table-cell office:value-type="float" office:value="99.890686" calcext:value-type="float">
            <text:p>99.890686</text:p>
          </table:table-cell>
          <table:table-cell office:value-type="float" office:value="0.147273" calcext:value-type="float">
            <text:p>0.147273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048" calcext:value-type="float">
            <text:p>95048</text:p>
          </table:table-cell>
          <table:table-cell office:value-type="float" office:value="92048" calcext:value-type="float">
            <text:p>92048</text:p>
          </table:table-cell>
          <table:table-cell office:value-type="float" office:value="2354" calcext:value-type="float">
            <text:p>2354</text:p>
          </table:table-cell>
          <table:table-cell office:value-type="float" office:value="2280" calcext:value-type="float">
            <text:p>2280</text:p>
          </table:table-cell>
          <table:table-cell office:value-type="float" office:value="1.043863" calcext:value-type="float">
            <text:p>1.043863</text:p>
          </table:table-cell>
          <table:table-cell office:value-type="float" office:value="100.85867" calcext:value-type="float">
            <text:p>100.85867</text:p>
          </table:table-cell>
          <table:table-cell office:value-type="float" office:value="99.814806" calcext:value-type="float">
            <text:p>99.814806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3360" calcext:value-type="float">
            <text:p>33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.028795" calcext:value-type="float">
            <text:p>1.028795</text:p>
          </table:table-cell>
          <table:table-cell office:value-type="float" office:value="99.489155" calcext:value-type="float">
            <text:p>99.489155</text:p>
          </table:table-cell>
          <table:table-cell office:value-type="float" office:value="98.46036" calcext:value-type="float">
            <text:p>98.46036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8" calcext:value-type="float">
            <text:p>2208</text:p>
          </table:table-cell>
          <table:table-cell office:value-type="float" office:value="1698" calcext:value-type="float">
            <text:p>1698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.072893" calcext:value-type="float">
            <text:p>1.072893</text:p>
          </table:table-cell>
          <table:table-cell office:value-type="float" office:value="99.418849" calcext:value-type="float">
            <text:p>99.418849</text:p>
          </table:table-cell>
          <table:table-cell office:value-type="float" office:value="98.345956" calcext:value-type="float">
            <text:p>98.34595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640" calcext:value-type="float">
            <text:p>8640</text:p>
          </table:table-cell>
          <table:table-cell office:value-type="float" office:value="8592" calcext:value-type="float">
            <text:p>8592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2.718885" calcext:value-type="float">
            <text:p>2.718885</text:p>
          </table:table-cell>
          <table:table-cell office:value-type="float" office:value="100.455108" calcext:value-type="float">
            <text:p>100.455108</text:p>
          </table:table-cell>
          <table:table-cell office:value-type="float" office:value="97.736223" calcext:value-type="float">
            <text:p>97.736223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9981376" calcext:value-type="float">
            <text:p>9981376</text:p>
          </table:table-cell>
          <table:table-cell office:value-type="float" office:value="13068" calcext:value-type="float">
            <text:p>13068</text:p>
          </table:table-cell>
          <table:table-cell office:value-type="float" office:value="9488" calcext:value-type="float">
            <text:p>9488</text:p>
          </table:table-cell>
          <table:table-cell office:value-type="float" office:value="1.009293" calcext:value-type="float">
            <text:p>1.009293</text:p>
          </table:table-cell>
          <table:table-cell office:value-type="float" office:value="100.50799" calcext:value-type="float">
            <text:p>100.50799</text:p>
          </table:table-cell>
          <table:table-cell office:value-type="float" office:value="99.498697" calcext:value-type="float">
            <text:p>99.498697</text:p>
          </table:table-cell>
          <table:table-cell office:value-type="float" office:value="0.802533" calcext:value-type="float">
            <text:p>0.802533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6484" calcext:value-type="float">
            <text:p>13746484</text:p>
          </table:table-cell>
          <table:table-cell office:value-type="float" office:value="1958824" calcext:value-type="float">
            <text:p>1958824</text:p>
          </table:table-cell>
          <table:table-cell office:value-type="float" office:value="13067" calcext:value-type="float">
            <text:p>13067</text:p>
          </table:table-cell>
          <table:table-cell office:value-type="float" office:value="1862" calcext:value-type="float">
            <text:p>1862</text:p>
          </table:table-cell>
          <table:table-cell office:value-type="float" office:value="1.09164" calcext:value-type="float">
            <text:p>1.09164</text:p>
          </table:table-cell>
          <table:table-cell office:value-type="float" office:value="99.969341" calcext:value-type="float">
            <text:p>99.969341</text:p>
          </table:table-cell>
          <table:table-cell office:value-type="float" office:value="98.877701" calcext:value-type="float">
            <text:p>98.877701</text:p>
          </table:table-cell>
          <table:table-cell office:value-type="float" office:value="0.158485" calcext:value-type="float">
            <text:p>0.158485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496" calcext:value-type="float">
            <text:p>96496</text:p>
          </table:table-cell>
          <table:table-cell office:value-type="float" office:value="93296" calcext:value-type="float">
            <text:p>93296</text:p>
          </table:table-cell>
          <table:table-cell office:value-type="float" office:value="2389" calcext:value-type="float">
            <text:p>2389</text:p>
          </table:table-cell>
          <table:table-cell office:value-type="float" office:value="2310" calcext:value-type="float">
            <text:p>2310</text:p>
          </table:table-cell>
          <table:table-cell office:value-type="float" office:value="1.038075" calcext:value-type="float">
            <text:p>1.038075</text:p>
          </table:table-cell>
          <table:table-cell office:value-type="float" office:value="100.167836" calcext:value-type="float">
            <text:p>100.167836</text:p>
          </table:table-cell>
          <table:table-cell office:value-type="float" office:value="99.12976" calcext:value-type="float">
            <text:p>99.12976</text:p>
          </table:table-cell>
          <table:table-cell office:value-type="float" office:value="0.007529" calcext:value-type="float">
            <text:p>0.007529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2" calcext:value-type="float">
            <text:p>4032</text:p>
          </table:table-cell>
          <table:table-cell office:value-type="float" office:value="3656" calcext:value-type="float">
            <text:p>3656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.023247" calcext:value-type="float">
            <text:p>1.023247</text:p>
          </table:table-cell>
          <table:table-cell office:value-type="float" office:value="99.870662" calcext:value-type="float">
            <text:p>99.870662</text:p>
          </table:table-cell>
          <table:table-cell office:value-type="float" office:value="98.847415" calcext:value-type="float">
            <text:p>98.84741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50" calcext:value-type="float">
            <text:p>2250</text:p>
          </table:table-cell>
          <table:table-cell office:value-type="float" office:value="1830" calcext:value-type="float">
            <text:p>183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.050357" calcext:value-type="float">
            <text:p>1.050357</text:p>
          </table:table-cell>
          <table:table-cell office:value-type="float" office:value="99.838653" calcext:value-type="float">
            <text:p>99.838653</text:p>
          </table:table-cell>
          <table:table-cell office:value-type="float" office:value="98.788297" calcext:value-type="float">
            <text:p>98.78829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20" calcext:value-type="float">
            <text:p>9120</text:p>
          </table:table-cell>
          <table:table-cell office:value-type="float" office:value="8832" calcext:value-type="float">
            <text:p>8832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3.47201" calcext:value-type="float">
            <text:p>3.47201</text:p>
          </table:table-cell>
          <table:table-cell office:value-type="float" office:value="100.170425" calcext:value-type="float">
            <text:p>100.170425</text:p>
          </table:table-cell>
          <table:table-cell office:value-type="float" office:value="96.698415" calcext:value-type="float">
            <text:p>96.698415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10036080" calcext:value-type="float">
            <text:p>10036080</text:p>
          </table:table-cell>
          <table:table-cell office:value-type="float" office:value="13167" calcext:value-type="float">
            <text:p>13167</text:p>
          </table:table-cell>
          <table:table-cell office:value-type="float" office:value="9540" calcext:value-type="float">
            <text:p>9540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100.487215" calcext:value-type="float">
            <text:p>100.487215</text:p>
          </table:table-cell>
          <table:table-cell office:value-type="float" office:value="99.478834" calcext:value-type="float">
            <text:p>99.478834</text:p>
          </table:table-cell>
          <table:table-cell office:value-type="float" office:value="0.807093" calcext:value-type="float">
            <text:p>0.807093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0632" calcext:value-type="float">
            <text:p>13850632</text:p>
          </table:table-cell>
          <table:table-cell office:value-type="float" office:value="1946200" calcext:value-type="float">
            <text:p>1946200</text:p>
          </table:table-cell>
          <table:table-cell office:value-type="float" office:value="13166" calcext:value-type="float">
            <text:p>13166</text:p>
          </table:table-cell>
          <table:table-cell office:value-type="float" office:value="1850" calcext:value-type="float">
            <text:p>1850</text:p>
          </table:table-cell>
          <table:table-cell office:value-type="float" office:value="1.109129" calcext:value-type="float">
            <text:p>1.109129</text:p>
          </table:table-cell>
          <table:table-cell office:value-type="float" office:value="100.511532" calcext:value-type="float">
            <text:p>100.511532</text:p>
          </table:table-cell>
          <table:table-cell office:value-type="float" office:value="99.402403" calcext:value-type="float">
            <text:p>99.402403</text:p>
          </table:table-cell>
          <table:table-cell office:value-type="float" office:value="0.156632" calcext:value-type="float">
            <text:p>0.156632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104" calcext:value-type="float">
            <text:p>98104</text:p>
          </table:table-cell>
          <table:table-cell office:value-type="float" office:value="95264" calcext:value-type="float">
            <text:p>95264</text:p>
          </table:table-cell>
          <table:table-cell office:value-type="float" office:value="2428" calcext:value-type="float">
            <text:p>2428</text:p>
          </table:table-cell>
          <table:table-cell office:value-type="float" office:value="2359" calcext:value-type="float">
            <text:p>2359</text:p>
          </table:table-cell>
          <table:table-cell office:value-type="float" office:value="1.045773" calcext:value-type="float">
            <text:p>1.045773</text:p>
          </table:table-cell>
          <table:table-cell office:value-type="float" office:value="100.525018" calcext:value-type="float">
            <text:p>100.525018</text:p>
          </table:table-cell>
          <table:table-cell office:value-type="float" office:value="99.479245" calcext:value-type="float">
            <text:p>99.479245</text:p>
          </table:table-cell>
          <table:table-cell office:value-type="float" office:value="0.007661" calcext:value-type="float">
            <text:p>0.007661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12" calcext:value-type="float">
            <text:p>3712</text:p>
          </table:table-cell>
          <table:table-cell office:value-type="float" office:value="3568" calcext:value-type="float">
            <text:p>356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.025343" calcext:value-type="float">
            <text:p>1.025343</text:p>
          </table:table-cell>
          <table:table-cell office:value-type="float" office:value="100.025765" calcext:value-type="float">
            <text:p>100.025765</text:p>
          </table:table-cell>
          <table:table-cell office:value-type="float" office:value="99.000422" calcext:value-type="float">
            <text:p>99.000422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48" calcext:value-type="float">
            <text:p>2448</text:p>
          </table:table-cell>
          <table:table-cell office:value-type="float" office:value="1878" calcext:value-type="float">
            <text:p>1878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.057291" calcext:value-type="float">
            <text:p>1.057291</text:p>
          </table:table-cell>
          <table:table-cell office:value-type="float" office:value="99.97345" calcext:value-type="float">
            <text:p>99.97345</text:p>
          </table:table-cell>
          <table:table-cell office:value-type="float" office:value="98.916158" calcext:value-type="float">
            <text:p>98.91615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9984" calcext:value-type="float">
            <text:p>998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.472267" calcext:value-type="float">
            <text:p>3.472267</text:p>
          </table:table-cell>
          <table:table-cell office:value-type="float" office:value="99.472889" calcext:value-type="float">
            <text:p>99.472889</text:p>
          </table:table-cell>
          <table:table-cell office:value-type="float" office:value="96.000622" calcext:value-type="float">
            <text:p>96.000622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9844616" calcext:value-type="float">
            <text:p>9844616</text:p>
          </table:table-cell>
          <table:table-cell office:value-type="float" office:value="13266" calcext:value-type="float">
            <text:p>13266</text:p>
          </table:table-cell>
          <table:table-cell office:value-type="float" office:value="9358" calcext:value-type="float">
            <text:p>9358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100.638839" calcext:value-type="float">
            <text:p>100.638839</text:p>
          </table:table-cell>
          <table:table-cell office:value-type="float" office:value="99.630547" calcext:value-type="float">
            <text:p>99.630547</text:p>
          </table:table-cell>
          <table:table-cell office:value-type="float" office:value="0.79049" calcext:value-type="float">
            <text:p>0.79049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4780" calcext:value-type="float">
            <text:p>13954780</text:p>
          </table:table-cell>
          <table:table-cell office:value-type="float" office:value="1990384" calcext:value-type="float">
            <text:p>1990384</text:p>
          </table:table-cell>
          <table:table-cell office:value-type="float" office:value="13265" calcext:value-type="float">
            <text:p>13265</text:p>
          </table:table-cell>
          <table:table-cell office:value-type="float" office:value="1892" calcext:value-type="float">
            <text:p>1892</text:p>
          </table:table-cell>
          <table:table-cell office:value-type="float" office:value="1.075765" calcext:value-type="float">
            <text:p>1.075765</text:p>
          </table:table-cell>
          <table:table-cell office:value-type="float" office:value="100.727989" calcext:value-type="float">
            <text:p>100.727989</text:p>
          </table:table-cell>
          <table:table-cell office:value-type="float" office:value="99.652224" calcext:value-type="float">
            <text:p>99.652224</text:p>
          </table:table-cell>
          <table:table-cell office:value-type="float" office:value="0.159786" calcext:value-type="float">
            <text:p>0.15978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224" calcext:value-type="float">
            <text:p>100224</text:p>
          </table:table-cell>
          <table:table-cell office:value-type="float" office:value="96816" calcext:value-type="float">
            <text:p>96816</text:p>
          </table:table-cell>
          <table:table-cell office:value-type="float" office:value="2479" calcext:value-type="float">
            <text:p>2479</text:p>
          </table:table-cell>
          <table:table-cell office:value-type="float" office:value="2396" calcext:value-type="float">
            <text:p>2396</text:p>
          </table:table-cell>
          <table:table-cell office:value-type="float" office:value="1.034361" calcext:value-type="float">
            <text:p>1.034361</text:p>
          </table:table-cell>
          <table:table-cell office:value-type="float" office:value="100.496275" calcext:value-type="float">
            <text:p>100.496275</text:p>
          </table:table-cell>
          <table:table-cell office:value-type="float" office:value="99.461914" calcext:value-type="float">
            <text:p>99.461914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0" calcext:value-type="float">
            <text:p>4600</text:p>
          </table:table-cell>
          <table:table-cell office:value-type="float" office:value="4040" calcext:value-type="float">
            <text:p>4040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.025175" calcext:value-type="float">
            <text:p>1.025175</text:p>
          </table:table-cell>
          <table:table-cell office:value-type="float" office:value="101.200477" calcext:value-type="float">
            <text:p>101.200477</text:p>
          </table:table-cell>
          <table:table-cell office:value-type="float" office:value="100.175303" calcext:value-type="float">
            <text:p>100.175303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92" calcext:value-type="float">
            <text:p>2592</text:p>
          </table:table-cell>
          <table:table-cell office:value-type="float" office:value="2052" calcext:value-type="float">
            <text:p>2052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.052565" calcext:value-type="float">
            <text:p>1.052565</text:p>
          </table:table-cell>
          <table:table-cell office:value-type="float" office:value="101.198851" calcext:value-type="float">
            <text:p>101.198851</text:p>
          </table:table-cell>
          <table:table-cell office:value-type="float" office:value="100.146287" calcext:value-type="float">
            <text:p>100.14628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96" calcext:value-type="float">
            <text:p>9696</text:p>
          </table:table-cell>
          <table:table-cell office:value-type="float" office:value="9408" calcext:value-type="float">
            <text:p>9408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3.689702" calcext:value-type="float">
            <text:p>3.689702</text:p>
          </table:table-cell>
          <table:table-cell office:value-type="float" office:value="100.602167" calcext:value-type="float">
            <text:p>100.602167</text:p>
          </table:table-cell>
          <table:table-cell office:value-type="float" office:value="96.912465" calcext:value-type="float">
            <text:p>96.912465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9952972" calcext:value-type="float">
            <text:p>9952972</text:p>
          </table:table-cell>
          <table:table-cell office:value-type="float" office:value="13366" calcext:value-type="float">
            <text:p>13366</text:p>
          </table:table-cell>
          <table:table-cell office:value-type="float" office:value="9461" calcext:value-type="float">
            <text:p>9461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0.72317" calcext:value-type="float">
            <text:p>100.72317</text:p>
          </table:table-cell>
          <table:table-cell office:value-type="float" office:value="99.715808" calcext:value-type="float">
            <text:p>99.715808</text:p>
          </table:table-cell>
          <table:table-cell office:value-type="float" office:value="0.798507" calcext:value-type="float">
            <text:p>0.798507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58928" calcext:value-type="float">
            <text:p>14058928</text:p>
          </table:table-cell>
          <table:table-cell office:value-type="float" office:value="2052452" calcext:value-type="float">
            <text:p>2052452</text:p>
          </table:table-cell>
          <table:table-cell office:value-type="float" office:value="13364" calcext:value-type="float">
            <text:p>13364</text:p>
          </table:table-cell>
          <table:table-cell office:value-type="float" office:value="1951" calcext:value-type="float">
            <text:p>1951</text:p>
          </table:table-cell>
          <table:table-cell office:value-type="float" office:value="1.097052" calcext:value-type="float">
            <text:p>1.097052</text:p>
          </table:table-cell>
          <table:table-cell office:value-type="float" office:value="101.231323" calcext:value-type="float">
            <text:p>101.231323</text:p>
          </table:table-cell>
          <table:table-cell office:value-type="float" office:value="100.134271" calcext:value-type="float">
            <text:p>100.134271</text:p>
          </table:table-cell>
          <table:table-cell office:value-type="float" office:value="0.163976" calcext:value-type="float">
            <text:p>0.163976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632" calcext:value-type="float">
            <text:p>99632</text:p>
          </table:table-cell>
          <table:table-cell office:value-type="float" office:value="97392" calcext:value-type="float">
            <text:p>97392</text:p>
          </table:table-cell>
          <table:table-cell office:value-type="float" office:value="2468" calcext:value-type="float">
            <text:p>2468</text:p>
          </table:table-cell>
          <table:table-cell office:value-type="float" office:value="2413" calcext:value-type="float">
            <text:p>2413</text:p>
          </table:table-cell>
          <table:table-cell office:value-type="float" office:value="1.037523" calcext:value-type="float">
            <text:p>1.037523</text:p>
          </table:table-cell>
          <table:table-cell office:value-type="float" office:value="100.727873" calcext:value-type="float">
            <text:p>100.727873</text:p>
          </table:table-cell>
          <table:table-cell office:value-type="float" office:value="99.690349" calcext:value-type="float">
            <text:p>99.690349</text:p>
          </table:table-cell>
          <table:table-cell office:value-type="float" office:value="0.007816" calcext:value-type="float">
            <text:p>0.007816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48" calcext:value-type="float">
            <text:p>4048</text:p>
          </table:table-cell>
          <table:table-cell office:value-type="float" office:value="3776" calcext:value-type="float">
            <text:p>377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99.165565" calcext:value-type="float">
            <text:p>99.165565</text:p>
          </table:table-cell>
          <table:table-cell office:value-type="float" office:value="98.150172" calcext:value-type="float">
            <text:p>98.150172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14" calcext:value-type="float">
            <text:p>2514</text:p>
          </table:table-cell>
          <table:table-cell office:value-type="float" office:value="2124" calcext:value-type="float">
            <text:p>2124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1.055707" calcext:value-type="float">
            <text:p>1.055707</text:p>
          </table:table-cell>
          <table:table-cell office:value-type="float" office:value="99.661982" calcext:value-type="float">
            <text:p>99.661982</text:p>
          </table:table-cell>
          <table:table-cell office:value-type="float" office:value="98.606274" calcext:value-type="float">
            <text:p>98.60627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60" calcext:value-type="float">
            <text:p>9360</text:p>
          </table:table-cell>
          <table:table-cell office:value-type="float" office:value="9312" calcext:value-type="float">
            <text:p>9312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.921118" calcext:value-type="float">
            <text:p>2.921118</text:p>
          </table:table-cell>
          <table:table-cell office:value-type="float" office:value="100.545765" calcext:value-type="float">
            <text:p>100.545765</text:p>
          </table:table-cell>
          <table:table-cell office:value-type="float" office:value="97.624647" calcext:value-type="float">
            <text:p>97.624647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9745728" calcext:value-type="float">
            <text:p>9745728</text:p>
          </table:table-cell>
          <table:table-cell office:value-type="float" office:value="13465" calcext:value-type="float">
            <text:p>13465</text:p>
          </table:table-cell>
          <table:table-cell office:value-type="float" office:value="9264" calcext:value-type="float">
            <text:p>9264</text:p>
          </table:table-cell>
          <table:table-cell office:value-type="float" office:value="1.01831" calcext:value-type="float">
            <text:p>1.01831</text:p>
          </table:table-cell>
          <table:table-cell office:value-type="float" office:value="100.645485" calcext:value-type="float">
            <text:p>100.645485</text:p>
          </table:table-cell>
          <table:table-cell office:value-type="float" office:value="99.627175" calcext:value-type="float">
            <text:p>99.627175</text:p>
          </table:table-cell>
          <table:table-cell office:value-type="float" office:value="0.782576" calcext:value-type="float">
            <text:p>0.782576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3076" calcext:value-type="float">
            <text:p>14163076</text:p>
          </table:table-cell>
          <table:table-cell office:value-type="float" office:value="2091376" calcext:value-type="float">
            <text:p>2091376</text:p>
          </table:table-cell>
          <table:table-cell office:value-type="float" office:value="13463" calcext:value-type="float">
            <text:p>13463</text:p>
          </table:table-cell>
          <table:table-cell office:value-type="float" office:value="1988" calcext:value-type="float">
            <text:p>1988</text:p>
          </table:table-cell>
          <table:table-cell office:value-type="float" office:value="1.110791" calcext:value-type="float">
            <text:p>1.110791</text:p>
          </table:table-cell>
          <table:table-cell office:value-type="float" office:value="100.969381" calcext:value-type="float">
            <text:p>100.969381</text:p>
          </table:table-cell>
          <table:table-cell office:value-type="float" office:value="99.858589" calcext:value-type="float">
            <text:p>99.858589</text:p>
          </table:table-cell>
          <table:table-cell office:value-type="float" office:value="0.167547" calcext:value-type="float">
            <text:p>0.16754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544" calcext:value-type="float">
            <text:p>92544</text:p>
          </table:table-cell>
          <table:table-cell office:value-type="float" office:value="89504" calcext:value-type="float">
            <text:p>89504</text:p>
          </table:table-cell>
          <table:table-cell office:value-type="float" office:value="2289" calcext:value-type="float">
            <text:p>2289</text:p>
          </table:table-cell>
          <table:table-cell office:value-type="float" office:value="2215" calcext:value-type="float">
            <text:p>2215</text:p>
          </table:table-cell>
          <table:table-cell office:value-type="float" office:value="1.052395" calcext:value-type="float">
            <text:p>1.052395</text:p>
          </table:table-cell>
          <table:table-cell office:value-type="float" office:value="100.726338" calcext:value-type="float">
            <text:p>100.726338</text:p>
          </table:table-cell>
          <table:table-cell office:value-type="float" office:value="99.673942" calcext:value-type="float">
            <text:p>99.673942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20" calcext:value-type="float">
            <text:p>4520</text:p>
          </table:table-cell>
          <table:table-cell office:value-type="float" office:value="4088" calcext:value-type="float">
            <text:p>4088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1.037387" calcext:value-type="float">
            <text:p>1.037387</text:p>
          </table:table-cell>
          <table:table-cell office:value-type="float" office:value="99.637931" calcext:value-type="float">
            <text:p>99.637931</text:p>
          </table:table-cell>
          <table:table-cell office:value-type="float" office:value="98.600545" calcext:value-type="float">
            <text:p>98.600545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04" calcext:value-type="float">
            <text:p>2604</text:p>
          </table:table-cell>
          <table:table-cell office:value-type="float" office:value="2004" calcext:value-type="float">
            <text:p>200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.0833" calcext:value-type="float">
            <text:p>1.0833</text:p>
          </table:table-cell>
          <table:table-cell office:value-type="float" office:value="99.650611" calcext:value-type="float">
            <text:p>99.650611</text:p>
          </table:table-cell>
          <table:table-cell office:value-type="float" office:value="98.567311" calcext:value-type="float">
            <text:p>98.567311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072" calcext:value-type="float">
            <text:p>9072</text:p>
          </table:table-cell>
          <table:table-cell office:value-type="float" office:value="9024" calcext:value-type="float">
            <text:p>9024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2.96454" calcext:value-type="float">
            <text:p>2.96454</text:p>
          </table:table-cell>
          <table:table-cell office:value-type="float" office:value="100.700113" calcext:value-type="float">
            <text:p>100.700113</text:p>
          </table:table-cell>
          <table:table-cell office:value-type="float" office:value="97.735573" calcext:value-type="float">
            <text:p>97.735573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9786756" calcext:value-type="float">
            <text:p>9786756</text:p>
          </table:table-cell>
          <table:table-cell office:value-type="float" office:value="13564" calcext:value-type="float">
            <text:p>13564</text:p>
          </table:table-cell>
          <table:table-cell office:value-type="float" office:value="9303" calcext:value-type="float">
            <text:p>9303</text:p>
          </table:table-cell>
          <table:table-cell office:value-type="float" office:value="1.011342" calcext:value-type="float">
            <text:p>1.011342</text:p>
          </table:table-cell>
          <table:table-cell office:value-type="float" office:value="100.582888" calcext:value-type="float">
            <text:p>100.582888</text:p>
          </table:table-cell>
          <table:table-cell office:value-type="float" office:value="99.571546" calcext:value-type="float">
            <text:p>99.571546</text:p>
          </table:table-cell>
          <table:table-cell office:value-type="float" office:value="0.786309" calcext:value-type="float">
            <text:p>0.786309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7224" calcext:value-type="float">
            <text:p>14267224</text:p>
          </table:table-cell>
          <table:table-cell office:value-type="float" office:value="1980916" calcext:value-type="float">
            <text:p>1980916</text:p>
          </table:table-cell>
          <table:table-cell office:value-type="float" office:value="13562" calcext:value-type="float">
            <text:p>13562</text:p>
          </table:table-cell>
          <table:table-cell office:value-type="float" office:value="1883" calcext:value-type="float">
            <text:p>1883</text:p>
          </table:table-cell>
          <table:table-cell office:value-type="float" office:value="1.140625" calcext:value-type="float">
            <text:p>1.140625</text:p>
          </table:table-cell>
          <table:table-cell office:value-type="float" office:value="100.221894" calcext:value-type="float">
            <text:p>100.221894</text:p>
          </table:table-cell>
          <table:table-cell office:value-type="float" office:value="99.081268" calcext:value-type="float">
            <text:p>99.081268</text:p>
          </table:table-cell>
          <table:table-cell office:value-type="float" office:value="0.159943" calcext:value-type="float">
            <text:p>0.159943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896" calcext:value-type="float">
            <text:p>99896</text:p>
          </table:table-cell>
          <table:table-cell office:value-type="float" office:value="96736" calcext:value-type="float">
            <text:p>96736</text:p>
          </table:table-cell>
          <table:table-cell office:value-type="float" office:value="2472" calcext:value-type="float">
            <text:p>2472</text:p>
          </table:table-cell>
          <table:table-cell office:value-type="float" office:value="2395" calcext:value-type="float">
            <text:p>2395</text:p>
          </table:table-cell>
          <table:table-cell office:value-type="float" office:value="1.059339" calcext:value-type="float">
            <text:p>1.059339</text:p>
          </table:table-cell>
          <table:table-cell office:value-type="float" office:value="100.182967" calcext:value-type="float">
            <text:p>100.182967</text:p>
          </table:table-cell>
          <table:table-cell office:value-type="float" office:value="99.123628" calcext:value-type="float">
            <text:p>99.12362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88" calcext:value-type="float">
            <text:p>4488</text:p>
          </table:table-cell>
          <table:table-cell office:value-type="float" office:value="4008" calcext:value-type="float">
            <text:p>400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.038929" calcext:value-type="float">
            <text:p>1.038929</text:p>
          </table:table-cell>
          <table:table-cell office:value-type="float" office:value="99.914403" calcext:value-type="float">
            <text:p>99.914403</text:p>
          </table:table-cell>
          <table:table-cell office:value-type="float" office:value="98.875474" calcext:value-type="float">
            <text:p>98.875474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26" calcext:value-type="float">
            <text:p>2526</text:p>
          </table:table-cell>
          <table:table-cell office:value-type="float" office:value="1746" calcext:value-type="float">
            <text:p>174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1.083026" calcext:value-type="float">
            <text:p>1.083026</text:p>
          </table:table-cell>
          <table:table-cell office:value-type="float" office:value="99.882553" calcext:value-type="float">
            <text:p>99.882553</text:p>
          </table:table-cell>
          <table:table-cell office:value-type="float" office:value="98.799527" calcext:value-type="float">
            <text:p>98.79952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592" calcext:value-type="float">
            <text:p>8592</text:p>
          </table:table-cell>
          <table:table-cell office:value-type="float" office:value="8496" calcext:value-type="float">
            <text:p>8496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3.775517" calcext:value-type="float">
            <text:p>3.775517</text:p>
          </table:table-cell>
          <table:table-cell office:value-type="float" office:value="100.181413" calcext:value-type="float">
            <text:p>100.181413</text:p>
          </table:table-cell>
          <table:table-cell office:value-type="float" office:value="96.405896" calcext:value-type="float">
            <text:p>96.405896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9997156" calcext:value-type="float">
            <text:p>9997156</text:p>
          </table:table-cell>
          <table:table-cell office:value-type="float" office:value="13662" calcext:value-type="float">
            <text:p>13662</text:p>
          </table:table-cell>
          <table:table-cell office:value-type="float" office:value="9503" calcext:value-type="float">
            <text:p>9503</text:p>
          </table:table-cell>
          <table:table-cell office:value-type="float" office:value="1.016289" calcext:value-type="float">
            <text:p>1.016289</text:p>
          </table:table-cell>
          <table:table-cell office:value-type="float" office:value="100.630291" calcext:value-type="float">
            <text:p>100.630291</text:p>
          </table:table-cell>
          <table:table-cell office:value-type="float" office:value="99.614001" calcext:value-type="float">
            <text:p>99.614001</text:p>
          </table:table-cell>
          <table:table-cell office:value-type="float" office:value="0.802872" calcext:value-type="float">
            <text:p>0.802872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1372" calcext:value-type="float">
            <text:p>14371372</text:p>
          </table:table-cell>
          <table:table-cell office:value-type="float" office:value="1980916" calcext:value-type="float">
            <text:p>1980916</text:p>
          </table:table-cell>
          <table:table-cell office:value-type="float" office:value="13661" calcext:value-type="float">
            <text:p>13661</text:p>
          </table:table-cell>
          <table:table-cell office:value-type="float" office:value="1883" calcext:value-type="float">
            <text:p>1883</text:p>
          </table:table-cell>
          <table:table-cell office:value-type="float" office:value="1.13066" calcext:value-type="float">
            <text:p>1.13066</text:p>
          </table:table-cell>
          <table:table-cell office:value-type="float" office:value="101.009561" calcext:value-type="float">
            <text:p>101.009561</text:p>
          </table:table-cell>
          <table:table-cell office:value-type="float" office:value="99.878901" calcext:value-type="float">
            <text:p>99.878901</text:p>
          </table:table-cell>
          <table:table-cell office:value-type="float" office:value="0.158665" calcext:value-type="float">
            <text:p>0.158665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360" calcext:value-type="float">
            <text:p>99360</text:p>
          </table:table-cell>
          <table:table-cell office:value-type="float" office:value="96096" calcext:value-type="float">
            <text:p>96096</text:p>
          </table:table-cell>
          <table:table-cell office:value-type="float" office:value="2459" calcext:value-type="float">
            <text:p>2459</text:p>
          </table:table-cell>
          <table:table-cell office:value-type="float" office:value="2379" calcext:value-type="float">
            <text:p>2379</text:p>
          </table:table-cell>
          <table:table-cell office:value-type="float" office:value="1.056057" calcext:value-type="float">
            <text:p>1.056057</text:p>
          </table:table-cell>
          <table:table-cell office:value-type="float" office:value="100.645805" calcext:value-type="float">
            <text:p>100.645805</text:p>
          </table:table-cell>
          <table:table-cell office:value-type="float" office:value="99.589748" calcext:value-type="float">
            <text:p>99.589748</text:p>
          </table:table-cell>
          <table:table-cell office:value-type="float" office:value="0.007719" calcext:value-type="float">
            <text:p>0.00771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04" calcext:value-type="float">
            <text:p>3904</text:p>
          </table:table-cell>
          <table:table-cell office:value-type="float" office:value="3576" calcext:value-type="float">
            <text:p>357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.041009" calcext:value-type="float">
            <text:p>1.041009</text:p>
          </table:table-cell>
          <table:table-cell office:value-type="float" office:value="101.035669" calcext:value-type="float">
            <text:p>101.035669</text:p>
          </table:table-cell>
          <table:table-cell office:value-type="float" office:value="99.994661" calcext:value-type="float">
            <text:p>99.994661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6" calcext:value-type="float">
            <text:p>2496</text:p>
          </table:table-cell>
          <table:table-cell office:value-type="float" office:value="1956" calcext:value-type="float">
            <text:p>1956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1.097747" calcext:value-type="float">
            <text:p>1.097747</text:p>
          </table:table-cell>
          <table:table-cell office:value-type="float" office:value="101.034163" calcext:value-type="float">
            <text:p>101.034163</text:p>
          </table:table-cell>
          <table:table-cell office:value-type="float" office:value="99.936416" calcext:value-type="float">
            <text:p>99.936416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840" calcext:value-type="float">
            <text:p>9840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.759338" calcext:value-type="float">
            <text:p>2.759338</text:p>
          </table:table-cell>
          <table:table-cell office:value-type="float" office:value="100.349502" calcext:value-type="float">
            <text:p>100.349502</text:p>
          </table:table-cell>
          <table:table-cell office:value-type="float" office:value="97.590164" calcext:value-type="float">
            <text:p>97.590164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9744676" calcext:value-type="float">
            <text:p>9744676</text:p>
          </table:table-cell>
          <table:table-cell office:value-type="float" office:value="13761" calcext:value-type="float">
            <text:p>13761</text:p>
          </table:table-cell>
          <table:table-cell office:value-type="float" office:value="9263" calcext:value-type="float">
            <text:p>9263</text:p>
          </table:table-cell>
          <table:table-cell office:value-type="float" office:value="1.019284" calcext:value-type="float">
            <text:p>1.019284</text:p>
          </table:table-cell>
          <table:table-cell office:value-type="float" office:value="100.641948" calcext:value-type="float">
            <text:p>100.641948</text:p>
          </table:table-cell>
          <table:table-cell office:value-type="float" office:value="99.622664" calcext:value-type="float">
            <text:p>99.622664</text:p>
          </table:table-cell>
          <table:table-cell office:value-type="float" office:value="0.782527" calcext:value-type="float">
            <text:p>0.782527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5520" calcext:value-type="float">
            <text:p>14475520</text:p>
          </table:table-cell>
          <table:table-cell office:value-type="float" office:value="2128196" calcext:value-type="float">
            <text:p>2128196</text:p>
          </table:table-cell>
          <table:table-cell office:value-type="float" office:value="13760" calcext:value-type="float">
            <text:p>13760</text:p>
          </table:table-cell>
          <table:table-cell office:value-type="float" office:value="2023" calcext:value-type="float">
            <text:p>2023</text:p>
          </table:table-cell>
          <table:table-cell office:value-type="float" office:value="1.115439" calcext:value-type="float">
            <text:p>1.115439</text:p>
          </table:table-cell>
          <table:table-cell office:value-type="float" office:value="101.395202" calcext:value-type="float">
            <text:p>101.395202</text:p>
          </table:table-cell>
          <table:table-cell office:value-type="float" office:value="100.279763" calcext:value-type="float">
            <text:p>100.279763</text:p>
          </table:table-cell>
          <table:table-cell office:value-type="float" office:value="0.169781" calcext:value-type="float">
            <text:p>0.169781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512" calcext:value-type="float">
            <text:p>100512</text:p>
          </table:table-cell>
          <table:table-cell office:value-type="float" office:value="97784" calcext:value-type="float">
            <text:p>97784</text:p>
          </table:table-cell>
          <table:table-cell office:value-type="float" office:value="2488" calcext:value-type="float">
            <text:p>2488</text:p>
          </table:table-cell>
          <table:table-cell office:value-type="float" office:value="2422" calcext:value-type="float">
            <text:p>2422</text:p>
          </table:table-cell>
          <table:table-cell office:value-type="float" office:value="1.047065" calcext:value-type="float">
            <text:p>1.047065</text:p>
          </table:table-cell>
          <table:table-cell office:value-type="float" office:value="100.874346" calcext:value-type="float">
            <text:p>100.874346</text:p>
          </table:table-cell>
          <table:table-cell office:value-type="float" office:value="99.827281" calcext:value-type="float">
            <text:p>99.827281</text:p>
          </table:table-cell>
          <table:table-cell office:value-type="float" office:value="0.007836" calcext:value-type="float">
            <text:p>0.007836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0" calcext:value-type="float">
            <text:p>4600</text:p>
          </table:table-cell>
          <table:table-cell office:value-type="float" office:value="4032" calcext:value-type="float">
            <text:p>4032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.026613" calcext:value-type="float">
            <text:p>1.026613</text:p>
          </table:table-cell>
          <table:table-cell office:value-type="float" office:value="99.514762" calcext:value-type="float">
            <text:p>99.514762</text:p>
          </table:table-cell>
          <table:table-cell office:value-type="float" office:value="98.488148" calcext:value-type="float">
            <text:p>98.488148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0" calcext:value-type="float">
            <text:p>2400</text:p>
          </table:table-cell>
          <table:table-cell office:value-type="float" office:value="1680" calcext:value-type="float">
            <text:p>1680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.071641" calcext:value-type="float">
            <text:p>1.071641</text:p>
          </table:table-cell>
          <table:table-cell office:value-type="float" office:value="99.507673" calcext:value-type="float">
            <text:p>99.507673</text:p>
          </table:table-cell>
          <table:table-cell office:value-type="float" office:value="98.436032" calcext:value-type="float">
            <text:p>98.43603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56" calcext:value-type="float">
            <text:p>9456</text:p>
          </table:table-cell>
          <table:table-cell office:value-type="float" office:value="9408" calcext:value-type="float">
            <text:p>9408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.737524" calcext:value-type="float">
            <text:p>2.737524</text:p>
          </table:table-cell>
          <table:table-cell office:value-type="float" office:value="100.87282" calcext:value-type="float">
            <text:p>100.87282</text:p>
          </table:table-cell>
          <table:table-cell office:value-type="float" office:value="98.135296" calcext:value-type="float">
            <text:p>98.135296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9830940" calcext:value-type="float">
            <text:p>9830940</text:p>
          </table:table-cell>
          <table:table-cell office:value-type="float" office:value="13861" calcext:value-type="float">
            <text:p>13861</text:p>
          </table:table-cell>
          <table:table-cell office:value-type="float" office:value="9345" calcext:value-type="float">
            <text:p>9345</text:p>
          </table:table-cell>
          <table:table-cell office:value-type="float" office:value="1.01959" calcext:value-type="float">
            <text:p>1.01959</text:p>
          </table:table-cell>
          <table:table-cell office:value-type="float" office:value="100.615233" calcext:value-type="float">
            <text:p>100.615233</text:p>
          </table:table-cell>
          <table:table-cell office:value-type="float" office:value="99.595643" calcext:value-type="float">
            <text:p>99.595643</text:p>
          </table:table-cell>
          <table:table-cell office:value-type="float" office:value="0.789668" calcext:value-type="float">
            <text:p>0.78966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79668" calcext:value-type="float">
            <text:p>14579668</text:p>
          </table:table-cell>
          <table:table-cell office:value-type="float" office:value="1964084" calcext:value-type="float">
            <text:p>1964084</text:p>
          </table:table-cell>
          <table:table-cell office:value-type="float" office:value="13859" calcext:value-type="float">
            <text:p>13859</text:p>
          </table:table-cell>
          <table:table-cell office:value-type="float" office:value="1867" calcext:value-type="float">
            <text:p>1867</text:p>
          </table:table-cell>
          <table:table-cell office:value-type="float" office:value="1.123439" calcext:value-type="float">
            <text:p>1.123439</text:p>
          </table:table-cell>
          <table:table-cell office:value-type="float" office:value="101.110687" calcext:value-type="float">
            <text:p>101.110687</text:p>
          </table:table-cell>
          <table:table-cell office:value-type="float" office:value="99.987248" calcext:value-type="float">
            <text:p>99.987248</text:p>
          </table:table-cell>
          <table:table-cell office:value-type="float" office:value="0.157147" calcext:value-type="float">
            <text:p>0.157147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344" calcext:value-type="float">
            <text:p>99344</text:p>
          </table:table-cell>
          <table:table-cell office:value-type="float" office:value="96352" calcext:value-type="float">
            <text:p>96352</text:p>
          </table:table-cell>
          <table:table-cell office:value-type="float" office:value="2458" calcext:value-type="float">
            <text:p>2458</text:p>
          </table:table-cell>
          <table:table-cell office:value-type="float" office:value="2385" calcext:value-type="float">
            <text:p>2385</text:p>
          </table:table-cell>
          <table:table-cell office:value-type="float" office:value="1.055365" calcext:value-type="float">
            <text:p>1.055365</text:p>
          </table:table-cell>
          <table:table-cell office:value-type="float" office:value="101.085603" calcext:value-type="float">
            <text:p>101.085603</text:p>
          </table:table-cell>
          <table:table-cell office:value-type="float" office:value="100.030237" calcext:value-type="float">
            <text:p>100.030237</text:p>
          </table:table-cell>
          <table:table-cell office:value-type="float" office:value="0.007706" calcext:value-type="float">
            <text:p>0.007706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3736" calcext:value-type="float">
            <text:p>373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1.033424" calcext:value-type="float">
            <text:p>1.033424</text:p>
          </table:table-cell>
          <table:table-cell office:value-type="float" office:value="99.213803" calcext:value-type="float">
            <text:p>99.213803</text:p>
          </table:table-cell>
          <table:table-cell office:value-type="float" office:value="98.180379" calcext:value-type="float">
            <text:p>98.180379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70" calcext:value-type="float">
            <text:p>2370</text:p>
          </table:table-cell>
          <table:table-cell office:value-type="float" office:value="1680" calcext:value-type="float">
            <text:p>1680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1.079502" calcext:value-type="float">
            <text:p>1.079502</text:p>
          </table:table-cell>
          <table:table-cell office:value-type="float" office:value="99.203841" calcext:value-type="float">
            <text:p>99.203841</text:p>
          </table:table-cell>
          <table:table-cell office:value-type="float" office:value="98.124339" calcext:value-type="float">
            <text:p>98.12433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320" calcext:value-type="float">
            <text:p>10320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.835578" calcext:value-type="float">
            <text:p>2.835578</text:p>
          </table:table-cell>
          <table:table-cell office:value-type="float" office:value="100.351322" calcext:value-type="float">
            <text:p>100.351322</text:p>
          </table:table-cell>
          <table:table-cell office:value-type="float" office:value="97.515744" calcext:value-type="float">
            <text:p>97.515744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9851980" calcext:value-type="float">
            <text:p>9851980</text:p>
          </table:table-cell>
          <table:table-cell office:value-type="float" office:value="13959" calcext:value-type="float">
            <text:p>13959</text:p>
          </table:table-cell>
          <table:table-cell office:value-type="float" office:value="9365" calcext:value-type="float">
            <text:p>9365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482915" calcext:value-type="float">
            <text:p>100.482915</text:p>
          </table:table-cell>
          <table:table-cell office:value-type="float" office:value="99.473553" calcext:value-type="float">
            <text:p>99.473553</text:p>
          </table:table-cell>
          <table:table-cell office:value-type="float" office:value="0.79233" calcext:value-type="float">
            <text:p>0.79233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3816" calcext:value-type="float">
            <text:p>14683816</text:p>
          </table:table-cell>
          <table:table-cell office:value-type="float" office:value="2050348" calcext:value-type="float">
            <text:p>2050348</text:p>
          </table:table-cell>
          <table:table-cell office:value-type="float" office:value="13958" calcext:value-type="float">
            <text:p>13958</text:p>
          </table:table-cell>
          <table:table-cell office:value-type="float" office:value="1949" calcext:value-type="float">
            <text:p>1949</text:p>
          </table:table-cell>
          <table:table-cell office:value-type="float" office:value="1.119141" calcext:value-type="float">
            <text:p>1.119141</text:p>
          </table:table-cell>
          <table:table-cell office:value-type="float" office:value="103.639236" calcext:value-type="float">
            <text:p>103.639236</text:p>
          </table:table-cell>
          <table:table-cell office:value-type="float" office:value="102.520094" calcext:value-type="float">
            <text:p>102.520094</text:p>
          </table:table-cell>
          <table:table-cell office:value-type="float" office:value="0.159996" calcext:value-type="float">
            <text:p>0.159996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9200" calcext:value-type="float">
            <text:p>109200</text:p>
          </table:table-cell>
          <table:table-cell office:value-type="float" office:value="106432" calcext:value-type="float">
            <text:p>106432</text:p>
          </table:table-cell>
          <table:table-cell office:value-type="float" office:value="2707" calcext:value-type="float">
            <text:p>2707</text:p>
          </table:table-cell>
          <table:table-cell office:value-type="float" office:value="2638" calcext:value-type="float">
            <text:p>2638</text:p>
          </table:table-cell>
          <table:table-cell office:value-type="float" office:value="1.035329" calcext:value-type="float">
            <text:p>1.035329</text:p>
          </table:table-cell>
          <table:table-cell office:value-type="float" office:value="103.119465" calcext:value-type="float">
            <text:p>103.119465</text:p>
          </table:table-cell>
          <table:table-cell office:value-type="float" office:value="102.084136" calcext:value-type="float">
            <text:p>102.084136</text:p>
          </table:table-cell>
          <table:table-cell office:value-type="float" office:value="0.008341" calcext:value-type="float">
            <text:p>0.008341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8" calcext:value-type="float">
            <text:p>4248</text:p>
          </table:table-cell>
          <table:table-cell office:value-type="float" office:value="4104" calcext:value-type="float">
            <text:p>4104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.025983" calcext:value-type="float">
            <text:p>1.025983</text:p>
          </table:table-cell>
          <table:table-cell office:value-type="float" office:value="103.121012" calcext:value-type="float">
            <text:p>103.121012</text:p>
          </table:table-cell>
          <table:table-cell office:value-type="float" office:value="102.095029" calcext:value-type="float">
            <text:p>102.095029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0" calcext:value-type="float">
            <text:p>2580</text:p>
          </table:table-cell>
          <table:table-cell office:value-type="float" office:value="1830" calcext:value-type="float">
            <text:p>1830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.053453" calcext:value-type="float">
            <text:p>1.053453</text:p>
          </table:table-cell>
          <table:table-cell office:value-type="float" office:value="103.122426" calcext:value-type="float">
            <text:p>103.122426</text:p>
          </table:table-cell>
          <table:table-cell office:value-type="float" office:value="102.068973" calcext:value-type="float">
            <text:p>102.06897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024" calcext:value-type="float">
            <text:p>9024</text:p>
          </table:table-cell>
          <table:table-cell office:value-type="float" office:value="8928" calcext:value-type="float">
            <text:p>8928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.724878" calcext:value-type="float">
            <text:p>2.724878</text:p>
          </table:table-cell>
          <table:table-cell office:value-type="float" office:value="99.834867" calcext:value-type="float">
            <text:p>99.834867</text:p>
          </table:table-cell>
          <table:table-cell office:value-type="float" office:value="97.109989" calcext:value-type="float">
            <text:p>97.109989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10308548" calcext:value-type="float">
            <text:p>10308548</text:p>
          </table:table-cell>
          <table:table-cell office:value-type="float" office:value="14058" calcext:value-type="float">
            <text:p>14058</text:p>
          </table:table-cell>
          <table:table-cell office:value-type="float" office:value="9799" calcext:value-type="float">
            <text:p>9799</text:p>
          </table:table-cell>
          <table:table-cell office:value-type="float" office:value="1.01937" calcext:value-type="float">
            <text:p>1.01937</text:p>
          </table:table-cell>
          <table:table-cell office:value-type="float" office:value="100.658528" calcext:value-type="float">
            <text:p>100.658528</text:p>
          </table:table-cell>
          <table:table-cell office:value-type="float" office:value="99.639158" calcext:value-type="float">
            <text:p>99.639158</text:p>
          </table:table-cell>
          <table:table-cell office:value-type="float" office:value="0.82767" calcext:value-type="float">
            <text:p>0.82767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7964" calcext:value-type="float">
            <text:p>14787964</text:p>
          </table:table-cell>
          <table:table-cell office:value-type="float" office:value="1907276" calcext:value-type="float">
            <text:p>1907276</text:p>
          </table:table-cell>
          <table:table-cell office:value-type="float" office:value="14057" calcext:value-type="float">
            <text:p>14057</text:p>
          </table:table-cell>
          <table:table-cell office:value-type="float" office:value="1813" calcext:value-type="float">
            <text:p>1813</text:p>
          </table:table-cell>
          <table:table-cell office:value-type="float" office:value="1.117895" calcext:value-type="float">
            <text:p>1.117895</text:p>
          </table:table-cell>
          <table:table-cell office:value-type="float" office:value="100.702609" calcext:value-type="float">
            <text:p>100.702609</text:p>
          </table:table-cell>
          <table:table-cell office:value-type="float" office:value="99.584714" calcext:value-type="float">
            <text:p>99.584714</text:p>
          </table:table-cell>
          <table:table-cell office:value-type="float" office:value="0.153218" calcext:value-type="float">
            <text:p>0.153218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072" calcext:value-type="float">
            <text:p>92072</text:p>
          </table:table-cell>
          <table:table-cell office:value-type="float" office:value="88576" calcext:value-type="float">
            <text:p>88576</text:p>
          </table:table-cell>
          <table:table-cell office:value-type="float" office:value="2278" calcext:value-type="float">
            <text:p>2278</text:p>
          </table:table-cell>
          <table:table-cell office:value-type="float" office:value="2192" calcext:value-type="float">
            <text:p>2192</text:p>
          </table:table-cell>
          <table:table-cell office:value-type="float" office:value="1.054765" calcext:value-type="float">
            <text:p>1.054765</text:p>
          </table:table-cell>
          <table:table-cell office:value-type="float" office:value="100.822165" calcext:value-type="float">
            <text:p>100.822165</text:p>
          </table:table-cell>
          <table:table-cell office:value-type="float" office:value="99.7674" calcext:value-type="float">
            <text:p>99.7674</text:p>
          </table:table-cell>
          <table:table-cell office:value-type="float" office:value="0.007103" calcext:value-type="float">
            <text:p>0.007103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44" calcext:value-type="float">
            <text:p>4144</text:p>
          </table:table-cell>
          <table:table-cell office:value-type="float" office:value="3768" calcext:value-type="float">
            <text:p>376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.034234" calcext:value-type="float">
            <text:p>1.034234</text:p>
          </table:table-cell>
          <table:table-cell office:value-type="float" office:value="100.820758" calcext:value-type="float">
            <text:p>100.820758</text:p>
          </table:table-cell>
          <table:table-cell office:value-type="float" office:value="99.786524" calcext:value-type="float">
            <text:p>99.78652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76" calcext:value-type="float">
            <text:p>2376</text:p>
          </table:table-cell>
          <table:table-cell office:value-type="float" office:value="1746" calcext:value-type="float">
            <text:p>1746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.072409" calcext:value-type="float">
            <text:p>1.072409</text:p>
          </table:table-cell>
          <table:table-cell office:value-type="float" office:value="100.070409" calcext:value-type="float">
            <text:p>100.070409</text:p>
          </table:table-cell>
          <table:table-cell office:value-type="float" office:value="98.998" calcext:value-type="float">
            <text:p>98.99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78" calcext:value-type="float">
            <text:p>9678</text:p>
          </table:table-cell>
          <table:table-cell office:value-type="float" office:value="9486" calcext:value-type="float">
            <text:p>9486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3.691226" calcext:value-type="float">
            <text:p>3.691226</text:p>
          </table:table-cell>
          <table:table-cell office:value-type="float" office:value="100.823639" calcext:value-type="float">
            <text:p>100.823639</text:p>
          </table:table-cell>
          <table:table-cell office:value-type="float" office:value="97.132413" calcext:value-type="float">
            <text:p>97.132413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9753092" calcext:value-type="float">
            <text:p>9753092</text:p>
          </table:table-cell>
          <table:table-cell office:value-type="float" office:value="14157" calcext:value-type="float">
            <text:p>14157</text:p>
          </table:table-cell>
          <table:table-cell office:value-type="float" office:value="9271" calcext:value-type="float">
            <text:p>9271</text:p>
          </table:table-cell>
          <table:table-cell office:value-type="float" office:value="1.008242" calcext:value-type="float">
            <text:p>1.008242</text:p>
          </table:table-cell>
          <table:table-cell office:value-type="float" office:value="100.592555" calcext:value-type="float">
            <text:p>100.592555</text:p>
          </table:table-cell>
          <table:table-cell office:value-type="float" office:value="99.584313" calcext:value-type="float">
            <text:p>99.584313</text:p>
          </table:table-cell>
          <table:table-cell office:value-type="float" office:value="0.783504" calcext:value-type="float">
            <text:p>0.783504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2112" calcext:value-type="float">
            <text:p>14892112</text:p>
          </table:table-cell>
          <table:table-cell office:value-type="float" office:value="2044036" calcext:value-type="float">
            <text:p>2044036</text:p>
          </table:table-cell>
          <table:table-cell office:value-type="float" office:value="14156" calcext:value-type="float">
            <text:p>14156</text:p>
          </table:table-cell>
          <table:table-cell office:value-type="float" office:value="1943" calcext:value-type="float">
            <text:p>1943</text:p>
          </table:table-cell>
          <table:table-cell office:value-type="float" office:value="1.109348" calcext:value-type="float">
            <text:p>1.109348</text:p>
          </table:table-cell>
          <table:table-cell office:value-type="float" office:value="100.914835" calcext:value-type="float">
            <text:p>100.914835</text:p>
          </table:table-cell>
          <table:table-cell office:value-type="float" office:value="99.805486" calcext:value-type="float">
            <text:p>99.805486</text:p>
          </table:table-cell>
          <table:table-cell office:value-type="float" office:value="0.163842" calcext:value-type="float">
            <text:p>0.163842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176" calcext:value-type="float">
            <text:p>97176</text:p>
          </table:table-cell>
          <table:table-cell office:value-type="float" office:value="94008" calcext:value-type="float">
            <text:p>94008</text:p>
          </table:table-cell>
          <table:table-cell office:value-type="float" office:value="2404" calcext:value-type="float">
            <text:p>2404</text:p>
          </table:table-cell>
          <table:table-cell office:value-type="float" office:value="2326" calcext:value-type="float">
            <text:p>2326</text:p>
          </table:table-cell>
          <table:table-cell office:value-type="float" office:value="1.043336" calcext:value-type="float">
            <text:p>1.043336</text:p>
          </table:table-cell>
          <table:table-cell office:value-type="float" office:value="100.402022" calcext:value-type="float">
            <text:p>100.402022</text:p>
          </table:table-cell>
          <table:table-cell office:value-type="float" office:value="99.358686" calcext:value-type="float">
            <text:p>99.358686</text:p>
          </table:table-cell>
          <table:table-cell office:value-type="float" office:value="0.007569" calcext:value-type="float">
            <text:p>0.007569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0" calcext:value-type="float">
            <text:p>4240</text:p>
          </table:table-cell>
          <table:table-cell office:value-type="float" office:value="3856" calcext:value-type="float">
            <text:p>3856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.021956" calcext:value-type="float">
            <text:p>1.021956</text:p>
          </table:table-cell>
          <table:table-cell office:value-type="float" office:value="100.404882" calcext:value-type="float">
            <text:p>100.404882</text:p>
          </table:table-cell>
          <table:table-cell office:value-type="float" office:value="99.382926" calcext:value-type="float">
            <text:p>99.382926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26" calcext:value-type="float">
            <text:p>2526</text:p>
          </table:table-cell>
          <table:table-cell office:value-type="float" office:value="1806" calcext:value-type="float">
            <text:p>180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.073385" calcext:value-type="float">
            <text:p>1.073385</text:p>
          </table:table-cell>
          <table:table-cell office:value-type="float" office:value="100.403356" calcext:value-type="float">
            <text:p>100.403356</text:p>
          </table:table-cell>
          <table:table-cell office:value-type="float" office:value="99.329971" calcext:value-type="float">
            <text:p>99.32997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216" calcext:value-type="float">
            <text:p>921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.867619" calcext:value-type="float">
            <text:p>2.867619</text:p>
          </table:table-cell>
          <table:table-cell office:value-type="float" office:value="100.126125" calcext:value-type="float">
            <text:p>100.126125</text:p>
          </table:table-cell>
          <table:table-cell office:value-type="float" office:value="97.258506" calcext:value-type="float">
            <text:p>97.258506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9897216" calcext:value-type="float">
            <text:p>9897216</text:p>
          </table:table-cell>
          <table:table-cell office:value-type="float" office:value="14257" calcext:value-type="float">
            <text:p>14257</text:p>
          </table:table-cell>
          <table:table-cell office:value-type="float" office:value="9408" calcext:value-type="float">
            <text:p>9408</text:p>
          </table:table-cell>
          <table:table-cell office:value-type="float" office:value="1.015301" calcext:value-type="float">
            <text:p>1.015301</text:p>
          </table:table-cell>
          <table:table-cell office:value-type="float" office:value="100.936604" calcext:value-type="float">
            <text:p>100.936604</text:p>
          </table:table-cell>
          <table:table-cell office:value-type="float" office:value="99.921303" calcext:value-type="float">
            <text:p>99.921303</text:p>
          </table:table-cell>
          <table:table-cell office:value-type="float" office:value="0.792401" calcext:value-type="float">
            <text:p>0.792401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6260" calcext:value-type="float">
            <text:p>14996260</text:p>
          </table:table-cell>
          <table:table-cell office:value-type="float" office:value="2189212" calcext:value-type="float">
            <text:p>2189212</text:p>
          </table:table-cell>
          <table:table-cell office:value-type="float" office:value="14255" calcext:value-type="float">
            <text:p>14255</text:p>
          </table:table-cell>
          <table:table-cell office:value-type="float" office:value="2081" calcext:value-type="float">
            <text:p>2081</text:p>
          </table:table-cell>
          <table:table-cell office:value-type="float" office:value="1.129937" calcext:value-type="float">
            <text:p>1.129937</text:p>
          </table:table-cell>
          <table:table-cell office:value-type="float" office:value="100.96286" calcext:value-type="float">
            <text:p>100.96286</text:p>
          </table:table-cell>
          <table:table-cell office:value-type="float" office:value="99.832923" calcext:value-type="float">
            <text:p>99.832923</text:p>
          </table:table-cell>
          <table:table-cell office:value-type="float" office:value="0.17543" calcext:value-type="float">
            <text:p>0.17543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888" calcext:value-type="float">
            <text:p>92888</text:p>
          </table:table-cell>
          <table:table-cell office:value-type="float" office:value="90120" calcext:value-type="float">
            <text:p>90120</text:p>
          </table:table-cell>
          <table:table-cell office:value-type="float" office:value="2298" calcext:value-type="float">
            <text:p>2298</text:p>
          </table:table-cell>
          <table:table-cell office:value-type="float" office:value="2230" calcext:value-type="float">
            <text:p>2230</text:p>
          </table:table-cell>
          <table:table-cell office:value-type="float" office:value="1.055859" calcext:value-type="float">
            <text:p>1.055859</text:p>
          </table:table-cell>
          <table:table-cell office:value-type="float" office:value="100.977584" calcext:value-type="float">
            <text:p>100.977584</text:p>
          </table:table-cell>
          <table:table-cell office:value-type="float" office:value="99.921726" calcext:value-type="float">
            <text:p>99.921726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12" calcext:value-type="float">
            <text:p>4312</text:p>
          </table:table-cell>
          <table:table-cell office:value-type="float" office:value="3976" calcext:value-type="float">
            <text:p>397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.034557" calcext:value-type="float">
            <text:p>1.034557</text:p>
          </table:table-cell>
          <table:table-cell office:value-type="float" office:value="100.992642" calcext:value-type="float">
            <text:p>100.992642</text:p>
          </table:table-cell>
          <table:table-cell office:value-type="float" office:value="99.958084" calcext:value-type="float">
            <text:p>99.958084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30" calcext:value-type="float">
            <text:p>2730</text:p>
          </table:table-cell>
          <table:table-cell office:value-type="float" office:value="2112" calcext:value-type="float">
            <text:p>211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.084988" calcext:value-type="float">
            <text:p>1.084988</text:p>
          </table:table-cell>
          <table:table-cell office:value-type="float" office:value="100.991036" calcext:value-type="float">
            <text:p>100.991036</text:p>
          </table:table-cell>
          <table:table-cell office:value-type="float" office:value="99.906048" calcext:value-type="float">
            <text:p>99.906048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48" calcext:value-type="float">
            <text:p>9648</text:p>
          </table:table-cell>
          <table:table-cell office:value-type="float" office:value="9408" calcext:value-type="float">
            <text:p>9408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4.919886" calcext:value-type="float">
            <text:p>4.919886</text:p>
          </table:table-cell>
          <table:table-cell office:value-type="float" office:value="100.976178" calcext:value-type="float">
            <text:p>100.976178</text:p>
          </table:table-cell>
          <table:table-cell office:value-type="float" office:value="96.056292" calcext:value-type="float">
            <text:p>96.056292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10072900" calcext:value-type="float">
            <text:p>10072900</text:p>
          </table:table-cell>
          <table:table-cell office:value-type="float" office:value="14355" calcext:value-type="float">
            <text:p>14355</text:p>
          </table:table-cell>
          <table:table-cell office:value-type="float" office:value="9575" calcext:value-type="float">
            <text:p>9575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49532" calcext:value-type="float">
            <text:p>100.49532</text:p>
          </table:table-cell>
          <table:table-cell office:value-type="float" office:value="99.479959" calcext:value-type="float">
            <text:p>99.479959</text:p>
          </table:table-cell>
          <table:table-cell office:value-type="float" office:value="0.810045" calcext:value-type="float">
            <text:p>0.810045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0408" calcext:value-type="float">
            <text:p>15100408</text:p>
          </table:table-cell>
          <table:table-cell office:value-type="float" office:value="1968292" calcext:value-type="float">
            <text:p>1968292</text:p>
          </table:table-cell>
          <table:table-cell office:value-type="float" office:value="14354" calcext:value-type="float">
            <text:p>14354</text:p>
          </table:table-cell>
          <table:table-cell office:value-type="float" office:value="1871" calcext:value-type="float">
            <text:p>1871</text:p>
          </table:table-cell>
          <table:table-cell office:value-type="float" office:value="1.118891" calcext:value-type="float">
            <text:p>1.118891</text:p>
          </table:table-cell>
          <table:table-cell office:value-type="float" office:value="100.724469" calcext:value-type="float">
            <text:p>100.724469</text:p>
          </table:table-cell>
          <table:table-cell office:value-type="float" office:value="99.605578" calcext:value-type="float">
            <text:p>99.605578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216" calcext:value-type="float">
            <text:p>93216</text:p>
          </table:table-cell>
          <table:table-cell office:value-type="float" office:value="90144" calcext:value-type="float">
            <text:p>90144</text:p>
          </table:table-cell>
          <table:table-cell office:value-type="float" office:value="2306" calcext:value-type="float">
            <text:p>2306</text:p>
          </table:table-cell>
          <table:table-cell office:value-type="float" office:value="2231" calcext:value-type="float">
            <text:p>2231</text:p>
          </table:table-cell>
          <table:table-cell office:value-type="float" office:value="1.050656" calcext:value-type="float">
            <text:p>1.050656</text:p>
          </table:table-cell>
          <table:table-cell office:value-type="float" office:value="100.835762" calcext:value-type="float">
            <text:p>100.835762</text:p>
          </table:table-cell>
          <table:table-cell office:value-type="float" office:value="99.785106" calcext:value-type="float">
            <text:p>99.785106</text:p>
          </table:table-cell>
          <table:table-cell office:value-type="float" office:value="0.007227" calcext:value-type="float">
            <text:p>0.007227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48" calcext:value-type="float">
            <text:p>4448</text:p>
          </table:table-cell>
          <table:table-cell office:value-type="float" office:value="3888" calcext:value-type="float">
            <text:p>388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1.029095" calcext:value-type="float">
            <text:p>1.029095</text:p>
          </table:table-cell>
          <table:table-cell office:value-type="float" office:value="100.92378" calcext:value-type="float">
            <text:p>100.92378</text:p>
          </table:table-cell>
          <table:table-cell office:value-type="float" office:value="99.894686" calcext:value-type="float">
            <text:p>99.894686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8" calcext:value-type="float">
            <text:p>2358</text:p>
          </table:table-cell>
          <table:table-cell office:value-type="float" office:value="1698" calcext:value-type="float">
            <text:p>1698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1.075073" calcext:value-type="float">
            <text:p>1.075073</text:p>
          </table:table-cell>
          <table:table-cell office:value-type="float" office:value="100.920796" calcext:value-type="float">
            <text:p>100.920796</text:p>
          </table:table-cell>
          <table:table-cell office:value-type="float" office:value="99.845723" calcext:value-type="float">
            <text:p>99.84572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36" calcext:value-type="float">
            <text:p>9936</text:p>
          </table:table-cell>
          <table:table-cell office:value-type="float" office:value="9792" calcext:value-type="float">
            <text:p>9792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3.575922" calcext:value-type="float">
            <text:p>3.575922</text:p>
          </table:table-cell>
          <table:table-cell office:value-type="float" office:value="99.947794" calcext:value-type="float">
            <text:p>99.947794</text:p>
          </table:table-cell>
          <table:table-cell office:value-type="float" office:value="96.371872" calcext:value-type="float">
            <text:p>96.371872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9853032" calcext:value-type="float">
            <text:p>9853032</text:p>
          </table:table-cell>
          <table:table-cell office:value-type="float" office:value="14455" calcext:value-type="float">
            <text:p>14455</text:p>
          </table:table-cell>
          <table:table-cell office:value-type="float" office:value="9366" calcext:value-type="float">
            <text:p>9366</text:p>
          </table:table-cell>
          <table:table-cell office:value-type="float" office:value="1.016229" calcext:value-type="float">
            <text:p>1.016229</text:p>
          </table:table-cell>
          <table:table-cell office:value-type="float" office:value="100.762653" calcext:value-type="float">
            <text:p>100.762653</text:p>
          </table:table-cell>
          <table:table-cell office:value-type="float" office:value="99.746423" calcext:value-type="float">
            <text:p>99.746423</text:p>
          </table:table-cell>
          <table:table-cell office:value-type="float" office:value="0.790246" calcext:value-type="float">
            <text:p>0.790246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4556" calcext:value-type="float">
            <text:p>15204556</text:p>
          </table:table-cell>
          <table:table-cell office:value-type="float" office:value="1930420" calcext:value-type="float">
            <text:p>1930420</text:p>
          </table:table-cell>
          <table:table-cell office:value-type="float" office:value="14453" calcext:value-type="float">
            <text:p>14453</text:p>
          </table:table-cell>
          <table:table-cell office:value-type="float" office:value="1835" calcext:value-type="float">
            <text:p>1835</text:p>
          </table:table-cell>
          <table:table-cell office:value-type="float" office:value="1.136096" calcext:value-type="float">
            <text:p>1.136096</text:p>
          </table:table-cell>
          <table:table-cell office:value-type="float" office:value="99.904543" calcext:value-type="float">
            <text:p>99.904543</text:p>
          </table:table-cell>
          <table:table-cell office:value-type="float" office:value="98.768447" calcext:value-type="float">
            <text:p>98.768447</text:p>
          </table:table-cell>
          <table:table-cell office:value-type="float" office:value="0.156359" calcext:value-type="float">
            <text:p>0.15635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4920" calcext:value-type="float">
            <text:p>104920</text:p>
          </table:table-cell>
          <table:table-cell office:value-type="float" office:value="101840" calcext:value-type="float">
            <text:p>101840</text:p>
          </table:table-cell>
          <table:table-cell office:value-type="float" office:value="2600" calcext:value-type="float">
            <text:p>2600</text:p>
          </table:table-cell>
          <table:table-cell office:value-type="float" office:value="2524" calcext:value-type="float">
            <text:p>2524</text:p>
          </table:table-cell>
          <table:table-cell office:value-type="float" office:value="1.050435" calcext:value-type="float">
            <text:p>1.050435</text:p>
          </table:table-cell>
          <table:table-cell office:value-type="float" office:value="100.532274" calcext:value-type="float">
            <text:p>100.532274</text:p>
          </table:table-cell>
          <table:table-cell office:value-type="float" office:value="99.481839" calcext:value-type="float">
            <text:p>99.481839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40" calcext:value-type="float">
            <text:p>3440</text:p>
          </table:table-cell>
          <table:table-cell office:value-type="float" office:value="3256" calcext:value-type="float">
            <text:p>325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.035526" calcext:value-type="float">
            <text:p>1.035526</text:p>
          </table:table-cell>
          <table:table-cell office:value-type="float" office:value="99.888016" calcext:value-type="float">
            <text:p>99.888016</text:p>
          </table:table-cell>
          <table:table-cell office:value-type="float" office:value="98.85249" calcext:value-type="float">
            <text:p>98.85249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54" calcext:value-type="float">
            <text:p>2154</text:p>
          </table:table-cell>
          <table:table-cell office:value-type="float" office:value="1614" calcext:value-type="float">
            <text:p>161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.080084" calcext:value-type="float">
            <text:p>1.080084</text:p>
          </table:table-cell>
          <table:table-cell office:value-type="float" office:value="99.878116" calcext:value-type="float">
            <text:p>99.878116</text:p>
          </table:table-cell>
          <table:table-cell office:value-type="float" office:value="98.798032" calcext:value-type="float">
            <text:p>98.79803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9696" calcext:value-type="float">
            <text:p>9696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4.975835" calcext:value-type="float">
            <text:p>4.975835</text:p>
          </table:table-cell>
          <table:table-cell office:value-type="float" office:value="100.608649" calcext:value-type="float">
            <text:p>100.608649</text:p>
          </table:table-cell>
          <table:table-cell office:value-type="float" office:value="95.632814" calcext:value-type="float">
            <text:p>95.632814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10102356" calcext:value-type="float">
            <text:p>10102356</text:p>
          </table:table-cell>
          <table:table-cell office:value-type="float" office:value="14554" calcext:value-type="float">
            <text:p>14554</text:p>
          </table:table-cell>
          <table:table-cell office:value-type="float" office:value="9603" calcext:value-type="float">
            <text:p>9603</text:p>
          </table:table-cell>
          <table:table-cell office:value-type="float" office:value="1.01887" calcext:value-type="float">
            <text:p>1.01887</text:p>
          </table:table-cell>
          <table:table-cell office:value-type="float" office:value="100.764" calcext:value-type="float">
            <text:p>100.764</text:p>
          </table:table-cell>
          <table:table-cell office:value-type="float" office:value="99.74513" calcext:value-type="float">
            <text:p>99.74513</text:p>
          </table:table-cell>
          <table:table-cell office:value-type="float" office:value="0.810254" calcext:value-type="float">
            <text:p>0.810254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08704" calcext:value-type="float">
            <text:p>15308704</text:p>
          </table:table-cell>
          <table:table-cell office:value-type="float" office:value="1895704" calcext:value-type="float">
            <text:p>1895704</text:p>
          </table:table-cell>
          <table:table-cell office:value-type="float" office:value="14552" calcext:value-type="float">
            <text:p>14552</text:p>
          </table:table-cell>
          <table:table-cell office:value-type="float" office:value="1802" calcext:value-type="float">
            <text:p>1802</text:p>
          </table:table-cell>
          <table:table-cell office:value-type="float" office:value="1.116245" calcext:value-type="float">
            <text:p>1.116245</text:p>
          </table:table-cell>
          <table:table-cell office:value-type="float" office:value="100.963794" calcext:value-type="float">
            <text:p>100.963794</text:p>
          </table:table-cell>
          <table:table-cell office:value-type="float" office:value="99.847549" calcext:value-type="float">
            <text:p>99.847549</text:p>
          </table:table-cell>
          <table:table-cell office:value-type="float" office:value="0.151888" calcext:value-type="float">
            <text:p>0.151888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848" calcext:value-type="float">
            <text:p>99848</text:p>
          </table:table-cell>
          <table:table-cell office:value-type="float" office:value="97256" calcext:value-type="float">
            <text:p>97256</text:p>
          </table:table-cell>
          <table:table-cell office:value-type="float" office:value="2472" calcext:value-type="float">
            <text:p>2472</text:p>
          </table:table-cell>
          <table:table-cell office:value-type="float" office:value="2409" calcext:value-type="float">
            <text:p>2409</text:p>
          </table:table-cell>
          <table:table-cell office:value-type="float" office:value="1.058698" calcext:value-type="float">
            <text:p>1.058698</text:p>
          </table:table-cell>
          <table:table-cell office:value-type="float" office:value="100.767012" calcext:value-type="float">
            <text:p>100.767012</text:p>
          </table:table-cell>
          <table:table-cell office:value-type="float" office:value="99.708314" calcext:value-type="float">
            <text:p>99.708314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3632" calcext:value-type="float">
            <text:p>363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.038047" calcext:value-type="float">
            <text:p>1.038047</text:p>
          </table:table-cell>
          <table:table-cell office:value-type="float" office:value="100.481869" calcext:value-type="float">
            <text:p>100.481869</text:p>
          </table:table-cell>
          <table:table-cell office:value-type="float" office:value="99.443823" calcext:value-type="float">
            <text:p>99.443823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84" calcext:value-type="float">
            <text:p>2484</text:p>
          </table:table-cell>
          <table:table-cell office:value-type="float" office:value="1794" calcext:value-type="float">
            <text:p>1794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.082025" calcext:value-type="float">
            <text:p>1.082025</text:p>
          </table:table-cell>
          <table:table-cell office:value-type="float" office:value="100.461083" calcext:value-type="float">
            <text:p>100.461083</text:p>
          </table:table-cell>
          <table:table-cell office:value-type="float" office:value="99.379059" calcext:value-type="float">
            <text:p>99.37905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04" calcext:value-type="float">
            <text:p>9504</text:p>
          </table:table-cell>
          <table:table-cell office:value-type="float" office:value="9408" calcext:value-type="float">
            <text:p>9408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2.713094" calcext:value-type="float">
            <text:p>2.713094</text:p>
          </table:table-cell>
          <table:table-cell office:value-type="float" office:value="100.340803" calcext:value-type="float">
            <text:p>100.340803</text:p>
          </table:table-cell>
          <table:table-cell office:value-type="float" office:value="97.627709" calcext:value-type="float">
            <text:p>97.627709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9836200" calcext:value-type="float">
            <text:p>9836200</text:p>
          </table:table-cell>
          <table:table-cell office:value-type="float" office:value="14652" calcext:value-type="float">
            <text:p>14652</text:p>
          </table:table-cell>
          <table:table-cell office:value-type="float" office:value="9350" calcext:value-type="float">
            <text:p>9350</text:p>
          </table:table-cell>
          <table:table-cell office:value-type="float" office:value="1.007222" calcext:value-type="float">
            <text:p>1.007222</text:p>
          </table:table-cell>
          <table:table-cell office:value-type="float" office:value="100.248644" calcext:value-type="float">
            <text:p>100.248644</text:p>
          </table:table-cell>
          <table:table-cell office:value-type="float" office:value="99.241422" calcext:value-type="float">
            <text:p>99.241422</text:p>
          </table:table-cell>
          <table:table-cell office:value-type="float" office:value="0.792911" calcext:value-type="float">
            <text:p>0.79291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2852" calcext:value-type="float">
            <text:p>15412852</text:p>
          </table:table-cell>
          <table:table-cell office:value-type="float" office:value="1754736" calcext:value-type="float">
            <text:p>1754736</text:p>
          </table:table-cell>
          <table:table-cell office:value-type="float" office:value="14651" calcext:value-type="float">
            <text:p>14651</text:p>
          </table:table-cell>
          <table:table-cell office:value-type="float" office:value="1668" calcext:value-type="float">
            <text:p>1668</text:p>
          </table:table-cell>
          <table:table-cell office:value-type="float" office:value="1.108527" calcext:value-type="float">
            <text:p>1.108527</text:p>
          </table:table-cell>
          <table:table-cell office:value-type="float" office:value="99.98542" calcext:value-type="float">
            <text:p>99.98542</text:p>
          </table:table-cell>
          <table:table-cell office:value-type="float" office:value="98.876892" calcext:value-type="float">
            <text:p>98.876892</text:p>
          </table:table-cell>
          <table:table-cell office:value-type="float" office:value="0.141973" calcext:value-type="float">
            <text:p>0.141973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016" calcext:value-type="float">
            <text:p>103016</text:p>
          </table:table-cell>
          <table:table-cell office:value-type="float" office:value="98584" calcext:value-type="float">
            <text:p>98584</text:p>
          </table:table-cell>
          <table:table-cell office:value-type="float" office:value="2552" calcext:value-type="float">
            <text:p>2552</text:p>
          </table:table-cell>
          <table:table-cell office:value-type="float" office:value="2443" calcext:value-type="float">
            <text:p>2443</text:p>
          </table:table-cell>
          <table:table-cell office:value-type="float" office:value="1.040133" calcext:value-type="float">
            <text:p>1.040133</text:p>
          </table:table-cell>
          <table:table-cell office:value-type="float" office:value="100.520753" calcext:value-type="float">
            <text:p>100.520753</text:p>
          </table:table-cell>
          <table:table-cell office:value-type="float" office:value="99.48062" calcext:value-type="float">
            <text:p>99.48062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3864" calcext:value-type="float">
            <text:p>3864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.030707" calcext:value-type="float">
            <text:p>1.030707</text:p>
          </table:table-cell>
          <table:table-cell office:value-type="float" office:value="99.880476" calcext:value-type="float">
            <text:p>99.880476</text:p>
          </table:table-cell>
          <table:table-cell office:value-type="float" office:value="98.849769" calcext:value-type="float">
            <text:p>98.849769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88" calcext:value-type="float">
            <text:p>2388</text:p>
          </table:table-cell>
          <table:table-cell office:value-type="float" office:value="1908" calcext:value-type="float">
            <text:p>1908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.059007" calcext:value-type="float">
            <text:p>1.059007</text:p>
          </table:table-cell>
          <table:table-cell office:value-type="float" office:value="100.371017" calcext:value-type="float">
            <text:p>100.371017</text:p>
          </table:table-cell>
          <table:table-cell office:value-type="float" office:value="99.31201" calcext:value-type="float">
            <text:p>99.31201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640" calcext:value-type="float">
            <text:p>8640</text:p>
          </table:table-cell>
          <table:table-cell office:value-type="float" office:value="8448" calcext:value-type="float">
            <text:p>8448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2.859079" calcext:value-type="float">
            <text:p>2.859079</text:p>
          </table:table-cell>
          <table:table-cell office:value-type="float" office:value="99.154868" calcext:value-type="float">
            <text:p>99.154868</text:p>
          </table:table-cell>
          <table:table-cell office:value-type="float" office:value="96.295789" calcext:value-type="float">
            <text:p>96.295789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10364304" calcext:value-type="float">
            <text:p>10364304</text:p>
          </table:table-cell>
          <table:table-cell office:value-type="float" office:value="14752" calcext:value-type="float">
            <text:p>14752</text:p>
          </table:table-cell>
          <table:table-cell office:value-type="float" office:value="9852" calcext:value-type="float">
            <text:p>9852</text:p>
          </table:table-cell>
          <table:table-cell office:value-type="float" office:value="1.019209" calcext:value-type="float">
            <text:p>1.019209</text:p>
          </table:table-cell>
          <table:table-cell office:value-type="float" office:value="100.496996" calcext:value-type="float">
            <text:p>100.496996</text:p>
          </table:table-cell>
          <table:table-cell office:value-type="float" office:value="99.477787" calcext:value-type="float">
            <text:p>99.477787</text:p>
          </table:table-cell>
          <table:table-cell office:value-type="float" office:value="0.833497" calcext:value-type="float">
            <text:p>0.833497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7000" calcext:value-type="float">
            <text:p>15517000</text:p>
          </table:table-cell>
          <table:table-cell office:value-type="float" office:value="1814700" calcext:value-type="float">
            <text:p>1814700</text:p>
          </table:table-cell>
          <table:table-cell office:value-type="float" office:value="14750" calcext:value-type="float">
            <text:p>14750</text:p>
          </table:table-cell>
          <table:table-cell office:value-type="float" office:value="1725" calcext:value-type="float">
            <text:p>1725</text:p>
          </table:table-cell>
          <table:table-cell office:value-type="float" office:value="2.33634" calcext:value-type="float">
            <text:p>2.33634</text:p>
          </table:table-cell>
          <table:table-cell office:value-type="float" office:value="99.854559" calcext:value-type="float">
            <text:p>99.854559</text:p>
          </table:table-cell>
          <table:table-cell office:value-type="float" office:value="97.51822" calcext:value-type="float">
            <text:p>97.51822</text:p>
          </table:table-cell>
          <table:table-cell office:value-type="float" office:value="0.148871" calcext:value-type="float">
            <text:p>0.148871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440" calcext:value-type="float">
            <text:p>81440</text:p>
          </table:table-cell>
          <table:table-cell office:value-type="float" office:value="77864" calcext:value-type="float">
            <text:p>77864</text:p>
          </table:table-cell>
          <table:table-cell office:value-type="float" office:value="2014" calcext:value-type="float">
            <text:p>2014</text:p>
          </table:table-cell>
          <table:table-cell office:value-type="float" office:value="1927" calcext:value-type="float">
            <text:p>1927</text:p>
          </table:table-cell>
          <table:table-cell office:value-type="float" office:value="1.27754" calcext:value-type="float">
            <text:p>1.27754</text:p>
          </table:table-cell>
          <table:table-cell office:value-type="float" office:value="100.508304" calcext:value-type="float">
            <text:p>100.508304</text:p>
          </table:table-cell>
          <table:table-cell office:value-type="float" office:value="99.230764" calcext:value-type="float">
            <text:p>99.230764</text:p>
          </table:table-cell>
          <table:table-cell office:value-type="float" office:value="0.006277" calcext:value-type="float">
            <text:p>0.006277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16" calcext:value-type="float">
            <text:p>3616</text:p>
          </table:table-cell>
          <table:table-cell office:value-type="float" office:value="2952" calcext:value-type="float">
            <text:p>295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.262631" calcext:value-type="float">
            <text:p>1.262631</text:p>
          </table:table-cell>
          <table:table-cell office:value-type="float" office:value="100.506929" calcext:value-type="float">
            <text:p>100.506929</text:p>
          </table:table-cell>
          <table:table-cell office:value-type="float" office:value="99.244298" calcext:value-type="float">
            <text:p>99.244298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38" calcext:value-type="float">
            <text:p>1938</text:p>
          </table:table-cell>
          <table:table-cell office:value-type="float" office:value="1458" calcext:value-type="float">
            <text:p>145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.286859" calcext:value-type="float">
            <text:p>2.286859</text:p>
          </table:table-cell>
          <table:table-cell office:value-type="float" office:value="100.840184" calcext:value-type="float">
            <text:p>100.840184</text:p>
          </table:table-cell>
          <table:table-cell office:value-type="float" office:value="98.553325" calcext:value-type="float">
            <text:p>98.55332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024" calcext:value-type="float">
            <text:p>9024</text:p>
          </table:table-cell>
          <table:table-cell office:value-type="float" office:value="8784" calcext:value-type="float">
            <text:p>8784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4.914141" calcext:value-type="float">
            <text:p>4.914141</text:p>
          </table:table-cell>
          <table:table-cell office:value-type="float" office:value="99.837972" calcext:value-type="float">
            <text:p>99.837972</text:p>
          </table:table-cell>
          <table:table-cell office:value-type="float" office:value="94.923831" calcext:value-type="float">
            <text:p>94.923831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10849276" calcext:value-type="float">
            <text:p>10849276</text:p>
          </table:table-cell>
          <table:table-cell office:value-type="float" office:value="14850" calcext:value-type="float">
            <text:p>14850</text:p>
          </table:table-cell>
          <table:table-cell office:value-type="float" office:value="10313" calcext:value-type="float">
            <text:p>10313</text:p>
          </table:table-cell>
          <table:table-cell office:value-type="float" office:value="1.011321" calcext:value-type="float">
            <text:p>1.011321</text:p>
          </table:table-cell>
          <table:table-cell office:value-type="float" office:value="100.492302" calcext:value-type="float">
            <text:p>100.492302</text:p>
          </table:table-cell>
          <table:table-cell office:value-type="float" office:value="99.48098" calcext:value-type="float">
            <text:p>99.48098</text:p>
          </table:table-cell>
          <table:table-cell office:value-type="float" office:value="0.87247" calcext:value-type="float">
            <text:p>0.87247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1148" calcext:value-type="float">
            <text:p>15621148</text:p>
          </table:table-cell>
          <table:table-cell office:value-type="float" office:value="1588520" calcext:value-type="float">
            <text:p>1588520</text:p>
          </table:table-cell>
          <table:table-cell office:value-type="float" office:value="14849" calcext:value-type="float">
            <text:p>14849</text:p>
          </table:table-cell>
          <table:table-cell office:value-type="float" office:value="1510" calcext:value-type="float">
            <text:p>1510</text:p>
          </table:table-cell>
          <table:table-cell office:value-type="float" office:value="1.145563" calcext:value-type="float">
            <text:p>1.145563</text:p>
          </table:table-cell>
          <table:table-cell office:value-type="float" office:value="100.499342" calcext:value-type="float">
            <text:p>100.499342</text:p>
          </table:table-cell>
          <table:table-cell office:value-type="float" office:value="99.353779" calcext:value-type="float">
            <text:p>99.353779</text:p>
          </table:table-cell>
          <table:table-cell office:value-type="float" office:value="0.127908" calcext:value-type="float">
            <text:p>0.12790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520" calcext:value-type="float">
            <text:p>90520</text:p>
          </table:table-cell>
          <table:table-cell office:value-type="float" office:value="86808" calcext:value-type="float">
            <text:p>86808</text:p>
          </table:table-cell>
          <table:table-cell office:value-type="float" office:value="2243" calcext:value-type="float">
            <text:p>2243</text:p>
          </table:table-cell>
          <table:table-cell office:value-type="float" office:value="2152" calcext:value-type="float">
            <text:p>2152</text:p>
          </table:table-cell>
          <table:table-cell office:value-type="float" office:value="1.06019" calcext:value-type="float">
            <text:p>1.06019</text:p>
          </table:table-cell>
          <table:table-cell office:value-type="float" office:value="100.568778" calcext:value-type="float">
            <text:p>100.568778</text:p>
          </table:table-cell>
          <table:table-cell office:value-type="float" office:value="99.508588" calcext:value-type="float">
            <text:p>99.508588</text:p>
          </table:table-cell>
          <table:table-cell office:value-type="float" office:value="0.006979" calcext:value-type="float">
            <text:p>0.006979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96" calcext:value-type="float">
            <text:p>3296</text:p>
          </table:table-cell>
          <table:table-cell office:value-type="float" office:value="2816" calcext:value-type="float">
            <text:p>2816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.045301" calcext:value-type="float">
            <text:p>1.045301</text:p>
          </table:table-cell>
          <table:table-cell office:value-type="float" office:value="98.47103" calcext:value-type="float">
            <text:p>98.47103</text:p>
          </table:table-cell>
          <table:table-cell office:value-type="float" office:value="97.425728" calcext:value-type="float">
            <text:p>97.425728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10" calcext:value-type="float">
            <text:p>2010</text:p>
          </table:table-cell>
          <table:table-cell office:value-type="float" office:value="1590" calcext:value-type="float">
            <text:p>159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.11261" calcext:value-type="float">
            <text:p>1.11261</text:p>
          </table:table-cell>
          <table:table-cell office:value-type="float" office:value="100.570464" calcext:value-type="float">
            <text:p>100.570464</text:p>
          </table:table-cell>
          <table:table-cell office:value-type="float" office:value="99.457854" calcext:value-type="float">
            <text:p>99.45785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352" calcext:value-type="float">
            <text:p>8352</text:p>
          </table:table-cell>
          <table:table-cell office:value-type="float" office:value="8256" calcext:value-type="float">
            <text:p>8256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2.725944" calcext:value-type="float">
            <text:p>2.725944</text:p>
          </table:table-cell>
          <table:table-cell office:value-type="float" office:value="99.554423" calcext:value-type="float">
            <text:p>99.554423</text:p>
          </table:table-cell>
          <table:table-cell office:value-type="float" office:value="96.828479" calcext:value-type="float">
            <text:p>96.828479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10120240" calcext:value-type="float">
            <text:p>10120240</text:p>
          </table:table-cell>
          <table:table-cell office:value-type="float" office:value="14949" calcext:value-type="float">
            <text:p>14949</text:p>
          </table:table-cell>
          <table:table-cell office:value-type="float" office:value="9620" calcext:value-type="float">
            <text:p>9620</text:p>
          </table:table-cell>
          <table:table-cell office:value-type="float" office:value="1.016321" calcext:value-type="float">
            <text:p>1.016321</text:p>
          </table:table-cell>
          <table:table-cell office:value-type="float" office:value="100.656604" calcext:value-type="float">
            <text:p>100.656604</text:p>
          </table:table-cell>
          <table:table-cell office:value-type="float" office:value="99.640283" calcext:value-type="float">
            <text:p>99.640283</text:p>
          </table:table-cell>
          <table:table-cell office:value-type="float" office:value="0.812542" calcext:value-type="float">
            <text:p>0.812542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5296" calcext:value-type="float">
            <text:p>15725296</text:p>
          </table:table-cell>
          <table:table-cell office:value-type="float" office:value="2003008" calcext:value-type="float">
            <text:p>2003008</text:p>
          </table:table-cell>
          <table:table-cell office:value-type="float" office:value="14948" calcext:value-type="float">
            <text:p>14948</text:p>
          </table:table-cell>
          <table:table-cell office:value-type="float" office:value="1904" calcext:value-type="float">
            <text:p>1904</text:p>
          </table:table-cell>
          <table:table-cell office:value-type="float" office:value="1.148263" calcext:value-type="float">
            <text:p>1.148263</text:p>
          </table:table-cell>
          <table:table-cell office:value-type="float" office:value="100.0813" calcext:value-type="float">
            <text:p>100.0813</text:p>
          </table:table-cell>
          <table:table-cell office:value-type="float" office:value="98.933037" calcext:value-type="float">
            <text:p>98.933037</text:p>
          </table:table-cell>
          <table:table-cell office:value-type="float" office:value="0.161969" calcext:value-type="float">
            <text:p>0.161969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960" calcext:value-type="float">
            <text:p>81960</text:p>
          </table:table-cell>
          <table:table-cell office:value-type="float" office:value="78056" calcext:value-type="float">
            <text:p>78056</text:p>
          </table:table-cell>
          <table:table-cell office:value-type="float" office:value="2026" calcext:value-type="float">
            <text:p>2026</text:p>
          </table:table-cell>
          <table:table-cell office:value-type="float" office:value="1932" calcext:value-type="float">
            <text:p>1932</text:p>
          </table:table-cell>
          <table:table-cell office:value-type="float" office:value="1.050866" calcext:value-type="float">
            <text:p>1.050866</text:p>
          </table:table-cell>
          <table:table-cell office:value-type="float" office:value="100.22959" calcext:value-type="float">
            <text:p>100.22959</text:p>
          </table:table-cell>
          <table:table-cell office:value-type="float" office:value="99.178724" calcext:value-type="float">
            <text:p>99.178724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6" calcext:value-type="float">
            <text:p>3936</text:p>
          </table:table-cell>
          <table:table-cell office:value-type="float" office:value="3144" calcext:value-type="float">
            <text:p>3144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1.035537" calcext:value-type="float">
            <text:p>1.035537</text:p>
          </table:table-cell>
          <table:table-cell office:value-type="float" office:value="99.818341" calcext:value-type="float">
            <text:p>99.818341</text:p>
          </table:table-cell>
          <table:table-cell office:value-type="float" office:value="98.782804" calcext:value-type="float">
            <text:p>98.782804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8" calcext:value-type="float">
            <text:p>2268</text:p>
          </table:table-cell>
          <table:table-cell office:value-type="float" office:value="1818" calcext:value-type="float">
            <text:p>181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1.082035" calcext:value-type="float">
            <text:p>1.082035</text:p>
          </table:table-cell>
          <table:table-cell office:value-type="float" office:value="99.812998" calcext:value-type="float">
            <text:p>99.812998</text:p>
          </table:table-cell>
          <table:table-cell office:value-type="float" office:value="98.730963" calcext:value-type="float">
            <text:p>98.730963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40" calcext:value-type="float">
            <text:p>9840</text:p>
          </table:table-cell>
          <table:table-cell office:value-type="float" office:value="9792" calcext:value-type="float">
            <text:p>9792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.960555" calcext:value-type="float">
            <text:p>2.960555</text:p>
          </table:table-cell>
          <table:table-cell office:value-type="float" office:value="100.224983" calcext:value-type="float">
            <text:p>100.224983</text:p>
          </table:table-cell>
          <table:table-cell office:value-type="float" office:value="97.264428" calcext:value-type="float">
            <text:p>97.264428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10106564" calcext:value-type="float">
            <text:p>10106564</text:p>
          </table:table-cell>
          <table:table-cell office:value-type="float" office:value="15049" calcext:value-type="float">
            <text:p>15049</text:p>
          </table:table-cell>
          <table:table-cell office:value-type="float" office:value="9607" calcext:value-type="float">
            <text:p>9607</text:p>
          </table:table-cell>
          <table:table-cell office:value-type="float" office:value="1.010433" calcext:value-type="float">
            <text:p>1.010433</text:p>
          </table:table-cell>
          <table:table-cell office:value-type="float" office:value="100.523689" calcext:value-type="float">
            <text:p>100.523689</text:p>
          </table:table-cell>
          <table:table-cell office:value-type="float" office:value="99.513256" calcext:value-type="float">
            <text:p>99.513256</text:p>
          </table:table-cell>
          <table:table-cell office:value-type="float" office:value="0.81248" calcext:value-type="float">
            <text:p>0.8124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29444" calcext:value-type="float">
            <text:p>15829444</text:p>
          </table:table-cell>
          <table:table-cell office:value-type="float" office:value="2076648" calcext:value-type="float">
            <text:p>2076648</text:p>
          </table:table-cell>
          <table:table-cell office:value-type="float" office:value="15047" calcext:value-type="float">
            <text:p>15047</text:p>
          </table:table-cell>
          <table:table-cell office:value-type="float" office:value="1974" calcext:value-type="float">
            <text:p>1974</text:p>
          </table:table-cell>
          <table:table-cell office:value-type="float" office:value="1.117109" calcext:value-type="float">
            <text:p>1.117109</text:p>
          </table:table-cell>
          <table:table-cell office:value-type="float" office:value="100.51521" calcext:value-type="float">
            <text:p>100.51521</text:p>
          </table:table-cell>
          <table:table-cell office:value-type="float" office:value="99.398101" calcext:value-type="float">
            <text:p>99.398101</text:p>
          </table:table-cell>
          <table:table-cell office:value-type="float" office:value="0.167138" calcext:value-type="float">
            <text:p>0.16713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624" calcext:value-type="float">
            <text:p>91624</text:p>
          </table:table-cell>
          <table:table-cell office:value-type="float" office:value="88904" calcext:value-type="float">
            <text:p>88904</text:p>
          </table:table-cell>
          <table:table-cell office:value-type="float" office:value="2268" calcext:value-type="float">
            <text:p>2268</text:p>
          </table:table-cell>
          <table:table-cell office:value-type="float" office:value="2202" calcext:value-type="float">
            <text:p>2202</text:p>
          </table:table-cell>
          <table:table-cell office:value-type="float" office:value="1.042063" calcext:value-type="float">
            <text:p>1.042063</text:p>
          </table:table-cell>
          <table:table-cell office:value-type="float" office:value="100.590655" calcext:value-type="float">
            <text:p>100.590655</text:p>
          </table:table-cell>
          <table:table-cell office:value-type="float" office:value="99.548592" calcext:value-type="float">
            <text:p>99.548592</text:p>
          </table:table-cell>
          <table:table-cell office:value-type="float" office:value="0.007145" calcext:value-type="float">
            <text:p>0.007145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3720" calcext:value-type="float">
            <text:p>3720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1.027255" calcext:value-type="float">
            <text:p>1.027255</text:p>
          </table:table-cell>
          <table:table-cell office:value-type="float" office:value="99.833726" calcext:value-type="float">
            <text:p>99.833726</text:p>
          </table:table-cell>
          <table:table-cell office:value-type="float" office:value="98.806472" calcext:value-type="float">
            <text:p>98.806472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0" calcext:value-type="float">
            <text:p>2280</text:p>
          </table:table-cell>
          <table:table-cell office:value-type="float" office:value="1710" calcext:value-type="float">
            <text:p>171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.06741" calcext:value-type="float">
            <text:p>1.06741</text:p>
          </table:table-cell>
          <table:table-cell office:value-type="float" office:value="99.8323" calcext:value-type="float">
            <text:p>99.8323</text:p>
          </table:table-cell>
          <table:table-cell office:value-type="float" office:value="98.76489" calcext:value-type="float">
            <text:p>98.7648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880" calcext:value-type="float">
            <text:p>888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3.103934" calcext:value-type="float">
            <text:p>3.103934</text:p>
          </table:table-cell>
          <table:table-cell office:value-type="float" office:value="99.49763" calcext:value-type="float">
            <text:p>99.49763</text:p>
          </table:table-cell>
          <table:table-cell office:value-type="float" office:value="96.393695" calcext:value-type="float">
            <text:p>96.393695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9705752" calcext:value-type="float">
            <text:p>9705752</text:p>
          </table:table-cell>
          <table:table-cell office:value-type="float" office:value="15147" calcext:value-type="float">
            <text:p>15147</text:p>
          </table:table-cell>
          <table:table-cell office:value-type="float" office:value="9226" calcext:value-type="float">
            <text:p>9226</text:p>
          </table:table-cell>
          <table:table-cell office:value-type="float" office:value="1.01921" calcext:value-type="float">
            <text:p>1.01921</text:p>
          </table:table-cell>
          <table:table-cell office:value-type="float" office:value="100.548995" calcext:value-type="float">
            <text:p>100.548995</text:p>
          </table:table-cell>
          <table:table-cell office:value-type="float" office:value="99.529785" calcext:value-type="float">
            <text:p>99.529785</text:p>
          </table:table-cell>
          <table:table-cell office:value-type="float" office:value="0.780128" calcext:value-type="float">
            <text:p>0.780128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3592" calcext:value-type="float">
            <text:p>15933592</text:p>
          </table:table-cell>
          <table:table-cell office:value-type="float" office:value="2140820" calcext:value-type="float">
            <text:p>2140820</text:p>
          </table:table-cell>
          <table:table-cell office:value-type="float" office:value="15146" calcext:value-type="float">
            <text:p>15146</text:p>
          </table:table-cell>
          <table:table-cell office:value-type="float" office:value="2035" calcext:value-type="float">
            <text:p>2035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00.515402" calcext:value-type="float">
            <text:p>100.515402</text:p>
          </table:table-cell>
          <table:table-cell office:value-type="float" office:value="99.353946" calcext:value-type="float">
            <text:p>99.353946</text:p>
          </table:table-cell>
          <table:table-cell office:value-type="float" office:value="0.172379" calcext:value-type="float">
            <text:p>0.172379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464" calcext:value-type="float">
            <text:p>90464</text:p>
          </table:table-cell>
          <table:table-cell office:value-type="float" office:value="86432" calcext:value-type="float">
            <text:p>86432</text:p>
          </table:table-cell>
          <table:table-cell office:value-type="float" office:value="2237" calcext:value-type="float">
            <text:p>2237</text:p>
          </table:table-cell>
          <table:table-cell office:value-type="float" office:value="2139" calcext:value-type="float">
            <text:p>2139</text:p>
          </table:table-cell>
          <table:table-cell office:value-type="float" office:value="1.061078" calcext:value-type="float">
            <text:p>1.061078</text:p>
          </table:table-cell>
          <table:table-cell office:value-type="float" office:value="100.602267" calcext:value-type="float">
            <text:p>100.602267</text:p>
          </table:table-cell>
          <table:table-cell office:value-type="float" office:value="99.541189" calcext:value-type="float">
            <text:p>99.541189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8" calcext:value-type="float">
            <text:p>4328</text:p>
          </table:table-cell>
          <table:table-cell office:value-type="float" office:value="3816" calcext:value-type="float">
            <text:p>3816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.046306" calcext:value-type="float">
            <text:p>1.046306</text:p>
          </table:table-cell>
          <table:table-cell office:value-type="float" office:value="100.67767" calcext:value-type="float">
            <text:p>100.67767</text:p>
          </table:table-cell>
          <table:table-cell office:value-type="float" office:value="99.631364" calcext:value-type="float">
            <text:p>99.631364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72" calcext:value-type="float">
            <text:p>2772</text:p>
          </table:table-cell>
          <table:table-cell office:value-type="float" office:value="2316" calcext:value-type="float">
            <text:p>2316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1.090387" calcext:value-type="float">
            <text:p>1.090387</text:p>
          </table:table-cell>
          <table:table-cell office:value-type="float" office:value="100.470294" calcext:value-type="float">
            <text:p>100.470294</text:p>
          </table:table-cell>
          <table:table-cell office:value-type="float" office:value="99.379907" calcext:value-type="float">
            <text:p>99.379907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60" calcext:value-type="float">
            <text:p>10560</text:p>
          </table:table-cell>
          <table:table-cell office:value-type="float" office:value="10320" calcext:value-type="float">
            <text:p>10320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4.756271" calcext:value-type="float">
            <text:p>4.756271</text:p>
          </table:table-cell>
          <table:table-cell office:value-type="float" office:value="99.350357" calcext:value-type="float">
            <text:p>99.350357</text:p>
          </table:table-cell>
          <table:table-cell office:value-type="float" office:value="94.594086" calcext:value-type="float">
            <text:p>94.594086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10078160" calcext:value-type="float">
            <text:p>10078160</text:p>
          </table:table-cell>
          <table:table-cell office:value-type="float" office:value="15247" calcext:value-type="float">
            <text:p>15247</text:p>
          </table:table-cell>
          <table:table-cell office:value-type="float" office:value="9580" calcext:value-type="float">
            <text:p>9580</text:p>
          </table:table-cell>
          <table:table-cell office:value-type="float" office:value="1.01627" calcext:value-type="float">
            <text:p>1.01627</text:p>
          </table:table-cell>
          <table:table-cell office:value-type="float" office:value="100.513314" calcext:value-type="float">
            <text:p>100.513314</text:p>
          </table:table-cell>
          <table:table-cell office:value-type="float" office:value="99.497044" calcext:value-type="float">
            <text:p>99.497044</text:p>
          </table:table-cell>
          <table:table-cell office:value-type="float" office:value="0.810328" calcext:value-type="float">
            <text:p>0.81032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7740" calcext:value-type="float">
            <text:p>16037740</text:p>
          </table:table-cell>
          <table:table-cell office:value-type="float" office:value="2099792" calcext:value-type="float">
            <text:p>2099792</text:p>
          </table:table-cell>
          <table:table-cell office:value-type="float" office:value="15245" calcext:value-type="float">
            <text:p>15245</text:p>
          </table:table-cell>
          <table:table-cell office:value-type="float" office:value="1996" calcext:value-type="float">
            <text:p>1996</text:p>
          </table:table-cell>
          <table:table-cell office:value-type="float" office:value="1.108027" calcext:value-type="float">
            <text:p>1.108027</text:p>
          </table:table-cell>
          <table:table-cell office:value-type="float" office:value="101.032116" calcext:value-type="float">
            <text:p>101.032116</text:p>
          </table:table-cell>
          <table:table-cell office:value-type="float" office:value="99.924089" calcext:value-type="float">
            <text:p>99.924089</text:p>
          </table:table-cell>
          <table:table-cell office:value-type="float" office:value="0.168111" calcext:value-type="float">
            <text:p>0.168111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056" calcext:value-type="float">
            <text:p>87056</text:p>
          </table:table-cell>
          <table:table-cell office:value-type="float" office:value="84176" calcext:value-type="float">
            <text:p>84176</text:p>
          </table:table-cell>
          <table:table-cell office:value-type="float" office:value="2152" calcext:value-type="float">
            <text:p>2152</text:p>
          </table:table-cell>
          <table:table-cell office:value-type="float" office:value="2083" calcext:value-type="float">
            <text:p>2083</text:p>
          </table:table-cell>
          <table:table-cell office:value-type="float" office:value="1.050195" calcext:value-type="float">
            <text:p>1.050195</text:p>
          </table:table-cell>
          <table:table-cell office:value-type="float" office:value="100.533805" calcext:value-type="float">
            <text:p>100.533805</text:p>
          </table:table-cell>
          <table:table-cell office:value-type="float" office:value="99.48361" calcext:value-type="float">
            <text:p>99.48361</text:p>
          </table:table-cell>
          <table:table-cell office:value-type="float" office:value="0.006769" calcext:value-type="float">
            <text:p>0.00676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0" calcext:value-type="float">
            <text:p>4240</text:p>
          </table:table-cell>
          <table:table-cell office:value-type="float" office:value="3576" calcext:value-type="float">
            <text:p>3576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.035367" calcext:value-type="float">
            <text:p>1.035367</text:p>
          </table:table-cell>
          <table:table-cell office:value-type="float" office:value="98.877237" calcext:value-type="float">
            <text:p>98.877237</text:p>
          </table:table-cell>
          <table:table-cell office:value-type="float" office:value="97.84187" calcext:value-type="float">
            <text:p>97.84187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56" calcext:value-type="float">
            <text:p>2556</text:p>
          </table:table-cell>
          <table:table-cell office:value-type="float" office:value="1926" calcext:value-type="float">
            <text:p>1926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.074932" calcext:value-type="float">
            <text:p>1.074932</text:p>
          </table:table-cell>
          <table:table-cell office:value-type="float" office:value="98.624193" calcext:value-type="float">
            <text:p>98.624193</text:p>
          </table:table-cell>
          <table:table-cell office:value-type="float" office:value="97.549261" calcext:value-type="float">
            <text:p>97.54926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88" calcext:value-type="float">
            <text:p>9888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.778161" calcext:value-type="float">
            <text:p>2.778161</text:p>
          </table:table-cell>
          <table:table-cell office:value-type="float" office:value="100.532399" calcext:value-type="float">
            <text:p>100.532399</text:p>
          </table:table-cell>
          <table:table-cell office:value-type="float" office:value="97.754238" calcext:value-type="float">
            <text:p>97.754238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9863552" calcext:value-type="float">
            <text:p>9863552</text:p>
          </table:table-cell>
          <table:table-cell office:value-type="float" office:value="15345" calcext:value-type="float">
            <text:p>15345</text:p>
          </table:table-cell>
          <table:table-cell office:value-type="float" office:value="9376" calcext:value-type="float">
            <text:p>9376</text:p>
          </table:table-cell>
          <table:table-cell office:value-type="float" office:value="1.010362" calcext:value-type="float">
            <text:p>1.010362</text:p>
          </table:table-cell>
          <table:table-cell office:value-type="float" office:value="100.496995" calcext:value-type="float">
            <text:p>100.496995</text:p>
          </table:table-cell>
          <table:table-cell office:value-type="float" office:value="99.486633" calcext:value-type="float">
            <text:p>99.486633</text:p>
          </table:table-cell>
          <table:table-cell office:value-type="float" office:value="0.793156" calcext:value-type="float">
            <text:p>0.793156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1888" calcext:value-type="float">
            <text:p>16141888</text:p>
          </table:table-cell>
          <table:table-cell office:value-type="float" office:value="2017736" calcext:value-type="float">
            <text:p>2017736</text:p>
          </table:table-cell>
          <table:table-cell office:value-type="float" office:value="15344" calcext:value-type="float">
            <text:p>15344</text:p>
          </table:table-cell>
          <table:table-cell office:value-type="float" office:value="1918" calcext:value-type="float">
            <text:p>1918</text:p>
          </table:table-cell>
          <table:table-cell office:value-type="float" office:value="1.155007" calcext:value-type="float">
            <text:p>1.155007</text:p>
          </table:table-cell>
          <table:table-cell office:value-type="float" office:value="100.171331" calcext:value-type="float">
            <text:p>100.171331</text:p>
          </table:table-cell>
          <table:table-cell office:value-type="float" office:value="99.016323" calcext:value-type="float">
            <text:p>99.016323</text:p>
          </table:table-cell>
          <table:table-cell office:value-type="float" office:value="0.163022" calcext:value-type="float">
            <text:p>0.163022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528" calcext:value-type="float">
            <text:p>93528</text:p>
          </table:table-cell>
          <table:table-cell office:value-type="float" office:value="89304" calcext:value-type="float">
            <text:p>89304</text:p>
          </table:table-cell>
          <table:table-cell office:value-type="float" office:value="2313" calcext:value-type="float">
            <text:p>2313</text:p>
          </table:table-cell>
          <table:table-cell office:value-type="float" office:value="2210" calcext:value-type="float">
            <text:p>2210</text:p>
          </table:table-cell>
          <table:table-cell office:value-type="float" office:value="1.054108" calcext:value-type="float">
            <text:p>1.054108</text:p>
          </table:table-cell>
          <table:table-cell office:value-type="float" office:value="100.957261" calcext:value-type="float">
            <text:p>100.957261</text:p>
          </table:table-cell>
          <table:table-cell office:value-type="float" office:value="99.903153" calcext:value-type="float">
            <text:p>99.903153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0" calcext:value-type="float">
            <text:p>4320</text:p>
          </table:table-cell>
          <table:table-cell office:value-type="float" office:value="3896" calcext:value-type="float">
            <text:p>3896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1.032327" calcext:value-type="float">
            <text:p>1.032327</text:p>
          </table:table-cell>
          <table:table-cell office:value-type="float" office:value="99.057937" calcext:value-type="float">
            <text:p>99.057937</text:p>
          </table:table-cell>
          <table:table-cell office:value-type="float" office:value="98.025611" calcext:value-type="float">
            <text:p>98.025611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36" calcext:value-type="float">
            <text:p>2436</text:p>
          </table:table-cell>
          <table:table-cell office:value-type="float" office:value="1818" calcext:value-type="float">
            <text:p>181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.0889" calcext:value-type="float">
            <text:p>1.0889</text:p>
          </table:table-cell>
          <table:table-cell office:value-type="float" office:value="99.042494" calcext:value-type="float">
            <text:p>99.042494</text:p>
          </table:table-cell>
          <table:table-cell office:value-type="float" office:value="97.953594" calcext:value-type="float">
            <text:p>97.95359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10128" calcext:value-type="float">
            <text:p>10128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.85364" calcext:value-type="float">
            <text:p>2.85364</text:p>
          </table:table-cell>
          <table:table-cell office:value-type="float" office:value="100.227494" calcext:value-type="float">
            <text:p>100.227494</text:p>
          </table:table-cell>
          <table:table-cell office:value-type="float" office:value="97.373853" calcext:value-type="float">
            <text:p>97.373853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9970856" calcext:value-type="float">
            <text:p>9970856</text:p>
          </table:table-cell>
          <table:table-cell office:value-type="float" office:value="15445" calcext:value-type="float">
            <text:p>15445</text:p>
          </table:table-cell>
          <table:table-cell office:value-type="float" office:value="9478" calcext:value-type="float">
            <text:p>9478</text:p>
          </table:table-cell>
          <table:table-cell office:value-type="float" office:value="1.01733" calcext:value-type="float">
            <text:p>1.01733</text:p>
          </table:table-cell>
          <table:table-cell office:value-type="float" office:value="100.640473" calcext:value-type="float">
            <text:p>100.640473</text:p>
          </table:table-cell>
          <table:table-cell office:value-type="float" office:value="99.623143" calcext:value-type="float">
            <text:p>99.623143</text:p>
          </table:table-cell>
          <table:table-cell office:value-type="float" office:value="0.800686" calcext:value-type="float">
            <text:p>0.800686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6036" calcext:value-type="float">
            <text:p>16246036</text:p>
          </table:table-cell>
          <table:table-cell office:value-type="float" office:value="1904120" calcext:value-type="float">
            <text:p>1904120</text:p>
          </table:table-cell>
          <table:table-cell office:value-type="float" office:value="15443" calcext:value-type="float">
            <text:p>15443</text:p>
          </table:table-cell>
          <table:table-cell office:value-type="float" office:value="1810" calcext:value-type="float">
            <text:p>1810</text:p>
          </table:table-cell>
          <table:table-cell office:value-type="float" office:value="1.159288" calcext:value-type="float">
            <text:p>1.159288</text:p>
          </table:table-cell>
          <table:table-cell office:value-type="float" office:value="100.752246" calcext:value-type="float">
            <text:p>100.752246</text:p>
          </table:table-cell>
          <table:table-cell office:value-type="float" office:value="99.592958" calcext:value-type="float">
            <text:p>99.592958</text:p>
          </table:table-cell>
          <table:table-cell office:value-type="float" office:value="0.152952" calcext:value-type="float">
            <text:p>0.15295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488" calcext:value-type="float">
            <text:p>88488</text:p>
          </table:table-cell>
          <table:table-cell office:value-type="float" office:value="84536" calcext:value-type="float">
            <text:p>84536</text:p>
          </table:table-cell>
          <table:table-cell office:value-type="float" office:value="2187" calcext:value-type="float">
            <text:p>2187</text:p>
          </table:table-cell>
          <table:table-cell office:value-type="float" office:value="2091" calcext:value-type="float">
            <text:p>2091</text:p>
          </table:table-cell>
          <table:table-cell office:value-type="float" office:value="1.057848" calcext:value-type="float">
            <text:p>1.057848</text:p>
          </table:table-cell>
          <table:table-cell office:value-type="float" office:value="100.865065" calcext:value-type="float">
            <text:p>100.865065</text:p>
          </table:table-cell>
          <table:table-cell office:value-type="float" office:value="99.807217" calcext:value-type="float">
            <text:p>99.807217</text:p>
          </table:table-cell>
          <table:table-cell office:value-type="float" office:value="0.006776" calcext:value-type="float">
            <text:p>0.006776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52" calcext:value-type="float">
            <text:p>4352</text:p>
          </table:table-cell>
          <table:table-cell office:value-type="float" office:value="3736" calcext:value-type="float">
            <text:p>3736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1.030944" calcext:value-type="float">
            <text:p>1.030944</text:p>
          </table:table-cell>
          <table:table-cell office:value-type="float" office:value="100.930094" calcext:value-type="float">
            <text:p>100.930094</text:p>
          </table:table-cell>
          <table:table-cell office:value-type="float" office:value="99.89915" calcext:value-type="float">
            <text:p>99.89915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36" calcext:value-type="float">
            <text:p>2436</text:p>
          </table:table-cell>
          <table:table-cell office:value-type="float" office:value="1776" calcext:value-type="float">
            <text:p>17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.086937" calcext:value-type="float">
            <text:p>1.086937</text:p>
          </table:table-cell>
          <table:table-cell office:value-type="float" office:value="100.928468" calcext:value-type="float">
            <text:p>100.928468</text:p>
          </table:table-cell>
          <table:table-cell office:value-type="float" office:value="99.84153" calcext:value-type="float">
            <text:p>99.8415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264" calcext:value-type="float">
            <text:p>9264</text:p>
          </table:table-cell>
          <table:table-cell office:value-type="float" office:value="9216" calcext:value-type="float">
            <text:p>9216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3.510004" calcext:value-type="float">
            <text:p>3.510004</text:p>
          </table:table-cell>
          <table:table-cell office:value-type="float" office:value="100.165584" calcext:value-type="float">
            <text:p>100.165584</text:p>
          </table:table-cell>
          <table:table-cell office:value-type="float" office:value="96.65558" calcext:value-type="float">
            <text:p>96.65558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10055016" calcext:value-type="float">
            <text:p>10055016</text:p>
          </table:table-cell>
          <table:table-cell office:value-type="float" office:value="15543" calcext:value-type="float">
            <text:p>15543</text:p>
          </table:table-cell>
          <table:table-cell office:value-type="float" office:value="9558" calcext:value-type="float">
            <text:p>9558</text:p>
          </table:table-cell>
          <table:table-cell office:value-type="float" office:value="1.010233" calcext:value-type="float">
            <text:p>1.010233</text:p>
          </table:table-cell>
          <table:table-cell office:value-type="float" office:value="100.495754" calcext:value-type="float">
            <text:p>100.495754</text:p>
          </table:table-cell>
          <table:table-cell office:value-type="float" office:value="99.485522" calcext:value-type="float">
            <text:p>99.485522</text:p>
          </table:table-cell>
          <table:table-cell office:value-type="float" office:value="0.808561" calcext:value-type="float">
            <text:p>0.808561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0184" calcext:value-type="float">
            <text:p>16350184</text:p>
          </table:table-cell>
          <table:table-cell office:value-type="float" office:value="1758944" calcext:value-type="float">
            <text:p>1758944</text:p>
          </table:table-cell>
          <table:table-cell office:value-type="float" office:value="15542" calcext:value-type="float">
            <text:p>15542</text:p>
          </table:table-cell>
          <table:table-cell office:value-type="float" office:value="1672" calcext:value-type="float">
            <text:p>1672</text:p>
          </table:table-cell>
          <table:table-cell office:value-type="float" office:value="1.143479" calcext:value-type="float">
            <text:p>1.143479</text:p>
          </table:table-cell>
          <table:table-cell office:value-type="float" office:value="100.515201" calcext:value-type="float">
            <text:p>100.515201</text:p>
          </table:table-cell>
          <table:table-cell office:value-type="float" office:value="99.371722" calcext:value-type="float">
            <text:p>99.371722</text:p>
          </table:table-cell>
          <table:table-cell office:value-type="float" office:value="0.141605" calcext:value-type="float">
            <text:p>0.141605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168" calcext:value-type="float">
            <text:p>97168</text:p>
          </table:table-cell>
          <table:table-cell office:value-type="float" office:value="92960" calcext:value-type="float">
            <text:p>92960</text:p>
          </table:table-cell>
          <table:table-cell office:value-type="float" office:value="2406" calcext:value-type="float">
            <text:p>2406</text:p>
          </table:table-cell>
          <table:table-cell office:value-type="float" office:value="2303" calcext:value-type="float">
            <text:p>2303</text:p>
          </table:table-cell>
          <table:table-cell office:value-type="float" office:value="1.064852" calcext:value-type="float">
            <text:p>1.064852</text:p>
          </table:table-cell>
          <table:table-cell office:value-type="float" office:value="100.609475" calcext:value-type="float">
            <text:p>100.609475</text:p>
          </table:table-cell>
          <table:table-cell office:value-type="float" office:value="99.544623" calcext:value-type="float">
            <text:p>99.544623</text:p>
          </table:table-cell>
          <table:table-cell office:value-type="float" office:value="0.007471" calcext:value-type="float">
            <text:p>0.007471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04" calcext:value-type="float">
            <text:p>3904</text:p>
          </table:table-cell>
          <table:table-cell office:value-type="float" office:value="3344" calcext:value-type="float">
            <text:p>3344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1.043391" calcext:value-type="float">
            <text:p>1.043391</text:p>
          </table:table-cell>
          <table:table-cell office:value-type="float" office:value="100.120117" calcext:value-type="float">
            <text:p>100.120117</text:p>
          </table:table-cell>
          <table:table-cell office:value-type="float" office:value="99.076726" calcext:value-type="float">
            <text:p>99.0767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6" calcext:value-type="float">
            <text:p>2166</text:p>
          </table:table-cell>
          <table:table-cell office:value-type="float" office:value="1686" calcext:value-type="float">
            <text:p>1686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.088359" calcext:value-type="float">
            <text:p>1.088359</text:p>
          </table:table-cell>
          <table:table-cell office:value-type="float" office:value="100.102829" calcext:value-type="float">
            <text:p>100.102829</text:p>
          </table:table-cell>
          <table:table-cell office:value-type="float" office:value="99.01447" calcext:value-type="float">
            <text:p>99.0144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48" calcext:value-type="float">
            <text:p>9648</text:p>
          </table:table-cell>
          <table:table-cell office:value-type="float" office:value="9600" calcext:value-type="float">
            <text:p>9600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.831321" calcext:value-type="float">
            <text:p>2.831321</text:p>
          </table:table-cell>
          <table:table-cell office:value-type="float" office:value="99.56769" calcext:value-type="float">
            <text:p>99.56769</text:p>
          </table:table-cell>
          <table:table-cell office:value-type="float" office:value="96.736368" calcext:value-type="float">
            <text:p>96.736368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10468452" calcext:value-type="float">
            <text:p>10468452</text:p>
          </table:table-cell>
          <table:table-cell office:value-type="float" office:value="15642" calcext:value-type="float">
            <text:p>15642</text:p>
          </table:table-cell>
          <table:table-cell office:value-type="float" office:value="9951" calcext:value-type="float">
            <text:p>9951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100.576343" calcext:value-type="float">
            <text:p>100.576343</text:p>
          </table:table-cell>
          <table:table-cell office:value-type="float" office:value="99.56911" calcext:value-type="float">
            <text:p>99.56911</text:p>
          </table:table-cell>
          <table:table-cell office:value-type="float" office:value="0.8411" calcext:value-type="float">
            <text:p>0.8411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4332" calcext:value-type="float">
            <text:p>16454332</text:p>
          </table:table-cell>
          <table:table-cell office:value-type="float" office:value="1722124" calcext:value-type="float">
            <text:p>1722124</text:p>
          </table:table-cell>
          <table:table-cell office:value-type="float" office:value="15641" calcext:value-type="float">
            <text:p>15641</text:p>
          </table:table-cell>
          <table:table-cell office:value-type="float" office:value="1637" calcext:value-type="float">
            <text:p>1637</text:p>
          </table:table-cell>
          <table:table-cell office:value-type="float" office:value="1.351104" calcext:value-type="float">
            <text:p>1.351104</text:p>
          </table:table-cell>
          <table:table-cell office:value-type="float" office:value="99.882054" calcext:value-type="float">
            <text:p>99.882054</text:p>
          </table:table-cell>
          <table:table-cell office:value-type="float" office:value="98.53095" calcext:value-type="float">
            <text:p>98.53095</text:p>
          </table:table-cell>
          <table:table-cell office:value-type="float" office:value="0.139824" calcext:value-type="float">
            <text:p>0.139824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280" calcext:value-type="float">
            <text:p>89280</text:p>
          </table:table-cell>
          <table:table-cell office:value-type="float" office:value="84760" calcext:value-type="float">
            <text:p>84760</text:p>
          </table:table-cell>
          <table:table-cell office:value-type="float" office:value="2208" calcext:value-type="float">
            <text:p>2208</text:p>
          </table:table-cell>
          <table:table-cell office:value-type="float" office:value="2098" calcext:value-type="float">
            <text:p>2098</text:p>
          </table:table-cell>
          <table:table-cell office:value-type="float" office:value="1.284299" calcext:value-type="float">
            <text:p>1.284299</text:p>
          </table:table-cell>
          <table:table-cell office:value-type="float" office:value="101.039148" calcext:value-type="float">
            <text:p>101.039148</text:p>
          </table:table-cell>
          <table:table-cell office:value-type="float" office:value="99.754848" calcext:value-type="float">
            <text:p>99.754848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32" calcext:value-type="float">
            <text:p>4232</text:p>
          </table:table-cell>
          <table:table-cell office:value-type="float" office:value="3576" calcext:value-type="float">
            <text:p>357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1.269351" calcext:value-type="float">
            <text:p>1.269351</text:p>
          </table:table-cell>
          <table:table-cell office:value-type="float" office:value="99.154002" calcext:value-type="float">
            <text:p>99.154002</text:p>
          </table:table-cell>
          <table:table-cell office:value-type="float" office:value="97.884651" calcext:value-type="float">
            <text:p>97.884651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6" calcext:value-type="float">
            <text:p>2136</text:p>
          </table:table-cell>
          <table:table-cell office:value-type="float" office:value="1506" calcext:value-type="float">
            <text:p>1506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.301643" calcext:value-type="float">
            <text:p>1.301643</text:p>
          </table:table-cell>
          <table:table-cell office:value-type="float" office:value="99.141591" calcext:value-type="float">
            <text:p>99.141591</text:p>
          </table:table-cell>
          <table:table-cell office:value-type="float" office:value="97.839947" calcext:value-type="float">
            <text:p>97.83994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176" calcext:value-type="float">
            <text:p>10176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3.005536" calcext:value-type="float">
            <text:p>3.005536</text:p>
          </table:table-cell>
          <table:table-cell office:value-type="float" office:value="100.096287" calcext:value-type="float">
            <text:p>100.096287</text:p>
          </table:table-cell>
          <table:table-cell office:value-type="float" office:value="97.09075" calcext:value-type="float">
            <text:p>97.09075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10496856" calcext:value-type="float">
            <text:p>10496856</text:p>
          </table:table-cell>
          <table:table-cell office:value-type="float" office:value="15742" calcext:value-type="float">
            <text:p>15742</text:p>
          </table:table-cell>
          <table:table-cell office:value-type="float" office:value="9978" calcext:value-type="float">
            <text:p>9978</text:p>
          </table:table-cell>
          <table:table-cell office:value-type="float" office:value="1.009453" calcext:value-type="float">
            <text:p>1.009453</text:p>
          </table:table-cell>
          <table:table-cell office:value-type="float" office:value="100.69853" calcext:value-type="float">
            <text:p>100.69853</text:p>
          </table:table-cell>
          <table:table-cell office:value-type="float" office:value="99.689077" calcext:value-type="float">
            <text:p>99.689077</text:p>
          </table:table-cell>
          <table:table-cell office:value-type="float" office:value="0.842368" calcext:value-type="float">
            <text:p>0.842368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58480" calcext:value-type="float">
            <text:p>16558480</text:p>
          </table:table-cell>
          <table:table-cell office:value-type="float" office:value="1815752" calcext:value-type="float">
            <text:p>1815752</text:p>
          </table:table-cell>
          <table:table-cell office:value-type="float" office:value="15740" calcext:value-type="float">
            <text:p>15740</text:p>
          </table:table-cell>
          <table:table-cell office:value-type="float" office:value="1726" calcext:value-type="float">
            <text:p>1726</text:p>
          </table:table-cell>
          <table:table-cell office:value-type="float" office:value="1.147719" calcext:value-type="float">
            <text:p>1.147719</text:p>
          </table:table-cell>
          <table:table-cell office:value-type="float" office:value="100.685583" calcext:value-type="float">
            <text:p>100.685583</text:p>
          </table:table-cell>
          <table:table-cell office:value-type="float" office:value="99.537864" calcext:value-type="float">
            <text:p>99.537864</text:p>
          </table:table-cell>
          <table:table-cell office:value-type="float" office:value="0.145935" calcext:value-type="float">
            <text:p>0.145935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240" calcext:value-type="float">
            <text:p>87240</text:p>
          </table:table-cell>
          <table:table-cell office:value-type="float" office:value="83848" calcext:value-type="float">
            <text:p>83848</text:p>
          </table:table-cell>
          <table:table-cell office:value-type="float" office:value="2157" calcext:value-type="float">
            <text:p>2157</text:p>
          </table:table-cell>
          <table:table-cell office:value-type="float" office:value="2075" calcext:value-type="float">
            <text:p>2075</text:p>
          </table:table-cell>
          <table:table-cell office:value-type="float" office:value="1.063453" calcext:value-type="float">
            <text:p>1.063453</text:p>
          </table:table-cell>
          <table:table-cell office:value-type="float" office:value="101.074366" calcext:value-type="float">
            <text:p>101.074366</text:p>
          </table:table-cell>
          <table:table-cell office:value-type="float" office:value="100.010913" calcext:value-type="float">
            <text:p>100.010913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68" calcext:value-type="float">
            <text:p>4568</text:p>
          </table:table-cell>
          <table:table-cell office:value-type="float" office:value="4104" calcext:value-type="float">
            <text:p>4104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.031977" calcext:value-type="float">
            <text:p>1.031977</text:p>
          </table:table-cell>
          <table:table-cell office:value-type="float" office:value="100.571832" calcext:value-type="float">
            <text:p>100.571832</text:p>
          </table:table-cell>
          <table:table-cell office:value-type="float" office:value="99.539855" calcext:value-type="float">
            <text:p>99.53985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14" calcext:value-type="float">
            <text:p>2514</text:p>
          </table:table-cell>
          <table:table-cell office:value-type="float" office:value="1824" calcext:value-type="float">
            <text:p>1824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.098456" calcext:value-type="float">
            <text:p>1.098456</text:p>
          </table:table-cell>
          <table:table-cell office:value-type="float" office:value="101.072992" calcext:value-type="float">
            <text:p>101.072992</text:p>
          </table:table-cell>
          <table:table-cell office:value-type="float" office:value="99.974536" calcext:value-type="float">
            <text:p>99.97453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92" calcext:value-type="float">
            <text:p>9792</text:p>
          </table:table-cell>
          <table:table-cell office:value-type="float" office:value="9696" calcext:value-type="float">
            <text:p>9696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.788352" calcext:value-type="float">
            <text:p>2.788352</text:p>
          </table:table-cell>
          <table:table-cell office:value-type="float" office:value="99.878546" calcext:value-type="float">
            <text:p>99.878546</text:p>
          </table:table-cell>
          <table:table-cell office:value-type="float" office:value="97.090194" calcext:value-type="float">
            <text:p>97.090194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9786756" calcext:value-type="float">
            <text:p>9786756</text:p>
          </table:table-cell>
          <table:table-cell office:value-type="float" office:value="15840" calcext:value-type="float">
            <text:p>15840</text:p>
          </table:table-cell>
          <table:table-cell office:value-type="float" office:value="9303" calcext:value-type="float">
            <text:p>9303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623746" calcext:value-type="float">
            <text:p>100.623746</text:p>
          </table:table-cell>
          <table:table-cell office:value-type="float" office:value="99.608436" calcext:value-type="float">
            <text:p>99.608436</text:p>
          </table:table-cell>
          <table:table-cell office:value-type="float" office:value="0.786018" calcext:value-type="float">
            <text:p>0.78601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2628" calcext:value-type="float">
            <text:p>16662628</text:p>
          </table:table-cell>
          <table:table-cell office:value-type="float" office:value="1945148" calcext:value-type="float">
            <text:p>1945148</text:p>
          </table:table-cell>
          <table:table-cell office:value-type="float" office:value="15839" calcext:value-type="float">
            <text:p>15839</text:p>
          </table:table-cell>
          <table:table-cell office:value-type="float" office:value="1849" calcext:value-type="float">
            <text:p>1849</text:p>
          </table:table-cell>
          <table:table-cell office:value-type="float" office:value="1.119443" calcext:value-type="float">
            <text:p>1.119443</text:p>
          </table:table-cell>
          <table:table-cell office:value-type="float" office:value="100.502694" calcext:value-type="float">
            <text:p>100.502694</text:p>
          </table:table-cell>
          <table:table-cell office:value-type="float" office:value="99.383251" calcext:value-type="float">
            <text:p>99.383251</text:p>
          </table:table-cell>
          <table:table-cell office:value-type="float" office:value="0.156578" calcext:value-type="float">
            <text:p>0.15657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008" calcext:value-type="float">
            <text:p>96008</text:p>
          </table:table-cell>
          <table:table-cell office:value-type="float" office:value="91664" calcext:value-type="float">
            <text:p>91664</text:p>
          </table:table-cell>
          <table:table-cell office:value-type="float" office:value="2375" calcext:value-type="float">
            <text:p>2375</text:p>
          </table:table-cell>
          <table:table-cell office:value-type="float" office:value="2269" calcext:value-type="float">
            <text:p>2269</text:p>
          </table:table-cell>
          <table:table-cell office:value-type="float" office:value="1.050685" calcext:value-type="float">
            <text:p>1.050685</text:p>
          </table:table-cell>
          <table:table-cell office:value-type="float" office:value="100.162894" calcext:value-type="float">
            <text:p>100.162894</text:p>
          </table:table-cell>
          <table:table-cell office:value-type="float" office:value="99.112208" calcext:value-type="float">
            <text:p>99.112208</text:p>
          </table:table-cell>
          <table:table-cell office:value-type="float" office:value="0.007399" calcext:value-type="float">
            <text:p>0.00739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44" calcext:value-type="float">
            <text:p>4544</text:p>
          </table:table-cell>
          <table:table-cell office:value-type="float" office:value="3888" calcext:value-type="float">
            <text:p>3888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1.028964" calcext:value-type="float">
            <text:p>1.028964</text:p>
          </table:table-cell>
          <table:table-cell office:value-type="float" office:value="100.626798" calcext:value-type="float">
            <text:p>100.626798</text:p>
          </table:table-cell>
          <table:table-cell office:value-type="float" office:value="99.597834" calcext:value-type="float">
            <text:p>99.597834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6" calcext:value-type="float">
            <text:p>2406</text:p>
          </table:table-cell>
          <table:table-cell office:value-type="float" office:value="1896" calcext:value-type="float">
            <text:p>189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.085097" calcext:value-type="float">
            <text:p>1.085097</text:p>
          </table:table-cell>
          <table:table-cell office:value-type="float" office:value="99.763761" calcext:value-type="float">
            <text:p>99.763761</text:p>
          </table:table-cell>
          <table:table-cell office:value-type="float" office:value="98.678663" calcext:value-type="float">
            <text:p>98.67866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12" calcext:value-type="float">
            <text:p>10512</text:p>
          </table:table-cell>
          <table:table-cell office:value-type="float" office:value="10368" calcext:value-type="float">
            <text:p>10368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office:value-type="float" office:value="3.498531" calcext:value-type="float">
            <text:p>3.498531</text:p>
          </table:table-cell>
          <table:table-cell office:value-type="float" office:value="100.152472" calcext:value-type="float">
            <text:p>100.152472</text:p>
          </table:table-cell>
          <table:table-cell office:value-type="float" office:value="96.653941" calcext:value-type="float">
            <text:p>96.653941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10584172" calcext:value-type="float">
            <text:p>10584172</text:p>
          </table:table-cell>
          <table:table-cell office:value-type="float" office:value="15940" calcext:value-type="float">
            <text:p>15940</text:p>
          </table:table-cell>
          <table:table-cell office:value-type="float" office:value="10061" calcext:value-type="float">
            <text:p>10061</text:p>
          </table:table-cell>
          <table:table-cell office:value-type="float" office:value="1.017159" calcext:value-type="float">
            <text:p>1.017159</text:p>
          </table:table-cell>
          <table:table-cell office:value-type="float" office:value="101.006093" calcext:value-type="float">
            <text:p>101.006093</text:p>
          </table:table-cell>
          <table:table-cell office:value-type="float" office:value="99.988934" calcext:value-type="float">
            <text:p>99.988934</text:p>
          </table:table-cell>
          <table:table-cell office:value-type="float" office:value="0.846827" calcext:value-type="float">
            <text:p>0.84682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6776" calcext:value-type="float">
            <text:p>16766776</text:p>
          </table:table-cell>
          <table:table-cell office:value-type="float" office:value="1915692" calcext:value-type="float">
            <text:p>1915692</text:p>
          </table:table-cell>
          <table:table-cell office:value-type="float" office:value="15938" calcext:value-type="float">
            <text:p>15938</text:p>
          </table:table-cell>
          <table:table-cell office:value-type="float" office:value="1821" calcext:value-type="float">
            <text:p>1821</text:p>
          </table:table-cell>
          <table:table-cell office:value-type="float" office:value="1.362095" calcext:value-type="float">
            <text:p>1.362095</text:p>
          </table:table-cell>
          <table:table-cell office:value-type="float" office:value="100.660956" calcext:value-type="float">
            <text:p>100.660956</text:p>
          </table:table-cell>
          <table:table-cell office:value-type="float" office:value="99.29886" calcext:value-type="float">
            <text:p>99.29886</text:p>
          </table:table-cell>
          <table:table-cell office:value-type="float" office:value="0.154337" calcext:value-type="float">
            <text:p>0.15433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304" calcext:value-type="float">
            <text:p>82304</text:p>
          </table:table-cell>
          <table:table-cell office:value-type="float" office:value="78096" calcext:value-type="float">
            <text:p>78096</text:p>
          </table:table-cell>
          <table:table-cell office:value-type="float" office:value="2034" calcext:value-type="float">
            <text:p>2034</text:p>
          </table:table-cell>
          <table:table-cell office:value-type="float" office:value="1932" calcext:value-type="float">
            <text:p>1932</text:p>
          </table:table-cell>
          <table:table-cell office:value-type="float" office:value="1.283325" calcext:value-type="float">
            <text:p>1.283325</text:p>
          </table:table-cell>
          <table:table-cell office:value-type="float" office:value="101.024708" calcext:value-type="float">
            <text:p>101.024708</text:p>
          </table:table-cell>
          <table:table-cell office:value-type="float" office:value="99.741382" calcext:value-type="float">
            <text:p>99.741382</text:p>
          </table:table-cell>
          <table:table-cell office:value-type="float" office:value="0.006264" calcext:value-type="float">
            <text:p>0.006264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52" calcext:value-type="float">
            <text:p>3952</text:p>
          </table:table-cell>
          <table:table-cell office:value-type="float" office:value="3208" calcext:value-type="float">
            <text:p>3208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1.268117" calcext:value-type="float">
            <text:p>1.268117</text:p>
          </table:table-cell>
          <table:table-cell office:value-type="float" office:value="101.026114" calcext:value-type="float">
            <text:p>101.026114</text:p>
          </table:table-cell>
          <table:table-cell office:value-type="float" office:value="99.757998" calcext:value-type="float">
            <text:p>99.757998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38" calcext:value-type="float">
            <text:p>1938</text:p>
          </table:table-cell>
          <table:table-cell office:value-type="float" office:value="1458" calcext:value-type="float">
            <text:p>145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.306892" calcext:value-type="float">
            <text:p>1.306892</text:p>
          </table:table-cell>
          <table:table-cell office:value-type="float" office:value="99.611573" calcext:value-type="float">
            <text:p>99.611573</text:p>
          </table:table-cell>
          <table:table-cell office:value-type="float" office:value="98.304681" calcext:value-type="float">
            <text:p>98.30468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42" calcext:value-type="float">
            <text:p>10542</text:p>
          </table:table-cell>
          <table:table-cell office:value-type="float" office:value="10302" calcext:value-type="float">
            <text:p>10302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4.046281" calcext:value-type="float">
            <text:p>4.046281</text:p>
          </table:table-cell>
          <table:table-cell office:value-type="float" office:value="101.021763" calcext:value-type="float">
            <text:p>101.021763</text:p>
          </table:table-cell>
          <table:table-cell office:value-type="float" office:value="96.975482" calcext:value-type="float">
            <text:p>96.97548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10502116" calcext:value-type="float">
            <text:p>10502116</text:p>
          </table:table-cell>
          <table:table-cell office:value-type="float" office:value="16038" calcext:value-type="float">
            <text:p>16038</text:p>
          </table:table-cell>
          <table:table-cell office:value-type="float" office:value="9983" calcext:value-type="float">
            <text:p>9983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0.720383" calcext:value-type="float">
            <text:p>100.720383</text:p>
          </table:table-cell>
          <table:table-cell office:value-type="float" office:value="99.71107" calcext:value-type="float">
            <text:p>99.71107</text:p>
          </table:table-cell>
          <table:table-cell office:value-type="float" office:value="0.842604" calcext:value-type="float">
            <text:p>0.84260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0924" calcext:value-type="float">
            <text:p>16870924</text:p>
          </table:table-cell>
          <table:table-cell office:value-type="float" office:value="1842052" calcext:value-type="float">
            <text:p>1842052</text:p>
          </table:table-cell>
          <table:table-cell office:value-type="float" office:value="16037" calcext:value-type="float">
            <text:p>16037</text:p>
          </table:table-cell>
          <table:table-cell office:value-type="float" office:value="1751" calcext:value-type="float">
            <text:p>1751</text:p>
          </table:table-cell>
          <table:table-cell office:value-type="float" office:value="1.137709" calcext:value-type="float">
            <text:p>1.137709</text:p>
          </table:table-cell>
          <table:table-cell office:value-type="float" office:value="100.247215" calcext:value-type="float">
            <text:p>100.247215</text:p>
          </table:table-cell>
          <table:table-cell office:value-type="float" office:value="99.109506" calcext:value-type="float">
            <text:p>99.109506</text:p>
          </table:table-cell>
          <table:table-cell office:value-type="float" office:value="0.148688" calcext:value-type="float">
            <text:p>0.14868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816" calcext:value-type="float">
            <text:p>93816</text:p>
          </table:table-cell>
          <table:table-cell office:value-type="float" office:value="89416" calcext:value-type="float">
            <text:p>89416</text:p>
          </table:table-cell>
          <table:table-cell office:value-type="float" office:value="2324" calcext:value-type="float">
            <text:p>2324</text:p>
          </table:table-cell>
          <table:table-cell office:value-type="float" office:value="2217" calcext:value-type="float">
            <text:p>2217</text:p>
          </table:table-cell>
          <table:table-cell office:value-type="float" office:value="1.040823" calcext:value-type="float">
            <text:p>1.040823</text:p>
          </table:table-cell>
          <table:table-cell office:value-type="float" office:value="101.204177" calcext:value-type="float">
            <text:p>101.204177</text:p>
          </table:table-cell>
          <table:table-cell office:value-type="float" office:value="100.163354" calcext:value-type="float">
            <text:p>100.163354</text:p>
          </table:table-cell>
          <table:table-cell office:value-type="float" office:value="0.007142" calcext:value-type="float">
            <text:p>0.007142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12" calcext:value-type="float">
            <text:p>3712</text:p>
          </table:table-cell>
          <table:table-cell office:value-type="float" office:value="3144" calcext:value-type="float">
            <text:p>314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.025875" calcext:value-type="float">
            <text:p>1.025875</text:p>
          </table:table-cell>
          <table:table-cell office:value-type="float" office:value="100.755348" calcext:value-type="float">
            <text:p>100.755348</text:p>
          </table:table-cell>
          <table:table-cell office:value-type="float" office:value="99.729473" calcext:value-type="float">
            <text:p>99.729473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32" calcext:value-type="float">
            <text:p>1932</text:p>
          </table:table-cell>
          <table:table-cell office:value-type="float" office:value="1692" calcext:value-type="float">
            <text:p>169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.081737" calcext:value-type="float">
            <text:p>1.081737</text:p>
          </table:table-cell>
          <table:table-cell office:value-type="float" office:value="101.199634" calcext:value-type="float">
            <text:p>101.199634</text:p>
          </table:table-cell>
          <table:table-cell office:value-type="float" office:value="100.117897" calcext:value-type="float">
            <text:p>100.11789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9984" calcext:value-type="float">
            <text:p>9984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.663872" calcext:value-type="float">
            <text:p>2.663872</text:p>
          </table:table-cell>
          <table:table-cell office:value-type="float" office:value="100.233609" calcext:value-type="float">
            <text:p>100.233609</text:p>
          </table:table-cell>
          <table:table-cell office:value-type="float" office:value="97.569737" calcext:value-type="float">
            <text:p>97.569737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10177048" calcext:value-type="float">
            <text:p>10177048</text:p>
          </table:table-cell>
          <table:table-cell office:value-type="float" office:value="16138" calcext:value-type="float">
            <text:p>16138</text:p>
          </table:table-cell>
          <table:table-cell office:value-type="float" office:value="9674" calcext:value-type="float">
            <text:p>9674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578458" calcext:value-type="float">
            <text:p>100.578458</text:p>
          </table:table-cell>
          <table:table-cell office:value-type="float" office:value="99.568237" calcext:value-type="float">
            <text:p>99.568237</text:p>
          </table:table-cell>
          <table:table-cell office:value-type="float" office:value="0.817694" calcext:value-type="float">
            <text:p>0.817694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5072" calcext:value-type="float">
            <text:p>16975072</text:p>
          </table:table-cell>
          <table:table-cell office:value-type="float" office:value="1992488" calcext:value-type="float">
            <text:p>1992488</text:p>
          </table:table-cell>
          <table:table-cell office:value-type="float" office:value="16136" calcext:value-type="float">
            <text:p>16136</text:p>
          </table:table-cell>
          <table:table-cell office:value-type="float" office:value="1894" calcext:value-type="float">
            <text:p>1894</text:p>
          </table:table-cell>
          <table:table-cell office:value-type="float" office:value="1.148471" calcext:value-type="float">
            <text:p>1.148471</text:p>
          </table:table-cell>
          <table:table-cell office:value-type="float" office:value="101.342976" calcext:value-type="float">
            <text:p>101.342976</text:p>
          </table:table-cell>
          <table:table-cell office:value-type="float" office:value="100.194506" calcext:value-type="float">
            <text:p>100.194506</text:p>
          </table:table-cell>
          <table:table-cell office:value-type="float" office:value="0.15909" calcext:value-type="float">
            <text:p>0.15909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064" calcext:value-type="float">
            <text:p>86064</text:p>
          </table:table-cell>
          <table:table-cell office:value-type="float" office:value="82976" calcext:value-type="float">
            <text:p>82976</text:p>
          </table:table-cell>
          <table:table-cell office:value-type="float" office:value="2128" calcext:value-type="float">
            <text:p>2128</text:p>
          </table:table-cell>
          <table:table-cell office:value-type="float" office:value="2053" calcext:value-type="float">
            <text:p>2053</text:p>
          </table:table-cell>
          <table:table-cell office:value-type="float" office:value="1.053025" calcext:value-type="float">
            <text:p>1.053025</text:p>
          </table:table-cell>
          <table:table-cell office:value-type="float" office:value="100.818527" calcext:value-type="float">
            <text:p>100.818527</text:p>
          </table:table-cell>
          <table:table-cell office:value-type="float" office:value="99.765502" calcext:value-type="float">
            <text:p>99.765502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28" calcext:value-type="float">
            <text:p>4128</text:p>
          </table:table-cell>
          <table:table-cell office:value-type="float" office:value="3560" calcext:value-type="float">
            <text:p>356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.032574" calcext:value-type="float">
            <text:p>1.032574</text:p>
          </table:table-cell>
          <table:table-cell office:value-type="float" office:value="101.347172" calcext:value-type="float">
            <text:p>101.347172</text:p>
          </table:table-cell>
          <table:table-cell office:value-type="float" office:value="100.314598" calcext:value-type="float">
            <text:p>100.314598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2" calcext:value-type="float">
            <text:p>2352</text:p>
          </table:table-cell>
          <table:table-cell office:value-type="float" office:value="1782" calcext:value-type="float">
            <text:p>1782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.082745" calcext:value-type="float">
            <text:p>1.082745</text:p>
          </table:table-cell>
          <table:table-cell office:value-type="float" office:value="101.345666" calcext:value-type="float">
            <text:p>101.345666</text:p>
          </table:table-cell>
          <table:table-cell office:value-type="float" office:value="100.262921" calcext:value-type="float">
            <text:p>100.26292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320" calcext:value-type="float">
            <text:p>10320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.917683" calcext:value-type="float">
            <text:p>2.917683</text:p>
          </table:table-cell>
          <table:table-cell office:value-type="float" office:value="100.816841" calcext:value-type="float">
            <text:p>100.816841</text:p>
          </table:table-cell>
          <table:table-cell office:value-type="float" office:value="97.899158" calcext:value-type="float">
            <text:p>97.899158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10015040" calcext:value-type="float">
            <text:p>10015040</text:p>
          </table:table-cell>
          <table:table-cell office:value-type="float" office:value="16236" calcext:value-type="float">
            <text:p>16236</text:p>
          </table:table-cell>
          <table:table-cell office:value-type="float" office:value="9520" calcext:value-type="float">
            <text:p>9520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863711" calcext:value-type="float">
            <text:p>100.863711</text:p>
          </table:table-cell>
          <table:table-cell office:value-type="float" office:value="99.848401" calcext:value-type="float">
            <text:p>99.848401</text:p>
          </table:table-cell>
          <table:table-cell office:value-type="float" office:value="0.80242" calcext:value-type="float">
            <text:p>0.80242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79220" calcext:value-type="float">
            <text:p>17079220</text:p>
          </table:table-cell>
          <table:table-cell office:value-type="float" office:value="1926212" calcext:value-type="float">
            <text:p>1926212</text:p>
          </table:table-cell>
          <table:table-cell office:value-type="float" office:value="16235" calcext:value-type="float">
            <text:p>16235</text:p>
          </table:table-cell>
          <table:table-cell office:value-type="float" office:value="1831" calcext:value-type="float">
            <text:p>1831</text:p>
          </table:table-cell>
          <table:table-cell office:value-type="float" office:value="1.163719" calcext:value-type="float">
            <text:p>1.163719</text:p>
          </table:table-cell>
          <table:table-cell office:value-type="float" office:value="100.59242" calcext:value-type="float">
            <text:p>100.59242</text:p>
          </table:table-cell>
          <table:table-cell office:value-type="float" office:value="99.428702" calcext:value-type="float">
            <text:p>99.428702</text:p>
          </table:table-cell>
          <table:table-cell office:value-type="float" office:value="0.154982" calcext:value-type="float">
            <text:p>0.154982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920" calcext:value-type="float">
            <text:p>88920</text:p>
          </table:table-cell>
          <table:table-cell office:value-type="float" office:value="84576" calcext:value-type="float">
            <text:p>84576</text:p>
          </table:table-cell>
          <table:table-cell office:value-type="float" office:value="2200" calcext:value-type="float">
            <text:p>2200</text:p>
          </table:table-cell>
          <table:table-cell office:value-type="float" office:value="2095" calcext:value-type="float">
            <text:p>2095</text:p>
          </table:table-cell>
          <table:table-cell office:value-type="float" office:value="1.057678" calcext:value-type="float">
            <text:p>1.057678</text:p>
          </table:table-cell>
          <table:table-cell office:value-type="float" office:value="100.942992" calcext:value-type="float">
            <text:p>100.942992</text:p>
          </table:table-cell>
          <table:table-cell office:value-type="float" office:value="99.885314" calcext:value-type="float">
            <text:p>99.885314</text:p>
          </table:table-cell>
          <table:table-cell office:value-type="float" office:value="0.006774" calcext:value-type="float">
            <text:p>0.00677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16" calcext:value-type="float">
            <text:p>4016</text:p>
          </table:table-cell>
          <table:table-cell office:value-type="float" office:value="3408" calcext:value-type="float">
            <text:p>3408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1.034687" calcext:value-type="float">
            <text:p>1.034687</text:p>
          </table:table-cell>
          <table:table-cell office:value-type="float" office:value="100.426184" calcext:value-type="float">
            <text:p>100.426184</text:p>
          </table:table-cell>
          <table:table-cell office:value-type="float" office:value="99.391497" calcext:value-type="float">
            <text:p>99.391497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94" calcext:value-type="float">
            <text:p>2094</text:p>
          </table:table-cell>
          <table:table-cell office:value-type="float" office:value="1674" calcext:value-type="float">
            <text:p>167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.081365" calcext:value-type="float">
            <text:p>1.081365</text:p>
          </table:table-cell>
          <table:table-cell office:value-type="float" office:value="100.470404" calcext:value-type="float">
            <text:p>100.470404</text:p>
          </table:table-cell>
          <table:table-cell office:value-type="float" office:value="99.38904" calcext:value-type="float">
            <text:p>99.3890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080" calcext:value-type="float">
            <text:p>10080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4.806412" calcext:value-type="float">
            <text:p>4.806412</text:p>
          </table:table-cell>
          <table:table-cell office:value-type="float" office:value="99.947267" calcext:value-type="float">
            <text:p>99.947267</text:p>
          </table:table-cell>
          <table:table-cell office:value-type="float" office:value="95.140855" calcext:value-type="float">
            <text:p>95.14085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9962440" calcext:value-type="float">
            <text:p>9962440</text:p>
          </table:table-cell>
          <table:table-cell office:value-type="float" office:value="16336" calcext:value-type="float">
            <text:p>16336</text:p>
          </table:table-cell>
          <table:table-cell office:value-type="float" office:value="9470" calcext:value-type="float">
            <text:p>9470</text:p>
          </table:table-cell>
          <table:table-cell office:value-type="float" office:value="1.01527" calcext:value-type="float">
            <text:p>1.01527</text:p>
          </table:table-cell>
          <table:table-cell office:value-type="float" office:value="100.996797" calcext:value-type="float">
            <text:p>100.996797</text:p>
          </table:table-cell>
          <table:table-cell office:value-type="float" office:value="99.981527" calcext:value-type="float">
            <text:p>99.981527</text:p>
          </table:table-cell>
          <table:table-cell office:value-type="float" office:value="0.797142" calcext:value-type="float">
            <text:p>0.797142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3368" calcext:value-type="float">
            <text:p>17183368</text:p>
          </table:table-cell>
          <table:table-cell office:value-type="float" office:value="2015632" calcext:value-type="float">
            <text:p>2015632</text:p>
          </table:table-cell>
          <table:table-cell office:value-type="float" office:value="16334" calcext:value-type="float">
            <text:p>16334</text:p>
          </table:table-cell>
          <table:table-cell office:value-type="float" office:value="1916" calcext:value-type="float">
            <text:p>1916</text:p>
          </table:table-cell>
          <table:table-cell office:value-type="float" office:value="1.146688" calcext:value-type="float">
            <text:p>1.146688</text:p>
          </table:table-cell>
          <table:table-cell office:value-type="float" office:value="101.178237" calcext:value-type="float">
            <text:p>101.178237</text:p>
          </table:table-cell>
          <table:table-cell office:value-type="float" office:value="100.031549" calcext:value-type="float">
            <text:p>100.031549</text:p>
          </table:table-cell>
          <table:table-cell office:value-type="float" office:value="0.1612" calcext:value-type="float">
            <text:p>0.1612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192" calcext:value-type="float">
            <text:p>99192</text:p>
          </table:table-cell>
          <table:table-cell office:value-type="float" office:value="95480" calcext:value-type="float">
            <text:p>95480</text:p>
          </table:table-cell>
          <table:table-cell office:value-type="float" office:value="2455" calcext:value-type="float">
            <text:p>2455</text:p>
          </table:table-cell>
          <table:table-cell office:value-type="float" office:value="2365" calcext:value-type="float">
            <text:p>2365</text:p>
          </table:table-cell>
          <table:table-cell office:value-type="float" office:value="1.056148" calcext:value-type="float">
            <text:p>1.056148</text:p>
          </table:table-cell>
          <table:table-cell office:value-type="float" office:value="101.081154" calcext:value-type="float">
            <text:p>101.081154</text:p>
          </table:table-cell>
          <table:table-cell office:value-type="float" office:value="100.025006" calcext:value-type="float">
            <text:p>100.025006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984" calcext:value-type="float">
            <text:p>4984</text:p>
          </table:table-cell>
          <table:table-cell office:value-type="float" office:value="4224" calcext:value-type="float">
            <text:p>4224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.028884" calcext:value-type="float">
            <text:p>1.028884</text:p>
          </table:table-cell>
          <table:table-cell office:value-type="float" office:value="101.179843" calcext:value-type="float">
            <text:p>101.179843</text:p>
          </table:table-cell>
          <table:table-cell office:value-type="float" office:value="100.150959" calcext:value-type="float">
            <text:p>100.150959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62" calcext:value-type="float">
            <text:p>2862</text:p>
          </table:table-cell>
          <table:table-cell office:value-type="float" office:value="2202" calcext:value-type="float">
            <text:p>220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.079395" calcext:value-type="float">
            <text:p>1.079395</text:p>
          </table:table-cell>
          <table:table-cell office:value-type="float" office:value="101.095804" calcext:value-type="float">
            <text:p>101.095804</text:p>
          </table:table-cell>
          <table:table-cell office:value-type="float" office:value="100.016409" calcext:value-type="float">
            <text:p>100.016409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36" calcext:value-type="float">
            <text:p>9936</text:p>
          </table:table-cell>
          <table:table-cell office:value-type="float" office:value="9840" calcext:value-type="float">
            <text:p>9840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4.517553" calcext:value-type="float">
            <text:p>4.517553</text:p>
          </table:table-cell>
          <table:table-cell office:value-type="float" office:value="100.202357" calcext:value-type="float">
            <text:p>100.202357</text:p>
          </table:table-cell>
          <table:table-cell office:value-type="float" office:value="95.684804" calcext:value-type="float">
            <text:p>95.684804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9781496" calcext:value-type="float">
            <text:p>9781496</text:p>
          </table:table-cell>
          <table:table-cell office:value-type="float" office:value="16435" calcext:value-type="float">
            <text:p>16435</text:p>
          </table:table-cell>
          <table:table-cell office:value-type="float" office:value="9298" calcext:value-type="float">
            <text:p>9298</text:p>
          </table:table-cell>
          <table:table-cell office:value-type="float" office:value="1.018561" calcext:value-type="float">
            <text:p>1.018561</text:p>
          </table:table-cell>
          <table:table-cell office:value-type="float" office:value="100.501664" calcext:value-type="float">
            <text:p>100.501664</text:p>
          </table:table-cell>
          <table:table-cell office:value-type="float" office:value="99.483104" calcext:value-type="float">
            <text:p>99.483104</text:p>
          </table:table-cell>
          <table:table-cell office:value-type="float" office:value="0.786586" calcext:value-type="float">
            <text:p>0.786586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7516" calcext:value-type="float">
            <text:p>17287516</text:p>
          </table:table-cell>
          <table:table-cell office:value-type="float" office:value="2067180" calcext:value-type="float">
            <text:p>2067180</text:p>
          </table:table-cell>
          <table:table-cell office:value-type="float" office:value="16433" calcext:value-type="float">
            <text:p>16433</text:p>
          </table:table-cell>
          <table:table-cell office:value-type="float" office:value="1965" calcext:value-type="float">
            <text:p>1965</text:p>
          </table:table-cell>
          <table:table-cell office:value-type="float" office:value="1.171253" calcext:value-type="float">
            <text:p>1.171253</text:p>
          </table:table-cell>
          <table:table-cell office:value-type="float" office:value="99.491703" calcext:value-type="float">
            <text:p>99.491703</text:p>
          </table:table-cell>
          <table:table-cell office:value-type="float" office:value="98.32045" calcext:value-type="float">
            <text:p>98.32045</text:p>
          </table:table-cell>
          <table:table-cell office:value-type="float" office:value="0.168199" calcext:value-type="float">
            <text:p>0.168199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808" calcext:value-type="float">
            <text:p>90808</text:p>
          </table:table-cell>
          <table:table-cell office:value-type="float" office:value="86104" calcext:value-type="float">
            <text:p>86104</text:p>
          </table:table-cell>
          <table:table-cell office:value-type="float" office:value="2245" calcext:value-type="float">
            <text:p>2245</text:p>
          </table:table-cell>
          <table:table-cell office:value-type="float" office:value="2130" calcext:value-type="float">
            <text:p>2130</text:p>
          </table:table-cell>
          <table:table-cell office:value-type="float" office:value="1.070652" calcext:value-type="float">
            <text:p>1.070652</text:p>
          </table:table-cell>
          <table:table-cell office:value-type="float" office:value="100.571695" calcext:value-type="float">
            <text:p>100.571695</text:p>
          </table:table-cell>
          <table:table-cell office:value-type="float" office:value="99.501043" calcext:value-type="float">
            <text:p>99.501043</text:p>
          </table:table-cell>
          <table:table-cell office:value-type="float" office:value="0.006923" calcext:value-type="float">
            <text:p>0.006923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00" calcext:value-type="float">
            <text:p>4400</text:p>
          </table:table-cell>
          <table:table-cell office:value-type="float" office:value="3744" calcext:value-type="float">
            <text:p>3744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.043288" calcext:value-type="float">
            <text:p>1.043288</text:p>
          </table:table-cell>
          <table:table-cell office:value-type="float" office:value="100.274667" calcext:value-type="float">
            <text:p>100.274667</text:p>
          </table:table-cell>
          <table:table-cell office:value-type="float" office:value="99.231379" calcext:value-type="float">
            <text:p>99.231379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36" calcext:value-type="float">
            <text:p>2436</text:p>
          </table:table-cell>
          <table:table-cell office:value-type="float" office:value="1836" calcext:value-type="float">
            <text:p>183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.110567" calcext:value-type="float">
            <text:p>1.110567</text:p>
          </table:table-cell>
          <table:table-cell office:value-type="float" office:value="98.35163" calcext:value-type="float">
            <text:p>98.35163</text:p>
          </table:table-cell>
          <table:table-cell office:value-type="float" office:value="97.241064" calcext:value-type="float">
            <text:p>97.241064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416" calcext:value-type="float">
            <text:p>10416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.749242" calcext:value-type="float">
            <text:p>2.749242</text:p>
          </table:table-cell>
          <table:table-cell office:value-type="float" office:value="99.558494" calcext:value-type="float">
            <text:p>99.558494</text:p>
          </table:table-cell>
          <table:table-cell office:value-type="float" office:value="96.809252" calcext:value-type="float">
            <text:p>96.809252</text:p>
          </table:table-cell>
          <table:table-cell office:value-type="float" office:value="0.000861" calcext:value-type="float">
            <text:p>0.00086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9666828" calcext:value-type="float">
            <text:p>9666828</text:p>
          </table:table-cell>
          <table:table-cell office:value-type="float" office:value="16533" calcext:value-type="float">
            <text:p>16533</text:p>
          </table:table-cell>
          <table:table-cell office:value-type="float" office:value="9189" calcext:value-type="float">
            <text:p>9189</text:p>
          </table:table-cell>
          <table:table-cell office:value-type="float" office:value="1.018181" calcext:value-type="float">
            <text:p>1.018181</text:p>
          </table:table-cell>
          <table:table-cell office:value-type="float" office:value="100.497452" calcext:value-type="float">
            <text:p>100.497452</text:p>
          </table:table-cell>
          <table:table-cell office:value-type="float" office:value="99.479271" calcext:value-type="float">
            <text:p>99.479271</text:p>
          </table:table-cell>
          <table:table-cell office:value-type="float" office:value="0.777394" calcext:value-type="float">
            <text:p>0.777394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1664" calcext:value-type="float">
            <text:p>17391664</text:p>
          </table:table-cell>
          <table:table-cell office:value-type="float" office:value="2218668" calcext:value-type="float">
            <text:p>2218668</text:p>
          </table:table-cell>
          <table:table-cell office:value-type="float" office:value="16532" calcext:value-type="float">
            <text:p>16532</text:p>
          </table:table-cell>
          <table:table-cell office:value-type="float" office:value="2109" calcext:value-type="float">
            <text:p>2109</text:p>
          </table:table-cell>
          <table:table-cell office:value-type="float" office:value="1.182056" calcext:value-type="float">
            <text:p>1.182056</text:p>
          </table:table-cell>
          <table:table-cell office:value-type="float" office:value="100.927253" calcext:value-type="float">
            <text:p>100.927253</text:p>
          </table:table-cell>
          <table:table-cell office:value-type="float" office:value="99.745197" calcext:value-type="float">
            <text:p>99.745197</text:p>
          </table:table-cell>
          <table:table-cell office:value-type="float" office:value="0.177947" calcext:value-type="float">
            <text:p>0.177947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760" calcext:value-type="float">
            <text:p>78760</text:p>
          </table:table-cell>
          <table:table-cell office:value-type="float" office:value="75368" calcext:value-type="float">
            <text:p>75368</text:p>
          </table:table-cell>
          <table:table-cell office:value-type="float" office:value="1943" calcext:value-type="float">
            <text:p>1943</text:p>
          </table:table-cell>
          <table:table-cell office:value-type="float" office:value="1861" calcext:value-type="float">
            <text:p>1861</text:p>
          </table:table-cell>
          <table:table-cell office:value-type="float" office:value="1.063091" calcext:value-type="float">
            <text:p>1.063091</text:p>
          </table:table-cell>
          <table:table-cell office:value-type="float" office:value="100.89408" calcext:value-type="float">
            <text:p>100.89408</text:p>
          </table:table-cell>
          <table:table-cell office:value-type="float" office:value="99.830989" calcext:value-type="float">
            <text:p>99.83098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40" calcext:value-type="float">
            <text:p>4840</text:p>
          </table:table-cell>
          <table:table-cell office:value-type="float" office:value="4152" calcext:value-type="float">
            <text:p>415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.037177" calcext:value-type="float">
            <text:p>1.037177</text:p>
          </table:table-cell>
          <table:table-cell office:value-type="float" office:value="100.930085" calcext:value-type="float">
            <text:p>100.930085</text:p>
          </table:table-cell>
          <table:table-cell office:value-type="float" office:value="99.892908" calcext:value-type="float">
            <text:p>99.892908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46" calcext:value-type="float">
            <text:p>2646</text:p>
          </table:table-cell>
          <table:table-cell office:value-type="float" office:value="1986" calcext:value-type="float">
            <text:p>1986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1.098513" calcext:value-type="float">
            <text:p>1.098513</text:p>
          </table:table-cell>
          <table:table-cell office:value-type="float" office:value="100.928679" calcext:value-type="float">
            <text:p>100.928679</text:p>
          </table:table-cell>
          <table:table-cell office:value-type="float" office:value="99.830166" calcext:value-type="float">
            <text:p>99.830166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792" calcext:value-type="float">
            <text:p>9792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3.670952" calcext:value-type="float">
            <text:p>3.670952</text:p>
          </table:table-cell>
          <table:table-cell office:value-type="float" office:value="100.887011" calcext:value-type="float">
            <text:p>100.887011</text:p>
          </table:table-cell>
          <table:table-cell office:value-type="float" office:value="97.21606" calcext:value-type="float">
            <text:p>97.21606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10097096" calcext:value-type="float">
            <text:p>10097096</text:p>
          </table:table-cell>
          <table:table-cell office:value-type="float" office:value="16632" calcext:value-type="float">
            <text:p>16632</text:p>
          </table:table-cell>
          <table:table-cell office:value-type="float" office:value="9598" calcext:value-type="float">
            <text:p>9598</text:p>
          </table:table-cell>
          <table:table-cell office:value-type="float" office:value="1.015289" calcext:value-type="float">
            <text:p>1.015289</text:p>
          </table:table-cell>
          <table:table-cell office:value-type="float" office:value="100.525046" calcext:value-type="float">
            <text:p>100.525046</text:p>
          </table:table-cell>
          <table:table-cell office:value-type="float" office:value="99.509757" calcext:value-type="float">
            <text:p>99.509757</text:p>
          </table:table-cell>
          <table:table-cell office:value-type="float" office:value="0.811747" calcext:value-type="float">
            <text:p>0.811747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5812" calcext:value-type="float">
            <text:p>17495812</text:p>
          </table:table-cell>
          <table:table-cell office:value-type="float" office:value="1801024" calcext:value-type="float">
            <text:p>1801024</text:p>
          </table:table-cell>
          <table:table-cell office:value-type="float" office:value="16631" calcext:value-type="float">
            <text:p>16631</text:p>
          </table:table-cell>
          <table:table-cell office:value-type="float" office:value="1712" calcext:value-type="float">
            <text:p>1712</text:p>
          </table:table-cell>
          <table:table-cell office:value-type="float" office:value="1.346038" calcext:value-type="float">
            <text:p>1.346038</text:p>
          </table:table-cell>
          <table:table-cell office:value-type="float" office:value="101.042194" calcext:value-type="float">
            <text:p>101.042194</text:p>
          </table:table-cell>
          <table:table-cell office:value-type="float" office:value="99.696156" calcext:value-type="float">
            <text:p>99.696156</text:p>
          </table:table-cell>
          <table:table-cell office:value-type="float" office:value="0.144521" calcext:value-type="float">
            <text:p>0.144521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112" calcext:value-type="float">
            <text:p>97112</text:p>
          </table:table-cell>
          <table:table-cell office:value-type="float" office:value="93000" calcext:value-type="float">
            <text:p>93000</text:p>
          </table:table-cell>
          <table:table-cell office:value-type="float" office:value="2402" calcext:value-type="float">
            <text:p>2402</text:p>
          </table:table-cell>
          <table:table-cell office:value-type="float" office:value="2301" calcext:value-type="float">
            <text:p>2301</text:p>
          </table:table-cell>
          <table:table-cell office:value-type="float" office:value="1.278733" calcext:value-type="float">
            <text:p>1.278733</text:p>
          </table:table-cell>
          <table:table-cell office:value-type="float" office:value="100.707247" calcext:value-type="float">
            <text:p>100.707247</text:p>
          </table:table-cell>
          <table:table-cell office:value-type="float" office:value="99.428514" calcext:value-type="float">
            <text:p>99.428514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28" calcext:value-type="float">
            <text:p>3928</text:p>
          </table:table-cell>
          <table:table-cell office:value-type="float" office:value="3400" calcext:value-type="float">
            <text:p>340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.271604" calcext:value-type="float">
            <text:p>1.271604</text:p>
          </table:table-cell>
          <table:table-cell office:value-type="float" office:value="98.604131" calcext:value-type="float">
            <text:p>98.604131</text:p>
          </table:table-cell>
          <table:table-cell office:value-type="float" office:value="97.332527" calcext:value-type="float">
            <text:p>97.332527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1458" calcext:value-type="float">
            <text:p>1458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.30202" calcext:value-type="float">
            <text:p>1.30202</text:p>
          </table:table-cell>
          <table:table-cell office:value-type="float" office:value="98.616671" calcext:value-type="float">
            <text:p>98.616671</text:p>
          </table:table-cell>
          <table:table-cell office:value-type="float" office:value="97.31465" calcext:value-type="float">
            <text:p>97.3146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96" calcext:value-type="float">
            <text:p>10896</text:p>
          </table:table-cell>
          <table:table-cell office:value-type="float" office:value="10752" calcext:value-type="float">
            <text:p>10752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3.631972" calcext:value-type="float">
            <text:p>3.631972</text:p>
          </table:table-cell>
          <table:table-cell office:value-type="float" office:value="100.667252" calcext:value-type="float">
            <text:p>100.667252</text:p>
          </table:table-cell>
          <table:table-cell office:value-type="float" office:value="97.035279" calcext:value-type="float">
            <text:p>97.035279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10203348" calcext:value-type="float">
            <text:p>10203348</text:p>
          </table:table-cell>
          <table:table-cell office:value-type="float" office:value="16731" calcext:value-type="float">
            <text:p>16731</text:p>
          </table:table-cell>
          <table:table-cell office:value-type="float" office:value="9699" calcext:value-type="float">
            <text:p>9699</text:p>
          </table:table-cell>
          <table:table-cell office:value-type="float" office:value="1.014112" calcext:value-type="float">
            <text:p>1.014112</text:p>
          </table:table-cell>
          <table:table-cell office:value-type="float" office:value="100.532479" calcext:value-type="float">
            <text:p>100.532479</text:p>
          </table:table-cell>
          <table:table-cell office:value-type="float" office:value="99.518367" calcext:value-type="float">
            <text:p>99.518367</text:p>
          </table:table-cell>
          <table:table-cell office:value-type="float" office:value="0.820218" calcext:value-type="float">
            <text:p>0.820218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599960" calcext:value-type="float">
            <text:p>17599960</text:p>
          </table:table-cell>
          <table:table-cell office:value-type="float" office:value="1768412" calcext:value-type="float">
            <text:p>1768412</text:p>
          </table:table-cell>
          <table:table-cell office:value-type="float" office:value="16730" calcext:value-type="float">
            <text:p>16730</text:p>
          </table:table-cell>
          <table:table-cell office:value-type="float" office:value="1681" calcext:value-type="float">
            <text:p>1681</text:p>
          </table:table-cell>
          <table:table-cell office:value-type="float" office:value="1.166953" calcext:value-type="float">
            <text:p>1.166953</text:p>
          </table:table-cell>
          <table:table-cell office:value-type="float" office:value="100.385726" calcext:value-type="float">
            <text:p>100.385726</text:p>
          </table:table-cell>
          <table:table-cell office:value-type="float" office:value="99.218772" calcext:value-type="float">
            <text:p>99.218772</text:p>
          </table:table-cell>
          <table:table-cell office:value-type="float" office:value="0.142587" calcext:value-type="float">
            <text:p>0.142587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744" calcext:value-type="float">
            <text:p>93744</text:p>
          </table:table-cell>
          <table:table-cell office:value-type="float" office:value="89408" calcext:value-type="float">
            <text:p>89408</text:p>
          </table:table-cell>
          <table:table-cell office:value-type="float" office:value="2320" calcext:value-type="float">
            <text:p>2320</text:p>
          </table:table-cell>
          <table:table-cell office:value-type="float" office:value="2215" calcext:value-type="float">
            <text:p>2215</text:p>
          </table:table-cell>
          <table:table-cell office:value-type="float" office:value="1.060853" calcext:value-type="float">
            <text:p>1.060853</text:p>
          </table:table-cell>
          <table:table-cell office:value-type="float" office:value="100.94348" calcext:value-type="float">
            <text:p>100.94348</text:p>
          </table:table-cell>
          <table:table-cell office:value-type="float" office:value="99.882627" calcext:value-type="float">
            <text:p>99.882627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6" calcext:value-type="float">
            <text:p>3936</text:p>
          </table:table-cell>
          <table:table-cell office:value-type="float" office:value="3240" calcext:value-type="float">
            <text:p>3240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1.033509" calcext:value-type="float">
            <text:p>1.033509</text:p>
          </table:table-cell>
          <table:table-cell office:value-type="float" office:value="100.39826" calcext:value-type="float">
            <text:p>100.39826</text:p>
          </table:table-cell>
          <table:table-cell office:value-type="float" office:value="99.364752" calcext:value-type="float">
            <text:p>99.364752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2" calcext:value-type="float">
            <text:p>2022</text:p>
          </table:table-cell>
          <table:table-cell office:value-type="float" office:value="1602" calcext:value-type="float">
            <text:p>160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.10633" calcext:value-type="float">
            <text:p>1.10633</text:p>
          </table:table-cell>
          <table:table-cell office:value-type="float" office:value="100.459536" calcext:value-type="float">
            <text:p>100.459536</text:p>
          </table:table-cell>
          <table:table-cell office:value-type="float" office:value="99.353206" calcext:value-type="float">
            <text:p>99.35320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72" calcext:value-type="float">
            <text:p>10272</text:p>
          </table:table-cell>
          <table:table-cell office:value-type="float" office:value="10224" calcext:value-type="float">
            <text:p>10224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.982018" calcext:value-type="float">
            <text:p>2.982018</text:p>
          </table:table-cell>
          <table:table-cell office:value-type="float" office:value="99.541507" calcext:value-type="float">
            <text:p>99.541507</text:p>
          </table:table-cell>
          <table:table-cell office:value-type="float" office:value="96.559488" calcext:value-type="float">
            <text:p>96.559488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10127604" calcext:value-type="float">
            <text:p>10127604</text:p>
          </table:table-cell>
          <table:table-cell office:value-type="float" office:value="16830" calcext:value-type="float">
            <text:p>16830</text:p>
          </table:table-cell>
          <table:table-cell office:value-type="float" office:value="9627" calcext:value-type="float">
            <text:p>9627</text:p>
          </table:table-cell>
          <table:table-cell office:value-type="float" office:value="1.009502" calcext:value-type="float">
            <text:p>1.009502</text:p>
          </table:table-cell>
          <table:table-cell office:value-type="float" office:value="100.39797" calcext:value-type="float">
            <text:p>100.39797</text:p>
          </table:table-cell>
          <table:table-cell office:value-type="float" office:value="99.388468" calcext:value-type="float">
            <text:p>99.388468</text:p>
          </table:table-cell>
          <table:table-cell office:value-type="float" office:value="0.815193" calcext:value-type="float">
            <text:p>0.815193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4108" calcext:value-type="float">
            <text:p>17704108</text:p>
          </table:table-cell>
          <table:table-cell office:value-type="float" office:value="1866248" calcext:value-type="float">
            <text:p>1866248</text:p>
          </table:table-cell>
          <table:table-cell office:value-type="float" office:value="16829" calcext:value-type="float">
            <text:p>16829</text:p>
          </table:table-cell>
          <table:table-cell office:value-type="float" office:value="1774" calcext:value-type="float">
            <text:p>1774</text:p>
          </table:table-cell>
          <table:table-cell office:value-type="float" office:value="1.138362" calcext:value-type="float">
            <text:p>1.138362</text:p>
          </table:table-cell>
          <table:table-cell office:value-type="float" office:value="100.499731" calcext:value-type="float">
            <text:p>100.499731</text:p>
          </table:table-cell>
          <table:table-cell office:value-type="float" office:value="99.361369" calcext:value-type="float">
            <text:p>99.361369</text:p>
          </table:table-cell>
          <table:table-cell office:value-type="float" office:value="0.150259" calcext:value-type="float">
            <text:p>0.150259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216" calcext:value-type="float">
            <text:p>87216</text:p>
          </table:table-cell>
          <table:table-cell office:value-type="float" office:value="82520" calcext:value-type="float">
            <text:p>82520</text:p>
          </table:table-cell>
          <table:table-cell office:value-type="float" office:value="2156" calcext:value-type="float">
            <text:p>2156</text:p>
          </table:table-cell>
          <table:table-cell office:value-type="float" office:value="2042" calcext:value-type="float">
            <text:p>2042</text:p>
          </table:table-cell>
          <table:table-cell office:value-type="float" office:value="1.046515" calcext:value-type="float">
            <text:p>1.046515</text:p>
          </table:table-cell>
          <table:table-cell office:value-type="float" office:value="100.098632" calcext:value-type="float">
            <text:p>100.098632</text:p>
          </table:table-cell>
          <table:table-cell office:value-type="float" office:value="99.052117" calcext:value-type="float">
            <text:p>99.052117</text:p>
          </table:table-cell>
          <table:table-cell office:value-type="float" office:value="0.006665" calcext:value-type="float">
            <text:p>0.006665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52" calcext:value-type="float">
            <text:p>4152</text:p>
          </table:table-cell>
          <table:table-cell office:value-type="float" office:value="3496" calcext:value-type="float">
            <text:p>3496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.026204" calcext:value-type="float">
            <text:p>1.026204</text:p>
          </table:table-cell>
          <table:table-cell office:value-type="float" office:value="100.504198" calcext:value-type="float">
            <text:p>100.504198</text:p>
          </table:table-cell>
          <table:table-cell office:value-type="float" office:value="99.477994" calcext:value-type="float">
            <text:p>99.477994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24" calcext:value-type="float">
            <text:p>2424</text:p>
          </table:table-cell>
          <table:table-cell office:value-type="float" office:value="1824" calcext:value-type="float">
            <text:p>1824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.077936" calcext:value-type="float">
            <text:p>1.077936</text:p>
          </table:table-cell>
          <table:table-cell office:value-type="float" office:value="100.502792" calcext:value-type="float">
            <text:p>100.502792</text:p>
          </table:table-cell>
          <table:table-cell office:value-type="float" office:value="99.424856" calcext:value-type="float">
            <text:p>99.424856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56" calcext:value-type="float">
            <text:p>10656</text:p>
          </table:table-cell>
          <table:table-cell office:value-type="float" office:value="10608" calcext:value-type="float">
            <text:p>10608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.969988" calcext:value-type="float">
            <text:p>2.969988</text:p>
          </table:table-cell>
          <table:table-cell office:value-type="float" office:value="100.442422" calcext:value-type="float">
            <text:p>100.442422</text:p>
          </table:table-cell>
          <table:table-cell office:value-type="float" office:value="97.472434" calcext:value-type="float">
            <text:p>97.472434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9734156" calcext:value-type="float">
            <text:p>9734156</text:p>
          </table:table-cell>
          <table:table-cell office:value-type="float" office:value="16930" calcext:value-type="float">
            <text:p>16930</text:p>
          </table:table-cell>
          <table:table-cell office:value-type="float" office:value="9253" calcext:value-type="float">
            <text:p>9253</text:p>
          </table:table-cell>
          <table:table-cell office:value-type="float" office:value="1.018241" calcext:value-type="float">
            <text:p>1.018241</text:p>
          </table:table-cell>
          <table:table-cell office:value-type="float" office:value="100.502351" calcext:value-type="float">
            <text:p>100.502351</text:p>
          </table:table-cell>
          <table:table-cell office:value-type="float" office:value="99.48411" calcext:value-type="float">
            <text:p>99.48411</text:p>
          </table:table-cell>
          <table:table-cell office:value-type="float" office:value="0.782771" calcext:value-type="float">
            <text:p>0.782771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08256" calcext:value-type="float">
            <text:p>17808256</text:p>
          </table:table-cell>
          <table:table-cell office:value-type="float" office:value="1955668" calcext:value-type="float">
            <text:p>1955668</text:p>
          </table:table-cell>
          <table:table-cell office:value-type="float" office:value="16928" calcext:value-type="float">
            <text:p>16928</text:p>
          </table:table-cell>
          <table:table-cell office:value-type="float" office:value="1859" calcext:value-type="float">
            <text:p>1859</text:p>
          </table:table-cell>
          <table:table-cell office:value-type="float" office:value="1.182629" calcext:value-type="float">
            <text:p>1.182629</text:p>
          </table:table-cell>
          <table:table-cell office:value-type="float" office:value="103.792893" calcext:value-type="float">
            <text:p>103.792893</text:p>
          </table:table-cell>
          <table:table-cell office:value-type="float" office:value="102.610264" calcext:value-type="float">
            <text:p>102.610264</text:p>
          </table:table-cell>
          <table:table-cell office:value-type="float" office:value="0.152473" calcext:value-type="float">
            <text:p>0.152473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288" calcext:value-type="float">
            <text:p>96288</text:p>
          </table:table-cell>
          <table:table-cell office:value-type="float" office:value="90952" calcext:value-type="float">
            <text:p>90952</text:p>
          </table:table-cell>
          <table:table-cell office:value-type="float" office:value="2384" calcext:value-type="float">
            <text:p>2384</text:p>
          </table:table-cell>
          <table:table-cell office:value-type="float" office:value="2254" calcext:value-type="float">
            <text:p>2254</text:p>
          </table:table-cell>
          <table:table-cell office:value-type="float" office:value="1.077547" calcext:value-type="float">
            <text:p>1.077547</text:p>
          </table:table-cell>
          <table:table-cell office:value-type="float" office:value="103.2851" calcext:value-type="float">
            <text:p>103.2851</text:p>
          </table:table-cell>
          <table:table-cell office:value-type="float" office:value="102.207554" calcext:value-type="float">
            <text:p>102.207554</text:p>
          </table:table-cell>
          <table:table-cell office:value-type="float" office:value="0.007119" calcext:value-type="float">
            <text:p>0.007119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8" calcext:value-type="float">
            <text:p>3848</text:p>
          </table:table-cell>
          <table:table-cell office:value-type="float" office:value="3512" calcext:value-type="float">
            <text:p>351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1.058162" calcext:value-type="float">
            <text:p>1.058162</text:p>
          </table:table-cell>
          <table:table-cell office:value-type="float" office:value="103.28808" calcext:value-type="float">
            <text:p>103.28808</text:p>
          </table:table-cell>
          <table:table-cell office:value-type="float" office:value="102.229918" calcext:value-type="float">
            <text:p>102.229918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20" calcext:value-type="float">
            <text:p>2220</text:p>
          </table:table-cell>
          <table:table-cell office:value-type="float" office:value="1950" calcext:value-type="float">
            <text:p>1950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.111739" calcext:value-type="float">
            <text:p>1.111739</text:p>
          </table:table-cell>
          <table:table-cell office:value-type="float" office:value="103.286554" calcext:value-type="float">
            <text:p>103.286554</text:p>
          </table:table-cell>
          <table:table-cell office:value-type="float" office:value="102.174816" calcext:value-type="float">
            <text:p>102.17481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272" calcext:value-type="float">
            <text:p>10272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3.374232" calcext:value-type="float">
            <text:p>3.374232</text:p>
          </table:table-cell>
          <table:table-cell office:value-type="float" office:value="99.977537" calcext:value-type="float">
            <text:p>99.977537</text:p>
          </table:table-cell>
          <table:table-cell office:value-type="float" office:value="96.603304" calcext:value-type="float">
            <text:p>96.603304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10076056" calcext:value-type="float">
            <text:p>10076056</text:p>
          </table:table-cell>
          <table:table-cell office:value-type="float" office:value="17029" calcext:value-type="float">
            <text:p>17029</text:p>
          </table:table-cell>
          <table:table-cell office:value-type="float" office:value="9578" calcext:value-type="float">
            <text:p>9578</text:p>
          </table:table-cell>
          <table:table-cell office:value-type="float" office:value="1.01425" calcext:value-type="float">
            <text:p>1.01425</text:p>
          </table:table-cell>
          <table:table-cell office:value-type="float" office:value="100.659287" calcext:value-type="float">
            <text:p>100.659287</text:p>
          </table:table-cell>
          <table:table-cell office:value-type="float" office:value="99.645037" calcext:value-type="float">
            <text:p>99.645037</text:p>
          </table:table-cell>
          <table:table-cell office:value-type="float" office:value="0.808956" calcext:value-type="float">
            <text:p>0.80895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2404" calcext:value-type="float">
            <text:p>17912404</text:p>
          </table:table-cell>
          <table:table-cell office:value-type="float" office:value="1885184" calcext:value-type="float">
            <text:p>1885184</text:p>
          </table:table-cell>
          <table:table-cell office:value-type="float" office:value="17027" calcext:value-type="float">
            <text:p>17027</text:p>
          </table:table-cell>
          <table:table-cell office:value-type="float" office:value="1792" calcext:value-type="float">
            <text:p>1792</text:p>
          </table:table-cell>
          <table:table-cell office:value-type="float" office:value="1.167543" calcext:value-type="float">
            <text:p>1.167543</text:p>
          </table:table-cell>
          <table:table-cell office:value-type="float" office:value="100.686859" calcext:value-type="float">
            <text:p>100.686859</text:p>
          </table:table-cell>
          <table:table-cell office:value-type="float" office:value="99.519316" calcext:value-type="float">
            <text:p>99.519316</text:p>
          </table:table-cell>
          <table:table-cell office:value-type="float" office:value="0.151543" calcext:value-type="float">
            <text:p>0.15154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7152" calcext:value-type="float">
            <text:p>107152</text:p>
          </table:table-cell>
          <table:table-cell office:value-type="float" office:value="103080" calcext:value-type="float">
            <text:p>103080</text:p>
          </table:table-cell>
          <table:table-cell office:value-type="float" office:value="2657" calcext:value-type="float">
            <text:p>2657</text:p>
          </table:table-cell>
          <table:table-cell office:value-type="float" office:value="2557" calcext:value-type="float">
            <text:p>2557</text:p>
          </table:table-cell>
          <table:table-cell office:value-type="float" office:value="1.061901" calcext:value-type="float">
            <text:p>1.061901</text:p>
          </table:table-cell>
          <table:table-cell office:value-type="float" office:value="100.996095" calcext:value-type="float">
            <text:p>100.996095</text:p>
          </table:table-cell>
          <table:table-cell office:value-type="float" office:value="99.934194" calcext:value-type="float">
            <text:p>99.934194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52" calcext:value-type="float">
            <text:p>3552</text:p>
          </table:table-cell>
          <table:table-cell office:value-type="float" office:value="2992" calcext:value-type="float">
            <text:p>299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.028834" calcext:value-type="float">
            <text:p>1.028834</text:p>
          </table:table-cell>
          <table:table-cell office:value-type="float" office:value="100.494163" calcext:value-type="float">
            <text:p>100.494163</text:p>
          </table:table-cell>
          <table:table-cell office:value-type="float" office:value="99.465329" calcext:value-type="float">
            <text:p>99.465329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1650" calcext:value-type="float">
            <text:p>165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.107058" calcext:value-type="float">
            <text:p>1.107058</text:p>
          </table:table-cell>
          <table:table-cell office:value-type="float" office:value="100.487094" calcext:value-type="float">
            <text:p>100.487094</text:p>
          </table:table-cell>
          <table:table-cell office:value-type="float" office:value="99.380036" calcext:value-type="float">
            <text:p>99.38003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184" calcext:value-type="float">
            <text:p>11184</text:p>
          </table:table-cell>
          <table:table-cell office:value-type="float" office:value="11088" calcext:value-type="float">
            <text:p>11088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.811636" calcext:value-type="float">
            <text:p>2.811636</text:p>
          </table:table-cell>
          <table:table-cell office:value-type="float" office:value="99.76006" calcext:value-type="float">
            <text:p>99.76006</text:p>
          </table:table-cell>
          <table:table-cell office:value-type="float" office:value="96.948425" calcext:value-type="float">
            <text:p>96.948425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10394812" calcext:value-type="float">
            <text:p>10394812</text:p>
          </table:table-cell>
          <table:table-cell office:value-type="float" office:value="17127" calcext:value-type="float">
            <text:p>17127</text:p>
          </table:table-cell>
          <table:table-cell office:value-type="float" office:value="9881" calcext:value-type="float">
            <text:p>9881</text:p>
          </table:table-cell>
          <table:table-cell office:value-type="float" office:value="1.01649" calcext:value-type="float">
            <text:p>1.01649</text:p>
          </table:table-cell>
          <table:table-cell office:value-type="float" office:value="100.685674" calcext:value-type="float">
            <text:p>100.685674</text:p>
          </table:table-cell>
          <table:table-cell office:value-type="float" office:value="99.669184" calcext:value-type="float">
            <text:p>99.669184</text:p>
          </table:table-cell>
          <table:table-cell office:value-type="float" office:value="0.834345" calcext:value-type="float">
            <text:p>0.834345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6552" calcext:value-type="float">
            <text:p>18016552</text:p>
          </table:table-cell>
          <table:table-cell office:value-type="float" office:value="1993540" calcext:value-type="float">
            <text:p>1993540</text:p>
          </table:table-cell>
          <table:table-cell office:value-type="float" office:value="17126" calcext:value-type="float">
            <text:p>17126</text:p>
          </table:table-cell>
          <table:table-cell office:value-type="float" office:value="1895" calcext:value-type="float">
            <text:p>1895</text:p>
          </table:table-cell>
          <table:table-cell office:value-type="float" office:value="1.186328" calcext:value-type="float">
            <text:p>1.186328</text:p>
          </table:table-cell>
          <table:table-cell office:value-type="float" office:value="103.729494" calcext:value-type="float">
            <text:p>103.729494</text:p>
          </table:table-cell>
          <table:table-cell office:value-type="float" office:value="102.543166" calcext:value-type="float">
            <text:p>102.543166</text:p>
          </table:table-cell>
          <table:table-cell office:value-type="float" office:value="0.155528" calcext:value-type="float">
            <text:p>0.155528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848" calcext:value-type="float">
            <text:p>84848</text:p>
          </table:table-cell>
          <table:table-cell office:value-type="float" office:value="80800" calcext:value-type="float">
            <text:p>80800</text:p>
          </table:table-cell>
          <table:table-cell office:value-type="float" office:value="2095" calcext:value-type="float">
            <text:p>2095</text:p>
          </table:table-cell>
          <table:table-cell office:value-type="float" office:value="1998" calcext:value-type="float">
            <text:p>1998</text:p>
          </table:table-cell>
          <table:table-cell office:value-type="float" office:value="1.069863" calcext:value-type="float">
            <text:p>1.069863</text:p>
          </table:table-cell>
          <table:table-cell office:value-type="float" office:value="103.218301" calcext:value-type="float">
            <text:p>103.218301</text:p>
          </table:table-cell>
          <table:table-cell office:value-type="float" office:value="102.148438" calcext:value-type="float">
            <text:p>102.148438</text:p>
          </table:table-cell>
          <table:table-cell office:value-type="float" office:value="0.006328" calcext:value-type="float">
            <text:p>0.006328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112" calcext:value-type="float">
            <text:p>5112</text:p>
          </table:table-cell>
          <table:table-cell office:value-type="float" office:value="4432" calcext:value-type="float">
            <text:p>4432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.048102" calcext:value-type="float">
            <text:p>1.048102</text:p>
          </table:table-cell>
          <table:table-cell office:value-type="float" office:value="103.219708" calcext:value-type="float">
            <text:p>103.219708</text:p>
          </table:table-cell>
          <table:table-cell office:value-type="float" office:value="102.171606" calcext:value-type="float">
            <text:p>102.171606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88" calcext:value-type="float">
            <text:p>2388</text:p>
          </table:table-cell>
          <table:table-cell office:value-type="float" office:value="1728" calcext:value-type="float">
            <text:p>172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1.114681" calcext:value-type="float">
            <text:p>1.114681</text:p>
          </table:table-cell>
          <table:table-cell office:value-type="float" office:value="103.221082" calcext:value-type="float">
            <text:p>103.221082</text:p>
          </table:table-cell>
          <table:table-cell office:value-type="float" office:value="102.106401" calcext:value-type="float">
            <text:p>102.106401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88" calcext:value-type="float">
            <text:p>11088</text:p>
          </table:table-cell>
          <table:table-cell office:value-type="float" office:value="11040" calcext:value-type="float">
            <text:p>11040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3.998481" calcext:value-type="float">
            <text:p>3.998481</text:p>
          </table:table-cell>
          <table:table-cell office:value-type="float" office:value="100.310125" calcext:value-type="float">
            <text:p>100.310125</text:p>
          </table:table-cell>
          <table:table-cell office:value-type="float" office:value="96.311644" calcext:value-type="float">
            <text:p>96.311644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10094992" calcext:value-type="float">
            <text:p>10094992</text:p>
          </table:table-cell>
          <table:table-cell office:value-type="float" office:value="17227" calcext:value-type="float">
            <text:p>17227</text:p>
          </table:table-cell>
          <table:table-cell office:value-type="float" office:value="9596" calcext:value-type="float">
            <text:p>9596</text:p>
          </table:table-cell>
          <table:table-cell office:value-type="float" office:value="1.016529" calcext:value-type="float">
            <text:p>1.016529</text:p>
          </table:table-cell>
          <table:table-cell office:value-type="float" office:value="100.510106" calcext:value-type="float">
            <text:p>100.510106</text:p>
          </table:table-cell>
          <table:table-cell office:value-type="float" office:value="99.493577" calcext:value-type="float">
            <text:p>99.493577</text:p>
          </table:table-cell>
          <table:table-cell office:value-type="float" office:value="0.81171" calcext:value-type="float">
            <text:p>0.81171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0700" calcext:value-type="float">
            <text:p>18120700</text:p>
          </table:table-cell>
          <table:table-cell office:value-type="float" office:value="1979864" calcext:value-type="float">
            <text:p>1979864</text:p>
          </table:table-cell>
          <table:table-cell office:value-type="float" office:value="17225" calcext:value-type="float">
            <text:p>17225</text:p>
          </table:table-cell>
          <table:table-cell office:value-type="float" office:value="1882" calcext:value-type="float">
            <text:p>1882</text:p>
          </table:table-cell>
          <table:table-cell office:value-type="float" office:value="1.185371" calcext:value-type="float">
            <text:p>1.185371</text:p>
          </table:table-cell>
          <table:table-cell office:value-type="float" office:value="100.612603" calcext:value-type="float">
            <text:p>100.612603</text:p>
          </table:table-cell>
          <table:table-cell office:value-type="float" office:value="99.427232" calcext:value-type="float">
            <text:p>99.427232</text:p>
          </table:table-cell>
          <table:table-cell office:value-type="float" office:value="0.159302" calcext:value-type="float">
            <text:p>0.15930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496" calcext:value-type="float">
            <text:p>85496</text:p>
          </table:table-cell>
          <table:table-cell office:value-type="float" office:value="81032" calcext:value-type="float">
            <text:p>81032</text:p>
          </table:table-cell>
          <table:table-cell office:value-type="float" office:value="2112" calcext:value-type="float">
            <text:p>2112</text:p>
          </table:table-cell>
          <table:table-cell office:value-type="float" office:value="2004" calcext:value-type="float">
            <text:p>2004</text:p>
          </table:table-cell>
          <table:table-cell office:value-type="float" office:value="1.102257" calcext:value-type="float">
            <text:p>1.102257</text:p>
          </table:table-cell>
          <table:table-cell office:value-type="float" office:value="100.673995" calcext:value-type="float">
            <text:p>100.673995</text:p>
          </table:table-cell>
          <table:table-cell office:value-type="float" office:value="99.571738" calcext:value-type="float">
            <text:p>99.5717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8" calcext:value-type="float">
            <text:p>4328</text:p>
          </table:table-cell>
          <table:table-cell office:value-type="float" office:value="3880" calcext:value-type="float">
            <text:p>388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.042359" calcext:value-type="float">
            <text:p>1.042359</text:p>
          </table:table-cell>
          <table:table-cell office:value-type="float" office:value="100.178" calcext:value-type="float">
            <text:p>100.178</text:p>
          </table:table-cell>
          <table:table-cell office:value-type="float" office:value="99.135641" calcext:value-type="float">
            <text:p>99.135641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70" calcext:value-type="float">
            <text:p>2370</text:p>
          </table:table-cell>
          <table:table-cell office:value-type="float" office:value="1860" calcext:value-type="float">
            <text:p>1860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.136189" calcext:value-type="float">
            <text:p>1.136189</text:p>
          </table:table-cell>
          <table:table-cell office:value-type="float" office:value="100.170991" calcext:value-type="float">
            <text:p>100.170991</text:p>
          </table:table-cell>
          <table:table-cell office:value-type="float" office:value="99.034802" calcext:value-type="float">
            <text:p>99.03480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88" calcext:value-type="float">
            <text:p>11088</text:p>
          </table:table-cell>
          <table:table-cell office:value-type="float" office:value="10992" calcext:value-type="float">
            <text:p>10992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3.524627" calcext:value-type="float">
            <text:p>3.524627</text:p>
          </table:table-cell>
          <table:table-cell office:value-type="float" office:value="99.935575" calcext:value-type="float">
            <text:p>99.935575</text:p>
          </table:table-cell>
          <table:table-cell office:value-type="float" office:value="96.410949" calcext:value-type="float">
            <text:p>96.410949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10230700" calcext:value-type="float">
            <text:p>10230700</text:p>
          </table:table-cell>
          <table:table-cell office:value-type="float" office:value="17325" calcext:value-type="float">
            <text:p>17325</text:p>
          </table:table-cell>
          <table:table-cell office:value-type="float" office:value="9725" calcext:value-type="float">
            <text:p>9725</text:p>
          </table:table-cell>
          <table:table-cell office:value-type="float" office:value="1.009253" calcext:value-type="float">
            <text:p>1.009253</text:p>
          </table:table-cell>
          <table:table-cell office:value-type="float" office:value="100.485626" calcext:value-type="float">
            <text:p>100.485626</text:p>
          </table:table-cell>
          <table:table-cell office:value-type="float" office:value="99.476374" calcext:value-type="float">
            <text:p>99.476374</text:p>
          </table:table-cell>
          <table:table-cell office:value-type="float" office:value="0.822764" calcext:value-type="float">
            <text:p>0.822764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4848" calcext:value-type="float">
            <text:p>18224848</text:p>
          </table:table-cell>
          <table:table-cell office:value-type="float" office:value="1731592" calcext:value-type="float">
            <text:p>1731592</text:p>
          </table:table-cell>
          <table:table-cell office:value-type="float" office:value="17324" calcext:value-type="float">
            <text:p>17324</text:p>
          </table:table-cell>
          <table:table-cell office:value-type="float" office:value="1646" calcext:value-type="float">
            <text:p>1646</text:p>
          </table:table-cell>
          <table:table-cell office:value-type="float" office:value="1.357129" calcext:value-type="float">
            <text:p>1.357129</text:p>
          </table:table-cell>
          <table:table-cell office:value-type="float" office:value="100.451334" calcext:value-type="float">
            <text:p>100.451334</text:p>
          </table:table-cell>
          <table:table-cell office:value-type="float" office:value="99.094206" calcext:value-type="float">
            <text:p>99.094206</text:p>
          </table:table-cell>
          <table:table-cell office:value-type="float" office:value="0.139794" calcext:value-type="float">
            <text:p>0.139794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464" calcext:value-type="float">
            <text:p>95464</text:p>
          </table:table-cell>
          <table:table-cell office:value-type="float" office:value="91352" calcext:value-type="float">
            <text:p>91352</text:p>
          </table:table-cell>
          <table:table-cell office:value-type="float" office:value="2361" calcext:value-type="float">
            <text:p>2361</text:p>
          </table:table-cell>
          <table:table-cell office:value-type="float" office:value="2262" calcext:value-type="float">
            <text:p>2262</text:p>
          </table:table-cell>
          <table:table-cell office:value-type="float" office:value="1.289863" calcext:value-type="float">
            <text:p>1.289863</text:p>
          </table:table-cell>
          <table:table-cell office:value-type="float" office:value="100.471586" calcext:value-type="float">
            <text:p>100.471586</text:p>
          </table:table-cell>
          <table:table-cell office:value-type="float" office:value="99.181724" calcext:value-type="float">
            <text:p>99.181724</text:p>
          </table:table-cell>
          <table:table-cell office:value-type="float" office:value="0.007368" calcext:value-type="float">
            <text:p>0.007368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16" calcext:value-type="float">
            <text:p>4616</text:p>
          </table:table-cell>
          <table:table-cell office:value-type="float" office:value="3912" calcext:value-type="float">
            <text:p>3912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.269151" calcext:value-type="float">
            <text:p>1.269151</text:p>
          </table:table-cell>
          <table:table-cell office:value-type="float" office:value="100.538814" calcext:value-type="float">
            <text:p>100.538814</text:p>
          </table:table-cell>
          <table:table-cell office:value-type="float" office:value="99.269662" calcext:value-type="float">
            <text:p>99.269662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6" calcext:value-type="float">
            <text:p>2286</text:p>
          </table:table-cell>
          <table:table-cell office:value-type="float" office:value="1746" calcext:value-type="float">
            <text:p>1746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.318652" calcext:value-type="float">
            <text:p>1.318652</text:p>
          </table:table-cell>
          <table:table-cell office:value-type="float" office:value="98.546657" calcext:value-type="float">
            <text:p>98.546657</text:p>
          </table:table-cell>
          <table:table-cell office:value-type="float" office:value="97.228005" calcext:value-type="float">
            <text:p>97.22800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176" calcext:value-type="float">
            <text:p>1017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.944777" calcext:value-type="float">
            <text:p>2.944777</text:p>
          </table:table-cell>
          <table:table-cell office:value-type="float" office:value="100.524961" calcext:value-type="float">
            <text:p>100.524961</text:p>
          </table:table-cell>
          <table:table-cell office:value-type="float" office:value="97.580184" calcext:value-type="float">
            <text:p>97.580184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10131812" calcext:value-type="float">
            <text:p>10131812</text:p>
          </table:table-cell>
          <table:table-cell office:value-type="float" office:value="17425" calcext:value-type="float">
            <text:p>17425</text:p>
          </table:table-cell>
          <table:table-cell office:value-type="float" office:value="9631" calcext:value-type="float">
            <text:p>9631</text:p>
          </table:table-cell>
          <table:table-cell office:value-type="float" office:value="1.018289" calcext:value-type="float">
            <text:p>1.018289</text:p>
          </table:table-cell>
          <table:table-cell office:value-type="float" office:value="100.966926" calcext:value-type="float">
            <text:p>100.966926</text:p>
          </table:table-cell>
          <table:table-cell office:value-type="float" office:value="99.948637" calcext:value-type="float">
            <text:p>99.948637</text:p>
          </table:table-cell>
          <table:table-cell office:value-type="float" office:value="0.810961" calcext:value-type="float">
            <text:p>0.810961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28996" calcext:value-type="float">
            <text:p>18328996</text:p>
          </table:table-cell>
          <table:table-cell office:value-type="float" office:value="1896756" calcext:value-type="float">
            <text:p>1896756</text:p>
          </table:table-cell>
          <table:table-cell office:value-type="float" office:value="17423" calcext:value-type="float">
            <text:p>17423</text:p>
          </table:table-cell>
          <table:table-cell office:value-type="float" office:value="1803" calcext:value-type="float">
            <text:p>1803</text:p>
          </table:table-cell>
          <table:table-cell office:value-type="float" office:value="1.377115" calcext:value-type="float">
            <text:p>1.377115</text:p>
          </table:table-cell>
          <table:table-cell office:value-type="float" office:value="100.234962" calcext:value-type="float">
            <text:p>100.234962</text:p>
          </table:table-cell>
          <table:table-cell office:value-type="float" office:value="98.857846" calcext:value-type="float">
            <text:p>98.857846</text:p>
          </table:table-cell>
          <table:table-cell office:value-type="float" office:value="0.153494" calcext:value-type="float">
            <text:p>0.153494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512" calcext:value-type="float">
            <text:p>96512</text:p>
          </table:table-cell>
          <table:table-cell office:value-type="float" office:value="91504" calcext:value-type="float">
            <text:p>91504</text:p>
          </table:table-cell>
          <table:table-cell office:value-type="float" office:value="2388" calcext:value-type="float">
            <text:p>2388</text:p>
          </table:table-cell>
          <table:table-cell office:value-type="float" office:value="2265" calcext:value-type="float">
            <text:p>2265</text:p>
          </table:table-cell>
          <table:table-cell office:value-type="float" office:value="1.293081" calcext:value-type="float">
            <text:p>1.293081</text:p>
          </table:table-cell>
          <table:table-cell office:value-type="float" office:value="100.589064" calcext:value-type="float">
            <text:p>100.589064</text:p>
          </table:table-cell>
          <table:table-cell office:value-type="float" office:value="99.295982" calcext:value-type="float">
            <text:p>99.295982</text:p>
          </table:table-cell>
          <table:table-cell office:value-type="float" office:value="0.007372" calcext:value-type="float">
            <text:p>0.007372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76" calcext:value-type="float">
            <text:p>4576</text:p>
          </table:table-cell>
          <table:table-cell office:value-type="float" office:value="4128" calcext:value-type="float">
            <text:p>412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.274967" calcext:value-type="float">
            <text:p>1.274967</text:p>
          </table:table-cell>
          <table:table-cell office:value-type="float" office:value="100.064562" calcext:value-type="float">
            <text:p>100.064562</text:p>
          </table:table-cell>
          <table:table-cell office:value-type="float" office:value="98.789595" calcext:value-type="float">
            <text:p>98.789595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74" calcext:value-type="float">
            <text:p>2574</text:p>
          </table:table-cell>
          <table:table-cell office:value-type="float" office:value="1974" calcext:value-type="float">
            <text:p>1974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.327573" calcext:value-type="float">
            <text:p>1.327573</text:p>
          </table:table-cell>
          <table:table-cell office:value-type="float" office:value="100.515729" calcext:value-type="float">
            <text:p>100.515729</text:p>
          </table:table-cell>
          <table:table-cell office:value-type="float" office:value="99.188156" calcext:value-type="float">
            <text:p>99.188156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84" calcext:value-type="float">
            <text:p>998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3.0252" calcext:value-type="float">
            <text:p>3.0252</text:p>
          </table:table-cell>
          <table:table-cell office:value-type="float" office:value="100.636175" calcext:value-type="float">
            <text:p>100.636175</text:p>
          </table:table-cell>
          <table:table-cell office:value-type="float" office:value="97.610975" calcext:value-type="float">
            <text:p>97.610975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10370616" calcext:value-type="float">
            <text:p>10370616</text:p>
          </table:table-cell>
          <table:table-cell office:value-type="float" office:value="17523" calcext:value-type="float">
            <text:p>17523</text:p>
          </table:table-cell>
          <table:table-cell office:value-type="float" office:value="9858" calcext:value-type="float">
            <text:p>9858</text:p>
          </table:table-cell>
          <table:table-cell office:value-type="float" office:value="1.01933" calcext:value-type="float">
            <text:p>1.01933</text:p>
          </table:table-cell>
          <table:table-cell office:value-type="float" office:value="100.475101" calcext:value-type="float">
            <text:p>100.475101</text:p>
          </table:table-cell>
          <table:table-cell office:value-type="float" office:value="99.455771" calcext:value-type="float">
            <text:p>99.455771</text:p>
          </table:table-cell>
          <table:table-cell office:value-type="float" office:value="0.834189" calcext:value-type="float">
            <text:p>0.834189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3144" calcext:value-type="float">
            <text:p>18433144</text:p>
          </table:table-cell>
          <table:table-cell office:value-type="float" office:value="1778932" calcext:value-type="float">
            <text:p>1778932</text:p>
          </table:table-cell>
          <table:table-cell office:value-type="float" office:value="17522" calcext:value-type="float">
            <text:p>17522</text:p>
          </table:table-cell>
          <table:table-cell office:value-type="float" office:value="1691" calcext:value-type="float">
            <text:p>1691</text:p>
          </table:table-cell>
          <table:table-cell office:value-type="float" office:value="1.200275" calcext:value-type="float">
            <text:p>1.200275</text:p>
          </table:table-cell>
          <table:table-cell office:value-type="float" office:value="100.913407" calcext:value-type="float">
            <text:p>100.913407</text:p>
          </table:table-cell>
          <table:table-cell office:value-type="float" office:value="99.713132" calcext:value-type="float">
            <text:p>99.713132</text:p>
          </table:table-cell>
          <table:table-cell office:value-type="float" office:value="0.142724" calcext:value-type="float">
            <text:p>0.142724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512" calcext:value-type="float">
            <text:p>92512</text:p>
          </table:table-cell>
          <table:table-cell office:value-type="float" office:value="87920" calcext:value-type="float">
            <text:p>87920</text:p>
          </table:table-cell>
          <table:table-cell office:value-type="float" office:value="2292" calcext:value-type="float">
            <text:p>2292</text:p>
          </table:table-cell>
          <table:table-cell office:value-type="float" office:value="2179" calcext:value-type="float">
            <text:p>2179</text:p>
          </table:table-cell>
          <table:table-cell office:value-type="float" office:value="1.072323" calcext:value-type="float">
            <text:p>1.072323</text:p>
          </table:table-cell>
          <table:table-cell office:value-type="float" office:value="100.410934" calcext:value-type="float">
            <text:p>100.410934</text:p>
          </table:table-cell>
          <table:table-cell office:value-type="float" office:value="99.33861" calcext:value-type="float">
            <text:p>99.33861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56" calcext:value-type="float">
            <text:p>3856</text:p>
          </table:table-cell>
          <table:table-cell office:value-type="float" office:value="3720" calcext:value-type="float">
            <text:p>372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.038567" calcext:value-type="float">
            <text:p>1.038567</text:p>
          </table:table-cell>
          <table:table-cell office:value-type="float" office:value="98.894689" calcext:value-type="float">
            <text:p>98.894689</text:p>
          </table:table-cell>
          <table:table-cell office:value-type="float" office:value="97.856123" calcext:value-type="float">
            <text:p>97.856123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82" calcext:value-type="float">
            <text:p>2082</text:p>
          </table:table-cell>
          <table:table-cell office:value-type="float" office:value="1692" calcext:value-type="float">
            <text:p>1692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.112538" calcext:value-type="float">
            <text:p>1.112538</text:p>
          </table:table-cell>
          <table:table-cell office:value-type="float" office:value="98.887741" calcext:value-type="float">
            <text:p>98.887741</text:p>
          </table:table-cell>
          <table:table-cell office:value-type="float" office:value="97.775203" calcext:value-type="float">
            <text:p>97.77520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60" calcext:value-type="float">
            <text:p>10560</text:p>
          </table:table-cell>
          <table:table-cell office:value-type="float" office:value="10320" calcext:value-type="float">
            <text:p>10320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4.143535" calcext:value-type="float">
            <text:p>4.143535</text:p>
          </table:table-cell>
          <table:table-cell office:value-type="float" office:value="99.948866" calcext:value-type="float">
            <text:p>99.948866</text:p>
          </table:table-cell>
          <table:table-cell office:value-type="float" office:value="95.80533" calcext:value-type="float">
            <text:p>95.80533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10210712" calcext:value-type="float">
            <text:p>10210712</text:p>
          </table:table-cell>
          <table:table-cell office:value-type="float" office:value="17622" calcext:value-type="float">
            <text:p>17622</text:p>
          </table:table-cell>
          <table:table-cell office:value-type="float" office:value="9706" calcext:value-type="float">
            <text:p>9706</text:p>
          </table:table-cell>
          <table:table-cell office:value-type="float" office:value="1.018338" calcext:value-type="float">
            <text:p>1.018338</text:p>
          </table:table-cell>
          <table:table-cell office:value-type="float" office:value="100.668007" calcext:value-type="float">
            <text:p>100.668007</text:p>
          </table:table-cell>
          <table:table-cell office:value-type="float" office:value="99.649669" calcext:value-type="float">
            <text:p>99.649669</text:p>
          </table:table-cell>
          <table:table-cell office:value-type="float" office:value="0.819729" calcext:value-type="float">
            <text:p>0.819729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7292" calcext:value-type="float">
            <text:p>18537292</text:p>
          </table:table-cell>
          <table:table-cell office:value-type="float" office:value="1824168" calcext:value-type="float">
            <text:p>1824168</text:p>
          </table:table-cell>
          <table:table-cell office:value-type="float" office:value="17621" calcext:value-type="float">
            <text:p>17621</text:p>
          </table:table-cell>
          <table:table-cell office:value-type="float" office:value="1734" calcext:value-type="float">
            <text:p>1734</text:p>
          </table:table-cell>
          <table:table-cell office:value-type="float" office:value="1.445895" calcext:value-type="float">
            <text:p>1.445895</text:p>
          </table:table-cell>
          <table:table-cell office:value-type="float" office:value="100.653952" calcext:value-type="float">
            <text:p>100.653952</text:p>
          </table:table-cell>
          <table:table-cell office:value-type="float" office:value="99.208057" calcext:value-type="float">
            <text:p>99.208057</text:p>
          </table:table-cell>
          <table:table-cell office:value-type="float" office:value="0.147098" calcext:value-type="float">
            <text:p>0.14709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112" calcext:value-type="float">
            <text:p>93112</text:p>
          </table:table-cell>
          <table:table-cell office:value-type="float" office:value="88848" calcext:value-type="float">
            <text:p>88848</text:p>
          </table:table-cell>
          <table:table-cell office:value-type="float" office:value="2304" calcext:value-type="float">
            <text:p>2304</text:p>
          </table:table-cell>
          <table:table-cell office:value-type="float" office:value="2200" calcext:value-type="float">
            <text:p>2200</text:p>
          </table:table-cell>
          <table:table-cell office:value-type="float" office:value="1.329307" calcext:value-type="float">
            <text:p>1.329307</text:p>
          </table:table-cell>
          <table:table-cell office:value-type="float" office:value="100.772006" calcext:value-type="float">
            <text:p>100.772006</text:p>
          </table:table-cell>
          <table:table-cell office:value-type="float" office:value="99.442699" calcext:value-type="float">
            <text:p>99.442699</text:p>
          </table:table-cell>
          <table:table-cell office:value-type="float" office:value="0.007148" calcext:value-type="float">
            <text:p>0.00714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80" calcext:value-type="float">
            <text:p>4280</text:p>
          </table:table-cell>
          <table:table-cell office:value-type="float" office:value="4144" calcext:value-type="float">
            <text:p>414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.297191" calcext:value-type="float">
            <text:p>1.297191</text:p>
          </table:table-cell>
          <table:table-cell office:value-type="float" office:value="100.812638" calcext:value-type="float">
            <text:p>100.812638</text:p>
          </table:table-cell>
          <table:table-cell office:value-type="float" office:value="99.515447" calcext:value-type="float">
            <text:p>99.515447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2" calcext:value-type="float">
            <text:p>2472</text:p>
          </table:table-cell>
          <table:table-cell office:value-type="float" office:value="1962" calcext:value-type="float">
            <text:p>19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.374485" calcext:value-type="float">
            <text:p>1.374485</text:p>
          </table:table-cell>
          <table:table-cell office:value-type="float" office:value="99.893653" calcext:value-type="float">
            <text:p>99.893653</text:p>
          </table:table-cell>
          <table:table-cell office:value-type="float" office:value="98.519169" calcext:value-type="float">
            <text:p>98.51916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06" calcext:value-type="float">
            <text:p>10206</text:p>
          </table:table-cell>
          <table:table-cell office:value-type="float" office:value="10110" calcext:value-type="float">
            <text:p>10110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3.732077" calcext:value-type="float">
            <text:p>3.732077</text:p>
          </table:table-cell>
          <table:table-cell office:value-type="float" office:value="100.834874" calcext:value-type="float">
            <text:p>100.834874</text:p>
          </table:table-cell>
          <table:table-cell office:value-type="float" office:value="97.102797" calcext:value-type="float">
            <text:p>97.102797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9936140" calcext:value-type="float">
            <text:p>9936140</text:p>
          </table:table-cell>
          <table:table-cell office:value-type="float" office:value="17722" calcext:value-type="float">
            <text:p>17722</text:p>
          </table:table-cell>
          <table:table-cell office:value-type="float" office:value="9445" calcext:value-type="float">
            <text:p>9445</text:p>
          </table:table-cell>
          <table:table-cell office:value-type="float" office:value="1.010222" calcext:value-type="float">
            <text:p>1.010222</text:p>
          </table:table-cell>
          <table:table-cell office:value-type="float" office:value="100.64523" calcext:value-type="float">
            <text:p>100.64523</text:p>
          </table:table-cell>
          <table:table-cell office:value-type="float" office:value="99.635008" calcext:value-type="float">
            <text:p>99.635008</text:p>
          </table:table-cell>
          <table:table-cell office:value-type="float" office:value="0.797803" calcext:value-type="float">
            <text:p>0.797803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1440" calcext:value-type="float">
            <text:p>18641440</text:p>
          </table:table-cell>
          <table:table-cell office:value-type="float" office:value="1906224" calcext:value-type="float">
            <text:p>1906224</text:p>
          </table:table-cell>
          <table:table-cell office:value-type="float" office:value="17720" calcext:value-type="float">
            <text:p>17720</text:p>
          </table:table-cell>
          <table:table-cell office:value-type="float" office:value="1812" calcext:value-type="float">
            <text:p>1812</text:p>
          </table:table-cell>
          <table:table-cell office:value-type="float" office:value="1.182899" calcext:value-type="float">
            <text:p>1.182899</text:p>
          </table:table-cell>
          <table:table-cell office:value-type="float" office:value="100.727542" calcext:value-type="float">
            <text:p>100.727542</text:p>
          </table:table-cell>
          <table:table-cell office:value-type="float" office:value="99.544643" calcext:value-type="float">
            <text:p>99.544643</text:p>
          </table:table-cell>
          <table:table-cell office:value-type="float" office:value="0.153196" calcext:value-type="float">
            <text:p>0.153196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216" calcext:value-type="float">
            <text:p>91216</text:p>
          </table:table-cell>
          <table:table-cell office:value-type="float" office:value="85712" calcext:value-type="float">
            <text:p>85712</text:p>
          </table:table-cell>
          <table:table-cell office:value-type="float" office:value="2255" calcext:value-type="float">
            <text:p>2255</text:p>
          </table:table-cell>
          <table:table-cell office:value-type="float" office:value="2122" calcext:value-type="float">
            <text:p>2122</text:p>
          </table:table-cell>
          <table:table-cell office:value-type="float" office:value="1.059391" calcext:value-type="float">
            <text:p>1.059391</text:p>
          </table:table-cell>
          <table:table-cell office:value-type="float" office:value="101.064091" calcext:value-type="float">
            <text:p>101.064091</text:p>
          </table:table-cell>
          <table:table-cell office:value-type="float" office:value="100.0047" calcext:value-type="float">
            <text:p>100.0047</text:p>
          </table:table-cell>
          <table:table-cell office:value-type="float" office:value="0.006857" calcext:value-type="float">
            <text:p>0.006857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96" calcext:value-type="float">
            <text:p>4496</text:p>
          </table:table-cell>
          <table:table-cell office:value-type="float" office:value="4000" calcext:value-type="float">
            <text:p>400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38779" calcext:value-type="float">
            <text:p>1.038779</text:p>
          </table:table-cell>
          <table:table-cell office:value-type="float" office:value="100.689247" calcext:value-type="float">
            <text:p>100.689247</text:p>
          </table:table-cell>
          <table:table-cell office:value-type="float" office:value="99.650468" calcext:value-type="float">
            <text:p>99.650468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2" calcext:value-type="float">
            <text:p>2262</text:p>
          </table:table-cell>
          <table:table-cell office:value-type="float" office:value="1752" calcext:value-type="float">
            <text:p>1752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.106027" calcext:value-type="float">
            <text:p>1.106027</text:p>
          </table:table-cell>
          <table:table-cell office:value-type="float" office:value="100.687761" calcext:value-type="float">
            <text:p>100.687761</text:p>
          </table:table-cell>
          <table:table-cell office:value-type="float" office:value="99.581734" calcext:value-type="float">
            <text:p>99.58173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44" calcext:value-type="float">
            <text:p>10944</text:p>
          </table:table-cell>
          <table:table-cell office:value-type="float" office:value="10608" calcext:value-type="float">
            <text:p>10608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2.689782" calcext:value-type="float">
            <text:p>2.689782</text:p>
          </table:table-cell>
          <table:table-cell office:value-type="float" office:value="99.939819" calcext:value-type="float">
            <text:p>99.939819</text:p>
          </table:table-cell>
          <table:table-cell office:value-type="float" office:value="97.250037" calcext:value-type="float">
            <text:p>97.250037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10202296" calcext:value-type="float">
            <text:p>10202296</text:p>
          </table:table-cell>
          <table:table-cell office:value-type="float" office:value="17820" calcext:value-type="float">
            <text:p>17820</text:p>
          </table:table-cell>
          <table:table-cell office:value-type="float" office:value="9698" calcext:value-type="float">
            <text:p>9698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100.462571" calcext:value-type="float">
            <text:p>100.462571</text:p>
          </table:table-cell>
          <table:table-cell office:value-type="float" office:value="99.452318" calcext:value-type="float">
            <text:p>99.452318</text:p>
          </table:table-cell>
          <table:table-cell office:value-type="float" office:value="0.820678" calcext:value-type="float">
            <text:p>0.82067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5588" calcext:value-type="float">
            <text:p>18745588</text:p>
          </table:table-cell>
          <table:table-cell office:value-type="float" office:value="1812596" calcext:value-type="float">
            <text:p>1812596</text:p>
          </table:table-cell>
          <table:table-cell office:value-type="float" office:value="17819" calcext:value-type="float">
            <text:p>17819</text:p>
          </table:table-cell>
          <table:table-cell office:value-type="float" office:value="1723" calcext:value-type="float">
            <text:p>1723</text:p>
          </table:table-cell>
          <table:table-cell office:value-type="float" office:value="2.219516" calcext:value-type="float">
            <text:p>2.219516</text:p>
          </table:table-cell>
          <table:table-cell office:value-type="float" office:value="100.86744" calcext:value-type="float">
            <text:p>100.86744</text:p>
          </table:table-cell>
          <table:table-cell office:value-type="float" office:value="98.647924" calcext:value-type="float">
            <text:p>98.647924</text:p>
          </table:table-cell>
          <table:table-cell office:value-type="float" office:value="0.146995" calcext:value-type="float">
            <text:p>0.146995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088" calcext:value-type="float">
            <text:p>85088</text:p>
          </table:table-cell>
          <table:table-cell office:value-type="float" office:value="79944" calcext:value-type="float">
            <text:p>79944</text:p>
          </table:table-cell>
          <table:table-cell office:value-type="float" office:value="2103" calcext:value-type="float">
            <text:p>2103</text:p>
          </table:table-cell>
          <table:table-cell office:value-type="float" office:value="1978" calcext:value-type="float">
            <text:p>1978</text:p>
          </table:table-cell>
          <table:table-cell office:value-type="float" office:value="1.064414" calcext:value-type="float">
            <text:p>1.064414</text:p>
          </table:table-cell>
          <table:table-cell office:value-type="float" office:value="100.380425" calcext:value-type="float">
            <text:p>100.380425</text:p>
          </table:table-cell>
          <table:table-cell office:value-type="float" office:value="99.316011" calcext:value-type="float">
            <text:p>99.316011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6" calcext:value-type="float">
            <text:p>3976</text:p>
          </table:table-cell>
          <table:table-cell office:value-type="float" office:value="3512" calcext:value-type="float">
            <text:p>3512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1.03826" calcext:value-type="float">
            <text:p>1.03826</text:p>
          </table:table-cell>
          <table:table-cell office:value-type="float" office:value="98.869945" calcext:value-type="float">
            <text:p>98.869945</text:p>
          </table:table-cell>
          <table:table-cell office:value-type="float" office:value="97.831685" calcext:value-type="float">
            <text:p>97.831685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30" calcext:value-type="float">
            <text:p>2430</text:p>
          </table:table-cell>
          <table:table-cell office:value-type="float" office:value="2010" calcext:value-type="float">
            <text:p>201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2.121113" calcext:value-type="float">
            <text:p>2.121113</text:p>
          </table:table-cell>
          <table:table-cell office:value-type="float" office:value="98.86145" calcext:value-type="float">
            <text:p>98.86145</text:p>
          </table:table-cell>
          <table:table-cell office:value-type="float" office:value="96.740337" calcext:value-type="float">
            <text:p>96.740337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08" calcext:value-type="float">
            <text:p>10608</text:p>
          </table:table-cell>
          <table:table-cell office:value-type="float" office:value="10320" calcext:value-type="float">
            <text:p>10320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5.38944" calcext:value-type="float">
            <text:p>5.38944</text:p>
          </table:table-cell>
          <table:table-cell office:value-type="float" office:value="99.938291" calcext:value-type="float">
            <text:p>99.938291</text:p>
          </table:table-cell>
          <table:table-cell office:value-type="float" office:value="94.548852" calcext:value-type="float">
            <text:p>94.548852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10023456" calcext:value-type="float">
            <text:p>10023456</text:p>
          </table:table-cell>
          <table:table-cell office:value-type="float" office:value="17919" calcext:value-type="float">
            <text:p>17919</text:p>
          </table:table-cell>
          <table:table-cell office:value-type="float" office:value="9528" calcext:value-type="float">
            <text:p>9528</text:p>
          </table:table-cell>
          <table:table-cell office:value-type="float" office:value="1.01727" calcext:value-type="float">
            <text:p>1.01727</text:p>
          </table:table-cell>
          <table:table-cell office:value-type="float" office:value="100.694145" calcext:value-type="float">
            <text:p>100.694145</text:p>
          </table:table-cell>
          <table:table-cell office:value-type="float" office:value="99.676875" calcext:value-type="float">
            <text:p>99.676875</text:p>
          </table:table-cell>
          <table:table-cell office:value-type="float" office:value="0.804476" calcext:value-type="float">
            <text:p>0.804476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49736" calcext:value-type="float">
            <text:p>18849736</text:p>
          </table:table-cell>
          <table:table-cell office:value-type="float" office:value="1786296" calcext:value-type="float">
            <text:p>1786296</text:p>
          </table:table-cell>
          <table:table-cell office:value-type="float" office:value="17918" calcext:value-type="float">
            <text:p>17918</text:p>
          </table:table-cell>
          <table:table-cell office:value-type="float" office:value="1698" calcext:value-type="float">
            <text:p>1698</text:p>
          </table:table-cell>
          <table:table-cell office:value-type="float" office:value="1.237248" calcext:value-type="float">
            <text:p>1.237248</text:p>
          </table:table-cell>
          <table:table-cell office:value-type="float" office:value="100.858147" calcext:value-type="float">
            <text:p>100.858147</text:p>
          </table:table-cell>
          <table:table-cell office:value-type="float" office:value="99.620899" calcext:value-type="float">
            <text:p>99.620899</text:p>
          </table:table-cell>
          <table:table-cell office:value-type="float" office:value="0.143447" calcext:value-type="float">
            <text:p>0.143447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7976" calcext:value-type="float">
            <text:p>107976</text:p>
          </table:table-cell>
          <table:table-cell office:value-type="float" office:value="102560" calcext:value-type="float">
            <text:p>102560</text:p>
          </table:table-cell>
          <table:table-cell office:value-type="float" office:value="2674" calcext:value-type="float">
            <text:p>2674</text:p>
          </table:table-cell>
          <table:table-cell office:value-type="float" office:value="2541" calcext:value-type="float">
            <text:p>2541</text:p>
          </table:table-cell>
          <table:table-cell office:value-type="float" office:value="1.087427" calcext:value-type="float">
            <text:p>1.087427</text:p>
          </table:table-cell>
          <table:table-cell office:value-type="float" office:value="101.088224" calcext:value-type="float">
            <text:p>101.088224</text:p>
          </table:table-cell>
          <table:table-cell office:value-type="float" office:value="100.000797" calcext:value-type="float">
            <text:p>100.000797</text:p>
          </table:table-cell>
          <table:table-cell office:value-type="float" office:value="0.008205" calcext:value-type="float">
            <text:p>0.008205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24" calcext:value-type="float">
            <text:p>4424</text:p>
          </table:table-cell>
          <table:table-cell office:value-type="float" office:value="4208" calcext:value-type="float">
            <text:p>4208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1.042289" calcext:value-type="float">
            <text:p>1.042289</text:p>
          </table:table-cell>
          <table:table-cell office:value-type="float" office:value="100.792201" calcext:value-type="float">
            <text:p>100.792201</text:p>
          </table:table-cell>
          <table:table-cell office:value-type="float" office:value="99.749911" calcext:value-type="float">
            <text:p>99.749911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36" calcext:value-type="float">
            <text:p>2436</text:p>
          </table:table-cell>
          <table:table-cell office:value-type="float" office:value="1776" calcext:value-type="float">
            <text:p>17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.132465" calcext:value-type="float">
            <text:p>1.132465</text:p>
          </table:table-cell>
          <table:table-cell office:value-type="float" office:value="101.07319" calcext:value-type="float">
            <text:p>101.07319</text:p>
          </table:table-cell>
          <table:table-cell office:value-type="float" office:value="99.940725" calcext:value-type="float">
            <text:p>99.94072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56" calcext:value-type="float">
            <text:p>10656</text:p>
          </table:table-cell>
          <table:table-cell office:value-type="float" office:value="10560" calcext:value-type="float">
            <text:p>10560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3.40764" calcext:value-type="float">
            <text:p>3.40764</text:p>
          </table:table-cell>
          <table:table-cell office:value-type="float" office:value="100.105463" calcext:value-type="float">
            <text:p>100.105463</text:p>
          </table:table-cell>
          <table:table-cell office:value-type="float" office:value="96.697823" calcext:value-type="float">
            <text:p>96.697823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10248584" calcext:value-type="float">
            <text:p>10248584</text:p>
          </table:table-cell>
          <table:table-cell office:value-type="float" office:value="18019" calcext:value-type="float">
            <text:p>18019</text:p>
          </table:table-cell>
          <table:table-cell office:value-type="float" office:value="9742" calcext:value-type="float">
            <text:p>9742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0.59222" calcext:value-type="float">
            <text:p>100.59222</text:p>
          </table:table-cell>
          <table:table-cell office:value-type="float" office:value="99.584798" calcext:value-type="float">
            <text:p>99.584798</text:p>
          </table:table-cell>
          <table:table-cell office:value-type="float" office:value="0.823305" calcext:value-type="float">
            <text:p>0.82330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3884" calcext:value-type="float">
            <text:p>18953884</text:p>
          </table:table-cell>
          <table:table-cell office:value-type="float" office:value="1695824" calcext:value-type="float">
            <text:p>1695824</text:p>
          </table:table-cell>
          <table:table-cell office:value-type="float" office:value="18017" calcext:value-type="float">
            <text:p>18017</text:p>
          </table:table-cell>
          <table:table-cell office:value-type="float" office:value="1612" calcext:value-type="float">
            <text:p>1612</text:p>
          </table:table-cell>
          <table:table-cell office:value-type="float" office:value="1.879093" calcext:value-type="float">
            <text:p>1.879093</text:p>
          </table:table-cell>
          <table:table-cell office:value-type="float" office:value="100.651233" calcext:value-type="float">
            <text:p>100.651233</text:p>
          </table:table-cell>
          <table:table-cell office:value-type="float" office:value="98.77214" calcext:value-type="float">
            <text:p>98.77214</text:p>
          </table:table-cell>
          <table:table-cell office:value-type="float" office:value="0.137352" calcext:value-type="float">
            <text:p>0.137352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240" calcext:value-type="float">
            <text:p>95240</text:p>
          </table:table-cell>
          <table:table-cell office:value-type="float" office:value="90328" calcext:value-type="float">
            <text:p>90328</text:p>
          </table:table-cell>
          <table:table-cell office:value-type="float" office:value="2356" calcext:value-type="float">
            <text:p>2356</text:p>
          </table:table-cell>
          <table:table-cell office:value-type="float" office:value="2236" calcext:value-type="float">
            <text:p>2236</text:p>
          </table:table-cell>
          <table:table-cell office:value-type="float" office:value="1.711587" calcext:value-type="float">
            <text:p>1.711587</text:p>
          </table:table-cell>
          <table:table-cell office:value-type="float" office:value="100.959986" calcext:value-type="float">
            <text:p>100.959986</text:p>
          </table:table-cell>
          <table:table-cell office:value-type="float" office:value="99.2484" calcext:value-type="float">
            <text:p>99.2484</text:p>
          </table:table-cell>
          <table:table-cell office:value-type="float" office:value="0.007281" calcext:value-type="float">
            <text:p>0.00728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24" calcext:value-type="float">
            <text:p>4424</text:p>
          </table:table-cell>
          <table:table-cell office:value-type="float" office:value="3976" calcext:value-type="float">
            <text:p>3976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.68021" calcext:value-type="float">
            <text:p>1.68021</text:p>
          </table:table-cell>
          <table:table-cell office:value-type="float" office:value="100.457199" calcext:value-type="float">
            <text:p>100.457199</text:p>
          </table:table-cell>
          <table:table-cell office:value-type="float" office:value="98.776989" calcext:value-type="float">
            <text:p>98.776989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04" calcext:value-type="float">
            <text:p>2304</text:p>
          </table:table-cell>
          <table:table-cell office:value-type="float" office:value="1764" calcext:value-type="float">
            <text:p>1764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.757504" calcext:value-type="float">
            <text:p>1.757504</text:p>
          </table:table-cell>
          <table:table-cell office:value-type="float" office:value="100.941331" calcext:value-type="float">
            <text:p>100.941331</text:p>
          </table:table-cell>
          <table:table-cell office:value-type="float" office:value="99.183827" calcext:value-type="float">
            <text:p>99.18382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88" calcext:value-type="float">
            <text:p>1108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3.335513" calcext:value-type="float">
            <text:p>3.335513</text:p>
          </table:table-cell>
          <table:table-cell office:value-type="float" office:value="100.03419" calcext:value-type="float">
            <text:p>100.03419</text:p>
          </table:table-cell>
          <table:table-cell office:value-type="float" office:value="96.698677" calcext:value-type="float">
            <text:p>96.698677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10326432" calcext:value-type="float">
            <text:p>10326432</text:p>
          </table:table-cell>
          <table:table-cell office:value-type="float" office:value="18117" calcext:value-type="float">
            <text:p>18117</text:p>
          </table:table-cell>
          <table:table-cell office:value-type="float" office:value="9816" calcext:value-type="float">
            <text:p>9816</text:p>
          </table:table-cell>
          <table:table-cell office:value-type="float" office:value="1.020473" calcext:value-type="float">
            <text:p>1.020473</text:p>
          </table:table-cell>
          <table:table-cell office:value-type="float" office:value="100.692569" calcext:value-type="float">
            <text:p>100.692569</text:p>
          </table:table-cell>
          <table:table-cell office:value-type="float" office:value="99.672096" calcext:value-type="float">
            <text:p>99.672096</text:p>
          </table:table-cell>
          <table:table-cell office:value-type="float" office:value="0.828832" calcext:value-type="float">
            <text:p>0.828832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8032" calcext:value-type="float">
            <text:p>19058032</text:p>
          </table:table-cell>
          <table:table-cell office:value-type="float" office:value="1884132" calcext:value-type="float">
            <text:p>1884132</text:p>
          </table:table-cell>
          <table:table-cell office:value-type="float" office:value="18116" calcext:value-type="float">
            <text:p>18116</text:p>
          </table:table-cell>
          <table:table-cell office:value-type="float" office:value="1791" calcext:value-type="float">
            <text:p>1791</text:p>
          </table:table-cell>
          <table:table-cell office:value-type="float" office:value="1.194991" calcext:value-type="float">
            <text:p>1.194991</text:p>
          </table:table-cell>
          <table:table-cell office:value-type="float" office:value="100.825141" calcext:value-type="float">
            <text:p>100.825141</text:p>
          </table:table-cell>
          <table:table-cell office:value-type="float" office:value="99.63015" calcext:value-type="float">
            <text:p>99.63015</text:p>
          </table:table-cell>
          <table:table-cell office:value-type="float" office:value="0.15129" calcext:value-type="float">
            <text:p>0.15129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568" calcext:value-type="float">
            <text:p>90568</text:p>
          </table:table-cell>
          <table:table-cell office:value-type="float" office:value="86408" calcext:value-type="float">
            <text:p>86408</text:p>
          </table:table-cell>
          <table:table-cell office:value-type="float" office:value="2239" calcext:value-type="float">
            <text:p>2239</text:p>
          </table:table-cell>
          <table:table-cell office:value-type="float" office:value="2138" calcext:value-type="float">
            <text:p>2138</text:p>
          </table:table-cell>
          <table:table-cell office:value-type="float" office:value="1.065731" calcext:value-type="float">
            <text:p>1.065731</text:p>
          </table:table-cell>
          <table:table-cell office:value-type="float" office:value="100.265531" calcext:value-type="float">
            <text:p>100.265531</text:p>
          </table:table-cell>
          <table:table-cell office:value-type="float" office:value="99.1998" calcext:value-type="float">
            <text:p>99.1998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16" calcext:value-type="float">
            <text:p>4416</text:p>
          </table:table-cell>
          <table:table-cell office:value-type="float" office:value="4040" calcext:value-type="float">
            <text:p>4040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.033085" calcext:value-type="float">
            <text:p>1.033085</text:p>
          </table:table-cell>
          <table:table-cell office:value-type="float" office:value="99.890811" calcext:value-type="float">
            <text:p>99.890811</text:p>
          </table:table-cell>
          <table:table-cell office:value-type="float" office:value="98.857726" calcext:value-type="float">
            <text:p>98.857726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94" calcext:value-type="float">
            <text:p>2394</text:p>
          </table:table-cell>
          <table:table-cell office:value-type="float" office:value="1944" calcext:value-type="float">
            <text:p>194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.106126" calcext:value-type="float">
            <text:p>1.106126</text:p>
          </table:table-cell>
          <table:table-cell office:value-type="float" office:value="99.889345" calcext:value-type="float">
            <text:p>99.889345</text:p>
          </table:table-cell>
          <table:table-cell office:value-type="float" office:value="98.783219" calcext:value-type="float">
            <text:p>98.78321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616" calcext:value-type="float">
            <text:p>11616</text:p>
          </table:table-cell>
          <table:table-cell office:value-type="float" office:value="11472" calcext:value-type="float">
            <text:p>11472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  <table:table-cell office:value-type="float" office:value="2.68168" calcext:value-type="float">
            <text:p>2.68168</text:p>
          </table:table-cell>
          <table:table-cell office:value-type="float" office:value="100.271238" calcext:value-type="float">
            <text:p>100.271238</text:p>
          </table:table-cell>
          <table:table-cell office:value-type="float" office:value="97.589558" calcext:value-type="float">
            <text:p>97.589558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10363252" calcext:value-type="float">
            <text:p>10363252</text:p>
          </table:table-cell>
          <table:table-cell office:value-type="float" office:value="18216" calcext:value-type="float">
            <text:p>18216</text:p>
          </table:table-cell>
          <table:table-cell office:value-type="float" office:value="9851" calcext:value-type="float">
            <text:p>9851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00.7903" calcext:value-type="float">
            <text:p>100.7903</text:p>
          </table:table-cell>
          <table:table-cell office:value-type="float" office:value="99.782079" calcext:value-type="float">
            <text:p>99.782079</text:p>
          </table:table-cell>
          <table:table-cell office:value-type="float" office:value="0.830871" calcext:value-type="float">
            <text:p>0.830871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2180" calcext:value-type="float">
            <text:p>19162180</text:p>
          </table:table-cell>
          <table:table-cell office:value-type="float" office:value="1749476" calcext:value-type="float">
            <text:p>1749476</text:p>
          </table:table-cell>
          <table:table-cell office:value-type="float" office:value="18215" calcext:value-type="float">
            <text:p>18215</text:p>
          </table:table-cell>
          <table:table-cell office:value-type="float" office:value="1663" calcext:value-type="float">
            <text:p>1663</text:p>
          </table:table-cell>
          <table:table-cell office:value-type="float" office:value="1.173535" calcext:value-type="float">
            <text:p>1.173535</text:p>
          </table:table-cell>
          <table:table-cell office:value-type="float" office:value="100.134048" calcext:value-type="float">
            <text:p>100.134048</text:p>
          </table:table-cell>
          <table:table-cell office:value-type="float" office:value="98.960513" calcext:value-type="float">
            <text:p>98.960513</text:p>
          </table:table-cell>
          <table:table-cell office:value-type="float" office:value="0.141428" calcext:value-type="float">
            <text:p>0.141428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024" calcext:value-type="float">
            <text:p>97024</text:p>
          </table:table-cell>
          <table:table-cell office:value-type="float" office:value="92720" calcext:value-type="float">
            <text:p>92720</text:p>
          </table:table-cell>
          <table:table-cell office:value-type="float" office:value="2400" calcext:value-type="float">
            <text:p>2400</text:p>
          </table:table-cell>
          <table:table-cell office:value-type="float" office:value="2295" calcext:value-type="float">
            <text:p>2295</text:p>
          </table:table-cell>
          <table:table-cell office:value-type="float" office:value="1.050537" calcext:value-type="float">
            <text:p>1.050537</text:p>
          </table:table-cell>
          <table:table-cell office:value-type="float" office:value="100.325099" calcext:value-type="float">
            <text:p>100.325099</text:p>
          </table:table-cell>
          <table:table-cell office:value-type="float" office:value="99.274562" calcext:value-type="float">
            <text:p>99.274562</text:p>
          </table:table-cell>
          <table:table-cell office:value-type="float" office:value="0.007472" calcext:value-type="float">
            <text:p>0.007472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04" calcext:value-type="float">
            <text:p>4704</text:p>
          </table:table-cell>
          <table:table-cell office:value-type="float" office:value="4160" calcext:value-type="float">
            <text:p>416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.030266" calcext:value-type="float">
            <text:p>1.030266</text:p>
          </table:table-cell>
          <table:table-cell office:value-type="float" office:value="100.336905" calcext:value-type="float">
            <text:p>100.336905</text:p>
          </table:table-cell>
          <table:table-cell office:value-type="float" office:value="99.306639" calcext:value-type="float">
            <text:p>99.306639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48" calcext:value-type="float">
            <text:p>2448</text:p>
          </table:table-cell>
          <table:table-cell office:value-type="float" office:value="1698" calcext:value-type="float">
            <text:p>1698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1.080337" calcext:value-type="float">
            <text:p>1.080337</text:p>
          </table:table-cell>
          <table:table-cell office:value-type="float" office:value="96.035553" calcext:value-type="float">
            <text:p>96.035553</text:p>
          </table:table-cell>
          <table:table-cell office:value-type="float" office:value="94.955217" calcext:value-type="float">
            <text:p>94.95521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36" calcext:value-type="float">
            <text:p>9936</text:p>
          </table:table-cell>
          <table:table-cell office:value-type="float" office:value="9840" calcext:value-type="float">
            <text:p>9840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.607277" calcext:value-type="float">
            <text:p>2.607277</text:p>
          </table:table-cell>
          <table:table-cell office:value-type="float" office:value="100.309229" calcext:value-type="float">
            <text:p>100.309229</text:p>
          </table:table-cell>
          <table:table-cell office:value-type="float" office:value="97.701952" calcext:value-type="float">
            <text:p>97.701952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10218076" calcext:value-type="float">
            <text:p>10218076</text:p>
          </table:table-cell>
          <table:table-cell office:value-type="float" office:value="18316" calcext:value-type="float">
            <text:p>18316</text:p>
          </table:table-cell>
          <table:table-cell office:value-type="float" office:value="9713" calcext:value-type="float">
            <text:p>9713</text:p>
          </table:table-cell>
          <table:table-cell office:value-type="float" office:value="1.007442" calcext:value-type="float">
            <text:p>1.007442</text:p>
          </table:table-cell>
          <table:table-cell office:value-type="float" office:value="100.626676" calcext:value-type="float">
            <text:p>100.626676</text:p>
          </table:table-cell>
          <table:table-cell office:value-type="float" office:value="99.619234" calcext:value-type="float">
            <text:p>99.619234</text:p>
          </table:table-cell>
          <table:table-cell office:value-type="float" office:value="0.820571" calcext:value-type="float">
            <text:p>0.820571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6328" calcext:value-type="float">
            <text:p>19266328</text:p>
          </table:table-cell>
          <table:table-cell office:value-type="float" office:value="1847312" calcext:value-type="float">
            <text:p>1847312</text:p>
          </table:table-cell>
          <table:table-cell office:value-type="float" office:value="18314" calcext:value-type="float">
            <text:p>18314</text:p>
          </table:table-cell>
          <table:table-cell office:value-type="float" office:value="1756" calcext:value-type="float">
            <text:p>1756</text:p>
          </table:table-cell>
          <table:table-cell office:value-type="float" office:value="2.328227" calcext:value-type="float">
            <text:p>2.328227</text:p>
          </table:table-cell>
          <table:table-cell office:value-type="float" office:value="99.996952" calcext:value-type="float">
            <text:p>99.996952</text:p>
          </table:table-cell>
          <table:table-cell office:value-type="float" office:value="97.668725" calcext:value-type="float">
            <text:p>97.668725</text:p>
          </table:table-cell>
          <table:table-cell office:value-type="float" office:value="0.151312" calcext:value-type="float">
            <text:p>0.151312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856" calcext:value-type="float">
            <text:p>99856</text:p>
          </table:table-cell>
          <table:table-cell office:value-type="float" office:value="93720" calcext:value-type="float">
            <text:p>93720</text:p>
          </table:table-cell>
          <table:table-cell office:value-type="float" office:value="2472" calcext:value-type="float">
            <text:p>2472</text:p>
          </table:table-cell>
          <table:table-cell office:value-type="float" office:value="2321" calcext:value-type="float">
            <text:p>2321</text:p>
          </table:table-cell>
          <table:table-cell office:value-type="float" office:value="1.129806" calcext:value-type="float">
            <text:p>1.129806</text:p>
          </table:table-cell>
          <table:table-cell office:value-type="float" office:value="101.102957" calcext:value-type="float">
            <text:p>101.102957</text:p>
          </table:table-cell>
          <table:table-cell office:value-type="float" office:value="99.973151" calcext:value-type="float">
            <text:p>99.973151</text:p>
          </table:table-cell>
          <table:table-cell office:value-type="float" office:value="0.0075" calcext:value-type="float">
            <text:p>0.0075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76" calcext:value-type="float">
            <text:p>4376</text:p>
          </table:table-cell>
          <table:table-cell office:value-type="float" office:value="4144" calcext:value-type="float">
            <text:p>4144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.034889" calcext:value-type="float">
            <text:p>1.034889</text:p>
          </table:table-cell>
          <table:table-cell office:value-type="float" office:value="100.629529" calcext:value-type="float">
            <text:p>100.629529</text:p>
          </table:table-cell>
          <table:table-cell office:value-type="float" office:value="99.59464" calcext:value-type="float">
            <text:p>99.59464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0" calcext:value-type="float">
            <text:p>2460</text:p>
          </table:table-cell>
          <table:table-cell office:value-type="float" office:value="2040" calcext:value-type="float">
            <text:p>2040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2.207254" calcext:value-type="float">
            <text:p>2.207254</text:p>
          </table:table-cell>
          <table:table-cell office:value-type="float" office:value="101.093609" calcext:value-type="float">
            <text:p>101.093609</text:p>
          </table:table-cell>
          <table:table-cell office:value-type="float" office:value="98.886355" calcext:value-type="float">
            <text:p>98.88635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88" calcext:value-type="float">
            <text:p>11088</text:p>
          </table:table-cell>
          <table:table-cell office:value-type="float" office:value="10848" calcext:value-type="float">
            <text:p>10848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5.92262" calcext:value-type="float">
            <text:p>5.92262</text:p>
          </table:table-cell>
          <table:table-cell office:value-type="float" office:value="100.084916" calcext:value-type="float">
            <text:p>100.084916</text:p>
          </table:table-cell>
          <table:table-cell office:value-type="float" office:value="94.162296" calcext:value-type="float">
            <text:p>94.162296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10184412" calcext:value-type="float">
            <text:p>10184412</text:p>
          </table:table-cell>
          <table:table-cell office:value-type="float" office:value="18415" calcext:value-type="float">
            <text:p>18415</text:p>
          </table:table-cell>
          <table:table-cell office:value-type="float" office:value="9681" calcext:value-type="float">
            <text:p>9681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565438" calcext:value-type="float">
            <text:p>100.565438</text:p>
          </table:table-cell>
          <table:table-cell office:value-type="float" office:value="99.558045" calcext:value-type="float">
            <text:p>99.558045</text:p>
          </table:table-cell>
          <table:table-cell office:value-type="float" office:value="0.81837" calcext:value-type="float">
            <text:p>0.81837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0476" calcext:value-type="float">
            <text:p>19370476</text:p>
          </table:table-cell>
          <table:table-cell office:value-type="float" office:value="1795764" calcext:value-type="float">
            <text:p>1795764</text:p>
          </table:table-cell>
          <table:table-cell office:value-type="float" office:value="18413" calcext:value-type="float">
            <text:p>18413</text:p>
          </table:table-cell>
          <table:table-cell office:value-type="float" office:value="1707" calcext:value-type="float">
            <text:p>1707</text:p>
          </table:table-cell>
          <table:table-cell office:value-type="float" office:value="1.179778" calcext:value-type="float">
            <text:p>1.179778</text:p>
          </table:table-cell>
          <table:table-cell office:value-type="float" office:value="99.714135" calcext:value-type="float">
            <text:p>99.714135</text:p>
          </table:table-cell>
          <table:table-cell office:value-type="float" office:value="98.534357" calcext:value-type="float">
            <text:p>98.534357</text:p>
          </table:table-cell>
          <table:table-cell office:value-type="float" office:value="0.145798" calcext:value-type="float">
            <text:p>0.14579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016" calcext:value-type="float">
            <text:p>90016</text:p>
          </table:table-cell>
          <table:table-cell office:value-type="float" office:value="83424" calcext:value-type="float">
            <text:p>83424</text:p>
          </table:table-cell>
          <table:table-cell office:value-type="float" office:value="2227" calcext:value-type="float">
            <text:p>2227</text:p>
          </table:table-cell>
          <table:table-cell office:value-type="float" office:value="2066" calcext:value-type="float">
            <text:p>2066</text:p>
          </table:table-cell>
          <table:table-cell office:value-type="float" office:value="1.066885" calcext:value-type="float">
            <text:p>1.066885</text:p>
          </table:table-cell>
          <table:table-cell office:value-type="float" office:value="100.686898" calcext:value-type="float">
            <text:p>100.686898</text:p>
          </table:table-cell>
          <table:table-cell office:value-type="float" office:value="99.620014" calcext:value-type="float">
            <text:p>99.620014</text:p>
          </table:table-cell>
          <table:table-cell office:value-type="float" office:value="0.006699" calcext:value-type="float">
            <text:p>0.00669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80" calcext:value-type="float">
            <text:p>3880</text:p>
          </table:table-cell>
          <table:table-cell office:value-type="float" office:value="3552" calcext:value-type="float">
            <text:p>3552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00.411735" calcext:value-type="float">
            <text:p>100.411735</text:p>
          </table:table-cell>
          <table:table-cell office:value-type="float" office:value="99.365261" calcext:value-type="float">
            <text:p>99.365261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2" calcext:value-type="float">
            <text:p>2292</text:p>
          </table:table-cell>
          <table:table-cell office:value-type="float" office:value="1872" calcext:value-type="float">
            <text:p>1872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1.102667" calcext:value-type="float">
            <text:p>1.102667</text:p>
          </table:table-cell>
          <table:table-cell office:value-type="float" office:value="98.270662" calcext:value-type="float">
            <text:p>98.270662</text:p>
          </table:table-cell>
          <table:table-cell office:value-type="float" office:value="97.167996" calcext:value-type="float">
            <text:p>97.167996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60" calcext:value-type="float">
            <text:p>10560</text:p>
          </table:table-cell>
          <table:table-cell office:value-type="float" office:value="10512" calcext:value-type="float">
            <text:p>10512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.763385" calcext:value-type="float">
            <text:p>2.763385</text:p>
          </table:table-cell>
          <table:table-cell office:value-type="float" office:value="99.697528" calcext:value-type="float">
            <text:p>99.697528</text:p>
          </table:table-cell>
          <table:table-cell office:value-type="float" office:value="96.934143" calcext:value-type="float">
            <text:p>96.934143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9950868" calcext:value-type="float">
            <text:p>9950868</text:p>
          </table:table-cell>
          <table:table-cell office:value-type="float" office:value="18513" calcext:value-type="float">
            <text:p>18513</text:p>
          </table:table-cell>
          <table:table-cell office:value-type="float" office:value="9459" calcext:value-type="float">
            <text:p>9459</text:p>
          </table:table-cell>
          <table:table-cell office:value-type="float" office:value="1.02109" calcext:value-type="float">
            <text:p>1.02109</text:p>
          </table:table-cell>
          <table:table-cell office:value-type="float" office:value="100.616038" calcext:value-type="float">
            <text:p>100.616038</text:p>
          </table:table-cell>
          <table:table-cell office:value-type="float" office:value="99.594948" calcext:value-type="float">
            <text:p>99.594948</text:p>
          </table:table-cell>
          <table:table-cell office:value-type="float" office:value="0.799307" calcext:value-type="float">
            <text:p>0.799307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4624" calcext:value-type="float">
            <text:p>19474624</text:p>
          </table:table-cell>
          <table:table-cell office:value-type="float" office:value="1786296" calcext:value-type="float">
            <text:p>1786296</text:p>
          </table:table-cell>
          <table:table-cell office:value-type="float" office:value="18512" calcext:value-type="float">
            <text:p>18512</text:p>
          </table:table-cell>
          <table:table-cell office:value-type="float" office:value="1698" calcext:value-type="float">
            <text:p>1698</text:p>
          </table:table-cell>
          <table:table-cell office:value-type="float" office:value="1.491972" calcext:value-type="float">
            <text:p>1.491972</text:p>
          </table:table-cell>
          <table:table-cell office:value-type="float" office:value="101.11254" calcext:value-type="float">
            <text:p>101.11254</text:p>
          </table:table-cell>
          <table:table-cell office:value-type="float" office:value="99.620567" calcext:value-type="float">
            <text:p>99.620567</text:p>
          </table:table-cell>
          <table:table-cell office:value-type="float" office:value="0.143448" calcext:value-type="float">
            <text:p>0.143448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032" calcext:value-type="float">
            <text:p>91032</text:p>
          </table:table-cell>
          <table:table-cell office:value-type="float" office:value="86344" calcext:value-type="float">
            <text:p>86344</text:p>
          </table:table-cell>
          <table:table-cell office:value-type="float" office:value="2252" calcext:value-type="float">
            <text:p>2252</text:p>
          </table:table-cell>
          <table:table-cell office:value-type="float" office:value="2138" calcext:value-type="float">
            <text:p>2138</text:p>
          </table:table-cell>
          <table:table-cell office:value-type="float" office:value="1.341631" calcext:value-type="float">
            <text:p>1.341631</text:p>
          </table:table-cell>
          <table:table-cell office:value-type="float" office:value="101.066016" calcext:value-type="float">
            <text:p>101.066016</text:p>
          </table:table-cell>
          <table:table-cell office:value-type="float" office:value="99.724384" calcext:value-type="float">
            <text:p>99.724384</text:p>
          </table:table-cell>
          <table:table-cell office:value-type="float" office:value="0.006927" calcext:value-type="float">
            <text:p>0.006927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20" calcext:value-type="float">
            <text:p>3920</text:p>
          </table:table-cell>
          <table:table-cell office:value-type="float" office:value="3408" calcext:value-type="float">
            <text:p>340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.293107" calcext:value-type="float">
            <text:p>1.293107</text:p>
          </table:table-cell>
          <table:table-cell office:value-type="float" office:value="98.843392" calcext:value-type="float">
            <text:p>98.843392</text:p>
          </table:table-cell>
          <table:table-cell office:value-type="float" office:value="97.550286" calcext:value-type="float">
            <text:p>97.550286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6" calcext:value-type="float">
            <text:p>2136</text:p>
          </table:table-cell>
          <table:table-cell office:value-type="float" office:value="1686" calcext:value-type="float">
            <text:p>16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.398474" calcext:value-type="float">
            <text:p>1.398474</text:p>
          </table:table-cell>
          <table:table-cell office:value-type="float" office:value="98.841966" calcext:value-type="float">
            <text:p>98.841966</text:p>
          </table:table-cell>
          <table:table-cell office:value-type="float" office:value="97.443492" calcext:value-type="float">
            <text:p>97.44349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80" calcext:value-type="float">
            <text:p>11280</text:p>
          </table:table-cell>
          <table:table-cell office:value-type="float" office:value="11184" calcext:value-type="float">
            <text:p>11184</text:p>
          </table:table-cell>
          <table:table-cell office:value-type="float" office:value="235" calcext:value-type="float">
            <text:p>235</text:p>
          </table:table-cell>
          <table:table-cell office:value-type="float" office:value="233" calcext:value-type="float">
            <text:p>233</text:p>
          </table:table-cell>
          <table:table-cell office:value-type="float" office:value="3.660095" calcext:value-type="float">
            <text:p>3.660095</text:p>
          </table:table-cell>
          <table:table-cell office:value-type="float" office:value="101.06461" calcext:value-type="float">
            <text:p>101.06461</text:p>
          </table:table-cell>
          <table:table-cell office:value-type="float" office:value="97.404514" calcext:value-type="float">
            <text:p>97.404514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9858292" calcext:value-type="float">
            <text:p>9858292</text:p>
          </table:table-cell>
          <table:table-cell office:value-type="float" office:value="18612" calcext:value-type="float">
            <text:p>18612</text:p>
          </table:table-cell>
          <table:table-cell office:value-type="float" office:value="9371" calcext:value-type="float">
            <text:p>9371</text:p>
          </table:table-cell>
          <table:table-cell office:value-type="float" office:value="1.009492" calcext:value-type="float">
            <text:p>1.009492</text:p>
          </table:table-cell>
          <table:table-cell office:value-type="float" office:value="100.688561" calcext:value-type="float">
            <text:p>100.688561</text:p>
          </table:table-cell>
          <table:table-cell office:value-type="float" office:value="99.679069" calcext:value-type="float">
            <text:p>99.679069</text:p>
          </table:table-cell>
          <table:table-cell office:value-type="float" office:value="0.791203" calcext:value-type="float">
            <text:p>0.791203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8772" calcext:value-type="float">
            <text:p>19578772</text:p>
          </table:table-cell>
          <table:table-cell office:value-type="float" office:value="1836792" calcext:value-type="float">
            <text:p>1836792</text:p>
          </table:table-cell>
          <table:table-cell office:value-type="float" office:value="18611" calcext:value-type="float">
            <text:p>18611</text:p>
          </table:table-cell>
          <table:table-cell office:value-type="float" office:value="1746" calcext:value-type="float">
            <text:p>1746</text:p>
          </table:table-cell>
          <table:table-cell office:value-type="float" office:value="1.192652" calcext:value-type="float">
            <text:p>1.192652</text:p>
          </table:table-cell>
          <table:table-cell office:value-type="float" office:value="101.400435" calcext:value-type="float">
            <text:p>101.400435</text:p>
          </table:table-cell>
          <table:table-cell office:value-type="float" office:value="100.207783" calcext:value-type="float">
            <text:p>100.207783</text:p>
          </table:table-cell>
          <table:table-cell office:value-type="float" office:value="0.146639" calcext:value-type="float">
            <text:p>0.146639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5728" calcext:value-type="float">
            <text:p>105728</text:p>
          </table:table-cell>
          <table:table-cell office:value-type="float" office:value="97872" calcext:value-type="float">
            <text:p>97872</text:p>
          </table:table-cell>
          <table:table-cell office:value-type="float" office:value="2620" calcext:value-type="float">
            <text:p>2620</text:p>
          </table:table-cell>
          <table:table-cell office:value-type="float" office:value="2426" calcext:value-type="float">
            <text:p>2426</text:p>
          </table:table-cell>
          <table:table-cell office:value-type="float" office:value="1.063352" calcext:value-type="float">
            <text:p>1.063352</text:p>
          </table:table-cell>
          <table:table-cell office:value-type="float" office:value="100.975502" calcext:value-type="float">
            <text:p>100.975502</text:p>
          </table:table-cell>
          <table:table-cell office:value-type="float" office:value="99.91215" calcext:value-type="float">
            <text:p>99.91215</text:p>
          </table:table-cell>
          <table:table-cell office:value-type="float" office:value="0.007837" calcext:value-type="float">
            <text:p>0.00783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00" calcext:value-type="float">
            <text:p>3800</text:p>
          </table:table-cell>
          <table:table-cell office:value-type="float" office:value="3376" calcext:value-type="float">
            <text:p>3376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.031717" calcext:value-type="float">
            <text:p>1.031717</text:p>
          </table:table-cell>
          <table:table-cell office:value-type="float" office:value="99.681662" calcext:value-type="float">
            <text:p>99.681662</text:p>
          </table:table-cell>
          <table:table-cell office:value-type="float" office:value="98.649946" calcext:value-type="float">
            <text:p>98.649946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34" calcext:value-type="float">
            <text:p>2034</text:p>
          </table:table-cell>
          <table:table-cell office:value-type="float" office:value="1734" calcext:value-type="float">
            <text:p>1734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.099134" calcext:value-type="float">
            <text:p>1.099134</text:p>
          </table:table-cell>
          <table:table-cell office:value-type="float" office:value="99.649512" calcext:value-type="float">
            <text:p>99.649512</text:p>
          </table:table-cell>
          <table:table-cell office:value-type="float" office:value="98.550378" calcext:value-type="float">
            <text:p>98.55037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88" calcext:value-type="float">
            <text:p>11088</text:p>
          </table:table-cell>
          <table:table-cell office:value-type="float" office:value="10944" calcext:value-type="float">
            <text:p>10944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3.471073" calcext:value-type="float">
            <text:p>3.471073</text:p>
          </table:table-cell>
          <table:table-cell office:value-type="float" office:value="100.974096" calcext:value-type="float">
            <text:p>100.974096</text:p>
          </table:table-cell>
          <table:table-cell office:value-type="float" office:value="97.503023" calcext:value-type="float">
            <text:p>97.503023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10684112" calcext:value-type="float">
            <text:p>10684112</text:p>
          </table:table-cell>
          <table:table-cell office:value-type="float" office:value="18712" calcext:value-type="float">
            <text:p>18712</text:p>
          </table:table-cell>
          <table:table-cell office:value-type="float" office:value="10156" calcext:value-type="float">
            <text:p>10156</text:p>
          </table:table-cell>
          <table:table-cell office:value-type="float" office:value="1.009321" calcext:value-type="float">
            <text:p>1.009321</text:p>
          </table:table-cell>
          <table:table-cell office:value-type="float" office:value="100.696166" calcext:value-type="float">
            <text:p>100.696166</text:p>
          </table:table-cell>
          <table:table-cell office:value-type="float" office:value="99.686845" calcext:value-type="float">
            <text:p>99.686845</text:p>
          </table:table-cell>
          <table:table-cell office:value-type="float" office:value="0.857414" calcext:value-type="float">
            <text:p>0.857414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2920" calcext:value-type="float">
            <text:p>19682920</text:p>
          </table:table-cell>
          <table:table-cell office:value-type="float" office:value="1630600" calcext:value-type="float">
            <text:p>1630600</text:p>
          </table:table-cell>
          <table:table-cell office:value-type="float" office:value="18710" calcext:value-type="float">
            <text:p>18710</text:p>
          </table:table-cell>
          <table:table-cell office:value-type="float" office:value="1550" calcext:value-type="float">
            <text:p>1550</text:p>
          </table:table-cell>
          <table:table-cell office:value-type="float" office:value="1.182611" calcext:value-type="float">
            <text:p>1.182611</text:p>
          </table:table-cell>
          <table:table-cell office:value-type="float" office:value="103.98769" calcext:value-type="float">
            <text:p>103.98769</text:p>
          </table:table-cell>
          <table:table-cell office:value-type="float" office:value="102.805078" calcext:value-type="float">
            <text:p>102.805078</text:p>
          </table:table-cell>
          <table:table-cell office:value-type="float" office:value="0.126889" calcext:value-type="float">
            <text:p>0.126889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944" calcext:value-type="float">
            <text:p>84944</text:p>
          </table:table-cell>
          <table:table-cell office:value-type="float" office:value="79464" calcext:value-type="float">
            <text:p>79464</text:p>
          </table:table-cell>
          <table:table-cell office:value-type="float" office:value="2102" calcext:value-type="float">
            <text:p>2102</text:p>
          </table:table-cell>
          <table:table-cell office:value-type="float" office:value="1968" calcext:value-type="float">
            <text:p>1968</text:p>
          </table:table-cell>
          <table:table-cell office:value-type="float" office:value="1.064013" calcext:value-type="float">
            <text:p>1.064013</text:p>
          </table:table-cell>
          <table:table-cell office:value-type="float" office:value="103.463159" calcext:value-type="float">
            <text:p>103.463159</text:p>
          </table:table-cell>
          <table:table-cell office:value-type="float" office:value="102.399146" calcext:value-type="float">
            <text:p>102.399146</text:p>
          </table:table-cell>
          <table:table-cell office:value-type="float" office:value="0.006208" calcext:value-type="float">
            <text:p>0.006208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56" calcext:value-type="float">
            <text:p>3856</text:p>
          </table:table-cell>
          <table:table-cell office:value-type="float" office:value="3448" calcext:value-type="float">
            <text:p>344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.044668" calcext:value-type="float">
            <text:p>1.044668</text:p>
          </table:table-cell>
          <table:table-cell office:value-type="float" office:value="103.464866" calcext:value-type="float">
            <text:p>103.464866</text:p>
          </table:table-cell>
          <table:table-cell office:value-type="float" office:value="102.420198" calcext:value-type="float">
            <text:p>102.420198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6" calcext:value-type="float">
            <text:p>1956</text:p>
          </table:table-cell>
          <table:table-cell office:value-type="float" office:value="1746" calcext:value-type="float">
            <text:p>174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.110961" calcext:value-type="float">
            <text:p>1.110961</text:p>
          </table:table-cell>
          <table:table-cell office:value-type="float" office:value="103.46738" calcext:value-type="float">
            <text:p>103.46738</text:p>
          </table:table-cell>
          <table:table-cell office:value-type="float" office:value="102.356418" calcext:value-type="float">
            <text:p>102.35641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12" calcext:value-type="float">
            <text:p>9312</text:p>
          </table:table-cell>
          <table:table-cell office:value-type="float" office:value="9216" calcext:value-type="float">
            <text:p>9216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.637267" calcext:value-type="float">
            <text:p>2.637267</text:p>
          </table:table-cell>
          <table:table-cell office:value-type="float" office:value="100.133219" calcext:value-type="float">
            <text:p>100.133219</text:p>
          </table:table-cell>
          <table:table-cell office:value-type="float" office:value="97.495952" calcext:value-type="float">
            <text:p>97.495952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10413748" calcext:value-type="float">
            <text:p>10413748</text:p>
          </table:table-cell>
          <table:table-cell office:value-type="float" office:value="18810" calcext:value-type="float">
            <text:p>18810</text:p>
          </table:table-cell>
          <table:table-cell office:value-type="float" office:value="9899" calcext:value-type="float">
            <text:p>9899</text:p>
          </table:table-cell>
          <table:table-cell office:value-type="float" office:value="1.025559" calcext:value-type="float">
            <text:p>1.025559</text:p>
          </table:table-cell>
          <table:table-cell office:value-type="float" office:value="100.550646" calcext:value-type="float">
            <text:p>100.550646</text:p>
          </table:table-cell>
          <table:table-cell office:value-type="float" office:value="99.525086" calcext:value-type="float">
            <text:p>99.525086</text:p>
          </table:table-cell>
          <table:table-cell office:value-type="float" office:value="0.837075" calcext:value-type="float">
            <text:p>0.83707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80" calcext:value-type="float">
            <text:p>10080</text:p>
          </table:table-cell>
          <table:table-cell office:value-type="float" office:value="9792" calcext:value-type="float">
            <text:p>9792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0.072549" calcext:value-type="float">
            <text:p>100.072549</text:p>
          </table:table-cell>
          <table:table-cell office:value-type="float" office:value="99.060161" calcext:value-type="float">
            <text:p>99.060161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7068" calcext:value-type="float">
            <text:p>19787068</text:p>
          </table:table-cell>
          <table:table-cell office:value-type="float" office:value="1761048" calcext:value-type="float">
            <text:p>1761048</text:p>
          </table:table-cell>
          <table:table-cell office:value-type="float" office:value="18809" calcext:value-type="float">
            <text:p>18809</text:p>
          </table:table-cell>
          <table:table-cell office:value-type="float" office:value="1674" calcext:value-type="float">
            <text:p>1674</text:p>
          </table:table-cell>
          <table:table-cell office:value-type="float" office:value="1.237447" calcext:value-type="float">
            <text:p>1.237447</text:p>
          </table:table-cell>
          <table:table-cell office:value-type="float" office:value="99.854087" calcext:value-type="float">
            <text:p>99.854087</text:p>
          </table:table-cell>
          <table:table-cell office:value-type="float" office:value="98.616641" calcext:value-type="float">
            <text:p>98.616641</text:p>
          </table:table-cell>
          <table:table-cell office:value-type="float" office:value="0.14286" calcext:value-type="float">
            <text:p>0.1428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064" calcext:value-type="float">
            <text:p>91064</text:p>
          </table:table-cell>
          <table:table-cell office:value-type="float" office:value="85040" calcext:value-type="float">
            <text:p>85040</text:p>
          </table:table-cell>
          <table:table-cell office:value-type="float" office:value="2257" calcext:value-type="float">
            <text:p>2257</text:p>
          </table:table-cell>
          <table:table-cell office:value-type="float" office:value="2108" calcext:value-type="float">
            <text:p>2108</text:p>
          </table:table-cell>
          <table:table-cell office:value-type="float" office:value="1.071258" calcext:value-type="float">
            <text:p>1.071258</text:p>
          </table:table-cell>
          <table:table-cell office:value-type="float" office:value="101.033992" calcext:value-type="float">
            <text:p>101.033992</text:p>
          </table:table-cell>
          <table:table-cell office:value-type="float" office:value="99.962734" calcext:value-type="float">
            <text:p>99.962734</text:p>
          </table:table-cell>
          <table:table-cell office:value-type="float" office:value="0.006806" calcext:value-type="float">
            <text:p>0.00680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80" calcext:value-type="float">
            <text:p>3280</text:p>
          </table:table-cell>
          <table:table-cell office:value-type="float" office:value="3048" calcext:value-type="float">
            <text:p>30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.039361" calcext:value-type="float">
            <text:p>1.039361</text:p>
          </table:table-cell>
          <table:table-cell office:value-type="float" office:value="99.093515" calcext:value-type="float">
            <text:p>99.093515</text:p>
          </table:table-cell>
          <table:table-cell office:value-type="float" office:value="98.054154" calcext:value-type="float">
            <text:p>98.054154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32" calcext:value-type="float">
            <text:p>1932</text:p>
          </table:table-cell>
          <table:table-cell office:value-type="float" office:value="1662" calcext:value-type="float">
            <text:p>166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.133103" calcext:value-type="float">
            <text:p>1.133103</text:p>
          </table:table-cell>
          <table:table-cell office:value-type="float" office:value="99.091889" calcext:value-type="float">
            <text:p>99.091889</text:p>
          </table:table-cell>
          <table:table-cell office:value-type="float" office:value="97.958786" calcext:value-type="float">
            <text:p>97.95878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9917204" calcext:value-type="float">
            <text:p>9917204</text:p>
          </table:table-cell>
          <table:table-cell office:value-type="float" office:value="18910" calcext:value-type="float">
            <text:p>18910</text:p>
          </table:table-cell>
          <table:table-cell office:value-type="float" office:value="9427" calcext:value-type="float">
            <text:p>9427</text:p>
          </table:table-cell>
          <table:table-cell office:value-type="float" office:value="1.015441" calcext:value-type="float">
            <text:p>1.015441</text:p>
          </table:table-cell>
          <table:table-cell office:value-type="float" office:value="100.574" calcext:value-type="float">
            <text:p>100.574</text:p>
          </table:table-cell>
          <table:table-cell office:value-type="float" office:value="99.558559" calcext:value-type="float">
            <text:p>99.558559</text:p>
          </table:table-cell>
          <table:table-cell office:value-type="float" office:value="0.796894" calcext:value-type="float">
            <text:p>0.796894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1216" calcext:value-type="float">
            <text:p>19891216</text:p>
          </table:table-cell>
          <table:table-cell office:value-type="float" office:value="1848364" calcext:value-type="float">
            <text:p>1848364</text:p>
          </table:table-cell>
          <table:table-cell office:value-type="float" office:value="18908" calcext:value-type="float">
            <text:p>18908</text:p>
          </table:table-cell>
          <table:table-cell office:value-type="float" office:value="1757" calcext:value-type="float">
            <text:p>1757</text:p>
          </table:table-cell>
          <table:table-cell office:value-type="float" office:value="1.560494" calcext:value-type="float">
            <text:p>1.560494</text:p>
          </table:table-cell>
          <table:table-cell office:value-type="float" office:value="100.579523" calcext:value-type="float">
            <text:p>100.579523</text:p>
          </table:table-cell>
          <table:table-cell office:value-type="float" office:value="99.019029" calcext:value-type="float">
            <text:p>99.019029</text:p>
          </table:table-cell>
          <table:table-cell office:value-type="float" office:value="0.149334" calcext:value-type="float">
            <text:p>0.149334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472" calcext:value-type="float">
            <text:p>96472</text:p>
          </table:table-cell>
          <table:table-cell office:value-type="float" office:value="88760" calcext:value-type="float">
            <text:p>88760</text:p>
          </table:table-cell>
          <table:table-cell office:value-type="float" office:value="2388" calcext:value-type="float">
            <text:p>2388</text:p>
          </table:table-cell>
          <table:table-cell office:value-type="float" office:value="2197" calcext:value-type="float">
            <text:p>2197</text:p>
          </table:table-cell>
          <table:table-cell office:value-type="float" office:value="1.344107" calcext:value-type="float">
            <text:p>1.344107</text:p>
          </table:table-cell>
          <table:table-cell office:value-type="float" office:value="100.854994" calcext:value-type="float">
            <text:p>100.854994</text:p>
          </table:table-cell>
          <table:table-cell office:value-type="float" office:value="99.510887" calcext:value-type="float">
            <text:p>99.510887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36" calcext:value-type="float">
            <text:p>4736</text:p>
          </table:table-cell>
          <table:table-cell office:value-type="float" office:value="4456" calcext:value-type="float">
            <text:p>4456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1.300985" calcext:value-type="float">
            <text:p>1.300985</text:p>
          </table:table-cell>
          <table:table-cell office:value-type="float" office:value="100.843846" calcext:value-type="float">
            <text:p>100.843846</text:p>
          </table:table-cell>
          <table:table-cell office:value-type="float" office:value="99.542862" calcext:value-type="float">
            <text:p>99.542862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76" calcext:value-type="float">
            <text:p>2676</text:p>
          </table:table-cell>
          <table:table-cell office:value-type="float" office:value="2106" calcext:value-type="float">
            <text:p>2106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.411975" calcext:value-type="float">
            <text:p>1.411975</text:p>
          </table:table-cell>
          <table:table-cell office:value-type="float" office:value="100.853368" calcext:value-type="float">
            <text:p>100.853368</text:p>
          </table:table-cell>
          <table:table-cell office:value-type="float" office:value="99.441393" calcext:value-type="float">
            <text:p>99.44139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60" calcext:value-type="float">
            <text:p>10560</text:p>
          </table:table-cell>
          <table:table-cell office:value-type="float" office:value="10368" calcext:value-type="float">
            <text:p>10368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4.019946" calcext:value-type="float">
            <text:p>4.019946</text:p>
          </table:table-cell>
          <table:table-cell office:value-type="float" office:value="100.846759" calcext:value-type="float">
            <text:p>100.846759</text:p>
          </table:table-cell>
          <table:table-cell office:value-type="float" office:value="96.826813" calcext:value-type="float">
            <text:p>96.826813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10448464" calcext:value-type="float">
            <text:p>10448464</text:p>
          </table:table-cell>
          <table:table-cell office:value-type="float" office:value="19009" calcext:value-type="float">
            <text:p>19009</text:p>
          </table:table-cell>
          <table:table-cell office:value-type="float" office:value="9932" calcext:value-type="float">
            <text:p>9932</text:p>
          </table:table-cell>
          <table:table-cell office:value-type="float" office:value="1.010241" calcext:value-type="float">
            <text:p>1.010241</text:p>
          </table:table-cell>
          <table:table-cell office:value-type="float" office:value="100.592098" calcext:value-type="float">
            <text:p>100.592098</text:p>
          </table:table-cell>
          <table:table-cell office:value-type="float" office:value="99.581856" calcext:value-type="float">
            <text:p>99.581856</text:p>
          </table:table-cell>
          <table:table-cell office:value-type="float" office:value="0.839387" calcext:value-type="float">
            <text:p>0.83938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5364" calcext:value-type="float">
            <text:p>19995364</text:p>
          </table:table-cell>
          <table:table-cell office:value-type="float" office:value="1617976" calcext:value-type="float">
            <text:p>1617976</text:p>
          </table:table-cell>
          <table:table-cell office:value-type="float" office:value="19007" calcext:value-type="float">
            <text:p>19007</text:p>
          </table:table-cell>
          <table:table-cell office:value-type="float" office:value="1538" calcext:value-type="float">
            <text:p>1538</text:p>
          </table:table-cell>
          <table:table-cell office:value-type="float" office:value="1.517925" calcext:value-type="float">
            <text:p>1.517925</text:p>
          </table:table-cell>
          <table:table-cell office:value-type="float" office:value="100.500286" calcext:value-type="float">
            <text:p>100.500286</text:p>
          </table:table-cell>
          <table:table-cell office:value-type="float" office:value="98.982361" calcext:value-type="float">
            <text:p>98.982361</text:p>
          </table:table-cell>
          <table:table-cell office:value-type="float" office:value="0.130769" calcext:value-type="float">
            <text:p>0.130769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760" calcext:value-type="float">
            <text:p>92760</text:p>
          </table:table-cell>
          <table:table-cell office:value-type="float" office:value="85856" calcext:value-type="float">
            <text:p>85856</text:p>
          </table:table-cell>
          <table:table-cell office:value-type="float" office:value="2295" calcext:value-type="float">
            <text:p>2295</text:p>
          </table:table-cell>
          <table:table-cell office:value-type="float" office:value="2125" calcext:value-type="float">
            <text:p>2125</text:p>
          </table:table-cell>
          <table:table-cell office:value-type="float" office:value="1.339875" calcext:value-type="float">
            <text:p>1.339875</text:p>
          </table:table-cell>
          <table:table-cell office:value-type="float" office:value="100.676922" calcext:value-type="float">
            <text:p>100.676922</text:p>
          </table:table-cell>
          <table:table-cell office:value-type="float" office:value="99.337046" calcext:value-type="float">
            <text:p>99.337046</text:p>
          </table:table-cell>
          <table:table-cell office:value-type="float" office:value="0.006914" calcext:value-type="float">
            <text:p>0.006914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2" calcext:value-type="float">
            <text:p>3792</text:p>
          </table:table-cell>
          <table:table-cell office:value-type="float" office:value="3336" calcext:value-type="float">
            <text:p>3336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.296873" calcext:value-type="float">
            <text:p>1.296873</text:p>
          </table:table-cell>
          <table:table-cell office:value-type="float" office:value="100.713468" calcext:value-type="float">
            <text:p>100.713468</text:p>
          </table:table-cell>
          <table:table-cell office:value-type="float" office:value="99.416595" calcext:value-type="float">
            <text:p>99.41659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6" calcext:value-type="float">
            <text:p>1956</text:p>
          </table:table-cell>
          <table:table-cell office:value-type="float" office:value="1596" calcext:value-type="float">
            <text:p>1596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.397098" calcext:value-type="float">
            <text:p>1.397098</text:p>
          </table:table-cell>
          <table:table-cell office:value-type="float" office:value="99.967051" calcext:value-type="float">
            <text:p>99.967051</text:p>
          </table:table-cell>
          <table:table-cell office:value-type="float" office:value="98.569953" calcext:value-type="float">
            <text:p>98.56995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72" calcext:value-type="float">
            <text:p>11472</text:p>
          </table:table-cell>
          <table:table-cell office:value-type="float" office:value="11232" calcext:value-type="float">
            <text:p>11232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4.665641" calcext:value-type="float">
            <text:p>4.665641</text:p>
          </table:table-cell>
          <table:table-cell office:value-type="float" office:value="100.606636" calcext:value-type="float">
            <text:p>100.606636</text:p>
          </table:table-cell>
          <table:table-cell office:value-type="float" office:value="95.940994" calcext:value-type="float">
            <text:p>95.940994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10648344" calcext:value-type="float">
            <text:p>10648344</text:p>
          </table:table-cell>
          <table:table-cell office:value-type="float" office:value="19108" calcext:value-type="float">
            <text:p>19108</text:p>
          </table:table-cell>
          <table:table-cell office:value-type="float" office:value="10122" calcext:value-type="float">
            <text:p>10122</text:p>
          </table:table-cell>
          <table:table-cell office:value-type="float" office:value="1.008482" calcext:value-type="float">
            <text:p>1.008482</text:p>
          </table:table-cell>
          <table:table-cell office:value-type="float" office:value="100.693226" calcext:value-type="float">
            <text:p>100.693226</text:p>
          </table:table-cell>
          <table:table-cell office:value-type="float" office:value="99.684744" calcext:value-type="float">
            <text:p>99.684744</text:p>
          </table:table-cell>
          <table:table-cell office:value-type="float" office:value="0.854562" calcext:value-type="float">
            <text:p>0.854562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099512" calcext:value-type="float">
            <text:p>20099512</text:p>
          </table:table-cell>
          <table:table-cell office:value-type="float" office:value="1623236" calcext:value-type="float">
            <text:p>1623236</text:p>
          </table:table-cell>
          <table:table-cell office:value-type="float" office:value="19106" calcext:value-type="float">
            <text:p>19106</text:p>
          </table:table-cell>
          <table:table-cell office:value-type="float" office:value="1543" calcext:value-type="float">
            <text:p>1543</text:p>
          </table:table-cell>
          <table:table-cell office:value-type="float" office:value="1.182149" calcext:value-type="float">
            <text:p>1.182149</text:p>
          </table:table-cell>
          <table:table-cell office:value-type="float" office:value="101.279451" calcext:value-type="float">
            <text:p>101.279451</text:p>
          </table:table-cell>
          <table:table-cell office:value-type="float" office:value="100.097302" calcext:value-type="float">
            <text:p>100.097302</text:p>
          </table:table-cell>
          <table:table-cell office:value-type="float" office:value="0.129733" calcext:value-type="float">
            <text:p>0.129733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624" calcext:value-type="float">
            <text:p>94624</text:p>
          </table:table-cell>
          <table:table-cell office:value-type="float" office:value="88720" calcext:value-type="float">
            <text:p>88720</text:p>
          </table:table-cell>
          <table:table-cell office:value-type="float" office:value="2343" calcext:value-type="float">
            <text:p>2343</text:p>
          </table:table-cell>
          <table:table-cell office:value-type="float" office:value="2198" calcext:value-type="float">
            <text:p>2198</text:p>
          </table:table-cell>
          <table:table-cell office:value-type="float" office:value="1.063513" calcext:value-type="float">
            <text:p>1.063513</text:p>
          </table:table-cell>
          <table:table-cell office:value-type="float" office:value="101.011058" calcext:value-type="float">
            <text:p>101.011058</text:p>
          </table:table-cell>
          <table:table-cell office:value-type="float" office:value="99.947545" calcext:value-type="float">
            <text:p>99.947545</text:p>
          </table:table-cell>
          <table:table-cell office:value-type="float" office:value="0.007101" calcext:value-type="float">
            <text:p>0.007101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2" calcext:value-type="float">
            <text:p>3792</text:p>
          </table:table-cell>
          <table:table-cell office:value-type="float" office:value="3376" calcext:value-type="float">
            <text:p>3376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.036209" calcext:value-type="float">
            <text:p>1.036209</text:p>
          </table:table-cell>
          <table:table-cell office:value-type="float" office:value="101.281138" calcext:value-type="float">
            <text:p>101.281138</text:p>
          </table:table-cell>
          <table:table-cell office:value-type="float" office:value="100.244929" calcext:value-type="float">
            <text:p>100.244929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82" calcext:value-type="float">
            <text:p>2082</text:p>
          </table:table-cell>
          <table:table-cell office:value-type="float" office:value="1692" calcext:value-type="float">
            <text:p>1692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.105178" calcext:value-type="float">
            <text:p>1.105178</text:p>
          </table:table-cell>
          <table:table-cell office:value-type="float" office:value="101.273849" calcext:value-type="float">
            <text:p>101.273849</text:p>
          </table:table-cell>
          <table:table-cell office:value-type="float" office:value="100.168671" calcext:value-type="float">
            <text:p>100.168671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44" calcext:value-type="float">
            <text:p>10944</text:p>
          </table:table-cell>
          <table:table-cell office:value-type="float" office:value="10512" calcext:value-type="float">
            <text:p>10512</text:p>
          </table:table-cell>
          <table:table-cell office:value-type="float" office:value="228" calcext:value-type="float">
            <text:p>228</text:p>
          </table:table-cell>
          <table:table-cell office:value-type="float" office:value="219" calcext:value-type="float">
            <text:p>219</text:p>
          </table:table-cell>
          <table:table-cell office:value-type="float" office:value="5.396952" calcext:value-type="float">
            <text:p>5.396952</text:p>
          </table:table-cell>
          <table:table-cell office:value-type="float" office:value="101.009452" calcext:value-type="float">
            <text:p>101.009452</text:p>
          </table:table-cell>
          <table:table-cell office:value-type="float" office:value="95.612501" calcext:value-type="float">
            <text:p>95.612501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10682008" calcext:value-type="float">
            <text:p>10682008</text:p>
          </table:table-cell>
          <table:table-cell office:value-type="float" office:value="19207" calcext:value-type="float">
            <text:p>19207</text:p>
          </table:table-cell>
          <table:table-cell office:value-type="float" office:value="10154" calcext:value-type="float">
            <text:p>10154</text:p>
          </table:table-cell>
          <table:table-cell office:value-type="float" office:value="1.01945" calcext:value-type="float">
            <text:p>1.01945</text:p>
          </table:table-cell>
          <table:table-cell office:value-type="float" office:value="100.713722" calcext:value-type="float">
            <text:p>100.713722</text:p>
          </table:table-cell>
          <table:table-cell office:value-type="float" office:value="99.694272" calcext:value-type="float">
            <text:p>99.694272</text:p>
          </table:table-cell>
          <table:table-cell office:value-type="float" office:value="0.857181" calcext:value-type="float">
            <text:p>0.85718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3660" calcext:value-type="float">
            <text:p>20203660</text:p>
          </table:table-cell>
          <table:table-cell office:value-type="float" office:value="1596936" calcext:value-type="float">
            <text:p>1596936</text:p>
          </table:table-cell>
          <table:table-cell office:value-type="float" office:value="19205" calcext:value-type="float">
            <text:p>19205</text:p>
          </table:table-cell>
          <table:table-cell office:value-type="float" office:value="1518" calcext:value-type="float">
            <text:p>1518</text:p>
          </table:table-cell>
          <table:table-cell office:value-type="float" office:value="3.687495" calcext:value-type="float">
            <text:p>3.687495</text:p>
          </table:table-cell>
          <table:table-cell office:value-type="float" office:value="100.81071" calcext:value-type="float">
            <text:p>100.81071</text:p>
          </table:table-cell>
          <table:table-cell office:value-type="float" office:value="97.123216" calcext:value-type="float">
            <text:p>97.123216</text:p>
          </table:table-cell>
          <table:table-cell office:value-type="float" office:value="0.131539" calcext:value-type="float">
            <text:p>0.13153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824" calcext:value-type="float">
            <text:p>91824</text:p>
          </table:table-cell>
          <table:table-cell office:value-type="float" office:value="85296" calcext:value-type="float">
            <text:p>85296</text:p>
          </table:table-cell>
          <table:table-cell office:value-type="float" office:value="2274" calcext:value-type="float">
            <text:p>2274</text:p>
          </table:table-cell>
          <table:table-cell office:value-type="float" office:value="2113" calcext:value-type="float">
            <text:p>2113</text:p>
          </table:table-cell>
          <table:table-cell office:value-type="float" office:value="1.070993" calcext:value-type="float">
            <text:p>1.070993</text:p>
          </table:table-cell>
          <table:table-cell office:value-type="float" office:value="100.435502" calcext:value-type="float">
            <text:p>100.435502</text:p>
          </table:table-cell>
          <table:table-cell office:value-type="float" office:value="99.364509" calcext:value-type="float">
            <text:p>99.364509</text:p>
          </table:table-cell>
          <table:table-cell office:value-type="float" office:value="0.006867" calcext:value-type="float">
            <text:p>0.006867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16" calcext:value-type="float">
            <text:p>4616</text:p>
          </table:table-cell>
          <table:table-cell office:value-type="float" office:value="4424" calcext:value-type="float">
            <text:p>4424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.044029" calcext:value-type="float">
            <text:p>1.044029</text:p>
          </table:table-cell>
          <table:table-cell office:value-type="float" office:value="100.926657" calcext:value-type="float">
            <text:p>100.926657</text:p>
          </table:table-cell>
          <table:table-cell office:value-type="float" office:value="99.882627" calcext:value-type="float">
            <text:p>99.882627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6" calcext:value-type="float">
            <text:p>2316</text:p>
          </table:table-cell>
          <table:table-cell office:value-type="float" office:value="1926" calcext:value-type="float">
            <text:p>1926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.285706" calcext:value-type="float">
            <text:p>3.285706</text:p>
          </table:table-cell>
          <table:table-cell office:value-type="float" office:value="99.531458" calcext:value-type="float">
            <text:p>99.531458</text:p>
          </table:table-cell>
          <table:table-cell office:value-type="float" office:value="96.245752" calcext:value-type="float">
            <text:p>96.24575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888" calcext:value-type="float">
            <text:p>9888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5.882601" calcext:value-type="float">
            <text:p>5.882601</text:p>
          </table:table-cell>
          <table:table-cell office:value-type="float" office:value="100.431075" calcext:value-type="float">
            <text:p>100.431075</text:p>
          </table:table-cell>
          <table:table-cell office:value-type="float" office:value="94.548474" calcext:value-type="float">
            <text:p>94.548474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10853484" calcext:value-type="float">
            <text:p>10853484</text:p>
          </table:table-cell>
          <table:table-cell office:value-type="float" office:value="19306" calcext:value-type="float">
            <text:p>19306</text:p>
          </table:table-cell>
          <table:table-cell office:value-type="float" office:value="10317" calcext:value-type="float">
            <text:p>10317</text:p>
          </table:table-cell>
          <table:table-cell office:value-type="float" office:value="1.017301" calcext:value-type="float">
            <text:p>1.017301</text:p>
          </table:table-cell>
          <table:table-cell office:value-type="float" office:value="100.75387" calcext:value-type="float">
            <text:p>100.75387</text:p>
          </table:table-cell>
          <table:table-cell office:value-type="float" office:value="99.736569" calcext:value-type="float">
            <text:p>99.736569</text:p>
          </table:table-cell>
          <table:table-cell office:value-type="float" office:value="0.870572" calcext:value-type="float">
            <text:p>0.870572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7808" calcext:value-type="float">
            <text:p>20307808</text:p>
          </table:table-cell>
          <table:table-cell office:value-type="float" office:value="1613768" calcext:value-type="float">
            <text:p>1613768</text:p>
          </table:table-cell>
          <table:table-cell office:value-type="float" office:value="19304" calcext:value-type="float">
            <text:p>19304</text:p>
          </table:table-cell>
          <table:table-cell office:value-type="float" office:value="1534" calcext:value-type="float">
            <text:p>1534</text:p>
          </table:table-cell>
          <table:table-cell office:value-type="float" office:value="1.263693" calcext:value-type="float">
            <text:p>1.263693</text:p>
          </table:table-cell>
          <table:table-cell office:value-type="float" office:value="101.052735" calcext:value-type="float">
            <text:p>101.052735</text:p>
          </table:table-cell>
          <table:table-cell office:value-type="float" office:value="99.789042" calcext:value-type="float">
            <text:p>99.789042</text:p>
          </table:table-cell>
          <table:table-cell office:value-type="float" office:value="0.129374" calcext:value-type="float">
            <text:p>0.129374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040" calcext:value-type="float">
            <text:p>88040</text:p>
          </table:table-cell>
          <table:table-cell office:value-type="float" office:value="82552" calcext:value-type="float">
            <text:p>82552</text:p>
          </table:table-cell>
          <table:table-cell office:value-type="float" office:value="2179" calcext:value-type="float">
            <text:p>2179</text:p>
          </table:table-cell>
          <table:table-cell office:value-type="float" office:value="2045" calcext:value-type="float">
            <text:p>2045</text:p>
          </table:table-cell>
          <table:table-cell office:value-type="float" office:value="1.068114" calcext:value-type="float">
            <text:p>1.068114</text:p>
          </table:table-cell>
          <table:table-cell office:value-type="float" office:value="100.768019" calcext:value-type="float">
            <text:p>100.768019</text:p>
          </table:table-cell>
          <table:table-cell office:value-type="float" office:value="99.699905" calcext:value-type="float">
            <text:p>99.699905</text:p>
          </table:table-cell>
          <table:table-cell office:value-type="float" office:value="0.006624" calcext:value-type="float">
            <text:p>0.006624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32" calcext:value-type="float">
            <text:p>3632</text:p>
          </table:table-cell>
          <table:table-cell office:value-type="float" office:value="3128" calcext:value-type="float">
            <text:p>312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1.036377" calcext:value-type="float">
            <text:p>1.036377</text:p>
          </table:table-cell>
          <table:table-cell office:value-type="float" office:value="101.078246" calcext:value-type="float">
            <text:p>101.078246</text:p>
          </table:table-cell>
          <table:table-cell office:value-type="float" office:value="100.041869" calcext:value-type="float">
            <text:p>100.04186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10" calcext:value-type="float">
            <text:p>2010</text:p>
          </table:table-cell>
          <table:table-cell office:value-type="float" office:value="1740" calcext:value-type="float">
            <text:p>174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.15391" calcext:value-type="float">
            <text:p>1.15391</text:p>
          </table:table-cell>
          <table:table-cell office:value-type="float" office:value="101.0766" calcext:value-type="float">
            <text:p>101.0766</text:p>
          </table:table-cell>
          <table:table-cell office:value-type="float" office:value="99.92269" calcext:value-type="float">
            <text:p>99.9226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36" calcext:value-type="float">
            <text:p>9936</text:p>
          </table:table-cell>
          <table:table-cell office:value-type="float" office:value="9888" calcext:value-type="float">
            <text:p>9888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.840713" calcext:value-type="float">
            <text:p>2.840713</text:p>
          </table:table-cell>
          <table:table-cell office:value-type="float" office:value="100.766613" calcext:value-type="float">
            <text:p>100.766613</text:p>
          </table:table-cell>
          <table:table-cell office:value-type="float" office:value="97.9259" calcext:value-type="float">
            <text:p>97.9259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9648944" calcext:value-type="float">
            <text:p>9648944</text:p>
          </table:table-cell>
          <table:table-cell office:value-type="float" office:value="19404" calcext:value-type="float">
            <text:p>19404</text:p>
          </table:table-cell>
          <table:table-cell office:value-type="float" office:value="9172" calcext:value-type="float">
            <text:p>9172</text:p>
          </table:table-cell>
          <table:table-cell office:value-type="float" office:value="1.015409" calcext:value-type="float">
            <text:p>1.015409</text:p>
          </table:table-cell>
          <table:table-cell office:value-type="float" office:value="100.987616" calcext:value-type="float">
            <text:p>100.987616</text:p>
          </table:table-cell>
          <table:table-cell office:value-type="float" office:value="99.972207" calcext:value-type="float">
            <text:p>99.972207</text:p>
          </table:table-cell>
          <table:table-cell office:value-type="float" office:value="0.77213" calcext:value-type="float">
            <text:p>0.77213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1956" calcext:value-type="float">
            <text:p>20411956</text:p>
          </table:table-cell>
          <table:table-cell office:value-type="float" office:value="1733696" calcext:value-type="float">
            <text:p>1733696</text:p>
          </table:table-cell>
          <table:table-cell office:value-type="float" office:value="19403" calcext:value-type="float">
            <text:p>19403</text:p>
          </table:table-cell>
          <table:table-cell office:value-type="float" office:value="1648" calcext:value-type="float">
            <text:p>1648</text:p>
          </table:table-cell>
          <table:table-cell office:value-type="float" office:value="1.225466" calcext:value-type="float">
            <text:p>1.225466</text:p>
          </table:table-cell>
          <table:table-cell office:value-type="float" office:value="101.019892" calcext:value-type="float">
            <text:p>101.019892</text:p>
          </table:table-cell>
          <table:table-cell office:value-type="float" office:value="99.794426" calcext:value-type="float">
            <text:p>99.794426</text:p>
          </table:table-cell>
          <table:table-cell office:value-type="float" office:value="0.138981" calcext:value-type="float">
            <text:p>0.138981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672" calcext:value-type="float">
            <text:p>99672</text:p>
          </table:table-cell>
          <table:table-cell office:value-type="float" office:value="92256" calcext:value-type="float">
            <text:p>92256</text:p>
          </table:table-cell>
          <table:table-cell office:value-type="float" office:value="2468" calcext:value-type="float">
            <text:p>2468</text:p>
          </table:table-cell>
          <table:table-cell office:value-type="float" office:value="2285" calcext:value-type="float">
            <text:p>2285</text:p>
          </table:table-cell>
          <table:table-cell office:value-type="float" office:value="1.090322" calcext:value-type="float">
            <text:p>1.090322</text:p>
          </table:table-cell>
          <table:table-cell office:value-type="float" office:value="100.997744" calcext:value-type="float">
            <text:p>100.997744</text:p>
          </table:table-cell>
          <table:table-cell office:value-type="float" office:value="99.907422" calcext:value-type="float">
            <text:p>99.90742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92" calcext:value-type="float">
            <text:p>3392</text:p>
          </table:table-cell>
          <table:table-cell office:value-type="float" office:value="3120" calcext:value-type="float">
            <text:p>312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.035876" calcext:value-type="float">
            <text:p>1.035876</text:p>
          </table:table-cell>
          <table:table-cell office:value-type="float" office:value="99.162318" calcext:value-type="float">
            <text:p>99.162318</text:p>
          </table:table-cell>
          <table:table-cell office:value-type="float" office:value="98.126442" calcext:value-type="float">
            <text:p>98.126442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18" calcext:value-type="float">
            <text:p>1818</text:p>
          </table:table-cell>
          <table:table-cell office:value-type="float" office:value="1518" calcext:value-type="float">
            <text:p>151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136479" calcext:value-type="float">
            <text:p>1.136479</text:p>
          </table:table-cell>
          <table:table-cell office:value-type="float" office:value="99.155269" calcext:value-type="float">
            <text:p>99.155269</text:p>
          </table:table-cell>
          <table:table-cell office:value-type="float" office:value="98.01879" calcext:value-type="float">
            <text:p>98.0187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20" calcext:value-type="float">
            <text:p>11520</text:p>
          </table:table-cell>
          <table:table-cell office:value-type="float" office:value="11184" calcext:value-type="float">
            <text:p>11184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3.871237" calcext:value-type="float">
            <text:p>3.871237</text:p>
          </table:table-cell>
          <table:table-cell office:value-type="float" office:value="100.555673" calcext:value-type="float">
            <text:p>100.555673</text:p>
          </table:table-cell>
          <table:table-cell office:value-type="float" office:value="96.684436" calcext:value-type="float">
            <text:p>96.684436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10886096" calcext:value-type="float">
            <text:p>10886096</text:p>
          </table:table-cell>
          <table:table-cell office:value-type="float" office:value="19504" calcext:value-type="float">
            <text:p>19504</text:p>
          </table:table-cell>
          <table:table-cell office:value-type="float" office:value="10348" calcext:value-type="float">
            <text:p>10348</text:p>
          </table:table-cell>
          <table:table-cell office:value-type="float" office:value="1.01443" calcext:value-type="float">
            <text:p>1.01443</text:p>
          </table:table-cell>
          <table:table-cell office:value-type="float" office:value="100.988122" calcext:value-type="float">
            <text:p>100.988122</text:p>
          </table:table-cell>
          <table:table-cell office:value-type="float" office:value="99.973692" calcext:value-type="float">
            <text:p>99.973692</text:p>
          </table:table-cell>
          <table:table-cell office:value-type="float" office:value="0.871117" calcext:value-type="float">
            <text:p>0.871117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6104" calcext:value-type="float">
            <text:p>20516104</text:p>
          </table:table-cell>
          <table:table-cell office:value-type="float" office:value="1655848" calcext:value-type="float">
            <text:p>1655848</text:p>
          </table:table-cell>
          <table:table-cell office:value-type="float" office:value="19502" calcext:value-type="float">
            <text:p>19502</text:p>
          </table:table-cell>
          <table:table-cell office:value-type="float" office:value="1574" calcext:value-type="float">
            <text:p>1574</text:p>
          </table:table-cell>
          <table:table-cell office:value-type="float" office:value="1.224017" calcext:value-type="float">
            <text:p>1.224017</text:p>
          </table:table-cell>
          <table:table-cell office:value-type="float" office:value="100.176502" calcext:value-type="float">
            <text:p>100.176502</text:p>
          </table:table-cell>
          <table:table-cell office:value-type="float" office:value="98.952485" calcext:value-type="float">
            <text:p>98.952485</text:p>
          </table:table-cell>
          <table:table-cell office:value-type="float" office:value="0.13387" calcext:value-type="float">
            <text:p>0.13387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216" calcext:value-type="float">
            <text:p>78216</text:p>
          </table:table-cell>
          <table:table-cell office:value-type="float" office:value="72200" calcext:value-type="float">
            <text:p>72200</text:p>
          </table:table-cell>
          <table:table-cell office:value-type="float" office:value="1934" calcext:value-type="float">
            <text:p>1934</text:p>
          </table:table-cell>
          <table:table-cell office:value-type="float" office:value="1787" calcext:value-type="float">
            <text:p>1787</text:p>
          </table:table-cell>
          <table:table-cell office:value-type="float" office:value="1.066793" calcext:value-type="float">
            <text:p>1.066793</text:p>
          </table:table-cell>
          <table:table-cell office:value-type="float" office:value="100.265539" calcext:value-type="float">
            <text:p>100.265539</text:p>
          </table:table-cell>
          <table:table-cell office:value-type="float" office:value="99.198746" calcext:value-type="float">
            <text:p>99.198746</text:p>
          </table:table-cell>
          <table:table-cell office:value-type="float" office:value="0.005823" calcext:value-type="float">
            <text:p>0.005823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80" calcext:value-type="float">
            <text:p>3480</text:p>
          </table:table-cell>
          <table:table-cell office:value-type="float" office:value="3008" calcext:value-type="float">
            <text:p>3008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.040439" calcext:value-type="float">
            <text:p>1.040439</text:p>
          </table:table-cell>
          <table:table-cell office:value-type="float" office:value="100.989569" calcext:value-type="float">
            <text:p>100.989569</text:p>
          </table:table-cell>
          <table:table-cell office:value-type="float" office:value="99.949129" calcext:value-type="float">
            <text:p>99.949129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04" calcext:value-type="float">
            <text:p>1704</text:p>
          </table:table-cell>
          <table:table-cell office:value-type="float" office:value="1374" calcext:value-type="float">
            <text:p>137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.141343" calcext:value-type="float">
            <text:p>1.141343</text:p>
          </table:table-cell>
          <table:table-cell office:value-type="float" office:value="95.790036" calcext:value-type="float">
            <text:p>95.790036</text:p>
          </table:table-cell>
          <table:table-cell office:value-type="float" office:value="94.648693" calcext:value-type="float">
            <text:p>94.64869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56" calcext:value-type="float">
            <text:p>1065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.741488" calcext:value-type="float">
            <text:p>2.741488</text:p>
          </table:table-cell>
          <table:table-cell office:value-type="float" office:value="99.470705" calcext:value-type="float">
            <text:p>99.470705</text:p>
          </table:table-cell>
          <table:table-cell office:value-type="float" office:value="96.729217" calcext:value-type="float">
            <text:p>96.729217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10049756" calcext:value-type="float">
            <text:p>10049756</text:p>
          </table:table-cell>
          <table:table-cell office:value-type="float" office:value="19603" calcext:value-type="float">
            <text:p>19603</text:p>
          </table:table-cell>
          <table:table-cell office:value-type="float" office:value="9553" calcext:value-type="float">
            <text:p>9553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740153" calcext:value-type="float">
            <text:p>100.740153</text:p>
          </table:table-cell>
          <table:table-cell office:value-type="float" office:value="99.726872" calcext:value-type="float">
            <text:p>99.726872</text:p>
          </table:table-cell>
          <table:table-cell office:value-type="float" office:value="0.806182" calcext:value-type="float">
            <text:p>0.806182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0252" calcext:value-type="float">
            <text:p>20620252</text:p>
          </table:table-cell>
          <table:table-cell office:value-type="float" office:value="1815752" calcext:value-type="float">
            <text:p>1815752</text:p>
          </table:table-cell>
          <table:table-cell office:value-type="float" office:value="19601" calcext:value-type="float">
            <text:p>19601</text:p>
          </table:table-cell>
          <table:table-cell office:value-type="float" office:value="1726" calcext:value-type="float">
            <text:p>1726</text:p>
          </table:table-cell>
          <table:table-cell office:value-type="float" office:value="1.264595" calcext:value-type="float">
            <text:p>1.264595</text:p>
          </table:table-cell>
          <table:table-cell office:value-type="float" office:value="101.247415" calcext:value-type="float">
            <text:p>101.247415</text:p>
          </table:table-cell>
          <table:table-cell office:value-type="float" office:value="99.982819" calcext:value-type="float">
            <text:p>99.982819</text:p>
          </table:table-cell>
          <table:table-cell office:value-type="float" office:value="0.145285" calcext:value-type="float">
            <text:p>0.14528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728" calcext:value-type="float">
            <text:p>98728</text:p>
          </table:table-cell>
          <table:table-cell office:value-type="float" office:value="91008" calcext:value-type="float">
            <text:p>91008</text:p>
          </table:table-cell>
          <table:table-cell office:value-type="float" office:value="2443" calcext:value-type="float">
            <text:p>2443</text:p>
          </table:table-cell>
          <table:table-cell office:value-type="float" office:value="2254" calcext:value-type="float">
            <text:p>2254</text:p>
          </table:table-cell>
          <table:table-cell office:value-type="float" office:value="1.070695" calcext:value-type="float">
            <text:p>1.070695</text:p>
          </table:table-cell>
          <table:table-cell office:value-type="float" office:value="101.109658" calcext:value-type="float">
            <text:p>101.109658</text:p>
          </table:table-cell>
          <table:table-cell office:value-type="float" office:value="100.038963" calcext:value-type="float">
            <text:p>100.038963</text:p>
          </table:table-cell>
          <table:table-cell office:value-type="float" office:value="0.007278" calcext:value-type="float">
            <text:p>0.007278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2" calcext:value-type="float">
            <text:p>4032</text:p>
          </table:table-cell>
          <table:table-cell office:value-type="float" office:value="3632" calcext:value-type="float">
            <text:p>3632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1.032685" calcext:value-type="float">
            <text:p>1.032685</text:p>
          </table:table-cell>
          <table:table-cell office:value-type="float" office:value="100.743017" calcext:value-type="float">
            <text:p>100.743017</text:p>
          </table:table-cell>
          <table:table-cell office:value-type="float" office:value="99.710332" calcext:value-type="float">
            <text:p>99.710332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58" calcext:value-type="float">
            <text:p>2058</text:p>
          </table:table-cell>
          <table:table-cell office:value-type="float" office:value="1728" calcext:value-type="float">
            <text:p>1728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1.13276" calcext:value-type="float">
            <text:p>1.13276</text:p>
          </table:table-cell>
          <table:table-cell office:value-type="float" office:value="101.249001" calcext:value-type="float">
            <text:p>101.249001</text:p>
          </table:table-cell>
          <table:table-cell office:value-type="float" office:value="100.116241" calcext:value-type="float">
            <text:p>100.11624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24" calcext:value-type="float">
            <text:p>11424</text:p>
          </table:table-cell>
          <table:table-cell office:value-type="float" office:value="11184" calcext:value-type="float">
            <text:p>11184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3.000436" calcext:value-type="float">
            <text:p>3.000436</text:p>
          </table:table-cell>
          <table:table-cell office:value-type="float" office:value="100.36522" calcext:value-type="float">
            <text:p>100.36522</text:p>
          </table:table-cell>
          <table:table-cell office:value-type="float" office:value="97.364784" calcext:value-type="float">
            <text:p>97.364784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9775184" calcext:value-type="float">
            <text:p>9775184</text:p>
          </table:table-cell>
          <table:table-cell office:value-type="float" office:value="19701" calcext:value-type="float">
            <text:p>19701</text:p>
          </table:table-cell>
          <table:table-cell office:value-type="float" office:value="9292" calcext:value-type="float">
            <text:p>9292</text:p>
          </table:table-cell>
          <table:table-cell office:value-type="float" office:value="1.01935" calcext:value-type="float">
            <text:p>1.01935</text:p>
          </table:table-cell>
          <table:table-cell office:value-type="float" office:value="100.520716" calcext:value-type="float">
            <text:p>100.520716</text:p>
          </table:table-cell>
          <table:table-cell office:value-type="float" office:value="99.501366" calcext:value-type="float">
            <text:p>99.501366</text:p>
          </table:table-cell>
          <table:table-cell office:value-type="float" office:value="0.785934" calcext:value-type="float">
            <text:p>0.785934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4400" calcext:value-type="float">
            <text:p>20724400</text:p>
          </table:table-cell>
          <table:table-cell office:value-type="float" office:value="1814700" calcext:value-type="float">
            <text:p>1814700</text:p>
          </table:table-cell>
          <table:table-cell office:value-type="float" office:value="19700" calcext:value-type="float">
            <text:p>19700</text:p>
          </table:table-cell>
          <table:table-cell office:value-type="float" office:value="1725" calcext:value-type="float">
            <text:p>1725</text:p>
          </table:table-cell>
          <table:table-cell office:value-type="float" office:value="1.205517" calcext:value-type="float">
            <text:p>1.205517</text:p>
          </table:table-cell>
          <table:table-cell office:value-type="float" office:value="99.933959" calcext:value-type="float">
            <text:p>99.933959</text:p>
          </table:table-cell>
          <table:table-cell office:value-type="float" office:value="98.728441" calcext:value-type="float">
            <text:p>98.728441</text:p>
          </table:table-cell>
          <table:table-cell office:value-type="float" office:value="0.147046" calcext:value-type="float">
            <text:p>0.147046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184" calcext:value-type="float">
            <text:p>99184</text:p>
          </table:table-cell>
          <table:table-cell office:value-type="float" office:value="92120" calcext:value-type="float">
            <text:p>92120</text:p>
          </table:table-cell>
          <table:table-cell office:value-type="float" office:value="2452" calcext:value-type="float">
            <text:p>2452</text:p>
          </table:table-cell>
          <table:table-cell office:value-type="float" office:value="2279" calcext:value-type="float">
            <text:p>2279</text:p>
          </table:table-cell>
          <table:table-cell office:value-type="float" office:value="1.082889" calcext:value-type="float">
            <text:p>1.082889</text:p>
          </table:table-cell>
          <table:table-cell office:value-type="float" office:value="100.98261" calcext:value-type="float">
            <text:p>100.98261</text:p>
          </table:table-cell>
          <table:table-cell office:value-type="float" office:value="99.899722" calcext:value-type="float">
            <text:p>99.899722</text:p>
          </table:table-cell>
          <table:table-cell office:value-type="float" office:value="0.007377" calcext:value-type="float">
            <text:p>0.007377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12" calcext:value-type="float">
            <text:p>4312</text:p>
          </table:table-cell>
          <table:table-cell office:value-type="float" office:value="3840" calcext:value-type="float">
            <text:p>384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.043949" calcext:value-type="float">
            <text:p>1.043949</text:p>
          </table:table-cell>
          <table:table-cell office:value-type="float" office:value="99.134624" calcext:value-type="float">
            <text:p>99.134624</text:p>
          </table:table-cell>
          <table:table-cell office:value-type="float" office:value="98.090674" calcext:value-type="float">
            <text:p>98.090674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84" calcext:value-type="float">
            <text:p>2484</text:p>
          </table:table-cell>
          <table:table-cell office:value-type="float" office:value="2154" calcext:value-type="float">
            <text:p>215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.123123" calcext:value-type="float">
            <text:p>1.123123</text:p>
          </table:table-cell>
          <table:table-cell office:value-type="float" office:value="99.102171" calcext:value-type="float">
            <text:p>99.102171</text:p>
          </table:table-cell>
          <table:table-cell office:value-type="float" office:value="97.979048" calcext:value-type="float">
            <text:p>97.979048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096" calcext:value-type="float">
            <text:p>12096</text:p>
          </table:table-cell>
          <table:table-cell office:value-type="float" office:value="11904" calcext:value-type="float">
            <text:p>11904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3.470618" calcext:value-type="float">
            <text:p>3.470618</text:p>
          </table:table-cell>
          <table:table-cell office:value-type="float" office:value="100.040915" calcext:value-type="float">
            <text:p>100.040915</text:p>
          </table:table-cell>
          <table:table-cell office:value-type="float" office:value="96.570297" calcext:value-type="float">
            <text:p>96.570297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10043444" calcext:value-type="float">
            <text:p>10043444</text:p>
          </table:table-cell>
          <table:table-cell office:value-type="float" office:value="19800" calcext:value-type="float">
            <text:p>19800</text:p>
          </table:table-cell>
          <table:table-cell office:value-type="float" office:value="9547" calcext:value-type="float">
            <text:p>9547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0.758618" calcext:value-type="float">
            <text:p>100.758618</text:p>
          </table:table-cell>
          <table:table-cell office:value-type="float" office:value="99.743378" calcext:value-type="float">
            <text:p>99.743378</text:p>
          </table:table-cell>
          <table:table-cell office:value-type="float" office:value="0.805543" calcext:value-type="float">
            <text:p>0.805543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7496" calcext:value-type="float">
            <text:p>20827496</text:p>
          </table:table-cell>
          <table:table-cell office:value-type="float" office:value="1715812" calcext:value-type="float">
            <text:p>1715812</text:p>
          </table:table-cell>
          <table:table-cell office:value-type="float" office:value="19798" calcext:value-type="float">
            <text:p>19798</text:p>
          </table:table-cell>
          <table:table-cell office:value-type="float" office:value="1631" calcext:value-type="float">
            <text:p>1631</text:p>
          </table:table-cell>
          <table:table-cell office:value-type="float" office:value="1.586914" calcext:value-type="float">
            <text:p>1.586914</text:p>
          </table:table-cell>
          <table:table-cell office:value-type="float" office:value="101.069422" calcext:value-type="float">
            <text:p>101.069422</text:p>
          </table:table-cell>
          <table:table-cell office:value-type="float" office:value="99.482508" calcext:value-type="float">
            <text:p>99.482508</text:p>
          </table:table-cell>
          <table:table-cell office:value-type="float" office:value="0.137979" calcext:value-type="float">
            <text:p>0.13797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072" calcext:value-type="float">
            <text:p>100072</text:p>
          </table:table-cell>
          <table:table-cell office:value-type="float" office:value="91392" calcext:value-type="float">
            <text:p>91392</text:p>
          </table:table-cell>
          <table:table-cell office:value-type="float" office:value="2478" calcext:value-type="float">
            <text:p>2478</text:p>
          </table:table-cell>
          <table:table-cell office:value-type="float" office:value="2263" calcext:value-type="float">
            <text:p>2263</text:p>
          </table:table-cell>
          <table:table-cell office:value-type="float" office:value="1.375583" calcext:value-type="float">
            <text:p>1.375583</text:p>
          </table:table-cell>
          <table:table-cell office:value-type="float" office:value="100.957502" calcext:value-type="float">
            <text:p>100.957502</text:p>
          </table:table-cell>
          <table:table-cell office:value-type="float" office:value="99.581919" calcext:value-type="float">
            <text:p>99.581919</text:p>
          </table:table-cell>
          <table:table-cell office:value-type="float" office:value="0.007342" calcext:value-type="float">
            <text:p>0.00734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44" calcext:value-type="float">
            <text:p>3744</text:p>
          </table:table-cell>
          <table:table-cell office:value-type="float" office:value="3272" calcext:value-type="float">
            <text:p>327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.31059" calcext:value-type="float">
            <text:p>1.31059</text:p>
          </table:table-cell>
          <table:table-cell office:value-type="float" office:value="101.082359" calcext:value-type="float">
            <text:p>101.082359</text:p>
          </table:table-cell>
          <table:table-cell office:value-type="float" office:value="99.771769" calcext:value-type="float">
            <text:p>99.771769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18" calcext:value-type="float">
            <text:p>2118</text:p>
          </table:table-cell>
          <table:table-cell office:value-type="float" office:value="1698" calcext:value-type="float">
            <text:p>1698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.459859" calcext:value-type="float">
            <text:p>1.459859</text:p>
          </table:table-cell>
          <table:table-cell office:value-type="float" office:value="101.080953" calcext:value-type="float">
            <text:p>101.080953</text:p>
          </table:table-cell>
          <table:table-cell office:value-type="float" office:value="99.621094" calcext:value-type="float">
            <text:p>99.62109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856" calcext:value-type="float">
            <text:p>11856</text:p>
          </table:table-cell>
          <table:table-cell office:value-type="float" office:value="11712" calcext:value-type="float">
            <text:p>11712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3.153749" calcext:value-type="float">
            <text:p>3.153749</text:p>
          </table:table-cell>
          <table:table-cell office:value-type="float" office:value="100.084769" calcext:value-type="float">
            <text:p>100.084769</text:p>
          </table:table-cell>
          <table:table-cell office:value-type="float" office:value="96.93102" calcext:value-type="float">
            <text:p>96.93102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10423216" calcext:value-type="float">
            <text:p>10423216</text:p>
          </table:table-cell>
          <table:table-cell office:value-type="float" office:value="19900" calcext:value-type="float">
            <text:p>19900</text:p>
          </table:table-cell>
          <table:table-cell office:value-type="float" office:value="9908" calcext:value-type="float">
            <text:p>9908</text:p>
          </table:table-cell>
          <table:table-cell office:value-type="float" office:value="1.014261" calcext:value-type="float">
            <text:p>1.014261</text:p>
          </table:table-cell>
          <table:table-cell office:value-type="float" office:value="100.59136" calcext:value-type="float">
            <text:p>100.59136</text:p>
          </table:table-cell>
          <table:table-cell office:value-type="float" office:value="99.5771" calcext:value-type="float">
            <text:p>99.5771</text:p>
          </table:table-cell>
          <table:table-cell office:value-type="float" office:value="0.837399" calcext:value-type="float">
            <text:p>0.837399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1644" calcext:value-type="float">
            <text:p>20931644</text:p>
          </table:table-cell>
          <table:table-cell office:value-type="float" office:value="1768412" calcext:value-type="float">
            <text:p>1768412</text:p>
          </table:table-cell>
          <table:table-cell office:value-type="float" office:value="19897" calcext:value-type="float">
            <text:p>19897</text:p>
          </table:table-cell>
          <table:table-cell office:value-type="float" office:value="1681" calcext:value-type="float">
            <text:p>1681</text:p>
          </table:table-cell>
          <table:table-cell office:value-type="float" office:value="1.290417" calcext:value-type="float">
            <text:p>1.290417</text:p>
          </table:table-cell>
          <table:table-cell office:value-type="float" office:value="100.543596" calcext:value-type="float">
            <text:p>100.543596</text:p>
          </table:table-cell>
          <table:table-cell office:value-type="float" office:value="99.253179" calcext:value-type="float">
            <text:p>99.253179</text:p>
          </table:table-cell>
          <table:table-cell office:value-type="float" office:value="0.142537" calcext:value-type="float">
            <text:p>0.142537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128" calcext:value-type="float">
            <text:p>85128</text:p>
          </table:table-cell>
          <table:table-cell office:value-type="float" office:value="78848" calcext:value-type="float">
            <text:p>78848</text:p>
          </table:table-cell>
          <table:table-cell office:value-type="float" office:value="2104" calcext:value-type="float">
            <text:p>2104</text:p>
          </table:table-cell>
          <table:table-cell office:value-type="float" office:value="1951" calcext:value-type="float">
            <text:p>1951</text:p>
          </table:table-cell>
          <table:table-cell office:value-type="float" office:value="1.112645" calcext:value-type="float">
            <text:p>1.112645</text:p>
          </table:table-cell>
          <table:table-cell office:value-type="float" office:value="100.520958" calcext:value-type="float">
            <text:p>100.520958</text:p>
          </table:table-cell>
          <table:table-cell office:value-type="float" office:value="99.408312" calcext:value-type="float">
            <text:p>99.408312</text:p>
          </table:table-cell>
          <table:table-cell office:value-type="float" office:value="0.006345" calcext:value-type="float">
            <text:p>0.006345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0" calcext:value-type="float">
            <text:p>4000</text:p>
          </table:table-cell>
          <table:table-cell office:value-type="float" office:value="3488" calcext:value-type="float">
            <text:p>3488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.052977" calcext:value-type="float">
            <text:p>1.052977</text:p>
          </table:table-cell>
          <table:table-cell office:value-type="float" office:value="99.903181" calcext:value-type="float">
            <text:p>99.903181</text:p>
          </table:table-cell>
          <table:table-cell office:value-type="float" office:value="98.850204" calcext:value-type="float">
            <text:p>98.850204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18" calcext:value-type="float">
            <text:p>2418</text:p>
          </table:table-cell>
          <table:table-cell office:value-type="float" office:value="2028" calcext:value-type="float">
            <text:p>2028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.175231" calcext:value-type="float">
            <text:p>1.175231</text:p>
          </table:table-cell>
          <table:table-cell office:value-type="float" office:value="99.901655" calcext:value-type="float">
            <text:p>99.901655</text:p>
          </table:table-cell>
          <table:table-cell office:value-type="float" office:value="98.726424" calcext:value-type="float">
            <text:p>98.72642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712" calcext:value-type="float">
            <text:p>11712</text:p>
          </table:table-cell>
          <table:table-cell office:value-type="float" office:value="11616" calcext:value-type="float">
            <text:p>11616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.970956" calcext:value-type="float">
            <text:p>2.970956</text:p>
          </table:table-cell>
          <table:table-cell office:value-type="float" office:value="99.496909" calcext:value-type="float">
            <text:p>99.496909</text:p>
          </table:table-cell>
          <table:table-cell office:value-type="float" office:value="96.525952" calcext:value-type="float">
            <text:p>96.525952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10067640" calcext:value-type="float">
            <text:p>10067640</text:p>
          </table:table-cell>
          <table:table-cell office:value-type="float" office:value="19999" calcext:value-type="float">
            <text:p>19999</text:p>
          </table:table-cell>
          <table:table-cell office:value-type="float" office:value="9570" calcext:value-type="float">
            <text:p>9570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684168" calcext:value-type="float">
            <text:p>100.684168</text:p>
          </table:table-cell>
          <table:table-cell office:value-type="float" office:value="99.676776" calcext:value-type="float">
            <text:p>99.676776</text:p>
          </table:table-cell>
          <table:table-cell office:value-type="float" office:value="0.808023" calcext:value-type="float">
            <text:p>0.80802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5792" calcext:value-type="float">
            <text:p>21035792</text:p>
          </table:table-cell>
          <table:table-cell office:value-type="float" office:value="1928316" calcext:value-type="float">
            <text:p>1928316</text:p>
          </table:table-cell>
          <table:table-cell office:value-type="float" office:value="19996" calcext:value-type="float">
            <text:p>19996</text:p>
          </table:table-cell>
          <table:table-cell office:value-type="float" office:value="1833" calcext:value-type="float">
            <text:p>1833</text:p>
          </table:table-cell>
          <table:table-cell office:value-type="float" office:value="1.632487" calcext:value-type="float">
            <text:p>1.632487</text:p>
          </table:table-cell>
          <table:table-cell office:value-type="float" office:value="101.25783" calcext:value-type="float">
            <text:p>101.25783</text:p>
          </table:table-cell>
          <table:table-cell office:value-type="float" office:value="99.625343" calcext:value-type="float">
            <text:p>99.625343</text:p>
          </table:table-cell>
          <table:table-cell office:value-type="float" office:value="0.154845" calcext:value-type="float">
            <text:p>0.15484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664" calcext:value-type="float">
            <text:p>90664</text:p>
          </table:table-cell>
          <table:table-cell office:value-type="float" office:value="84232" calcext:value-type="float">
            <text:p>84232</text:p>
          </table:table-cell>
          <table:table-cell office:value-type="float" office:value="2242" calcext:value-type="float">
            <text:p>2242</text:p>
          </table:table-cell>
          <table:table-cell office:value-type="float" office:value="2085" calcext:value-type="float">
            <text:p>2085</text:p>
          </table:table-cell>
          <table:table-cell office:value-type="float" office:value="1.371463" calcext:value-type="float">
            <text:p>1.371463</text:p>
          </table:table-cell>
          <table:table-cell office:value-type="float" office:value="100.755132" calcext:value-type="float">
            <text:p>100.755132</text:p>
          </table:table-cell>
          <table:table-cell office:value-type="float" office:value="99.383669" calcext:value-type="float">
            <text:p>99.38366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0" calcext:value-type="float">
            <text:p>3840</text:p>
          </table:table-cell>
          <table:table-cell office:value-type="float" office:value="3512" calcext:value-type="float">
            <text:p>3512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.30659" calcext:value-type="float">
            <text:p>1.30659</text:p>
          </table:table-cell>
          <table:table-cell office:value-type="float" office:value="101.267824" calcext:value-type="float">
            <text:p>101.267824</text:p>
          </table:table-cell>
          <table:table-cell office:value-type="float" office:value="99.961234" calcext:value-type="float">
            <text:p>99.961234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2" calcext:value-type="float">
            <text:p>2202</text:p>
          </table:table-cell>
          <table:table-cell office:value-type="float" office:value="1872" calcext:value-type="float">
            <text:p>187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.444993" calcext:value-type="float">
            <text:p>1.444993</text:p>
          </table:table-cell>
          <table:table-cell office:value-type="float" office:value="101.266418" calcext:value-type="float">
            <text:p>101.266418</text:p>
          </table:table-cell>
          <table:table-cell office:value-type="float" office:value="99.821424" calcext:value-type="float">
            <text:p>99.82142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288" calcext:value-type="float">
            <text:p>12288</text:p>
          </table:table-cell>
          <table:table-cell office:value-type="float" office:value="12240" calcext:value-type="float">
            <text:p>12240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3.020665" calcext:value-type="float">
            <text:p>3.020665</text:p>
          </table:table-cell>
          <table:table-cell office:value-type="float" office:value="100.753726" calcext:value-type="float">
            <text:p>100.753726</text:p>
          </table:table-cell>
          <table:table-cell office:value-type="float" office:value="97.733061" calcext:value-type="float">
            <text:p>97.733061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10948164" calcext:value-type="float">
            <text:p>10948164</text:p>
          </table:table-cell>
          <table:table-cell office:value-type="float" office:value="20098" calcext:value-type="float">
            <text:p>20098</text:p>
          </table:table-cell>
          <table:table-cell office:value-type="float" office:value="10407" calcext:value-type="float">
            <text:p>10407</text:p>
          </table:table-cell>
          <table:table-cell office:value-type="float" office:value="1.01623" calcext:value-type="float">
            <text:p>1.01623</text:p>
          </table:table-cell>
          <table:table-cell office:value-type="float" office:value="100.624393" calcext:value-type="float">
            <text:p>100.624393</text:p>
          </table:table-cell>
          <table:table-cell office:value-type="float" office:value="99.608163" calcext:value-type="float">
            <text:p>99.608163</text:p>
          </table:table-cell>
          <table:table-cell office:value-type="float" office:value="0.879299" calcext:value-type="float">
            <text:p>0.879299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39940" calcext:value-type="float">
            <text:p>21139940</text:p>
          </table:table-cell>
          <table:table-cell office:value-type="float" office:value="1634808" calcext:value-type="float">
            <text:p>1634808</text:p>
          </table:table-cell>
          <table:table-cell office:value-type="float" office:value="20095" calcext:value-type="float">
            <text:p>20095</text:p>
          </table:table-cell>
          <table:table-cell office:value-type="float" office:value="1554" calcext:value-type="float">
            <text:p>1554</text:p>
          </table:table-cell>
          <table:table-cell office:value-type="float" office:value="1.197452" calcext:value-type="float">
            <text:p>1.197452</text:p>
          </table:table-cell>
          <table:table-cell office:value-type="float" office:value="99.433118" calcext:value-type="float">
            <text:p>99.433118</text:p>
          </table:table-cell>
          <table:table-cell office:value-type="float" office:value="98.235666" calcext:value-type="float">
            <text:p>98.235666</text:p>
          </table:table-cell>
          <table:table-cell office:value-type="float" office:value="0.133134" calcext:value-type="float">
            <text:p>0.133134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824" calcext:value-type="float">
            <text:p>69824</text:p>
          </table:table-cell>
          <table:table-cell office:value-type="float" office:value="63136" calcext:value-type="float">
            <text:p>63136</text:p>
          </table:table-cell>
          <table:table-cell office:value-type="float" office:value="1724" calcext:value-type="float">
            <text:p>1724</text:p>
          </table:table-cell>
          <table:table-cell office:value-type="float" office:value="1561" calcext:value-type="float">
            <text:p>1561</text:p>
          </table:table-cell>
          <table:table-cell office:value-type="float" office:value="1.066943" calcext:value-type="float">
            <text:p>1.066943</text:p>
          </table:table-cell>
          <table:table-cell office:value-type="float" office:value="100.670542" calcext:value-type="float">
            <text:p>100.670542</text:p>
          </table:table-cell>
          <table:table-cell office:value-type="float" office:value="99.603599" calcext:value-type="float">
            <text:p>99.603599</text:p>
          </table:table-cell>
          <table:table-cell office:value-type="float" office:value="0.005071" calcext:value-type="float">
            <text:p>0.005071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56" calcext:value-type="float">
            <text:p>3856</text:p>
          </table:table-cell>
          <table:table-cell office:value-type="float" office:value="3168" calcext:value-type="float">
            <text:p>3168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.035627" calcext:value-type="float">
            <text:p>1.035627</text:p>
          </table:table-cell>
          <table:table-cell office:value-type="float" office:value="100.514954" calcext:value-type="float">
            <text:p>100.514954</text:p>
          </table:table-cell>
          <table:table-cell office:value-type="float" office:value="99.479327" calcext:value-type="float">
            <text:p>99.479327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04" calcext:value-type="float">
            <text:p>2004</text:p>
          </table:table-cell>
          <table:table-cell office:value-type="float" office:value="1674" calcext:value-type="float">
            <text:p>167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.103455" calcext:value-type="float">
            <text:p>1.103455</text:p>
          </table:table-cell>
          <table:table-cell office:value-type="float" office:value="100.641214" calcext:value-type="float">
            <text:p>100.641214</text:p>
          </table:table-cell>
          <table:table-cell office:value-type="float" office:value="99.537759" calcext:value-type="float">
            <text:p>99.53775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96" calcext:value-type="float">
            <text:p>10896</text:p>
          </table:table-cell>
          <table:table-cell office:value-type="float" office:value="10848" calcext:value-type="float">
            <text:p>1084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.867832" calcext:value-type="float">
            <text:p>2.867832</text:p>
          </table:table-cell>
          <table:table-cell office:value-type="float" office:value="99.622724" calcext:value-type="float">
            <text:p>99.622724</text:p>
          </table:table-cell>
          <table:table-cell office:value-type="float" office:value="96.754893" calcext:value-type="float">
            <text:p>96.754893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9754144" calcext:value-type="float">
            <text:p>9754144</text:p>
          </table:table-cell>
          <table:table-cell office:value-type="float" office:value="20196" calcext:value-type="float">
            <text:p>20196</text:p>
          </table:table-cell>
          <table:table-cell office:value-type="float" office:value="9272" calcext:value-type="float">
            <text:p>9272</text:p>
          </table:table-cell>
          <table:table-cell office:value-type="float" office:value="1.013369" calcext:value-type="float">
            <text:p>1.013369</text:p>
          </table:table-cell>
          <table:table-cell office:value-type="float" office:value="100.516816" calcext:value-type="float">
            <text:p>100.516816</text:p>
          </table:table-cell>
          <table:table-cell office:value-type="float" office:value="99.503447" calcext:value-type="float">
            <text:p>99.503447</text:p>
          </table:table-cell>
          <table:table-cell office:value-type="float" office:value="0.784226" calcext:value-type="float">
            <text:p>0.784226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4088" calcext:value-type="float">
            <text:p>21244088</text:p>
          </table:table-cell>
          <table:table-cell office:value-type="float" office:value="2000904" calcext:value-type="float">
            <text:p>2000904</text:p>
          </table:table-cell>
          <table:table-cell office:value-type="float" office:value="20194" calcext:value-type="float">
            <text:p>20194</text:p>
          </table:table-cell>
          <table:table-cell office:value-type="float" office:value="1902" calcext:value-type="float">
            <text:p>1902</text:p>
          </table:table-cell>
          <table:table-cell office:value-type="float" office:value="1.212291" calcext:value-type="float">
            <text:p>1.212291</text:p>
          </table:table-cell>
          <table:table-cell office:value-type="float" office:value="100.522479" calcext:value-type="float">
            <text:p>100.522479</text:p>
          </table:table-cell>
          <table:table-cell office:value-type="float" office:value="99.310188" calcext:value-type="float">
            <text:p>99.310188</text:p>
          </table:table-cell>
          <table:table-cell office:value-type="float" office:value="0.161184" calcext:value-type="float">
            <text:p>0.161184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200" calcext:value-type="float">
            <text:p>90200</text:p>
          </table:table-cell>
          <table:table-cell office:value-type="float" office:value="83696" calcext:value-type="float">
            <text:p>83696</text:p>
          </table:table-cell>
          <table:table-cell office:value-type="float" office:value="2230" calcext:value-type="float">
            <text:p>2230</text:p>
          </table:table-cell>
          <table:table-cell office:value-type="float" office:value="2072" calcext:value-type="float">
            <text:p>2072</text:p>
          </table:table-cell>
          <table:table-cell office:value-type="float" office:value="1.071704" calcext:value-type="float">
            <text:p>1.071704</text:p>
          </table:table-cell>
          <table:table-cell office:value-type="float" office:value="100.015437" calcext:value-type="float">
            <text:p>100.015437</text:p>
          </table:table-cell>
          <table:table-cell office:value-type="float" office:value="98.943733" calcext:value-type="float">
            <text:p>98.943733</text:p>
          </table:table-cell>
          <table:table-cell office:value-type="float" office:value="0.006767" calcext:value-type="float">
            <text:p>0.00676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48" calcext:value-type="float">
            <text:p>4048</text:p>
          </table:table-cell>
          <table:table-cell office:value-type="float" office:value="3608" calcext:value-type="float">
            <text:p>3608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1.033616" calcext:value-type="float">
            <text:p>1.033616</text:p>
          </table:table-cell>
          <table:table-cell office:value-type="float" office:value="100.390527" calcext:value-type="float">
            <text:p>100.390527</text:p>
          </table:table-cell>
          <table:table-cell office:value-type="float" office:value="99.356911" calcext:value-type="float">
            <text:p>99.356911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0" calcext:value-type="float">
            <text:p>2490</text:p>
          </table:table-cell>
          <table:table-cell office:value-type="float" office:value="2130" calcext:value-type="float">
            <text:p>2130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.122824" calcext:value-type="float">
            <text:p>1.122824</text:p>
          </table:table-cell>
          <table:table-cell office:value-type="float" office:value="98.598616" calcext:value-type="float">
            <text:p>98.598616</text:p>
          </table:table-cell>
          <table:table-cell office:value-type="float" office:value="97.475792" calcext:value-type="float">
            <text:p>97.475792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44" calcext:value-type="float">
            <text:p>10944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.635446" calcext:value-type="float">
            <text:p>2.635446</text:p>
          </table:table-cell>
          <table:table-cell office:value-type="float" office:value="99.515017" calcext:value-type="float">
            <text:p>99.515017</text:p>
          </table:table-cell>
          <table:table-cell office:value-type="float" office:value="96.879571" calcext:value-type="float">
            <text:p>96.879571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10041340" calcext:value-type="float">
            <text:p>10041340</text:p>
          </table:table-cell>
          <table:table-cell office:value-type="float" office:value="20295" calcext:value-type="float">
            <text:p>20295</text:p>
          </table:table-cell>
          <table:table-cell office:value-type="float" office:value="9545" calcext:value-type="float">
            <text:p>9545</text:p>
          </table:table-cell>
          <table:table-cell office:value-type="float" office:value="1.017261" calcext:value-type="float">
            <text:p>1.017261</text:p>
          </table:table-cell>
          <table:table-cell office:value-type="float" office:value="100.510039" calcext:value-type="float">
            <text:p>100.510039</text:p>
          </table:table-cell>
          <table:table-cell office:value-type="float" office:value="99.492778" calcext:value-type="float">
            <text:p>99.492778</text:p>
          </table:table-cell>
          <table:table-cell office:value-type="float" office:value="0.807403" calcext:value-type="float">
            <text:p>0.807403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48236" calcext:value-type="float">
            <text:p>21348236</text:p>
          </table:table-cell>
          <table:table-cell office:value-type="float" office:value="1806284" calcext:value-type="float">
            <text:p>1806284</text:p>
          </table:table-cell>
          <table:table-cell office:value-type="float" office:value="20293" calcext:value-type="float">
            <text:p>20293</text:p>
          </table:table-cell>
          <table:table-cell office:value-type="float" office:value="1717" calcext:value-type="float">
            <text:p>1717</text:p>
          </table:table-cell>
          <table:table-cell office:value-type="float" office:value="1.253731" calcext:value-type="float">
            <text:p>1.253731</text:p>
          </table:table-cell>
          <table:table-cell office:value-type="float" office:value="99.818235" calcext:value-type="float">
            <text:p>99.818235</text:p>
          </table:table-cell>
          <table:table-cell office:value-type="float" office:value="98.564505" calcext:value-type="float">
            <text:p>98.564505</text:p>
          </table:table-cell>
          <table:table-cell office:value-type="float" office:value="0.146607" calcext:value-type="float">
            <text:p>0.146607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864" calcext:value-type="float">
            <text:p>89864</text:p>
          </table:table-cell>
          <table:table-cell office:value-type="float" office:value="81976" calcext:value-type="float">
            <text:p>81976</text:p>
          </table:table-cell>
          <table:table-cell office:value-type="float" office:value="2223" calcext:value-type="float">
            <text:p>2223</text:p>
          </table:table-cell>
          <table:table-cell office:value-type="float" office:value="2030" calcext:value-type="float">
            <text:p>2030</text:p>
          </table:table-cell>
          <table:table-cell office:value-type="float" office:value="1.075918" calcext:value-type="float">
            <text:p>1.075918</text:p>
          </table:table-cell>
          <table:table-cell office:value-type="float" office:value="100.846341" calcext:value-type="float">
            <text:p>100.846341</text:p>
          </table:table-cell>
          <table:table-cell office:value-type="float" office:value="99.770423" calcext:value-type="float">
            <text:p>99.770423</text:p>
          </table:table-cell>
          <table:table-cell office:value-type="float" office:value="0.006573" calcext:value-type="float">
            <text:p>0.006573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96" calcext:value-type="float">
            <text:p>4296</text:p>
          </table:table-cell>
          <table:table-cell office:value-type="float" office:value="3752" calcext:value-type="float">
            <text:p>375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.036657" calcext:value-type="float">
            <text:p>1.036657</text:p>
          </table:table-cell>
          <table:table-cell office:value-type="float" office:value="100.344435" calcext:value-type="float">
            <text:p>100.344435</text:p>
          </table:table-cell>
          <table:table-cell office:value-type="float" office:value="99.307777" calcext:value-type="float">
            <text:p>99.30777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0" calcext:value-type="float">
            <text:p>2280</text:p>
          </table:table-cell>
          <table:table-cell office:value-type="float" office:value="1950" calcext:value-type="float">
            <text:p>195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.138283" calcext:value-type="float">
            <text:p>1.138283</text:p>
          </table:table-cell>
          <table:table-cell office:value-type="float" office:value="100.558977" calcext:value-type="float">
            <text:p>100.558977</text:p>
          </table:table-cell>
          <table:table-cell office:value-type="float" office:value="99.420694" calcext:value-type="float">
            <text:p>99.42069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24" calcext:value-type="float">
            <text:p>11424</text:p>
          </table:table-cell>
          <table:table-cell office:value-type="float" office:value="11376" calcext:value-type="float">
            <text:p>1137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.836012" calcext:value-type="float">
            <text:p>2.836012</text:p>
          </table:table-cell>
          <table:table-cell office:value-type="float" office:value="99.79843" calcext:value-type="float">
            <text:p>99.79843</text:p>
          </table:table-cell>
          <table:table-cell office:value-type="float" office:value="96.962418" calcext:value-type="float">
            <text:p>96.962418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10149696" calcext:value-type="float">
            <text:p>10149696</text:p>
          </table:table-cell>
          <table:table-cell office:value-type="float" office:value="20394" calcext:value-type="float">
            <text:p>20394</text:p>
          </table:table-cell>
          <table:table-cell office:value-type="float" office:value="9648" calcext:value-type="float">
            <text:p>9648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633046" calcext:value-type="float">
            <text:p>100.633046</text:p>
          </table:table-cell>
          <table:table-cell office:value-type="float" office:value="99.619765" calcext:value-type="float">
            <text:p>99.619765</text:p>
          </table:table-cell>
          <table:table-cell office:value-type="float" office:value="0.815075" calcext:value-type="float">
            <text:p>0.815075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2384" calcext:value-type="float">
            <text:p>21452384</text:p>
          </table:table-cell>
          <table:table-cell office:value-type="float" office:value="1687408" calcext:value-type="float">
            <text:p>1687408</text:p>
          </table:table-cell>
          <table:table-cell office:value-type="float" office:value="20392" calcext:value-type="float">
            <text:p>20392</text:p>
          </table:table-cell>
          <table:table-cell office:value-type="float" office:value="1604" calcext:value-type="float">
            <text:p>1604</text:p>
          </table:table-cell>
          <table:table-cell office:value-type="float" office:value="2.699274" calcext:value-type="float">
            <text:p>2.699274</text:p>
          </table:table-cell>
          <table:table-cell office:value-type="float" office:value="99.717347" calcext:value-type="float">
            <text:p>99.717347</text:p>
          </table:table-cell>
          <table:table-cell office:value-type="float" office:value="97.018072" calcext:value-type="float">
            <text:p>97.018072</text:p>
          </table:table-cell>
          <table:table-cell office:value-type="float" office:value="0.139142" calcext:value-type="float">
            <text:p>0.139142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04" calcext:value-type="float">
            <text:p>94904</text:p>
          </table:table-cell>
          <table:table-cell office:value-type="float" office:value="2537" calcext:value-type="float">
            <text:p>2537</text:p>
          </table:table-cell>
          <table:table-cell office:value-type="float" office:value="2352" calcext:value-type="float">
            <text:p>2352</text:p>
          </table:table-cell>
          <table:table-cell office:value-type="float" office:value="1.083802" calcext:value-type="float">
            <text:p>1.083802</text:p>
          </table:table-cell>
          <table:table-cell office:value-type="float" office:value="100.882249" calcext:value-type="float">
            <text:p>100.882249</text:p>
          </table:table-cell>
          <table:table-cell office:value-type="float" office:value="99.798447" calcext:value-type="float">
            <text:p>99.798447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84" calcext:value-type="float">
            <text:p>3584</text:p>
          </table:table-cell>
          <table:table-cell office:value-type="float" office:value="3168" calcext:value-type="float">
            <text:p>3168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100.561495" calcext:value-type="float">
            <text:p>100.561495</text:p>
          </table:table-cell>
          <table:table-cell office:value-type="float" office:value="99.515232" calcext:value-type="float">
            <text:p>99.515232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32" calcext:value-type="float">
            <text:p>1932</text:p>
          </table:table-cell>
          <table:table-cell office:value-type="float" office:value="1632" calcext:value-type="float">
            <text:p>163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2.286242" calcext:value-type="float">
            <text:p>2.286242</text:p>
          </table:table-cell>
          <table:table-cell office:value-type="float" office:value="100.838264" calcext:value-type="float">
            <text:p>100.838264</text:p>
          </table:table-cell>
          <table:table-cell office:value-type="float" office:value="98.552023" calcext:value-type="float">
            <text:p>98.55202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992" calcext:value-type="float">
            <text:p>10992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3.824267" calcext:value-type="float">
            <text:p>3.824267</text:p>
          </table:table-cell>
          <table:table-cell office:value-type="float" office:value="99.97785" calcext:value-type="float">
            <text:p>99.97785</text:p>
          </table:table-cell>
          <table:table-cell office:value-type="float" office:value="96.153583" calcext:value-type="float">
            <text:p>96.153583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9677348" calcext:value-type="float">
            <text:p>9677348</text:p>
          </table:table-cell>
          <table:table-cell office:value-type="float" office:value="20493" calcext:value-type="float">
            <text:p>20493</text:p>
          </table:table-cell>
          <table:table-cell office:value-type="float" office:value="9199" calcext:value-type="float">
            <text:p>9199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617779" calcext:value-type="float">
            <text:p>100.617779</text:p>
          </table:table-cell>
          <table:table-cell office:value-type="float" office:value="99.602469" calcext:value-type="float">
            <text:p>99.602469</text:p>
          </table:table-cell>
          <table:table-cell office:value-type="float" office:value="0.777278" calcext:value-type="float">
            <text:p>0.777278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6532" calcext:value-type="float">
            <text:p>21556532</text:p>
          </table:table-cell>
          <table:table-cell office:value-type="float" office:value="1796816" calcext:value-type="float">
            <text:p>1796816</text:p>
          </table:table-cell>
          <table:table-cell office:value-type="float" office:value="20491" calcext:value-type="float">
            <text:p>20491</text:p>
          </table:table-cell>
          <table:table-cell office:value-type="float" office:value="1708" calcext:value-type="float">
            <text:p>1708</text:p>
          </table:table-cell>
          <table:table-cell office:value-type="float" office:value="1.251159" calcext:value-type="float">
            <text:p>1.251159</text:p>
          </table:table-cell>
          <table:table-cell office:value-type="float" office:value="100.555767" calcext:value-type="float">
            <text:p>100.555767</text:p>
          </table:table-cell>
          <table:table-cell office:value-type="float" office:value="99.304608" calcext:value-type="float">
            <text:p>99.304608</text:p>
          </table:table-cell>
          <table:table-cell office:value-type="float" office:value="0.144752" calcext:value-type="float">
            <text:p>0.144752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8296" calcext:value-type="float">
            <text:p>108296</text:p>
          </table:table-cell>
          <table:table-cell office:value-type="float" office:value="101416" calcext:value-type="float">
            <text:p>101416</text:p>
          </table:table-cell>
          <table:table-cell office:value-type="float" office:value="2682" calcext:value-type="float">
            <text:p>2682</text:p>
          </table:table-cell>
          <table:table-cell office:value-type="float" office:value="2513" calcext:value-type="float">
            <text:p>2513</text:p>
          </table:table-cell>
          <table:table-cell office:value-type="float" office:value="1.082651" calcext:value-type="float">
            <text:p>1.082651</text:p>
          </table:table-cell>
          <table:table-cell office:value-type="float" office:value="100.676376" calcext:value-type="float">
            <text:p>100.676376</text:p>
          </table:table-cell>
          <table:table-cell office:value-type="float" office:value="99.593725" calcext:value-type="float">
            <text:p>99.593725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04" calcext:value-type="float">
            <text:p>4304</text:p>
          </table:table-cell>
          <table:table-cell office:value-type="float" office:value="3848" calcext:value-type="float">
            <text:p>384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.045832" calcext:value-type="float">
            <text:p>1.045832</text:p>
          </table:table-cell>
          <table:table-cell office:value-type="float" office:value="98.379285" calcext:value-type="float">
            <text:p>98.379285</text:p>
          </table:table-cell>
          <table:table-cell office:value-type="float" office:value="97.333453" calcext:value-type="float">
            <text:p>97.333453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54" calcext:value-type="float">
            <text:p>2454</text:p>
          </table:table-cell>
          <table:table-cell office:value-type="float" office:value="2154" calcext:value-type="float">
            <text:p>2154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1.135931" calcext:value-type="float">
            <text:p>1.135931</text:p>
          </table:table-cell>
          <table:table-cell office:value-type="float" office:value="98.292691" calcext:value-type="float">
            <text:p>98.292691</text:p>
          </table:table-cell>
          <table:table-cell office:value-type="float" office:value="97.15676" calcext:value-type="float">
            <text:p>97.15676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856" calcext:value-type="float">
            <text:p>11856</text:p>
          </table:table-cell>
          <table:table-cell office:value-type="float" office:value="11760" calcext:value-type="float">
            <text:p>11760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3.463694" calcext:value-type="float">
            <text:p>3.463694</text:p>
          </table:table-cell>
          <table:table-cell office:value-type="float" office:value="99.412444" calcext:value-type="float">
            <text:p>99.412444</text:p>
          </table:table-cell>
          <table:table-cell office:value-type="float" office:value="95.94875" calcext:value-type="float">
            <text:p>95.94875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9861448" calcext:value-type="float">
            <text:p>9861448</text:p>
          </table:table-cell>
          <table:table-cell office:value-type="float" office:value="20593" calcext:value-type="float">
            <text:p>20593</text:p>
          </table:table-cell>
          <table:table-cell office:value-type="float" office:value="9374" calcext:value-type="float">
            <text:p>9374</text:p>
          </table:table-cell>
          <table:table-cell office:value-type="float" office:value="1.019265" calcext:value-type="float">
            <text:p>1.019265</text:p>
          </table:table-cell>
          <table:table-cell office:value-type="float" office:value="100.596604" calcext:value-type="float">
            <text:p>100.596604</text:p>
          </table:table-cell>
          <table:table-cell office:value-type="float" office:value="99.57734" calcext:value-type="float">
            <text:p>99.57734</text:p>
          </table:table-cell>
          <table:table-cell office:value-type="float" office:value="0.792264" calcext:value-type="float">
            <text:p>0.792264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0680" calcext:value-type="float">
            <text:p>21660680</text:p>
          </table:table-cell>
          <table:table-cell office:value-type="float" office:value="1705292" calcext:value-type="float">
            <text:p>1705292</text:p>
          </table:table-cell>
          <table:table-cell office:value-type="float" office:value="20590" calcext:value-type="float">
            <text:p>20590</text:p>
          </table:table-cell>
          <table:table-cell office:value-type="float" office:value="1621" calcext:value-type="float">
            <text:p>1621</text:p>
          </table:table-cell>
          <table:table-cell office:value-type="float" office:value="1.298122" calcext:value-type="float">
            <text:p>1.298122</text:p>
          </table:table-cell>
          <table:table-cell office:value-type="float" office:value="100.162323" calcext:value-type="float">
            <text:p>100.162323</text:p>
          </table:table-cell>
          <table:table-cell office:value-type="float" office:value="98.864201" calcext:value-type="float">
            <text:p>98.864201</text:p>
          </table:table-cell>
          <table:table-cell office:value-type="float" office:value="0.137991" calcext:value-type="float">
            <text:p>0.13799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712" calcext:value-type="float">
            <text:p>98712</text:p>
          </table:table-cell>
          <table:table-cell office:value-type="float" office:value="91688" calcext:value-type="float">
            <text:p>91688</text:p>
          </table:table-cell>
          <table:table-cell office:value-type="float" office:value="2444" calcext:value-type="float">
            <text:p>2444</text:p>
          </table:table-cell>
          <table:table-cell office:value-type="float" office:value="2272" calcext:value-type="float">
            <text:p>2272</text:p>
          </table:table-cell>
          <table:table-cell office:value-type="float" office:value="1.103094" calcext:value-type="float">
            <text:p>1.103094</text:p>
          </table:table-cell>
          <table:table-cell office:value-type="float" office:value="100.687164" calcext:value-type="float">
            <text:p>100.687164</text:p>
          </table:table-cell>
          <table:table-cell office:value-type="float" office:value="99.58407" calcext:value-type="float">
            <text:p>99.58407</text:p>
          </table:table-cell>
          <table:table-cell office:value-type="float" office:value="0.007366" calcext:value-type="float">
            <text:p>0.007366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56" calcext:value-type="float">
            <text:p>3856</text:p>
          </table:table-cell>
          <table:table-cell office:value-type="float" office:value="3488" calcext:value-type="float">
            <text:p>3488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1.055009" calcext:value-type="float">
            <text:p>1.055009</text:p>
          </table:table-cell>
          <table:table-cell office:value-type="float" office:value="100.106978" calcext:value-type="float">
            <text:p>100.106978</text:p>
          </table:table-cell>
          <table:table-cell office:value-type="float" office:value="99.051968" calcext:value-type="float">
            <text:p>99.051968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8" calcext:value-type="float">
            <text:p>2178</text:p>
          </table:table-cell>
          <table:table-cell office:value-type="float" office:value="1848" calcext:value-type="float">
            <text:p>1848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.160847" calcext:value-type="float">
            <text:p>1.160847</text:p>
          </table:table-cell>
          <table:table-cell office:value-type="float" office:value="100.105472" calcext:value-type="float">
            <text:p>100.105472</text:p>
          </table:table-cell>
          <table:table-cell office:value-type="float" office:value="98.944625" calcext:value-type="float">
            <text:p>98.94462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32" calcext:value-type="float">
            <text:p>11232</text:p>
          </table:table-cell>
          <table:table-cell office:value-type="float" office:value="11136" calcext:value-type="float">
            <text:p>11136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office:value-type="float" office:value="4.199105" calcext:value-type="float">
            <text:p>4.199105</text:p>
          </table:table-cell>
          <table:table-cell office:value-type="float" office:value="100.634244" calcext:value-type="float">
            <text:p>100.634244</text:p>
          </table:table-cell>
          <table:table-cell office:value-type="float" office:value="96.435139" calcext:value-type="float">
            <text:p>96.435139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10309600" calcext:value-type="float">
            <text:p>10309600</text:p>
          </table:table-cell>
          <table:table-cell office:value-type="float" office:value="20691" calcext:value-type="float">
            <text:p>20691</text:p>
          </table:table-cell>
          <table:table-cell office:value-type="float" office:value="9800" calcext:value-type="float">
            <text:p>9800</text:p>
          </table:table-cell>
          <table:table-cell office:value-type="float" office:value="1.017501" calcext:value-type="float">
            <text:p>1.017501</text:p>
          </table:table-cell>
          <table:table-cell office:value-type="float" office:value="100.735661" calcext:value-type="float">
            <text:p>100.735661</text:p>
          </table:table-cell>
          <table:table-cell office:value-type="float" office:value="99.71816" calcext:value-type="float">
            <text:p>99.71816</text:p>
          </table:table-cell>
          <table:table-cell office:value-type="float" office:value="0.827099" calcext:value-type="float">
            <text:p>0.827099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4828" calcext:value-type="float">
            <text:p>21764828</text:p>
          </table:table-cell>
          <table:table-cell office:value-type="float" office:value="1725280" calcext:value-type="float">
            <text:p>1725280</text:p>
          </table:table-cell>
          <table:table-cell office:value-type="float" office:value="20689" calcext:value-type="float">
            <text:p>20689</text:p>
          </table:table-cell>
          <table:table-cell office:value-type="float" office:value="1640" calcext:value-type="float">
            <text:p>1640</text:p>
          </table:table-cell>
          <table:table-cell office:value-type="float" office:value="1.254761" calcext:value-type="float">
            <text:p>1.254761</text:p>
          </table:table-cell>
          <table:table-cell office:value-type="float" office:value="100.651465" calcext:value-type="float">
            <text:p>100.651465</text:p>
          </table:table-cell>
          <table:table-cell office:value-type="float" office:value="99.396704" calcext:value-type="float">
            <text:p>99.396704</text:p>
          </table:table-cell>
          <table:table-cell office:value-type="float" office:value="0.13886" calcext:value-type="float">
            <text:p>0.13886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336" calcext:value-type="float">
            <text:p>94336</text:p>
          </table:table-cell>
          <table:table-cell office:value-type="float" office:value="87960" calcext:value-type="float">
            <text:p>87960</text:p>
          </table:table-cell>
          <table:table-cell office:value-type="float" office:value="2334" calcext:value-type="float">
            <text:p>2334</text:p>
          </table:table-cell>
          <table:table-cell office:value-type="float" office:value="2178" calcext:value-type="float">
            <text:p>2178</text:p>
          </table:table-cell>
          <table:table-cell office:value-type="float" office:value="1.082569" calcext:value-type="float">
            <text:p>1.082569</text:p>
          </table:table-cell>
          <table:table-cell office:value-type="float" office:value="100.846987" calcext:value-type="float">
            <text:p>100.846987</text:p>
          </table:table-cell>
          <table:table-cell office:value-type="float" office:value="99.764418" calcext:value-type="float">
            <text:p>99.764418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04" calcext:value-type="float">
            <text:p>4104</text:p>
          </table:table-cell>
          <table:table-cell office:value-type="float" office:value="3560" calcext:value-type="float">
            <text:p>3560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.038617" calcext:value-type="float">
            <text:p>1.038617</text:p>
          </table:table-cell>
          <table:table-cell office:value-type="float" office:value="100.852928" calcext:value-type="float">
            <text:p>100.852928</text:p>
          </table:table-cell>
          <table:table-cell office:value-type="float" office:value="99.814311" calcext:value-type="float">
            <text:p>99.814311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16" calcext:value-type="float">
            <text:p>2016</text:p>
          </table:table-cell>
          <table:table-cell office:value-type="float" office:value="1506" calcext:value-type="float">
            <text:p>1506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.134049" calcext:value-type="float">
            <text:p>1.134049</text:p>
          </table:table-cell>
          <table:table-cell office:value-type="float" office:value="99.787311" calcext:value-type="float">
            <text:p>99.787311</text:p>
          </table:table-cell>
          <table:table-cell office:value-type="float" office:value="98.653262" calcext:value-type="float">
            <text:p>98.65326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22" calcext:value-type="float">
            <text:p>11022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3.418115" calcext:value-type="float">
            <text:p>3.418115</text:p>
          </table:table-cell>
          <table:table-cell office:value-type="float" office:value="100.884697" calcext:value-type="float">
            <text:p>100.884697</text:p>
          </table:table-cell>
          <table:table-cell office:value-type="float" office:value="97.466583" calcext:value-type="float">
            <text:p>97.466583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9463792" calcext:value-type="float">
            <text:p>9463792</text:p>
          </table:table-cell>
          <table:table-cell office:value-type="float" office:value="20790" calcext:value-type="float">
            <text:p>20790</text:p>
          </table:table-cell>
          <table:table-cell office:value-type="float" office:value="8996" calcext:value-type="float">
            <text:p>8996</text:p>
          </table:table-cell>
          <table:table-cell office:value-type="float" office:value="1.015381" calcext:value-type="float">
            <text:p>1.015381</text:p>
          </table:table-cell>
          <table:table-cell office:value-type="float" office:value="100.492713" calcext:value-type="float">
            <text:p>100.492713</text:p>
          </table:table-cell>
          <table:table-cell office:value-type="float" office:value="99.477332" calcext:value-type="float">
            <text:p>99.477332</text:p>
          </table:table-cell>
          <table:table-cell office:value-type="float" office:value="0.761081" calcext:value-type="float">
            <text:p>0.761081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68976" calcext:value-type="float">
            <text:p>21868976</text:p>
          </table:table-cell>
          <table:table-cell office:value-type="float" office:value="1941992" calcext:value-type="float">
            <text:p>1941992</text:p>
          </table:table-cell>
          <table:table-cell office:value-type="float" office:value="20788" calcext:value-type="float">
            <text:p>20788</text:p>
          </table:table-cell>
          <table:table-cell office:value-type="float" office:value="1846" calcext:value-type="float">
            <text:p>1846</text:p>
          </table:table-cell>
          <table:table-cell office:value-type="float" office:value="1.250738" calcext:value-type="float">
            <text:p>1.250738</text:p>
          </table:table-cell>
          <table:table-cell office:value-type="float" office:value="100.62723" calcext:value-type="float">
            <text:p>100.62723</text:p>
          </table:table-cell>
          <table:table-cell office:value-type="float" office:value="99.376492" calcext:value-type="float">
            <text:p>99.376492</text:p>
          </table:table-cell>
          <table:table-cell office:value-type="float" office:value="0.156334" calcext:value-type="float">
            <text:p>0.156334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112" calcext:value-type="float">
            <text:p>101112</text:p>
          </table:table-cell>
          <table:table-cell office:value-type="float" office:value="93520" calcext:value-type="float">
            <text:p>93520</text:p>
          </table:table-cell>
          <table:table-cell office:value-type="float" office:value="2503" calcext:value-type="float">
            <text:p>2503</text:p>
          </table:table-cell>
          <table:table-cell office:value-type="float" office:value="2316" calcext:value-type="float">
            <text:p>2316</text:p>
          </table:table-cell>
          <table:table-cell office:value-type="float" office:value="1.066774" calcext:value-type="float">
            <text:p>1.066774</text:p>
          </table:table-cell>
          <table:table-cell office:value-type="float" office:value="100.694718" calcext:value-type="float">
            <text:p>100.694718</text:p>
          </table:table-cell>
          <table:table-cell office:value-type="float" office:value="99.627944" calcext:value-type="float">
            <text:p>99.627944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3760" calcext:value-type="float">
            <text:p>376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.034657" calcext:value-type="float">
            <text:p>1.034657</text:p>
          </table:table-cell>
          <table:table-cell office:value-type="float" office:value="100.765308" calcext:value-type="float">
            <text:p>100.765308</text:p>
          </table:table-cell>
          <table:table-cell office:value-type="float" office:value="99.73065" calcext:value-type="float">
            <text:p>99.73065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48" calcext:value-type="float">
            <text:p>2748</text:p>
          </table:table-cell>
          <table:table-cell office:value-type="float" office:value="2268" calcext:value-type="float">
            <text:p>2268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1.118964" calcext:value-type="float">
            <text:p>1.118964</text:p>
          </table:table-cell>
          <table:table-cell office:value-type="float" office:value="100.763782" calcext:value-type="float">
            <text:p>100.763782</text:p>
          </table:table-cell>
          <table:table-cell office:value-type="float" office:value="99.644818" calcext:value-type="float">
            <text:p>99.644818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08" calcext:value-type="float">
            <text:p>10608</text:p>
          </table:table-cell>
          <table:table-cell office:value-type="float" office:value="10560" calcext:value-type="float">
            <text:p>1056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.961605" calcext:value-type="float">
            <text:p>2.961605</text:p>
          </table:table-cell>
          <table:table-cell office:value-type="float" office:value="99.826711" calcext:value-type="float">
            <text:p>99.826711</text:p>
          </table:table-cell>
          <table:table-cell office:value-type="float" office:value="96.865106" calcext:value-type="float">
            <text:p>96.865106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10250688" calcext:value-type="float">
            <text:p>10250688</text:p>
          </table:table-cell>
          <table:table-cell office:value-type="float" office:value="20890" calcext:value-type="float">
            <text:p>20890</text:p>
          </table:table-cell>
          <table:table-cell office:value-type="float" office:value="9744" calcext:value-type="float">
            <text:p>9744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100.658404" calcext:value-type="float">
            <text:p>100.658404</text:p>
          </table:table-cell>
          <table:table-cell office:value-type="float" office:value="99.642055" calcext:value-type="float">
            <text:p>99.642055</text:p>
          </table:table-cell>
          <table:table-cell office:value-type="float" office:value="0.823001" calcext:value-type="float">
            <text:p>0.823001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3124" calcext:value-type="float">
            <text:p>21973124</text:p>
          </table:table-cell>
          <table:table-cell office:value-type="float" office:value="1821012" calcext:value-type="float">
            <text:p>1821012</text:p>
          </table:table-cell>
          <table:table-cell office:value-type="float" office:value="20887" calcext:value-type="float">
            <text:p>20887</text:p>
          </table:table-cell>
          <table:table-cell office:value-type="float" office:value="1731" calcext:value-type="float">
            <text:p>1731</text:p>
          </table:table-cell>
          <table:table-cell office:value-type="float" office:value="1.297615" calcext:value-type="float">
            <text:p>1.297615</text:p>
          </table:table-cell>
          <table:table-cell office:value-type="float" office:value="99.877559" calcext:value-type="float">
            <text:p>99.877559</text:p>
          </table:table-cell>
          <table:table-cell office:value-type="float" office:value="98.579944" calcext:value-type="float">
            <text:p>98.579944</text:p>
          </table:table-cell>
          <table:table-cell office:value-type="float" office:value="0.14778" calcext:value-type="float">
            <text:p>0.14778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712" calcext:value-type="float">
            <text:p>90712</text:p>
          </table:table-cell>
          <table:table-cell office:value-type="float" office:value="83960" calcext:value-type="float">
            <text:p>83960</text:p>
          </table:table-cell>
          <table:table-cell office:value-type="float" office:value="2243" calcext:value-type="float">
            <text:p>2243</text:p>
          </table:table-cell>
          <table:table-cell office:value-type="float" office:value="2078" calcext:value-type="float">
            <text:p>2078</text:p>
          </table:table-cell>
          <table:table-cell office:value-type="float" office:value="1.090943" calcext:value-type="float">
            <text:p>1.090943</text:p>
          </table:table-cell>
          <table:table-cell office:value-type="float" office:value="100.921088" calcext:value-type="float">
            <text:p>100.921088</text:p>
          </table:table-cell>
          <table:table-cell office:value-type="float" office:value="99.830144" calcext:value-type="float">
            <text:p>99.830144</text:p>
          </table:table-cell>
          <table:table-cell office:value-type="float" office:value="0.006728" calcext:value-type="float">
            <text:p>0.006728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12" calcext:value-type="float">
            <text:p>4112</text:p>
          </table:table-cell>
          <table:table-cell office:value-type="float" office:value="3808" calcext:value-type="float">
            <text:p>380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.053424" calcext:value-type="float">
            <text:p>1.053424</text:p>
          </table:table-cell>
          <table:table-cell office:value-type="float" office:value="100.484303" calcext:value-type="float">
            <text:p>100.484303</text:p>
          </table:table-cell>
          <table:table-cell office:value-type="float" office:value="99.430879" calcext:value-type="float">
            <text:p>99.430879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42" calcext:value-type="float">
            <text:p>2442</text:p>
          </table:table-cell>
          <table:table-cell office:value-type="float" office:value="2022" calcext:value-type="float">
            <text:p>202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.149136" calcext:value-type="float">
            <text:p>1.149136</text:p>
          </table:table-cell>
          <table:table-cell office:value-type="float" office:value="100.922462" calcext:value-type="float">
            <text:p>100.922462</text:p>
          </table:table-cell>
          <table:table-cell office:value-type="float" office:value="99.773326" calcext:value-type="float">
            <text:p>99.773326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68" calcext:value-type="float">
            <text:p>11568</text:p>
          </table:table-cell>
          <table:table-cell office:value-type="float" office:value="11424" calcext:value-type="float">
            <text:p>11424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3.403833" calcext:value-type="float">
            <text:p>3.403833</text:p>
          </table:table-cell>
          <table:table-cell office:value-type="float" office:value="100.225682" calcext:value-type="float">
            <text:p>100.225682</text:p>
          </table:table-cell>
          <table:table-cell office:value-type="float" office:value="96.821849" calcext:value-type="float">
            <text:p>96.821849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10139176" calcext:value-type="float">
            <text:p>10139176</text:p>
          </table:table-cell>
          <table:table-cell office:value-type="float" office:value="20989" calcext:value-type="float">
            <text:p>20989</text:p>
          </table:table-cell>
          <table:table-cell office:value-type="float" office:value="9638" calcext:value-type="float">
            <text:p>9638</text:p>
          </table:table-cell>
          <table:table-cell office:value-type="float" office:value="1.014249" calcext:value-type="float">
            <text:p>1.014249</text:p>
          </table:table-cell>
          <table:table-cell office:value-type="float" office:value="100.783453" calcext:value-type="float">
            <text:p>100.783453</text:p>
          </table:table-cell>
          <table:table-cell office:value-type="float" office:value="99.769204" calcext:value-type="float">
            <text:p>99.769204</text:p>
          </table:table-cell>
          <table:table-cell office:value-type="float" office:value="0.81301" calcext:value-type="float">
            <text:p>0.81301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77272" calcext:value-type="float">
            <text:p>22077272</text:p>
          </table:table-cell>
          <table:table-cell office:value-type="float" office:value="1750528" calcext:value-type="float">
            <text:p>1750528</text:p>
          </table:table-cell>
          <table:table-cell office:value-type="float" office:value="20986" calcext:value-type="float">
            <text:p>20986</text:p>
          </table:table-cell>
          <table:table-cell office:value-type="float" office:value="1664" calcext:value-type="float">
            <text:p>1664</text:p>
          </table:table-cell>
          <table:table-cell office:value-type="float" office:value="1.227145" calcext:value-type="float">
            <text:p>1.227145</text:p>
          </table:table-cell>
          <table:table-cell office:value-type="float" office:value="101.018568" calcext:value-type="float">
            <text:p>101.018568</text:p>
          </table:table-cell>
          <table:table-cell office:value-type="float" office:value="99.791423" calcext:value-type="float">
            <text:p>99.791423</text:p>
          </table:table-cell>
          <table:table-cell office:value-type="float" office:value="0.140335" calcext:value-type="float">
            <text:p>0.14033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4472" calcext:value-type="float">
            <text:p>104472</text:p>
          </table:table-cell>
          <table:table-cell office:value-type="float" office:value="97200" calcext:value-type="float">
            <text:p>97200</text:p>
          </table:table-cell>
          <table:table-cell office:value-type="float" office:value="2589" calcext:value-type="float">
            <text:p>2589</text:p>
          </table:table-cell>
          <table:table-cell office:value-type="float" office:value="2409" calcext:value-type="float">
            <text:p>2409</text:p>
          </table:table-cell>
          <table:table-cell office:value-type="float" office:value="1.071583" calcext:value-type="float">
            <text:p>1.071583</text:p>
          </table:table-cell>
          <table:table-cell office:value-type="float" office:value="100.85206" calcext:value-type="float">
            <text:p>100.85206</text:p>
          </table:table-cell>
          <table:table-cell office:value-type="float" office:value="99.780477" calcext:value-type="float">
            <text:p>99.780477</text:p>
          </table:table-cell>
          <table:table-cell office:value-type="float" office:value="0.007793" calcext:value-type="float">
            <text:p>0.007793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32" calcext:value-type="float">
            <text:p>3432</text:p>
          </table:table-cell>
          <table:table-cell office:value-type="float" office:value="3288" calcext:value-type="float">
            <text:p>328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.038877" calcext:value-type="float">
            <text:p>1.038877</text:p>
          </table:table-cell>
          <table:table-cell office:value-type="float" office:value="100.872057" calcext:value-type="float">
            <text:p>100.872057</text:p>
          </table:table-cell>
          <table:table-cell office:value-type="float" office:value="99.833181" calcext:value-type="float">
            <text:p>99.833181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6" calcext:value-type="float">
            <text:p>2106</text:p>
          </table:table-cell>
          <table:table-cell office:value-type="float" office:value="1836" calcext:value-type="float">
            <text:p>183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.122483" calcext:value-type="float">
            <text:p>1.122483</text:p>
          </table:table-cell>
          <table:table-cell office:value-type="float" office:value="100.870651" calcext:value-type="float">
            <text:p>100.870651</text:p>
          </table:table-cell>
          <table:table-cell office:value-type="float" office:value="99.748168" calcext:value-type="float">
            <text:p>99.748168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712" calcext:value-type="float">
            <text:p>11712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.77123" calcext:value-type="float">
            <text:p>2.77123</text:p>
          </table:table-cell>
          <table:table-cell office:value-type="float" office:value="100.845293" calcext:value-type="float">
            <text:p>100.845293</text:p>
          </table:table-cell>
          <table:table-cell office:value-type="float" office:value="98.074062" calcext:value-type="float">
            <text:p>98.074062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21087" calcext:value-type="float">
            <text:p>21087</text:p>
          </table:table-cell>
          <table:table-cell office:value-type="float" office:value="9405" calcext:value-type="float">
            <text:p>9405</text:p>
          </table:table-cell>
          <table:table-cell office:value-type="float" office:value="1.007361" calcext:value-type="float">
            <text:p>1.007361</text:p>
          </table:table-cell>
          <table:table-cell office:value-type="float" office:value="101.053305" calcext:value-type="float">
            <text:p>101.053305</text:p>
          </table:table-cell>
          <table:table-cell office:value-type="float" office:value="100.045944" calcext:value-type="float">
            <text:p>100.045944</text:p>
          </table:table-cell>
          <table:table-cell office:value-type="float" office:value="0.791161" calcext:value-type="float">
            <text:p>0.791161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1420" calcext:value-type="float">
            <text:p>22181420</text:p>
          </table:table-cell>
          <table:table-cell office:value-type="float" office:value="1790504" calcext:value-type="float">
            <text:p>1790504</text:p>
          </table:table-cell>
          <table:table-cell office:value-type="float" office:value="21085" calcext:value-type="float">
            <text:p>21085</text:p>
          </table:table-cell>
          <table:table-cell office:value-type="float" office:value="1702" calcext:value-type="float">
            <text:p>1702</text:p>
          </table:table-cell>
          <table:table-cell office:value-type="float" office:value="4.020383" calcext:value-type="float">
            <text:p>4.020383</text:p>
          </table:table-cell>
          <table:table-cell office:value-type="float" office:value="101.060322" calcext:value-type="float">
            <text:p>101.060322</text:p>
          </table:table-cell>
          <table:table-cell office:value-type="float" office:value="97.03994" calcext:value-type="float">
            <text:p>97.03994</text:p>
          </table:table-cell>
          <table:table-cell office:value-type="float" office:value="0.14761" calcext:value-type="float">
            <text:p>0.14761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760" calcext:value-type="float">
            <text:p>101760</text:p>
          </table:table-cell>
          <table:table-cell office:value-type="float" office:value="93136" calcext:value-type="float">
            <text:p>93136</text:p>
          </table:table-cell>
          <table:table-cell office:value-type="float" office:value="2519" calcext:value-type="float">
            <text:p>2519</text:p>
          </table:table-cell>
          <table:table-cell office:value-type="float" office:value="2306" calcext:value-type="float">
            <text:p>2306</text:p>
          </table:table-cell>
          <table:table-cell office:value-type="float" office:value="1.072938" calcext:value-type="float">
            <text:p>1.072938</text:p>
          </table:table-cell>
          <table:table-cell office:value-type="float" office:value="101.087669" calcext:value-type="float">
            <text:p>101.087669</text:p>
          </table:table-cell>
          <table:table-cell office:value-type="float" office:value="100.01473" calcext:value-type="float">
            <text:p>100.01473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3696" calcext:value-type="float">
            <text:p>3696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1.036239" calcext:value-type="float">
            <text:p>1.036239</text:p>
          </table:table-cell>
          <table:table-cell office:value-type="float" office:value="101.08333" calcext:value-type="float">
            <text:p>101.08333</text:p>
          </table:table-cell>
          <table:table-cell office:value-type="float" office:value="100.047091" calcext:value-type="float">
            <text:p>100.047091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0" calcext:value-type="float">
            <text:p>2400</text:p>
          </table:table-cell>
          <table:table-cell office:value-type="float" office:value="2100" calcext:value-type="float">
            <text:p>210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3.502715" calcext:value-type="float">
            <text:p>3.502715</text:p>
          </table:table-cell>
          <table:table-cell office:value-type="float" office:value="101.061768" calcext:value-type="float">
            <text:p>101.061768</text:p>
          </table:table-cell>
          <table:table-cell office:value-type="float" office:value="97.559054" calcext:value-type="float">
            <text:p>97.55905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54" calcext:value-type="float">
            <text:p>11454</text:p>
          </table:table-cell>
          <table:table-cell office:value-type="float" office:value="11310" calcext:value-type="float">
            <text:p>1131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5.135507" calcext:value-type="float">
            <text:p>5.135507</text:p>
          </table:table-cell>
          <table:table-cell office:value-type="float" office:value="101.084784" calcext:value-type="float">
            <text:p>101.084784</text:p>
          </table:table-cell>
          <table:table-cell office:value-type="float" office:value="95.949277" calcext:value-type="float">
            <text:p>95.949277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9860396" calcext:value-type="float">
            <text:p>9860396</text:p>
          </table:table-cell>
          <table:table-cell office:value-type="float" office:value="21187" calcext:value-type="float">
            <text:p>21187</text:p>
          </table:table-cell>
          <table:table-cell office:value-type="float" office:value="9373" calcext:value-type="float">
            <text:p>9373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100.691097" calcext:value-type="float">
            <text:p>100.691097</text:p>
          </table:table-cell>
          <table:table-cell office:value-type="float" office:value="99.682755" calcext:value-type="float">
            <text:p>99.682755</text:p>
          </table:table-cell>
          <table:table-cell office:value-type="float" office:value="0.791342" calcext:value-type="float">
            <text:p>0.79134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5568" calcext:value-type="float">
            <text:p>22285568</text:p>
          </table:table-cell>
          <table:table-cell office:value-type="float" office:value="1882028" calcext:value-type="float">
            <text:p>1882028</text:p>
          </table:table-cell>
          <table:table-cell office:value-type="float" office:value="21184" calcext:value-type="float">
            <text:p>21184</text:p>
          </table:table-cell>
          <table:table-cell office:value-type="float" office:value="1789" calcext:value-type="float">
            <text:p>1789</text:p>
          </table:table-cell>
          <table:table-cell office:value-type="float" office:value="1.794734" calcext:value-type="float">
            <text:p>1.794734</text:p>
          </table:table-cell>
          <table:table-cell office:value-type="float" office:value="100.72012" calcext:value-type="float">
            <text:p>100.72012</text:p>
          </table:table-cell>
          <table:table-cell office:value-type="float" office:value="98.925385" calcext:value-type="float">
            <text:p>98.925385</text:p>
          </table:table-cell>
          <table:table-cell office:value-type="float" office:value="0.152198" calcext:value-type="float">
            <text:p>0.152198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536" calcext:value-type="float">
            <text:p>95536</text:p>
          </table:table-cell>
          <table:table-cell office:value-type="float" office:value="87040" calcext:value-type="float">
            <text:p>87040</text:p>
          </table:table-cell>
          <table:table-cell office:value-type="float" office:value="2364" calcext:value-type="float">
            <text:p>2364</text:p>
          </table:table-cell>
          <table:table-cell office:value-type="float" office:value="2155" calcext:value-type="float">
            <text:p>2155</text:p>
          </table:table-cell>
          <table:table-cell office:value-type="float" office:value="1.414373" calcext:value-type="float">
            <text:p>1.414373</text:p>
          </table:table-cell>
          <table:table-cell office:value-type="float" office:value="100.351731" calcext:value-type="float">
            <text:p>100.351731</text:p>
          </table:table-cell>
          <table:table-cell office:value-type="float" office:value="98.937357" calcext:value-type="float">
            <text:p>98.937357</text:p>
          </table:table-cell>
          <table:table-cell office:value-type="float" office:value="0.007038" calcext:value-type="float">
            <text:p>0.007038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76" calcext:value-type="float">
            <text:p>4176</text:p>
          </table:table-cell>
          <table:table-cell office:value-type="float" office:value="3792" calcext:value-type="float">
            <text:p>379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.32743" calcext:value-type="float">
            <text:p>1.32743</text:p>
          </table:table-cell>
          <table:table-cell office:value-type="float" office:value="100.120299" calcext:value-type="float">
            <text:p>100.120299</text:p>
          </table:table-cell>
          <table:table-cell office:value-type="float" office:value="98.792869" calcext:value-type="float">
            <text:p>98.792869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24" calcext:value-type="float">
            <text:p>2124</text:p>
          </table:table-cell>
          <table:table-cell office:value-type="float" office:value="1884" calcext:value-type="float">
            <text:p>1884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.536828" calcext:value-type="float">
            <text:p>1.536828</text:p>
          </table:table-cell>
          <table:table-cell office:value-type="float" office:value="100.709015" calcext:value-type="float">
            <text:p>100.709015</text:p>
          </table:table-cell>
          <table:table-cell office:value-type="float" office:value="99.172187" calcext:value-type="float">
            <text:p>99.172187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816" calcext:value-type="float">
            <text:p>12816</text:p>
          </table:table-cell>
          <table:table-cell office:value-type="float" office:value="12576" calcext:value-type="float">
            <text:p>12576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.07547" calcext:value-type="float">
            <text:p>3.07547</text:p>
          </table:table-cell>
          <table:table-cell office:value-type="float" office:value="100.35428" calcext:value-type="float">
            <text:p>100.35428</text:p>
          </table:table-cell>
          <table:table-cell office:value-type="float" office:value="97.27881" calcext:value-type="float">
            <text:p>97.27881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10026612" calcext:value-type="float">
            <text:p>10026612</text:p>
          </table:table-cell>
          <table:table-cell office:value-type="float" office:value="21285" calcext:value-type="float">
            <text:p>21285</text:p>
          </table:table-cell>
          <table:table-cell office:value-type="float" office:value="9531" calcext:value-type="float">
            <text:p>9531</text:p>
          </table:table-cell>
          <table:table-cell office:value-type="float" office:value="1.018218" calcext:value-type="float">
            <text:p>1.018218</text:p>
          </table:table-cell>
          <table:table-cell office:value-type="float" office:value="100.706128" calcext:value-type="float">
            <text:p>100.706128</text:p>
          </table:table-cell>
          <table:table-cell office:value-type="float" office:value="99.68791" calcext:value-type="float">
            <text:p>99.68791</text:p>
          </table:table-cell>
          <table:table-cell office:value-type="float" office:value="0.80464" calcext:value-type="float">
            <text:p>0.80464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89716" calcext:value-type="float">
            <text:p>22389716</text:p>
          </table:table-cell>
          <table:table-cell office:value-type="float" office:value="1636912" calcext:value-type="float">
            <text:p>1636912</text:p>
          </table:table-cell>
          <table:table-cell office:value-type="float" office:value="21283" calcext:value-type="float">
            <text:p>21283</text:p>
          </table:table-cell>
          <table:table-cell office:value-type="float" office:value="1556" calcext:value-type="float">
            <text:p>1556</text:p>
          </table:table-cell>
          <table:table-cell office:value-type="float" office:value="1.845356" calcext:value-type="float">
            <text:p>1.845356</text:p>
          </table:table-cell>
          <table:table-cell office:value-type="float" office:value="100.925522" calcext:value-type="float">
            <text:p>100.925522</text:p>
          </table:table-cell>
          <table:table-cell office:value-type="float" office:value="99.080165" calcext:value-type="float">
            <text:p>99.080165</text:p>
          </table:table-cell>
          <table:table-cell office:value-type="float" office:value="0.132169" calcext:value-type="float">
            <text:p>0.132169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504" calcext:value-type="float">
            <text:p>93504</text:p>
          </table:table-cell>
          <table:table-cell office:value-type="float" office:value="84976" calcext:value-type="float">
            <text:p>84976</text:p>
          </table:table-cell>
          <table:table-cell office:value-type="float" office:value="2314" calcext:value-type="float">
            <text:p>2314</text:p>
          </table:table-cell>
          <table:table-cell office:value-type="float" office:value="2105" calcext:value-type="float">
            <text:p>2105</text:p>
          </table:table-cell>
          <table:table-cell office:value-type="float" office:value="1.447127" calcext:value-type="float">
            <text:p>1.447127</text:p>
          </table:table-cell>
          <table:table-cell office:value-type="float" office:value="100.869722" calcext:value-type="float">
            <text:p>100.869722</text:p>
          </table:table-cell>
          <table:table-cell office:value-type="float" office:value="99.422594" calcext:value-type="float">
            <text:p>99.422594</text:p>
          </table:table-cell>
          <table:table-cell office:value-type="float" office:value="0.006838" calcext:value-type="float">
            <text:p>0.006838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20" calcext:value-type="float">
            <text:p>3720</text:p>
          </table:table-cell>
          <table:table-cell office:value-type="float" office:value="3304" calcext:value-type="float">
            <text:p>3304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1.342556" calcext:value-type="float">
            <text:p>1.342556</text:p>
          </table:table-cell>
          <table:table-cell office:value-type="float" office:value="99.711708" calcext:value-type="float">
            <text:p>99.711708</text:p>
          </table:table-cell>
          <table:table-cell office:value-type="float" office:value="98.369152" calcext:value-type="float">
            <text:p>98.369152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94" calcext:value-type="float">
            <text:p>1794</text:p>
          </table:table-cell>
          <table:table-cell office:value-type="float" office:value="1554" calcext:value-type="float">
            <text:p>155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.570482" calcext:value-type="float">
            <text:p>1.570482</text:p>
          </table:table-cell>
          <table:table-cell office:value-type="float" office:value="99.690481" calcext:value-type="float">
            <text:p>99.690481</text:p>
          </table:table-cell>
          <table:table-cell office:value-type="float" office:value="98.119998" calcext:value-type="float">
            <text:p>98.11999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72" calcext:value-type="float">
            <text:p>11472</text:p>
          </table:table-cell>
          <table:table-cell office:value-type="float" office:value="11424" calcext:value-type="float">
            <text:p>1142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.10391" calcext:value-type="float">
            <text:p>3.10391</text:p>
          </table:table-cell>
          <table:table-cell office:value-type="float" office:value="100.868316" calcext:value-type="float">
            <text:p>100.868316</text:p>
          </table:table-cell>
          <table:table-cell office:value-type="float" office:value="97.764406" calcext:value-type="float">
            <text:p>97.764406</text:p>
          </table:table-cell>
          <table:table-cell office:value-type="float" office:value="0.000935" calcext:value-type="float">
            <text:p>0.000935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10477920" calcext:value-type="float">
            <text:p>10477920</text:p>
          </table:table-cell>
          <table:table-cell office:value-type="float" office:value="21384" calcext:value-type="float">
            <text:p>21384</text:p>
          </table:table-cell>
          <table:table-cell office:value-type="float" office:value="9960" calcext:value-type="float">
            <text:p>9960</text:p>
          </table:table-cell>
          <table:table-cell office:value-type="float" office:value="1.01431" calcext:value-type="float">
            <text:p>1.01431</text:p>
          </table:table-cell>
          <table:table-cell office:value-type="float" office:value="100.747941" calcext:value-type="float">
            <text:p>100.747941</text:p>
          </table:table-cell>
          <table:table-cell office:value-type="float" office:value="99.733631" calcext:value-type="float">
            <text:p>99.733631</text:p>
          </table:table-cell>
          <table:table-cell office:value-type="float" office:value="0.840472" calcext:value-type="float">
            <text:p>0.84047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3864" calcext:value-type="float">
            <text:p>22493864</text:p>
          </table:table-cell>
          <table:table-cell office:value-type="float" office:value="1711604" calcext:value-type="float">
            <text:p>1711604</text:p>
          </table:table-cell>
          <table:table-cell office:value-type="float" office:value="21382" calcext:value-type="float">
            <text:p>21382</text:p>
          </table:table-cell>
          <table:table-cell office:value-type="float" office:value="1627" calcext:value-type="float">
            <text:p>1627</text:p>
          </table:table-cell>
          <table:table-cell office:value-type="float" office:value="1.927618" calcext:value-type="float">
            <text:p>1.927618</text:p>
          </table:table-cell>
          <table:table-cell office:value-type="float" office:value="100.94886" calcext:value-type="float">
            <text:p>100.94886</text:p>
          </table:table-cell>
          <table:table-cell office:value-type="float" office:value="99.021242" calcext:value-type="float">
            <text:p>99.021242</text:p>
          </table:table-cell>
          <table:table-cell office:value-type="float" office:value="0.138282" calcext:value-type="float">
            <text:p>0.13828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208" calcext:value-type="float">
            <text:p>89208</text:p>
          </table:table-cell>
          <table:table-cell office:value-type="float" office:value="82656" calcext:value-type="float">
            <text:p>82656</text:p>
          </table:table-cell>
          <table:table-cell office:value-type="float" office:value="2206" calcext:value-type="float">
            <text:p>2206</text:p>
          </table:table-cell>
          <table:table-cell office:value-type="float" office:value="2046" calcext:value-type="float">
            <text:p>2046</text:p>
          </table:table-cell>
          <table:table-cell office:value-type="float" office:value="1.430049" calcext:value-type="float">
            <text:p>1.430049</text:p>
          </table:table-cell>
          <table:table-cell office:value-type="float" office:value="100.755269" calcext:value-type="float">
            <text:p>100.755269</text:p>
          </table:table-cell>
          <table:table-cell office:value-type="float" office:value="99.32522" calcext:value-type="float">
            <text:p>99.32522</text:p>
          </table:table-cell>
          <table:table-cell office:value-type="float" office:value="0.006657" calcext:value-type="float">
            <text:p>0.006657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3664" calcext:value-type="float">
            <text:p>366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1.33128" calcext:value-type="float">
            <text:p>1.33128</text:p>
          </table:table-cell>
          <table:table-cell office:value-type="float" office:value="100.753862" calcext:value-type="float">
            <text:p>100.753862</text:p>
          </table:table-cell>
          <table:table-cell office:value-type="float" office:value="99.422582" calcext:value-type="float">
            <text:p>99.422582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2" calcext:value-type="float">
            <text:p>2172</text:p>
          </table:table-cell>
          <table:table-cell office:value-type="float" office:value="1662" calcext:value-type="float">
            <text:p>1662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.553503" calcext:value-type="float">
            <text:p>1.553503</text:p>
          </table:table-cell>
          <table:table-cell office:value-type="float" office:value="100.756603" calcext:value-type="float">
            <text:p>100.756603</text:p>
          </table:table-cell>
          <table:table-cell office:value-type="float" office:value="99.2031" calcext:value-type="float">
            <text:p>99.203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328" calcext:value-type="float">
            <text:p>11328</text:p>
          </table:table-cell>
          <table:table-cell office:value-type="float" office:value="11280" calcext:value-type="float">
            <text:p>11280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3.189913" calcext:value-type="float">
            <text:p>3.189913</text:p>
          </table:table-cell>
          <table:table-cell office:value-type="float" office:value="100.27993" calcext:value-type="float">
            <text:p>100.27993</text:p>
          </table:table-cell>
          <table:table-cell office:value-type="float" office:value="97.090018" calcext:value-type="float">
            <text:p>97.090018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10273832" calcext:value-type="float">
            <text:p>10273832</text:p>
          </table:table-cell>
          <table:table-cell office:value-type="float" office:value="21483" calcext:value-type="float">
            <text:p>21483</text:p>
          </table:table-cell>
          <table:table-cell office:value-type="float" office:value="9766" calcext:value-type="float">
            <text:p>9766</text:p>
          </table:table-cell>
          <table:table-cell office:value-type="float" office:value="1.007261" calcext:value-type="float">
            <text:p>1.007261</text:p>
          </table:table-cell>
          <table:table-cell office:value-type="float" office:value="100.262298" calcext:value-type="float">
            <text:p>100.262298</text:p>
          </table:table-cell>
          <table:table-cell office:value-type="float" office:value="99.255037" calcext:value-type="float">
            <text:p>99.255037</text:p>
          </table:table-cell>
          <table:table-cell office:value-type="float" office:value="0.828075" calcext:value-type="float">
            <text:p>0.828075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598012" calcext:value-type="float">
            <text:p>22598012</text:p>
          </table:table-cell>
          <table:table-cell office:value-type="float" office:value="1726332" calcext:value-type="float">
            <text:p>1726332</text:p>
          </table:table-cell>
          <table:table-cell office:value-type="float" office:value="21481" calcext:value-type="float">
            <text:p>21481</text:p>
          </table:table-cell>
          <table:table-cell office:value-type="float" office:value="1641" calcext:value-type="float">
            <text:p>1641</text:p>
          </table:table-cell>
          <table:table-cell office:value-type="float" office:value="1.240774" calcext:value-type="float">
            <text:p>1.240774</text:p>
          </table:table-cell>
          <table:table-cell office:value-type="float" office:value="100.58771" calcext:value-type="float">
            <text:p>100.58771</text:p>
          </table:table-cell>
          <table:table-cell office:value-type="float" office:value="99.346936" calcext:value-type="float">
            <text:p>99.346936</text:p>
          </table:table-cell>
          <table:table-cell office:value-type="float" office:value="0.139014" calcext:value-type="float">
            <text:p>0.139014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216" calcext:value-type="float">
            <text:p>91216</text:p>
          </table:table-cell>
          <table:table-cell office:value-type="float" office:value="84216" calcext:value-type="float">
            <text:p>84216</text:p>
          </table:table-cell>
          <table:table-cell office:value-type="float" office:value="2258" calcext:value-type="float">
            <text:p>2258</text:p>
          </table:table-cell>
          <table:table-cell office:value-type="float" office:value="2086" calcext:value-type="float">
            <text:p>2086</text:p>
          </table:table-cell>
          <table:table-cell office:value-type="float" office:value="1.05685" calcext:value-type="float">
            <text:p>1.05685</text:p>
          </table:table-cell>
          <table:table-cell office:value-type="float" office:value="100.817237" calcext:value-type="float">
            <text:p>100.817237</text:p>
          </table:table-cell>
          <table:table-cell office:value-type="float" office:value="99.760387" calcext:value-type="float">
            <text:p>99.760387</text:p>
          </table:table-cell>
          <table:table-cell office:value-type="float" office:value="0.006753" calcext:value-type="float">
            <text:p>0.006753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64" calcext:value-type="float">
            <text:p>3264</text:p>
          </table:table-cell>
          <table:table-cell office:value-type="float" office:value="2736" calcext:value-type="float">
            <text:p>2736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.038475" calcext:value-type="float">
            <text:p>1.038475</text:p>
          </table:table-cell>
          <table:table-cell office:value-type="float" office:value="100.81575" calcext:value-type="float">
            <text:p>100.81575</text:p>
          </table:table-cell>
          <table:table-cell office:value-type="float" office:value="99.777275" calcext:value-type="float">
            <text:p>99.77727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88" calcext:value-type="float">
            <text:p>1788</text:p>
          </table:table-cell>
          <table:table-cell office:value-type="float" office:value="1608" calcext:value-type="float">
            <text:p>160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.102307" calcext:value-type="float">
            <text:p>1.102307</text:p>
          </table:table-cell>
          <table:table-cell office:value-type="float" office:value="100.432501" calcext:value-type="float">
            <text:p>100.432501</text:p>
          </table:table-cell>
          <table:table-cell office:value-type="float" office:value="99.330194" calcext:value-type="float">
            <text:p>99.33019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126" calcext:value-type="float">
            <text:p>12126</text:p>
          </table:table-cell>
          <table:table-cell office:value-type="float" office:value="11886" calcext:value-type="float">
            <text:p>11886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3.398184" calcext:value-type="float">
            <text:p>3.398184</text:p>
          </table:table-cell>
          <table:table-cell office:value-type="float" office:value="100.818731" calcext:value-type="float">
            <text:p>100.818731</text:p>
          </table:table-cell>
          <table:table-cell office:value-type="float" office:value="97.420547" calcext:value-type="float">
            <text:p>97.420547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10172840" calcext:value-type="float">
            <text:p>10172840</text:p>
          </table:table-cell>
          <table:table-cell office:value-type="float" office:value="21582" calcext:value-type="float">
            <text:p>21582</text:p>
          </table:table-cell>
          <table:table-cell office:value-type="float" office:value="9670" calcext:value-type="float">
            <text:p>9670</text:p>
          </table:table-cell>
          <table:table-cell office:value-type="float" office:value="1.01749" calcext:value-type="float">
            <text:p>1.01749</text:p>
          </table:table-cell>
          <table:table-cell office:value-type="float" office:value="100.65026" calcext:value-type="float">
            <text:p>100.65026</text:p>
          </table:table-cell>
          <table:table-cell office:value-type="float" office:value="99.63277" calcext:value-type="float">
            <text:p>99.63277</text:p>
          </table:table-cell>
          <table:table-cell office:value-type="float" office:value="0.816827" calcext:value-type="float">
            <text:p>0.81682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2160" calcext:value-type="float">
            <text:p>22702160</text:p>
          </table:table-cell>
          <table:table-cell office:value-type="float" office:value="1801024" calcext:value-type="float">
            <text:p>1801024</text:p>
          </table:table-cell>
          <table:table-cell office:value-type="float" office:value="21580" calcext:value-type="float">
            <text:p>21580</text:p>
          </table:table-cell>
          <table:table-cell office:value-type="float" office:value="1712" calcext:value-type="float">
            <text:p>1712</text:p>
          </table:table-cell>
          <table:table-cell office:value-type="float" office:value="1.292507" calcext:value-type="float">
            <text:p>1.292507</text:p>
          </table:table-cell>
          <table:table-cell office:value-type="float" office:value="101.29144" calcext:value-type="float">
            <text:p>101.29144</text:p>
          </table:table-cell>
          <table:table-cell office:value-type="float" office:value="99.998934" calcext:value-type="float">
            <text:p>99.998934</text:p>
          </table:table-cell>
          <table:table-cell office:value-type="float" office:value="0.144083" calcext:value-type="float">
            <text:p>0.144083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816" calcext:value-type="float">
            <text:p>90816</text:p>
          </table:table-cell>
          <table:table-cell office:value-type="float" office:value="82744" calcext:value-type="float">
            <text:p>82744</text:p>
          </table:table-cell>
          <table:table-cell office:value-type="float" office:value="2246" calcext:value-type="float">
            <text:p>2246</text:p>
          </table:table-cell>
          <table:table-cell office:value-type="float" office:value="2048" calcext:value-type="float">
            <text:p>2048</text:p>
          </table:table-cell>
          <table:table-cell office:value-type="float" office:value="1.073806" calcext:value-type="float">
            <text:p>1.073806</text:p>
          </table:table-cell>
          <table:table-cell office:value-type="float" office:value="100.912713" calcext:value-type="float">
            <text:p>100.912713</text:p>
          </table:table-cell>
          <table:table-cell office:value-type="float" office:value="99.838907" calcext:value-type="float">
            <text:p>99.83890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52" calcext:value-type="float">
            <text:p>3952</text:p>
          </table:table-cell>
          <table:table-cell office:value-type="float" office:value="3416" calcext:value-type="float">
            <text:p>3416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1.041929" calcext:value-type="float">
            <text:p>1.041929</text:p>
          </table:table-cell>
          <table:table-cell office:value-type="float" office:value="101.297348" calcext:value-type="float">
            <text:p>101.297348</text:p>
          </table:table-cell>
          <table:table-cell office:value-type="float" office:value="100.255419" calcext:value-type="float">
            <text:p>100.255419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2" calcext:value-type="float">
            <text:p>2262</text:p>
          </table:table-cell>
          <table:table-cell office:value-type="float" office:value="1992" calcext:value-type="float">
            <text:p>1992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.127659" calcext:value-type="float">
            <text:p>1.127659</text:p>
          </table:table-cell>
          <table:table-cell office:value-type="float" office:value="101.295782" calcext:value-type="float">
            <text:p>101.295782</text:p>
          </table:table-cell>
          <table:table-cell office:value-type="float" office:value="100.168123" calcext:value-type="float">
            <text:p>100.168123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288" calcext:value-type="float">
            <text:p>12288</text:p>
          </table:table-cell>
          <table:table-cell office:value-type="float" office:value="12192" calcext:value-type="float">
            <text:p>12192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.841846" calcext:value-type="float">
            <text:p>2.841846</text:p>
          </table:table-cell>
          <table:table-cell office:value-type="float" office:value="100.911107" calcext:value-type="float">
            <text:p>100.911107</text:p>
          </table:table-cell>
          <table:table-cell office:value-type="float" office:value="98.069261" calcext:value-type="float">
            <text:p>98.069261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10201244" calcext:value-type="float">
            <text:p>10201244</text:p>
          </table:table-cell>
          <table:table-cell office:value-type="float" office:value="21682" calcext:value-type="float">
            <text:p>21682</text:p>
          </table:table-cell>
          <table:table-cell office:value-type="float" office:value="9697" calcext:value-type="float">
            <text:p>9697</text:p>
          </table:table-cell>
          <table:table-cell office:value-type="float" office:value="1.017341" calcext:value-type="float">
            <text:p>1.017341</text:p>
          </table:table-cell>
          <table:table-cell office:value-type="float" office:value="100.674027" calcext:value-type="float">
            <text:p>100.674027</text:p>
          </table:table-cell>
          <table:table-cell office:value-type="float" office:value="99.656686" calcext:value-type="float">
            <text:p>99.656686</text:p>
          </table:table-cell>
          <table:table-cell office:value-type="float" office:value="0.818911" calcext:value-type="float">
            <text:p>0.818911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6308" calcext:value-type="float">
            <text:p>22806308</text:p>
          </table:table-cell>
          <table:table-cell office:value-type="float" office:value="1645328" calcext:value-type="float">
            <text:p>1645328</text:p>
          </table:table-cell>
          <table:table-cell office:value-type="float" office:value="21679" calcext:value-type="float">
            <text:p>21679</text:p>
          </table:table-cell>
          <table:table-cell office:value-type="float" office:value="1564" calcext:value-type="float">
            <text:p>1564</text:p>
          </table:table-cell>
          <table:table-cell office:value-type="float" office:value="1.296687" calcext:value-type="float">
            <text:p>1.296687</text:p>
          </table:table-cell>
          <table:table-cell office:value-type="float" office:value="99.972795" calcext:value-type="float">
            <text:p>99.972795</text:p>
          </table:table-cell>
          <table:table-cell office:value-type="float" office:value="98.676108" calcext:value-type="float">
            <text:p>98.676108</text:p>
          </table:table-cell>
          <table:table-cell office:value-type="float" office:value="0.133392" calcext:value-type="float">
            <text:p>0.133392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128" calcext:value-type="float">
            <text:p>92128</text:p>
          </table:table-cell>
          <table:table-cell office:value-type="float" office:value="83848" calcext:value-type="float">
            <text:p>83848</text:p>
          </table:table-cell>
          <table:table-cell office:value-type="float" office:value="2280" calcext:value-type="float">
            <text:p>2280</text:p>
          </table:table-cell>
          <table:table-cell office:value-type="float" office:value="2076" calcext:value-type="float">
            <text:p>2076</text:p>
          </table:table-cell>
          <table:table-cell office:value-type="float" office:value="1.086762" calcext:value-type="float">
            <text:p>1.086762</text:p>
          </table:table-cell>
          <table:table-cell office:value-type="float" office:value="100.732352" calcext:value-type="float">
            <text:p>100.732352</text:p>
          </table:table-cell>
          <table:table-cell office:value-type="float" office:value="99.64559" calcext:value-type="float">
            <text:p>99.64559</text:p>
          </table:table-cell>
          <table:table-cell office:value-type="float" office:value="0.006732" calcext:value-type="float">
            <text:p>0.006732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16" calcext:value-type="float">
            <text:p>3816</text:p>
          </table:table-cell>
          <table:table-cell office:value-type="float" office:value="3552" calcext:value-type="float">
            <text:p>355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.048373" calcext:value-type="float">
            <text:p>1.048373</text:p>
          </table:table-cell>
          <table:table-cell office:value-type="float" office:value="100.56438" calcext:value-type="float">
            <text:p>100.56438</text:p>
          </table:table-cell>
          <table:table-cell office:value-type="float" office:value="99.516008" calcext:value-type="float">
            <text:p>99.516008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920" calcext:value-type="float">
            <text:p>192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.137482" calcext:value-type="float">
            <text:p>1.137482</text:p>
          </table:table-cell>
          <table:table-cell office:value-type="float" office:value="100.945804" calcext:value-type="float">
            <text:p>100.945804</text:p>
          </table:table-cell>
          <table:table-cell office:value-type="float" office:value="99.808322" calcext:value-type="float">
            <text:p>99.808322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376" calcext:value-type="float">
            <text:p>11376</text:p>
          </table:table-cell>
          <table:table-cell office:value-type="float" office:value="11040" calcext:value-type="float">
            <text:p>11040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3.399003" calcext:value-type="float">
            <text:p>3.399003</text:p>
          </table:table-cell>
          <table:table-cell office:value-type="float" office:value="100.304645" calcext:value-type="float">
            <text:p>100.304645</text:p>
          </table:table-cell>
          <table:table-cell office:value-type="float" office:value="96.905642" calcext:value-type="float">
            <text:p>96.905642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9871968" calcext:value-type="float">
            <text:p>9871968</text:p>
          </table:table-cell>
          <table:table-cell office:value-type="float" office:value="21780" calcext:value-type="float">
            <text:p>21780</text:p>
          </table:table-cell>
          <table:table-cell office:value-type="float" office:value="9384" calcext:value-type="float">
            <text:p>9384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0.750248" calcext:value-type="float">
            <text:p>100.750248</text:p>
          </table:table-cell>
          <table:table-cell office:value-type="float" office:value="99.740946" calcext:value-type="float">
            <text:p>99.740946</text:p>
          </table:table-cell>
          <table:table-cell office:value-type="float" office:value="0.791809" calcext:value-type="float">
            <text:p>0.79180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0456" calcext:value-type="float">
            <text:p>22910456</text:p>
          </table:table-cell>
          <table:table-cell office:value-type="float" office:value="1817856" calcext:value-type="float">
            <text:p>1817856</text:p>
          </table:table-cell>
          <table:table-cell office:value-type="float" office:value="21778" calcext:value-type="float">
            <text:p>21778</text:p>
          </table:table-cell>
          <table:table-cell office:value-type="float" office:value="1728" calcext:value-type="float">
            <text:p>1728</text:p>
          </table:table-cell>
          <table:table-cell office:value-type="float" office:value="1.242497" calcext:value-type="float">
            <text:p>1.242497</text:p>
          </table:table-cell>
          <table:table-cell office:value-type="float" office:value="100.816195" calcext:value-type="float">
            <text:p>100.816195</text:p>
          </table:table-cell>
          <table:table-cell office:value-type="float" office:value="99.573698" calcext:value-type="float">
            <text:p>99.573698</text:p>
          </table:table-cell>
          <table:table-cell office:value-type="float" office:value="0.146051" calcext:value-type="float">
            <text:p>0.146051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224" calcext:value-type="float">
            <text:p>101224</text:p>
          </table:table-cell>
          <table:table-cell office:value-type="float" office:value="95208" calcext:value-type="float">
            <text:p>95208</text:p>
          </table:table-cell>
          <table:table-cell office:value-type="float" office:value="2508" calcext:value-type="float">
            <text:p>2508</text:p>
          </table:table-cell>
          <table:table-cell office:value-type="float" office:value="2361" calcext:value-type="float">
            <text:p>2361</text:p>
          </table:table-cell>
          <table:table-cell office:value-type="float" office:value="1.064034" calcext:value-type="float">
            <text:p>1.064034</text:p>
          </table:table-cell>
          <table:table-cell office:value-type="float" office:value="100.984871" calcext:value-type="float">
            <text:p>100.984871</text:p>
          </table:table-cell>
          <table:table-cell office:value-type="float" office:value="99.920837" calcext:value-type="float">
            <text:p>99.920837</text:p>
          </table:table-cell>
          <table:table-cell office:value-type="float" office:value="0.007623" calcext:value-type="float">
            <text:p>0.007623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20" calcext:value-type="float">
            <text:p>4120</text:p>
          </table:table-cell>
          <table:table-cell office:value-type="float" office:value="3552" calcext:value-type="float">
            <text:p>3552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1.032477" calcext:value-type="float">
            <text:p>1.032477</text:p>
          </table:table-cell>
          <table:table-cell office:value-type="float" office:value="100.827541" calcext:value-type="float">
            <text:p>100.827541</text:p>
          </table:table-cell>
          <table:table-cell office:value-type="float" office:value="99.795064" calcext:value-type="float">
            <text:p>99.795064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0" calcext:value-type="float">
            <text:p>1890</text:p>
          </table:table-cell>
          <table:table-cell office:value-type="float" office:value="1560" calcext:value-type="float">
            <text:p>1560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.121807" calcext:value-type="float">
            <text:p>1.121807</text:p>
          </table:table-cell>
          <table:table-cell office:value-type="float" office:value="100.820533" calcext:value-type="float">
            <text:p>100.820533</text:p>
          </table:table-cell>
          <table:table-cell office:value-type="float" office:value="99.698726" calcext:value-type="float">
            <text:p>99.69872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92" calcext:value-type="float">
            <text:p>10992</text:p>
          </table:table-cell>
          <table:table-cell office:value-type="float" office:value="10896" calcext:value-type="float">
            <text:p>10896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2.924691" calcext:value-type="float">
            <text:p>2.924691</text:p>
          </table:table-cell>
          <table:table-cell office:value-type="float" office:value="100.304643" calcext:value-type="float">
            <text:p>100.304643</text:p>
          </table:table-cell>
          <table:table-cell office:value-type="float" office:value="97.379952" calcext:value-type="float">
            <text:p>97.379952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10032924" calcext:value-type="float">
            <text:p>10032924</text:p>
          </table:table-cell>
          <table:table-cell office:value-type="float" office:value="21879" calcext:value-type="float">
            <text:p>21879</text:p>
          </table:table-cell>
          <table:table-cell office:value-type="float" office:value="9537" calcext:value-type="float">
            <text:p>9537</text:p>
          </table:table-cell>
          <table:table-cell office:value-type="float" office:value="1.036478" calcext:value-type="float">
            <text:p>1.036478</text:p>
          </table:table-cell>
          <table:table-cell office:value-type="float" office:value="100.541788" calcext:value-type="float">
            <text:p>100.541788</text:p>
          </table:table-cell>
          <table:table-cell office:value-type="float" office:value="99.50531" calcext:value-type="float">
            <text:p>99.50531</text:p>
          </table:table-cell>
          <table:table-cell office:value-type="float" office:value="0.806624" calcext:value-type="float">
            <text:p>0.806624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096" calcext:value-type="float">
            <text:p>12096</text:p>
          </table:table-cell>
          <table:table-cell office:value-type="float" office:value="12000" calcext:value-type="float">
            <text:p>12000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1.021511" calcext:value-type="float">
            <text:p>1.021511</text:p>
          </table:table-cell>
          <table:table-cell office:value-type="float" office:value="99.858459" calcext:value-type="float">
            <text:p>99.858459</text:p>
          </table:table-cell>
          <table:table-cell office:value-type="float" office:value="98.836948" calcext:value-type="float">
            <text:p>98.836948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4604" calcext:value-type="float">
            <text:p>23014604</text:p>
          </table:table-cell>
          <table:table-cell office:value-type="float" office:value="1669524" calcext:value-type="float">
            <text:p>1669524</text:p>
          </table:table-cell>
          <table:table-cell office:value-type="float" office:value="21877" calcext:value-type="float">
            <text:p>21877</text:p>
          </table:table-cell>
          <table:table-cell office:value-type="float" office:value="1587" calcext:value-type="float">
            <text:p>1587</text:p>
          </table:table-cell>
          <table:table-cell office:value-type="float" office:value="1.903558" calcext:value-type="float">
            <text:p>1.903558</text:p>
          </table:table-cell>
          <table:table-cell office:value-type="float" office:value="100.519357" calcext:value-type="float">
            <text:p>100.519357</text:p>
          </table:table-cell>
          <table:table-cell office:value-type="float" office:value="98.615799" calcext:value-type="float">
            <text:p>98.615799</text:p>
          </table:table-cell>
          <table:table-cell office:value-type="float" office:value="0.135437" calcext:value-type="float">
            <text:p>0.135437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928" calcext:value-type="float">
            <text:p>97928</text:p>
          </table:table-cell>
          <table:table-cell office:value-type="float" office:value="88520" calcext:value-type="float">
            <text:p>88520</text:p>
          </table:table-cell>
          <table:table-cell office:value-type="float" office:value="2424" calcext:value-type="float">
            <text:p>2424</text:p>
          </table:table-cell>
          <table:table-cell office:value-type="float" office:value="2193" calcext:value-type="float">
            <text:p>2193</text:p>
          </table:table-cell>
          <table:table-cell office:value-type="float" office:value="1.444622" calcext:value-type="float">
            <text:p>1.444622</text:p>
          </table:table-cell>
          <table:table-cell office:value-type="float" office:value="100.543322" calcext:value-type="float">
            <text:p>100.543322</text:p>
          </table:table-cell>
          <table:table-cell office:value-type="float" office:value="99.0987" calcext:value-type="float">
            <text:p>99.0987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72" calcext:value-type="float">
            <text:p>3472</text:p>
          </table:table-cell>
          <table:table-cell office:value-type="float" office:value="2960" calcext:value-type="float">
            <text:p>296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.339651" calcext:value-type="float">
            <text:p>1.339651</text:p>
          </table:table-cell>
          <table:table-cell office:value-type="float" office:value="98.71276" calcext:value-type="float">
            <text:p>98.71276</text:p>
          </table:table-cell>
          <table:table-cell office:value-type="float" office:value="97.373109" calcext:value-type="float">
            <text:p>97.373109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18" calcext:value-type="float">
            <text:p>1818</text:p>
          </table:table-cell>
          <table:table-cell office:value-type="float" office:value="1638" calcext:value-type="float">
            <text:p>163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1.579642" calcext:value-type="float">
            <text:p>1.579642</text:p>
          </table:table-cell>
          <table:table-cell office:value-type="float" office:value="98.711294" calcext:value-type="float">
            <text:p>98.711294</text:p>
          </table:table-cell>
          <table:table-cell office:value-type="float" office:value="97.131652" calcext:value-type="float">
            <text:p>97.13165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9754144" calcext:value-type="float">
            <text:p>9754144</text:p>
          </table:table-cell>
          <table:table-cell office:value-type="float" office:value="21978" calcext:value-type="float">
            <text:p>21978</text:p>
          </table:table-cell>
          <table:table-cell office:value-type="float" office:value="9272" calcext:value-type="float">
            <text:p>9272</text:p>
          </table:table-cell>
          <table:table-cell office:value-type="float" office:value="1.007353" calcext:value-type="float">
            <text:p>1.007353</text:p>
          </table:table-cell>
          <table:table-cell office:value-type="float" office:value="100.736132" calcext:value-type="float">
            <text:p>100.736132</text:p>
          </table:table-cell>
          <table:table-cell office:value-type="float" office:value="99.72878" calcext:value-type="float">
            <text:p>99.72878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18752" calcext:value-type="float">
            <text:p>23118752</text:p>
          </table:table-cell>
          <table:table-cell office:value-type="float" office:value="1828376" calcext:value-type="float">
            <text:p>1828376</text:p>
          </table:table-cell>
          <table:table-cell office:value-type="float" office:value="21976" calcext:value-type="float">
            <text:p>21976</text:p>
          </table:table-cell>
          <table:table-cell office:value-type="float" office:value="1738" calcext:value-type="float">
            <text:p>1738</text:p>
          </table:table-cell>
          <table:table-cell office:value-type="float" office:value="1.904293" calcext:value-type="float">
            <text:p>1.904293</text:p>
          </table:table-cell>
          <table:table-cell office:value-type="float" office:value="100.516847" calcext:value-type="float">
            <text:p>100.516847</text:p>
          </table:table-cell>
          <table:table-cell office:value-type="float" office:value="98.612555" calcext:value-type="float">
            <text:p>98.612555</text:p>
          </table:table-cell>
          <table:table-cell office:value-type="float" office:value="0.148328" calcext:value-type="float">
            <text:p>0.148328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552" calcext:value-type="float">
            <text:p>92552</text:p>
          </table:table-cell>
          <table:table-cell office:value-type="float" office:value="83752" calcext:value-type="float">
            <text:p>83752</text:p>
          </table:table-cell>
          <table:table-cell office:value-type="float" office:value="2290" calcext:value-type="float">
            <text:p>2290</text:p>
          </table:table-cell>
          <table:table-cell office:value-type="float" office:value="2074" calcext:value-type="float">
            <text:p>2074</text:p>
          </table:table-cell>
          <table:table-cell office:value-type="float" office:value="1.461165" calcext:value-type="float">
            <text:p>1.461165</text:p>
          </table:table-cell>
          <table:table-cell office:value-type="float" office:value="100.747586" calcext:value-type="float">
            <text:p>100.747586</text:p>
          </table:table-cell>
          <table:table-cell office:value-type="float" office:value="99.286421" calcext:value-type="float">
            <text:p>99.286421</text:p>
          </table:table-cell>
          <table:table-cell office:value-type="float" office:value="0.006748" calcext:value-type="float">
            <text:p>0.006748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8" calcext:value-type="float">
            <text:p>4088</text:p>
          </table:table-cell>
          <table:table-cell office:value-type="float" office:value="3352" calcext:value-type="float">
            <text:p>3352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.351131" calcext:value-type="float">
            <text:p>1.351131</text:p>
          </table:table-cell>
          <table:table-cell office:value-type="float" office:value="100.055837" calcext:value-type="float">
            <text:p>100.055837</text:p>
          </table:table-cell>
          <table:table-cell office:value-type="float" office:value="98.704706" calcext:value-type="float">
            <text:p>98.70470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82" calcext:value-type="float">
            <text:p>2382</text:p>
          </table:table-cell>
          <table:table-cell office:value-type="float" office:value="1962" calcext:value-type="float">
            <text:p>1962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.601428" calcext:value-type="float">
            <text:p>1.601428</text:p>
          </table:table-cell>
          <table:table-cell office:value-type="float" office:value="95.932311" calcext:value-type="float">
            <text:p>95.932311</text:p>
          </table:table-cell>
          <table:table-cell office:value-type="float" office:value="94.330883" calcext:value-type="float">
            <text:p>94.330883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992" calcext:value-type="float">
            <text:p>10992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3.120976" calcext:value-type="float">
            <text:p>3.120976</text:p>
          </table:table-cell>
          <table:table-cell office:value-type="float" office:value="99.981927" calcext:value-type="float">
            <text:p>99.981927</text:p>
          </table:table-cell>
          <table:table-cell office:value-type="float" office:value="96.860951" calcext:value-type="float">
            <text:p>96.860951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9675244" calcext:value-type="float">
            <text:p>9675244</text:p>
          </table:table-cell>
          <table:table-cell office:value-type="float" office:value="22077" calcext:value-type="float">
            <text:p>22077</text:p>
          </table:table-cell>
          <table:table-cell office:value-type="float" office:value="9197" calcext:value-type="float">
            <text:p>9197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100.741956" calcext:value-type="float">
            <text:p>100.741956</text:p>
          </table:table-cell>
          <table:table-cell office:value-type="float" office:value="99.727675" calcext:value-type="float">
            <text:p>99.727675</text:p>
          </table:table-cell>
          <table:table-cell office:value-type="float" office:value="0.776133" calcext:value-type="float">
            <text:p>0.776133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2900" calcext:value-type="float">
            <text:p>23222900</text:p>
          </table:table-cell>
          <table:table-cell office:value-type="float" office:value="1770516" calcext:value-type="float">
            <text:p>1770516</text:p>
          </table:table-cell>
          <table:table-cell office:value-type="float" office:value="22075" calcext:value-type="float">
            <text:p>22075</text:p>
          </table:table-cell>
          <table:table-cell office:value-type="float" office:value="1683" calcext:value-type="float">
            <text:p>1683</text:p>
          </table:table-cell>
          <table:table-cell office:value-type="float" office:value="1.345188" calcext:value-type="float">
            <text:p>1.345188</text:p>
          </table:table-cell>
          <table:table-cell office:value-type="float" office:value="100.8216" calcext:value-type="float">
            <text:p>100.8216</text:p>
          </table:table-cell>
          <table:table-cell office:value-type="float" office:value="99.476412" calcext:value-type="float">
            <text:p>99.476412</text:p>
          </table:table-cell>
          <table:table-cell office:value-type="float" office:value="0.142387" calcext:value-type="float">
            <text:p>0.142387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704" calcext:value-type="float">
            <text:p>102704</text:p>
          </table:table-cell>
          <table:table-cell office:value-type="float" office:value="94552" calcext:value-type="float">
            <text:p>94552</text:p>
          </table:table-cell>
          <table:table-cell office:value-type="float" office:value="2543" calcext:value-type="float">
            <text:p>2543</text:p>
          </table:table-cell>
          <table:table-cell office:value-type="float" office:value="2343" calcext:value-type="float">
            <text:p>2343</text:p>
          </table:table-cell>
          <table:table-cell office:value-type="float" office:value="1.105003" calcext:value-type="float">
            <text:p>1.105003</text:p>
          </table:table-cell>
          <table:table-cell office:value-type="float" office:value="101.148706" calcext:value-type="float">
            <text:p>101.148706</text:p>
          </table:table-cell>
          <table:table-cell office:value-type="float" office:value="100.043703" calcext:value-type="float">
            <text:p>100.043703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24" calcext:value-type="float">
            <text:p>3624</text:p>
          </table:table-cell>
          <table:table-cell office:value-type="float" office:value="3128" calcext:value-type="float">
            <text:p>312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1.062041" calcext:value-type="float">
            <text:p>1.062041</text:p>
          </table:table-cell>
          <table:table-cell office:value-type="float" office:value="99.547642" calcext:value-type="float">
            <text:p>99.547642</text:p>
          </table:table-cell>
          <table:table-cell office:value-type="float" office:value="98.485601" calcext:value-type="float">
            <text:p>98.485601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46" calcext:value-type="float">
            <text:p>2346</text:p>
          </table:table-cell>
          <table:table-cell office:value-type="float" office:value="2106" calcext:value-type="float">
            <text:p>210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1.185866" calcext:value-type="float">
            <text:p>1.185866</text:p>
          </table:table-cell>
          <table:table-cell office:value-type="float" office:value="100.201816" calcext:value-type="float">
            <text:p>100.201816</text:p>
          </table:table-cell>
          <table:table-cell office:value-type="float" office:value="99.01595" calcext:value-type="float">
            <text:p>99.0159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68" calcext:value-type="float">
            <text:p>11568</text:p>
          </table:table-cell>
          <table:table-cell office:value-type="float" office:value="11376" calcext:value-type="float">
            <text:p>11376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.847032" calcext:value-type="float">
            <text:p>2.847032</text:p>
          </table:table-cell>
          <table:table-cell office:value-type="float" office:value="100.280468" calcext:value-type="float">
            <text:p>100.280468</text:p>
          </table:table-cell>
          <table:table-cell office:value-type="float" office:value="97.433436" calcext:value-type="float">
            <text:p>97.433436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9527964" calcext:value-type="float">
            <text:p>9527964</text:p>
          </table:table-cell>
          <table:table-cell office:value-type="float" office:value="22176" calcext:value-type="float">
            <text:p>22176</text:p>
          </table:table-cell>
          <table:table-cell office:value-type="float" office:value="9057" calcext:value-type="float">
            <text:p>9057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100.78824" calcext:value-type="float">
            <text:p>100.78824</text:p>
          </table:table-cell>
          <table:table-cell office:value-type="float" office:value="99.76898" calcext:value-type="float">
            <text:p>99.76898</text:p>
          </table:table-cell>
          <table:table-cell office:value-type="float" office:value="0.764002" calcext:value-type="float">
            <text:p>0.76400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7048" calcext:value-type="float">
            <text:p>23327048</text:p>
          </table:table-cell>
          <table:table-cell office:value-type="float" office:value="1759996" calcext:value-type="float">
            <text:p>1759996</text:p>
          </table:table-cell>
          <table:table-cell office:value-type="float" office:value="22174" calcext:value-type="float">
            <text:p>22174</text:p>
          </table:table-cell>
          <table:table-cell office:value-type="float" office:value="1673" calcext:value-type="float">
            <text:p>1673</text:p>
          </table:table-cell>
          <table:table-cell office:value-type="float" office:value="3.042742" calcext:value-type="float">
            <text:p>3.042742</text:p>
          </table:table-cell>
          <table:table-cell office:value-type="float" office:value="100.980088" calcext:value-type="float">
            <text:p>100.980088</text:p>
          </table:table-cell>
          <table:table-cell office:value-type="float" office:value="97.937346" calcext:value-type="float">
            <text:p>97.937346</text:p>
          </table:table-cell>
          <table:table-cell office:value-type="float" office:value="0.143765" calcext:value-type="float">
            <text:p>0.143765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984" calcext:value-type="float">
            <text:p>103984</text:p>
          </table:table-cell>
          <table:table-cell office:value-type="float" office:value="93032" calcext:value-type="float">
            <text:p>93032</text:p>
          </table:table-cell>
          <table:table-cell office:value-type="float" office:value="2573" calcext:value-type="float">
            <text:p>2573</text:p>
          </table:table-cell>
          <table:table-cell office:value-type="float" office:value="2303" calcext:value-type="float">
            <text:p>2303</text:p>
          </table:table-cell>
          <table:table-cell office:value-type="float" office:value="1.104919" calcext:value-type="float">
            <text:p>1.104919</text:p>
          </table:table-cell>
          <table:table-cell office:value-type="float" office:value="100.902392" calcext:value-type="float">
            <text:p>100.902392</text:p>
          </table:table-cell>
          <table:table-cell office:value-type="float" office:value="99.797472" calcext:value-type="float">
            <text:p>99.797472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44" calcext:value-type="float">
            <text:p>4144</text:p>
          </table:table-cell>
          <table:table-cell office:value-type="float" office:value="3608" calcext:value-type="float">
            <text:p>3608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.049642" calcext:value-type="float">
            <text:p>1.049642</text:p>
          </table:table-cell>
          <table:table-cell office:value-type="float" office:value="101.02885" calcext:value-type="float">
            <text:p>101.02885</text:p>
          </table:table-cell>
          <table:table-cell office:value-type="float" office:value="99.979208" calcext:value-type="float">
            <text:p>99.979208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8" calcext:value-type="float">
            <text:p>2328</text:p>
          </table:table-cell>
          <table:table-cell office:value-type="float" office:value="1938" calcext:value-type="float">
            <text:p>1938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.421982" calcext:value-type="float">
            <text:p>2.421982</text:p>
          </table:table-cell>
          <table:table-cell office:value-type="float" office:value="101.027364" calcext:value-type="float">
            <text:p>101.027364</text:p>
          </table:table-cell>
          <table:table-cell office:value-type="float" office:value="98.605382" calcext:value-type="float">
            <text:p>98.60538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616" calcext:value-type="float">
            <text:p>11616</text:p>
          </table:table-cell>
          <table:table-cell office:value-type="float" office:value="11520" calcext:value-type="float">
            <text:p>1152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3.816281" calcext:value-type="float">
            <text:p>3.816281</text:p>
          </table:table-cell>
          <table:table-cell office:value-type="float" office:value="100.899507" calcext:value-type="float">
            <text:p>100.899507</text:p>
          </table:table-cell>
          <table:table-cell office:value-type="float" office:value="97.083226" calcext:value-type="float">
            <text:p>97.083226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10010832" calcext:value-type="float">
            <text:p>10010832</text:p>
          </table:table-cell>
          <table:table-cell office:value-type="float" office:value="22276" calcext:value-type="float">
            <text:p>22276</text:p>
          </table:table-cell>
          <table:table-cell office:value-type="float" office:value="9516" calcext:value-type="float">
            <text:p>9516</text:p>
          </table:table-cell>
          <table:table-cell office:value-type="float" office:value="1.018329" calcext:value-type="float">
            <text:p>1.018329</text:p>
          </table:table-cell>
          <table:table-cell office:value-type="float" office:value="100.760013" calcext:value-type="float">
            <text:p>100.760013</text:p>
          </table:table-cell>
          <table:table-cell office:value-type="float" office:value="99.741684" calcext:value-type="float">
            <text:p>99.741684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1196" calcext:value-type="float">
            <text:p>23431196</text:p>
          </table:table-cell>
          <table:table-cell office:value-type="float" office:value="1790504" calcext:value-type="float">
            <text:p>1790504</text:p>
          </table:table-cell>
          <table:table-cell office:value-type="float" office:value="22273" calcext:value-type="float">
            <text:p>22273</text:p>
          </table:table-cell>
          <table:table-cell office:value-type="float" office:value="1702" calcext:value-type="float">
            <text:p>1702</text:p>
          </table:table-cell>
          <table:table-cell office:value-type="float" office:value="1.281753" calcext:value-type="float">
            <text:p>1.281753</text:p>
          </table:table-cell>
          <table:table-cell office:value-type="float" office:value="99.970801" calcext:value-type="float">
            <text:p>99.970801</text:p>
          </table:table-cell>
          <table:table-cell office:value-type="float" office:value="98.689049" calcext:value-type="float">
            <text:p>98.689049</text:p>
          </table:table-cell>
          <table:table-cell office:value-type="float" office:value="0.145143" calcext:value-type="float">
            <text:p>0.145143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888" calcext:value-type="float">
            <text:p>94888</text:p>
          </table:table-cell>
          <table:table-cell office:value-type="float" office:value="86432" calcext:value-type="float">
            <text:p>86432</text:p>
          </table:table-cell>
          <table:table-cell office:value-type="float" office:value="2346" calcext:value-type="float">
            <text:p>2346</text:p>
          </table:table-cell>
          <table:table-cell office:value-type="float" office:value="2139" calcext:value-type="float">
            <text:p>2139</text:p>
          </table:table-cell>
          <table:table-cell office:value-type="float" office:value="1.086461" calcext:value-type="float">
            <text:p>1.086461</text:p>
          </table:table-cell>
          <table:table-cell office:value-type="float" office:value="101.109378" calcext:value-type="float">
            <text:p>101.109378</text:p>
          </table:table-cell>
          <table:table-cell office:value-type="float" office:value="100.022918" calcext:value-type="float">
            <text:p>100.022918</text:p>
          </table:table-cell>
          <table:table-cell office:value-type="float" office:value="0.006913" calcext:value-type="float">
            <text:p>0.006913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56" calcext:value-type="float">
            <text:p>4256</text:p>
          </table:table-cell>
          <table:table-cell office:value-type="float" office:value="3488" calcext:value-type="float">
            <text:p>3488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1.043149" calcext:value-type="float">
            <text:p>1.043149</text:p>
          </table:table-cell>
          <table:table-cell office:value-type="float" office:value="100.609531" calcext:value-type="float">
            <text:p>100.609531</text:p>
          </table:table-cell>
          <table:table-cell office:value-type="float" office:value="99.566382" calcext:value-type="float">
            <text:p>99.566382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0" calcext:value-type="float">
            <text:p>2310</text:p>
          </table:table-cell>
          <table:table-cell office:value-type="float" office:value="2190" calcext:value-type="float">
            <text:p>219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.143813" calcext:value-type="float">
            <text:p>1.143813</text:p>
          </table:table-cell>
          <table:table-cell office:value-type="float" office:value="100.606446" calcext:value-type="float">
            <text:p>100.606446</text:p>
          </table:table-cell>
          <table:table-cell office:value-type="float" office:value="99.462633" calcext:value-type="float">
            <text:p>99.46263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576" calcext:value-type="float">
            <text:p>12576</text:p>
          </table:table-cell>
          <table:table-cell office:value-type="float" office:value="12336" calcext:value-type="float">
            <text:p>12336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.879188" calcext:value-type="float">
            <text:p>2.879188</text:p>
          </table:table-cell>
          <table:table-cell office:value-type="float" office:value="99.623545" calcext:value-type="float">
            <text:p>99.623545</text:p>
          </table:table-cell>
          <table:table-cell office:value-type="float" office:value="96.744356" calcext:value-type="float">
            <text:p>96.74435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9897216" calcext:value-type="float">
            <text:p>9897216</text:p>
          </table:table-cell>
          <table:table-cell office:value-type="float" office:value="22374" calcext:value-type="float">
            <text:p>22374</text:p>
          </table:table-cell>
          <table:table-cell office:value-type="float" office:value="9408" calcext:value-type="float">
            <text:p>9408</text:p>
          </table:table-cell>
          <table:table-cell office:value-type="float" office:value="1.007282" calcext:value-type="float">
            <text:p>1.007282</text:p>
          </table:table-cell>
          <table:table-cell office:value-type="float" office:value="100.788528" calcext:value-type="float">
            <text:p>100.788528</text:p>
          </table:table-cell>
          <table:table-cell office:value-type="float" office:value="99.781246" calcext:value-type="float">
            <text:p>99.781246</text:p>
          </table:table-cell>
          <table:table-cell office:value-type="float" office:value="0.793513" calcext:value-type="float">
            <text:p>0.79351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5344" calcext:value-type="float">
            <text:p>23535344</text:p>
          </table:table-cell>
          <table:table-cell office:value-type="float" office:value="1835740" calcext:value-type="float">
            <text:p>1835740</text:p>
          </table:table-cell>
          <table:table-cell office:value-type="float" office:value="22372" calcext:value-type="float">
            <text:p>22372</text:p>
          </table:table-cell>
          <table:table-cell office:value-type="float" office:value="1745" calcext:value-type="float">
            <text:p>1745</text:p>
          </table:table-cell>
          <table:table-cell office:value-type="float" office:value="2.031358" calcext:value-type="float">
            <text:p>2.031358</text:p>
          </table:table-cell>
          <table:table-cell office:value-type="float" office:value="100.83373" calcext:value-type="float">
            <text:p>100.83373</text:p>
          </table:table-cell>
          <table:table-cell office:value-type="float" office:value="98.802372" calcext:value-type="float">
            <text:p>98.802372</text:p>
          </table:table-cell>
          <table:table-cell office:value-type="float" office:value="0.148639" calcext:value-type="float">
            <text:p>0.148639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056" calcext:value-type="float">
            <text:p>96056</text:p>
          </table:table-cell>
          <table:table-cell office:value-type="float" office:value="87552" calcext:value-type="float">
            <text:p>87552</text:p>
          </table:table-cell>
          <table:table-cell office:value-type="float" office:value="2377" calcext:value-type="float">
            <text:p>2377</text:p>
          </table:table-cell>
          <table:table-cell office:value-type="float" office:value="2168" calcext:value-type="float">
            <text:p>2168</text:p>
          </table:table-cell>
          <table:table-cell office:value-type="float" office:value="1.472621" calcext:value-type="float">
            <text:p>1.472621</text:p>
          </table:table-cell>
          <table:table-cell office:value-type="float" office:value="100.905471" calcext:value-type="float">
            <text:p>100.905471</text:p>
          </table:table-cell>
          <table:table-cell office:value-type="float" office:value="99.43285" calcext:value-type="float">
            <text:p>99.43285</text:p>
          </table:table-cell>
          <table:table-cell office:value-type="float" office:value="0.007044" calcext:value-type="float">
            <text:p>0.007044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6" calcext:value-type="float">
            <text:p>3976</text:p>
          </table:table-cell>
          <table:table-cell office:value-type="float" office:value="3520" calcext:value-type="float">
            <text:p>352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.351562" calcext:value-type="float">
            <text:p>1.351562</text:p>
          </table:table-cell>
          <table:table-cell office:value-type="float" office:value="100.908463" calcext:value-type="float">
            <text:p>100.908463</text:p>
          </table:table-cell>
          <table:table-cell office:value-type="float" office:value="99.556901" calcext:value-type="float">
            <text:p>99.556901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0" calcext:value-type="float">
            <text:p>2310</text:p>
          </table:table-cell>
          <table:table-cell office:value-type="float" office:value="1980" calcext:value-type="float">
            <text:p>198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.629852" calcext:value-type="float">
            <text:p>1.629852</text:p>
          </table:table-cell>
          <table:table-cell office:value-type="float" office:value="100.661156" calcext:value-type="float">
            <text:p>100.661156</text:p>
          </table:table-cell>
          <table:table-cell office:value-type="float" office:value="99.031303" calcext:value-type="float">
            <text:p>99.03130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222" calcext:value-type="float">
            <text:p>12222</text:p>
          </table:table-cell>
          <table:table-cell office:value-type="float" office:value="11982" calcext:value-type="float">
            <text:p>11982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4.717174" calcext:value-type="float">
            <text:p>4.717174</text:p>
          </table:table-cell>
          <table:table-cell office:value-type="float" office:value="100.96028" calcext:value-type="float">
            <text:p>100.96028</text:p>
          </table:table-cell>
          <table:table-cell office:value-type="float" office:value="96.243106" calcext:value-type="float">
            <text:p>96.243106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9717324" calcext:value-type="float">
            <text:p>9717324</text:p>
          </table:table-cell>
          <table:table-cell office:value-type="float" office:value="22474" calcext:value-type="float">
            <text:p>22474</text:p>
          </table:table-cell>
          <table:table-cell office:value-type="float" office:value="9237" calcext:value-type="float">
            <text:p>9237</text:p>
          </table:table-cell>
          <table:table-cell office:value-type="float" office:value="1.018281" calcext:value-type="float">
            <text:p>1.018281</text:p>
          </table:table-cell>
          <table:table-cell office:value-type="float" office:value="100.773373" calcext:value-type="float">
            <text:p>100.773373</text:p>
          </table:table-cell>
          <table:table-cell office:value-type="float" office:value="99.755092" calcext:value-type="float">
            <text:p>99.755092</text:p>
          </table:table-cell>
          <table:table-cell office:value-type="float" office:value="0.779294" calcext:value-type="float">
            <text:p>0.779294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39492" calcext:value-type="float">
            <text:p>23639492</text:p>
          </table:table-cell>
          <table:table-cell office:value-type="float" office:value="1838896" calcext:value-type="float">
            <text:p>1838896</text:p>
          </table:table-cell>
          <table:table-cell office:value-type="float" office:value="22471" calcext:value-type="float">
            <text:p>22471</text:p>
          </table:table-cell>
          <table:table-cell office:value-type="float" office:value="1748" calcext:value-type="float">
            <text:p>1748</text:p>
          </table:table-cell>
          <table:table-cell office:value-type="float" office:value="3.015475" calcext:value-type="float">
            <text:p>3.015475</text:p>
          </table:table-cell>
          <table:table-cell office:value-type="float" office:value="100.882954" calcext:value-type="float">
            <text:p>100.882954</text:p>
          </table:table-cell>
          <table:table-cell office:value-type="float" office:value="97.867479" calcext:value-type="float">
            <text:p>97.867479</text:p>
          </table:table-cell>
          <table:table-cell office:value-type="float" office:value="0.150317" calcext:value-type="float">
            <text:p>0.150317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160" calcext:value-type="float">
            <text:p>96160</text:p>
          </table:table-cell>
          <table:table-cell office:value-type="float" office:value="88624" calcext:value-type="float">
            <text:p>88624</text:p>
          </table:table-cell>
          <table:table-cell office:value-type="float" office:value="2379" calcext:value-type="float">
            <text:p>2379</text:p>
          </table:table-cell>
          <table:table-cell office:value-type="float" office:value="2194" calcext:value-type="float">
            <text:p>2194</text:p>
          </table:table-cell>
          <table:table-cell office:value-type="float" office:value="1.086182" calcext:value-type="float">
            <text:p>1.086182</text:p>
          </table:table-cell>
          <table:table-cell office:value-type="float" office:value="100.828546" calcext:value-type="float">
            <text:p>100.828546</text:p>
          </table:table-cell>
          <table:table-cell office:value-type="float" office:value="99.742364" calcext:value-type="float">
            <text:p>99.742364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16" calcext:value-type="float">
            <text:p>4216</text:p>
          </table:table-cell>
          <table:table-cell office:value-type="float" office:value="3848" calcext:value-type="float">
            <text:p>384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.04308" calcext:value-type="float">
            <text:p>1.04308</text:p>
          </table:table-cell>
          <table:table-cell office:value-type="float" office:value="99.904656" calcext:value-type="float">
            <text:p>99.904656</text:p>
          </table:table-cell>
          <table:table-cell office:value-type="float" office:value="98.861576" calcext:value-type="float">
            <text:p>98.861576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74" calcext:value-type="float">
            <text:p>2574</text:p>
          </table:table-cell>
          <table:table-cell office:value-type="float" office:value="2274" calcext:value-type="float">
            <text:p>2274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2.426296" calcext:value-type="float">
            <text:p>2.426296</text:p>
          </table:table-cell>
          <table:table-cell office:value-type="float" office:value="100.82702" calcext:value-type="float">
            <text:p>100.82702</text:p>
          </table:table-cell>
          <table:table-cell office:value-type="float" office:value="98.400725" calcext:value-type="float">
            <text:p>98.400725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376" calcext:value-type="float">
            <text:p>11376</text:p>
          </table:table-cell>
          <table:table-cell office:value-type="float" office:value="11232" calcext:value-type="float">
            <text:p>11232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3.649851" calcext:value-type="float">
            <text:p>3.649851</text:p>
          </table:table-cell>
          <table:table-cell office:value-type="float" office:value="100.823952" calcext:value-type="float">
            <text:p>100.823952</text:p>
          </table:table-cell>
          <table:table-cell office:value-type="float" office:value="97.174101" calcext:value-type="float">
            <text:p>97.174101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9931932" calcext:value-type="float">
            <text:p>9931932</text:p>
          </table:table-cell>
          <table:table-cell office:value-type="float" office:value="22572" calcext:value-type="float">
            <text:p>22572</text:p>
          </table:table-cell>
          <table:table-cell office:value-type="float" office:value="9441" calcext:value-type="float">
            <text:p>9441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815266" calcext:value-type="float">
            <text:p>100.815266</text:p>
          </table:table-cell>
          <table:table-cell office:value-type="float" office:value="99.799906" calcext:value-type="float">
            <text:p>99.799906</text:p>
          </table:table-cell>
          <table:table-cell office:value-type="float" office:value="0.796148" calcext:value-type="float">
            <text:p>0.79614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3640" calcext:value-type="float">
            <text:p>23743640</text:p>
          </table:table-cell>
          <table:table-cell office:value-type="float" office:value="1688460" calcext:value-type="float">
            <text:p>1688460</text:p>
          </table:table-cell>
          <table:table-cell office:value-type="float" office:value="22570" calcext:value-type="float">
            <text:p>22570</text:p>
          </table:table-cell>
          <table:table-cell office:value-type="float" office:value="1605" calcext:value-type="float">
            <text:p>1605</text:p>
          </table:table-cell>
          <table:table-cell office:value-type="float" office:value="1.356673" calcext:value-type="float">
            <text:p>1.356673</text:p>
          </table:table-cell>
          <table:table-cell office:value-type="float" office:value="100.960428" calcext:value-type="float">
            <text:p>100.960428</text:p>
          </table:table-cell>
          <table:table-cell office:value-type="float" office:value="99.603754" calcext:value-type="float">
            <text:p>99.603754</text:p>
          </table:table-cell>
          <table:table-cell office:value-type="float" office:value="0.135614" calcext:value-type="float">
            <text:p>0.135614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264" calcext:value-type="float">
            <text:p>98264</text:p>
          </table:table-cell>
          <table:table-cell office:value-type="float" office:value="89576" calcext:value-type="float">
            <text:p>89576</text:p>
          </table:table-cell>
          <table:table-cell office:value-type="float" office:value="2433" calcext:value-type="float">
            <text:p>2433</text:p>
          </table:table-cell>
          <table:table-cell office:value-type="float" office:value="2219" calcext:value-type="float">
            <text:p>2219</text:p>
          </table:table-cell>
          <table:table-cell office:value-type="float" office:value="1.095517" calcext:value-type="float">
            <text:p>1.095517</text:p>
          </table:table-cell>
          <table:table-cell office:value-type="float" office:value="100.985737" calcext:value-type="float">
            <text:p>100.985737</text:p>
          </table:table-cell>
          <table:table-cell office:value-type="float" office:value="99.89022" calcext:value-type="float">
            <text:p>99.89022</text:p>
          </table:table-cell>
          <table:table-cell office:value-type="float" office:value="0.007174" calcext:value-type="float">
            <text:p>0.007174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16" calcext:value-type="float">
            <text:p>3616</text:p>
          </table:table-cell>
          <table:table-cell office:value-type="float" office:value="3208" calcext:value-type="float">
            <text:p>3208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.047253" calcext:value-type="float">
            <text:p>1.047253</text:p>
          </table:table-cell>
          <table:table-cell office:value-type="float" office:value="100.409144" calcext:value-type="float">
            <text:p>100.409144</text:p>
          </table:table-cell>
          <table:table-cell office:value-type="float" office:value="99.361892" calcext:value-type="float">
            <text:p>99.361892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8" calcext:value-type="float">
            <text:p>2028</text:p>
          </table:table-cell>
          <table:table-cell office:value-type="float" office:value="1818" calcext:value-type="float">
            <text:p>1818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.158993" calcext:value-type="float">
            <text:p>1.158993</text:p>
          </table:table-cell>
          <table:table-cell office:value-type="float" office:value="100.402176" calcext:value-type="float">
            <text:p>100.402176</text:p>
          </table:table-cell>
          <table:table-cell office:value-type="float" office:value="99.243183" calcext:value-type="float">
            <text:p>99.243183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376" calcext:value-type="float">
            <text:p>11376</text:p>
          </table:table-cell>
          <table:table-cell office:value-type="float" office:value="11280" calcext:value-type="float">
            <text:p>11280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float" office:value="2.786274" calcext:value-type="float">
            <text:p>2.786274</text:p>
          </table:table-cell>
          <table:table-cell office:value-type="float" office:value="100.309688" calcext:value-type="float">
            <text:p>100.309688</text:p>
          </table:table-cell>
          <table:table-cell office:value-type="float" office:value="97.523414" calcext:value-type="float">
            <text:p>97.523414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9945608" calcext:value-type="float">
            <text:p>9945608</text:p>
          </table:table-cell>
          <table:table-cell office:value-type="float" office:value="22672" calcext:value-type="float">
            <text:p>22672</text:p>
          </table:table-cell>
          <table:table-cell office:value-type="float" office:value="9454" calcext:value-type="float">
            <text:p>9454</text:p>
          </table:table-cell>
          <table:table-cell office:value-type="float" office:value="1.014221" calcext:value-type="float">
            <text:p>1.014221</text:p>
          </table:table-cell>
          <table:table-cell office:value-type="float" office:value="100.660999" calcext:value-type="float">
            <text:p>100.660999</text:p>
          </table:table-cell>
          <table:table-cell office:value-type="float" office:value="99.646779" calcext:value-type="float">
            <text:p>99.646779</text:p>
          </table:table-cell>
          <table:table-cell office:value-type="float" office:value="0.798469" calcext:value-type="float">
            <text:p>0.798469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47788" calcext:value-type="float">
            <text:p>23847788</text:p>
          </table:table-cell>
          <table:table-cell office:value-type="float" office:value="1808388" calcext:value-type="float">
            <text:p>1808388</text:p>
          </table:table-cell>
          <table:table-cell office:value-type="float" office:value="22669" calcext:value-type="float">
            <text:p>22669</text:p>
          </table:table-cell>
          <table:table-cell office:value-type="float" office:value="1719" calcext:value-type="float">
            <text:p>1719</text:p>
          </table:table-cell>
          <table:table-cell office:value-type="float" office:value="1.255073" calcext:value-type="float">
            <text:p>1.255073</text:p>
          </table:table-cell>
          <table:table-cell office:value-type="float" office:value="100.699281" calcext:value-type="float">
            <text:p>100.699281</text:p>
          </table:table-cell>
          <table:table-cell office:value-type="float" office:value="99.444207" calcext:value-type="float">
            <text:p>99.444207</text:p>
          </table:table-cell>
          <table:table-cell office:value-type="float" office:value="0.14548" calcext:value-type="float">
            <text:p>0.14548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944" calcext:value-type="float">
            <text:p>84944</text:p>
          </table:table-cell>
          <table:table-cell office:value-type="float" office:value="76816" calcext:value-type="float">
            <text:p>76816</text:p>
          </table:table-cell>
          <table:table-cell office:value-type="float" office:value="2099" calcext:value-type="float">
            <text:p>2099</text:p>
          </table:table-cell>
          <table:table-cell office:value-type="float" office:value="1900" calcext:value-type="float">
            <text:p>1900</text:p>
          </table:table-cell>
          <table:table-cell office:value-type="float" office:value="1.076259" calcext:value-type="float">
            <text:p>1.076259</text:p>
          </table:table-cell>
          <table:table-cell office:value-type="float" office:value="100.802511" calcext:value-type="float">
            <text:p>100.802511</text:p>
          </table:table-cell>
          <table:table-cell office:value-type="float" office:value="99.726252" calcext:value-type="float">
            <text:p>99.726252</text:p>
          </table:table-cell>
          <table:table-cell office:value-type="float" office:value="0.006162" calcext:value-type="float">
            <text:p>0.006162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3336" calcext:value-type="float">
            <text:p>3336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.039" calcext:value-type="float">
            <text:p>1.039</text:p>
          </table:table-cell>
          <table:table-cell office:value-type="float" office:value="100.284947" calcext:value-type="float">
            <text:p>100.284947</text:p>
          </table:table-cell>
          <table:table-cell office:value-type="float" office:value="99.245947" calcext:value-type="float">
            <text:p>99.245947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94" calcext:value-type="float">
            <text:p>2394</text:p>
          </table:table-cell>
          <table:table-cell office:value-type="float" office:value="2094" calcext:value-type="float">
            <text:p>209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.139845" calcext:value-type="float">
            <text:p>1.139845</text:p>
          </table:table-cell>
          <table:table-cell office:value-type="float" office:value="100.316969" calcext:value-type="float">
            <text:p>100.316969</text:p>
          </table:table-cell>
          <table:table-cell office:value-type="float" office:value="99.177125" calcext:value-type="float">
            <text:p>99.17712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808" calcext:value-type="float">
            <text:p>11808</text:p>
          </table:table-cell>
          <table:table-cell office:value-type="float" office:value="11568" calcext:value-type="float">
            <text:p>11568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3.123822" calcext:value-type="float">
            <text:p>3.123822</text:p>
          </table:table-cell>
          <table:table-cell office:value-type="float" office:value="100.207822" calcext:value-type="float">
            <text:p>100.207822</text:p>
          </table:table-cell>
          <table:table-cell office:value-type="float" office:value="97.083999" calcext:value-type="float">
            <text:p>97.083999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9948764" calcext:value-type="float">
            <text:p>9948764</text:p>
          </table:table-cell>
          <table:table-cell office:value-type="float" office:value="22771" calcext:value-type="float">
            <text:p>22771</text:p>
          </table:table-cell>
          <table:table-cell office:value-type="float" office:value="9457" calcext:value-type="float">
            <text:p>9457</text:p>
          </table:table-cell>
          <table:table-cell office:value-type="float" office:value="1.015521" calcext:value-type="float">
            <text:p>1.015521</text:p>
          </table:table-cell>
          <table:table-cell office:value-type="float" office:value="100.880123" calcext:value-type="float">
            <text:p>100.880123</text:p>
          </table:table-cell>
          <table:table-cell office:value-type="float" office:value="99.864602" calcext:value-type="float">
            <text:p>99.864602</text:p>
          </table:table-cell>
          <table:table-cell office:value-type="float" office:value="0.79698" calcext:value-type="float">
            <text:p>0.7969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1936" calcext:value-type="float">
            <text:p>23951936</text:p>
          </table:table-cell>
          <table:table-cell office:value-type="float" office:value="1629548" calcext:value-type="float">
            <text:p>1629548</text:p>
          </table:table-cell>
          <table:table-cell office:value-type="float" office:value="22768" calcext:value-type="float">
            <text:p>22768</text:p>
          </table:table-cell>
          <table:table-cell office:value-type="float" office:value="1549" calcext:value-type="float">
            <text:p>1549</text:p>
          </table:table-cell>
          <table:table-cell office:value-type="float" office:value="1.351369" calcext:value-type="float">
            <text:p>1.351369</text:p>
          </table:table-cell>
          <table:table-cell office:value-type="float" office:value="101.411538" calcext:value-type="float">
            <text:p>101.411538</text:p>
          </table:table-cell>
          <table:table-cell office:value-type="float" office:value="100.060169" calcext:value-type="float">
            <text:p>100.060169</text:p>
          </table:table-cell>
          <table:table-cell office:value-type="float" office:value="0.130285" calcext:value-type="float">
            <text:p>0.130285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512" calcext:value-type="float">
            <text:p>101512</text:p>
          </table:table-cell>
          <table:table-cell office:value-type="float" office:value="92464" calcext:value-type="float">
            <text:p>92464</text:p>
          </table:table-cell>
          <table:table-cell office:value-type="float" office:value="2514" calcext:value-type="float">
            <text:p>2514</text:p>
          </table:table-cell>
          <table:table-cell office:value-type="float" office:value="2291" calcext:value-type="float">
            <text:p>2291</text:p>
          </table:table-cell>
          <table:table-cell office:value-type="float" office:value="1.10229" calcext:value-type="float">
            <text:p>1.10229</text:p>
          </table:table-cell>
          <table:table-cell office:value-type="float" office:value="100.938464" calcext:value-type="float">
            <text:p>100.938464</text:p>
          </table:table-cell>
          <table:table-cell office:value-type="float" office:value="99.836174" calcext:value-type="float">
            <text:p>99.836174</text:p>
          </table:table-cell>
          <table:table-cell office:value-type="float" office:value="0.007409" calcext:value-type="float">
            <text:p>0.007409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8" calcext:value-type="float">
            <text:p>4008</text:p>
          </table:table-cell>
          <table:table-cell office:value-type="float" office:value="3592" calcext:value-type="float">
            <text:p>3592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1.034797" calcext:value-type="float">
            <text:p>1.034797</text:p>
          </table:table-cell>
          <table:table-cell office:value-type="float" office:value="100.93991" calcext:value-type="float">
            <text:p>100.93991</text:p>
          </table:table-cell>
          <table:table-cell office:value-type="float" office:value="99.905113" calcext:value-type="float">
            <text:p>99.905113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80" calcext:value-type="float">
            <text:p>1980</text:p>
          </table:table-cell>
          <table:table-cell office:value-type="float" office:value="1680" calcext:value-type="float">
            <text:p>1680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.175561" calcext:value-type="float">
            <text:p>1.175561</text:p>
          </table:table-cell>
          <table:table-cell office:value-type="float" office:value="100.9123" calcext:value-type="float">
            <text:p>100.9123</text:p>
          </table:table-cell>
          <table:table-cell office:value-type="float" office:value="99.736739" calcext:value-type="float">
            <text:p>99.73673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310" calcext:value-type="float">
            <text:p>11310</text:p>
          </table:table-cell>
          <table:table-cell office:value-type="float" office:value="11070" calcext:value-type="float">
            <text:p>11070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3.778507" calcext:value-type="float">
            <text:p>3.778507</text:p>
          </table:table-cell>
          <table:table-cell office:value-type="float" office:value="100.941244" calcext:value-type="float">
            <text:p>100.941244</text:p>
          </table:table-cell>
          <table:table-cell office:value-type="float" office:value="97.162738" calcext:value-type="float">
            <text:p>97.162738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9896164" calcext:value-type="float">
            <text:p>9896164</text:p>
          </table:table-cell>
          <table:table-cell office:value-type="float" office:value="22870" calcext:value-type="float">
            <text:p>22870</text:p>
          </table:table-cell>
          <table:table-cell office:value-type="float" office:value="9407" calcext:value-type="float">
            <text:p>9407</text:p>
          </table:table-cell>
          <table:table-cell office:value-type="float" office:value="1.009393" calcext:value-type="float">
            <text:p>1.009393</text:p>
          </table:table-cell>
          <table:table-cell office:value-type="float" office:value="100.890112" calcext:value-type="float">
            <text:p>100.890112</text:p>
          </table:table-cell>
          <table:table-cell office:value-type="float" office:value="99.88072" calcext:value-type="float">
            <text:p>99.88072</text:p>
          </table:table-cell>
          <table:table-cell office:value-type="float" office:value="0.792639" calcext:value-type="float">
            <text:p>0.792639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6084" calcext:value-type="float">
            <text:p>24056084</text:p>
          </table:table-cell>
          <table:table-cell office:value-type="float" office:value="1793660" calcext:value-type="float">
            <text:p>1793660</text:p>
          </table:table-cell>
          <table:table-cell office:value-type="float" office:value="22867" calcext:value-type="float">
            <text:p>22867</text:p>
          </table:table-cell>
          <table:table-cell office:value-type="float" office:value="1705" calcext:value-type="float">
            <text:p>1705</text:p>
          </table:table-cell>
          <table:table-cell office:value-type="float" office:value="2.104634" calcext:value-type="float">
            <text:p>2.104634</text:p>
          </table:table-cell>
          <table:table-cell office:value-type="float" office:value="101.096312" calcext:value-type="float">
            <text:p>101.096312</text:p>
          </table:table-cell>
          <table:table-cell office:value-type="float" office:value="98.991678" calcext:value-type="float">
            <text:p>98.991678</text:p>
          </table:table-cell>
          <table:table-cell office:value-type="float" office:value="0.144954" calcext:value-type="float">
            <text:p>0.144954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360" calcext:value-type="float">
            <text:p>94360</text:p>
          </table:table-cell>
          <table:table-cell office:value-type="float" office:value="85248" calcext:value-type="float">
            <text:p>85248</text:p>
          </table:table-cell>
          <table:table-cell office:value-type="float" office:value="2334" calcext:value-type="float">
            <text:p>2334</text:p>
          </table:table-cell>
          <table:table-cell office:value-type="float" office:value="2110" calcext:value-type="float">
            <text:p>2110</text:p>
          </table:table-cell>
          <table:table-cell office:value-type="float" office:value="1.478773" calcext:value-type="float">
            <text:p>1.478773</text:p>
          </table:table-cell>
          <table:table-cell office:value-type="float" office:value="101.161578" calcext:value-type="float">
            <text:p>101.161578</text:p>
          </table:table-cell>
          <table:table-cell office:value-type="float" office:value="99.682804" calcext:value-type="float">
            <text:p>99.682804</text:p>
          </table:table-cell>
          <table:table-cell office:value-type="float" office:value="0.006842" calcext:value-type="float">
            <text:p>0.006842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8" calcext:value-type="float">
            <text:p>3968</text:p>
          </table:table-cell>
          <table:table-cell office:value-type="float" office:value="3376" calcext:value-type="float">
            <text:p>3376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1.347369" calcext:value-type="float">
            <text:p>1.347369</text:p>
          </table:table-cell>
          <table:table-cell office:value-type="float" office:value="101.160171" calcext:value-type="float">
            <text:p>101.160171</text:p>
          </table:table-cell>
          <table:table-cell office:value-type="float" office:value="99.812802" calcext:value-type="float">
            <text:p>99.812802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82" calcext:value-type="float">
            <text:p>2082</text:p>
          </table:table-cell>
          <table:table-cell office:value-type="float" office:value="1842" calcext:value-type="float">
            <text:p>184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.657855" calcext:value-type="float">
            <text:p>1.657855</text:p>
          </table:table-cell>
          <table:table-cell office:value-type="float" office:value="101.097838" calcext:value-type="float">
            <text:p>101.097838</text:p>
          </table:table-cell>
          <table:table-cell office:value-type="float" office:value="99.439983" calcext:value-type="float">
            <text:p>99.439983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126" calcext:value-type="float">
            <text:p>12126</text:p>
          </table:table-cell>
          <table:table-cell office:value-type="float" office:value="12078" calcext:value-type="float">
            <text:p>12078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3.142125" calcext:value-type="float">
            <text:p>3.142125</text:p>
          </table:table-cell>
          <table:table-cell office:value-type="float" office:value="101.227292" calcext:value-type="float">
            <text:p>101.227292</text:p>
          </table:table-cell>
          <table:table-cell office:value-type="float" office:value="98.085167" calcext:value-type="float">
            <text:p>98.085167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9989792" calcext:value-type="float">
            <text:p>9989792</text:p>
          </table:table-cell>
          <table:table-cell office:value-type="float" office:value="22968" calcext:value-type="float">
            <text:p>22968</text:p>
          </table:table-cell>
          <table:table-cell office:value-type="float" office:value="9496" calcext:value-type="float">
            <text:p>9496</text:p>
          </table:table-cell>
          <table:table-cell office:value-type="float" office:value="1.015309" calcext:value-type="float">
            <text:p>1.015309</text:p>
          </table:table-cell>
          <table:table-cell office:value-type="float" office:value="100.815785" calcext:value-type="float">
            <text:p>100.815785</text:p>
          </table:table-cell>
          <table:table-cell office:value-type="float" office:value="99.800476" calcext:value-type="float">
            <text:p>99.800476</text:p>
          </table:table-cell>
          <table:table-cell office:value-type="float" office:value="0.800781" calcext:value-type="float">
            <text:p>0.800781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0232" calcext:value-type="float">
            <text:p>24160232</text:p>
          </table:table-cell>
          <table:table-cell office:value-type="float" office:value="1669524" calcext:value-type="float">
            <text:p>1669524</text:p>
          </table:table-cell>
          <table:table-cell office:value-type="float" office:value="22966" calcext:value-type="float">
            <text:p>22966</text:p>
          </table:table-cell>
          <table:table-cell office:value-type="float" office:value="1587" calcext:value-type="float">
            <text:p>1587</text:p>
          </table:table-cell>
          <table:table-cell office:value-type="float" office:value="1.361305" calcext:value-type="float">
            <text:p>1.361305</text:p>
          </table:table-cell>
          <table:table-cell office:value-type="float" office:value="100.220727" calcext:value-type="float">
            <text:p>100.220727</text:p>
          </table:table-cell>
          <table:table-cell office:value-type="float" office:value="98.859422" calcext:value-type="float">
            <text:p>98.859422</text:p>
          </table:table-cell>
          <table:table-cell office:value-type="float" office:value="0.135103" calcext:value-type="float">
            <text:p>0.135103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416" calcext:value-type="float">
            <text:p>99416</text:p>
          </table:table-cell>
          <table:table-cell office:value-type="float" office:value="90512" calcext:value-type="float">
            <text:p>90512</text:p>
          </table:table-cell>
          <table:table-cell office:value-type="float" office:value="2462" calcext:value-type="float">
            <text:p>2462</text:p>
          </table:table-cell>
          <table:table-cell office:value-type="float" office:value="2242" calcext:value-type="float">
            <text:p>2242</text:p>
          </table:table-cell>
          <table:table-cell office:value-type="float" office:value="1.094605" calcext:value-type="float">
            <text:p>1.094605</text:p>
          </table:table-cell>
          <table:table-cell office:value-type="float" office:value="100.484873" calcext:value-type="float">
            <text:p>100.484873</text:p>
          </table:table-cell>
          <table:table-cell office:value-type="float" office:value="99.390268" calcext:value-type="float">
            <text:p>99.390268</text:p>
          </table:table-cell>
          <table:table-cell office:value-type="float" office:value="0.007285" calcext:value-type="float">
            <text:p>0.00728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64" calcext:value-type="float">
            <text:p>3664</text:p>
          </table:table-cell>
          <table:table-cell office:value-type="float" office:value="3256" calcext:value-type="float">
            <text:p>325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.051234" calcext:value-type="float">
            <text:p>1.051234</text:p>
          </table:table-cell>
          <table:table-cell office:value-type="float" office:value="100.137196" calcext:value-type="float">
            <text:p>100.137196</text:p>
          </table:table-cell>
          <table:table-cell office:value-type="float" office:value="99.085962" calcext:value-type="float">
            <text:p>99.085962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6" calcext:value-type="float">
            <text:p>2166</text:p>
          </table:table-cell>
          <table:table-cell office:value-type="float" office:value="1746" calcext:value-type="float">
            <text:p>1746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.163703" calcext:value-type="float">
            <text:p>1.163703</text:p>
          </table:table-cell>
          <table:table-cell office:value-type="float" office:value="100.513264" calcext:value-type="float">
            <text:p>100.513264</text:p>
          </table:table-cell>
          <table:table-cell office:value-type="float" office:value="99.349562" calcext:value-type="float">
            <text:p>99.34956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72" calcext:value-type="float">
            <text:p>11472</text:p>
          </table:table-cell>
          <table:table-cell office:value-type="float" office:value="11184" calcext:value-type="float">
            <text:p>11184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  <table:table-cell office:value-type="float" office:value="3.488046" calcext:value-type="float">
            <text:p>3.488046</text:p>
          </table:table-cell>
          <table:table-cell office:value-type="float" office:value="100.437782" calcext:value-type="float">
            <text:p>100.437782</text:p>
          </table:table-cell>
          <table:table-cell office:value-type="float" office:value="96.949736" calcext:value-type="float">
            <text:p>96.949736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10473712" calcext:value-type="float">
            <text:p>10473712</text:p>
          </table:table-cell>
          <table:table-cell office:value-type="float" office:value="23068" calcext:value-type="float">
            <text:p>23068</text:p>
          </table:table-cell>
          <table:table-cell office:value-type="float" office:value="9956" calcext:value-type="float">
            <text:p>9956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100.674881" calcext:value-type="float">
            <text:p>100.674881</text:p>
          </table:table-cell>
          <table:table-cell office:value-type="float" office:value="99.666599" calcext:value-type="float">
            <text:p>99.666599</text:p>
          </table:table-cell>
          <table:table-cell office:value-type="float" office:value="0.8407" calcext:value-type="float">
            <text:p>0.8407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4380" calcext:value-type="float">
            <text:p>24264380</text:p>
          </table:table-cell>
          <table:table-cell office:value-type="float" office:value="1650588" calcext:value-type="float">
            <text:p>1650588</text:p>
          </table:table-cell>
          <table:table-cell office:value-type="float" office:value="23065" calcext:value-type="float">
            <text:p>23065</text:p>
          </table:table-cell>
          <table:table-cell office:value-type="float" office:value="1569" calcext:value-type="float">
            <text:p>1569</text:p>
          </table:table-cell>
          <table:table-cell office:value-type="float" office:value="1.303243" calcext:value-type="float">
            <text:p>1.303243</text:p>
          </table:table-cell>
          <table:table-cell office:value-type="float" office:value="101.208844" calcext:value-type="float">
            <text:p>101.208844</text:p>
          </table:table-cell>
          <table:table-cell office:value-type="float" office:value="99.9056" calcext:value-type="float">
            <text:p>99.9056</text:p>
          </table:table-cell>
          <table:table-cell office:value-type="float" office:value="0.132172" calcext:value-type="float">
            <text:p>0.132172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184" calcext:value-type="float">
            <text:p>89184</text:p>
          </table:table-cell>
          <table:table-cell office:value-type="float" office:value="81056" calcext:value-type="float">
            <text:p>81056</text:p>
          </table:table-cell>
          <table:table-cell office:value-type="float" office:value="2206" calcext:value-type="float">
            <text:p>2206</text:p>
          </table:table-cell>
          <table:table-cell office:value-type="float" office:value="2007" calcext:value-type="float">
            <text:p>2007</text:p>
          </table:table-cell>
          <table:table-cell office:value-type="float" office:value="1.10185" calcext:value-type="float">
            <text:p>1.10185</text:p>
          </table:table-cell>
          <table:table-cell office:value-type="float" office:value="101.05654" calcext:value-type="float">
            <text:p>101.05654</text:p>
          </table:table-cell>
          <table:table-cell office:value-type="float" office:value="99.95469" calcext:value-type="float">
            <text:p>99.95469</text:p>
          </table:table-cell>
          <table:table-cell office:value-type="float" office:value="0.006487" calcext:value-type="float">
            <text:p>0.006487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80" calcext:value-type="float">
            <text:p>3680</text:p>
          </table:table-cell>
          <table:table-cell office:value-type="float" office:value="3176" calcext:value-type="float">
            <text:p>317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.047274" calcext:value-type="float">
            <text:p>1.047274</text:p>
          </table:table-cell>
          <table:table-cell office:value-type="float" office:value="99.111469" calcext:value-type="float">
            <text:p>99.111469</text:p>
          </table:table-cell>
          <table:table-cell office:value-type="float" office:value="98.064195" calcext:value-type="float">
            <text:p>98.064195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6" calcext:value-type="float">
            <text:p>2136</text:p>
          </table:table-cell>
          <table:table-cell office:value-type="float" office:value="1866" calcext:value-type="float">
            <text:p>18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.164845" calcext:value-type="float">
            <text:p>1.164845</text:p>
          </table:table-cell>
          <table:table-cell office:value-type="float" office:value="99.044434" calcext:value-type="float">
            <text:p>99.044434</text:p>
          </table:table-cell>
          <table:table-cell office:value-type="float" office:value="97.879589" calcext:value-type="float">
            <text:p>97.87958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512" calcext:value-type="float">
            <text:p>10512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4.848112" calcext:value-type="float">
            <text:p>4.848112</text:p>
          </table:table-cell>
          <table:table-cell office:value-type="float" office:value="100.609436" calcext:value-type="float">
            <text:p>100.609436</text:p>
          </table:table-cell>
          <table:table-cell office:value-type="float" office:value="95.761324" calcext:value-type="float">
            <text:p>95.761324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9867760" calcext:value-type="float">
            <text:p>9867760</text:p>
          </table:table-cell>
          <table:table-cell office:value-type="float" office:value="23167" calcext:value-type="float">
            <text:p>23167</text:p>
          </table:table-cell>
          <table:table-cell office:value-type="float" office:value="9380" calcext:value-type="float">
            <text:p>9380</text:p>
          </table:table-cell>
          <table:table-cell office:value-type="float" office:value="1.016361" calcext:value-type="float">
            <text:p>1.016361</text:p>
          </table:table-cell>
          <table:table-cell office:value-type="float" office:value="100.871931" calcext:value-type="float">
            <text:p>100.871931</text:p>
          </table:table-cell>
          <table:table-cell office:value-type="float" office:value="99.85557" calcext:value-type="float">
            <text:p>99.85557</text:p>
          </table:table-cell>
          <table:table-cell office:value-type="float" office:value="0.790563" calcext:value-type="float">
            <text:p>0.790563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68528" calcext:value-type="float">
            <text:p>24368528</text:p>
          </table:table-cell>
          <table:table-cell office:value-type="float" office:value="1774724" calcext:value-type="float">
            <text:p>1774724</text:p>
          </table:table-cell>
          <table:table-cell office:value-type="float" office:value="23164" calcext:value-type="float">
            <text:p>23164</text:p>
          </table:table-cell>
          <table:table-cell office:value-type="float" office:value="1687" calcext:value-type="float">
            <text:p>1687</text:p>
          </table:table-cell>
          <table:table-cell office:value-type="float" office:value="1.330295" calcext:value-type="float">
            <text:p>1.330295</text:p>
          </table:table-cell>
          <table:table-cell office:value-type="float" office:value="100.302897" calcext:value-type="float">
            <text:p>100.302897</text:p>
          </table:table-cell>
          <table:table-cell office:value-type="float" office:value="98.972602" calcext:value-type="float">
            <text:p>98.972602</text:p>
          </table:table-cell>
          <table:table-cell office:value-type="float" office:value="0.143452" calcext:value-type="float">
            <text:p>0.143452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208" calcext:value-type="float">
            <text:p>103208</text:p>
          </table:table-cell>
          <table:table-cell office:value-type="float" office:value="94968" calcext:value-type="float">
            <text:p>94968</text:p>
          </table:table-cell>
          <table:table-cell office:value-type="float" office:value="2558" calcext:value-type="float">
            <text:p>2558</text:p>
          </table:table-cell>
          <table:table-cell office:value-type="float" office:value="2355" calcext:value-type="float">
            <text:p>2355</text:p>
          </table:table-cell>
          <table:table-cell office:value-type="float" office:value="1.084302" calcext:value-type="float">
            <text:p>1.084302</text:p>
          </table:table-cell>
          <table:table-cell office:value-type="float" office:value="100.520379" calcext:value-type="float">
            <text:p>100.520379</text:p>
          </table:table-cell>
          <table:table-cell office:value-type="float" office:value="99.436077" calcext:value-type="float">
            <text:p>99.436077</text:p>
          </table:table-cell>
          <table:table-cell office:value-type="float" office:value="0.007641" calcext:value-type="float">
            <text:p>0.007641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12" calcext:value-type="float">
            <text:p>3712</text:p>
          </table:table-cell>
          <table:table-cell office:value-type="float" office:value="3200" calcext:value-type="float">
            <text:p>3200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.046763" calcext:value-type="float">
            <text:p>1.046763</text:p>
          </table:table-cell>
          <table:table-cell office:value-type="float" office:value="100.223185" calcext:value-type="float">
            <text:p>100.223185</text:p>
          </table:table-cell>
          <table:table-cell office:value-type="float" office:value="99.176422" calcext:value-type="float">
            <text:p>99.176422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0" calcext:value-type="float">
            <text:p>2190</text:p>
          </table:table-cell>
          <table:table-cell office:value-type="float" office:value="2100" calcext:value-type="float">
            <text:p>210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.15372" calcext:value-type="float">
            <text:p>1.15372</text:p>
          </table:table-cell>
          <table:table-cell office:value-type="float" office:value="100.221759" calcext:value-type="float">
            <text:p>100.221759</text:p>
          </table:table-cell>
          <table:table-cell office:value-type="float" office:value="99.068039" calcext:value-type="float">
            <text:p>99.06803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72" calcext:value-type="float">
            <text:p>11472</text:p>
          </table:table-cell>
          <table:table-cell office:value-type="float" office:value="11184" calcext:value-type="float">
            <text:p>11184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  <table:table-cell office:value-type="float" office:value="4.21556" calcext:value-type="float">
            <text:p>4.21556</text:p>
          </table:table-cell>
          <table:table-cell office:value-type="float" office:value="100.559312" calcext:value-type="float">
            <text:p>100.559312</text:p>
          </table:table-cell>
          <table:table-cell office:value-type="float" office:value="96.343752" calcext:value-type="float">
            <text:p>96.343752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9887748" calcext:value-type="float">
            <text:p>9887748</text:p>
          </table:table-cell>
          <table:table-cell office:value-type="float" office:value="23266" calcext:value-type="float">
            <text:p>23266</text:p>
          </table:table-cell>
          <table:table-cell office:value-type="float" office:value="9399" calcext:value-type="float">
            <text:p>9399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100.632474" calcext:value-type="float">
            <text:p>100.632474</text:p>
          </table:table-cell>
          <table:table-cell office:value-type="float" office:value="99.620153" calcext:value-type="float">
            <text:p>99.620153</text:p>
          </table:table-cell>
          <table:table-cell office:value-type="float" office:value="0.794036" calcext:value-type="float">
            <text:p>0.794036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2676" calcext:value-type="float">
            <text:p>24472676</text:p>
          </table:table-cell>
          <table:table-cell office:value-type="float" office:value="1767360" calcext:value-type="float">
            <text:p>1767360</text:p>
          </table:table-cell>
          <table:table-cell office:value-type="float" office:value="23263" calcext:value-type="float">
            <text:p>23263</text:p>
          </table:table-cell>
          <table:table-cell office:value-type="float" office:value="1680" calcext:value-type="float">
            <text:p>1680</text:p>
          </table:table-cell>
          <table:table-cell office:value-type="float" office:value="1.270473" calcext:value-type="float">
            <text:p>1.270473</text:p>
          </table:table-cell>
          <table:table-cell office:value-type="float" office:value="100.851086" calcext:value-type="float">
            <text:p>100.851086</text:p>
          </table:table-cell>
          <table:table-cell office:value-type="float" office:value="99.580612" calcext:value-type="float">
            <text:p>99.580612</text:p>
          </table:table-cell>
          <table:table-cell office:value-type="float" office:value="0.141984" calcext:value-type="float">
            <text:p>0.141984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496" calcext:value-type="float">
            <text:p>97496</text:p>
          </table:table-cell>
          <table:table-cell office:value-type="float" office:value="88024" calcext:value-type="float">
            <text:p>88024</text:p>
          </table:table-cell>
          <table:table-cell office:value-type="float" office:value="2413" calcext:value-type="float">
            <text:p>2413</text:p>
          </table:table-cell>
          <table:table-cell office:value-type="float" office:value="2180" calcext:value-type="float">
            <text:p>2180</text:p>
          </table:table-cell>
          <table:table-cell office:value-type="float" office:value="1.058801" calcext:value-type="float">
            <text:p>1.058801</text:p>
          </table:table-cell>
          <table:table-cell office:value-type="float" office:value="101.159034" calcext:value-type="float">
            <text:p>101.159034</text:p>
          </table:table-cell>
          <table:table-cell office:value-type="float" office:value="100.100233" calcext:value-type="float">
            <text:p>100.100233</text:p>
          </table:table-cell>
          <table:table-cell office:value-type="float" office:value="0.007035" calcext:value-type="float">
            <text:p>0.007035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84" calcext:value-type="float">
            <text:p>3984</text:p>
          </table:table-cell>
          <table:table-cell office:value-type="float" office:value="3504" calcext:value-type="float">
            <text:p>350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.031677" calcext:value-type="float">
            <text:p>1.031677</text:p>
          </table:table-cell>
          <table:table-cell office:value-type="float" office:value="100.8597" calcext:value-type="float">
            <text:p>100.8597</text:p>
          </table:table-cell>
          <table:table-cell office:value-type="float" office:value="99.828023" calcext:value-type="float">
            <text:p>99.828023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8" calcext:value-type="float">
            <text:p>2028</text:p>
          </table:table-cell>
          <table:table-cell office:value-type="float" office:value="1758" calcext:value-type="float">
            <text:p>175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.111551" calcext:value-type="float">
            <text:p>1.111551</text:p>
          </table:table-cell>
          <table:table-cell office:value-type="float" office:value="101.130436" calcext:value-type="float">
            <text:p>101.130436</text:p>
          </table:table-cell>
          <table:table-cell office:value-type="float" office:value="100.018885" calcext:value-type="float">
            <text:p>100.01888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144" calcext:value-type="float">
            <text:p>12144</text:p>
          </table:table-cell>
          <table:table-cell office:value-type="float" office:value="12096" calcext:value-type="float">
            <text:p>12096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3.417235" calcext:value-type="float">
            <text:p>3.417235</text:p>
          </table:table-cell>
          <table:table-cell office:value-type="float" office:value="100.116991" calcext:value-type="float">
            <text:p>100.116991</text:p>
          </table:table-cell>
          <table:table-cell office:value-type="float" office:value="96.699757" calcext:value-type="float">
            <text:p>96.699757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9572148" calcext:value-type="float">
            <text:p>9572148</text:p>
          </table:table-cell>
          <table:table-cell office:value-type="float" office:value="23365" calcext:value-type="float">
            <text:p>23365</text:p>
          </table:table-cell>
          <table:table-cell office:value-type="float" office:value="9099" calcext:value-type="float">
            <text:p>9099</text:p>
          </table:table-cell>
          <table:table-cell office:value-type="float" office:value="1.016089" calcext:value-type="float">
            <text:p>1.016089</text:p>
          </table:table-cell>
          <table:table-cell office:value-type="float" office:value="100.663949" calcext:value-type="float">
            <text:p>100.663949</text:p>
          </table:table-cell>
          <table:table-cell office:value-type="float" office:value="99.64786" calcext:value-type="float">
            <text:p>99.64786</text:p>
          </table:table-cell>
          <table:table-cell office:value-type="float" office:value="0.768478" calcext:value-type="float">
            <text:p>0.768478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6824" calcext:value-type="float">
            <text:p>24576824</text:p>
          </table:table-cell>
          <table:table-cell office:value-type="float" office:value="1762100" calcext:value-type="float">
            <text:p>1762100</text:p>
          </table:table-cell>
          <table:table-cell office:value-type="float" office:value="23362" calcext:value-type="float">
            <text:p>23362</text:p>
          </table:table-cell>
          <table:table-cell office:value-type="float" office:value="1675" calcext:value-type="float">
            <text:p>1675</text:p>
          </table:table-cell>
          <table:table-cell office:value-type="float" office:value="1.352521" calcext:value-type="float">
            <text:p>1.352521</text:p>
          </table:table-cell>
          <table:table-cell office:value-type="float" office:value="101.149533" calcext:value-type="float">
            <text:p>101.149533</text:p>
          </table:table-cell>
          <table:table-cell office:value-type="float" office:value="99.797012" calcext:value-type="float">
            <text:p>99.797012</text:p>
          </table:table-cell>
          <table:table-cell office:value-type="float" office:value="0.141255" calcext:value-type="float">
            <text:p>0.14125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888" calcext:value-type="float">
            <text:p>98888</text:p>
          </table:table-cell>
          <table:table-cell office:value-type="float" office:value="91064" calcext:value-type="float">
            <text:p>91064</text:p>
          </table:table-cell>
          <table:table-cell office:value-type="float" office:value="2448" calcext:value-type="float">
            <text:p>2448</text:p>
          </table:table-cell>
          <table:table-cell office:value-type="float" office:value="2257" calcext:value-type="float">
            <text:p>2257</text:p>
          </table:table-cell>
          <table:table-cell office:value-type="float" office:value="1.084581" calcext:value-type="float">
            <text:p>1.084581</text:p>
          </table:table-cell>
          <table:table-cell office:value-type="float" office:value="101.11531" calcext:value-type="float">
            <text:p>101.11531</text:p>
          </table:table-cell>
          <table:table-cell office:value-type="float" office:value="100.03073" calcext:value-type="float">
            <text:p>100.03073</text:p>
          </table:table-cell>
          <table:table-cell office:value-type="float" office:value="0.007283" calcext:value-type="float">
            <text:p>0.007283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84" calcext:value-type="float">
            <text:p>3984</text:p>
          </table:table-cell>
          <table:table-cell office:value-type="float" office:value="3528" calcext:value-type="float">
            <text:p>352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1.046511" calcext:value-type="float">
            <text:p>1.046511</text:p>
          </table:table-cell>
          <table:table-cell office:value-type="float" office:value="97.108749" calcext:value-type="float">
            <text:p>97.108749</text:p>
          </table:table-cell>
          <table:table-cell office:value-type="float" office:value="96.062237" calcext:value-type="float">
            <text:p>96.062237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38" calcext:value-type="float">
            <text:p>2538</text:p>
          </table:table-cell>
          <table:table-cell office:value-type="float" office:value="2148" calcext:value-type="float">
            <text:p>214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.148156" calcext:value-type="float">
            <text:p>1.148156</text:p>
          </table:table-cell>
          <table:table-cell office:value-type="float" office:value="100.600596" calcext:value-type="float">
            <text:p>100.600596</text:p>
          </table:table-cell>
          <table:table-cell office:value-type="float" office:value="99.45244" calcext:value-type="float">
            <text:p>99.45244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56" calcext:value-type="float">
            <text:p>10656</text:p>
          </table:table-cell>
          <table:table-cell office:value-type="float" office:value="10560" calcext:value-type="float">
            <text:p>10560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.92621" calcext:value-type="float">
            <text:p>2.92621</text:p>
          </table:table-cell>
          <table:table-cell office:value-type="float" office:value="99.936763" calcext:value-type="float">
            <text:p>99.936763</text:p>
          </table:table-cell>
          <table:table-cell office:value-type="float" office:value="97.010553" calcext:value-type="float">
            <text:p>97.010553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10126552" calcext:value-type="float">
            <text:p>10126552</text:p>
          </table:table-cell>
          <table:table-cell office:value-type="float" office:value="23464" calcext:value-type="float">
            <text:p>23464</text:p>
          </table:table-cell>
          <table:table-cell office:value-type="float" office:value="9626" calcext:value-type="float">
            <text:p>9626</text:p>
          </table:table-cell>
          <table:table-cell office:value-type="float" office:value="1.013149" calcext:value-type="float">
            <text:p>1.013149</text:p>
          </table:table-cell>
          <table:table-cell office:value-type="float" office:value="100.710652" calcext:value-type="float">
            <text:p>100.710652</text:p>
          </table:table-cell>
          <table:table-cell office:value-type="float" office:value="99.697503" calcext:value-type="float">
            <text:p>99.697503</text:p>
          </table:table-cell>
          <table:table-cell office:value-type="float" office:value="0.812582" calcext:value-type="float">
            <text:p>0.812582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0972" calcext:value-type="float">
            <text:p>24680972</text:p>
          </table:table-cell>
          <table:table-cell office:value-type="float" office:value="1529608" calcext:value-type="float">
            <text:p>1529608</text:p>
          </table:table-cell>
          <table:table-cell office:value-type="float" office:value="23461" calcext:value-type="float">
            <text:p>23461</text:p>
          </table:table-cell>
          <table:table-cell office:value-type="float" office:value="1454" calcext:value-type="float">
            <text:p>1454</text:p>
          </table:table-cell>
          <table:table-cell office:value-type="float" office:value="3.003763" calcext:value-type="float">
            <text:p>3.003763</text:p>
          </table:table-cell>
          <table:table-cell office:value-type="float" office:value="100.496505" calcext:value-type="float">
            <text:p>100.496505</text:p>
          </table:table-cell>
          <table:table-cell office:value-type="float" office:value="97.492742" calcext:value-type="float">
            <text:p>97.492742</text:p>
          </table:table-cell>
          <table:table-cell office:value-type="float" office:value="0.125516" calcext:value-type="float">
            <text:p>0.125516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352" calcext:value-type="float">
            <text:p>100352</text:p>
          </table:table-cell>
          <table:table-cell office:value-type="float" office:value="90080" calcext:value-type="float">
            <text:p>90080</text:p>
          </table:table-cell>
          <table:table-cell office:value-type="float" office:value="2486" calcext:value-type="float">
            <text:p>2486</text:p>
          </table:table-cell>
          <table:table-cell office:value-type="float" office:value="2232" calcext:value-type="float">
            <text:p>2232</text:p>
          </table:table-cell>
          <table:table-cell office:value-type="float" office:value="1.083411" calcext:value-type="float">
            <text:p>1.083411</text:p>
          </table:table-cell>
          <table:table-cell office:value-type="float" office:value="100.819923" calcext:value-type="float">
            <text:p>100.819923</text:p>
          </table:table-cell>
          <table:table-cell office:value-type="float" office:value="99.736512" calcext:value-type="float">
            <text:p>99.736512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56" calcext:value-type="float">
            <text:p>3656</text:p>
          </table:table-cell>
          <table:table-cell office:value-type="float" office:value="3072" calcext:value-type="float">
            <text:p>307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.034036" calcext:value-type="float">
            <text:p>1.034036</text:p>
          </table:table-cell>
          <table:table-cell office:value-type="float" office:value="100.72626" calcext:value-type="float">
            <text:p>100.72626</text:p>
          </table:table-cell>
          <table:table-cell office:value-type="float" office:value="99.692224" calcext:value-type="float">
            <text:p>99.692224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06" calcext:value-type="float">
            <text:p>1806</text:p>
          </table:table-cell>
          <table:table-cell office:value-type="float" office:value="1446" calcext:value-type="float">
            <text:p>1446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.481824" calcext:value-type="float">
            <text:p>2.481824</text:p>
          </table:table-cell>
          <table:table-cell office:value-type="float" office:value="100.791976" calcext:value-type="float">
            <text:p>100.791976</text:p>
          </table:table-cell>
          <table:table-cell office:value-type="float" office:value="98.310152" calcext:value-type="float">
            <text:p>98.31015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800" calcext:value-type="float">
            <text:p>10800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office:value-type="float" office:value="4.321853" calcext:value-type="float">
            <text:p>4.321853</text:p>
          </table:table-cell>
          <table:table-cell office:value-type="float" office:value="100.199779" calcext:value-type="float">
            <text:p>100.199779</text:p>
          </table:table-cell>
          <table:table-cell office:value-type="float" office:value="95.877926" calcext:value-type="float">
            <text:p>95.877926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9746780" calcext:value-type="float">
            <text:p>9746780</text:p>
          </table:table-cell>
          <table:table-cell office:value-type="float" office:value="23562" calcext:value-type="float">
            <text:p>23562</text:p>
          </table:table-cell>
          <table:table-cell office:value-type="float" office:value="9265" calcext:value-type="float">
            <text:p>9265</text:p>
          </table:table-cell>
          <table:table-cell office:value-type="float" office:value="1.014329" calcext:value-type="float">
            <text:p>1.014329</text:p>
          </table:table-cell>
          <table:table-cell office:value-type="float" office:value="100.720957" calcext:value-type="float">
            <text:p>100.720957</text:p>
          </table:table-cell>
          <table:table-cell office:value-type="float" office:value="99.706628" calcext:value-type="float">
            <text:p>99.706628</text:p>
          </table:table-cell>
          <table:table-cell office:value-type="float" office:value="0.782037" calcext:value-type="float">
            <text:p>0.782037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5120" calcext:value-type="float">
            <text:p>24785120</text:p>
          </table:table-cell>
          <table:table-cell office:value-type="float" office:value="1724228" calcext:value-type="float">
            <text:p>1724228</text:p>
          </table:table-cell>
          <table:table-cell office:value-type="float" office:value="23560" calcext:value-type="float">
            <text:p>23560</text:p>
          </table:table-cell>
          <table:table-cell office:value-type="float" office:value="1639" calcext:value-type="float">
            <text:p>1639</text:p>
          </table:table-cell>
          <table:table-cell office:value-type="float" office:value="2.250262" calcext:value-type="float">
            <text:p>2.250262</text:p>
          </table:table-cell>
          <table:table-cell office:value-type="float" office:value="100.297132" calcext:value-type="float">
            <text:p>100.297132</text:p>
          </table:table-cell>
          <table:table-cell office:value-type="float" office:value="98.04687" calcext:value-type="float">
            <text:p>98.04687</text:p>
          </table:table-cell>
          <table:table-cell office:value-type="float" office:value="0.140686" calcext:value-type="float">
            <text:p>0.140686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6392" calcext:value-type="float">
            <text:p>106392</text:p>
          </table:table-cell>
          <table:table-cell office:value-type="float" office:value="96688" calcext:value-type="float">
            <text:p>96688</text:p>
          </table:table-cell>
          <table:table-cell office:value-type="float" office:value="2634" calcext:value-type="float">
            <text:p>2634</text:p>
          </table:table-cell>
          <table:table-cell office:value-type="float" office:value="2395" calcext:value-type="float">
            <text:p>2395</text:p>
          </table:table-cell>
          <table:table-cell office:value-type="float" office:value="1.530676" calcext:value-type="float">
            <text:p>1.530676</text:p>
          </table:table-cell>
          <table:table-cell office:value-type="float" office:value="100.804183" calcext:value-type="float">
            <text:p>100.804183</text:p>
          </table:table-cell>
          <table:table-cell office:value-type="float" office:value="99.273507" calcext:value-type="float">
            <text:p>99.273507</text:p>
          </table:table-cell>
          <table:table-cell office:value-type="float" office:value="0.007792" calcext:value-type="float">
            <text:p>0.007792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04" calcext:value-type="float">
            <text:p>3904</text:p>
          </table:table-cell>
          <table:table-cell office:value-type="float" office:value="3392" calcext:value-type="float">
            <text:p>3392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.369698" calcext:value-type="float">
            <text:p>1.369698</text:p>
          </table:table-cell>
          <table:table-cell office:value-type="float" office:value="100.220302" calcext:value-type="float">
            <text:p>100.220302</text:p>
          </table:table-cell>
          <table:table-cell office:value-type="float" office:value="98.850603" calcext:value-type="float">
            <text:p>98.850603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6" calcext:value-type="float">
            <text:p>2496</text:p>
          </table:table-cell>
          <table:table-cell office:value-type="float" office:value="2178" calcext:value-type="float">
            <text:p>2178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.748516" calcext:value-type="float">
            <text:p>1.748516</text:p>
          </table:table-cell>
          <table:table-cell office:value-type="float" office:value="100.650436" calcext:value-type="float">
            <text:p>100.650436</text:p>
          </table:table-cell>
          <table:table-cell office:value-type="float" office:value="98.901919" calcext:value-type="float">
            <text:p>98.901919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712" calcext:value-type="float">
            <text:p>11712</text:p>
          </table:table-cell>
          <table:table-cell office:value-type="float" office:value="10896" calcext:value-type="float">
            <text:p>10896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office:value-type="float" office:value="4.766608" calcext:value-type="float">
            <text:p>4.766608</text:p>
          </table:table-cell>
          <table:table-cell office:value-type="float" office:value="99.670097" calcext:value-type="float">
            <text:p>99.670097</text:p>
          </table:table-cell>
          <table:table-cell office:value-type="float" office:value="94.903489" calcext:value-type="float">
            <text:p>94.903489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0096044" calcext:value-type="float">
            <text:p>10096044</text:p>
          </table:table-cell>
          <table:table-cell office:value-type="float" office:value="23662" calcext:value-type="float">
            <text:p>23662</text:p>
          </table:table-cell>
          <table:table-cell office:value-type="float" office:value="9597" calcext:value-type="float">
            <text:p>9597</text:p>
          </table:table-cell>
          <table:table-cell office:value-type="float" office:value="1.008261" calcext:value-type="float">
            <text:p>1.008261</text:p>
          </table:table-cell>
          <table:table-cell office:value-type="float" office:value="100.840144" calcext:value-type="float">
            <text:p>100.840144</text:p>
          </table:table-cell>
          <table:table-cell office:value-type="float" office:value="99.831883" calcext:value-type="float">
            <text:p>99.831883</text:p>
          </table:table-cell>
          <table:table-cell office:value-type="float" office:value="0.809044" calcext:value-type="float">
            <text:p>0.809044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89268" calcext:value-type="float">
            <text:p>24889268</text:p>
          </table:table-cell>
          <table:table-cell office:value-type="float" office:value="1550648" calcext:value-type="float">
            <text:p>1550648</text:p>
          </table:table-cell>
          <table:table-cell office:value-type="float" office:value="23659" calcext:value-type="float">
            <text:p>23659</text:p>
          </table:table-cell>
          <table:table-cell office:value-type="float" office:value="1474" calcext:value-type="float">
            <text:p>1474</text:p>
          </table:table-cell>
          <table:table-cell office:value-type="float" office:value="1.375191" calcext:value-type="float">
            <text:p>1.375191</text:p>
          </table:table-cell>
          <table:table-cell office:value-type="float" office:value="101.414103" calcext:value-type="float">
            <text:p>101.414103</text:p>
          </table:table-cell>
          <table:table-cell office:value-type="float" office:value="100.038912" calcext:value-type="float">
            <text:p>100.038912</text:p>
          </table:table-cell>
          <table:table-cell office:value-type="float" office:value="0.124004" calcext:value-type="float">
            <text:p>0.124004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712" calcext:value-type="float">
            <text:p>103712</text:p>
          </table:table-cell>
          <table:table-cell office:value-type="float" office:value="94056" calcext:value-type="float">
            <text:p>94056</text:p>
          </table:table-cell>
          <table:table-cell office:value-type="float" office:value="2571" calcext:value-type="float">
            <text:p>2571</text:p>
          </table:table-cell>
          <table:table-cell office:value-type="float" office:value="2333" calcext:value-type="float">
            <text:p>2333</text:p>
          </table:table-cell>
          <table:table-cell office:value-type="float" office:value="1.097069" calcext:value-type="float">
            <text:p>1.097069</text:p>
          </table:table-cell>
          <table:table-cell office:value-type="float" office:value="100.923482" calcext:value-type="float">
            <text:p>100.923482</text:p>
          </table:table-cell>
          <table:table-cell office:value-type="float" office:value="99.826414" calcext:value-type="float">
            <text:p>99.826414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0" calcext:value-type="float">
            <text:p>3360</text:p>
          </table:table-cell>
          <table:table-cell office:value-type="float" office:value="2976" calcext:value-type="float">
            <text:p>2976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.047234" calcext:value-type="float">
            <text:p>1.047234</text:p>
          </table:table-cell>
          <table:table-cell office:value-type="float" office:value="100.926462" calcext:value-type="float">
            <text:p>100.926462</text:p>
          </table:table-cell>
          <table:table-cell office:value-type="float" office:value="99.879228" calcext:value-type="float">
            <text:p>99.879228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44" calcext:value-type="float">
            <text:p>1644</text:p>
          </table:table-cell>
          <table:table-cell office:value-type="float" office:value="1524" calcext:value-type="float">
            <text:p>152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.172149" calcext:value-type="float">
            <text:p>1.172149</text:p>
          </table:table-cell>
          <table:table-cell office:value-type="float" office:value="100.924916" calcext:value-type="float">
            <text:p>100.924916</text:p>
          </table:table-cell>
          <table:table-cell office:value-type="float" office:value="99.752767" calcext:value-type="float">
            <text:p>99.75276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08" calcext:value-type="float">
            <text:p>10608</text:p>
          </table:table-cell>
          <table:table-cell office:value-type="float" office:value="10176" calcext:value-type="float">
            <text:p>10176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3.133746" calcext:value-type="float">
            <text:p>3.133746</text:p>
          </table:table-cell>
          <table:table-cell office:value-type="float" office:value="100.367465" calcext:value-type="float">
            <text:p>100.367465</text:p>
          </table:table-cell>
          <table:table-cell office:value-type="float" office:value="97.233719" calcext:value-type="float">
            <text:p>97.233719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10066588" calcext:value-type="float">
            <text:p>10066588</text:p>
          </table:table-cell>
          <table:table-cell office:value-type="float" office:value="23760" calcext:value-type="float">
            <text:p>23760</text:p>
          </table:table-cell>
          <table:table-cell office:value-type="float" office:value="9569" calcext:value-type="float">
            <text:p>9569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803156" calcext:value-type="float">
            <text:p>100.803156</text:p>
          </table:table-cell>
          <table:table-cell office:value-type="float" office:value="99.794794" calcext:value-type="float">
            <text:p>99.794794</text:p>
          </table:table-cell>
          <table:table-cell office:value-type="float" office:value="0.806983" calcext:value-type="float">
            <text:p>0.806983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3416" calcext:value-type="float">
            <text:p>24993416</text:p>
          </table:table-cell>
          <table:table-cell office:value-type="float" office:value="1606404" calcext:value-type="float">
            <text:p>1606404</text:p>
          </table:table-cell>
          <table:table-cell office:value-type="float" office:value="23758" calcext:value-type="float">
            <text:p>23758</text:p>
          </table:table-cell>
          <table:table-cell office:value-type="float" office:value="1527" calcext:value-type="float">
            <text:p>1527</text:p>
          </table:table-cell>
          <table:table-cell office:value-type="float" office:value="1.336579" calcext:value-type="float">
            <text:p>1.336579</text:p>
          </table:table-cell>
          <table:table-cell office:value-type="float" office:value="100.251053" calcext:value-type="float">
            <text:p>100.251053</text:p>
          </table:table-cell>
          <table:table-cell office:value-type="float" office:value="98.914474" calcext:value-type="float">
            <text:p>98.914474</text:p>
          </table:table-cell>
          <table:table-cell office:value-type="float" office:value="0.129923" calcext:value-type="float">
            <text:p>0.129923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280" calcext:value-type="float">
            <text:p>97280</text:p>
          </table:table-cell>
          <table:table-cell office:value-type="float" office:value="86496" calcext:value-type="float">
            <text:p>86496</text:p>
          </table:table-cell>
          <table:table-cell office:value-type="float" office:value="2409" calcext:value-type="float">
            <text:p>2409</text:p>
          </table:table-cell>
          <table:table-cell office:value-type="float" office:value="2143" calcext:value-type="float">
            <text:p>2143</text:p>
          </table:table-cell>
          <table:table-cell office:value-type="float" office:value="1.091467" calcext:value-type="float">
            <text:p>1.091467</text:p>
          </table:table-cell>
          <table:table-cell office:value-type="float" office:value="101.246956" calcext:value-type="float">
            <text:p>101.246956</text:p>
          </table:table-cell>
          <table:table-cell office:value-type="float" office:value="100.155489" calcext:value-type="float">
            <text:p>100.155489</text:p>
          </table:table-cell>
          <table:table-cell office:value-type="float" office:value="0.006909" calcext:value-type="float">
            <text:p>0.00690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64" calcext:value-type="float">
            <text:p>3864</text:p>
          </table:table-cell>
          <table:table-cell office:value-type="float" office:value="3448" calcext:value-type="float">
            <text:p>344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.042662" calcext:value-type="float">
            <text:p>1.042662</text:p>
          </table:table-cell>
          <table:table-cell office:value-type="float" office:value="101.314634" calcext:value-type="float">
            <text:p>101.314634</text:p>
          </table:table-cell>
          <table:table-cell office:value-type="float" office:value="100.271972" calcext:value-type="float">
            <text:p>100.27197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8" calcext:value-type="float">
            <text:p>2478</text:p>
          </table:table-cell>
          <table:table-cell office:value-type="float" office:value="2268" calcext:value-type="float">
            <text:p>226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.176813" calcext:value-type="float">
            <text:p>1.176813</text:p>
          </table:table-cell>
          <table:table-cell office:value-type="float" office:value="101.274671" calcext:value-type="float">
            <text:p>101.274671</text:p>
          </table:table-cell>
          <table:table-cell office:value-type="float" office:value="100.097858" calcext:value-type="float">
            <text:p>100.09785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856" calcext:value-type="float">
            <text:p>11856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.838305" calcext:value-type="float">
            <text:p>2.838305</text:p>
          </table:table-cell>
          <table:table-cell office:value-type="float" office:value="101.313228" calcext:value-type="float">
            <text:p>101.313228</text:p>
          </table:table-cell>
          <table:table-cell office:value-type="float" office:value="98.474923" calcext:value-type="float">
            <text:p>98.474923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10306444" calcext:value-type="float">
            <text:p>10306444</text:p>
          </table:table-cell>
          <table:table-cell office:value-type="float" office:value="23859" calcext:value-type="float">
            <text:p>23859</text:p>
          </table:table-cell>
          <table:table-cell office:value-type="float" office:value="9797" calcext:value-type="float">
            <text:p>9797</text:p>
          </table:table-cell>
          <table:table-cell office:value-type="float" office:value="1.016099" calcext:value-type="float">
            <text:p>1.016099</text:p>
          </table:table-cell>
          <table:table-cell office:value-type="float" office:value="100.768732" calcext:value-type="float">
            <text:p>100.768732</text:p>
          </table:table-cell>
          <table:table-cell office:value-type="float" office:value="99.752633" calcext:value-type="float">
            <text:p>99.752633</text:p>
          </table:table-cell>
          <table:table-cell office:value-type="float" office:value="0.82656" calcext:value-type="float">
            <text:p>0.82656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7564" calcext:value-type="float">
            <text:p>25097564</text:p>
          </table:table-cell>
          <table:table-cell office:value-type="float" office:value="1633756" calcext:value-type="float">
            <text:p>1633756</text:p>
          </table:table-cell>
          <table:table-cell office:value-type="float" office:value="23857" calcext:value-type="float">
            <text:p>23857</text:p>
          </table:table-cell>
          <table:table-cell office:value-type="float" office:value="1553" calcext:value-type="float">
            <text:p>1553</text:p>
          </table:table-cell>
          <table:table-cell office:value-type="float" office:value="3.573571" calcext:value-type="float">
            <text:p>3.573571</text:p>
          </table:table-cell>
          <table:table-cell office:value-type="float" office:value="99.810209" calcext:value-type="float">
            <text:p>99.810209</text:p>
          </table:table-cell>
          <table:table-cell office:value-type="float" office:value="96.236638" calcext:value-type="float">
            <text:p>96.236638</text:p>
          </table:table-cell>
          <table:table-cell office:value-type="float" office:value="0.135812" calcext:value-type="float">
            <text:p>0.135812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016" calcext:value-type="float">
            <text:p>99016</text:p>
          </table:table-cell>
          <table:table-cell office:value-type="float" office:value="91968" calcext:value-type="float">
            <text:p>91968</text:p>
          </table:table-cell>
          <table:table-cell office:value-type="float" office:value="2453" calcext:value-type="float">
            <text:p>2453</text:p>
          </table:table-cell>
          <table:table-cell office:value-type="float" office:value="2280" calcext:value-type="float">
            <text:p>2280</text:p>
          </table:table-cell>
          <table:table-cell office:value-type="float" office:value="1.527384" calcext:value-type="float">
            <text:p>1.527384</text:p>
          </table:table-cell>
          <table:table-cell office:value-type="float" office:value="101.238749" calcext:value-type="float">
            <text:p>101.238749</text:p>
          </table:table-cell>
          <table:table-cell office:value-type="float" office:value="99.711364" calcext:value-type="float">
            <text:p>99.711364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04" calcext:value-type="float">
            <text:p>4304</text:p>
          </table:table-cell>
          <table:table-cell office:value-type="float" office:value="3400" calcext:value-type="float">
            <text:p>3400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.367306" calcext:value-type="float">
            <text:p>1.367306</text:p>
          </table:table-cell>
          <table:table-cell office:value-type="float" office:value="100.772938" calcext:value-type="float">
            <text:p>100.772938</text:p>
          </table:table-cell>
          <table:table-cell office:value-type="float" office:value="99.405632" calcext:value-type="float">
            <text:p>99.405632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2" calcext:value-type="float">
            <text:p>2142</text:p>
          </table:table-cell>
          <table:table-cell office:value-type="float" office:value="1842" calcext:value-type="float">
            <text:p>184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3.044546" calcext:value-type="float">
            <text:p>3.044546</text:p>
          </table:table-cell>
          <table:table-cell office:value-type="float" office:value="100.771512" calcext:value-type="float">
            <text:p>100.771512</text:p>
          </table:table-cell>
          <table:table-cell office:value-type="float" office:value="97.726967" calcext:value-type="float">
            <text:p>97.72696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56" calcext:value-type="float">
            <text:p>10656</text:p>
          </table:table-cell>
          <table:table-cell office:value-type="float" office:value="10464" calcext:value-type="float">
            <text:p>10464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4.080145" calcext:value-type="float">
            <text:p>4.080145</text:p>
          </table:table-cell>
          <table:table-cell office:value-type="float" office:value="100.263766" calcext:value-type="float">
            <text:p>100.263766</text:p>
          </table:table-cell>
          <table:table-cell office:value-type="float" office:value="96.183621" calcext:value-type="float">
            <text:p>96.18362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9889852" calcext:value-type="float">
            <text:p>9889852</text:p>
          </table:table-cell>
          <table:table-cell office:value-type="float" office:value="23959" calcext:value-type="float">
            <text:p>23959</text:p>
          </table:table-cell>
          <table:table-cell office:value-type="float" office:value="9401" calcext:value-type="float">
            <text:p>9401</text:p>
          </table:table-cell>
          <table:table-cell office:value-type="float" office:value="1.01641" calcext:value-type="float">
            <text:p>1.01641</text:p>
          </table:table-cell>
          <table:table-cell office:value-type="float" office:value="100.698003" calcext:value-type="float">
            <text:p>100.698003</text:p>
          </table:table-cell>
          <table:table-cell office:value-type="float" office:value="99.681593" calcext:value-type="float">
            <text:p>99.681593</text:p>
          </table:table-cell>
          <table:table-cell office:value-type="float" office:value="0.793715" calcext:value-type="float">
            <text:p>0.79371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1712" calcext:value-type="float">
            <text:p>25201712</text:p>
          </table:table-cell>
          <table:table-cell office:value-type="float" office:value="1717916" calcext:value-type="float">
            <text:p>1717916</text:p>
          </table:table-cell>
          <table:table-cell office:value-type="float" office:value="23956" calcext:value-type="float">
            <text:p>23956</text:p>
          </table:table-cell>
          <table:table-cell office:value-type="float" office:value="1633" calcext:value-type="float">
            <text:p>1633</text:p>
          </table:table-cell>
          <table:table-cell office:value-type="float" office:value="1.408163" calcext:value-type="float">
            <text:p>1.408163</text:p>
          </table:table-cell>
          <table:table-cell office:value-type="float" office:value="101.213956" calcext:value-type="float">
            <text:p>101.213956</text:p>
          </table:table-cell>
          <table:table-cell office:value-type="float" office:value="99.805793" calcext:value-type="float">
            <text:p>99.805793</text:p>
          </table:table-cell>
          <table:table-cell office:value-type="float" office:value="0.137701" calcext:value-type="float">
            <text:p>0.13770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856" calcext:value-type="float">
            <text:p>90856</text:p>
          </table:table-cell>
          <table:table-cell office:value-type="float" office:value="81776" calcext:value-type="float">
            <text:p>81776</text:p>
          </table:table-cell>
          <table:table-cell office:value-type="float" office:value="2249" calcext:value-type="float">
            <text:p>2249</text:p>
          </table:table-cell>
          <table:table-cell office:value-type="float" office:value="2026" calcext:value-type="float">
            <text:p>2026</text:p>
          </table:table-cell>
          <table:table-cell office:value-type="float" office:value="1.108842" calcext:value-type="float">
            <text:p>1.108842</text:p>
          </table:table-cell>
          <table:table-cell office:value-type="float" office:value="100.730773" calcext:value-type="float">
            <text:p>100.730773</text:p>
          </table:table-cell>
          <table:table-cell office:value-type="float" office:value="99.621931" calcext:value-type="float">
            <text:p>99.621931</text:p>
          </table:table-cell>
          <table:table-cell office:value-type="float" office:value="0.006567" calcext:value-type="float">
            <text:p>0.006567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3096" calcext:value-type="float">
            <text:p>30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1.049172" calcext:value-type="float">
            <text:p>1.049172</text:p>
          </table:table-cell>
          <table:table-cell office:value-type="float" office:value="100.729127" calcext:value-type="float">
            <text:p>100.729127</text:p>
          </table:table-cell>
          <table:table-cell office:value-type="float" office:value="99.679955" calcext:value-type="float">
            <text:p>99.679955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1920" calcext:value-type="float">
            <text:p>192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.199381" calcext:value-type="float">
            <text:p>1.199381</text:p>
          </table:table-cell>
          <table:table-cell office:value-type="float" office:value="101.208514" calcext:value-type="float">
            <text:p>101.208514</text:p>
          </table:table-cell>
          <table:table-cell office:value-type="float" office:value="100.009133" calcext:value-type="float">
            <text:p>100.00913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24" calcext:value-type="float">
            <text:p>11424</text:p>
          </table:table-cell>
          <table:table-cell office:value-type="float" office:value="11328" calcext:value-type="float">
            <text:p>11328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3.360259" calcext:value-type="float">
            <text:p>3.360259</text:p>
          </table:table-cell>
          <table:table-cell office:value-type="float" office:value="100.243175" calcext:value-type="float">
            <text:p>100.243175</text:p>
          </table:table-cell>
          <table:table-cell office:value-type="float" office:value="96.882915" calcext:value-type="float">
            <text:p>96.882915</text:p>
          </table:table-cell>
          <table:table-cell office:value-type="float" office:value="0.000935" calcext:value-type="float">
            <text:p>0.00093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9827784" calcext:value-type="float">
            <text:p>9827784</text:p>
          </table:table-cell>
          <table:table-cell office:value-type="float" office:value="24058" calcext:value-type="float">
            <text:p>24058</text:p>
          </table:table-cell>
          <table:table-cell office:value-type="float" office:value="9342" calcext:value-type="float">
            <text:p>9342</text:p>
          </table:table-cell>
          <table:table-cell office:value-type="float" office:value="1.019777" calcext:value-type="float">
            <text:p>1.019777</text:p>
          </table:table-cell>
          <table:table-cell office:value-type="float" office:value="100.870915" calcext:value-type="float">
            <text:p>100.870915</text:p>
          </table:table-cell>
          <table:table-cell office:value-type="float" office:value="99.851138" calcext:value-type="float">
            <text:p>99.851138</text:p>
          </table:table-cell>
          <table:table-cell office:value-type="float" office:value="0.787395" calcext:value-type="float">
            <text:p>0.787395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5860" calcext:value-type="float">
            <text:p>25305860</text:p>
          </table:table-cell>
          <table:table-cell office:value-type="float" office:value="1589572" calcext:value-type="float">
            <text:p>1589572</text:p>
          </table:table-cell>
          <table:table-cell office:value-type="float" office:value="24055" calcext:value-type="float">
            <text:p>24055</text:p>
          </table:table-cell>
          <table:table-cell office:value-type="float" office:value="1511" calcext:value-type="float">
            <text:p>1511</text:p>
          </table:table-cell>
          <table:table-cell office:value-type="float" office:value="1.427542" calcext:value-type="float">
            <text:p>1.427542</text:p>
          </table:table-cell>
          <table:table-cell office:value-type="float" office:value="99.986929" calcext:value-type="float">
            <text:p>99.986929</text:p>
          </table:table-cell>
          <table:table-cell office:value-type="float" office:value="98.559387" calcext:value-type="float">
            <text:p>98.559387</text:p>
          </table:table-cell>
          <table:table-cell office:value-type="float" office:value="0.129025" calcext:value-type="float">
            <text:p>0.129025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760" calcext:value-type="float">
            <text:p>99760</text:p>
          </table:table-cell>
          <table:table-cell office:value-type="float" office:value="89888" calcext:value-type="float">
            <text:p>89888</text:p>
          </table:table-cell>
          <table:table-cell office:value-type="float" office:value="2468" calcext:value-type="float">
            <text:p>2468</text:p>
          </table:table-cell>
          <table:table-cell office:value-type="float" office:value="2226" calcext:value-type="float">
            <text:p>2226</text:p>
          </table:table-cell>
          <table:table-cell office:value-type="float" office:value="1.110259" calcext:value-type="float">
            <text:p>1.110259</text:p>
          </table:table-cell>
          <table:table-cell office:value-type="float" office:value="100.962841" calcext:value-type="float">
            <text:p>100.962841</text:p>
          </table:table-cell>
          <table:table-cell office:value-type="float" office:value="99.852582" calcext:value-type="float">
            <text:p>99.852582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88" calcext:value-type="float">
            <text:p>3888</text:p>
          </table:table-cell>
          <table:table-cell office:value-type="float" office:value="3288" calcext:value-type="float">
            <text:p>328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.055522" calcext:value-type="float">
            <text:p>1.055522</text:p>
          </table:table-cell>
          <table:table-cell office:value-type="float" office:value="98.773312" calcext:value-type="float">
            <text:p>98.773312</text:p>
          </table:table-cell>
          <table:table-cell office:value-type="float" office:value="97.71779" calcext:value-type="float">
            <text:p>97.71779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88" calcext:value-type="float">
            <text:p>2088</text:p>
          </table:table-cell>
          <table:table-cell office:value-type="float" office:value="1908" calcext:value-type="float">
            <text:p>1908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.206731" calcext:value-type="float">
            <text:p>1.206731</text:p>
          </table:table-cell>
          <table:table-cell office:value-type="float" office:value="99.226025" calcext:value-type="float">
            <text:p>99.226025</text:p>
          </table:table-cell>
          <table:table-cell office:value-type="float" office:value="98.019294" calcext:value-type="float">
            <text:p>98.01929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816" calcext:value-type="float">
            <text:p>12816</text:p>
          </table:table-cell>
          <table:table-cell office:value-type="float" office:value="12576" calcext:value-type="float">
            <text:p>12576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.806443" calcext:value-type="float">
            <text:p>3.806443</text:p>
          </table:table-cell>
          <table:table-cell office:value-type="float" office:value="100.038585" calcext:value-type="float">
            <text:p>100.038585</text:p>
          </table:table-cell>
          <table:table-cell office:value-type="float" office:value="96.232142" calcext:value-type="float">
            <text:p>96.232142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9727844" calcext:value-type="float">
            <text:p>9727844</text:p>
          </table:table-cell>
          <table:table-cell office:value-type="float" office:value="24156" calcext:value-type="float">
            <text:p>24156</text:p>
          </table:table-cell>
          <table:table-cell office:value-type="float" office:value="9247" calcext:value-type="float">
            <text:p>9247</text:p>
          </table:table-cell>
          <table:table-cell office:value-type="float" office:value="1.017249" calcext:value-type="float">
            <text:p>1.017249</text:p>
          </table:table-cell>
          <table:table-cell office:value-type="float" office:value="100.651422" calcext:value-type="float">
            <text:p>100.651422</text:p>
          </table:table-cell>
          <table:table-cell office:value-type="float" office:value="99.634173" calcext:value-type="float">
            <text:p>99.634173</text:p>
          </table:table-cell>
          <table:table-cell office:value-type="float" office:value="0.781085" calcext:value-type="float">
            <text:p>0.781085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0008" calcext:value-type="float">
            <text:p>25410008</text:p>
          </table:table-cell>
          <table:table-cell office:value-type="float" office:value="1766308" calcext:value-type="float">
            <text:p>1766308</text:p>
          </table:table-cell>
          <table:table-cell office:value-type="float" office:value="24154" calcext:value-type="float">
            <text:p>24154</text:p>
          </table:table-cell>
          <table:table-cell office:value-type="float" office:value="1679" calcext:value-type="float">
            <text:p>1679</text:p>
          </table:table-cell>
          <table:table-cell office:value-type="float" office:value="2.307128" calcext:value-type="float">
            <text:p>2.307128</text:p>
          </table:table-cell>
          <table:table-cell office:value-type="float" office:value="100.688441" calcext:value-type="float">
            <text:p>100.688441</text:p>
          </table:table-cell>
          <table:table-cell office:value-type="float" office:value="98.381313" calcext:value-type="float">
            <text:p>98.381313</text:p>
          </table:table-cell>
          <table:table-cell office:value-type="float" office:value="0.14363" calcext:value-type="float">
            <text:p>0.14363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528" calcext:value-type="float">
            <text:p>86528</text:p>
          </table:table-cell>
          <table:table-cell office:value-type="float" office:value="78448" calcext:value-type="float">
            <text:p>78448</text:p>
          </table:table-cell>
          <table:table-cell office:value-type="float" office:value="2140" calcext:value-type="float">
            <text:p>2140</text:p>
          </table:table-cell>
          <table:table-cell office:value-type="float" office:value="1942" calcext:value-type="float">
            <text:p>1942</text:p>
          </table:table-cell>
          <table:table-cell office:value-type="float" office:value="1.550204" calcext:value-type="float">
            <text:p>1.550204</text:p>
          </table:table-cell>
          <table:table-cell office:value-type="float" office:value="100.742188" calcext:value-type="float">
            <text:p>100.742188</text:p>
          </table:table-cell>
          <table:table-cell office:value-type="float" office:value="99.191984" calcext:value-type="float">
            <text:p>99.191984</text:p>
          </table:table-cell>
          <table:table-cell office:value-type="float" office:value="0.006327" calcext:value-type="float">
            <text:p>0.006327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0" calcext:value-type="float">
            <text:p>3840</text:p>
          </table:table-cell>
          <table:table-cell office:value-type="float" office:value="3128" calcext:value-type="float">
            <text:p>3128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.373598" calcext:value-type="float">
            <text:p>1.373598</text:p>
          </table:table-cell>
          <table:table-cell office:value-type="float" office:value="100.240245" calcext:value-type="float">
            <text:p>100.240245</text:p>
          </table:table-cell>
          <table:table-cell office:value-type="float" office:value="98.866647" calcext:value-type="float">
            <text:p>98.866647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72" calcext:value-type="float">
            <text:p>1872</text:p>
          </table:table-cell>
          <table:table-cell office:value-type="float" office:value="1542" calcext:value-type="float">
            <text:p>154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.796638" calcext:value-type="float">
            <text:p>1.796638</text:p>
          </table:table-cell>
          <table:table-cell office:value-type="float" office:value="100.238639" calcext:value-type="float">
            <text:p>100.238639</text:p>
          </table:table-cell>
          <table:table-cell office:value-type="float" office:value="98.442002" calcext:value-type="float">
            <text:p>98.44200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80" calcext:value-type="float">
            <text:p>11280</text:p>
          </table:table-cell>
          <table:table-cell office:value-type="float" office:value="11088" calcext:value-type="float">
            <text:p>11088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office:value-type="float" office:value="3.813964" calcext:value-type="float">
            <text:p>3.813964</text:p>
          </table:table-cell>
          <table:table-cell office:value-type="float" office:value="100.381073" calcext:value-type="float">
            <text:p>100.381073</text:p>
          </table:table-cell>
          <table:table-cell office:value-type="float" office:value="96.567109" calcext:value-type="float">
            <text:p>96.567109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1.998848" calcext:value-type="float">
            <text:p>1.998848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3.3929in" svg:y="0.0417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08192" calcext:value-type="float">
            <text:p>0.008192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59" calcext:value-type="float">
            <text:p>0.00859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22" calcext:value-type="float">
            <text:p>0.016922</text:p>
          </table:table-cell>
        </table:table-row>
        <table:table-row table:style-name="ro1">
          <table:table-cell office:value-type="float" office:value="0.024576" calcext:value-type="float">
            <text:p>0.024576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33758" calcext:value-type="float">
            <text:p>0.033758</text:p>
          </table:table-cell>
        </table:table-row>
        <table:table-row table:style-name="ro1">
          <table:table-cell office:value-type="float" office:value="0.04096" calcext:value-type="float">
            <text:p>0.04096</text:p>
          </table:table-cell>
          <table:table-cell office:value-type="float" office:value="0.042174" calcext:value-type="float">
            <text:p>0.042174</text:p>
          </table:table-cell>
          <table:table-cell office:value-type="float" office:value="0.042178" calcext:value-type="float">
            <text:p>0.042178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50592" calcext:value-type="float">
            <text:p>0.050592</text:p>
          </table:table-cell>
        </table:table-row>
        <table:table-row table:style-name="ro1">
          <table:table-cell office:value-type="float" office:value="0.057344" calcext:value-type="float">
            <text:p>0.057344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14" calcext:value-type="float">
            <text:p>0.059014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067439" calcext:value-type="float">
            <text:p>0.067439</text:p>
          </table:table-cell>
        </table:table-row>
        <table:table-row table:style-name="ro1">
          <table:table-cell office:value-type="float" office:value="0.073728" calcext:value-type="float">
            <text:p>0.073728</text:p>
          </table:table-cell>
          <table:table-cell office:value-type="float" office:value="0.075834" calcext:value-type="float">
            <text:p>0.075834</text:p>
          </table:table-cell>
          <table:table-cell office:value-type="float" office:value="0.075845" calcext:value-type="float">
            <text:p>0.075845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84269" calcext:value-type="float">
            <text:p>0.084269</text:p>
          </table:table-cell>
        </table:table-row>
        <table:table-row table:style-name="ro1">
          <table:table-cell office:value-type="float" office:value="0.090112" calcext:value-type="float">
            <text:p>0.090112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8" calcext:value-type="float">
            <text:p>0.092688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11" calcext:value-type="float">
            <text:p>0.101111</text:p>
          </table:table-cell>
        </table:table-row>
        <table:table-row table:style-name="ro1">
          <table:table-cell office:value-type="float" office:value="0.106496" calcext:value-type="float">
            <text:p>0.106496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10952" calcext:value-type="float">
            <text:p>0.10952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117943" calcext:value-type="float">
            <text:p>0.117943</text:p>
          </table:table-cell>
        </table:table-row>
        <table:table-row table:style-name="ro1">
          <table:table-cell office:value-type="float" office:value="0.12288" calcext:value-type="float">
            <text:p>0.12288</text:p>
          </table:table-cell>
          <table:table-cell office:value-type="float" office:value="0.126342" calcext:value-type="float">
            <text:p>0.126342</text:p>
          </table:table-cell>
          <table:table-cell office:value-type="float" office:value="0.126499" calcext:value-type="float">
            <text:p>0.126499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134775" calcext:value-type="float">
            <text:p>0.134775</text:p>
          </table:table-cell>
        </table:table-row>
        <table:table-row table:style-name="ro1">
          <table:table-cell office:value-type="float" office:value="0.139264" calcext:value-type="float">
            <text:p>0.139264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143206" calcext:value-type="float">
            <text:p>0.143206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51619" calcext:value-type="float">
            <text:p>0.151619</text:p>
          </table:table-cell>
        </table:table-row>
        <table:table-row table:style-name="ro1">
          <table:table-cell office:value-type="float" office:value="0.155648" calcext:value-type="float">
            <text:p>0.155648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160041" calcext:value-type="float">
            <text:p>0.160041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168519" calcext:value-type="float">
            <text:p>0.168519</text:p>
          </table:table-cell>
        </table:table-row>
        <table:table-row table:style-name="ro1">
          <table:table-cell office:value-type="float" office:value="0.172032" calcext:value-type="float">
            <text:p>0.172032</text:p>
          </table:table-cell>
          <table:table-cell office:value-type="float" office:value="0.176843" calcext:value-type="float">
            <text:p>0.176843</text:p>
          </table:table-cell>
          <table:table-cell office:value-type="float" office:value="0.176914" calcext:value-type="float">
            <text:p>0.176914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5286" calcext:value-type="float">
            <text:p>0.185286</text:p>
          </table:table-cell>
        </table:table-row>
        <table:table-row table:style-name="ro1">
          <table:table-cell office:value-type="float" office:value="0.188416" calcext:value-type="float">
            <text:p>0.188416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93741" calcext:value-type="float">
            <text:p>0.193741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202078" calcext:value-type="float">
            <text:p>0.202078</text:p>
          </table:table-cell>
          <table:table-cell office:value-type="float" office:value="0.202116" calcext:value-type="float">
            <text:p>0.202116</text:p>
          </table:table-cell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58" calcext:value-type="float">
            <text:p>0.210558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21898" calcext:value-type="float">
            <text:p>0.21898</text:p>
          </table:table-cell>
        </table:table-row>
        <table:table-row table:style-name="ro1">
          <table:table-cell office:value-type="float" office:value="0.221184" calcext:value-type="float">
            <text:p>0.221184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27365" calcext:value-type="float">
            <text:p>0.227365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3582" calcext:value-type="float">
            <text:p>0.23582</text:p>
          </table:table-cell>
        </table:table-row>
        <table:table-row table:style-name="ro1">
          <table:table-cell office:value-type="float" office:value="0.237568" calcext:value-type="float">
            <text:p>0.237568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244248" calcext:value-type="float">
            <text:p>0.244248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252646" calcext:value-type="float">
            <text:p>0.252646</text:p>
          </table:table-cell>
        </table:table-row>
        <table:table-row table:style-name="ro1">
          <table:table-cell office:value-type="float" office:value="0.253952" calcext:value-type="float">
            <text:p>0.253952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261057" calcext:value-type="float">
            <text:p>0.261057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269428" calcext:value-type="float">
            <text:p>0.269428</text:p>
          </table:table-cell>
          <table:table-cell office:value-type="float" office:value="0.26952" calcext:value-type="float">
            <text:p>0.26952</text:p>
          </table:table-cell>
        </table:table-row>
        <table:table-row table:style-name="ro1">
          <table:table-cell office:value-type="float" office:value="0.270336" calcext:value-type="float">
            <text:p>0.270336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277886" calcext:value-type="float">
            <text:p>0.277886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286321" calcext:value-type="float">
            <text:p>0.286321</text:p>
          </table:table-cell>
        </table:table-row>
        <table:table-row table:style-name="ro1">
          <table:table-cell office:value-type="float" office:value="0.28672" calcext:value-type="float">
            <text:p>0.28672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294737" calcext:value-type="float">
            <text:p>0.294737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303178" calcext:value-type="float">
            <text:p>0.303178</text:p>
          </table:table-cell>
        </table:table-row>
        <table:table-row table:style-name="ro1">
          <table:table-cell office:value-type="float" office:value="0.303104" calcext:value-type="float">
            <text:p>0.303104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311657" calcext:value-type="float">
            <text:p>0.311657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320112" calcext:value-type="float">
            <text:p>0.320112</text:p>
          </table:table-cell>
        </table:table-row>
        <table:table-row table:style-name="ro1">
          <table:table-cell office:value-type="float" office:value="0.319488" calcext:value-type="float">
            <text:p>0.319488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328408" calcext:value-type="float">
            <text:p>0.328408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36818" calcext:value-type="float">
            <text:p>0.336818</text:p>
          </table:table-cell>
        </table:table-row>
        <table:table-row table:style-name="ro1">
          <table:table-cell office:value-type="float" office:value="0.335872" calcext:value-type="float">
            <text:p>0.335872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345322" calcext:value-type="float">
            <text:p>0.345322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3657" calcext:value-type="float">
            <text:p>0.353657</text:p>
          </table:table-cell>
        </table:table-row>
        <table:table-row table:style-name="ro1">
          <table:table-cell office:value-type="float" office:value="0.352256" calcext:value-type="float">
            <text:p>0.352256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0.362177" calcext:value-type="float">
            <text:p>0.362177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370412" calcext:value-type="float">
            <text:p>0.370412</text:p>
          </table:table-cell>
          <table:table-cell office:value-type="float" office:value="0.370483" calcext:value-type="float">
            <text:p>0.370483</text:p>
          </table:table-cell>
        </table:table-row>
        <table:table-row table:style-name="ro1">
          <table:table-cell office:value-type="float" office:value="0.36864" calcext:value-type="float">
            <text:p>0.36864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378904" calcext:value-type="float">
            <text:p>0.378904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387424" calcext:value-type="float">
            <text:p>0.387424</text:p>
          </table:table-cell>
        </table:table-row>
        <table:table-row table:style-name="ro1">
          <table:table-cell office:value-type="float" office:value="0.385024" calcext:value-type="float">
            <text:p>0.385024</text:p>
          </table:table-cell>
          <table:table-cell office:value-type="float" office:value="0.395674" calcext:value-type="float">
            <text:p>0.395674</text:p>
          </table:table-cell>
          <table:table-cell office:value-type="float" office:value="0.395779" calcext:value-type="float">
            <text:p>0.395779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404075" calcext:value-type="float">
            <text:p>0.404075</text:p>
          </table:table-cell>
          <table:table-cell office:value-type="float" office:value="0.404158" calcext:value-type="float">
            <text:p>0.404158</text:p>
          </table:table-cell>
        </table:table-row>
        <table:table-row table:style-name="ro1">
          <table:table-cell office:value-type="float" office:value="0.401408" calcext:value-type="float">
            <text:p>0.401408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12557" calcext:value-type="float">
            <text:p>0.412557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420915" calcext:value-type="float">
            <text:p>0.420915</text:p>
          </table:table-cell>
          <table:table-cell office:value-type="float" office:value="0.42102" calcext:value-type="float">
            <text:p>0.42102</text:p>
          </table:table-cell>
        </table:table-row>
        <table:table-row table:style-name="ro1">
          <table:table-cell office:value-type="float" office:value="0.417792" calcext:value-type="float">
            <text:p>0.417792</text:p>
          </table:table-cell>
          <table:table-cell office:value-type="float" office:value="0.429334" calcext:value-type="float">
            <text:p>0.429334</text:p>
          </table:table-cell>
          <table:table-cell office:value-type="float" office:value="0.429489" calcext:value-type="float">
            <text:p>0.429489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437759" calcext:value-type="float">
            <text:p>0.437759</text:p>
          </table:table-cell>
          <table:table-cell office:value-type="float" office:value="0.437887" calcext:value-type="float">
            <text:p>0.437887</text:p>
          </table:table-cell>
        </table:table-row>
        <table:table-row table:style-name="ro1">
          <table:table-cell office:value-type="float" office:value="0.434176" calcext:value-type="float">
            <text:p>0.434176</text:p>
          </table:table-cell>
          <table:table-cell office:value-type="float" office:value="0.446139" calcext:value-type="float">
            <text:p>0.446139</text:p>
          </table:table-cell>
          <table:table-cell office:value-type="float" office:value="0.446306" calcext:value-type="float">
            <text:p>0.446306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454553" calcext:value-type="float">
            <text:p>0.454553</text:p>
          </table:table-cell>
          <table:table-cell office:value-type="float" office:value="0.454645" calcext:value-type="float">
            <text:p>0.454645</text:p>
          </table:table-cell>
        </table:table-row>
        <table:table-row table:style-name="ro1">
          <table:table-cell office:value-type="float" office:value="0.45056" calcext:value-type="float">
            <text:p>0.45056</text:p>
          </table:table-cell>
          <table:table-cell office:value-type="float" office:value="0.462999" calcext:value-type="float">
            <text:p>0.462999</text:p>
          </table:table-cell>
          <table:table-cell office:value-type="float" office:value="0.463185" calcext:value-type="float">
            <text:p>0.463185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471381" calcext:value-type="float">
            <text:p>0.471381</text:p>
          </table:table-cell>
          <table:table-cell office:value-type="float" office:value="0.471562" calcext:value-type="float">
            <text:p>0.471562</text:p>
          </table:table-cell>
        </table:table-row>
        <table:table-row table:style-name="ro1">
          <table:table-cell office:value-type="float" office:value="0.466944" calcext:value-type="float">
            <text:p>0.466944</text:p>
          </table:table-cell>
          <table:table-cell office:value-type="float" office:value="0.479835" calcext:value-type="float">
            <text:p>0.479835</text:p>
          </table:table-cell>
          <table:table-cell office:value-type="float" office:value="0.479992" calcext:value-type="float">
            <text:p>0.479992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488206" calcext:value-type="float">
            <text:p>0.488206</text:p>
          </table:table-cell>
          <table:table-cell office:value-type="float" office:value="0.488428" calcext:value-type="float">
            <text:p>0.488428</text:p>
          </table:table-cell>
        </table:table-row>
        <table:table-row table:style-name="ro1">
          <table:table-cell office:value-type="float" office:value="0.483328" calcext:value-type="float">
            <text:p>0.483328</text:p>
          </table:table-cell>
          <table:table-cell office:value-type="float" office:value="0.496727" calcext:value-type="float">
            <text:p>0.496727</text:p>
          </table:table-cell>
          <table:table-cell office:value-type="float" office:value="0.49681" calcext:value-type="float">
            <text:p>0.49681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50505" calcext:value-type="float">
            <text:p>0.50505</text:p>
          </table:table-cell>
          <table:table-cell office:value-type="float" office:value="0.50529" calcext:value-type="float">
            <text:p>0.50529</text:p>
          </table:table-cell>
        </table:table-row>
        <table:table-row table:style-name="ro1">
          <table:table-cell office:value-type="float" office:value="0.499712" calcext:value-type="float">
            <text:p>0.499712</text:p>
          </table:table-cell>
          <table:table-cell office:value-type="float" office:value="0.510946" calcext:value-type="float">
            <text:p>0.510946</text:p>
          </table:table-cell>
          <table:table-cell office:value-type="float" office:value="0.486952" calcext:value-type="float">
            <text:p>0.486952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51562" calcext:value-type="float">
            <text:p>0.51562</text:p>
          </table:table-cell>
          <table:table-cell office:value-type="float" office:value="0.458754" calcext:value-type="float">
            <text:p>0.458754</text:p>
          </table:table-cell>
        </table:table-row>
        <table:table-row table:style-name="ro1">
          <table:table-cell office:value-type="float" office:value="0.516096" calcext:value-type="float">
            <text:p>0.516096</text:p>
          </table:table-cell>
          <table:table-cell office:value-type="float" office:value="0.521417" calcext:value-type="float">
            <text:p>0.521417</text:p>
          </table:table-cell>
          <table:table-cell office:value-type="float" office:value="0.434488" calcext:value-type="float">
            <text:p>0.434488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521624" calcext:value-type="float">
            <text:p>0.521624</text:p>
          </table:table-cell>
          <table:table-cell office:value-type="float" office:value="0.416339" calcext:value-type="float">
            <text:p>0.416339</text:p>
          </table:table-cell>
        </table:table-row>
        <table:table-row table:style-name="ro1">
          <table:table-cell office:value-type="float" office:value="0.53248" calcext:value-type="float">
            <text:p>0.53248</text:p>
          </table:table-cell>
          <table:table-cell office:value-type="float" office:value="0.528215" calcext:value-type="float">
            <text:p>0.528215</text:p>
          </table:table-cell>
          <table:table-cell office:value-type="float" office:value="0.401209" calcext:value-type="float">
            <text:p>0.401209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528576" calcext:value-type="float">
            <text:p>0.528576</text:p>
          </table:table-cell>
          <table:table-cell office:value-type="float" office:value="0.395922" calcext:value-type="float">
            <text:p>0.395922</text:p>
          </table:table-cell>
        </table:table-row>
        <table:table-row table:style-name="ro1">
          <table:table-cell office:value-type="float" office:value="0.548864" calcext:value-type="float">
            <text:p>0.548864</text:p>
          </table:table-cell>
          <table:table-cell office:value-type="float" office:value="0.54267" calcext:value-type="float">
            <text:p>0.54267</text:p>
          </table:table-cell>
          <table:table-cell office:value-type="float" office:value="0.422305" calcext:value-type="float">
            <text:p>0.422305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543956" calcext:value-type="float">
            <text:p>0.543956</text:p>
          </table:table-cell>
          <table:table-cell office:value-type="float" office:value="0.389413" calcext:value-type="float">
            <text:p>0.389413</text:p>
          </table:table-cell>
        </table:table-row>
        <table:table-row table:style-name="ro1">
          <table:table-cell office:value-type="float" office:value="0.565248" calcext:value-type="float">
            <text:p>0.565248</text:p>
          </table:table-cell>
          <table:table-cell office:value-type="float" office:value="0.568968" calcext:value-type="float">
            <text:p>0.568968</text:p>
          </table:table-cell>
          <table:table-cell office:value-type="float" office:value="0.43142" calcext:value-type="float">
            <text:p>0.43142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582574" calcext:value-type="float">
            <text:p>0.582574</text:p>
          </table:table-cell>
          <table:table-cell office:value-type="float" office:value="0.447438" calcext:value-type="float">
            <text:p>0.447438</text:p>
          </table:table-cell>
        </table:table-row>
        <table:table-row table:style-name="ro1">
          <table:table-cell office:value-type="float" office:value="0.581632" calcext:value-type="float">
            <text:p>0.581632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429023" calcext:value-type="float">
            <text:p>0.429023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591586" calcext:value-type="float">
            <text:p>0.591586</text:p>
          </table:table-cell>
          <table:table-cell office:value-type="float" office:value="0.420923" calcext:value-type="float">
            <text:p>0.420923</text:p>
          </table:table-cell>
        </table:table-row>
        <table:table-row table:style-name="ro1">
          <table:table-cell office:value-type="float" office:value="0.598016" calcext:value-type="float">
            <text:p>0.598016</text:p>
          </table:table-cell>
          <table:table-cell office:value-type="float" office:value="0.601713" calcext:value-type="float">
            <text:p>0.601713</text:p>
          </table:table-cell>
          <table:table-cell office:value-type="float" office:value="0.426133" calcext:value-type="float">
            <text:p>0.426133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610922" calcext:value-type="float">
            <text:p>0.610922</text:p>
          </table:table-cell>
          <table:table-cell office:value-type="float" office:value="0.422277" calcext:value-type="float">
            <text:p>0.422277</text:p>
          </table:table-cell>
        </table:table-row>
        <table:table-row table:style-name="ro1">
          <table:table-cell office:value-type="float" office:value="0.6144" calcext:value-type="float">
            <text:p>0.6144</text:p>
          </table:table-cell>
          <table:table-cell office:value-type="float" office:value="0.619032" calcext:value-type="float">
            <text:p>0.619032</text:p>
          </table:table-cell>
          <table:table-cell office:value-type="float" office:value="0.419331" calcext:value-type="float">
            <text:p>0.419331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621242" calcext:value-type="float">
            <text:p>0.621242</text:p>
          </table:table-cell>
          <table:table-cell office:value-type="float" office:value="0.408008" calcext:value-type="float">
            <text:p>0.408008</text:p>
          </table:table-cell>
        </table:table-row>
        <table:table-row table:style-name="ro1">
          <table:table-cell office:value-type="float" office:value="0.630784" calcext:value-type="float">
            <text:p>0.630784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0.403354" calcext:value-type="float">
            <text:p>0.403354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635422" calcext:value-type="float">
            <text:p>0.635422</text:p>
          </table:table-cell>
          <table:table-cell office:value-type="float" office:value="0.390436" calcext:value-type="float">
            <text:p>0.390436</text:p>
          </table:table-cell>
        </table:table-row>
        <table:table-row table:style-name="ro1">
          <table:table-cell office:value-type="float" office:value="0.647168" calcext:value-type="float">
            <text:p>0.647168</text:p>
          </table:table-cell>
          <table:table-cell office:value-type="float" office:value="0.645709" calcext:value-type="float">
            <text:p>0.645709</text:p>
          </table:table-cell>
          <table:table-cell office:value-type="float" office:value="0.383815" calcext:value-type="float">
            <text:p>0.383815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0.377054" calcext:value-type="float">
            <text:p>0.377054</text:p>
          </table:table-cell>
        </table:table-row>
        <table:table-row table:style-name="ro1">
          <table:table-cell office:value-type="float" office:value="0.663552" calcext:value-type="float">
            <text:p>0.663552</text:p>
          </table:table-cell>
          <table:table-cell office:value-type="float" office:value="0.664538" calcext:value-type="float">
            <text:p>0.664538</text:p>
          </table:table-cell>
          <table:table-cell office:value-type="float" office:value="0.374224" calcext:value-type="float">
            <text:p>0.374224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667566" calcext:value-type="float">
            <text:p>0.667566</text:p>
          </table:table-cell>
          <table:table-cell office:value-type="float" office:value="0.376889" calcext:value-type="float">
            <text:p>0.376889</text:p>
          </table:table-cell>
        </table:table-row>
        <table:table-row table:style-name="ro1">
          <table:table-cell office:value-type="float" office:value="0.679936" calcext:value-type="float">
            <text:p>0.679936</text:p>
          </table:table-cell>
          <table:table-cell office:value-type="float" office:value="0.676622" calcext:value-type="float">
            <text:p>0.676622</text:p>
          </table:table-cell>
          <table:table-cell office:value-type="float" office:value="0.372607" calcext:value-type="float">
            <text:p>0.372607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364433" calcext:value-type="float">
            <text:p>0.364433</text:p>
          </table:table-cell>
        </table:table-row>
        <table:table-row table:style-name="ro1">
          <table:table-cell office:value-type="float" office:value="0.69632" calcext:value-type="float">
            <text:p>0.69632</text:p>
          </table:table-cell>
          <table:table-cell office:value-type="float" office:value="0.691837" calcext:value-type="float">
            <text:p>0.691837</text:p>
          </table:table-cell>
          <table:table-cell office:value-type="float" office:value="0.363995" calcext:value-type="float">
            <text:p>0.363995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691595" calcext:value-type="float">
            <text:p>0.691595</text:p>
          </table:table-cell>
          <table:table-cell office:value-type="float" office:value="0.350455" calcext:value-type="float">
            <text:p>0.350455</text:p>
          </table:table-cell>
        </table:table-row>
        <table:table-row table:style-name="ro1">
          <table:table-cell office:value-type="float" office:value="0.712704" calcext:value-type="float">
            <text:p>0.71270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7065" calcext:value-type="float">
            <text:p>0.347065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709825" calcext:value-type="float">
            <text:p>0.709825</text:p>
          </table:table-cell>
          <table:table-cell office:value-type="float" office:value="0.342357" calcext:value-type="float">
            <text:p>0.342357</text:p>
          </table:table-cell>
        </table:table-row>
        <table:table-row table:style-name="ro1">
          <table:table-cell office:value-type="float" office:value="0.729088" calcext:value-type="float">
            <text:p>0.729088</text:p>
          </table:table-cell>
          <table:table-cell office:value-type="float" office:value="0.711798" calcext:value-type="float">
            <text:p>0.711798</text:p>
          </table:table-cell>
          <table:table-cell office:value-type="float" office:value="0.332712" calcext:value-type="float">
            <text:p>0.332712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723373" calcext:value-type="float">
            <text:p>0.723373</text:p>
          </table:table-cell>
          <table:table-cell office:value-type="float" office:value="0.338007" calcext:value-type="float">
            <text:p>0.338007</text:p>
          </table:table-cell>
        </table:table-row>
        <table:table-row table:style-name="ro1">
          <table:table-cell office:value-type="float" office:value="0.745472" calcext:value-type="float">
            <text:p>0.745472</text:p>
          </table:table-cell>
          <table:table-cell office:value-type="float" office:value="0.724639" calcext:value-type="float">
            <text:p>0.724639</text:p>
          </table:table-cell>
          <table:table-cell office:value-type="float" office:value="0.326053" calcext:value-type="float">
            <text:p>0.326053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734118" calcext:value-type="float">
            <text:p>0.734118</text:p>
          </table:table-cell>
          <table:table-cell office:value-type="float" office:value="0.318037" calcext:value-type="float">
            <text:p>0.318037</text:p>
          </table:table-cell>
        </table:table-row>
        <table:table-row table:style-name="ro1">
          <table:table-cell office:value-type="float" office:value="0.761856" calcext:value-type="float">
            <text:p>0.761856</text:p>
          </table:table-cell>
          <table:table-cell office:value-type="float" office:value="0.737595" calcext:value-type="float">
            <text:p>0.737595</text:p>
          </table:table-cell>
          <table:table-cell office:value-type="float" office:value="0.313972" calcext:value-type="float">
            <text:p>0.313972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74283" calcext:value-type="float">
            <text:p>0.74283</text:p>
          </table:table-cell>
          <table:table-cell office:value-type="float" office:value="0.296107" calcext:value-type="float">
            <text:p>0.296107</text:p>
          </table:table-cell>
        </table:table-row>
        <table:table-row table:style-name="ro1">
          <table:table-cell office:value-type="float" office:value="0.77824" calcext:value-type="float">
            <text:p>0.77824</text:p>
          </table:table-cell>
          <table:table-cell office:value-type="float" office:value="0.747884" calcext:value-type="float">
            <text:p>0.747884</text:p>
          </table:table-cell>
          <table:table-cell office:value-type="float" office:value="0.298924" calcext:value-type="float">
            <text:p>0.298924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761956" calcext:value-type="float">
            <text:p>0.761956</text:p>
          </table:table-cell>
          <table:table-cell office:value-type="float" office:value="0.298645" calcext:value-type="float">
            <text:p>0.298645</text:p>
          </table:table-cell>
        </table:table-row>
        <table:table-row table:style-name="ro1">
          <table:table-cell office:value-type="float" office:value="0.794624" calcext:value-type="float">
            <text:p>0.794624</text:p>
          </table:table-cell>
          <table:table-cell office:value-type="float" office:value="0.755814" calcext:value-type="float">
            <text:p>0.755814</text:p>
          </table:table-cell>
          <table:table-cell office:value-type="float" office:value="0.279583" calcext:value-type="float">
            <text:p>0.279583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769064" calcext:value-type="float">
            <text:p>0.769064</text:p>
          </table:table-cell>
          <table:table-cell office:value-type="float" office:value="0.273984" calcext:value-type="float">
            <text:p>0.273984</text:p>
          </table:table-cell>
        </table:table-row>
        <table:table-row table:style-name="ro1">
          <table:table-cell office:value-type="float" office:value="0.811008" calcext:value-type="float">
            <text:p>0.811008</text:p>
          </table:table-cell>
          <table:table-cell office:value-type="float" office:value="0.764942" calcext:value-type="float">
            <text:p>0.764942</text:p>
          </table:table-cell>
          <table:table-cell office:value-type="float" office:value="0.271776" calcext:value-type="float">
            <text:p>0.271776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773318" calcext:value-type="float">
            <text:p>0.773318</text:p>
          </table:table-cell>
          <table:table-cell office:value-type="float" office:value="0.26973" calcext:value-type="float">
            <text:p>0.26973</text:p>
          </table:table-cell>
        </table:table-row>
        <table:table-row table:style-name="ro1">
          <table:table-cell office:value-type="float" office:value="0.827392" calcext:value-type="float">
            <text:p>0.827392</text:p>
          </table:table-cell>
          <table:table-cell office:value-type="float" office:value="0.794735" calcext:value-type="float">
            <text:p>0.794735</text:p>
          </table:table-cell>
          <table:table-cell office:value-type="float" office:value="0.258836" calcext:value-type="float">
            <text:p>0.258836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793959" calcext:value-type="float">
            <text:p>0.793959</text:p>
          </table:table-cell>
          <table:table-cell office:value-type="float" office:value="0.263155" calcext:value-type="float">
            <text:p>0.263155</text:p>
          </table:table-cell>
        </table:table-row>
        <table:table-row table:style-name="ro1">
          <table:table-cell office:value-type="float" office:value="0.843776" calcext:value-type="float">
            <text:p>0.843776</text:p>
          </table:table-cell>
          <table:table-cell office:value-type="float" office:value="0.799228" calcext:value-type="float">
            <text:p>0.799228</text:p>
          </table:table-cell>
          <table:table-cell office:value-type="float" office:value="0.250571" calcext:value-type="float">
            <text:p>0.250571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797221" calcext:value-type="float">
            <text:p>0.797221</text:p>
          </table:table-cell>
          <table:table-cell office:value-type="float" office:value="0.239665" calcext:value-type="float">
            <text:p>0.239665</text:p>
          </table:table-cell>
        </table:table-row>
        <table:table-row table:style-name="ro1">
          <table:table-cell office:value-type="float" office:value="0.86016" calcext:value-type="float">
            <text:p>0.86016</text:p>
          </table:table-cell>
          <table:table-cell office:value-type="float" office:value="0.811804" calcext:value-type="float">
            <text:p>0.811804</text:p>
          </table:table-cell>
          <table:table-cell office:value-type="float" office:value="0.230337" calcext:value-type="float">
            <text:p>0.230337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810913" calcext:value-type="float">
            <text:p>0.810913</text:p>
          </table:table-cell>
          <table:table-cell office:value-type="float" office:value="0.230482" calcext:value-type="float">
            <text:p>0.230482</text:p>
          </table:table-cell>
        </table:table-row>
        <table:table-row table:style-name="ro1">
          <table:table-cell office:value-type="float" office:value="0.876544" calcext:value-type="float">
            <text:p>0.876544</text:p>
          </table:table-cell>
          <table:table-cell office:value-type="float" office:value="0.812097" calcext:value-type="float">
            <text:p>0.812097</text:p>
          </table:table-cell>
          <table:table-cell office:value-type="float" office:value="0.228079" calcext:value-type="float">
            <text:p>0.228079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825146" calcext:value-type="float">
            <text:p>0.825146</text:p>
          </table:table-cell>
          <table:table-cell office:value-type="float" office:value="0.215014" calcext:value-type="float">
            <text:p>0.215014</text:p>
          </table:table-cell>
        </table:table-row>
        <table:table-row table:style-name="ro1">
          <table:table-cell office:value-type="float" office:value="0.892928" calcext:value-type="float">
            <text:p>0.892928</text:p>
          </table:table-cell>
          <table:table-cell office:value-type="float" office:value="0.827474" calcext:value-type="float">
            <text:p>0.827474</text:p>
          </table:table-cell>
          <table:table-cell office:value-type="float" office:value="0.218531" calcext:value-type="float">
            <text:p>0.218531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830061" calcext:value-type="float">
            <text:p>0.830061</text:p>
          </table:table-cell>
          <table:table-cell office:value-type="float" office:value="0.201305" calcext:value-type="float">
            <text:p>0.201305</text:p>
          </table:table-cell>
        </table:table-row>
        <table:table-row table:style-name="ro1">
          <table:table-cell office:value-type="float" office:value="0.909312" calcext:value-type="float">
            <text:p>0.909312</text:p>
          </table:table-cell>
          <table:table-cell office:value-type="float" office:value="0.757894" calcext:value-type="float">
            <text:p>0.757894</text:p>
          </table:table-cell>
          <table:table-cell office:value-type="float" office:value="0.150518" calcext:value-type="float">
            <text:p>0.150518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849476" calcext:value-type="float">
            <text:p>0.849476</text:p>
          </table:table-cell>
          <table:table-cell office:value-type="float" office:value="0.192759" calcext:value-type="float">
            <text:p>0.192759</text:p>
          </table:table-cell>
        </table:table-row>
        <table:table-row table:style-name="ro1">
          <table:table-cell office:value-type="float" office:value="0.925696" calcext:value-type="float">
            <text:p>0.925696</text:p>
          </table:table-cell>
          <table:table-cell office:value-type="float" office:value="0.841497" calcext:value-type="float">
            <text:p>0.841497</text:p>
          </table:table-cell>
          <table:table-cell office:value-type="float" office:value="0.184092" calcext:value-type="float">
            <text:p>0.184092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833987" calcext:value-type="float">
            <text:p>0.833987</text:p>
          </table:table-cell>
          <table:table-cell office:value-type="float" office:value="0.177726" calcext:value-type="float">
            <text:p>0.177726</text:p>
          </table:table-cell>
        </table:table-row>
        <table:table-row table:style-name="ro1">
          <table:table-cell office:value-type="float" office:value="0.94208" calcext:value-type="float">
            <text:p>0.94208</text:p>
          </table:table-cell>
          <table:table-cell office:value-type="float" office:value="0.861294" calcext:value-type="float">
            <text:p>0.861294</text:p>
          </table:table-cell>
          <table:table-cell office:value-type="float" office:value="0.172568" calcext:value-type="float">
            <text:p>0.172568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865124" calcext:value-type="float">
            <text:p>0.865124</text:p>
          </table:table-cell>
          <table:table-cell office:value-type="float" office:value="0.16224" calcext:value-type="float">
            <text:p>0.16224</text:p>
          </table:table-cell>
        </table:table-row>
        <table:table-row table:style-name="ro1">
          <table:table-cell office:value-type="float" office:value="0.958464" calcext:value-type="float">
            <text:p>0.958464</text:p>
          </table:table-cell>
          <table:table-cell office:value-type="float" office:value="0.825172" calcext:value-type="float">
            <text:p>0.825172</text:p>
          </table:table-cell>
          <table:table-cell office:value-type="float" office:value="0.162629" calcext:value-type="float">
            <text:p>0.162629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795218" calcext:value-type="float">
            <text:p>0.795218</text:p>
          </table:table-cell>
          <table:table-cell office:value-type="float" office:value="0.157415" calcext:value-type="float">
            <text:p>0.157415</text:p>
          </table:table-cell>
        </table:table-row>
        <table:table-row table:style-name="ro1">
          <table:table-cell office:value-type="float" office:value="0.974848" calcext:value-type="float">
            <text:p>0.974848</text:p>
          </table:table-cell>
          <table:table-cell office:value-type="float" office:value="0.850048" calcext:value-type="float">
            <text:p>0.850048</text:p>
          </table:table-cell>
          <table:table-cell office:value-type="float" office:value="0.150693" calcext:value-type="float">
            <text:p>0.150693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830278" calcext:value-type="float">
            <text:p>0.830278</text:p>
          </table:table-cell>
          <table:table-cell office:value-type="float" office:value="0.157292" calcext:value-type="float">
            <text:p>0.157292</text:p>
          </table:table-cell>
        </table:table-row>
        <table:table-row table:style-name="ro1">
          <table:table-cell office:value-type="float" office:value="0.991232" calcext:value-type="float">
            <text:p>0.991232</text:p>
          </table:table-cell>
          <table:table-cell office:value-type="float" office:value="0.830758" calcext:value-type="float">
            <text:p>0.830758</text:p>
          </table:table-cell>
          <table:table-cell office:value-type="float" office:value="0.164204" calcext:value-type="float">
            <text:p>0.164204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806719" calcext:value-type="float">
            <text:p>0.806719</text:p>
          </table:table-cell>
          <table:table-cell office:value-type="float" office:value="0.162235" calcext:value-type="float">
            <text:p>0.162235</text:p>
          </table:table-cell>
        </table:table-row>
        <table:table-row table:style-name="ro1">
          <table:table-cell office:value-type="float" office:value="1.007616" calcext:value-type="float">
            <text:p>1.007616</text:p>
          </table:table-cell>
          <table:table-cell office:value-type="float" office:value="0.779959" calcext:value-type="float">
            <text:p>0.779959</text:p>
          </table:table-cell>
          <table:table-cell office:value-type="float" office:value="0.129471" calcext:value-type="float">
            <text:p>0.129471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810944" calcext:value-type="float">
            <text:p>0.810944</text:p>
          </table:table-cell>
          <table:table-cell office:value-type="float" office:value="0.167282" calcext:value-type="float">
            <text:p>0.167282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833718" calcext:value-type="float">
            <text:p>0.833718</text:p>
          </table:table-cell>
          <table:table-cell office:value-type="float" office:value="0.14739" calcext:value-type="float">
            <text:p>0.14739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80108" calcext:value-type="float">
            <text:p>0.80108</text:p>
          </table:table-cell>
          <table:table-cell office:value-type="float" office:value="0.164649" calcext:value-type="float">
            <text:p>0.164649</text:p>
          </table:table-cell>
        </table:table-row>
        <table:table-row table:style-name="ro1">
          <table:table-cell office:value-type="float" office:value="1.040384" calcext:value-type="float">
            <text:p>1.040384</text:p>
          </table:table-cell>
          <table:table-cell office:value-type="float" office:value="0.794545" calcext:value-type="float">
            <text:p>0.794545</text:p>
          </table:table-cell>
          <table:table-cell office:value-type="float" office:value="0.166385" calcext:value-type="float">
            <text:p>0.166385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815937" calcext:value-type="float">
            <text:p>0.815937</text:p>
          </table:table-cell>
          <table:table-cell office:value-type="float" office:value="0.167575" calcext:value-type="float">
            <text:p>0.167575</text:p>
          </table:table-cell>
        </table:table-row>
        <table:table-row table:style-name="ro1">
          <table:table-cell office:value-type="float" office:value="1.056768" calcext:value-type="float">
            <text:p>1.056768</text:p>
          </table:table-cell>
          <table:table-cell office:value-type="float" office:value="0.793795" calcext:value-type="float">
            <text:p>0.793795</text:p>
          </table:table-cell>
          <table:table-cell office:value-type="float" office:value="0.150478" calcext:value-type="float">
            <text:p>0.150478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797219" calcext:value-type="float">
            <text:p>0.797219</text:p>
          </table:table-cell>
          <table:table-cell office:value-type="float" office:value="0.154567" calcext:value-type="float">
            <text:p>0.154567</text:p>
          </table:table-cell>
        </table:table-row>
        <table:table-row table:style-name="ro1">
          <table:table-cell office:value-type="float" office:value="1.073152" calcext:value-type="float">
            <text:p>1.073152</text:p>
          </table:table-cell>
          <table:table-cell office:value-type="float" office:value="0.812594" calcext:value-type="float">
            <text:p>0.812594</text:p>
          </table:table-cell>
          <table:table-cell office:value-type="float" office:value="0.147273" calcext:value-type="float">
            <text:p>0.147273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802533" calcext:value-type="float">
            <text:p>0.802533</text:p>
          </table:table-cell>
          <table:table-cell office:value-type="float" office:value="0.158485" calcext:value-type="float">
            <text:p>0.158485</text:p>
          </table:table-cell>
        </table:table-row>
        <table:table-row table:style-name="ro1">
          <table:table-cell office:value-type="float" office:value="1.089536" calcext:value-type="float">
            <text:p>1.089536</text:p>
          </table:table-cell>
          <table:table-cell office:value-type="float" office:value="0.807093" calcext:value-type="float">
            <text:p>0.807093</text:p>
          </table:table-cell>
          <table:table-cell office:value-type="float" office:value="0.156632" calcext:value-type="float">
            <text:p>0.156632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79049" calcext:value-type="float">
            <text:p>0.79049</text:p>
          </table:table-cell>
          <table:table-cell office:value-type="float" office:value="0.159786" calcext:value-type="float">
            <text:p>0.159786</text:p>
          </table:table-cell>
        </table:table-row>
        <table:table-row table:style-name="ro1">
          <table:table-cell office:value-type="float" office:value="1.10592" calcext:value-type="float">
            <text:p>1.10592</text:p>
          </table:table-cell>
          <table:table-cell office:value-type="float" office:value="0.798507" calcext:value-type="float">
            <text:p>0.798507</text:p>
          </table:table-cell>
          <table:table-cell office:value-type="float" office:value="0.163976" calcext:value-type="float">
            <text:p>0.163976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782576" calcext:value-type="float">
            <text:p>0.782576</text:p>
          </table:table-cell>
          <table:table-cell office:value-type="float" office:value="0.167547" calcext:value-type="float">
            <text:p>0.167547</text:p>
          </table:table-cell>
        </table:table-row>
        <table:table-row table:style-name="ro1">
          <table:table-cell office:value-type="float" office:value="1.122304" calcext:value-type="float">
            <text:p>1.122304</text:p>
          </table:table-cell>
          <table:table-cell office:value-type="float" office:value="0.786309" calcext:value-type="float">
            <text:p>0.786309</text:p>
          </table:table-cell>
          <table:table-cell office:value-type="float" office:value="0.159943" calcext:value-type="float">
            <text:p>0.159943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802872" calcext:value-type="float">
            <text:p>0.802872</text:p>
          </table:table-cell>
          <table:table-cell office:value-type="float" office:value="0.158665" calcext:value-type="float">
            <text:p>0.158665</text:p>
          </table:table-cell>
        </table:table-row>
        <table:table-row table:style-name="ro1">
          <table:table-cell office:value-type="float" office:value="1.138688" calcext:value-type="float">
            <text:p>1.138688</text:p>
          </table:table-cell>
          <table:table-cell office:value-type="float" office:value="0.782527" calcext:value-type="float">
            <text:p>0.782527</text:p>
          </table:table-cell>
          <table:table-cell office:value-type="float" office:value="0.169781" calcext:value-type="float">
            <text:p>0.169781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789668" calcext:value-type="float">
            <text:p>0.789668</text:p>
          </table:table-cell>
          <table:table-cell office:value-type="float" office:value="0.157147" calcext:value-type="float">
            <text:p>0.157147</text:p>
          </table:table-cell>
        </table:table-row>
        <table:table-row table:style-name="ro1">
          <table:table-cell office:value-type="float" office:value="1.155072" calcext:value-type="float">
            <text:p>1.155072</text:p>
          </table:table-cell>
          <table:table-cell office:value-type="float" office:value="0.79233" calcext:value-type="float">
            <text:p>0.79233</text:p>
          </table:table-cell>
          <table:table-cell office:value-type="float" office:value="0.159996" calcext:value-type="float">
            <text:p>0.159996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82767" calcext:value-type="float">
            <text:p>0.82767</text:p>
          </table:table-cell>
          <table:table-cell office:value-type="float" office:value="0.153218" calcext:value-type="float">
            <text:p>0.153218</text:p>
          </table:table-cell>
        </table:table-row>
        <table:table-row table:style-name="ro1">
          <table:table-cell office:value-type="float" office:value="1.171456" calcext:value-type="float">
            <text:p>1.171456</text:p>
          </table:table-cell>
          <table:table-cell office:value-type="float" office:value="0.783504" calcext:value-type="float">
            <text:p>0.783504</text:p>
          </table:table-cell>
          <table:table-cell office:value-type="float" office:value="0.163842" calcext:value-type="float">
            <text:p>0.163842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792401" calcext:value-type="float">
            <text:p>0.792401</text:p>
          </table:table-cell>
          <table:table-cell office:value-type="float" office:value="0.17543" calcext:value-type="float">
            <text:p>0.17543</text:p>
          </table:table-cell>
        </table:table-row>
        <table:table-row table:style-name="ro1">
          <table:table-cell office:value-type="float" office:value="1.18784" calcext:value-type="float">
            <text:p>1.18784</text:p>
          </table:table-cell>
          <table:table-cell office:value-type="float" office:value="0.810045" calcext:value-type="float">
            <text:p>0.810045</text:p>
          </table:table-cell>
          <table:table-cell office:value-type="float" office:value="0.158087" calcext:value-type="float">
            <text:p>0.158087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790246" calcext:value-type="float">
            <text:p>0.790246</text:p>
          </table:table-cell>
          <table:table-cell office:value-type="float" office:value="0.156359" calcext:value-type="float">
            <text:p>0.156359</text:p>
          </table:table-cell>
        </table:table-row>
        <table:table-row table:style-name="ro1">
          <table:table-cell office:value-type="float" office:value="1.204224" calcext:value-type="float">
            <text:p>1.204224</text:p>
          </table:table-cell>
          <table:table-cell office:value-type="float" office:value="0.810254" calcext:value-type="float">
            <text:p>0.810254</text:p>
          </table:table-cell>
          <table:table-cell office:value-type="float" office:value="0.151888" calcext:value-type="float">
            <text:p>0.151888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792911" calcext:value-type="float">
            <text:p>0.792911</text:p>
          </table:table-cell>
          <table:table-cell office:value-type="float" office:value="0.141973" calcext:value-type="float">
            <text:p>0.141973</text:p>
          </table:table-cell>
        </table:table-row>
        <table:table-row table:style-name="ro1">
          <table:table-cell office:value-type="float" office:value="1.220608" calcext:value-type="float">
            <text:p>1.220608</text:p>
          </table:table-cell>
          <table:table-cell office:value-type="float" office:value="0.833497" calcext:value-type="float">
            <text:p>0.833497</text:p>
          </table:table-cell>
          <table:table-cell office:value-type="float" office:value="0.148871" calcext:value-type="float">
            <text:p>0.148871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87247" calcext:value-type="float">
            <text:p>0.87247</text:p>
          </table:table-cell>
          <table:table-cell office:value-type="float" office:value="0.127908" calcext:value-type="float">
            <text:p>0.127908</text:p>
          </table:table-cell>
        </table:table-row>
        <table:table-row table:style-name="ro1">
          <table:table-cell office:value-type="float" office:value="1.236992" calcext:value-type="float">
            <text:p>1.236992</text:p>
          </table:table-cell>
          <table:table-cell office:value-type="float" office:value="0.812542" calcext:value-type="float">
            <text:p>0.812542</text:p>
          </table:table-cell>
          <table:table-cell office:value-type="float" office:value="0.161969" calcext:value-type="float">
            <text:p>0.161969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81248" calcext:value-type="float">
            <text:p>0.81248</text:p>
          </table:table-cell>
          <table:table-cell office:value-type="float" office:value="0.167138" calcext:value-type="float">
            <text:p>0.167138</text:p>
          </table:table-cell>
        </table:table-row>
        <table:table-row table:style-name="ro1">
          <table:table-cell office:value-type="float" office:value="1.253376" calcext:value-type="float">
            <text:p>1.253376</text:p>
          </table:table-cell>
          <table:table-cell office:value-type="float" office:value="0.780128" calcext:value-type="float">
            <text:p>0.780128</text:p>
          </table:table-cell>
          <table:table-cell office:value-type="float" office:value="0.172379" calcext:value-type="float">
            <text:p>0.172379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810328" calcext:value-type="float">
            <text:p>0.810328</text:p>
          </table:table-cell>
          <table:table-cell office:value-type="float" office:value="0.168111" calcext:value-type="float">
            <text:p>0.168111</text:p>
          </table:table-cell>
        </table:table-row>
        <table:table-row table:style-name="ro1">
          <table:table-cell office:value-type="float" office:value="1.26976" calcext:value-type="float">
            <text:p>1.26976</text:p>
          </table:table-cell>
          <table:table-cell office:value-type="float" office:value="0.793156" calcext:value-type="float">
            <text:p>0.793156</text:p>
          </table:table-cell>
          <table:table-cell office:value-type="float" office:value="0.163022" calcext:value-type="float">
            <text:p>0.163022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800686" calcext:value-type="float">
            <text:p>0.800686</text:p>
          </table:table-cell>
          <table:table-cell office:value-type="float" office:value="0.152952" calcext:value-type="float">
            <text:p>0.152952</text:p>
          </table:table-cell>
        </table:table-row>
        <table:table-row table:style-name="ro1">
          <table:table-cell office:value-type="float" office:value="1.286144" calcext:value-type="float">
            <text:p>1.286144</text:p>
          </table:table-cell>
          <table:table-cell office:value-type="float" office:value="0.808561" calcext:value-type="float">
            <text:p>0.808561</text:p>
          </table:table-cell>
          <table:table-cell office:value-type="float" office:value="0.141605" calcext:value-type="float">
            <text:p>0.141605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8411" calcext:value-type="float">
            <text:p>0.8411</text:p>
          </table:table-cell>
          <table:table-cell office:value-type="float" office:value="0.139824" calcext:value-type="float">
            <text:p>0.139824</text:p>
          </table:table-cell>
        </table:table-row>
        <table:table-row table:style-name="ro1">
          <table:table-cell office:value-type="float" office:value="1.302528" calcext:value-type="float">
            <text:p>1.302528</text:p>
          </table:table-cell>
          <table:table-cell office:value-type="float" office:value="0.842368" calcext:value-type="float">
            <text:p>0.842368</text:p>
          </table:table-cell>
          <table:table-cell office:value-type="float" office:value="0.145935" calcext:value-type="float">
            <text:p>0.145935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786018" calcext:value-type="float">
            <text:p>0.786018</text:p>
          </table:table-cell>
          <table:table-cell office:value-type="float" office:value="0.156578" calcext:value-type="float">
            <text:p>0.156578</text:p>
          </table:table-cell>
        </table:table-row>
        <table:table-row table:style-name="ro1">
          <table:table-cell office:value-type="float" office:value="1.318912" calcext:value-type="float">
            <text:p>1.318912</text:p>
          </table:table-cell>
          <table:table-cell office:value-type="float" office:value="0.846827" calcext:value-type="float">
            <text:p>0.846827</text:p>
          </table:table-cell>
          <table:table-cell office:value-type="float" office:value="0.154337" calcext:value-type="float">
            <text:p>0.154337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842604" calcext:value-type="float">
            <text:p>0.842604</text:p>
          </table:table-cell>
          <table:table-cell office:value-type="float" office:value="0.148688" calcext:value-type="float">
            <text:p>0.148688</text:p>
          </table:table-cell>
        </table:table-row>
        <table:table-row table:style-name="ro1">
          <table:table-cell office:value-type="float" office:value="1.335296" calcext:value-type="float">
            <text:p>1.335296</text:p>
          </table:table-cell>
          <table:table-cell office:value-type="float" office:value="0.817694" calcext:value-type="float">
            <text:p>0.817694</text:p>
          </table:table-cell>
          <table:table-cell office:value-type="float" office:value="0.15909" calcext:value-type="float">
            <text:p>0.15909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80242" calcext:value-type="float">
            <text:p>0.80242</text:p>
          </table:table-cell>
          <table:table-cell office:value-type="float" office:value="0.154982" calcext:value-type="float">
            <text:p>0.154982</text:p>
          </table:table-cell>
        </table:table-row>
        <table:table-row table:style-name="ro1">
          <table:table-cell office:value-type="float" office:value="1.35168" calcext:value-type="float">
            <text:p>1.35168</text:p>
          </table:table-cell>
          <table:table-cell office:value-type="float" office:value="0.797142" calcext:value-type="float">
            <text:p>0.797142</text:p>
          </table:table-cell>
          <table:table-cell office:value-type="float" office:value="0.1612" calcext:value-type="float">
            <text:p>0.1612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786586" calcext:value-type="float">
            <text:p>0.786586</text:p>
          </table:table-cell>
          <table:table-cell office:value-type="float" office:value="0.168199" calcext:value-type="float">
            <text:p>0.168199</text:p>
          </table:table-cell>
        </table:table-row>
        <table:table-row table:style-name="ro1">
          <table:table-cell office:value-type="float" office:value="1.368064" calcext:value-type="float">
            <text:p>1.368064</text:p>
          </table:table-cell>
          <table:table-cell office:value-type="float" office:value="0.777394" calcext:value-type="float">
            <text:p>0.777394</text:p>
          </table:table-cell>
          <table:table-cell office:value-type="float" office:value="0.177947" calcext:value-type="float">
            <text:p>0.177947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811747" calcext:value-type="float">
            <text:p>0.811747</text:p>
          </table:table-cell>
          <table:table-cell office:value-type="float" office:value="0.144521" calcext:value-type="float">
            <text:p>0.144521</text:p>
          </table:table-cell>
        </table:table-row>
        <table:table-row table:style-name="ro1">
          <table:table-cell office:value-type="float" office:value="1.384448" calcext:value-type="float">
            <text:p>1.384448</text:p>
          </table:table-cell>
          <table:table-cell office:value-type="float" office:value="0.820218" calcext:value-type="float">
            <text:p>0.820218</text:p>
          </table:table-cell>
          <table:table-cell office:value-type="float" office:value="0.142587" calcext:value-type="float">
            <text:p>0.142587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815193" calcext:value-type="float">
            <text:p>0.815193</text:p>
          </table:table-cell>
          <table:table-cell office:value-type="float" office:value="0.150259" calcext:value-type="float">
            <text:p>0.150259</text:p>
          </table:table-cell>
        </table:table-row>
        <table:table-row table:style-name="ro1">
          <table:table-cell office:value-type="float" office:value="1.400832" calcext:value-type="float">
            <text:p>1.400832</text:p>
          </table:table-cell>
          <table:table-cell office:value-type="float" office:value="0.782771" calcext:value-type="float">
            <text:p>0.782771</text:p>
          </table:table-cell>
          <table:table-cell office:value-type="float" office:value="0.152473" calcext:value-type="float">
            <text:p>0.152473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808956" calcext:value-type="float">
            <text:p>0.808956</text:p>
          </table:table-cell>
          <table:table-cell office:value-type="float" office:value="0.151543" calcext:value-type="float">
            <text:p>0.151543</text:p>
          </table:table-cell>
        </table:table-row>
        <table:table-row table:style-name="ro1">
          <table:table-cell office:value-type="float" office:value="1.417216" calcext:value-type="float">
            <text:p>1.417216</text:p>
          </table:table-cell>
          <table:table-cell office:value-type="float" office:value="0.834345" calcext:value-type="float">
            <text:p>0.834345</text:p>
          </table:table-cell>
          <table:table-cell office:value-type="float" office:value="0.155528" calcext:value-type="float">
            <text:p>0.155528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81171" calcext:value-type="float">
            <text:p>0.81171</text:p>
          </table:table-cell>
          <table:table-cell office:value-type="float" office:value="0.159302" calcext:value-type="float">
            <text:p>0.159302</text:p>
          </table:table-cell>
        </table:table-row>
        <table:table-row table:style-name="ro1">
          <table:table-cell office:value-type="float" office:value="1.4336" calcext:value-type="float">
            <text:p>1.4336</text:p>
          </table:table-cell>
          <table:table-cell office:value-type="float" office:value="0.822764" calcext:value-type="float">
            <text:p>0.822764</text:p>
          </table:table-cell>
          <table:table-cell office:value-type="float" office:value="0.139794" calcext:value-type="float">
            <text:p>0.139794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810961" calcext:value-type="float">
            <text:p>0.810961</text:p>
          </table:table-cell>
          <table:table-cell office:value-type="float" office:value="0.153494" calcext:value-type="float">
            <text:p>0.153494</text:p>
          </table:table-cell>
        </table:table-row>
        <table:table-row table:style-name="ro1">
          <table:table-cell office:value-type="float" office:value="1.449984" calcext:value-type="float">
            <text:p>1.449984</text:p>
          </table:table-cell>
          <table:table-cell office:value-type="float" office:value="0.834189" calcext:value-type="float">
            <text:p>0.834189</text:p>
          </table:table-cell>
          <table:table-cell office:value-type="float" office:value="0.142724" calcext:value-type="float">
            <text:p>0.142724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819729" calcext:value-type="float">
            <text:p>0.819729</text:p>
          </table:table-cell>
          <table:table-cell office:value-type="float" office:value="0.147098" calcext:value-type="float">
            <text:p>0.147098</text:p>
          </table:table-cell>
        </table:table-row>
        <table:table-row table:style-name="ro1">
          <table:table-cell office:value-type="float" office:value="1.466368" calcext:value-type="float">
            <text:p>1.466368</text:p>
          </table:table-cell>
          <table:table-cell office:value-type="float" office:value="0.797803" calcext:value-type="float">
            <text:p>0.797803</text:p>
          </table:table-cell>
          <table:table-cell office:value-type="float" office:value="0.153196" calcext:value-type="float">
            <text:p>0.153196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820678" calcext:value-type="float">
            <text:p>0.820678</text:p>
          </table:table-cell>
          <table:table-cell office:value-type="float" office:value="0.146995" calcext:value-type="float">
            <text:p>0.146995</text:p>
          </table:table-cell>
        </table:table-row>
        <table:table-row table:style-name="ro1">
          <table:table-cell office:value-type="float" office:value="1.482752" calcext:value-type="float">
            <text:p>1.482752</text:p>
          </table:table-cell>
          <table:table-cell office:value-type="float" office:value="0.804476" calcext:value-type="float">
            <text:p>0.804476</text:p>
          </table:table-cell>
          <table:table-cell office:value-type="float" office:value="0.143447" calcext:value-type="float">
            <text:p>0.143447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823305" calcext:value-type="float">
            <text:p>0.823305</text:p>
          </table:table-cell>
          <table:table-cell office:value-type="float" office:value="0.137352" calcext:value-type="float">
            <text:p>0.137352</text:p>
          </table:table-cell>
        </table:table-row>
        <table:table-row table:style-name="ro1">
          <table:table-cell office:value-type="float" office:value="1.499136" calcext:value-type="float">
            <text:p>1.499136</text:p>
          </table:table-cell>
          <table:table-cell office:value-type="float" office:value="0.828832" calcext:value-type="float">
            <text:p>0.828832</text:p>
          </table:table-cell>
          <table:table-cell office:value-type="float" office:value="0.15129" calcext:value-type="float">
            <text:p>0.15129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830871" calcext:value-type="float">
            <text:p>0.830871</text:p>
          </table:table-cell>
          <table:table-cell office:value-type="float" office:value="0.141428" calcext:value-type="float">
            <text:p>0.141428</text:p>
          </table:table-cell>
        </table:table-row>
        <table:table-row table:style-name="ro1">
          <table:table-cell office:value-type="float" office:value="1.51552" calcext:value-type="float">
            <text:p>1.51552</text:p>
          </table:table-cell>
          <table:table-cell office:value-type="float" office:value="0.820571" calcext:value-type="float">
            <text:p>0.820571</text:p>
          </table:table-cell>
          <table:table-cell office:value-type="float" office:value="0.151312" calcext:value-type="float">
            <text:p>0.151312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81837" calcext:value-type="float">
            <text:p>0.81837</text:p>
          </table:table-cell>
          <table:table-cell office:value-type="float" office:value="0.145798" calcext:value-type="float">
            <text:p>0.145798</text:p>
          </table:table-cell>
        </table:table-row>
        <table:table-row table:style-name="ro1">
          <table:table-cell office:value-type="float" office:value="1.531904" calcext:value-type="float">
            <text:p>1.531904</text:p>
          </table:table-cell>
          <table:table-cell office:value-type="float" office:value="0.799307" calcext:value-type="float">
            <text:p>0.799307</text:p>
          </table:table-cell>
          <table:table-cell office:value-type="float" office:value="0.143448" calcext:value-type="float">
            <text:p>0.143448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791203" calcext:value-type="float">
            <text:p>0.791203</text:p>
          </table:table-cell>
          <table:table-cell office:value-type="float" office:value="0.146639" calcext:value-type="float">
            <text:p>0.146639</text:p>
          </table:table-cell>
        </table:table-row>
        <table:table-row table:style-name="ro1">
          <table:table-cell office:value-type="float" office:value="1.548288" calcext:value-type="float">
            <text:p>1.548288</text:p>
          </table:table-cell>
          <table:table-cell office:value-type="float" office:value="0.857414" calcext:value-type="float">
            <text:p>0.857414</text:p>
          </table:table-cell>
          <table:table-cell office:value-type="float" office:value="0.126889" calcext:value-type="float">
            <text:p>0.126889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837075" calcext:value-type="float">
            <text:p>0.837075</text:p>
          </table:table-cell>
          <table:table-cell office:value-type="float" office:value="0.14286" calcext:value-type="float">
            <text:p>0.14286</text:p>
          </table:table-cell>
        </table:table-row>
        <table:table-row table:style-name="ro1">
          <table:table-cell office:value-type="float" office:value="1.564672" calcext:value-type="float">
            <text:p>1.564672</text:p>
          </table:table-cell>
          <table:table-cell office:value-type="float" office:value="0.796894" calcext:value-type="float">
            <text:p>0.796894</text:p>
          </table:table-cell>
          <table:table-cell office:value-type="float" office:value="0.149334" calcext:value-type="float">
            <text:p>0.149334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839387" calcext:value-type="float">
            <text:p>0.839387</text:p>
          </table:table-cell>
          <table:table-cell office:value-type="float" office:value="0.130769" calcext:value-type="float">
            <text:p>0.130769</text:p>
          </table:table-cell>
        </table:table-row>
        <table:table-row table:style-name="ro1">
          <table:table-cell office:value-type="float" office:value="1.581056" calcext:value-type="float">
            <text:p>1.581056</text:p>
          </table:table-cell>
          <table:table-cell office:value-type="float" office:value="0.854562" calcext:value-type="float">
            <text:p>0.854562</text:p>
          </table:table-cell>
          <table:table-cell office:value-type="float" office:value="0.129733" calcext:value-type="float">
            <text:p>0.129733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857181" calcext:value-type="float">
            <text:p>0.857181</text:p>
          </table:table-cell>
          <table:table-cell office:value-type="float" office:value="0.131539" calcext:value-type="float">
            <text:p>0.131539</text:p>
          </table:table-cell>
        </table:table-row>
        <table:table-row table:style-name="ro1">
          <table:table-cell office:value-type="float" office:value="1.59744" calcext:value-type="float">
            <text:p>1.59744</text:p>
          </table:table-cell>
          <table:table-cell office:value-type="float" office:value="0.870572" calcext:value-type="float">
            <text:p>0.870572</text:p>
          </table:table-cell>
          <table:table-cell office:value-type="float" office:value="0.129374" calcext:value-type="float">
            <text:p>0.129374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77213" calcext:value-type="float">
            <text:p>0.77213</text:p>
          </table:table-cell>
          <table:table-cell office:value-type="float" office:value="0.138981" calcext:value-type="float">
            <text:p>0.138981</text:p>
          </table:table-cell>
        </table:table-row>
        <table:table-row table:style-name="ro1">
          <table:table-cell office:value-type="float" office:value="1.613824" calcext:value-type="float">
            <text:p>1.613824</text:p>
          </table:table-cell>
          <table:table-cell office:value-type="float" office:value="0.871117" calcext:value-type="float">
            <text:p>0.871117</text:p>
          </table:table-cell>
          <table:table-cell office:value-type="float" office:value="0.13387" calcext:value-type="float">
            <text:p>0.13387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806182" calcext:value-type="float">
            <text:p>0.806182</text:p>
          </table:table-cell>
          <table:table-cell office:value-type="float" office:value="0.145285" calcext:value-type="float">
            <text:p>0.145285</text:p>
          </table:table-cell>
        </table:table-row>
        <table:table-row table:style-name="ro1">
          <table:table-cell office:value-type="float" office:value="1.630208" calcext:value-type="float">
            <text:p>1.630208</text:p>
          </table:table-cell>
          <table:table-cell office:value-type="float" office:value="0.785934" calcext:value-type="float">
            <text:p>0.785934</text:p>
          </table:table-cell>
          <table:table-cell office:value-type="float" office:value="0.147046" calcext:value-type="float">
            <text:p>0.147046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05543" calcext:value-type="float">
            <text:p>0.805543</text:p>
          </table:table-cell>
          <table:table-cell office:value-type="float" office:value="0.137979" calcext:value-type="float">
            <text:p>0.137979</text:p>
          </table:table-cell>
        </table:table-row>
        <table:table-row table:style-name="ro1">
          <table:table-cell office:value-type="float" office:value="1.646592" calcext:value-type="float">
            <text:p>1.646592</text:p>
          </table:table-cell>
          <table:table-cell office:value-type="float" office:value="0.837399" calcext:value-type="float">
            <text:p>0.837399</text:p>
          </table:table-cell>
          <table:table-cell office:value-type="float" office:value="0.142537" calcext:value-type="float">
            <text:p>0.142537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808023" calcext:value-type="float">
            <text:p>0.808023</text:p>
          </table:table-cell>
          <table:table-cell office:value-type="float" office:value="0.154845" calcext:value-type="float">
            <text:p>0.154845</text:p>
          </table:table-cell>
        </table:table-row>
        <table:table-row table:style-name="ro1">
          <table:table-cell office:value-type="float" office:value="1.662976" calcext:value-type="float">
            <text:p>1.662976</text:p>
          </table:table-cell>
          <table:table-cell office:value-type="float" office:value="0.879299" calcext:value-type="float">
            <text:p>0.879299</text:p>
          </table:table-cell>
          <table:table-cell office:value-type="float" office:value="0.133134" calcext:value-type="float">
            <text:p>0.133134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784226" calcext:value-type="float">
            <text:p>0.784226</text:p>
          </table:table-cell>
          <table:table-cell office:value-type="float" office:value="0.161184" calcext:value-type="float">
            <text:p>0.161184</text:p>
          </table:table-cell>
        </table:table-row>
        <table:table-row table:style-name="ro1">
          <table:table-cell office:value-type="float" office:value="1.67936" calcext:value-type="float">
            <text:p>1.67936</text:p>
          </table:table-cell>
          <table:table-cell office:value-type="float" office:value="0.807403" calcext:value-type="float">
            <text:p>0.807403</text:p>
          </table:table-cell>
          <table:table-cell office:value-type="float" office:value="0.146607" calcext:value-type="float">
            <text:p>0.146607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815075" calcext:value-type="float">
            <text:p>0.815075</text:p>
          </table:table-cell>
          <table:table-cell office:value-type="float" office:value="0.139142" calcext:value-type="float">
            <text:p>0.139142</text:p>
          </table:table-cell>
        </table:table-row>
        <table:table-row table:style-name="ro1">
          <table:table-cell office:value-type="float" office:value="1.695744" calcext:value-type="float">
            <text:p>1.695744</text:p>
          </table:table-cell>
          <table:table-cell office:value-type="float" office:value="0.777278" calcext:value-type="float">
            <text:p>0.777278</text:p>
          </table:table-cell>
          <table:table-cell office:value-type="float" office:value="0.144752" calcext:value-type="float">
            <text:p>0.144752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792264" calcext:value-type="float">
            <text:p>0.792264</text:p>
          </table:table-cell>
          <table:table-cell office:value-type="float" office:value="0.137991" calcext:value-type="float">
            <text:p>0.137991</text:p>
          </table:table-cell>
        </table:table-row>
        <table:table-row table:style-name="ro1">
          <table:table-cell office:value-type="float" office:value="1.712128" calcext:value-type="float">
            <text:p>1.712128</text:p>
          </table:table-cell>
          <table:table-cell office:value-type="float" office:value="0.827099" calcext:value-type="float">
            <text:p>0.827099</text:p>
          </table:table-cell>
          <table:table-cell office:value-type="float" office:value="0.13886" calcext:value-type="float">
            <text:p>0.13886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761081" calcext:value-type="float">
            <text:p>0.761081</text:p>
          </table:table-cell>
          <table:table-cell office:value-type="float" office:value="0.156334" calcext:value-type="float">
            <text:p>0.156334</text:p>
          </table:table-cell>
        </table:table-row>
        <table:table-row table:style-name="ro1">
          <table:table-cell office:value-type="float" office:value="1.728512" calcext:value-type="float">
            <text:p>1.728512</text:p>
          </table:table-cell>
          <table:table-cell office:value-type="float" office:value="0.823001" calcext:value-type="float">
            <text:p>0.823001</text:p>
          </table:table-cell>
          <table:table-cell office:value-type="float" office:value="0.14778" calcext:value-type="float">
            <text:p>0.14778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81301" calcext:value-type="float">
            <text:p>0.81301</text:p>
          </table:table-cell>
          <table:table-cell office:value-type="float" office:value="0.140335" calcext:value-type="float">
            <text:p>0.140335</text:p>
          </table:table-cell>
        </table:table-row>
        <table:table-row table:style-name="ro1">
          <table:table-cell office:value-type="float" office:value="1.744896" calcext:value-type="float">
            <text:p>1.744896</text:p>
          </table:table-cell>
          <table:table-cell office:value-type="float" office:value="0.791161" calcext:value-type="float">
            <text:p>0.791161</text:p>
          </table:table-cell>
          <table:table-cell office:value-type="float" office:value="0.14761" calcext:value-type="float">
            <text:p>0.14761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791342" calcext:value-type="float">
            <text:p>0.791342</text:p>
          </table:table-cell>
          <table:table-cell office:value-type="float" office:value="0.152198" calcext:value-type="float">
            <text:p>0.152198</text:p>
          </table:table-cell>
        </table:table-row>
        <table:table-row table:style-name="ro1">
          <table:table-cell office:value-type="float" office:value="1.76128" calcext:value-type="float">
            <text:p>1.76128</text:p>
          </table:table-cell>
          <table:table-cell office:value-type="float" office:value="0.80464" calcext:value-type="float">
            <text:p>0.80464</text:p>
          </table:table-cell>
          <table:table-cell office:value-type="float" office:value="0.132169" calcext:value-type="float">
            <text:p>0.132169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840472" calcext:value-type="float">
            <text:p>0.840472</text:p>
          </table:table-cell>
          <table:table-cell office:value-type="float" office:value="0.138282" calcext:value-type="float">
            <text:p>0.138282</text:p>
          </table:table-cell>
        </table:table-row>
        <table:table-row table:style-name="ro1">
          <table:table-cell office:value-type="float" office:value="1.777664" calcext:value-type="float">
            <text:p>1.777664</text:p>
          </table:table-cell>
          <table:table-cell office:value-type="float" office:value="0.828075" calcext:value-type="float">
            <text:p>0.828075</text:p>
          </table:table-cell>
          <table:table-cell office:value-type="float" office:value="0.139014" calcext:value-type="float">
            <text:p>0.139014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816827" calcext:value-type="float">
            <text:p>0.816827</text:p>
          </table:table-cell>
          <table:table-cell office:value-type="float" office:value="0.144083" calcext:value-type="float">
            <text:p>0.144083</text:p>
          </table:table-cell>
        </table:table-row>
        <table:table-row table:style-name="ro1">
          <table:table-cell office:value-type="float" office:value="1.794048" calcext:value-type="float">
            <text:p>1.794048</text:p>
          </table:table-cell>
          <table:table-cell office:value-type="float" office:value="0.818911" calcext:value-type="float">
            <text:p>0.818911</text:p>
          </table:table-cell>
          <table:table-cell office:value-type="float" office:value="0.133392" calcext:value-type="float">
            <text:p>0.133392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791809" calcext:value-type="float">
            <text:p>0.791809</text:p>
          </table:table-cell>
          <table:table-cell office:value-type="float" office:value="0.146051" calcext:value-type="float">
            <text:p>0.146051</text:p>
          </table:table-cell>
        </table:table-row>
        <table:table-row table:style-name="ro1">
          <table:table-cell office:value-type="float" office:value="1.810432" calcext:value-type="float">
            <text:p>1.810432</text:p>
          </table:table-cell>
          <table:table-cell office:value-type="float" office:value="0.806624" calcext:value-type="float">
            <text:p>0.806624</text:p>
          </table:table-cell>
          <table:table-cell office:value-type="float" office:value="0.135437" calcext:value-type="float">
            <text:p>0.135437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148328" calcext:value-type="float">
            <text:p>0.148328</text:p>
          </table:table-cell>
        </table:table-row>
        <table:table-row table:style-name="ro1">
          <table:table-cell office:value-type="float" office:value="1.826816" calcext:value-type="float">
            <text:p>1.826816</text:p>
          </table:table-cell>
          <table:table-cell office:value-type="float" office:value="0.776133" calcext:value-type="float">
            <text:p>0.776133</text:p>
          </table:table-cell>
          <table:table-cell office:value-type="float" office:value="0.142387" calcext:value-type="float">
            <text:p>0.142387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764002" calcext:value-type="float">
            <text:p>0.764002</text:p>
          </table:table-cell>
          <table:table-cell office:value-type="float" office:value="0.143765" calcext:value-type="float">
            <text:p>0.143765</text:p>
          </table:table-cell>
        </table:table-row>
        <table:table-row table:style-name="ro1">
          <table:table-cell office:value-type="float" office:value="1.8432" calcext:value-type="float">
            <text:p>1.8432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145143" calcext:value-type="float">
            <text:p>0.145143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793513" calcext:value-type="float">
            <text:p>0.793513</text:p>
          </table:table-cell>
          <table:table-cell office:value-type="float" office:value="0.148639" calcext:value-type="float">
            <text:p>0.148639</text:p>
          </table:table-cell>
        </table:table-row>
        <table:table-row table:style-name="ro1">
          <table:table-cell office:value-type="float" office:value="1.859584" calcext:value-type="float">
            <text:p>1.859584</text:p>
          </table:table-cell>
          <table:table-cell office:value-type="float" office:value="0.779294" calcext:value-type="float">
            <text:p>0.779294</text:p>
          </table:table-cell>
          <table:table-cell office:value-type="float" office:value="0.150317" calcext:value-type="float">
            <text:p>0.150317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796148" calcext:value-type="float">
            <text:p>0.796148</text:p>
          </table:table-cell>
          <table:table-cell office:value-type="float" office:value="0.135614" calcext:value-type="float">
            <text:p>0.135614</text:p>
          </table:table-cell>
        </table:table-row>
        <table:table-row table:style-name="ro1">
          <table:table-cell office:value-type="float" office:value="1.875968" calcext:value-type="float">
            <text:p>1.875968</text:p>
          </table:table-cell>
          <table:table-cell office:value-type="float" office:value="0.798469" calcext:value-type="float">
            <text:p>0.798469</text:p>
          </table:table-cell>
          <table:table-cell office:value-type="float" office:value="0.14548" calcext:value-type="float">
            <text:p>0.14548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79698" calcext:value-type="float">
            <text:p>0.79698</text:p>
          </table:table-cell>
          <table:table-cell office:value-type="float" office:value="0.130285" calcext:value-type="float">
            <text:p>0.130285</text:p>
          </table:table-cell>
        </table:table-row>
        <table:table-row table:style-name="ro1">
          <table:table-cell office:value-type="float" office:value="1.892352" calcext:value-type="float">
            <text:p>1.892352</text:p>
          </table:table-cell>
          <table:table-cell office:value-type="float" office:value="0.792639" calcext:value-type="float">
            <text:p>0.792639</text:p>
          </table:table-cell>
          <table:table-cell office:value-type="float" office:value="0.144954" calcext:value-type="float">
            <text:p>0.144954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800781" calcext:value-type="float">
            <text:p>0.800781</text:p>
          </table:table-cell>
          <table:table-cell office:value-type="float" office:value="0.135103" calcext:value-type="float">
            <text:p>0.135103</text:p>
          </table:table-cell>
        </table:table-row>
        <table:table-row table:style-name="ro1">
          <table:table-cell office:value-type="float" office:value="1.908736" calcext:value-type="float">
            <text:p>1.908736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132172" calcext:value-type="float">
            <text:p>0.132172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790563" calcext:value-type="float">
            <text:p>0.790563</text:p>
          </table:table-cell>
          <table:table-cell office:value-type="float" office:value="0.143452" calcext:value-type="float">
            <text:p>0.143452</text:p>
          </table:table-cell>
        </table:table-row>
        <table:table-row table:style-name="ro1">
          <table:table-cell office:value-type="float" office:value="1.92512" calcext:value-type="float">
            <text:p>1.92512</text:p>
          </table:table-cell>
          <table:table-cell office:value-type="float" office:value="0.794036" calcext:value-type="float">
            <text:p>0.794036</text:p>
          </table:table-cell>
          <table:table-cell office:value-type="float" office:value="0.141984" calcext:value-type="float">
            <text:p>0.141984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768478" calcext:value-type="float">
            <text:p>0.768478</text:p>
          </table:table-cell>
          <table:table-cell office:value-type="float" office:value="0.141255" calcext:value-type="float">
            <text:p>0.141255</text:p>
          </table:table-cell>
        </table:table-row>
        <table:table-row table:style-name="ro1">
          <table:table-cell office:value-type="float" office:value="1.941504" calcext:value-type="float">
            <text:p>1.941504</text:p>
          </table:table-cell>
          <table:table-cell office:value-type="float" office:value="0.812582" calcext:value-type="float">
            <text:p>0.812582</text:p>
          </table:table-cell>
          <table:table-cell office:value-type="float" office:value="0.125516" calcext:value-type="float">
            <text:p>0.125516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782037" calcext:value-type="float">
            <text:p>0.782037</text:p>
          </table:table-cell>
          <table:table-cell office:value-type="float" office:value="0.140686" calcext:value-type="float">
            <text:p>0.140686</text:p>
          </table:table-cell>
        </table:table-row>
        <table:table-row table:style-name="ro1">
          <table:table-cell office:value-type="float" office:value="1.957888" calcext:value-type="float">
            <text:p>1.957888</text:p>
          </table:table-cell>
          <table:table-cell office:value-type="float" office:value="0.809044" calcext:value-type="float">
            <text:p>0.809044</text:p>
          </table:table-cell>
          <table:table-cell office:value-type="float" office:value="0.124004" calcext:value-type="float">
            <text:p>0.124004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806983" calcext:value-type="float">
            <text:p>0.806983</text:p>
          </table:table-cell>
          <table:table-cell office:value-type="float" office:value="0.129923" calcext:value-type="float">
            <text:p>0.129923</text:p>
          </table:table-cell>
        </table:table-row>
        <table:table-row table:style-name="ro1">
          <table:table-cell office:value-type="float" office:value="1.974272" calcext:value-type="float">
            <text:p>1.974272</text:p>
          </table:table-cell>
          <table:table-cell office:value-type="float" office:value="0.82656" calcext:value-type="float">
            <text:p>0.82656</text:p>
          </table:table-cell>
          <table:table-cell office:value-type="float" office:value="0.135812" calcext:value-type="float">
            <text:p>0.135812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793715" calcext:value-type="float">
            <text:p>0.793715</text:p>
          </table:table-cell>
          <table:table-cell office:value-type="float" office:value="0.137701" calcext:value-type="float">
            <text:p>0.137701</text:p>
          </table:table-cell>
        </table:table-row>
        <table:table-row table:style-name="ro1">
          <table:table-cell office:value-type="float" office:value="1.990656" calcext:value-type="float">
            <text:p>1.990656</text:p>
          </table:table-cell>
          <table:table-cell office:value-type="float" office:value="0.787395" calcext:value-type="float">
            <text:p>0.787395</text:p>
          </table:table-cell>
          <table:table-cell office:value-type="float" office:value="0.129025" calcext:value-type="float">
            <text:p>0.129025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781085" calcext:value-type="float">
            <text:p>0.781085</text:p>
          </table:table-cell>
          <table:table-cell office:value-type="float" office:value="0.14363" calcext:value-type="float">
            <text:p>0.14363</text:p>
          </table:table-cell>
        </table:table-row>
      </table:table>
      <table:named-expressions/>
      <table:database-ranges>
        <table:database-range table:name="__Anonymous_Sheet_DB__0" table:target-range-address="simulation_results_RR_4.A1:simulation_results_RR_4.M1406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13:37:37.287163907</dc:date>
    <meta:editing-duration>PT9M41S</meta:editing-duration>
    <meta:editing-cycles>1</meta:editing-cycles>
    <meta:document-statistic meta:table-count="2" meta:cell-count="190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767cm" svg:y="3.955cm" style:legend-expansion="high" chart:style-name="ch2"/>
        <chart:plot-area chart:style-name="ch3" table:cell-range-address="Sheet2.A1:Sheet2.C245" chart:data-source-has-labels="row" svg:x="0.319cm" svg:y="0.18cm" svg:width="14.129cm" svg:height="8.646cm">
          <chart:coordinate-region svg:x="1.046cm" svg:y="0.379cm" svg:width="13.16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7" chart:values-cell-range-address="Sheet2.C2:Sheet2.C245" chart:label-cell-address="Sheet2.C1:Sheet2.C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92">
                <text:p>0.008192</text:p>
                <draw:g>
                  <svg:desc>Sheet2.A2:Sheet2.A245</svg:desc>
                </draw:g>
              </table:table-cell>
              <table:table-cell office:value-type="float" office:value="0.008503">
                <text:p>0.008503</text:p>
                <draw:g>
                  <svg:desc>Sheet2.B2:Sheet2.B245</svg:desc>
                </draw:g>
              </table:table-cell>
              <table:table-cell office:value-type="float" office:value="0.00859">
                <text:p>0.00859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384">
                <text:p>0.016384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22">
                <text:p>0.016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576">
                <text:p>0.024576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68">
                <text:p>0.032768</text:p>
              </table:table-cell>
              <table:table-cell office:value-type="float" office:value="0.03375">
                <text:p>0.03375</text:p>
              </table:table-cell>
              <table:table-cell office:value-type="float" office:value="0.033758">
                <text:p>0.033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96">
                <text:p>0.04096</text:p>
              </table:table-cell>
              <table:table-cell office:value-type="float" office:value="0.042174">
                <text:p>0.042174</text:p>
              </table:table-cell>
              <table:table-cell office:value-type="float" office:value="0.042178">
                <text:p>0.042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152">
                <text:p>0.049152</text:p>
              </table:table-cell>
              <table:table-cell office:value-type="float" office:value="0.050584">
                <text:p>0.050584</text:p>
              </table:table-cell>
              <table:table-cell office:value-type="float" office:value="0.050592">
                <text:p>0.05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344">
                <text:p>0.057344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14">
                <text:p>0.059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536">
                <text:p>0.065536</text:p>
              </table:table-cell>
              <table:table-cell office:value-type="float" office:value="0.067416">
                <text:p>0.067416</text:p>
              </table:table-cell>
              <table:table-cell office:value-type="float" office:value="0.067439">
                <text:p>0.067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3728">
                <text:p>0.073728</text:p>
              </table:table-cell>
              <table:table-cell office:value-type="float" office:value="0.075834">
                <text:p>0.075834</text:p>
              </table:table-cell>
              <table:table-cell office:value-type="float" office:value="0.075845">
                <text:p>0.075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92">
                <text:p>0.08192</text:p>
              </table:table-cell>
              <table:table-cell office:value-type="float" office:value="0.084247">
                <text:p>0.084247</text:p>
              </table:table-cell>
              <table:table-cell office:value-type="float" office:value="0.084269">
                <text:p>0.084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112">
                <text:p>0.090112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8">
                <text:p>0.092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304">
                <text:p>0.098304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11">
                <text:p>0.10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496">
                <text:p>0.106496</text:p>
              </table:table-cell>
              <table:table-cell office:value-type="float" office:value="0.109495">
                <text:p>0.109495</text:p>
              </table:table-cell>
              <table:table-cell office:value-type="float" office:value="0.10952">
                <text:p>0.10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4688">
                <text:p>0.114688</text:p>
              </table:table-cell>
              <table:table-cell office:value-type="float" office:value="0.117917">
                <text:p>0.117917</text:p>
              </table:table-cell>
              <table:table-cell office:value-type="float" office:value="0.117943">
                <text:p>0.117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288">
                <text:p>0.12288</text:p>
              </table:table-cell>
              <table:table-cell office:value-type="float" office:value="0.126342">
                <text:p>0.126342</text:p>
              </table:table-cell>
              <table:table-cell office:value-type="float" office:value="0.126499">
                <text:p>0.126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072">
                <text:p>0.131072</text:p>
              </table:table-cell>
              <table:table-cell office:value-type="float" office:value="0.13475">
                <text:p>0.13475</text:p>
              </table:table-cell>
              <table:table-cell office:value-type="float" office:value="0.134775">
                <text:p>0.134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264">
                <text:p>0.139264</text:p>
              </table:table-cell>
              <table:table-cell office:value-type="float" office:value="0.143172">
                <text:p>0.143172</text:p>
              </table:table-cell>
              <table:table-cell office:value-type="float" office:value="0.143206">
                <text:p>0.143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7456">
                <text:p>0.147456</text:p>
              </table:table-cell>
              <table:table-cell office:value-type="float" office:value="0.151578">
                <text:p>0.151578</text:p>
              </table:table-cell>
              <table:table-cell office:value-type="float" office:value="0.151619">
                <text:p>0.15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5648">
                <text:p>0.155648</text:p>
              </table:table-cell>
              <table:table-cell office:value-type="float" office:value="0.159994">
                <text:p>0.159994</text:p>
              </table:table-cell>
              <table:table-cell office:value-type="float" office:value="0.160041">
                <text:p>0.160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384">
                <text:p>0.16384</text:p>
              </table:table-cell>
              <table:table-cell office:value-type="float" office:value="0.168427">
                <text:p>0.168427</text:p>
              </table:table-cell>
              <table:table-cell office:value-type="float" office:value="0.168519">
                <text:p>0.168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2032">
                <text:p>0.172032</text:p>
              </table:table-cell>
              <table:table-cell office:value-type="float" office:value="0.176843">
                <text:p>0.176843</text:p>
              </table:table-cell>
              <table:table-cell office:value-type="float" office:value="0.176914">
                <text:p>0.176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0224">
                <text:p>0.180224</text:p>
              </table:table-cell>
              <table:table-cell office:value-type="float" office:value="0.185245">
                <text:p>0.185245</text:p>
              </table:table-cell>
              <table:table-cell office:value-type="float" office:value="0.185286">
                <text:p>0.185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416">
                <text:p>0.188416</text:p>
              </table:table-cell>
              <table:table-cell office:value-type="float" office:value="0.193671">
                <text:p>0.193671</text:p>
              </table:table-cell>
              <table:table-cell office:value-type="float" office:value="0.193741">
                <text:p>0.193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6608">
                <text:p>0.196608</text:p>
              </table:table-cell>
              <table:table-cell office:value-type="float" office:value="0.202078">
                <text:p>0.202078</text:p>
              </table:table-cell>
              <table:table-cell office:value-type="float" office:value="0.202116">
                <text:p>0.20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48">
                <text:p>0.2048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58">
                <text:p>0.210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2992">
                <text:p>0.212992</text:p>
              </table:table-cell>
              <table:table-cell office:value-type="float" office:value="0.218915">
                <text:p>0.218915</text:p>
              </table:table-cell>
              <table:table-cell office:value-type="float" office:value="0.21898">
                <text:p>0.21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184">
                <text:p>0.221184</text:p>
              </table:table-cell>
              <table:table-cell office:value-type="float" office:value="0.227332">
                <text:p>0.227332</text:p>
              </table:table-cell>
              <table:table-cell office:value-type="float" office:value="0.227365">
                <text:p>0.227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9376">
                <text:p>0.229376</text:p>
              </table:table-cell>
              <table:table-cell office:value-type="float" office:value="0.235741">
                <text:p>0.235741</text:p>
              </table:table-cell>
              <table:table-cell office:value-type="float" office:value="0.23582">
                <text:p>0.23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7568">
                <text:p>0.237568</text:p>
              </table:table-cell>
              <table:table-cell office:value-type="float" office:value="0.244157">
                <text:p>0.244157</text:p>
              </table:table-cell>
              <table:table-cell office:value-type="float" office:value="0.244248">
                <text:p>0.244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576">
                <text:p>0.24576</text:p>
              </table:table-cell>
              <table:table-cell office:value-type="float" office:value="0.252589">
                <text:p>0.252589</text:p>
              </table:table-cell>
              <table:table-cell office:value-type="float" office:value="0.252646">
                <text:p>0.252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952">
                <text:p>0.253952</text:p>
              </table:table-cell>
              <table:table-cell office:value-type="float" office:value="0.260987">
                <text:p>0.260987</text:p>
              </table:table-cell>
              <table:table-cell office:value-type="float" office:value="0.261057">
                <text:p>0.261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2144">
                <text:p>0.262144</text:p>
              </table:table-cell>
              <table:table-cell office:value-type="float" office:value="0.269428">
                <text:p>0.269428</text:p>
              </table:table-cell>
              <table:table-cell office:value-type="float" office:value="0.26952">
                <text:p>0.26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0336">
                <text:p>0.270336</text:p>
              </table:table-cell>
              <table:table-cell office:value-type="float" office:value="0.277836">
                <text:p>0.277836</text:p>
              </table:table-cell>
              <table:table-cell office:value-type="float" office:value="0.277886">
                <text:p>0.2778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8528">
                <text:p>0.278528</text:p>
              </table:table-cell>
              <table:table-cell office:value-type="float" office:value="0.286261">
                <text:p>0.286261</text:p>
              </table:table-cell>
              <table:table-cell office:value-type="float" office:value="0.286321">
                <text:p>0.286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672">
                <text:p>0.28672</text:p>
              </table:table-cell>
              <table:table-cell office:value-type="float" office:value="0.29469">
                <text:p>0.29469</text:p>
              </table:table-cell>
              <table:table-cell office:value-type="float" office:value="0.294737">
                <text:p>0.294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4912">
                <text:p>0.294912</text:p>
              </table:table-cell>
              <table:table-cell office:value-type="float" office:value="0.303095">
                <text:p>0.303095</text:p>
              </table:table-cell>
              <table:table-cell office:value-type="float" office:value="0.303178">
                <text:p>0.303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3104">
                <text:p>0.303104</text:p>
              </table:table-cell>
              <table:table-cell office:value-type="float" office:value="0.311509">
                <text:p>0.311509</text:p>
              </table:table-cell>
              <table:table-cell office:value-type="float" office:value="0.311657">
                <text:p>0.311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1296">
                <text:p>0.311296</text:p>
              </table:table-cell>
              <table:table-cell office:value-type="float" office:value="0.319919">
                <text:p>0.319919</text:p>
              </table:table-cell>
              <table:table-cell office:value-type="float" office:value="0.320112">
                <text:p>0.320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9488">
                <text:p>0.319488</text:p>
              </table:table-cell>
              <table:table-cell office:value-type="float" office:value="0.328316">
                <text:p>0.328316</text:p>
              </table:table-cell>
              <table:table-cell office:value-type="float" office:value="0.328408">
                <text:p>0.328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768">
                <text:p>0.32768</text:p>
              </table:table-cell>
              <table:table-cell office:value-type="float" office:value="0.336736">
                <text:p>0.336736</text:p>
              </table:table-cell>
              <table:table-cell office:value-type="float" office:value="0.336818">
                <text:p>0.33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5872">
                <text:p>0.335872</text:p>
              </table:table-cell>
              <table:table-cell office:value-type="float" office:value="0.345163">
                <text:p>0.345163</text:p>
              </table:table-cell>
              <table:table-cell office:value-type="float" office:value="0.345322">
                <text:p>0.345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4064">
                <text:p>0.344064</text:p>
              </table:table-cell>
              <table:table-cell office:value-type="float" office:value="0.35359">
                <text:p>0.35359</text:p>
              </table:table-cell>
              <table:table-cell office:value-type="float" office:value="0.353657">
                <text:p>0.353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2256">
                <text:p>0.352256</text:p>
              </table:table-cell>
              <table:table-cell office:value-type="float" office:value="0.361993">
                <text:p>0.361993</text:p>
              </table:table-cell>
              <table:table-cell office:value-type="float" office:value="0.362177">
                <text:p>0.362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448">
                <text:p>0.360448</text:p>
              </table:table-cell>
              <table:table-cell office:value-type="float" office:value="0.370412">
                <text:p>0.370412</text:p>
              </table:table-cell>
              <table:table-cell office:value-type="float" office:value="0.370483">
                <text:p>0.370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864">
                <text:p>0.36864</text:p>
              </table:table-cell>
              <table:table-cell office:value-type="float" office:value="0.378848">
                <text:p>0.378848</text:p>
              </table:table-cell>
              <table:table-cell office:value-type="float" office:value="0.378904">
                <text:p>0.37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6832">
                <text:p>0.376832</text:p>
              </table:table-cell>
              <table:table-cell office:value-type="float" office:value="0.387249">
                <text:p>0.387249</text:p>
              </table:table-cell>
              <table:table-cell office:value-type="float" office:value="0.387424">
                <text:p>0.387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5024">
                <text:p>0.385024</text:p>
              </table:table-cell>
              <table:table-cell office:value-type="float" office:value="0.395674">
                <text:p>0.395674</text:p>
              </table:table-cell>
              <table:table-cell office:value-type="float" office:value="0.395779">
                <text:p>0.3957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3216">
                <text:p>0.393216</text:p>
              </table:table-cell>
              <table:table-cell office:value-type="float" office:value="0.404075">
                <text:p>0.404075</text:p>
              </table:table-cell>
              <table:table-cell office:value-type="float" office:value="0.404158">
                <text:p>0.404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1408">
                <text:p>0.401408</text:p>
              </table:table-cell>
              <table:table-cell office:value-type="float" office:value="0.412489">
                <text:p>0.412489</text:p>
              </table:table-cell>
              <table:table-cell office:value-type="float" office:value="0.412557">
                <text:p>0.4125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96">
                <text:p>0.4096</text:p>
              </table:table-cell>
              <table:table-cell office:value-type="float" office:value="0.420915">
                <text:p>0.420915</text:p>
              </table:table-cell>
              <table:table-cell office:value-type="float" office:value="0.42102">
                <text:p>0.42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7792">
                <text:p>0.417792</text:p>
              </table:table-cell>
              <table:table-cell office:value-type="float" office:value="0.429334">
                <text:p>0.429334</text:p>
              </table:table-cell>
              <table:table-cell office:value-type="float" office:value="0.429489">
                <text:p>0.429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5984">
                <text:p>0.425984</text:p>
              </table:table-cell>
              <table:table-cell office:value-type="float" office:value="0.437759">
                <text:p>0.437759</text:p>
              </table:table-cell>
              <table:table-cell office:value-type="float" office:value="0.437887">
                <text:p>0.437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4176">
                <text:p>0.434176</text:p>
              </table:table-cell>
              <table:table-cell office:value-type="float" office:value="0.446139">
                <text:p>0.446139</text:p>
              </table:table-cell>
              <table:table-cell office:value-type="float" office:value="0.446306">
                <text:p>0.446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368">
                <text:p>0.442368</text:p>
              </table:table-cell>
              <table:table-cell office:value-type="float" office:value="0.454553">
                <text:p>0.454553</text:p>
              </table:table-cell>
              <table:table-cell office:value-type="float" office:value="0.454645">
                <text:p>0.454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056">
                <text:p>0.45056</text:p>
              </table:table-cell>
              <table:table-cell office:value-type="float" office:value="0.462999">
                <text:p>0.462999</text:p>
              </table:table-cell>
              <table:table-cell office:value-type="float" office:value="0.463185">
                <text:p>0.463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8752">
                <text:p>0.458752</text:p>
              </table:table-cell>
              <table:table-cell office:value-type="float" office:value="0.471381">
                <text:p>0.471381</text:p>
              </table:table-cell>
              <table:table-cell office:value-type="float" office:value="0.471562">
                <text:p>0.471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6944">
                <text:p>0.466944</text:p>
              </table:table-cell>
              <table:table-cell office:value-type="float" office:value="0.479835">
                <text:p>0.479835</text:p>
              </table:table-cell>
              <table:table-cell office:value-type="float" office:value="0.479992">
                <text:p>0.479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5136">
                <text:p>0.475136</text:p>
              </table:table-cell>
              <table:table-cell office:value-type="float" office:value="0.488206">
                <text:p>0.488206</text:p>
              </table:table-cell>
              <table:table-cell office:value-type="float" office:value="0.488428">
                <text:p>0.4884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3328">
                <text:p>0.483328</text:p>
              </table:table-cell>
              <table:table-cell office:value-type="float" office:value="0.496727">
                <text:p>0.496727</text:p>
              </table:table-cell>
              <table:table-cell office:value-type="float" office:value="0.49681">
                <text:p>0.49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152">
                <text:p>0.49152</text:p>
              </table:table-cell>
              <table:table-cell office:value-type="float" office:value="0.50505">
                <text:p>0.50505</text:p>
              </table:table-cell>
              <table:table-cell office:value-type="float" office:value="0.50529">
                <text:p>0.50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9712">
                <text:p>0.499712</text:p>
              </table:table-cell>
              <table:table-cell office:value-type="float" office:value="0.510946">
                <text:p>0.510946</text:p>
              </table:table-cell>
              <table:table-cell office:value-type="float" office:value="0.486952">
                <text:p>0.486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7904">
                <text:p>0.507904</text:p>
              </table:table-cell>
              <table:table-cell office:value-type="float" office:value="0.51562">
                <text:p>0.51562</text:p>
              </table:table-cell>
              <table:table-cell office:value-type="float" office:value="0.458754">
                <text:p>0.4587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6096">
                <text:p>0.516096</text:p>
              </table:table-cell>
              <table:table-cell office:value-type="float" office:value="0.521417">
                <text:p>0.521417</text:p>
              </table:table-cell>
              <table:table-cell office:value-type="float" office:value="0.434488">
                <text:p>0.434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4288">
                <text:p>0.524288</text:p>
              </table:table-cell>
              <table:table-cell office:value-type="float" office:value="0.521624">
                <text:p>0.521624</text:p>
              </table:table-cell>
              <table:table-cell office:value-type="float" office:value="0.416339">
                <text:p>0.416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248">
                <text:p>0.53248</text:p>
              </table:table-cell>
              <table:table-cell office:value-type="float" office:value="0.528215">
                <text:p>0.528215</text:p>
              </table:table-cell>
              <table:table-cell office:value-type="float" office:value="0.401209">
                <text:p>0.401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0672">
                <text:p>0.540672</text:p>
              </table:table-cell>
              <table:table-cell office:value-type="float" office:value="0.528576">
                <text:p>0.528576</text:p>
              </table:table-cell>
              <table:table-cell office:value-type="float" office:value="0.395922">
                <text:p>0.3959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8864">
                <text:p>0.548864</text:p>
              </table:table-cell>
              <table:table-cell office:value-type="float" office:value="0.54267">
                <text:p>0.54267</text:p>
              </table:table-cell>
              <table:table-cell office:value-type="float" office:value="0.422305">
                <text:p>0.422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7056">
                <text:p>0.557056</text:p>
              </table:table-cell>
              <table:table-cell office:value-type="float" office:value="0.543956">
                <text:p>0.543956</text:p>
              </table:table-cell>
              <table:table-cell office:value-type="float" office:value="0.389413">
                <text:p>0.389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5248">
                <text:p>0.565248</text:p>
              </table:table-cell>
              <table:table-cell office:value-type="float" office:value="0.568968">
                <text:p>0.568968</text:p>
              </table:table-cell>
              <table:table-cell office:value-type="float" office:value="0.43142">
                <text:p>0.43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344">
                <text:p>0.57344</text:p>
              </table:table-cell>
              <table:table-cell office:value-type="float" office:value="0.582574">
                <text:p>0.582574</text:p>
              </table:table-cell>
              <table:table-cell office:value-type="float" office:value="0.447438">
                <text:p>0.4474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1632">
                <text:p>0.581632</text:p>
              </table:table-cell>
              <table:table-cell office:value-type="float" office:value="0.582182">
                <text:p>0.582182</text:p>
              </table:table-cell>
              <table:table-cell office:value-type="float" office:value="0.429023">
                <text:p>0.429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9824">
                <text:p>0.589824</text:p>
              </table:table-cell>
              <table:table-cell office:value-type="float" office:value="0.591586">
                <text:p>0.591586</text:p>
              </table:table-cell>
              <table:table-cell office:value-type="float" office:value="0.420923">
                <text:p>0.420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8016">
                <text:p>0.598016</text:p>
              </table:table-cell>
              <table:table-cell office:value-type="float" office:value="0.601713">
                <text:p>0.601713</text:p>
              </table:table-cell>
              <table:table-cell office:value-type="float" office:value="0.426133">
                <text:p>0.426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6208">
                <text:p>0.606208</text:p>
              </table:table-cell>
              <table:table-cell office:value-type="float" office:value="0.610922">
                <text:p>0.610922</text:p>
              </table:table-cell>
              <table:table-cell office:value-type="float" office:value="0.422277">
                <text:p>0.422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44">
                <text:p>0.6144</text:p>
              </table:table-cell>
              <table:table-cell office:value-type="float" office:value="0.619032">
                <text:p>0.619032</text:p>
              </table:table-cell>
              <table:table-cell office:value-type="float" office:value="0.419331">
                <text:p>0.4193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22592">
                <text:p>0.622592</text:p>
              </table:table-cell>
              <table:table-cell office:value-type="float" office:value="0.621242">
                <text:p>0.621242</text:p>
              </table:table-cell>
              <table:table-cell office:value-type="float" office:value="0.408008">
                <text:p>0.4080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30784">
                <text:p>0.630784</text:p>
              </table:table-cell>
              <table:table-cell office:value-type="float" office:value="0.632515">
                <text:p>0.632515</text:p>
              </table:table-cell>
              <table:table-cell office:value-type="float" office:value="0.403354">
                <text:p>0.403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8976">
                <text:p>0.638976</text:p>
              </table:table-cell>
              <table:table-cell office:value-type="float" office:value="0.635422">
                <text:p>0.635422</text:p>
              </table:table-cell>
              <table:table-cell office:value-type="float" office:value="0.390436">
                <text:p>0.390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7168">
                <text:p>0.647168</text:p>
              </table:table-cell>
              <table:table-cell office:value-type="float" office:value="0.645709">
                <text:p>0.645709</text:p>
              </table:table-cell>
              <table:table-cell office:value-type="float" office:value="0.383815">
                <text:p>0.3838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5536">
                <text:p>0.65536</text:p>
              </table:table-cell>
              <table:table-cell office:value-type="float" office:value="0.655178">
                <text:p>0.655178</text:p>
              </table:table-cell>
              <table:table-cell office:value-type="float" office:value="0.377054">
                <text:p>0.3770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3552">
                <text:p>0.663552</text:p>
              </table:table-cell>
              <table:table-cell office:value-type="float" office:value="0.664538">
                <text:p>0.664538</text:p>
              </table:table-cell>
              <table:table-cell office:value-type="float" office:value="0.374224">
                <text:p>0.374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1744">
                <text:p>0.671744</text:p>
              </table:table-cell>
              <table:table-cell office:value-type="float" office:value="0.667566">
                <text:p>0.667566</text:p>
              </table:table-cell>
              <table:table-cell office:value-type="float" office:value="0.376889">
                <text:p>0.376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9936">
                <text:p>0.679936</text:p>
              </table:table-cell>
              <table:table-cell office:value-type="float" office:value="0.676622">
                <text:p>0.676622</text:p>
              </table:table-cell>
              <table:table-cell office:value-type="float" office:value="0.372607">
                <text:p>0.372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8128">
                <text:p>0.688128</text:p>
              </table:table-cell>
              <table:table-cell office:value-type="float" office:value="0.683246">
                <text:p>0.683246</text:p>
              </table:table-cell>
              <table:table-cell office:value-type="float" office:value="0.364433">
                <text:p>0.3644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632">
                <text:p>0.69632</text:p>
              </table:table-cell>
              <table:table-cell office:value-type="float" office:value="0.691837">
                <text:p>0.691837</text:p>
              </table:table-cell>
              <table:table-cell office:value-type="float" office:value="0.363995">
                <text:p>0.363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4512">
                <text:p>0.704512</text:p>
              </table:table-cell>
              <table:table-cell office:value-type="float" office:value="0.691595">
                <text:p>0.691595</text:p>
              </table:table-cell>
              <table:table-cell office:value-type="float" office:value="0.350455">
                <text:p>0.350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12704">
                <text:p>0.712704</text:p>
              </table:table-cell>
              <table:table-cell office:value-type="float" office:value="0.6982">
                <text:p>0.6982</text:p>
              </table:table-cell>
              <table:table-cell office:value-type="float" office:value="0.347065">
                <text:p>0.347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0896">
                <text:p>0.720896</text:p>
              </table:table-cell>
              <table:table-cell office:value-type="float" office:value="0.709825">
                <text:p>0.709825</text:p>
              </table:table-cell>
              <table:table-cell office:value-type="float" office:value="0.342357">
                <text:p>0.342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9088">
                <text:p>0.729088</text:p>
              </table:table-cell>
              <table:table-cell office:value-type="float" office:value="0.711798">
                <text:p>0.711798</text:p>
              </table:table-cell>
              <table:table-cell office:value-type="float" office:value="0.332712">
                <text:p>0.3327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728">
                <text:p>0.73728</text:p>
              </table:table-cell>
              <table:table-cell office:value-type="float" office:value="0.723373">
                <text:p>0.723373</text:p>
              </table:table-cell>
              <table:table-cell office:value-type="float" office:value="0.338007">
                <text:p>0.3380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5472">
                <text:p>0.745472</text:p>
              </table:table-cell>
              <table:table-cell office:value-type="float" office:value="0.724639">
                <text:p>0.724639</text:p>
              </table:table-cell>
              <table:table-cell office:value-type="float" office:value="0.326053">
                <text:p>0.326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3664">
                <text:p>0.753664</text:p>
              </table:table-cell>
              <table:table-cell office:value-type="float" office:value="0.734118">
                <text:p>0.734118</text:p>
              </table:table-cell>
              <table:table-cell office:value-type="float" office:value="0.318037">
                <text:p>0.318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1856">
                <text:p>0.761856</text:p>
              </table:table-cell>
              <table:table-cell office:value-type="float" office:value="0.737595">
                <text:p>0.737595</text:p>
              </table:table-cell>
              <table:table-cell office:value-type="float" office:value="0.313972">
                <text:p>0.3139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0048">
                <text:p>0.770048</text:p>
              </table:table-cell>
              <table:table-cell office:value-type="float" office:value="0.74283">
                <text:p>0.74283</text:p>
              </table:table-cell>
              <table:table-cell office:value-type="float" office:value="0.296107">
                <text:p>0.296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24">
                <text:p>0.77824</text:p>
              </table:table-cell>
              <table:table-cell office:value-type="float" office:value="0.747884">
                <text:p>0.747884</text:p>
              </table:table-cell>
              <table:table-cell office:value-type="float" office:value="0.298924">
                <text:p>0.2989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6432">
                <text:p>0.786432</text:p>
              </table:table-cell>
              <table:table-cell office:value-type="float" office:value="0.761956">
                <text:p>0.761956</text:p>
              </table:table-cell>
              <table:table-cell office:value-type="float" office:value="0.298645">
                <text:p>0.2986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4624">
                <text:p>0.794624</text:p>
              </table:table-cell>
              <table:table-cell office:value-type="float" office:value="0.755814">
                <text:p>0.755814</text:p>
              </table:table-cell>
              <table:table-cell office:value-type="float" office:value="0.279583">
                <text:p>0.279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2816">
                <text:p>0.802816</text:p>
              </table:table-cell>
              <table:table-cell office:value-type="float" office:value="0.769064">
                <text:p>0.769064</text:p>
              </table:table-cell>
              <table:table-cell office:value-type="float" office:value="0.273984">
                <text:p>0.273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1008">
                <text:p>0.811008</text:p>
              </table:table-cell>
              <table:table-cell office:value-type="float" office:value="0.764942">
                <text:p>0.764942</text:p>
              </table:table-cell>
              <table:table-cell office:value-type="float" office:value="0.271776">
                <text:p>0.2717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92">
                <text:p>0.8192</text:p>
              </table:table-cell>
              <table:table-cell office:value-type="float" office:value="0.773318">
                <text:p>0.773318</text:p>
              </table:table-cell>
              <table:table-cell office:value-type="float" office:value="0.26973">
                <text:p>0.269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7392">
                <text:p>0.827392</text:p>
              </table:table-cell>
              <table:table-cell office:value-type="float" office:value="0.794735">
                <text:p>0.794735</text:p>
              </table:table-cell>
              <table:table-cell office:value-type="float" office:value="0.258836">
                <text:p>0.2588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35584">
                <text:p>0.835584</text:p>
              </table:table-cell>
              <table:table-cell office:value-type="float" office:value="0.793959">
                <text:p>0.793959</text:p>
              </table:table-cell>
              <table:table-cell office:value-type="float" office:value="0.263155">
                <text:p>0.2631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3776">
                <text:p>0.843776</text:p>
              </table:table-cell>
              <table:table-cell office:value-type="float" office:value="0.799228">
                <text:p>0.799228</text:p>
              </table:table-cell>
              <table:table-cell office:value-type="float" office:value="0.250571">
                <text:p>0.250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1968">
                <text:p>0.851968</text:p>
              </table:table-cell>
              <table:table-cell office:value-type="float" office:value="0.797221">
                <text:p>0.797221</text:p>
              </table:table-cell>
              <table:table-cell office:value-type="float" office:value="0.239665">
                <text:p>0.2396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016">
                <text:p>0.86016</text:p>
              </table:table-cell>
              <table:table-cell office:value-type="float" office:value="0.811804">
                <text:p>0.811804</text:p>
              </table:table-cell>
              <table:table-cell office:value-type="float" office:value="0.230337">
                <text:p>0.2303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8352">
                <text:p>0.868352</text:p>
              </table:table-cell>
              <table:table-cell office:value-type="float" office:value="0.810913">
                <text:p>0.810913</text:p>
              </table:table-cell>
              <table:table-cell office:value-type="float" office:value="0.230482">
                <text:p>0.2304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544">
                <text:p>0.876544</text:p>
              </table:table-cell>
              <table:table-cell office:value-type="float" office:value="0.812097">
                <text:p>0.812097</text:p>
              </table:table-cell>
              <table:table-cell office:value-type="float" office:value="0.228079">
                <text:p>0.2280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4736">
                <text:p>0.884736</text:p>
              </table:table-cell>
              <table:table-cell office:value-type="float" office:value="0.825146">
                <text:p>0.825146</text:p>
              </table:table-cell>
              <table:table-cell office:value-type="float" office:value="0.215014">
                <text:p>0.2150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2928">
                <text:p>0.892928</text:p>
              </table:table-cell>
              <table:table-cell office:value-type="float" office:value="0.827474">
                <text:p>0.827474</text:p>
              </table:table-cell>
              <table:table-cell office:value-type="float" office:value="0.218531">
                <text:p>0.2185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112">
                <text:p>0.90112</text:p>
              </table:table-cell>
              <table:table-cell office:value-type="float" office:value="0.830061">
                <text:p>0.830061</text:p>
              </table:table-cell>
              <table:table-cell office:value-type="float" office:value="0.201305">
                <text:p>0.2013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9312">
                <text:p>0.909312</text:p>
              </table:table-cell>
              <table:table-cell office:value-type="float" office:value="0.757894">
                <text:p>0.757894</text:p>
              </table:table-cell>
              <table:table-cell office:value-type="float" office:value="0.150518">
                <text:p>0.1505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7504">
                <text:p>0.917504</text:p>
              </table:table-cell>
              <table:table-cell office:value-type="float" office:value="0.849476">
                <text:p>0.849476</text:p>
              </table:table-cell>
              <table:table-cell office:value-type="float" office:value="0.192759">
                <text:p>0.1927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25696">
                <text:p>0.925696</text:p>
              </table:table-cell>
              <table:table-cell office:value-type="float" office:value="0.841497">
                <text:p>0.841497</text:p>
              </table:table-cell>
              <table:table-cell office:value-type="float" office:value="0.184092">
                <text:p>0.184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3888">
                <text:p>0.933888</text:p>
              </table:table-cell>
              <table:table-cell office:value-type="float" office:value="0.833987">
                <text:p>0.833987</text:p>
              </table:table-cell>
              <table:table-cell office:value-type="float" office:value="0.177726">
                <text:p>0.1777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208">
                <text:p>0.94208</text:p>
              </table:table-cell>
              <table:table-cell office:value-type="float" office:value="0.861294">
                <text:p>0.861294</text:p>
              </table:table-cell>
              <table:table-cell office:value-type="float" office:value="0.172568">
                <text:p>0.172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0272">
                <text:p>0.950272</text:p>
              </table:table-cell>
              <table:table-cell office:value-type="float" office:value="0.865124">
                <text:p>0.865124</text:p>
              </table:table-cell>
              <table:table-cell office:value-type="float" office:value="0.16224">
                <text:p>0.162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8464">
                <text:p>0.958464</text:p>
              </table:table-cell>
              <table:table-cell office:value-type="float" office:value="0.825172">
                <text:p>0.825172</text:p>
              </table:table-cell>
              <table:table-cell office:value-type="float" office:value="0.162629">
                <text:p>0.1626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6656">
                <text:p>0.966656</text:p>
              </table:table-cell>
              <table:table-cell office:value-type="float" office:value="0.795218">
                <text:p>0.795218</text:p>
              </table:table-cell>
              <table:table-cell office:value-type="float" office:value="0.157415">
                <text:p>0.1574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74848">
                <text:p>0.974848</text:p>
              </table:table-cell>
              <table:table-cell office:value-type="float" office:value="0.850048">
                <text:p>0.850048</text:p>
              </table:table-cell>
              <table:table-cell office:value-type="float" office:value="0.150693">
                <text:p>0.150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04">
                <text:p>0.98304</text:p>
              </table:table-cell>
              <table:table-cell office:value-type="float" office:value="0.830278">
                <text:p>0.830278</text:p>
              </table:table-cell>
              <table:table-cell office:value-type="float" office:value="0.157292">
                <text:p>0.1572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232">
                <text:p>0.991232</text:p>
              </table:table-cell>
              <table:table-cell office:value-type="float" office:value="0.830758">
                <text:p>0.830758</text:p>
              </table:table-cell>
              <table:table-cell office:value-type="float" office:value="0.164204">
                <text:p>0.1642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9424">
                <text:p>0.999424</text:p>
              </table:table-cell>
              <table:table-cell office:value-type="float" office:value="0.806719">
                <text:p>0.806719</text:p>
              </table:table-cell>
              <table:table-cell office:value-type="float" office:value="0.162235">
                <text:p>0.1622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7616">
                <text:p>1.007616</text:p>
              </table:table-cell>
              <table:table-cell office:value-type="float" office:value="0.779959">
                <text:p>0.779959</text:p>
              </table:table-cell>
              <table:table-cell office:value-type="float" office:value="0.129471">
                <text:p>0.1294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5808">
                <text:p>1.015808</text:p>
              </table:table-cell>
              <table:table-cell office:value-type="float" office:value="0.810944">
                <text:p>0.810944</text:p>
              </table:table-cell>
              <table:table-cell office:value-type="float" office:value="0.167282">
                <text:p>0.1672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24">
                <text:p>1.024</text:p>
              </table:table-cell>
              <table:table-cell office:value-type="float" office:value="0.833718">
                <text:p>0.833718</text:p>
              </table:table-cell>
              <table:table-cell office:value-type="float" office:value="0.14739">
                <text:p>0.147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2192">
                <text:p>1.032192</text:p>
              </table:table-cell>
              <table:table-cell office:value-type="float" office:value="0.80108">
                <text:p>0.80108</text:p>
              </table:table-cell>
              <table:table-cell office:value-type="float" office:value="0.164649">
                <text:p>0.1646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40384">
                <text:p>1.040384</text:p>
              </table:table-cell>
              <table:table-cell office:value-type="float" office:value="0.794545">
                <text:p>0.794545</text:p>
              </table:table-cell>
              <table:table-cell office:value-type="float" office:value="0.166385">
                <text:p>0.1663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48576">
                <text:p>1.048576</text:p>
              </table:table-cell>
              <table:table-cell office:value-type="float" office:value="0.815937">
                <text:p>0.815937</text:p>
              </table:table-cell>
              <table:table-cell office:value-type="float" office:value="0.167575">
                <text:p>0.1675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56768">
                <text:p>1.056768</text:p>
              </table:table-cell>
              <table:table-cell office:value-type="float" office:value="0.793795">
                <text:p>0.793795</text:p>
              </table:table-cell>
              <table:table-cell office:value-type="float" office:value="0.150478">
                <text:p>0.1504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6496">
                <text:p>1.06496</text:p>
              </table:table-cell>
              <table:table-cell office:value-type="float" office:value="0.797219">
                <text:p>0.797219</text:p>
              </table:table-cell>
              <table:table-cell office:value-type="float" office:value="0.154567">
                <text:p>0.1545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73152">
                <text:p>1.073152</text:p>
              </table:table-cell>
              <table:table-cell office:value-type="float" office:value="0.812594">
                <text:p>0.812594</text:p>
              </table:table-cell>
              <table:table-cell office:value-type="float" office:value="0.147273">
                <text:p>0.1472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344">
                <text:p>1.081344</text:p>
              </table:table-cell>
              <table:table-cell office:value-type="float" office:value="0.802533">
                <text:p>0.802533</text:p>
              </table:table-cell>
              <table:table-cell office:value-type="float" office:value="0.158485">
                <text:p>0.1584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9536">
                <text:p>1.089536</text:p>
              </table:table-cell>
              <table:table-cell office:value-type="float" office:value="0.807093">
                <text:p>0.807093</text:p>
              </table:table-cell>
              <table:table-cell office:value-type="float" office:value="0.156632">
                <text:p>0.156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97728">
                <text:p>1.097728</text:p>
              </table:table-cell>
              <table:table-cell office:value-type="float" office:value="0.79049">
                <text:p>0.79049</text:p>
              </table:table-cell>
              <table:table-cell office:value-type="float" office:value="0.159786">
                <text:p>0.1597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0592">
                <text:p>1.10592</text:p>
              </table:table-cell>
              <table:table-cell office:value-type="float" office:value="0.798507">
                <text:p>0.798507</text:p>
              </table:table-cell>
              <table:table-cell office:value-type="float" office:value="0.163976">
                <text:p>0.1639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4112">
                <text:p>1.114112</text:p>
              </table:table-cell>
              <table:table-cell office:value-type="float" office:value="0.782576">
                <text:p>0.782576</text:p>
              </table:table-cell>
              <table:table-cell office:value-type="float" office:value="0.167547">
                <text:p>0.167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22304">
                <text:p>1.122304</text:p>
              </table:table-cell>
              <table:table-cell office:value-type="float" office:value="0.786309">
                <text:p>0.786309</text:p>
              </table:table-cell>
              <table:table-cell office:value-type="float" office:value="0.159943">
                <text:p>0.1599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0496">
                <text:p>1.130496</text:p>
              </table:table-cell>
              <table:table-cell office:value-type="float" office:value="0.802872">
                <text:p>0.802872</text:p>
              </table:table-cell>
              <table:table-cell office:value-type="float" office:value="0.158665">
                <text:p>0.1586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8688">
                <text:p>1.138688</text:p>
              </table:table-cell>
              <table:table-cell office:value-type="float" office:value="0.782527">
                <text:p>0.782527</text:p>
              </table:table-cell>
              <table:table-cell office:value-type="float" office:value="0.169781">
                <text:p>0.1697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4688">
                <text:p>1.14688</text:p>
              </table:table-cell>
              <table:table-cell office:value-type="float" office:value="0.789668">
                <text:p>0.789668</text:p>
              </table:table-cell>
              <table:table-cell office:value-type="float" office:value="0.157147">
                <text:p>0.1571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55072">
                <text:p>1.155072</text:p>
              </table:table-cell>
              <table:table-cell office:value-type="float" office:value="0.79233">
                <text:p>0.79233</text:p>
              </table:table-cell>
              <table:table-cell office:value-type="float" office:value="0.159996">
                <text:p>0.159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63264">
                <text:p>1.163264</text:p>
              </table:table-cell>
              <table:table-cell office:value-type="float" office:value="0.82767">
                <text:p>0.82767</text:p>
              </table:table-cell>
              <table:table-cell office:value-type="float" office:value="0.153218">
                <text:p>0.1532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71456">
                <text:p>1.171456</text:p>
              </table:table-cell>
              <table:table-cell office:value-type="float" office:value="0.783504">
                <text:p>0.783504</text:p>
              </table:table-cell>
              <table:table-cell office:value-type="float" office:value="0.163842">
                <text:p>0.1638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79648">
                <text:p>1.179648</text:p>
              </table:table-cell>
              <table:table-cell office:value-type="float" office:value="0.792401">
                <text:p>0.792401</text:p>
              </table:table-cell>
              <table:table-cell office:value-type="float" office:value="0.17543">
                <text:p>0.175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8784">
                <text:p>1.18784</text:p>
              </table:table-cell>
              <table:table-cell office:value-type="float" office:value="0.810045">
                <text:p>0.810045</text:p>
              </table:table-cell>
              <table:table-cell office:value-type="float" office:value="0.158087">
                <text:p>0.1580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6032">
                <text:p>1.196032</text:p>
              </table:table-cell>
              <table:table-cell office:value-type="float" office:value="0.790246">
                <text:p>0.790246</text:p>
              </table:table-cell>
              <table:table-cell office:value-type="float" office:value="0.156359">
                <text:p>0.1563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04224">
                <text:p>1.204224</text:p>
              </table:table-cell>
              <table:table-cell office:value-type="float" office:value="0.810254">
                <text:p>0.810254</text:p>
              </table:table-cell>
              <table:table-cell office:value-type="float" office:value="0.151888">
                <text:p>0.151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12416">
                <text:p>1.212416</text:p>
              </table:table-cell>
              <table:table-cell office:value-type="float" office:value="0.792911">
                <text:p>0.792911</text:p>
              </table:table-cell>
              <table:table-cell office:value-type="float" office:value="0.141973">
                <text:p>0.1419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20608">
                <text:p>1.220608</text:p>
              </table:table-cell>
              <table:table-cell office:value-type="float" office:value="0.833497">
                <text:p>0.833497</text:p>
              </table:table-cell>
              <table:table-cell office:value-type="float" office:value="0.148871">
                <text:p>0.1488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88">
                <text:p>1.2288</text:p>
              </table:table-cell>
              <table:table-cell office:value-type="float" office:value="0.87247">
                <text:p>0.87247</text:p>
              </table:table-cell>
              <table:table-cell office:value-type="float" office:value="0.127908">
                <text:p>0.1279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36992">
                <text:p>1.236992</text:p>
              </table:table-cell>
              <table:table-cell office:value-type="float" office:value="0.812542">
                <text:p>0.812542</text:p>
              </table:table-cell>
              <table:table-cell office:value-type="float" office:value="0.161969">
                <text:p>0.1619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45184">
                <text:p>1.245184</text:p>
              </table:table-cell>
              <table:table-cell office:value-type="float" office:value="0.81248">
                <text:p>0.81248</text:p>
              </table:table-cell>
              <table:table-cell office:value-type="float" office:value="0.167138">
                <text:p>0.1671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53376">
                <text:p>1.253376</text:p>
              </table:table-cell>
              <table:table-cell office:value-type="float" office:value="0.780128">
                <text:p>0.780128</text:p>
              </table:table-cell>
              <table:table-cell office:value-type="float" office:value="0.172379">
                <text:p>0.1723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61568">
                <text:p>1.261568</text:p>
              </table:table-cell>
              <table:table-cell office:value-type="float" office:value="0.810328">
                <text:p>0.810328</text:p>
              </table:table-cell>
              <table:table-cell office:value-type="float" office:value="0.168111">
                <text:p>0.1681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6976">
                <text:p>1.26976</text:p>
              </table:table-cell>
              <table:table-cell office:value-type="float" office:value="0.793156">
                <text:p>0.793156</text:p>
              </table:table-cell>
              <table:table-cell office:value-type="float" office:value="0.163022">
                <text:p>0.1630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77952">
                <text:p>1.277952</text:p>
              </table:table-cell>
              <table:table-cell office:value-type="float" office:value="0.800686">
                <text:p>0.800686</text:p>
              </table:table-cell>
              <table:table-cell office:value-type="float" office:value="0.152952">
                <text:p>0.1529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86144">
                <text:p>1.286144</text:p>
              </table:table-cell>
              <table:table-cell office:value-type="float" office:value="0.808561">
                <text:p>0.808561</text:p>
              </table:table-cell>
              <table:table-cell office:value-type="float" office:value="0.141605">
                <text:p>0.1416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94336">
                <text:p>1.294336</text:p>
              </table:table-cell>
              <table:table-cell office:value-type="float" office:value="0.8411">
                <text:p>0.8411</text:p>
              </table:table-cell>
              <table:table-cell office:value-type="float" office:value="0.139824">
                <text:p>0.139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02528">
                <text:p>1.302528</text:p>
              </table:table-cell>
              <table:table-cell office:value-type="float" office:value="0.842368">
                <text:p>0.842368</text:p>
              </table:table-cell>
              <table:table-cell office:value-type="float" office:value="0.145935">
                <text:p>0.145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1072">
                <text:p>1.31072</text:p>
              </table:table-cell>
              <table:table-cell office:value-type="float" office:value="0.786018">
                <text:p>0.786018</text:p>
              </table:table-cell>
              <table:table-cell office:value-type="float" office:value="0.156578">
                <text:p>0.1565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18912">
                <text:p>1.318912</text:p>
              </table:table-cell>
              <table:table-cell office:value-type="float" office:value="0.846827">
                <text:p>0.846827</text:p>
              </table:table-cell>
              <table:table-cell office:value-type="float" office:value="0.154337">
                <text:p>0.1543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27104">
                <text:p>1.327104</text:p>
              </table:table-cell>
              <table:table-cell office:value-type="float" office:value="0.842604">
                <text:p>0.842604</text:p>
              </table:table-cell>
              <table:table-cell office:value-type="float" office:value="0.148688">
                <text:p>0.1486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35296">
                <text:p>1.335296</text:p>
              </table:table-cell>
              <table:table-cell office:value-type="float" office:value="0.817694">
                <text:p>0.817694</text:p>
              </table:table-cell>
              <table:table-cell office:value-type="float" office:value="0.15909">
                <text:p>0.159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43488">
                <text:p>1.343488</text:p>
              </table:table-cell>
              <table:table-cell office:value-type="float" office:value="0.80242">
                <text:p>0.80242</text:p>
              </table:table-cell>
              <table:table-cell office:value-type="float" office:value="0.154982">
                <text:p>0.1549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5168">
                <text:p>1.35168</text:p>
              </table:table-cell>
              <table:table-cell office:value-type="float" office:value="0.797142">
                <text:p>0.797142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59872">
                <text:p>1.359872</text:p>
              </table:table-cell>
              <table:table-cell office:value-type="float" office:value="0.786586">
                <text:p>0.786586</text:p>
              </table:table-cell>
              <table:table-cell office:value-type="float" office:value="0.168199">
                <text:p>0.168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68064">
                <text:p>1.368064</text:p>
              </table:table-cell>
              <table:table-cell office:value-type="float" office:value="0.777394">
                <text:p>0.777394</text:p>
              </table:table-cell>
              <table:table-cell office:value-type="float" office:value="0.177947">
                <text:p>0.1779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76256">
                <text:p>1.376256</text:p>
              </table:table-cell>
              <table:table-cell office:value-type="float" office:value="0.811747">
                <text:p>0.811747</text:p>
              </table:table-cell>
              <table:table-cell office:value-type="float" office:value="0.144521">
                <text:p>0.1445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84448">
                <text:p>1.384448</text:p>
              </table:table-cell>
              <table:table-cell office:value-type="float" office:value="0.820218">
                <text:p>0.820218</text:p>
              </table:table-cell>
              <table:table-cell office:value-type="float" office:value="0.142587">
                <text:p>0.1425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9264">
                <text:p>1.39264</text:p>
              </table:table-cell>
              <table:table-cell office:value-type="float" office:value="0.815193">
                <text:p>0.815193</text:p>
              </table:table-cell>
              <table:table-cell office:value-type="float" office:value="0.150259">
                <text:p>0.1502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00832">
                <text:p>1.400832</text:p>
              </table:table-cell>
              <table:table-cell office:value-type="float" office:value="0.782771">
                <text:p>0.782771</text:p>
              </table:table-cell>
              <table:table-cell office:value-type="float" office:value="0.152473">
                <text:p>0.1524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09024">
                <text:p>1.409024</text:p>
              </table:table-cell>
              <table:table-cell office:value-type="float" office:value="0.808956">
                <text:p>0.808956</text:p>
              </table:table-cell>
              <table:table-cell office:value-type="float" office:value="0.151543">
                <text:p>0.1515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17216">
                <text:p>1.417216</text:p>
              </table:table-cell>
              <table:table-cell office:value-type="float" office:value="0.834345">
                <text:p>0.834345</text:p>
              </table:table-cell>
              <table:table-cell office:value-type="float" office:value="0.155528">
                <text:p>0.1555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25408">
                <text:p>1.425408</text:p>
              </table:table-cell>
              <table:table-cell office:value-type="float" office:value="0.81171">
                <text:p>0.81171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336">
                <text:p>1.4336</text:p>
              </table:table-cell>
              <table:table-cell office:value-type="float" office:value="0.822764">
                <text:p>0.822764</text:p>
              </table:table-cell>
              <table:table-cell office:value-type="float" office:value="0.139794">
                <text:p>0.139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41792">
                <text:p>1.441792</text:p>
              </table:table-cell>
              <table:table-cell office:value-type="float" office:value="0.810961">
                <text:p>0.810961</text:p>
              </table:table-cell>
              <table:table-cell office:value-type="float" office:value="0.153494">
                <text:p>0.1534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49984">
                <text:p>1.449984</text:p>
              </table:table-cell>
              <table:table-cell office:value-type="float" office:value="0.834189">
                <text:p>0.834189</text:p>
              </table:table-cell>
              <table:table-cell office:value-type="float" office:value="0.142724">
                <text:p>0.1427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58176">
                <text:p>1.458176</text:p>
              </table:table-cell>
              <table:table-cell office:value-type="float" office:value="0.819729">
                <text:p>0.819729</text:p>
              </table:table-cell>
              <table:table-cell office:value-type="float" office:value="0.147098">
                <text:p>0.1470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66368">
                <text:p>1.466368</text:p>
              </table:table-cell>
              <table:table-cell office:value-type="float" office:value="0.797803">
                <text:p>0.797803</text:p>
              </table:table-cell>
              <table:table-cell office:value-type="float" office:value="0.153196">
                <text:p>0.153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7456">
                <text:p>1.47456</text:p>
              </table:table-cell>
              <table:table-cell office:value-type="float" office:value="0.820678">
                <text:p>0.820678</text:p>
              </table:table-cell>
              <table:table-cell office:value-type="float" office:value="0.146995">
                <text:p>0.1469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82752">
                <text:p>1.482752</text:p>
              </table:table-cell>
              <table:table-cell office:value-type="float" office:value="0.804476">
                <text:p>0.804476</text:p>
              </table:table-cell>
              <table:table-cell office:value-type="float" office:value="0.143447">
                <text:p>0.1434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90944">
                <text:p>1.490944</text:p>
              </table:table-cell>
              <table:table-cell office:value-type="float" office:value="0.823305">
                <text:p>0.823305</text:p>
              </table:table-cell>
              <table:table-cell office:value-type="float" office:value="0.137352">
                <text:p>0.1373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99136">
                <text:p>1.499136</text:p>
              </table:table-cell>
              <table:table-cell office:value-type="float" office:value="0.828832">
                <text:p>0.828832</text:p>
              </table:table-cell>
              <table:table-cell office:value-type="float" office:value="0.15129">
                <text:p>0.151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07328">
                <text:p>1.507328</text:p>
              </table:table-cell>
              <table:table-cell office:value-type="float" office:value="0.830871">
                <text:p>0.830871</text:p>
              </table:table-cell>
              <table:table-cell office:value-type="float" office:value="0.141428">
                <text:p>0.1414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1552">
                <text:p>1.51552</text:p>
              </table:table-cell>
              <table:table-cell office:value-type="float" office:value="0.820571">
                <text:p>0.820571</text:p>
              </table:table-cell>
              <table:table-cell office:value-type="float" office:value="0.151312">
                <text:p>0.1513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23712">
                <text:p>1.523712</text:p>
              </table:table-cell>
              <table:table-cell office:value-type="float" office:value="0.81837">
                <text:p>0.81837</text:p>
              </table:table-cell>
              <table:table-cell office:value-type="float" office:value="0.145798">
                <text:p>0.1457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31904">
                <text:p>1.531904</text:p>
              </table:table-cell>
              <table:table-cell office:value-type="float" office:value="0.799307">
                <text:p>0.799307</text:p>
              </table:table-cell>
              <table:table-cell office:value-type="float" office:value="0.143448">
                <text:p>0.1434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40096">
                <text:p>1.540096</text:p>
              </table:table-cell>
              <table:table-cell office:value-type="float" office:value="0.791203">
                <text:p>0.791203</text:p>
              </table:table-cell>
              <table:table-cell office:value-type="float" office:value="0.146639">
                <text:p>0.1466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48288">
                <text:p>1.548288</text:p>
              </table:table-cell>
              <table:table-cell office:value-type="float" office:value="0.857414">
                <text:p>0.857414</text:p>
              </table:table-cell>
              <table:table-cell office:value-type="float" office:value="0.126889">
                <text:p>0.126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5648">
                <text:p>1.55648</text:p>
              </table:table-cell>
              <table:table-cell office:value-type="float" office:value="0.837075">
                <text:p>0.837075</text:p>
              </table:table-cell>
              <table:table-cell office:value-type="float" office:value="0.14286">
                <text:p>0.142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64672">
                <text:p>1.564672</text:p>
              </table:table-cell>
              <table:table-cell office:value-type="float" office:value="0.796894">
                <text:p>0.796894</text:p>
              </table:table-cell>
              <table:table-cell office:value-type="float" office:value="0.149334">
                <text:p>0.1493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72864">
                <text:p>1.572864</text:p>
              </table:table-cell>
              <table:table-cell office:value-type="float" office:value="0.839387">
                <text:p>0.839387</text:p>
              </table:table-cell>
              <table:table-cell office:value-type="float" office:value="0.130769">
                <text:p>0.1307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81056">
                <text:p>1.581056</text:p>
              </table:table-cell>
              <table:table-cell office:value-type="float" office:value="0.854562">
                <text:p>0.854562</text:p>
              </table:table-cell>
              <table:table-cell office:value-type="float" office:value="0.129733">
                <text:p>0.1297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89248">
                <text:p>1.589248</text:p>
              </table:table-cell>
              <table:table-cell office:value-type="float" office:value="0.857181">
                <text:p>0.857181</text:p>
              </table:table-cell>
              <table:table-cell office:value-type="float" office:value="0.131539">
                <text:p>0.1315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9744">
                <text:p>1.59744</text:p>
              </table:table-cell>
              <table:table-cell office:value-type="float" office:value="0.870572">
                <text:p>0.870572</text:p>
              </table:table-cell>
              <table:table-cell office:value-type="float" office:value="0.129374">
                <text:p>0.1293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05632">
                <text:p>1.605632</text:p>
              </table:table-cell>
              <table:table-cell office:value-type="float" office:value="0.77213">
                <text:p>0.77213</text:p>
              </table:table-cell>
              <table:table-cell office:value-type="float" office:value="0.138981">
                <text:p>0.138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13824">
                <text:p>1.613824</text:p>
              </table:table-cell>
              <table:table-cell office:value-type="float" office:value="0.871117">
                <text:p>0.871117</text:p>
              </table:table-cell>
              <table:table-cell office:value-type="float" office:value="0.13387">
                <text:p>0.1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22016">
                <text:p>1.622016</text:p>
              </table:table-cell>
              <table:table-cell office:value-type="float" office:value="0.806182">
                <text:p>0.806182</text:p>
              </table:table-cell>
              <table:table-cell office:value-type="float" office:value="0.145285">
                <text:p>0.145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30208">
                <text:p>1.630208</text:p>
              </table:table-cell>
              <table:table-cell office:value-type="float" office:value="0.785934">
                <text:p>0.785934</text:p>
              </table:table-cell>
              <table:table-cell office:value-type="float" office:value="0.147046">
                <text:p>0.1470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384">
                <text:p>1.6384</text:p>
              </table:table-cell>
              <table:table-cell office:value-type="float" office:value="0.805543">
                <text:p>0.805543</text:p>
              </table:table-cell>
              <table:table-cell office:value-type="float" office:value="0.137979">
                <text:p>0.1379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46592">
                <text:p>1.646592</text:p>
              </table:table-cell>
              <table:table-cell office:value-type="float" office:value="0.837399">
                <text:p>0.837399</text:p>
              </table:table-cell>
              <table:table-cell office:value-type="float" office:value="0.142537">
                <text:p>0.1425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54784">
                <text:p>1.654784</text:p>
              </table:table-cell>
              <table:table-cell office:value-type="float" office:value="0.808023">
                <text:p>0.808023</text:p>
              </table:table-cell>
              <table:table-cell office:value-type="float" office:value="0.154845">
                <text:p>0.1548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62976">
                <text:p>1.662976</text:p>
              </table:table-cell>
              <table:table-cell office:value-type="float" office:value="0.879299">
                <text:p>0.879299</text:p>
              </table:table-cell>
              <table:table-cell office:value-type="float" office:value="0.133134">
                <text:p>0.1331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71168">
                <text:p>1.671168</text:p>
              </table:table-cell>
              <table:table-cell office:value-type="float" office:value="0.784226">
                <text:p>0.784226</text:p>
              </table:table-cell>
              <table:table-cell office:value-type="float" office:value="0.161184">
                <text:p>0.1611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7936">
                <text:p>1.67936</text:p>
              </table:table-cell>
              <table:table-cell office:value-type="float" office:value="0.807403">
                <text:p>0.807403</text:p>
              </table:table-cell>
              <table:table-cell office:value-type="float" office:value="0.146607">
                <text:p>0.1466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7552">
                <text:p>1.687552</text:p>
              </table:table-cell>
              <table:table-cell office:value-type="float" office:value="0.815075">
                <text:p>0.815075</text:p>
              </table:table-cell>
              <table:table-cell office:value-type="float" office:value="0.139142">
                <text:p>0.1391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95744">
                <text:p>1.695744</text:p>
              </table:table-cell>
              <table:table-cell office:value-type="float" office:value="0.777278">
                <text:p>0.777278</text:p>
              </table:table-cell>
              <table:table-cell office:value-type="float" office:value="0.144752">
                <text:p>0.1447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03936">
                <text:p>1.703936</text:p>
              </table:table-cell>
              <table:table-cell office:value-type="float" office:value="0.792264">
                <text:p>0.792264</text:p>
              </table:table-cell>
              <table:table-cell office:value-type="float" office:value="0.137991">
                <text:p>0.137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12128">
                <text:p>1.712128</text:p>
              </table:table-cell>
              <table:table-cell office:value-type="float" office:value="0.827099">
                <text:p>0.827099</text:p>
              </table:table-cell>
              <table:table-cell office:value-type="float" office:value="0.13886">
                <text:p>0.138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2032">
                <text:p>1.72032</text:p>
              </table:table-cell>
              <table:table-cell office:value-type="float" office:value="0.761081">
                <text:p>0.761081</text:p>
              </table:table-cell>
              <table:table-cell office:value-type="float" office:value="0.156334">
                <text:p>0.1563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28512">
                <text:p>1.728512</text:p>
              </table:table-cell>
              <table:table-cell office:value-type="float" office:value="0.823001">
                <text:p>0.823001</text:p>
              </table:table-cell>
              <table:table-cell office:value-type="float" office:value="0.14778">
                <text:p>0.147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36704">
                <text:p>1.736704</text:p>
              </table:table-cell>
              <table:table-cell office:value-type="float" office:value="0.81301">
                <text:p>0.81301</text:p>
              </table:table-cell>
              <table:table-cell office:value-type="float" office:value="0.140335">
                <text:p>0.1403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44896">
                <text:p>1.744896</text:p>
              </table:table-cell>
              <table:table-cell office:value-type="float" office:value="0.791161">
                <text:p>0.791161</text:p>
              </table:table-cell>
              <table:table-cell office:value-type="float" office:value="0.14761">
                <text:p>0.14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53088">
                <text:p>1.753088</text:p>
              </table:table-cell>
              <table:table-cell office:value-type="float" office:value="0.791342">
                <text:p>0.791342</text:p>
              </table:table-cell>
              <table:table-cell office:value-type="float" office:value="0.152198">
                <text:p>0.1521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6128">
                <text:p>1.76128</text:p>
              </table:table-cell>
              <table:table-cell office:value-type="float" office:value="0.80464">
                <text:p>0.80464</text:p>
              </table:table-cell>
              <table:table-cell office:value-type="float" office:value="0.132169">
                <text:p>0.1321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69472">
                <text:p>1.769472</text:p>
              </table:table-cell>
              <table:table-cell office:value-type="float" office:value="0.840472">
                <text:p>0.840472</text:p>
              </table:table-cell>
              <table:table-cell office:value-type="float" office:value="0.138282">
                <text:p>0.1382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77664">
                <text:p>1.777664</text:p>
              </table:table-cell>
              <table:table-cell office:value-type="float" office:value="0.828075">
                <text:p>0.828075</text:p>
              </table:table-cell>
              <table:table-cell office:value-type="float" office:value="0.139014">
                <text:p>0.1390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85856">
                <text:p>1.785856</text:p>
              </table:table-cell>
              <table:table-cell office:value-type="float" office:value="0.816827">
                <text:p>0.816827</text:p>
              </table:table-cell>
              <table:table-cell office:value-type="float" office:value="0.144083">
                <text:p>0.1440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94048">
                <text:p>1.794048</text:p>
              </table:table-cell>
              <table:table-cell office:value-type="float" office:value="0.818911">
                <text:p>0.818911</text:p>
              </table:table-cell>
              <table:table-cell office:value-type="float" office:value="0.133392">
                <text:p>0.1333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0224">
                <text:p>1.80224</text:p>
              </table:table-cell>
              <table:table-cell office:value-type="float" office:value="0.791809">
                <text:p>0.791809</text:p>
              </table:table-cell>
              <table:table-cell office:value-type="float" office:value="0.146051">
                <text:p>0.1460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10432">
                <text:p>1.810432</text:p>
              </table:table-cell>
              <table:table-cell office:value-type="float" office:value="0.806624">
                <text:p>0.806624</text:p>
              </table:table-cell>
              <table:table-cell office:value-type="float" office:value="0.135437">
                <text:p>0.1354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18624">
                <text:p>1.818624</text:p>
              </table:table-cell>
              <table:table-cell office:value-type="float" office:value="0.782454">
                <text:p>0.782454</text:p>
              </table:table-cell>
              <table:table-cell office:value-type="float" office:value="0.148328">
                <text:p>0.1483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26816">
                <text:p>1.826816</text:p>
              </table:table-cell>
              <table:table-cell office:value-type="float" office:value="0.776133">
                <text:p>0.776133</text:p>
              </table:table-cell>
              <table:table-cell office:value-type="float" office:value="0.142387">
                <text:p>0.1423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35008">
                <text:p>1.835008</text:p>
              </table:table-cell>
              <table:table-cell office:value-type="float" office:value="0.764002">
                <text:p>0.764002</text:p>
              </table:table-cell>
              <table:table-cell office:value-type="float" office:value="0.143765">
                <text:p>0.1437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432">
                <text:p>1.8432</text:p>
              </table:table-cell>
              <table:table-cell office:value-type="float" office:value="0.802941">
                <text:p>0.802941</text:p>
              </table:table-cell>
              <table:table-cell office:value-type="float" office:value="0.145143">
                <text:p>0.1451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1392">
                <text:p>1.851392</text:p>
              </table:table-cell>
              <table:table-cell office:value-type="float" office:value="0.793513">
                <text:p>0.793513</text:p>
              </table:table-cell>
              <table:table-cell office:value-type="float" office:value="0.148639">
                <text:p>0.1486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9584">
                <text:p>1.859584</text:p>
              </table:table-cell>
              <table:table-cell office:value-type="float" office:value="0.779294">
                <text:p>0.779294</text:p>
              </table:table-cell>
              <table:table-cell office:value-type="float" office:value="0.150317">
                <text:p>0.1503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67776">
                <text:p>1.867776</text:p>
              </table:table-cell>
              <table:table-cell office:value-type="float" office:value="0.796148">
                <text:p>0.796148</text:p>
              </table:table-cell>
              <table:table-cell office:value-type="float" office:value="0.135614">
                <text:p>0.1356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75968">
                <text:p>1.875968</text:p>
              </table:table-cell>
              <table:table-cell office:value-type="float" office:value="0.798469">
                <text:p>0.798469</text:p>
              </table:table-cell>
              <table:table-cell office:value-type="float" office:value="0.14548">
                <text:p>0.145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8416">
                <text:p>1.88416</text:p>
              </table:table-cell>
              <table:table-cell office:value-type="float" office:value="0.79698">
                <text:p>0.79698</text:p>
              </table:table-cell>
              <table:table-cell office:value-type="float" office:value="0.130285">
                <text:p>0.1302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92352">
                <text:p>1.892352</text:p>
              </table:table-cell>
              <table:table-cell office:value-type="float" office:value="0.792639">
                <text:p>0.792639</text:p>
              </table:table-cell>
              <table:table-cell office:value-type="float" office:value="0.144954">
                <text:p>0.1449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00544">
                <text:p>1.900544</text:p>
              </table:table-cell>
              <table:table-cell office:value-type="float" office:value="0.800781">
                <text:p>0.800781</text:p>
              </table:table-cell>
              <table:table-cell office:value-type="float" office:value="0.135103">
                <text:p>0.1351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08736">
                <text:p>1.908736</text:p>
              </table:table-cell>
              <table:table-cell office:value-type="float" office:value="0.8407">
                <text:p>0.8407</text:p>
              </table:table-cell>
              <table:table-cell office:value-type="float" office:value="0.132172">
                <text:p>0.1321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16928">
                <text:p>1.916928</text:p>
              </table:table-cell>
              <table:table-cell office:value-type="float" office:value="0.790563">
                <text:p>0.790563</text:p>
              </table:table-cell>
              <table:table-cell office:value-type="float" office:value="0.143452">
                <text:p>0.1434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2512">
                <text:p>1.92512</text:p>
              </table:table-cell>
              <table:table-cell office:value-type="float" office:value="0.794036">
                <text:p>0.794036</text:p>
              </table:table-cell>
              <table:table-cell office:value-type="float" office:value="0.141984">
                <text:p>0.1419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33312">
                <text:p>1.933312</text:p>
              </table:table-cell>
              <table:table-cell office:value-type="float" office:value="0.768478">
                <text:p>0.768478</text:p>
              </table:table-cell>
              <table:table-cell office:value-type="float" office:value="0.141255">
                <text:p>0.1412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41504">
                <text:p>1.941504</text:p>
              </table:table-cell>
              <table:table-cell office:value-type="float" office:value="0.812582">
                <text:p>0.812582</text:p>
              </table:table-cell>
              <table:table-cell office:value-type="float" office:value="0.125516">
                <text:p>0.1255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49696">
                <text:p>1.949696</text:p>
              </table:table-cell>
              <table:table-cell office:value-type="float" office:value="0.782037">
                <text:p>0.782037</text:p>
              </table:table-cell>
              <table:table-cell office:value-type="float" office:value="0.140686">
                <text:p>0.1406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57888">
                <text:p>1.957888</text:p>
              </table:table-cell>
              <table:table-cell office:value-type="float" office:value="0.809044">
                <text:p>0.809044</text:p>
              </table:table-cell>
              <table:table-cell office:value-type="float" office:value="0.124004">
                <text:p>0.1240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6608">
                <text:p>1.96608</text:p>
              </table:table-cell>
              <table:table-cell office:value-type="float" office:value="0.806983">
                <text:p>0.806983</text:p>
              </table:table-cell>
              <table:table-cell office:value-type="float" office:value="0.129923">
                <text:p>0.1299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74272">
                <text:p>1.974272</text:p>
              </table:table-cell>
              <table:table-cell office:value-type="float" office:value="0.82656">
                <text:p>0.82656</text:p>
              </table:table-cell>
              <table:table-cell office:value-type="float" office:value="0.135812">
                <text:p>0.1358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82464">
                <text:p>1.982464</text:p>
              </table:table-cell>
              <table:table-cell office:value-type="float" office:value="0.793715">
                <text:p>0.793715</text:p>
              </table:table-cell>
              <table:table-cell office:value-type="float" office:value="0.137701">
                <text:p>0.1377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0656">
                <text:p>1.990656</text:p>
              </table:table-cell>
              <table:table-cell office:value-type="float" office:value="0.787395">
                <text:p>0.787395</text:p>
              </table:table-cell>
              <table:table-cell office:value-type="float" office:value="0.129025">
                <text:p>0.1290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98848">
                <text:p>1.998848</text:p>
              </table:table-cell>
              <table:table-cell office:value-type="float" office:value="0.781085">
                <text:p>0.781085</text:p>
              </table:table-cell>
              <table:table-cell office:value-type="float" office:value="0.14363">
                <text:p>0.14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